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.529cm" style:writing-mode="lr-tb"/>
    </style:style>
    <style:style style:name="T1_1" style:family="text">
      <style:text-properties fo:color="#17365d" fo:font-size="24pt" style:font-size-asian="24pt" style:font-size-complex="24pt"/>
    </style:style>
    <style:style style:name="T1_2" style:family="text">
      <style:text-properties fo:color="#17365d" fo:font-size="24pt" style:font-size-asian="24pt" style:font-size-complex="24pt"/>
    </style:style>
    <style:style style:name="T1_3" style:family="text">
      <style:text-properties fo:color="#17365d" fo:font-size="24pt" style:font-size-asian="24pt" style:font-size-complex="24pt"/>
    </style:style>
    <style:style style:name="T1_4" style:family="text">
      <style:text-properties fo:color="#17365d" fo:font-size="24pt" style:font-size-asian="24pt" style:font-size-complex="24pt"/>
    </style:style>
    <style:style style:name="T1_5" style:family="text">
      <style:text-properties fo:color="#17365d" fo:font-size="24pt" style:font-size-asian="24pt" style:font-size-complex="24pt"/>
    </style:style>
    <style:style style:name="T1_6" style:family="text">
      <style:text-properties fo:color="#17365d" fo:font-size="24pt" style:font-size-asian="24pt" style:font-size-complex="24pt"/>
    </style:style>
    <style:style style:name="T1_7" style:family="text">
      <style:text-properties fo:color="#17365d" fo:font-size="24pt" style:font-size-asian="24pt" style:font-size-complex="24pt"/>
    </style:style>
    <style:style style:name="P2" style:family="paragraph" style:parent-style-name="Standard">
      <style:paragraph-properties fo:break-before="auto" fo:line-height="115%" fo:margin-bottom="0.353cm" style:writing-mode="lr-tb"/>
    </style:style>
    <style:style style:name="T2_1" style:family="text">
      <style:text-properties fo:font-style="italic" style:font-style-asian="italic" style:font-style-complex="italic" fo:color="#4f81bd"/>
    </style:style>
    <style:style style:name="T2_2" style:family="text">
      <style:text-properties fo:font-style="italic" style:font-style-asian="italic" style:font-style-complex="italic" fo:color="#4f81bd"/>
    </style:style>
    <style:style style:name="T2_3" style:family="text">
      <style:text-properties fo:font-style="italic" style:font-style-asian="italic" style:font-style-complex="italic" fo:color="#4f81bd"/>
    </style:style>
    <style:style style:name="P3" style:family="paragraph" style:parent-style-name="Standard">
      <style:paragraph-properties fo:break-before="auto" fo:line-height="115%" fo:margin-bottom="0.353cm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fo:margin-bottom="0.353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T4_73" style:family="text">
      <style:text-properties fo:font-size="12pt" style:font-size-asian="12pt" style:font-size-complex="12pt"/>
    </style:style>
    <style:style style:name="T4_74" style:family="text">
      <style:text-properties fo:font-size="12pt" style:font-size-asian="12pt" style:font-size-complex="12pt"/>
    </style:style>
    <style:style style:name="T4_75" style:family="text">
      <style:text-properties fo:font-size="12pt" style:font-size-asian="12pt" style:font-size-complex="12pt"/>
    </style:style>
    <style:style style:name="T4_76" style:family="text">
      <style:text-properties fo:font-size="12pt" style:font-size-asian="12pt" style:font-size-complex="12pt"/>
    </style:style>
    <style:style style:name="T4_77" style:family="text">
      <style:text-properties fo:font-size="12pt" style:font-size-asian="12pt" style:font-size-complex="12pt"/>
    </style:style>
    <style:style style:name="T4_78" style:family="text">
      <style:text-properties fo:font-size="12pt" style:font-size-asian="12pt" style:font-size-complex="12pt"/>
    </style:style>
    <style:style style:name="T4_79" style:family="text">
      <style:text-properties fo:font-size="12pt" style:font-size-asian="12pt" style:font-size-complex="12pt"/>
    </style:style>
    <style:style style:name="T4_80" style:family="text">
      <style:text-properties fo:font-size="12pt" style:font-size-asian="12pt" style:font-size-complex="12pt"/>
    </style:style>
    <style:style style:name="T4_81" style:family="text">
      <style:text-properties fo:font-size="12pt" style:font-size-asian="12pt" style:font-size-complex="12pt"/>
    </style:style>
    <style:style style:name="T4_82" style:family="text">
      <style:text-properties fo:font-size="12pt" style:font-size-asian="12pt" style:font-size-complex="12pt"/>
    </style:style>
    <style:style style:name="T4_83" style:family="text">
      <style:text-properties fo:font-size="12pt" style:font-size-asian="12pt" style:font-size-complex="12pt"/>
    </style:style>
    <style:style style:name="T4_84" style:family="text">
      <style:text-properties fo:font-size="12pt" style:font-size-asian="12pt" style:font-size-complex="12pt"/>
    </style:style>
    <style:style style:name="T4_85" style:family="text">
      <style:text-properties fo:font-size="12pt" style:font-size-asian="12pt" style:font-size-complex="12pt"/>
    </style:style>
    <style:style style:name="T4_86" style:family="text">
      <style:text-properties fo:font-size="12pt" style:font-size-asian="12pt" style:font-size-complex="12pt"/>
    </style:style>
    <style:style style:name="T4_87" style:family="text">
      <style:text-properties fo:font-size="12pt" style:font-size-asian="12pt" style:font-size-complex="12pt"/>
    </style:style>
    <style:style style:name="T4_88" style:family="text">
      <style:text-properties fo:font-size="12pt" style:font-size-asian="12pt" style:font-size-complex="12pt"/>
    </style:style>
    <style:style style:name="T4_89" style:family="text">
      <style:text-properties fo:font-size="12pt" style:font-size-asian="12pt" style:font-size-complex="12pt"/>
    </style:style>
    <style:style style:name="T4_90" style:family="text">
      <style:text-properties fo:font-size="12pt" style:font-size-asian="12pt" style:font-size-complex="12pt"/>
    </style:style>
    <style:style style:name="T4_91" style:family="text">
      <style:text-properties fo:font-size="12pt" style:font-size-asian="12pt" style:font-size-complex="12pt"/>
    </style:style>
    <style:style style:name="T4_92" style:family="text">
      <style:text-properties fo:font-size="12pt" style:font-size-asian="12pt" style:font-size-complex="12pt"/>
    </style:style>
    <style:style style:name="T4_93" style:family="text">
      <style:text-properties fo:font-size="12pt" style:font-size-asian="12pt" style:font-size-complex="12pt"/>
    </style:style>
    <style:style style:name="T4_94" style:family="text">
      <style:text-properties fo:font-size="12pt" style:font-size-asian="12pt" style:font-size-complex="12pt"/>
    </style:style>
    <style:style style:name="T4_95" style:family="text">
      <style:text-properties fo:font-size="12pt" style:font-size-asian="12pt" style:font-size-complex="12pt"/>
    </style:style>
    <style:style style:name="T4_96" style:family="text">
      <style:text-properties fo:font-size="12pt" style:font-size-asian="12pt" style:font-size-complex="12pt"/>
    </style:style>
    <style:style style:name="T4_97" style:family="text">
      <style:text-properties fo:font-size="12pt" style:font-size-asian="12pt" style:font-size-complex="12pt"/>
    </style:style>
    <style:style style:name="T4_98" style:family="text">
      <style:text-properties fo:font-size="12pt" style:font-size-asian="12pt" style:font-size-complex="12pt"/>
    </style:style>
    <style:style style:name="T4_99" style:family="text">
      <style:text-properties fo:font-size="12pt" style:font-size-asian="12pt" style:font-size-complex="12pt"/>
    </style:style>
    <style:style style:name="T4_100" style:family="text">
      <style:text-properties fo:font-size="12pt" style:font-size-asian="12pt" style:font-size-complex="12pt"/>
    </style:style>
    <style:style style:name="T4_101" style:family="text">
      <style:text-properties fo:font-size="12pt" style:font-size-asian="12pt" style:font-size-complex="12pt"/>
    </style:style>
    <style:style style:name="T4_102" style:family="text">
      <style:text-properties fo:font-size="12pt" style:font-size-asian="12pt" style:font-size-complex="12pt"/>
    </style:style>
    <style:style style:name="T4_103" style:family="text">
      <style:text-properties fo:font-size="12pt" style:font-size-asian="12pt" style:font-size-complex="12pt"/>
    </style:style>
    <style:style style:name="T4_104" style:family="text">
      <style:text-properties fo:font-size="12pt" style:font-size-asian="12pt" style:font-size-complex="12pt"/>
    </style:style>
    <style:style style:name="T4_105" style:family="text">
      <style:text-properties fo:font-size="12pt" style:font-size-asian="12pt" style:font-size-complex="12pt"/>
    </style:style>
    <style:style style:name="T4_106" style:family="text">
      <style:text-properties fo:font-size="12pt" style:font-size-asian="12pt" style:font-size-complex="12pt"/>
    </style:style>
    <style:style style:name="T4_107" style:family="text">
      <style:text-properties fo:font-size="12pt" style:font-size-asian="12pt" style:font-size-complex="12pt"/>
    </style:style>
    <style:style style:name="T4_108" style:family="text">
      <style:text-properties fo:font-size="12pt" style:font-size-asian="12pt" style:font-size-complex="12pt"/>
    </style:style>
    <style:style style:name="T4_109" style:family="text">
      <style:text-properties fo:font-size="12pt" style:font-size-asian="12pt" style:font-size-complex="12pt"/>
    </style:style>
    <style:style style:name="T4_110" style:family="text">
      <style:text-properties fo:font-size="12pt" style:font-size-asian="12pt" style:font-size-complex="12pt"/>
    </style:style>
    <style:style style:name="T4_111" style:family="text">
      <style:text-properties fo:font-size="12pt" style:font-size-asian="12pt" style:font-size-complex="12pt"/>
    </style:style>
    <style:style style:name="T4_112" style:family="text">
      <style:text-properties fo:font-size="12pt" style:font-size-asian="12pt" style:font-size-complex="12pt"/>
    </style:style>
    <style:style style:name="T4_113" style:family="text">
      <style:text-properties fo:font-size="12pt" style:font-size-asian="12pt" style:font-size-complex="12pt"/>
    </style:style>
    <style:style style:name="T4_114" style:family="text">
      <style:text-properties fo:font-size="12pt" style:font-size-asian="12pt" style:font-size-complex="12pt"/>
    </style:style>
    <style:style style:name="T4_115" style:family="text">
      <style:text-properties fo:font-size="12pt" style:font-size-asian="12pt" style:font-size-complex="12pt"/>
    </style:style>
    <style:style style:name="T4_116" style:family="text">
      <style:text-properties fo:font-size="12pt" style:font-size-asian="12pt" style:font-size-complex="12pt"/>
    </style:style>
    <style:style style:name="T4_117" style:family="text">
      <style:text-properties fo:font-size="12pt" style:font-size-asian="12pt" style:font-size-complex="12pt"/>
    </style:style>
    <style:style style:name="T4_118" style:family="text">
      <style:text-properties fo:font-size="12pt" style:font-size-asian="12pt" style:font-size-complex="12pt"/>
    </style:style>
    <style:style style:name="T4_119" style:family="text">
      <style:text-properties fo:font-size="12pt" style:font-size-asian="12pt" style:font-size-complex="12pt"/>
    </style:style>
    <style:style style:name="T4_120" style:family="text">
      <style:text-properties fo:font-size="12pt" style:font-size-asian="12pt" style:font-size-complex="12pt"/>
    </style:style>
    <style:style style:name="T4_121" style:family="text">
      <style:text-properties fo:font-size="12pt" style:font-size-asian="12pt" style:font-size-complex="12pt"/>
    </style:style>
    <style:style style:name="T4_122" style:family="text">
      <style:text-properties fo:font-size="12pt" style:font-size-asian="12pt" style:font-size-complex="12pt"/>
    </style:style>
    <style:style style:name="T4_123" style:family="text">
      <style:text-properties fo:font-size="12pt" style:font-size-asian="12pt" style:font-size-complex="12pt"/>
    </style:style>
    <style:style style:name="T4_124" style:family="text">
      <style:text-properties fo:font-size="12pt" style:font-size-asian="12pt" style:font-size-complex="12pt"/>
    </style:style>
    <style:style style:name="T4_125" style:family="text">
      <style:text-properties fo:font-size="12pt" style:font-size-asian="12pt" style:font-size-complex="12pt"/>
    </style:style>
    <style:style style:name="T4_126" style:family="text">
      <style:text-properties fo:font-size="12pt" style:font-size-asian="12pt" style:font-size-complex="12pt"/>
    </style:style>
    <style:style style:name="T4_127" style:family="text">
      <style:text-properties fo:font-size="12pt" style:font-size-asian="12pt" style:font-size-complex="12pt"/>
    </style:style>
    <style:style style:name="T4_128" style:family="text">
      <style:text-properties fo:font-size="12pt" style:font-size-asian="12pt" style:font-size-complex="12pt"/>
    </style:style>
    <style:style style:name="T4_129" style:family="text">
      <style:text-properties fo:font-size="12pt" style:font-size-asian="12pt" style:font-size-complex="12pt"/>
    </style:style>
    <style:style style:name="T4_130" style:family="text">
      <style:text-properties fo:font-size="12pt" style:font-size-asian="12pt" style:font-size-complex="12pt"/>
    </style:style>
    <style:style style:name="T4_131" style:family="text">
      <style:text-properties fo:font-size="12pt" style:font-size-asian="12pt" style:font-size-complex="12pt"/>
    </style:style>
    <style:style style:name="T4_132" style:family="text">
      <style:text-properties fo:font-size="12pt" style:font-size-asian="12pt" style:font-size-complex="12pt"/>
    </style:style>
    <style:style style:name="T4_133" style:family="text">
      <style:text-properties fo:font-size="12pt" style:font-size-asian="12pt" style:font-size-complex="12pt"/>
    </style:style>
    <style:style style:name="T4_134" style:family="text">
      <style:text-properties fo:font-size="12pt" style:font-size-asian="12pt" style:font-size-complex="12pt"/>
    </style:style>
    <style:style style:name="T4_135" style:family="text">
      <style:text-properties fo:font-size="12pt" style:font-size-asian="12pt" style:font-size-complex="12pt"/>
    </style:style>
    <style:style style:name="T4_136" style:family="text">
      <style:text-properties fo:font-size="12pt" style:font-size-asian="12pt" style:font-size-complex="12pt"/>
    </style:style>
    <style:style style:name="T4_137" style:family="text">
      <style:text-properties fo:font-size="12pt" style:font-size-asian="12pt" style:font-size-complex="12pt"/>
    </style:style>
    <style:style style:name="T4_138" style:family="text">
      <style:text-properties fo:font-size="12pt" style:font-size-asian="12pt" style:font-size-complex="12pt"/>
    </style:style>
    <style:style style:name="T4_139" style:family="text">
      <style:text-properties fo:font-size="12pt" style:font-size-asian="12pt" style:font-size-complex="12pt"/>
    </style:style>
    <style:style style:name="T4_140" style:family="text">
      <style:text-properties fo:font-size="12pt" style:font-size-asian="12pt" style:font-size-complex="12pt"/>
    </style:style>
    <style:style style:name="T4_141" style:family="text">
      <style:text-properties fo:font-size="12pt" style:font-size-asian="12pt" style:font-size-complex="12pt"/>
    </style:style>
    <style:style style:name="T4_142" style:family="text">
      <style:text-properties fo:font-size="12pt" style:font-size-asian="12pt" style:font-size-complex="12pt"/>
    </style:style>
    <style:style style:name="T4_143" style:family="text">
      <style:text-properties fo:font-size="12pt" style:font-size-asian="12pt" style:font-size-complex="12pt"/>
    </style:style>
    <style:style style:name="T4_144" style:family="text">
      <style:text-properties fo:font-size="12pt" style:font-size-asian="12pt" style:font-size-complex="12pt"/>
    </style:style>
    <style:style style:name="T4_145" style:family="text">
      <style:text-properties fo:font-size="12pt" style:font-size-asian="12pt" style:font-size-complex="12pt"/>
    </style:style>
    <style:style style:name="T4_146" style:family="text">
      <style:text-properties fo:font-size="12pt" style:font-size-asian="12pt" style:font-size-complex="12pt"/>
    </style:style>
    <style:style style:name="T4_147" style:family="text">
      <style:text-properties fo:font-size="12pt" style:font-size-asian="12pt" style:font-size-complex="12pt"/>
    </style:style>
    <style:style style:name="T4_148" style:family="text">
      <style:text-properties fo:font-size="12pt" style:font-size-asian="12pt" style:font-size-complex="12pt"/>
    </style:style>
    <style:style style:name="T4_149" style:family="text">
      <style:text-properties fo:font-size="12pt" style:font-size-asian="12pt" style:font-size-complex="12pt"/>
    </style:style>
    <style:style style:name="T4_150" style:family="text">
      <style:text-properties fo:font-size="12pt" style:font-size-asian="12pt" style:font-size-complex="12pt"/>
    </style:style>
    <style:style style:name="T4_151" style:family="text">
      <style:text-properties fo:font-size="12pt" style:font-size-asian="12pt" style:font-size-complex="12pt"/>
    </style:style>
    <style:style style:name="T4_152" style:family="text">
      <style:text-properties fo:font-size="12pt" style:font-size-asian="12pt" style:font-size-complex="12pt"/>
    </style:style>
    <style:style style:name="T4_153" style:family="text">
      <style:text-properties fo:font-size="12pt" style:font-size-asian="12pt" style:font-size-complex="12pt"/>
    </style:style>
    <style:style style:name="T4_154" style:family="text">
      <style:text-properties fo:font-size="12pt" style:font-size-asian="12pt" style:font-size-complex="12pt"/>
    </style:style>
    <style:style style:name="T4_155" style:family="text">
      <style:text-properties fo:font-size="12pt" style:font-size-asian="12pt" style:font-size-complex="12pt"/>
    </style:style>
    <style:style style:name="T4_156" style:family="text">
      <style:text-properties fo:font-size="12pt" style:font-size-asian="12pt" style:font-size-complex="12pt"/>
    </style:style>
    <style:style style:name="T4_157" style:family="text">
      <style:text-properties fo:font-size="12pt" style:font-size-asian="12pt" style:font-size-complex="12pt"/>
    </style:style>
    <style:style style:name="T4_158" style:family="text">
      <style:text-properties fo:font-size="12pt" style:font-size-asian="12pt" style:font-size-complex="12pt"/>
    </style:style>
    <style:style style:name="T4_159" style:family="text">
      <style:text-properties fo:font-size="12pt" style:font-size-asian="12pt" style:font-size-complex="12pt"/>
    </style:style>
    <style:style style:name="T4_160" style:family="text">
      <style:text-properties fo:font-size="12pt" style:font-size-asian="12pt" style:font-size-complex="12pt"/>
    </style:style>
    <style:style style:name="T4_161" style:family="text">
      <style:text-properties fo:font-size="12pt" style:font-size-asian="12pt" style:font-size-complex="12pt"/>
    </style:style>
    <style:style style:name="T4_162" style:family="text">
      <style:text-properties fo:font-size="12pt" style:font-size-asian="12pt" style:font-size-complex="12pt"/>
    </style:style>
    <style:style style:name="T4_163" style:family="text">
      <style:text-properties fo:font-size="12pt" style:font-size-asian="12pt" style:font-size-complex="12pt"/>
    </style:style>
    <style:style style:name="T4_164" style:family="text">
      <style:text-properties fo:font-size="12pt" style:font-size-asian="12pt" style:font-size-complex="12pt"/>
    </style:style>
    <style:style style:name="T4_165" style:family="text">
      <style:text-properties fo:font-size="12pt" style:font-size-asian="12pt" style:font-size-complex="12pt"/>
    </style:style>
    <style:style style:name="T4_166" style:family="text">
      <style:text-properties fo:font-size="12pt" style:font-size-asian="12pt" style:font-size-complex="12pt"/>
    </style:style>
    <style:style style:name="T4_167" style:family="text">
      <style:text-properties fo:font-size="12pt" style:font-size-asian="12pt" style:font-size-complex="12pt"/>
    </style:style>
    <style:style style:name="T4_168" style:family="text">
      <style:text-properties fo:font-size="12pt" style:font-size-asian="12pt" style:font-size-complex="12pt"/>
    </style:style>
    <style:style style:name="T4_169" style:family="text">
      <style:text-properties fo:font-size="12pt" style:font-size-asian="12pt" style:font-size-complex="12pt"/>
    </style:style>
    <style:style style:name="T4_170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P6" style:family="paragraph" style:parent-style-name="Heading_20_1">
      <style:paragraph-properties fo:break-before="auto" fo:line-height="115%" fo:margin-top="0.847cm" style:writing-mode="lr-tb"/>
    </style:style>
    <style:style style:name="T6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bottom="0.353cm" style:writing-mode="lr-tb"/>
    </style:style>
    <style:style style:name="T7_1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bottom="0.353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T8_87" style:family="text">
      <style:text-properties fo:font-size="12pt" style:font-size-asian="12pt" style:font-size-complex="12pt"/>
    </style:style>
    <style:style style:name="T8_88" style:family="text">
      <style:text-properties fo:font-size="12pt" style:font-size-asian="12pt" style:font-size-complex="12pt"/>
    </style:style>
    <style:style style:name="T8_89" style:family="text">
      <style:text-properties fo:font-size="12pt" style:font-size-asian="12pt" style:font-size-complex="12pt"/>
    </style:style>
    <style:style style:name="T8_90" style:family="text">
      <style:text-properties fo:font-size="12pt" style:font-size-asian="12pt" style:font-size-complex="12pt"/>
    </style:style>
    <style:style style:name="T8_91" style:family="text">
      <style:text-properties fo:font-size="12pt" style:font-size-asian="12pt" style:font-size-complex="12pt"/>
    </style:style>
    <style:style style:name="T8_92" style:family="text">
      <style:text-properties fo:font-size="12pt" style:font-size-asian="12pt" style:font-size-complex="12pt"/>
    </style:style>
    <style:style style:name="T8_93" style:family="text">
      <style:text-properties fo:font-size="12pt" style:font-size-asian="12pt" style:font-size-complex="12pt"/>
    </style:style>
    <style:style style:name="T8_94" style:family="text">
      <style:text-properties fo:font-size="12pt" style:font-size-asian="12pt" style:font-size-complex="12pt"/>
    </style:style>
    <style:style style:name="T8_95" style:family="text">
      <style:text-properties fo:font-size="12pt" style:font-size-asian="12pt" style:font-size-complex="12pt"/>
    </style:style>
    <style:style style:name="T8_96" style:family="text">
      <style:text-properties fo:font-size="12pt" style:font-size-asian="12pt" style:font-size-complex="12pt"/>
    </style:style>
    <style:style style:name="T8_97" style:family="text">
      <style:text-properties fo:font-size="12pt" style:font-size-asian="12pt" style:font-size-complex="12pt"/>
    </style:style>
    <style:style style:name="T8_98" style:family="text">
      <style:text-properties fo:font-size="12pt" style:font-size-asian="12pt" style:font-size-complex="12pt"/>
    </style:style>
    <style:style style:name="T8_99" style:family="text">
      <style:text-properties fo:font-size="12pt" style:font-size-asian="12pt" style:font-size-complex="12pt"/>
    </style:style>
    <style:style style:name="T8_100" style:family="text">
      <style:text-properties fo:font-size="12pt" style:font-size-asian="12pt" style:font-size-complex="12pt"/>
    </style:style>
    <style:style style:name="T8_101" style:family="text">
      <style:text-properties fo:font-size="12pt" style:font-size-asian="12pt" style:font-size-complex="12pt"/>
    </style:style>
    <style:style style:name="T8_102" style:family="text">
      <style:text-properties fo:font-size="12pt" style:font-size-asian="12pt" style:font-size-complex="12pt"/>
    </style:style>
    <style:style style:name="T8_103" style:family="text">
      <style:text-properties fo:font-size="12pt" style:font-size-asian="12pt" style:font-size-complex="12pt"/>
    </style:style>
    <style:style style:name="T8_104" style:family="text">
      <style:text-properties fo:font-size="12pt" style:font-size-asian="12pt" style:font-size-complex="12pt"/>
    </style:style>
    <style:style style:name="T8_105" style:family="text">
      <style:text-properties fo:font-size="12pt" style:font-size-asian="12pt" style:font-size-complex="12pt"/>
    </style:style>
    <style:style style:name="T8_10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bottom="0.353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bottom="0.353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fo:margin-bottom="0.353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bottom="0.353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P14" style:family="paragraph" style:parent-style-name="Heading_20_1">
      <style:paragraph-properties fo:break-before="auto" fo:line-height="115%" fo:margin-top="0.847cm" style:writing-mode="lr-tb"/>
    </style:style>
    <style:style style:name="T14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_6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_7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_8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fo:margin-bottom="0.353cm" style:writing-mode="lr-tb"/>
    </style:style>
    <style:style style:name="T15_1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bottom="0.353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bottom="0.353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P19" style:family="paragraph" style:parent-style-name="Heading_20_1">
      <style:paragraph-properties fo:break-before="auto" fo:line-height="115%" fo:margin-top="0.847cm" style:writing-mode="lr-tb"/>
    </style:style>
    <style:style style:name="T19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9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9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bottom="0.353cm" style:writing-mode="lr-tb"/>
    </style:style>
    <style:style style:name="T20_1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bottom="0.353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fo:margin-bottom="0.353cm" style:writing-mode="lr-tb"/>
    </style:style>
    <style:style style:name="T26_1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bottom="0.353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bottom="0.353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bottom="0.353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T29_39" style:family="text">
      <style:text-properties fo:font-size="12pt" style:font-size-asian="12pt" style:font-size-complex="12pt"/>
    </style:style>
    <style:style style:name="T29_40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bottom="0.353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T30_24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P32" style:family="paragraph" style:parent-style-name="Heading_20_1">
      <style:paragraph-properties fo:break-before="auto" fo:line-height="115%" fo:margin-top="0.847cm" style:writing-mode="lr-tb"/>
    </style:style>
    <style:style style:name="T32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2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2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2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2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2_6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2_7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bottom="0.353cm" style:writing-mode="lr-tb"/>
    </style:style>
    <style:style style:name="T33_1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fo:margin-bottom="0.353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bottom="0.353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fo:margin-bottom="0.353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fo:margin-bottom="0.353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fo:margin-bottom="0.353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T38_58" style:family="text">
      <style:text-properties fo:font-size="12pt" style:font-size-asian="12pt" style:font-size-complex="12pt"/>
    </style:style>
    <style:style style:name="T38_59" style:family="text">
      <style:text-properties fo:font-size="12pt" style:font-size-asian="12pt" style:font-size-complex="12pt"/>
    </style:style>
    <style:style style:name="T38_60" style:family="text">
      <style:text-properties fo:font-size="12pt" style:font-size-asian="12pt" style:font-size-complex="12pt"/>
    </style:style>
    <style:style style:name="T38_61" style:family="text">
      <style:text-properties fo:font-size="12pt" style:font-size-asian="12pt" style:font-size-complex="12pt"/>
    </style:style>
    <style:style style:name="T38_62" style:family="text">
      <style:text-properties fo:font-size="12pt" style:font-size-asian="12pt" style:font-size-complex="12pt"/>
    </style:style>
    <style:style style:name="T38_63" style:family="text">
      <style:text-properties fo:font-size="12pt" style:font-size-asian="12pt" style:font-size-complex="12pt"/>
    </style:style>
    <style:style style:name="T38_64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fo:margin-bottom="0.353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T39_42" style:family="text">
      <style:text-properties fo:font-size="12pt" style:font-size-asian="12pt" style:font-size-complex="12pt"/>
    </style:style>
    <style:style style:name="T39_43" style:family="text">
      <style:text-properties fo:font-size="12pt" style:font-size-asian="12pt" style:font-size-complex="12pt"/>
    </style:style>
    <style:style style:name="T39_44" style:family="text">
      <style:text-properties fo:font-size="12pt" style:font-size-asian="12pt" style:font-size-complex="12pt"/>
    </style:style>
    <style:style style:name="T39_45" style:family="text">
      <style:text-properties fo:font-size="12pt" style:font-size-asian="12pt" style:font-size-complex="12pt"/>
    </style:style>
    <style:style style:name="T39_46" style:family="text">
      <style:text-properties fo:font-size="12pt" style:font-size-asian="12pt" style:font-size-complex="12pt"/>
    </style:style>
    <style:style style:name="T39_47" style:family="text">
      <style:text-properties fo:font-size="12pt" style:font-size-asian="12pt" style:font-size-complex="12pt"/>
    </style:style>
    <style:style style:name="T39_48" style:family="text">
      <style:text-properties fo:font-size="12pt" style:font-size-asian="12pt" style:font-size-complex="12pt"/>
    </style:style>
    <style:style style:name="T39_49" style:family="text">
      <style:text-properties fo:font-size="12pt" style:font-size-asian="12pt" style:font-size-complex="12pt"/>
    </style:style>
    <style:style style:name="T39_50" style:family="text">
      <style:text-properties fo:font-size="12pt" style:font-size-asian="12pt" style:font-size-complex="12pt"/>
    </style:style>
    <style:style style:name="T39_51" style:family="text">
      <style:text-properties fo:font-size="12pt" style:font-size-asian="12pt" style:font-size-complex="12pt"/>
    </style:style>
    <style:style style:name="T39_52" style:family="text">
      <style:text-properties fo:font-size="12pt" style:font-size-asian="12pt" style:font-size-complex="12pt"/>
    </style:style>
    <style:style style:name="T39_53" style:family="text">
      <style:text-properties fo:font-size="12pt" style:font-size-asian="12pt" style:font-size-complex="12pt"/>
    </style:style>
    <style:style style:name="T39_54" style:family="text">
      <style:text-properties fo:font-size="12pt" style:font-size-asian="12pt" style:font-size-complex="12pt"/>
    </style:style>
    <style:style style:name="T39_55" style:family="text">
      <style:text-properties fo:font-size="12pt" style:font-size-asian="12pt" style:font-size-complex="12pt"/>
    </style:style>
    <style:style style:name="T39_56" style:family="text">
      <style:text-properties fo:font-size="12pt" style:font-size-asian="12pt" style:font-size-complex="12pt"/>
    </style:style>
    <style:style style:name="T39_57" style:family="text">
      <style:text-properties fo:font-size="12pt" style:font-size-asian="12pt" style:font-size-complex="12pt"/>
    </style:style>
    <style:style style:name="T39_58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fo:margin-bottom="0.353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T40_61" style:family="text">
      <style:text-properties fo:font-size="12pt" style:font-size-asian="12pt" style:font-size-complex="12pt"/>
    </style:style>
    <style:style style:name="T40_62" style:family="text">
      <style:text-properties fo:font-size="12pt" style:font-size-asian="12pt" style:font-size-complex="12pt"/>
    </style:style>
    <style:style style:name="T40_63" style:family="text">
      <style:text-properties fo:font-size="12pt" style:font-size-asian="12pt" style:font-size-complex="12pt"/>
    </style:style>
    <style:style style:name="T40_64" style:family="text">
      <style:text-properties fo:font-size="12pt" style:font-size-asian="12pt" style:font-size-complex="12pt"/>
    </style:style>
    <style:style style:name="T40_65" style:family="text">
      <style:text-properties fo:font-size="12pt" style:font-size-asian="12pt" style:font-size-complex="12pt"/>
    </style:style>
    <style:style style:name="T40_66" style:family="text">
      <style:text-properties fo:font-size="12pt" style:font-size-asian="12pt" style:font-size-complex="12pt"/>
    </style:style>
    <style:style style:name="T40_67" style:family="text">
      <style:text-properties fo:font-size="12pt" style:font-size-asian="12pt" style:font-size-complex="12pt"/>
    </style:style>
    <style:style style:name="T40_68" style:family="text">
      <style:text-properties fo:font-size="12pt" style:font-size-asian="12pt" style:font-size-complex="12pt"/>
    </style:style>
    <style:style style:name="T40_69" style:family="text">
      <style:text-properties fo:font-size="12pt" style:font-size-asian="12pt" style:font-size-complex="12pt"/>
    </style:style>
    <style:style style:name="T40_70" style:family="text">
      <style:text-properties fo:font-size="12pt" style:font-size-asian="12pt" style:font-size-complex="12pt"/>
    </style:style>
    <style:style style:name="T40_71" style:family="text">
      <style:text-properties fo:font-size="12pt" style:font-size-asian="12pt" style:font-size-complex="12pt"/>
    </style:style>
    <style:style style:name="T40_72" style:family="text">
      <style:text-properties fo:font-size="12pt" style:font-size-asian="12pt" style:font-size-complex="12pt"/>
    </style:style>
    <style:style style:name="T40_73" style:family="text">
      <style:text-properties fo:font-size="12pt" style:font-size-asian="12pt" style:font-size-complex="12pt"/>
    </style:style>
    <style:style style:name="T40_74" style:family="text">
      <style:text-properties fo:font-size="12pt" style:font-size-asian="12pt" style:font-size-complex="12pt"/>
    </style:style>
    <style:style style:name="T40_75" style:family="text">
      <style:text-properties fo:font-size="12pt" style:font-size-asian="12pt" style:font-size-complex="12pt"/>
    </style:style>
    <style:style style:name="T40_76" style:family="text">
      <style:text-properties fo:font-size="12pt" style:font-size-asian="12pt" style:font-size-complex="12pt"/>
    </style:style>
    <style:style style:name="T40_77" style:family="text">
      <style:text-properties fo:font-size="12pt" style:font-size-asian="12pt" style:font-size-complex="12pt"/>
    </style:style>
    <style:style style:name="T40_78" style:family="text">
      <style:text-properties fo:font-size="12pt" style:font-size-asian="12pt" style:font-size-complex="12pt"/>
    </style:style>
    <style:style style:name="T40_79" style:family="text">
      <style:text-properties fo:font-size="12pt" style:font-size-asian="12pt" style:font-size-complex="12pt"/>
    </style:style>
    <style:style style:name="T40_80" style:family="text">
      <style:text-properties fo:font-size="12pt" style:font-size-asian="12pt" style:font-size-complex="12pt"/>
    </style:style>
    <style:style style:name="T40_81" style:family="text">
      <style:text-properties fo:font-size="12pt" style:font-size-asian="12pt" style:font-size-complex="12pt"/>
    </style:style>
    <style:style style:name="T40_82" style:family="text">
      <style:text-properties fo:font-size="12pt" style:font-size-asian="12pt" style:font-size-complex="12pt"/>
    </style:style>
    <style:style style:name="T40_83" style:family="text">
      <style:text-properties fo:font-size="12pt" style:font-size-asian="12pt" style:font-size-complex="12pt"/>
    </style:style>
    <style:style style:name="T40_84" style:family="text">
      <style:text-properties fo:font-size="12pt" style:font-size-asian="12pt" style:font-size-complex="12pt"/>
    </style:style>
    <style:style style:name="T40_85" style:family="text">
      <style:text-properties fo:font-size="12pt" style:font-size-asian="12pt" style:font-size-complex="12pt"/>
    </style:style>
    <style:style style:name="T40_86" style:family="text">
      <style:text-properties fo:font-size="12pt" style:font-size-asian="12pt" style:font-size-complex="12pt"/>
    </style:style>
    <style:style style:name="T40_87" style:family="text">
      <style:text-properties fo:font-size="12pt" style:font-size-asian="12pt" style:font-size-complex="12pt"/>
    </style:style>
    <style:style style:name="T40_88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fo:margin-bottom="0.353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T41_34" style:family="text">
      <style:text-properties fo:font-size="12pt" style:font-size-asian="12pt" style:font-size-complex="12pt"/>
    </style:style>
    <style:style style:name="T41_35" style:family="text">
      <style:text-properties fo:font-size="12pt" style:font-size-asian="12pt" style:font-size-complex="12pt"/>
    </style:style>
    <style:style style:name="T41_36" style:family="text">
      <style:text-properties fo:font-size="12pt" style:font-size-asian="12pt" style:font-size-complex="12pt"/>
    </style:style>
    <style:style style:name="T41_37" style:family="text">
      <style:text-properties fo:font-size="12pt" style:font-size-asian="12pt" style:font-size-complex="12pt"/>
    </style:style>
    <style:style style:name="T41_38" style:family="text">
      <style:text-properties fo:font-size="12pt" style:font-size-asian="12pt" style:font-size-complex="12pt"/>
    </style:style>
    <style:style style:name="T41_39" style:family="text">
      <style:text-properties fo:font-size="12pt" style:font-size-asian="12pt" style:font-size-complex="12pt"/>
    </style:style>
    <style:style style:name="T41_40" style:family="text">
      <style:text-properties fo:font-size="12pt" style:font-size-asian="12pt" style:font-size-complex="12pt"/>
    </style:style>
    <style:style style:name="T41_41" style:family="text">
      <style:text-properties fo:font-size="12pt" style:font-size-asian="12pt" style:font-size-complex="12pt"/>
    </style:style>
    <style:style style:name="T41_42" style:family="text">
      <style:text-properties fo:font-size="12pt" style:font-size-asian="12pt" style:font-size-complex="12pt"/>
    </style:style>
    <style:style style:name="T41_43" style:family="text">
      <style:text-properties fo:font-size="12pt" style:font-size-asian="12pt" style:font-size-complex="12pt"/>
    </style:style>
    <style:style style:name="T41_44" style:family="text">
      <style:text-properties fo:font-size="12pt" style:font-size-asian="12pt" style:font-size-complex="12pt"/>
    </style:style>
    <style:style style:name="T41_45" style:family="text">
      <style:text-properties fo:font-size="12pt" style:font-size-asian="12pt" style:font-size-complex="12pt"/>
    </style:style>
    <style:style style:name="T41_46" style:family="text">
      <style:text-properties fo:font-size="12pt" style:font-size-asian="12pt" style:font-size-complex="12pt"/>
    </style:style>
    <style:style style:name="T41_47" style:family="text">
      <style:text-properties fo:font-size="12pt" style:font-size-asian="12pt" style:font-size-complex="12pt"/>
    </style:style>
    <style:style style:name="T41_48" style:family="text">
      <style:text-properties fo:font-size="12pt" style:font-size-asian="12pt" style:font-size-complex="12pt"/>
    </style:style>
    <style:style style:name="T41_49" style:family="text">
      <style:text-properties fo:font-size="12pt" style:font-size-asian="12pt" style:font-size-complex="12pt"/>
    </style:style>
    <style:style style:name="T41_50" style:family="text">
      <style:text-properties fo:font-size="12pt" style:font-size-asian="12pt" style:font-size-complex="12pt"/>
    </style:style>
    <style:style style:name="T41_51" style:family="text">
      <style:text-properties fo:font-size="12pt" style:font-size-asian="12pt" style:font-size-complex="12pt"/>
    </style:style>
    <style:style style:name="T41_52" style:family="text">
      <style:text-properties fo:font-size="12pt" style:font-size-asian="12pt" style:font-size-complex="12pt"/>
    </style:style>
    <style:style style:name="T41_53" style:family="text">
      <style:text-properties fo:font-size="12pt" style:font-size-asian="12pt" style:font-size-complex="12pt"/>
    </style:style>
    <style:style style:name="T41_54" style:family="text">
      <style:text-properties fo:font-size="12pt" style:font-size-asian="12pt" style:font-size-complex="12pt"/>
    </style:style>
    <style:style style:name="T41_55" style:family="text">
      <style:text-properties fo:font-size="12pt" style:font-size-asian="12pt" style:font-size-complex="12pt"/>
    </style:style>
    <style:style style:name="T41_56" style:family="text">
      <style:text-properties fo:font-size="12pt" style:font-size-asian="12pt" style:font-size-complex="12pt"/>
    </style:style>
    <style:style style:name="T41_57" style:family="text">
      <style:text-properties fo:font-size="12pt" style:font-size-asian="12pt" style:font-size-complex="12pt"/>
    </style:style>
    <style:style style:name="T41_58" style:family="text">
      <style:text-properties fo:font-size="12pt" style:font-size-asian="12pt" style:font-size-complex="12pt"/>
    </style:style>
    <style:style style:name="T41_59" style:family="text">
      <style:text-properties fo:font-size="12pt" style:font-size-asian="12pt" style:font-size-complex="12pt"/>
    </style:style>
    <style:style style:name="T41_60" style:family="text">
      <style:text-properties fo:font-size="12pt" style:font-size-asian="12pt" style:font-size-complex="12pt"/>
    </style:style>
    <style:style style:name="T41_61" style:family="text">
      <style:text-properties fo:font-size="12pt" style:font-size-asian="12pt" style:font-size-complex="12pt"/>
    </style:style>
    <style:style style:name="T41_62" style:family="text">
      <style:text-properties fo:font-size="12pt" style:font-size-asian="12pt" style:font-size-complex="12pt"/>
    </style:style>
    <style:style style:name="T41_63" style:family="text">
      <style:text-properties fo:font-size="12pt" style:font-size-asian="12pt" style:font-size-complex="12pt"/>
    </style:style>
    <style:style style:name="T41_64" style:family="text">
      <style:text-properties fo:font-size="12pt" style:font-size-asian="12pt" style:font-size-complex="12pt"/>
    </style:style>
    <style:style style:name="T41_65" style:family="text">
      <style:text-properties fo:font-size="12pt" style:font-size-asian="12pt" style:font-size-complex="12pt"/>
    </style:style>
    <style:style style:name="T41_66" style:family="text">
      <style:text-properties fo:font-size="12pt" style:font-size-asian="12pt" style:font-size-complex="12pt"/>
    </style:style>
    <style:style style:name="T41_67" style:family="text">
      <style:text-properties fo:font-size="12pt" style:font-size-asian="12pt" style:font-size-complex="12pt"/>
    </style:style>
    <style:style style:name="T41_68" style:family="text">
      <style:text-properties fo:font-size="12pt" style:font-size-asian="12pt" style:font-size-complex="12pt"/>
    </style:style>
    <style:style style:name="T41_69" style:family="text">
      <style:text-properties fo:font-size="12pt" style:font-size-asian="12pt" style:font-size-complex="12pt"/>
    </style:style>
    <style:style style:name="T41_70" style:family="text">
      <style:text-properties fo:font-size="12pt" style:font-size-asian="12pt" style:font-size-complex="12pt"/>
    </style:style>
    <style:style style:name="T41_71" style:family="text">
      <style:text-properties fo:font-size="12pt" style:font-size-asian="12pt" style:font-size-complex="12pt"/>
    </style:style>
    <style:style style:name="T41_72" style:family="text">
      <style:text-properties fo:font-size="12pt" style:font-size-asian="12pt" style:font-size-complex="12pt"/>
    </style:style>
    <style:style style:name="T41_73" style:family="text">
      <style:text-properties fo:font-size="12pt" style:font-size-asian="12pt" style:font-size-complex="12pt"/>
    </style:style>
    <style:style style:name="T41_74" style:family="text">
      <style:text-properties fo:font-size="12pt" style:font-size-asian="12pt" style:font-size-complex="12pt"/>
    </style:style>
    <style:style style:name="T41_75" style:family="text">
      <style:text-properties fo:font-size="12pt" style:font-size-asian="12pt" style:font-size-complex="12pt"/>
    </style:style>
    <style:style style:name="T41_76" style:family="text">
      <style:text-properties fo:font-size="12pt" style:font-size-asian="12pt" style:font-size-complex="12pt"/>
    </style:style>
    <style:style style:name="T41_77" style:family="text">
      <style:text-properties fo:font-size="12pt" style:font-size-asian="12pt" style:font-size-complex="12pt"/>
    </style:style>
    <style:style style:name="T41_78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fo:margin-bottom="0.353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T42_41" style:family="text">
      <style:text-properties fo:font-size="12pt" style:font-size-asian="12pt" style:font-size-complex="12pt"/>
    </style:style>
    <style:style style:name="T42_42" style:family="text">
      <style:text-properties fo:font-size="12pt" style:font-size-asian="12pt" style:font-size-complex="12pt"/>
    </style:style>
    <style:style style:name="T42_43" style:family="text">
      <style:text-properties fo:font-size="12pt" style:font-size-asian="12pt" style:font-size-complex="12pt"/>
    </style:style>
    <style:style style:name="T42_44" style:family="text">
      <style:text-properties fo:font-size="12pt" style:font-size-asian="12pt" style:font-size-complex="12pt"/>
    </style:style>
    <style:style style:name="T42_45" style:family="text">
      <style:text-properties fo:font-size="12pt" style:font-size-asian="12pt" style:font-size-complex="12pt"/>
    </style:style>
    <style:style style:name="T42_46" style:family="text">
      <style:text-properties fo:font-size="12pt" style:font-size-asian="12pt" style:font-size-complex="12pt"/>
    </style:style>
    <style:style style:name="T42_47" style:family="text">
      <style:text-properties fo:font-size="12pt" style:font-size-asian="12pt" style:font-size-complex="12pt"/>
    </style:style>
    <style:style style:name="T42_48" style:family="text">
      <style:text-properties fo:font-size="12pt" style:font-size-asian="12pt" style:font-size-complex="12pt"/>
    </style:style>
    <style:style style:name="T42_49" style:family="text">
      <style:text-properties fo:font-size="12pt" style:font-size-asian="12pt" style:font-size-complex="12pt"/>
    </style:style>
    <style:style style:name="T42_50" style:family="text">
      <style:text-properties fo:font-size="12pt" style:font-size-asian="12pt" style:font-size-complex="12pt"/>
    </style:style>
    <style:style style:name="T42_51" style:family="text">
      <style:text-properties fo:font-size="12pt" style:font-size-asian="12pt" style:font-size-complex="12pt"/>
    </style:style>
    <style:style style:name="T42_52" style:family="text">
      <style:text-properties fo:font-size="12pt" style:font-size-asian="12pt" style:font-size-complex="12pt"/>
    </style:style>
    <style:style style:name="T42_53" style:family="text">
      <style:text-properties fo:font-size="12pt" style:font-size-asian="12pt" style:font-size-complex="12pt"/>
    </style:style>
    <style:style style:name="T42_54" style:family="text">
      <style:text-properties fo:font-size="12pt" style:font-size-asian="12pt" style:font-size-complex="12pt"/>
    </style:style>
    <style:style style:name="T42_55" style:family="text">
      <style:text-properties fo:font-size="12pt" style:font-size-asian="12pt" style:font-size-complex="12pt"/>
    </style:style>
    <style:style style:name="T42_56" style:family="text">
      <style:text-properties fo:font-size="12pt" style:font-size-asian="12pt" style:font-size-complex="12pt"/>
    </style:style>
    <style:style style:name="T42_57" style:family="text">
      <style:text-properties fo:font-size="12pt" style:font-size-asian="12pt" style:font-size-complex="12pt"/>
    </style:style>
    <style:style style:name="T42_58" style:family="text">
      <style:text-properties fo:font-size="12pt" style:font-size-asian="12pt" style:font-size-complex="12pt"/>
    </style:style>
    <style:style style:name="T42_59" style:family="text">
      <style:text-properties fo:font-size="12pt" style:font-size-asian="12pt" style:font-size-complex="12pt"/>
    </style:style>
    <style:style style:name="T42_60" style:family="text">
      <style:text-properties fo:font-size="12pt" style:font-size-asian="12pt" style:font-size-complex="12pt"/>
    </style:style>
    <style:style style:name="T42_61" style:family="text">
      <style:text-properties fo:font-size="12pt" style:font-size-asian="12pt" style:font-size-complex="12pt"/>
    </style:style>
    <style:style style:name="T42_62" style:family="text">
      <style:text-properties fo:font-size="12pt" style:font-size-asian="12pt" style:font-size-complex="12pt"/>
    </style:style>
    <style:style style:name="T42_63" style:family="text">
      <style:text-properties fo:font-size="12pt" style:font-size-asian="12pt" style:font-size-complex="12pt"/>
    </style:style>
    <style:style style:name="T42_64" style:family="text">
      <style:text-properties fo:font-size="12pt" style:font-size-asian="12pt" style:font-size-complex="12pt"/>
    </style:style>
    <style:style style:name="T42_65" style:family="text">
      <style:text-properties fo:font-size="12pt" style:font-size-asian="12pt" style:font-size-complex="12pt"/>
    </style:style>
    <style:style style:name="T42_66" style:family="text">
      <style:text-properties fo:font-size="12pt" style:font-size-asian="12pt" style:font-size-complex="12pt"/>
    </style:style>
    <style:style style:name="T42_67" style:family="text">
      <style:text-properties fo:font-size="12pt" style:font-size-asian="12pt" style:font-size-complex="12pt"/>
    </style:style>
    <style:style style:name="T42_68" style:family="text">
      <style:text-properties fo:font-size="12pt" style:font-size-asian="12pt" style:font-size-complex="12pt"/>
    </style:style>
    <style:style style:name="T42_69" style:family="text">
      <style:text-properties fo:font-size="12pt" style:font-size-asian="12pt" style:font-size-complex="12pt"/>
    </style:style>
    <style:style style:name="T42_70" style:family="text">
      <style:text-properties fo:font-size="12pt" style:font-size-asian="12pt" style:font-size-complex="12pt"/>
    </style:style>
    <style:style style:name="T42_71" style:family="text">
      <style:text-properties fo:font-size="12pt" style:font-size-asian="12pt" style:font-size-complex="12pt"/>
    </style:style>
    <style:style style:name="T42_72" style:family="text">
      <style:text-properties fo:font-size="12pt" style:font-size-asian="12pt" style:font-size-complex="12pt"/>
    </style:style>
    <style:style style:name="T42_73" style:family="text">
      <style:text-properties fo:font-size="12pt" style:font-size-asian="12pt" style:font-size-complex="12pt"/>
    </style:style>
    <style:style style:name="T42_74" style:family="text">
      <style:text-properties fo:font-size="12pt" style:font-size-asian="12pt" style:font-size-complex="12pt"/>
    </style:style>
    <style:style style:name="T42_75" style:family="text">
      <style:text-properties fo:font-size="12pt" style:font-size-asian="12pt" style:font-size-complex="12pt"/>
    </style:style>
    <style:style style:name="T42_76" style:family="text">
      <style:text-properties fo:font-size="12pt" style:font-size-asian="12pt" style:font-size-complex="12pt"/>
    </style:style>
    <style:style style:name="T42_77" style:family="text">
      <style:text-properties fo:font-size="12pt" style:font-size-asian="12pt" style:font-size-complex="12pt"/>
    </style:style>
    <style:style style:name="T42_78" style:family="text">
      <style:text-properties fo:font-size="12pt" style:font-size-asian="12pt" style:font-size-complex="12pt"/>
    </style:style>
    <style:style style:name="T42_79" style:family="text">
      <style:text-properties fo:font-size="12pt" style:font-size-asian="12pt" style:font-size-complex="12pt"/>
    </style:style>
    <style:style style:name="T42_80" style:family="text">
      <style:text-properties fo:font-size="12pt" style:font-size-asian="12pt" style:font-size-complex="12pt"/>
    </style:style>
    <style:style style:name="T42_81" style:family="text">
      <style:text-properties fo:font-size="12pt" style:font-size-asian="12pt" style:font-size-complex="12pt"/>
    </style:style>
    <style:style style:name="T42_82" style:family="text">
      <style:text-properties fo:font-size="12pt" style:font-size-asian="12pt" style:font-size-complex="12pt"/>
    </style:style>
    <style:style style:name="T42_83" style:family="text">
      <style:text-properties fo:font-size="12pt" style:font-size-asian="12pt" style:font-size-complex="12pt"/>
    </style:style>
    <style:style style:name="T42_84" style:family="text">
      <style:text-properties fo:font-size="12pt" style:font-size-asian="12pt" style:font-size-complex="12pt"/>
    </style:style>
    <style:style style:name="T42_85" style:family="text">
      <style:text-properties fo:font-size="12pt" style:font-size-asian="12pt" style:font-size-complex="12pt"/>
    </style:style>
    <style:style style:name="T42_86" style:family="text">
      <style:text-properties fo:font-size="12pt" style:font-size-asian="12pt" style:font-size-complex="12pt"/>
    </style:style>
    <style:style style:name="T42_87" style:family="text">
      <style:text-properties fo:font-size="12pt" style:font-size-asian="12pt" style:font-size-complex="12pt"/>
    </style:style>
    <style:style style:name="T42_88" style:family="text">
      <style:text-properties fo:font-size="12pt" style:font-size-asian="12pt" style:font-size-complex="12pt"/>
    </style:style>
    <style:style style:name="T42_89" style:family="text">
      <style:text-properties fo:font-size="12pt" style:font-size-asian="12pt" style:font-size-complex="12pt"/>
    </style:style>
    <style:style style:name="T42_90" style:family="text">
      <style:text-properties fo:font-size="12pt" style:font-size-asian="12pt" style:font-size-complex="12pt"/>
    </style:style>
    <style:style style:name="T42_91" style:family="text">
      <style:text-properties fo:font-size="12pt" style:font-size-asian="12pt" style:font-size-complex="12pt"/>
    </style:style>
    <style:style style:name="T42_92" style:family="text">
      <style:text-properties fo:font-size="12pt" style:font-size-asian="12pt" style:font-size-complex="12pt"/>
    </style:style>
    <style:style style:name="T42_93" style:family="text">
      <style:text-properties fo:font-size="12pt" style:font-size-asian="12pt" style:font-size-complex="12pt"/>
    </style:style>
    <style:style style:name="T42_94" style:family="text">
      <style:text-properties fo:font-size="12pt" style:font-size-asian="12pt" style:font-size-complex="12pt"/>
    </style:style>
    <style:style style:name="T42_95" style:family="text">
      <style:text-properties fo:font-size="12pt" style:font-size-asian="12pt" style:font-size-complex="12pt"/>
    </style:style>
    <style:style style:name="T42_96" style:family="text">
      <style:text-properties fo:font-size="12pt" style:font-size-asian="12pt" style:font-size-complex="12pt"/>
    </style:style>
    <style:style style:name="T42_97" style:family="text">
      <style:text-properties fo:font-size="12pt" style:font-size-asian="12pt" style:font-size-complex="12pt"/>
    </style:style>
    <style:style style:name="T42_98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fo:margin-bottom="0.353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T43_60" style:family="text">
      <style:text-properties fo:font-size="12pt" style:font-size-asian="12pt" style:font-size-complex="12pt"/>
    </style:style>
    <style:style style:name="T43_61" style:family="text">
      <style:text-properties fo:font-size="12pt" style:font-size-asian="12pt" style:font-size-complex="12pt"/>
    </style:style>
    <style:style style:name="T43_62" style:family="text">
      <style:text-properties fo:font-size="12pt" style:font-size-asian="12pt" style:font-size-complex="12pt"/>
    </style:style>
    <style:style style:name="T43_63" style:family="text">
      <style:text-properties fo:font-size="12pt" style:font-size-asian="12pt" style:font-size-complex="12pt"/>
    </style:style>
    <style:style style:name="T43_64" style:family="text">
      <style:text-properties fo:font-size="12pt" style:font-size-asian="12pt" style:font-size-complex="12pt"/>
    </style:style>
    <style:style style:name="T43_65" style:family="text">
      <style:text-properties fo:font-size="12pt" style:font-size-asian="12pt" style:font-size-complex="12pt"/>
    </style:style>
    <style:style style:name="T43_66" style:family="text">
      <style:text-properties fo:font-size="12pt" style:font-size-asian="12pt" style:font-size-complex="12pt"/>
    </style:style>
    <style:style style:name="T43_67" style:family="text">
      <style:text-properties fo:font-size="12pt" style:font-size-asian="12pt" style:font-size-complex="12pt"/>
    </style:style>
    <style:style style:name="T43_68" style:family="text">
      <style:text-properties fo:font-size="12pt" style:font-size-asian="12pt" style:font-size-complex="12pt"/>
    </style:style>
    <style:style style:name="T43_69" style:family="text">
      <style:text-properties fo:font-size="12pt" style:font-size-asian="12pt" style:font-size-complex="12pt"/>
    </style:style>
    <style:style style:name="T43_70" style:family="text">
      <style:text-properties fo:font-size="12pt" style:font-size-asian="12pt" style:font-size-complex="12pt"/>
    </style:style>
    <style:style style:name="T43_71" style:family="text">
      <style:text-properties fo:font-size="12pt" style:font-size-asian="12pt" style:font-size-complex="12pt"/>
    </style:style>
    <style:style style:name="T43_72" style:family="text">
      <style:text-properties fo:font-size="12pt" style:font-size-asian="12pt" style:font-size-complex="12pt"/>
    </style:style>
    <style:style style:name="T43_73" style:family="text">
      <style:text-properties fo:font-size="12pt" style:font-size-asian="12pt" style:font-size-complex="12pt"/>
    </style:style>
    <style:style style:name="T43_74" style:family="text">
      <style:text-properties fo:font-size="12pt" style:font-size-asian="12pt" style:font-size-complex="12pt"/>
    </style:style>
    <style:style style:name="T43_75" style:family="text">
      <style:text-properties fo:font-size="12pt" style:font-size-asian="12pt" style:font-size-complex="12pt"/>
    </style:style>
    <style:style style:name="T43_76" style:family="text">
      <style:text-properties fo:font-size="12pt" style:font-size-asian="12pt" style:font-size-complex="12pt"/>
    </style:style>
    <style:style style:name="T43_77" style:family="text">
      <style:text-properties fo:font-size="12pt" style:font-size-asian="12pt" style:font-size-complex="12pt"/>
    </style:style>
    <style:style style:name="T43_78" style:family="text">
      <style:text-properties fo:font-size="12pt" style:font-size-asian="12pt" style:font-size-complex="12pt"/>
    </style:style>
    <style:style style:name="T43_79" style:family="text">
      <style:text-properties fo:font-size="12pt" style:font-size-asian="12pt" style:font-size-complex="12pt"/>
    </style:style>
    <style:style style:name="T43_80" style:family="text">
      <style:text-properties fo:font-size="12pt" style:font-size-asian="12pt" style:font-size-complex="12pt"/>
    </style:style>
    <style:style style:name="T43_81" style:family="text">
      <style:text-properties fo:font-size="12pt" style:font-size-asian="12pt" style:font-size-complex="12pt"/>
    </style:style>
    <style:style style:name="T43_82" style:family="text">
      <style:text-properties fo:font-size="12pt" style:font-size-asian="12pt" style:font-size-complex="12pt"/>
    </style:style>
    <style:style style:name="T43_83" style:family="text">
      <style:text-properties fo:font-size="12pt" style:font-size-asian="12pt" style:font-size-complex="12pt"/>
    </style:style>
    <style:style style:name="T43_84" style:family="text">
      <style:text-properties fo:font-size="12pt" style:font-size-asian="12pt" style:font-size-complex="12pt"/>
    </style:style>
    <style:style style:name="T43_85" style:family="text">
      <style:text-properties fo:font-size="12pt" style:font-size-asian="12pt" style:font-size-complex="12pt"/>
    </style:style>
    <style:style style:name="T43_86" style:family="text">
      <style:text-properties fo:font-size="12pt" style:font-size-asian="12pt" style:font-size-complex="12pt"/>
    </style:style>
    <style:style style:name="T43_87" style:family="text">
      <style:text-properties fo:font-size="12pt" style:font-size-asian="12pt" style:font-size-complex="12pt"/>
    </style:style>
    <style:style style:name="T43_88" style:family="text">
      <style:text-properties fo:font-size="12pt" style:font-size-asian="12pt" style:font-size-complex="12pt"/>
    </style:style>
    <style:style style:name="T43_89" style:family="text">
      <style:text-properties fo:font-size="12pt" style:font-size-asian="12pt" style:font-size-complex="12pt"/>
    </style:style>
    <style:style style:name="T43_90" style:family="text">
      <style:text-properties fo:font-size="12pt" style:font-size-asian="12pt" style:font-size-complex="12pt"/>
    </style:style>
    <style:style style:name="T43_91" style:family="text">
      <style:text-properties fo:font-size="12pt" style:font-size-asian="12pt" style:font-size-complex="12pt"/>
    </style:style>
    <style:style style:name="T43_92" style:family="text">
      <style:text-properties fo:font-size="12pt" style:font-size-asian="12pt" style:font-size-complex="12pt"/>
    </style:style>
    <style:style style:name="T43_93" style:family="text">
      <style:text-properties fo:font-size="12pt" style:font-size-asian="12pt" style:font-size-complex="12pt"/>
    </style:style>
    <style:style style:name="T43_94" style:family="text">
      <style:text-properties fo:font-size="12pt" style:font-size-asian="12pt" style:font-size-complex="12pt"/>
    </style:style>
    <style:style style:name="T43_95" style:family="text">
      <style:text-properties fo:font-size="12pt" style:font-size-asian="12pt" style:font-size-complex="12pt"/>
    </style:style>
    <style:style style:name="T43_96" style:family="text">
      <style:text-properties fo:font-size="12pt" style:font-size-asian="12pt" style:font-size-complex="12pt"/>
    </style:style>
    <style:style style:name="T43_97" style:family="text">
      <style:text-properties fo:font-size="12pt" style:font-size-asian="12pt" style:font-size-complex="12pt"/>
    </style:style>
    <style:style style:name="T43_98" style:family="text">
      <style:text-properties fo:font-size="12pt" style:font-size-asian="12pt" style:font-size-complex="12pt"/>
    </style:style>
    <style:style style:name="T43_99" style:family="text">
      <style:text-properties fo:font-size="12pt" style:font-size-asian="12pt" style:font-size-complex="12pt"/>
    </style:style>
    <style:style style:name="T43_100" style:family="text">
      <style:text-properties fo:font-size="12pt" style:font-size-asian="12pt" style:font-size-complex="12pt"/>
    </style:style>
    <style:style style:name="T43_101" style:family="text">
      <style:text-properties fo:font-size="12pt" style:font-size-asian="12pt" style:font-size-complex="12pt"/>
    </style:style>
    <style:style style:name="T43_102" style:family="text">
      <style:text-properties fo:font-size="12pt" style:font-size-asian="12pt" style:font-size-complex="12pt"/>
    </style:style>
    <style:style style:name="T43_103" style:family="text">
      <style:text-properties fo:font-size="12pt" style:font-size-asian="12pt" style:font-size-complex="12pt"/>
    </style:style>
    <style:style style:name="T43_104" style:family="text">
      <style:text-properties fo:font-size="12pt" style:font-size-asian="12pt" style:font-size-complex="12pt"/>
    </style:style>
    <style:style style:name="T43_105" style:family="text">
      <style:text-properties fo:font-size="12pt" style:font-size-asian="12pt" style:font-size-complex="12pt"/>
    </style:style>
    <style:style style:name="T43_106" style:family="text">
      <style:text-properties fo:font-size="12pt" style:font-size-asian="12pt" style:font-size-complex="12pt"/>
    </style:style>
    <style:style style:name="T43_107" style:family="text">
      <style:text-properties fo:font-size="12pt" style:font-size-asian="12pt" style:font-size-complex="12pt"/>
    </style:style>
    <style:style style:name="T43_108" style:family="text">
      <style:text-properties fo:font-size="12pt" style:font-size-asian="12pt" style:font-size-complex="12pt"/>
    </style:style>
    <style:style style:name="T43_109" style:family="text">
      <style:text-properties fo:font-size="12pt" style:font-size-asian="12pt" style:font-size-complex="12pt"/>
    </style:style>
    <style:style style:name="T43_110" style:family="text">
      <style:text-properties fo:font-size="12pt" style:font-size-asian="12pt" style:font-size-complex="12pt"/>
    </style:style>
    <style:style style:name="T43_111" style:family="text">
      <style:text-properties fo:font-size="12pt" style:font-size-asian="12pt" style:font-size-complex="12pt"/>
    </style:style>
    <style:style style:name="T43_112" style:family="text">
      <style:text-properties fo:font-size="12pt" style:font-size-asian="12pt" style:font-size-complex="12pt"/>
    </style:style>
    <style:style style:name="T43_113" style:family="text">
      <style:text-properties fo:font-size="12pt" style:font-size-asian="12pt" style:font-size-complex="12pt"/>
    </style:style>
    <style:style style:name="T43_114" style:family="text">
      <style:text-properties fo:font-size="12pt" style:font-size-asian="12pt" style:font-size-complex="12pt"/>
    </style:style>
    <style:style style:name="T43_115" style:family="text">
      <style:text-properties fo:font-size="12pt" style:font-size-asian="12pt" style:font-size-complex="12pt"/>
    </style:style>
    <style:style style:name="T43_116" style:family="text">
      <style:text-properties fo:font-size="12pt" style:font-size-asian="12pt" style:font-size-complex="12pt"/>
    </style:style>
    <style:style style:name="T43_117" style:family="text">
      <style:text-properties fo:font-size="12pt" style:font-size-asian="12pt" style:font-size-complex="12pt"/>
    </style:style>
    <style:style style:name="T43_118" style:family="text">
      <style:text-properties fo:font-size="12pt" style:font-size-asian="12pt" style:font-size-complex="12pt"/>
    </style:style>
    <style:style style:name="T43_119" style:family="text">
      <style:text-properties fo:font-size="12pt" style:font-size-asian="12pt" style:font-size-complex="12pt"/>
    </style:style>
    <style:style style:name="T43_120" style:family="text">
      <style:text-properties fo:font-size="12pt" style:font-size-asian="12pt" style:font-size-complex="12pt"/>
    </style:style>
    <style:style style:name="T43_121" style:family="text">
      <style:text-properties fo:font-size="12pt" style:font-size-asian="12pt" style:font-size-complex="12pt"/>
    </style:style>
    <style:style style:name="T43_122" style:family="text">
      <style:text-properties fo:font-size="12pt" style:font-size-asian="12pt" style:font-size-complex="12pt"/>
    </style:style>
    <style:style style:name="T43_123" style:family="text">
      <style:text-properties fo:font-size="12pt" style:font-size-asian="12pt" style:font-size-complex="12pt"/>
    </style:style>
    <style:style style:name="T43_124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P45" style:family="paragraph" style:parent-style-name="Heading_20_1">
      <style:paragraph-properties fo:break-before="auto" fo:line-height="115%" fo:margin-top="0.847cm" style:writing-mode="lr-tb"/>
    </style:style>
    <style:style style:name="T45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5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5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5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5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fo:margin-bottom="0.353cm" style:writing-mode="lr-tb"/>
    </style:style>
    <style:style style:name="T46_1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fo:margin-bottom="0.353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T47_51" style:family="text">
      <style:text-properties fo:font-size="12pt" style:font-size-asian="12pt" style:font-size-complex="12pt"/>
    </style:style>
    <style:style style:name="T47_52" style:family="text">
      <style:text-properties fo:font-size="12pt" style:font-size-asian="12pt" style:font-size-complex="12pt"/>
    </style:style>
    <style:style style:name="T47_53" style:family="text">
      <style:text-properties fo:font-size="12pt" style:font-size-asian="12pt" style:font-size-complex="12pt"/>
    </style:style>
    <style:style style:name="T47_54" style:family="text">
      <style:text-properties fo:font-size="12pt" style:font-size-asian="12pt" style:font-size-complex="12pt"/>
    </style:style>
    <style:style style:name="T47_55" style:family="text">
      <style:text-properties fo:font-size="12pt" style:font-size-asian="12pt" style:font-size-complex="12pt"/>
    </style:style>
    <style:style style:name="T47_56" style:family="text">
      <style:text-properties fo:font-size="12pt" style:font-size-asian="12pt" style:font-size-complex="12pt"/>
    </style:style>
    <style:style style:name="T47_57" style:family="text">
      <style:text-properties fo:font-size="12pt" style:font-size-asian="12pt" style:font-size-complex="12pt"/>
    </style:style>
    <style:style style:name="T47_58" style:family="text">
      <style:text-properties fo:font-size="12pt" style:font-size-asian="12pt" style:font-size-complex="12pt"/>
    </style:style>
    <style:style style:name="T47_59" style:family="text">
      <style:text-properties fo:font-size="12pt" style:font-size-asian="12pt" style:font-size-complex="12pt"/>
    </style:style>
    <style:style style:name="T47_60" style:family="text">
      <style:text-properties fo:font-size="12pt" style:font-size-asian="12pt" style:font-size-complex="12pt"/>
    </style:style>
    <style:style style:name="T47_61" style:family="text">
      <style:text-properties fo:font-size="12pt" style:font-size-asian="12pt" style:font-size-complex="12pt"/>
    </style:style>
    <style:style style:name="T47_62" style:family="text">
      <style:text-properties fo:font-size="12pt" style:font-size-asian="12pt" style:font-size-complex="12pt"/>
    </style:style>
    <style:style style:name="T47_63" style:family="text">
      <style:text-properties fo:font-size="12pt" style:font-size-asian="12pt" style:font-size-complex="12pt"/>
    </style:style>
    <style:style style:name="T47_64" style:family="text">
      <style:text-properties fo:font-size="12pt" style:font-size-asian="12pt" style:font-size-complex="12pt"/>
    </style:style>
    <style:style style:name="T47_65" style:family="text">
      <style:text-properties fo:font-size="12pt" style:font-size-asian="12pt" style:font-size-complex="12pt"/>
    </style:style>
    <style:style style:name="T47_66" style:family="text">
      <style:text-properties fo:font-size="12pt" style:font-size-asian="12pt" style:font-size-complex="12pt"/>
    </style:style>
    <style:style style:name="T47_67" style:family="text">
      <style:text-properties fo:font-size="12pt" style:font-size-asian="12pt" style:font-size-complex="12pt"/>
    </style:style>
    <style:style style:name="T47_68" style:family="text">
      <style:text-properties fo:font-size="12pt" style:font-size-asian="12pt" style:font-size-complex="12pt"/>
    </style:style>
    <style:style style:name="T47_69" style:family="text">
      <style:text-properties fo:font-size="12pt" style:font-size-asian="12pt" style:font-size-complex="12pt"/>
    </style:style>
    <style:style style:name="T47_70" style:family="text">
      <style:text-properties fo:font-size="12pt" style:font-size-asian="12pt" style:font-size-complex="12pt"/>
    </style:style>
    <style:style style:name="T47_71" style:family="text">
      <style:text-properties fo:font-size="12pt" style:font-size-asian="12pt" style:font-size-complex="12pt"/>
    </style:style>
    <style:style style:name="T47_72" style:family="text">
      <style:text-properties fo:font-size="12pt" style:font-size-asian="12pt" style:font-size-complex="12pt"/>
    </style:style>
    <style:style style:name="T47_73" style:family="text">
      <style:text-properties fo:font-size="12pt" style:font-size-asian="12pt" style:font-size-complex="12pt"/>
    </style:style>
    <style:style style:name="T47_74" style:family="text">
      <style:text-properties fo:font-size="12pt" style:font-size-asian="12pt" style:font-size-complex="12pt"/>
    </style:style>
    <style:style style:name="T47_75" style:family="text">
      <style:text-properties fo:font-size="12pt" style:font-size-asian="12pt" style:font-size-complex="12pt"/>
    </style:style>
    <style:style style:name="T47_76" style:family="text">
      <style:text-properties fo:font-size="12pt" style:font-size-asian="12pt" style:font-size-complex="12pt"/>
    </style:style>
    <style:style style:name="T47_77" style:family="text">
      <style:text-properties fo:font-size="12pt" style:font-size-asian="12pt" style:font-size-complex="12pt"/>
    </style:style>
    <style:style style:name="T47_78" style:family="text">
      <style:text-properties fo:font-size="12pt" style:font-size-asian="12pt" style:font-size-complex="12pt"/>
    </style:style>
    <style:style style:name="T47_79" style:family="text">
      <style:text-properties fo:font-size="12pt" style:font-size-asian="12pt" style:font-size-complex="12pt"/>
    </style:style>
    <style:style style:name="T47_80" style:family="text">
      <style:text-properties fo:font-size="12pt" style:font-size-asian="12pt" style:font-size-complex="12pt"/>
    </style:style>
    <style:style style:name="T47_81" style:family="text">
      <style:text-properties fo:font-size="12pt" style:font-size-asian="12pt" style:font-size-complex="12pt"/>
    </style:style>
    <style:style style:name="T47_82" style:family="text">
      <style:text-properties fo:font-size="12pt" style:font-size-asian="12pt" style:font-size-complex="12pt"/>
    </style:style>
    <style:style style:name="T47_83" style:family="text">
      <style:text-properties fo:font-size="12pt" style:font-size-asian="12pt" style:font-size-complex="12pt"/>
    </style:style>
    <style:style style:name="T47_84" style:family="text">
      <style:text-properties fo:font-size="12pt" style:font-size-asian="12pt" style:font-size-complex="12pt"/>
    </style:style>
    <style:style style:name="T47_85" style:family="text">
      <style:text-properties fo:font-size="12pt" style:font-size-asian="12pt" style:font-size-complex="12pt"/>
    </style:style>
    <style:style style:name="T47_86" style:family="text">
      <style:text-properties fo:font-size="12pt" style:font-size-asian="12pt" style:font-size-complex="12pt"/>
    </style:style>
    <style:style style:name="T47_87" style:family="text">
      <style:text-properties fo:font-size="12pt" style:font-size-asian="12pt" style:font-size-complex="12pt"/>
    </style:style>
    <style:style style:name="T47_88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fo:margin-bottom="0.353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T48_28" style:family="text">
      <style:text-properties fo:font-size="12pt" style:font-size-asian="12pt" style:font-size-complex="12pt"/>
    </style:style>
    <style:style style:name="T48_29" style:family="text">
      <style:text-properties fo:font-size="12pt" style:font-size-asian="12pt" style:font-size-complex="12pt"/>
    </style:style>
    <style:style style:name="T48_30" style:family="text">
      <style:text-properties fo:font-size="12pt" style:font-size-asian="12pt" style:font-size-complex="12pt"/>
    </style:style>
    <style:style style:name="T48_31" style:family="text">
      <style:text-properties fo:font-size="12pt" style:font-size-asian="12pt" style:font-size-complex="12pt"/>
    </style:style>
    <style:style style:name="T48_32" style:family="text">
      <style:text-properties fo:font-size="12pt" style:font-size-asian="12pt" style:font-size-complex="12pt"/>
    </style:style>
    <style:style style:name="T48_33" style:family="text">
      <style:text-properties fo:font-size="12pt" style:font-size-asian="12pt" style:font-size-complex="12pt"/>
    </style:style>
    <style:style style:name="T48_34" style:family="text">
      <style:text-properties fo:font-size="12pt" style:font-size-asian="12pt" style:font-size-complex="12pt"/>
    </style:style>
    <style:style style:name="T48_35" style:family="text">
      <style:text-properties fo:font-size="12pt" style:font-size-asian="12pt" style:font-size-complex="12pt"/>
    </style:style>
    <style:style style:name="T48_36" style:family="text">
      <style:text-properties fo:font-size="12pt" style:font-size-asian="12pt" style:font-size-complex="12pt"/>
    </style:style>
    <style:style style:name="T48_37" style:family="text">
      <style:text-properties fo:font-size="12pt" style:font-size-asian="12pt" style:font-size-complex="12pt"/>
    </style:style>
    <style:style style:name="T48_38" style:family="text">
      <style:text-properties fo:font-size="12pt" style:font-size-asian="12pt" style:font-size-complex="12pt"/>
    </style:style>
    <style:style style:name="T48_39" style:family="text">
      <style:text-properties fo:font-size="12pt" style:font-size-asian="12pt" style:font-size-complex="12pt"/>
    </style:style>
    <style:style style:name="T48_40" style:family="text">
      <style:text-properties fo:font-size="12pt" style:font-size-asian="12pt" style:font-size-complex="12pt"/>
    </style:style>
    <style:style style:name="T48_41" style:family="text">
      <style:text-properties fo:font-size="12pt" style:font-size-asian="12pt" style:font-size-complex="12pt"/>
    </style:style>
    <style:style style:name="T48_42" style:family="text">
      <style:text-properties fo:font-size="12pt" style:font-size-asian="12pt" style:font-size-complex="12pt"/>
    </style:style>
    <style:style style:name="T48_43" style:family="text">
      <style:text-properties fo:font-size="12pt" style:font-size-asian="12pt" style:font-size-complex="12pt"/>
    </style:style>
    <style:style style:name="T48_44" style:family="text">
      <style:text-properties fo:font-size="12pt" style:font-size-asian="12pt" style:font-size-complex="12pt"/>
    </style:style>
    <style:style style:name="T48_45" style:family="text">
      <style:text-properties fo:font-size="12pt" style:font-size-asian="12pt" style:font-size-complex="12pt"/>
    </style:style>
    <style:style style:name="T48_46" style:family="text">
      <style:text-properties fo:font-size="12pt" style:font-size-asian="12pt" style:font-size-complex="12pt"/>
    </style:style>
    <style:style style:name="T48_47" style:family="text">
      <style:text-properties fo:font-size="12pt" style:font-size-asian="12pt" style:font-size-complex="12pt"/>
    </style:style>
    <style:style style:name="T48_48" style:family="text">
      <style:text-properties fo:font-size="12pt" style:font-size-asian="12pt" style:font-size-complex="12pt"/>
    </style:style>
    <style:style style:name="T48_49" style:family="text">
      <style:text-properties fo:font-size="12pt" style:font-size-asian="12pt" style:font-size-complex="12pt"/>
    </style:style>
    <style:style style:name="T48_50" style:family="text">
      <style:text-properties fo:font-size="12pt" style:font-size-asian="12pt" style:font-size-complex="12pt"/>
    </style:style>
    <style:style style:name="T48_51" style:family="text">
      <style:text-properties fo:font-size="12pt" style:font-size-asian="12pt" style:font-size-complex="12pt"/>
    </style:style>
    <style:style style:name="T48_52" style:family="text">
      <style:text-properties fo:font-size="12pt" style:font-size-asian="12pt" style:font-size-complex="12pt"/>
    </style:style>
    <style:style style:name="T48_53" style:family="text">
      <style:text-properties fo:font-size="12pt" style:font-size-asian="12pt" style:font-size-complex="12pt"/>
    </style:style>
    <style:style style:name="T48_54" style:family="text">
      <style:text-properties fo:font-size="12pt" style:font-size-asian="12pt" style:font-size-complex="12pt"/>
    </style:style>
    <style:style style:name="T48_55" style:family="text">
      <style:text-properties fo:font-size="12pt" style:font-size-asian="12pt" style:font-size-complex="12pt"/>
    </style:style>
    <style:style style:name="T48_56" style:family="text">
      <style:text-properties fo:font-size="12pt" style:font-size-asian="12pt" style:font-size-complex="12pt"/>
    </style:style>
    <style:style style:name="T48_57" style:family="text">
      <style:text-properties fo:font-size="12pt" style:font-size-asian="12pt" style:font-size-complex="12pt"/>
    </style:style>
    <style:style style:name="T48_58" style:family="text">
      <style:text-properties fo:font-size="12pt" style:font-size-asian="12pt" style:font-size-complex="12pt"/>
    </style:style>
    <style:style style:name="T48_59" style:family="text">
      <style:text-properties fo:font-size="12pt" style:font-size-asian="12pt" style:font-size-complex="12pt"/>
    </style:style>
    <style:style style:name="T48_60" style:family="text">
      <style:text-properties fo:font-size="12pt" style:font-size-asian="12pt" style:font-size-complex="12pt"/>
    </style:style>
    <style:style style:name="T48_61" style:family="text">
      <style:text-properties fo:font-size="12pt" style:font-size-asian="12pt" style:font-size-complex="12pt"/>
    </style:style>
    <style:style style:name="T48_62" style:family="text">
      <style:text-properties fo:font-size="12pt" style:font-size-asian="12pt" style:font-size-complex="12pt"/>
    </style:style>
    <style:style style:name="T48_63" style:family="text">
      <style:text-properties fo:font-size="12pt" style:font-size-asian="12pt" style:font-size-complex="12pt"/>
    </style:style>
    <style:style style:name="T48_64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fo:margin-bottom="0.353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fo:margin-bottom="0.353cm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T50_33" style:family="text">
      <style:text-properties fo:font-size="12pt" style:font-size-asian="12pt" style:font-size-complex="12pt"/>
    </style:style>
    <style:style style:name="T50_34" style:family="text">
      <style:text-properties fo:font-size="12pt" style:font-size-asian="12pt" style:font-size-complex="12pt"/>
    </style:style>
    <style:style style:name="T50_35" style:family="text">
      <style:text-properties fo:font-size="12pt" style:font-size-asian="12pt" style:font-size-complex="12pt"/>
    </style:style>
    <style:style style:name="T50_36" style:family="text">
      <style:text-properties fo:font-size="12pt" style:font-size-asian="12pt" style:font-size-complex="12pt"/>
    </style:style>
    <style:style style:name="T50_37" style:family="text">
      <style:text-properties fo:font-size="12pt" style:font-size-asian="12pt" style:font-size-complex="12pt"/>
    </style:style>
    <style:style style:name="T50_38" style:family="text">
      <style:text-properties fo:font-size="12pt" style:font-size-asian="12pt" style:font-size-complex="12pt"/>
    </style:style>
    <style:style style:name="T50_39" style:family="text">
      <style:text-properties fo:font-size="12pt" style:font-size-asian="12pt" style:font-size-complex="12pt"/>
    </style:style>
    <style:style style:name="T50_40" style:family="text">
      <style:text-properties fo:font-size="12pt" style:font-size-asian="12pt" style:font-size-complex="12pt"/>
    </style:style>
    <style:style style:name="T50_41" style:family="text">
      <style:text-properties fo:font-size="12pt" style:font-size-asian="12pt" style:font-size-complex="12pt"/>
    </style:style>
    <style:style style:name="T50_42" style:family="text">
      <style:text-properties fo:font-size="12pt" style:font-size-asian="12pt" style:font-size-complex="12pt"/>
    </style:style>
    <style:style style:name="T50_43" style:family="text">
      <style:text-properties fo:font-size="12pt" style:font-size-asian="12pt" style:font-size-complex="12pt"/>
    </style:style>
    <style:style style:name="T50_44" style:family="text">
      <style:text-properties fo:font-size="12pt" style:font-size-asian="12pt" style:font-size-complex="12pt"/>
    </style:style>
    <style:style style:name="T50_45" style:family="text">
      <style:text-properties fo:font-size="12pt" style:font-size-asian="12pt" style:font-size-complex="12pt"/>
    </style:style>
    <style:style style:name="T50_46" style:family="text">
      <style:text-properties fo:font-size="12pt" style:font-size-asian="12pt" style:font-size-complex="12pt"/>
    </style:style>
    <style:style style:name="T50_47" style:family="text">
      <style:text-properties fo:font-size="12pt" style:font-size-asian="12pt" style:font-size-complex="12pt"/>
    </style:style>
    <style:style style:name="T50_48" style:family="text">
      <style:text-properties fo:font-size="12pt" style:font-size-asian="12pt" style:font-size-complex="12pt"/>
    </style:style>
    <style:style style:name="T50_49" style:family="text">
      <style:text-properties fo:font-size="12pt" style:font-size-asian="12pt" style:font-size-complex="12pt"/>
    </style:style>
    <style:style style:name="T50_50" style:family="text">
      <style:text-properties fo:font-size="12pt" style:font-size-asian="12pt" style:font-size-complex="12pt"/>
    </style:style>
    <style:style style:name="T50_51" style:family="text">
      <style:text-properties fo:font-size="12pt" style:font-size-asian="12pt" style:font-size-complex="12pt"/>
    </style:style>
    <style:style style:name="T50_52" style:family="text">
      <style:text-properties fo:font-size="12pt" style:font-size-asian="12pt" style:font-size-complex="12pt"/>
    </style:style>
    <style:style style:name="T50_53" style:family="text">
      <style:text-properties fo:font-size="12pt" style:font-size-asian="12pt" style:font-size-complex="12pt"/>
    </style:style>
    <style:style style:name="T50_54" style:family="text">
      <style:text-properties fo:font-size="12pt" style:font-size-asian="12pt" style:font-size-complex="12pt"/>
    </style:style>
    <style:style style:name="T50_55" style:family="text">
      <style:text-properties fo:font-size="12pt" style:font-size-asian="12pt" style:font-size-complex="12pt"/>
    </style:style>
    <style:style style:name="T50_56" style:family="text">
      <style:text-properties fo:font-size="12pt" style:font-size-asian="12pt" style:font-size-complex="12pt"/>
    </style:style>
    <style:style style:name="T50_57" style:family="text">
      <style:text-properties fo:font-size="12pt" style:font-size-asian="12pt" style:font-size-complex="12pt"/>
    </style:style>
    <style:style style:name="T50_58" style:family="text">
      <style:text-properties fo:font-size="12pt" style:font-size-asian="12pt" style:font-size-complex="12pt"/>
    </style:style>
    <style:style style:name="T50_59" style:family="text">
      <style:text-properties fo:font-size="12pt" style:font-size-asian="12pt" style:font-size-complex="12pt"/>
    </style:style>
    <style:style style:name="T50_60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2pt" style:font-size-asian="12pt" style:font-size-complex="12pt"/>
    </style:style>
    <style:style style:name="P52" style:family="paragraph" style:parent-style-name="Heading_20_2">
      <style:paragraph-properties fo:break-before="auto" fo:line-height="115%" fo:margin-top="0.353cm" style:writing-mode="lr-tb"/>
    </style:style>
    <style:style style:name="T52_1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52_2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52_3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P53" style:family="paragraph" style:parent-style-name="Standard">
      <style:paragraph-properties fo:break-before="auto" fo:line-height="115%" fo:margin-bottom="0.353cm" style:writing-mode="lr-tb"/>
    </style:style>
    <style:style style:name="T53_1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fo:margin-bottom="0.353cm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T54_9" style:family="text">
      <style:text-properties fo:font-size="12pt" style:font-size-asian="12pt" style:font-size-complex="12pt"/>
    </style:style>
    <style:style style:name="T54_10" style:family="text">
      <style:text-properties fo:font-size="12pt" style:font-size-asian="12pt" style:font-size-complex="12pt"/>
    </style:style>
    <style:style style:name="T54_11" style:family="text">
      <style:text-properties fo:font-size="12pt" style:font-size-asian="12pt" style:font-size-complex="12pt"/>
    </style:style>
    <style:style style:name="T54_12" style:family="text">
      <style:text-properties fo:font-size="12pt" style:font-size-asian="12pt" style:font-size-complex="12pt"/>
    </style:style>
    <style:style style:name="T54_13" style:family="text">
      <style:text-properties fo:font-size="12pt" style:font-size-asian="12pt" style:font-size-complex="12pt"/>
    </style:style>
    <style:style style:name="T54_14" style:family="text">
      <style:text-properties fo:font-size="12pt" style:font-size-asian="12pt" style:font-size-complex="12pt"/>
    </style:style>
    <style:style style:name="T54_15" style:family="text">
      <style:text-properties fo:font-size="12pt" style:font-size-asian="12pt" style:font-size-complex="12pt"/>
    </style:style>
    <style:style style:name="T54_16" style:family="text">
      <style:text-properties fo:font-size="12pt" style:font-size-asian="12pt" style:font-size-complex="12pt"/>
    </style:style>
    <style:style style:name="T54_17" style:family="text">
      <style:text-properties fo:font-size="12pt" style:font-size-asian="12pt" style:font-size-complex="12pt"/>
    </style:style>
    <style:style style:name="T54_18" style:family="text">
      <style:text-properties fo:font-size="12pt" style:font-size-asian="12pt" style:font-size-complex="12pt"/>
    </style:style>
    <style:style style:name="T54_19" style:family="text">
      <style:text-properties fo:font-size="12pt" style:font-size-asian="12pt" style:font-size-complex="12pt"/>
    </style:style>
    <style:style style:name="T54_20" style:family="text">
      <style:text-properties fo:font-size="12pt" style:font-size-asian="12pt" style:font-size-complex="12pt"/>
    </style:style>
    <style:style style:name="T54_21" style:family="text">
      <style:text-properties fo:font-size="12pt" style:font-size-asian="12pt" style:font-size-complex="12pt"/>
    </style:style>
    <style:style style:name="T54_22" style:family="text">
      <style:text-properties fo:font-size="12pt" style:font-size-asian="12pt" style:font-size-complex="12pt"/>
    </style:style>
    <style:style style:name="T54_23" style:family="text">
      <style:text-properties fo:font-size="12pt" style:font-size-asian="12pt" style:font-size-complex="12pt"/>
    </style:style>
    <style:style style:name="T54_24" style:family="text">
      <style:text-properties fo:font-size="12pt" style:font-size-asian="12pt" style:font-size-complex="12pt"/>
    </style:style>
    <style:style style:name="T54_25" style:family="text">
      <style:text-properties fo:font-size="12pt" style:font-size-asian="12pt" style:font-size-complex="12pt"/>
    </style:style>
    <style:style style:name="T54_26" style:family="text">
      <style:text-properties fo:font-size="12pt" style:font-size-asian="12pt" style:font-size-complex="12pt"/>
    </style:style>
    <style:style style:name="T54_27" style:family="text">
      <style:text-properties fo:font-size="12pt" style:font-size-asian="12pt" style:font-size-complex="12pt"/>
    </style:style>
    <style:style style:name="T54_28" style:family="text">
      <style:text-properties fo:font-size="12pt" style:font-size-asian="12pt" style:font-size-complex="12pt"/>
    </style:style>
    <style:style style:name="T54_29" style:family="text">
      <style:text-properties fo:font-size="12pt" style:font-size-asian="12pt" style:font-size-complex="12pt"/>
    </style:style>
    <style:style style:name="T54_30" style:family="text">
      <style:text-properties fo:font-size="12pt" style:font-size-asian="12pt" style:font-size-complex="12pt"/>
    </style:style>
    <style:style style:name="T54_31" style:family="text">
      <style:text-properties fo:font-size="12pt" style:font-size-asian="12pt" style:font-size-complex="12pt"/>
    </style:style>
    <style:style style:name="T54_32" style:family="text">
      <style:text-properties fo:font-size="12pt" style:font-size-asian="12pt" style:font-size-complex="12pt"/>
    </style:style>
    <style:style style:name="T54_33" style:family="text">
      <style:text-properties fo:font-size="12pt" style:font-size-asian="12pt" style:font-size-complex="12pt"/>
    </style:style>
    <style:style style:name="T54_34" style:family="text">
      <style:text-properties fo:font-size="12pt" style:font-size-asian="12pt" style:font-size-complex="12pt"/>
    </style:style>
    <style:style style:name="T54_35" style:family="text">
      <style:text-properties fo:font-size="12pt" style:font-size-asian="12pt" style:font-size-complex="12pt"/>
    </style:style>
    <style:style style:name="T54_36" style:family="text">
      <style:text-properties fo:font-size="12pt" style:font-size-asian="12pt" style:font-size-complex="12pt"/>
    </style:style>
    <style:style style:name="T54_37" style:family="text">
      <style:text-properties fo:font-size="12pt" style:font-size-asian="12pt" style:font-size-complex="12pt"/>
    </style:style>
    <style:style style:name="T54_38" style:family="text">
      <style:text-properties fo:font-size="12pt" style:font-size-asian="12pt" style:font-size-complex="12pt"/>
    </style:style>
    <style:style style:name="T54_39" style:family="text">
      <style:text-properties fo:font-size="12pt" style:font-size-asian="12pt" style:font-size-complex="12pt"/>
    </style:style>
    <style:style style:name="T54_40" style:family="text">
      <style:text-properties fo:font-size="12pt" style:font-size-asian="12pt" style:font-size-complex="12pt"/>
    </style:style>
    <style:style style:name="T54_41" style:family="text">
      <style:text-properties fo:font-size="12pt" style:font-size-asian="12pt" style:font-size-complex="12pt"/>
    </style:style>
    <style:style style:name="T54_42" style:family="text">
      <style:text-properties fo:font-size="12pt" style:font-size-asian="12pt" style:font-size-complex="12pt"/>
    </style:style>
    <style:style style:name="T54_43" style:family="text">
      <style:text-properties fo:font-size="12pt" style:font-size-asian="12pt" style:font-size-complex="12pt"/>
    </style:style>
    <style:style style:name="T54_44" style:family="text">
      <style:text-properties fo:font-size="12pt" style:font-size-asian="12pt" style:font-size-complex="12pt"/>
    </style:style>
    <style:style style:name="T54_45" style:family="text">
      <style:text-properties fo:font-size="12pt" style:font-size-asian="12pt" style:font-size-complex="12pt"/>
    </style:style>
    <style:style style:name="T54_46" style:family="text">
      <style:text-properties fo:font-size="12pt" style:font-size-asian="12pt" style:font-size-complex="12pt"/>
    </style:style>
    <style:style style:name="T54_47" style:family="text">
      <style:text-properties fo:font-size="12pt" style:font-size-asian="12pt" style:font-size-complex="12pt"/>
    </style:style>
    <style:style style:name="T54_48" style:family="text">
      <style:text-properties fo:font-size="12pt" style:font-size-asian="12pt" style:font-size-complex="12pt"/>
    </style:style>
    <style:style style:name="T54_49" style:family="text">
      <style:text-properties fo:font-size="12pt" style:font-size-asian="12pt" style:font-size-complex="12pt"/>
    </style:style>
    <style:style style:name="T54_50" style:family="text">
      <style:text-properties fo:font-size="12pt" style:font-size-asian="12pt" style:font-size-complex="12pt"/>
    </style:style>
    <style:style style:name="T54_51" style:family="text">
      <style:text-properties fo:font-size="12pt" style:font-size-asian="12pt" style:font-size-complex="12pt"/>
    </style:style>
    <style:style style:name="T54_52" style:family="text">
      <style:text-properties fo:font-size="12pt" style:font-size-asian="12pt" style:font-size-complex="12pt"/>
    </style:style>
    <style:style style:name="T54_53" style:family="text">
      <style:text-properties fo:font-size="12pt" style:font-size-asian="12pt" style:font-size-complex="12pt"/>
    </style:style>
    <style:style style:name="T54_54" style:family="text">
      <style:text-properties fo:font-size="12pt" style:font-size-asian="12pt" style:font-size-complex="12pt"/>
    </style:style>
    <style:style style:name="T54_55" style:family="text">
      <style:text-properties fo:font-size="12pt" style:font-size-asian="12pt" style:font-size-complex="12pt"/>
    </style:style>
    <style:style style:name="T54_56" style:family="text">
      <style:text-properties fo:font-size="12pt" style:font-size-asian="12pt" style:font-size-complex="12pt"/>
    </style:style>
    <style:style style:name="T54_57" style:family="text">
      <style:text-properties fo:font-size="12pt" style:font-size-asian="12pt" style:font-size-complex="12pt"/>
    </style:style>
    <style:style style:name="T54_58" style:family="text">
      <style:text-properties fo:font-size="12pt" style:font-size-asian="12pt" style:font-size-complex="12pt"/>
    </style:style>
    <style:style style:name="T54_59" style:family="text">
      <style:text-properties fo:font-size="12pt" style:font-size-asian="12pt" style:font-size-complex="12pt"/>
    </style:style>
    <style:style style:name="T54_60" style:family="text">
      <style:text-properties fo:font-size="12pt" style:font-size-asian="12pt" style:font-size-complex="12pt"/>
    </style:style>
    <style:style style:name="T54_61" style:family="text">
      <style:text-properties fo:font-size="12pt" style:font-size-asian="12pt" style:font-size-complex="12pt"/>
    </style:style>
    <style:style style:name="T54_62" style:family="text">
      <style:text-properties fo:font-size="12pt" style:font-size-asian="12pt" style:font-size-complex="12pt"/>
    </style:style>
    <style:style style:name="T54_63" style:family="text">
      <style:text-properties fo:font-size="12pt" style:font-size-asian="12pt" style:font-size-complex="12pt"/>
    </style:style>
    <style:style style:name="T54_64" style:family="text">
      <style:text-properties fo:font-size="12pt" style:font-size-asian="12pt" style:font-size-complex="12pt"/>
    </style:style>
    <style:style style:name="T54_65" style:family="text">
      <style:text-properties fo:font-size="12pt" style:font-size-asian="12pt" style:font-size-complex="12pt"/>
    </style:style>
    <style:style style:name="T54_66" style:family="text">
      <style:text-properties fo:font-size="12pt" style:font-size-asian="12pt" style:font-size-complex="12pt"/>
    </style:style>
    <style:style style:name="T54_67" style:family="text">
      <style:text-properties fo:font-size="12pt" style:font-size-asian="12pt" style:font-size-complex="12pt"/>
    </style:style>
    <style:style style:name="T54_68" style:family="text">
      <style:text-properties fo:font-size="12pt" style:font-size-asian="12pt" style:font-size-complex="12pt"/>
    </style:style>
    <style:style style:name="T54_69" style:family="text">
      <style:text-properties fo:font-size="12pt" style:font-size-asian="12pt" style:font-size-complex="12pt"/>
    </style:style>
    <style:style style:name="T54_70" style:family="text">
      <style:text-properties fo:font-size="12pt" style:font-size-asian="12pt" style:font-size-complex="12pt"/>
    </style:style>
    <style:style style:name="T54_71" style:family="text">
      <style:text-properties fo:font-size="12pt" style:font-size-asian="12pt" style:font-size-complex="12pt"/>
    </style:style>
    <style:style style:name="T54_72" style:family="text">
      <style:text-properties fo:font-size="12pt" style:font-size-asian="12pt" style:font-size-complex="12pt"/>
    </style:style>
    <style:style style:name="T54_73" style:family="text">
      <style:text-properties fo:font-size="12pt" style:font-size-asian="12pt" style:font-size-complex="12pt"/>
    </style:style>
    <style:style style:name="T54_74" style:family="text">
      <style:text-properties fo:font-size="12pt" style:font-size-asian="12pt" style:font-size-complex="12pt"/>
    </style:style>
    <style:style style:name="T54_75" style:family="text">
      <style:text-properties fo:font-size="12pt" style:font-size-asian="12pt" style:font-size-complex="12pt"/>
    </style:style>
    <style:style style:name="T54_76" style:family="text">
      <style:text-properties fo:font-size="12pt" style:font-size-asian="12pt" style:font-size-complex="12pt"/>
    </style:style>
    <style:style style:name="T54_77" style:family="text">
      <style:text-properties fo:font-size="12pt" style:font-size-asian="12pt" style:font-size-complex="12pt"/>
    </style:style>
    <style:style style:name="T54_78" style:family="text">
      <style:text-properties fo:font-size="12pt" style:font-size-asian="12pt" style:font-size-complex="12pt"/>
    </style:style>
    <style:style style:name="T54_79" style:family="text">
      <style:text-properties fo:font-size="12pt" style:font-size-asian="12pt" style:font-size-complex="12pt"/>
    </style:style>
    <style:style style:name="T54_80" style:family="text">
      <style:text-properties fo:font-size="12pt" style:font-size-asian="12pt" style:font-size-complex="12pt"/>
    </style:style>
    <style:style style:name="T54_81" style:family="text">
      <style:text-properties fo:font-size="12pt" style:font-size-asian="12pt" style:font-size-complex="12pt"/>
    </style:style>
    <style:style style:name="T54_82" style:family="text">
      <style:text-properties fo:font-size="12pt" style:font-size-asian="12pt" style:font-size-complex="12pt"/>
    </style:style>
    <style:style style:name="T54_83" style:family="text">
      <style:text-properties fo:font-size="12pt" style:font-size-asian="12pt" style:font-size-complex="12pt"/>
    </style:style>
    <style:style style:name="T54_84" style:family="text">
      <style:text-properties fo:font-size="12pt" style:font-size-asian="12pt" style:font-size-complex="12pt"/>
    </style:style>
    <style:style style:name="T54_85" style:family="text">
      <style:text-properties fo:font-size="12pt" style:font-size-asian="12pt" style:font-size-complex="12pt"/>
    </style:style>
    <style:style style:name="T54_86" style:family="text">
      <style:text-properties fo:font-size="12pt" style:font-size-asian="12pt" style:font-size-complex="12pt"/>
    </style:style>
    <style:style style:name="T54_87" style:family="text">
      <style:text-properties fo:font-size="12pt" style:font-size-asian="12pt" style:font-size-complex="12pt"/>
    </style:style>
    <style:style style:name="T54_88" style:family="text">
      <style:text-properties fo:font-size="12pt" style:font-size-asian="12pt" style:font-size-complex="12pt"/>
    </style:style>
    <style:style style:name="T54_89" style:family="text">
      <style:text-properties fo:font-size="12pt" style:font-size-asian="12pt" style:font-size-complex="12pt"/>
    </style:style>
    <style:style style:name="T54_90" style:family="text">
      <style:text-properties fo:font-size="12pt" style:font-size-asian="12pt" style:font-size-complex="12pt"/>
    </style:style>
    <style:style style:name="T54_91" style:family="text">
      <style:text-properties fo:font-size="12pt" style:font-size-asian="12pt" style:font-size-complex="12pt"/>
    </style:style>
    <style:style style:name="T54_92" style:family="text">
      <style:text-properties fo:font-size="12pt" style:font-size-asian="12pt" style:font-size-complex="12pt"/>
    </style:style>
    <style:style style:name="T54_93" style:family="text">
      <style:text-properties fo:font-size="12pt" style:font-size-asian="12pt" style:font-size-complex="12pt"/>
    </style:style>
    <style:style style:name="T54_94" style:family="text">
      <style:text-properties fo:font-size="12pt" style:font-size-asian="12pt" style:font-size-complex="12pt"/>
    </style:style>
    <style:style style:name="T54_95" style:family="text">
      <style:text-properties fo:font-size="12pt" style:font-size-asian="12pt" style:font-size-complex="12pt"/>
    </style:style>
    <style:style style:name="T54_96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fo:margin-bottom="0.353cm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T55_33" style:family="text">
      <style:text-properties fo:font-size="12pt" style:font-size-asian="12pt" style:font-size-complex="12pt"/>
    </style:style>
    <style:style style:name="T55_34" style:family="text">
      <style:text-properties fo:font-size="12pt" style:font-size-asian="12pt" style:font-size-complex="12pt"/>
    </style:style>
    <style:style style:name="T55_35" style:family="text">
      <style:text-properties fo:font-size="12pt" style:font-size-asian="12pt" style:font-size-complex="12pt"/>
    </style:style>
    <style:style style:name="T55_36" style:family="text">
      <style:text-properties fo:font-size="12pt" style:font-size-asian="12pt" style:font-size-complex="12pt"/>
    </style:style>
    <style:style style:name="T55_37" style:family="text">
      <style:text-properties fo:font-size="12pt" style:font-size-asian="12pt" style:font-size-complex="12pt"/>
    </style:style>
    <style:style style:name="T55_38" style:family="text">
      <style:text-properties fo:font-size="12pt" style:font-size-asian="12pt" style:font-size-complex="12pt"/>
    </style:style>
    <style:style style:name="T55_39" style:family="text">
      <style:text-properties fo:font-size="12pt" style:font-size-asian="12pt" style:font-size-complex="12pt"/>
    </style:style>
    <style:style style:name="T55_40" style:family="text">
      <style:text-properties fo:font-size="12pt" style:font-size-asian="12pt" style:font-size-complex="12pt"/>
    </style:style>
    <style:style style:name="T55_41" style:family="text">
      <style:text-properties fo:font-size="12pt" style:font-size-asian="12pt" style:font-size-complex="12pt"/>
    </style:style>
    <style:style style:name="T55_42" style:family="text">
      <style:text-properties fo:font-size="12pt" style:font-size-asian="12pt" style:font-size-complex="12pt"/>
    </style:style>
    <style:style style:name="T55_43" style:family="text">
      <style:text-properties fo:font-size="12pt" style:font-size-asian="12pt" style:font-size-complex="12pt"/>
    </style:style>
    <style:style style:name="T55_44" style:family="text">
      <style:text-properties fo:font-size="12pt" style:font-size-asian="12pt" style:font-size-complex="12pt"/>
    </style:style>
    <style:style style:name="T55_45" style:family="text">
      <style:text-properties fo:font-size="12pt" style:font-size-asian="12pt" style:font-size-complex="12pt"/>
    </style:style>
    <style:style style:name="T55_46" style:family="text">
      <style:text-properties fo:font-size="12pt" style:font-size-asian="12pt" style:font-size-complex="12pt"/>
    </style:style>
    <style:style style:name="T55_47" style:family="text">
      <style:text-properties fo:font-size="12pt" style:font-size-asian="12pt" style:font-size-complex="12pt"/>
    </style:style>
    <style:style style:name="T55_48" style:family="text">
      <style:text-properties fo:font-size="12pt" style:font-size-asian="12pt" style:font-size-complex="12pt"/>
    </style:style>
    <style:style style:name="T55_49" style:family="text">
      <style:text-properties fo:font-size="12pt" style:font-size-asian="12pt" style:font-size-complex="12pt"/>
    </style:style>
    <style:style style:name="T55_50" style:family="text">
      <style:text-properties fo:font-size="12pt" style:font-size-asian="12pt" style:font-size-complex="12pt"/>
    </style:style>
    <style:style style:name="T55_51" style:family="text">
      <style:text-properties fo:font-size="12pt" style:font-size-asian="12pt" style:font-size-complex="12pt"/>
    </style:style>
    <style:style style:name="T55_52" style:family="text">
      <style:text-properties fo:font-size="12pt" style:font-size-asian="12pt" style:font-size-complex="12pt"/>
    </style:style>
    <style:style style:name="T55_53" style:family="text">
      <style:text-properties fo:font-size="12pt" style:font-size-asian="12pt" style:font-size-complex="12pt"/>
    </style:style>
    <style:style style:name="T55_54" style:family="text">
      <style:text-properties fo:font-size="12pt" style:font-size-asian="12pt" style:font-size-complex="12pt"/>
    </style:style>
    <style:style style:name="T55_55" style:family="text">
      <style:text-properties fo:font-size="12pt" style:font-size-asian="12pt" style:font-size-complex="12pt"/>
    </style:style>
    <style:style style:name="T55_56" style:family="text">
      <style:text-properties fo:font-size="12pt" style:font-size-asian="12pt" style:font-size-complex="12pt"/>
    </style:style>
    <style:style style:name="T55_57" style:family="text">
      <style:text-properties fo:font-size="12pt" style:font-size-asian="12pt" style:font-size-complex="12pt"/>
    </style:style>
    <style:style style:name="T55_58" style:family="text">
      <style:text-properties fo:font-size="12pt" style:font-size-asian="12pt" style:font-size-complex="12pt"/>
    </style:style>
    <style:style style:name="T55_59" style:family="text">
      <style:text-properties fo:font-size="12pt" style:font-size-asian="12pt" style:font-size-complex="12pt"/>
    </style:style>
    <style:style style:name="T55_60" style:family="text">
      <style:text-properties fo:font-size="12pt" style:font-size-asian="12pt" style:font-size-complex="12pt"/>
    </style:style>
    <style:style style:name="T55_61" style:family="text">
      <style:text-properties fo:font-size="12pt" style:font-size-asian="12pt" style:font-size-complex="12pt"/>
    </style:style>
    <style:style style:name="T55_62" style:family="text">
      <style:text-properties fo:font-size="12pt" style:font-size-asian="12pt" style:font-size-complex="12pt"/>
    </style:style>
    <style:style style:name="T55_63" style:family="text">
      <style:text-properties fo:font-size="12pt" style:font-size-asian="12pt" style:font-size-complex="12pt"/>
    </style:style>
    <style:style style:name="T55_64" style:family="text">
      <style:text-properties fo:font-size="12pt" style:font-size-asian="12pt" style:font-size-complex="12pt"/>
    </style:style>
    <style:style style:name="T55_65" style:family="text">
      <style:text-properties fo:font-size="12pt" style:font-size-asian="12pt" style:font-size-complex="12pt"/>
    </style:style>
    <style:style style:name="T55_66" style:family="text">
      <style:text-properties fo:font-size="12pt" style:font-size-asian="12pt" style:font-size-complex="12pt"/>
    </style:style>
    <style:style style:name="T55_67" style:family="text">
      <style:text-properties fo:font-size="12pt" style:font-size-asian="12pt" style:font-size-complex="12pt"/>
    </style:style>
    <style:style style:name="T55_68" style:family="text">
      <style:text-properties fo:font-size="12pt" style:font-size-asian="12pt" style:font-size-complex="12pt"/>
    </style:style>
    <style:style style:name="T55_69" style:family="text">
      <style:text-properties fo:font-size="12pt" style:font-size-asian="12pt" style:font-size-complex="12pt"/>
    </style:style>
    <style:style style:name="T55_70" style:family="text">
      <style:text-properties fo:font-size="12pt" style:font-size-asian="12pt" style:font-size-complex="12pt"/>
    </style:style>
    <style:style style:name="T55_71" style:family="text">
      <style:text-properties fo:font-size="12pt" style:font-size-asian="12pt" style:font-size-complex="12pt"/>
    </style:style>
    <style:style style:name="T55_72" style:family="text">
      <style:text-properties fo:font-size="12pt" style:font-size-asian="12pt" style:font-size-complex="12pt"/>
    </style:style>
    <style:style style:name="T55_73" style:family="text">
      <style:text-properties fo:font-size="12pt" style:font-size-asian="12pt" style:font-size-complex="12pt"/>
    </style:style>
    <style:style style:name="T55_74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fo:margin-bottom="0.353cm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fo:font-size="12pt" style:font-size-asian="12pt" style:font-size-complex="12pt"/>
    </style:style>
    <style:style style:name="T56_20" style:family="text">
      <style:text-properties fo:font-size="12pt" style:font-size-asian="12pt" style:font-size-complex="12pt"/>
    </style:style>
    <style:style style:name="T56_21" style:family="text">
      <style:text-properties fo:font-size="12pt" style:font-size-asian="12pt" style:font-size-complex="12pt"/>
    </style:style>
    <style:style style:name="T56_22" style:family="text">
      <style:text-properties fo:font-size="12pt" style:font-size-asian="12pt" style:font-size-complex="12pt"/>
    </style:style>
    <style:style style:name="T56_23" style:family="text">
      <style:text-properties fo:font-size="12pt" style:font-size-asian="12pt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ize="12pt" style:font-size-asian="12pt" style:font-size-complex="12pt"/>
    </style:style>
    <style:style style:name="T56_28" style:family="text">
      <style:text-properties fo:font-size="12pt" style:font-size-asian="12pt" style:font-size-complex="12pt"/>
    </style:style>
    <style:style style:name="T56_29" style:family="text">
      <style:text-properties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T56_39" style:family="text">
      <style:text-properties fo:font-size="12pt" style:font-size-asian="12pt" style:font-size-complex="12pt"/>
    </style:style>
    <style:style style:name="T56_40" style:family="text">
      <style:text-properties fo:font-size="12pt" style:font-size-asian="12pt" style:font-size-complex="12pt"/>
    </style:style>
    <style:style style:name="T56_41" style:family="text">
      <style:text-properties fo:font-size="12pt" style:font-size-asian="12pt" style:font-size-complex="12pt"/>
    </style:style>
    <style:style style:name="T56_42" style:family="text">
      <style:text-properties fo:font-size="12pt" style:font-size-asian="12pt" style:font-size-complex="12pt"/>
    </style:style>
    <style:style style:name="T56_43" style:family="text">
      <style:text-properties fo:font-size="12pt" style:font-size-asian="12pt" style:font-size-complex="12pt"/>
    </style:style>
    <style:style style:name="T56_44" style:family="text">
      <style:text-properties fo:font-size="12pt" style:font-size-asian="12pt" style:font-size-complex="12pt"/>
    </style:style>
    <style:style style:name="T56_45" style:family="text">
      <style:text-properties fo:font-size="12pt" style:font-size-asian="12pt" style:font-size-complex="12pt"/>
    </style:style>
    <style:style style:name="T56_46" style:family="text">
      <style:text-properties fo:font-size="12pt" style:font-size-asian="12pt" style:font-size-complex="12pt"/>
    </style:style>
    <style:style style:name="T56_47" style:family="text">
      <style:text-properties fo:font-size="12pt" style:font-size-asian="12pt" style:font-size-complex="12pt"/>
    </style:style>
    <style:style style:name="T56_48" style:family="text">
      <style:text-properties fo:font-size="12pt" style:font-size-asian="12pt" style:font-size-complex="12pt"/>
    </style:style>
    <style:style style:name="T56_49" style:family="text">
      <style:text-properties fo:font-size="12pt" style:font-size-asian="12pt" style:font-size-complex="12pt"/>
    </style:style>
    <style:style style:name="T56_50" style:family="text">
      <style:text-properties fo:font-size="12pt" style:font-size-asian="12pt" style:font-size-complex="12pt"/>
    </style:style>
    <style:style style:name="T56_51" style:family="text">
      <style:text-properties fo:font-size="12pt" style:font-size-asian="12pt" style:font-size-complex="12pt"/>
    </style:style>
    <style:style style:name="T56_52" style:family="text">
      <style:text-properties fo:font-size="12pt" style:font-size-asian="12pt" style:font-size-complex="12pt"/>
    </style:style>
    <style:style style:name="T56_53" style:family="text">
      <style:text-properties fo:font-size="12pt" style:font-size-asian="12pt" style:font-size-complex="12pt"/>
    </style:style>
    <style:style style:name="T56_54" style:family="text">
      <style:text-properties fo:font-size="12pt" style:font-size-asian="12pt" style:font-size-complex="12pt"/>
    </style:style>
    <style:style style:name="T56_55" style:family="text">
      <style:text-properties fo:font-size="12pt" style:font-size-asian="12pt" style:font-size-complex="12pt"/>
    </style:style>
    <style:style style:name="T56_56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P58" style:family="paragraph" style:parent-style-name="Heading_20_2">
      <style:paragraph-properties fo:break-before="auto" fo:line-height="115%" fo:margin-top="0.353cm" style:writing-mode="lr-tb"/>
    </style:style>
    <style:style style:name="T58_1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58_2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58_3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58_4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58_5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P59" style:family="paragraph" style:parent-style-name="Heading_20_2">
      <style:paragraph-properties fo:break-before="auto" fo:line-height="115%" fo:margin-top="0.353cm" style:writing-mode="lr-tb"/>
    </style:style>
    <style:style style:name="T59_1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P60" style:family="paragraph" style:parent-style-name="Standard">
      <style:paragraph-properties fo:break-before="auto" fo:line-height="115%" fo:margin-bottom="0.353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T60_47" style:family="text">
      <style:text-properties fo:font-size="12pt" style:font-size-asian="12pt" style:font-size-complex="12pt"/>
    </style:style>
    <style:style style:name="T60_48" style:family="text">
      <style:text-properties fo:font-size="12pt" style:font-size-asian="12pt" style:font-size-complex="12pt"/>
    </style:style>
    <style:style style:name="T60_49" style:family="text">
      <style:text-properties fo:font-size="12pt" style:font-size-asian="12pt" style:font-size-complex="12pt"/>
    </style:style>
    <style:style style:name="T60_50" style:family="text">
      <style:text-properties fo:font-size="12pt" style:font-size-asian="12pt" style:font-size-complex="12pt"/>
    </style:style>
    <style:style style:name="T60_51" style:family="text">
      <style:text-properties fo:font-size="12pt" style:font-size-asian="12pt" style:font-size-complex="12pt"/>
    </style:style>
    <style:style style:name="T60_52" style:family="text">
      <style:text-properties fo:font-size="12pt" style:font-size-asian="12pt" style:font-size-complex="12pt"/>
    </style:style>
    <style:style style:name="T60_53" style:family="text">
      <style:text-properties fo:font-size="12pt" style:font-size-asian="12pt" style:font-size-complex="12pt"/>
    </style:style>
    <style:style style:name="T60_54" style:family="text">
      <style:text-properties fo:font-size="12pt" style:font-size-asian="12pt" style:font-size-complex="12pt"/>
    </style:style>
    <style:style style:name="T60_55" style:family="text">
      <style:text-properties fo:font-size="12pt" style:font-size-asian="12pt" style:font-size-complex="12pt"/>
    </style:style>
    <style:style style:name="T60_56" style:family="text">
      <style:text-properties fo:font-size="12pt" style:font-size-asian="12pt" style:font-size-complex="12pt"/>
    </style:style>
    <style:style style:name="T60_57" style:family="text">
      <style:text-properties fo:font-size="12pt" style:font-size-asian="12pt" style:font-size-complex="12pt"/>
    </style:style>
    <style:style style:name="T60_58" style:family="text">
      <style:text-properties fo:font-size="12pt" style:font-size-asian="12pt" style:font-size-complex="12pt"/>
    </style:style>
    <style:style style:name="T60_59" style:family="text">
      <style:text-properties fo:font-size="12pt" style:font-size-asian="12pt" style:font-size-complex="12pt"/>
    </style:style>
    <style:style style:name="T60_60" style:family="text">
      <style:text-properties fo:font-size="12pt" style:font-size-asian="12pt" style:font-size-complex="12pt"/>
    </style:style>
    <style:style style:name="T60_61" style:family="text">
      <style:text-properties fo:font-size="12pt" style:font-size-asian="12pt" style:font-size-complex="12pt"/>
    </style:style>
    <style:style style:name="T60_62" style:family="text">
      <style:text-properties fo:font-size="12pt" style:font-size-asian="12pt" style:font-size-complex="12pt"/>
    </style:style>
    <style:style style:name="T60_63" style:family="text">
      <style:text-properties fo:font-size="12pt" style:font-size-asian="12pt" style:font-size-complex="12pt"/>
    </style:style>
    <style:style style:name="T60_64" style:family="text">
      <style:text-properties fo:font-size="12pt" style:font-size-asian="12pt" style:font-size-complex="12pt"/>
    </style:style>
    <style:style style:name="T60_65" style:family="text">
      <style:text-properties fo:font-size="12pt" style:font-size-asian="12pt" style:font-size-complex="12pt"/>
    </style:style>
    <style:style style:name="T60_66" style:family="text">
      <style:text-properties fo:font-size="12pt" style:font-size-asian="12pt" style:font-size-complex="12pt"/>
    </style:style>
    <style:style style:name="T60_67" style:family="text">
      <style:text-properties fo:font-size="12pt" style:font-size-asian="12pt" style:font-size-complex="12pt"/>
    </style:style>
    <style:style style:name="T60_68" style:family="text">
      <style:text-properties fo:font-size="12pt" style:font-size-asian="12pt" style:font-size-complex="12pt"/>
    </style:style>
    <style:style style:name="T60_69" style:family="text">
      <style:text-properties fo:font-size="12pt" style:font-size-asian="12pt" style:font-size-complex="12pt"/>
    </style:style>
    <style:style style:name="T60_70" style:family="text">
      <style:text-properties fo:font-size="12pt" style:font-size-asian="12pt" style:font-size-complex="12pt"/>
    </style:style>
    <style:style style:name="T60_71" style:family="text">
      <style:text-properties fo:font-size="12pt" style:font-size-asian="12pt" style:font-size-complex="12pt"/>
    </style:style>
    <style:style style:name="T60_72" style:family="text">
      <style:text-properties fo:font-size="12pt" style:font-size-asian="12pt" style:font-size-complex="12pt"/>
    </style:style>
    <style:style style:name="T60_73" style:family="text">
      <style:text-properties fo:font-size="12pt" style:font-size-asian="12pt" style:font-size-complex="12pt"/>
    </style:style>
    <style:style style:name="T60_74" style:family="text">
      <style:text-properties fo:font-size="12pt" style:font-size-asian="12pt" style:font-size-complex="12pt"/>
    </style:style>
    <style:style style:name="T60_75" style:family="text">
      <style:text-properties fo:font-size="12pt" style:font-size-asian="12pt" style:font-size-complex="12pt"/>
    </style:style>
    <style:style style:name="T60_76" style:family="text">
      <style:text-properties fo:font-size="12pt" style:font-size-asian="12pt" style:font-size-complex="12pt"/>
    </style:style>
    <style:style style:name="T60_77" style:family="text">
      <style:text-properties fo:font-size="12pt" style:font-size-asian="12pt" style:font-size-complex="12pt"/>
    </style:style>
    <style:style style:name="T60_78" style:family="text">
      <style:text-properties fo:font-size="12pt" style:font-size-asian="12pt" style:font-size-complex="12pt"/>
    </style:style>
    <style:style style:name="T60_79" style:family="text">
      <style:text-properties fo:font-size="12pt" style:font-size-asian="12pt" style:font-size-complex="12pt"/>
    </style:style>
    <style:style style:name="T60_80" style:family="text">
      <style:text-properties fo:font-size="12pt" style:font-size-asian="12pt" style:font-size-complex="12pt"/>
    </style:style>
    <style:style style:name="T60_81" style:family="text">
      <style:text-properties fo:font-size="12pt" style:font-size-asian="12pt" style:font-size-complex="12pt"/>
    </style:style>
    <style:style style:name="T60_82" style:family="text">
      <style:text-properties fo:font-size="12pt" style:font-size-asian="12pt" style:font-size-complex="12pt"/>
    </style:style>
    <style:style style:name="T60_83" style:family="text">
      <style:text-properties fo:font-size="12pt" style:font-size-asian="12pt" style:font-size-complex="12pt"/>
    </style:style>
    <style:style style:name="T60_84" style:family="text">
      <style:text-properties fo:font-size="12pt" style:font-size-asian="12pt" style:font-size-complex="12pt"/>
    </style:style>
    <style:style style:name="T60_85" style:family="text">
      <style:text-properties fo:font-size="12pt" style:font-size-asian="12pt" style:font-size-complex="12pt"/>
    </style:style>
    <style:style style:name="T60_86" style:family="text">
      <style:text-properties fo:font-size="12pt" style:font-size-asian="12pt" style:font-size-complex="12pt"/>
    </style:style>
    <style:style style:name="T60_87" style:family="text">
      <style:text-properties fo:font-size="12pt" style:font-size-asian="12pt" style:font-size-complex="12pt"/>
    </style:style>
    <style:style style:name="T60_88" style:family="text">
      <style:text-properties fo:font-size="12pt" style:font-size-asian="12pt" style:font-size-complex="12pt"/>
    </style:style>
    <style:style style:name="T60_89" style:family="text">
      <style:text-properties fo:font-size="12pt" style:font-size-asian="12pt" style:font-size-complex="12pt"/>
    </style:style>
    <style:style style:name="T60_90" style:family="text">
      <style:text-properties fo:font-size="12pt" style:font-size-asian="12pt" style:font-size-complex="12pt"/>
    </style:style>
    <style:style style:name="T60_91" style:family="text">
      <style:text-properties fo:font-size="12pt" style:font-size-asian="12pt" style:font-size-complex="12pt"/>
    </style:style>
    <style:style style:name="T60_92" style:family="text">
      <style:text-properties fo:font-size="12pt" style:font-size-asian="12pt" style:font-size-complex="12pt"/>
    </style:style>
    <style:style style:name="T60_93" style:family="text">
      <style:text-properties fo:font-size="12pt" style:font-size-asian="12pt" style:font-size-complex="12pt"/>
    </style:style>
    <style:style style:name="T60_94" style:family="text">
      <style:text-properties fo:font-size="12pt" style:font-size-asian="12pt" style:font-size-complex="12pt"/>
    </style:style>
    <style:style style:name="T60_95" style:family="text">
      <style:text-properties fo:font-size="12pt" style:font-size-asian="12pt" style:font-size-complex="12pt"/>
    </style:style>
    <style:style style:name="T60_96" style:family="text">
      <style:text-properties fo:font-size="12pt" style:font-size-asian="12pt" style:font-size-complex="12pt"/>
    </style:style>
    <style:style style:name="T60_97" style:family="text">
      <style:text-properties fo:font-size="12pt" style:font-size-asian="12pt" style:font-size-complex="12pt"/>
    </style:style>
    <style:style style:name="T60_98" style:family="text">
      <style:text-properties fo:font-size="12pt" style:font-size-asian="12pt" style:font-size-complex="12pt"/>
    </style:style>
    <style:style style:name="T60_99" style:family="text">
      <style:text-properties fo:font-size="12pt" style:font-size-asian="12pt" style:font-size-complex="12pt"/>
    </style:style>
    <style:style style:name="T60_100" style:family="text">
      <style:text-properties fo:font-size="12pt" style:font-size-asian="12pt" style:font-size-complex="12pt"/>
    </style:style>
    <style:style style:name="T60_101" style:family="text">
      <style:text-properties fo:font-size="12pt" style:font-size-asian="12pt" style:font-size-complex="12pt"/>
    </style:style>
    <style:style style:name="T60_102" style:family="text">
      <style:text-properties fo:font-size="12pt" style:font-size-asian="12pt" style:font-size-complex="12pt"/>
    </style:style>
    <style:style style:name="T60_103" style:family="text">
      <style:text-properties fo:font-size="12pt" style:font-size-asian="12pt" style:font-size-complex="12pt"/>
    </style:style>
    <style:style style:name="T60_104" style:family="text">
      <style:text-properties fo:font-size="12pt" style:font-size-asian="12pt" style:font-size-complex="12pt"/>
    </style:style>
    <style:style style:name="T60_105" style:family="text">
      <style:text-properties fo:font-size="12pt" style:font-size-asian="12pt" style:font-size-complex="12pt"/>
    </style:style>
    <style:style style:name="T60_106" style:family="text">
      <style:text-properties fo:font-size="12pt" style:font-size-asian="12pt" style:font-size-complex="12pt"/>
    </style:style>
    <style:style style:name="T60_107" style:family="text">
      <style:text-properties fo:font-size="12pt" style:font-size-asian="12pt" style:font-size-complex="12pt"/>
    </style:style>
    <style:style style:name="T60_108" style:family="text">
      <style:text-properties fo:font-size="12pt" style:font-size-asian="12pt" style:font-size-complex="12pt"/>
    </style:style>
    <style:style style:name="T60_109" style:family="text">
      <style:text-properties fo:font-size="12pt" style:font-size-asian="12pt" style:font-size-complex="12pt"/>
    </style:style>
    <style:style style:name="T60_110" style:family="text">
      <style:text-properties fo:font-size="12pt" style:font-size-asian="12pt" style:font-size-complex="12pt"/>
    </style:style>
    <style:style style:name="T60_111" style:family="text">
      <style:text-properties fo:font-size="12pt" style:font-size-asian="12pt" style:font-size-complex="12pt"/>
    </style:style>
    <style:style style:name="T60_112" style:family="text">
      <style:text-properties fo:font-size="12pt" style:font-size-asian="12pt" style:font-size-complex="12pt"/>
    </style:style>
    <style:style style:name="T60_113" style:family="text">
      <style:text-properties fo:font-size="12pt" style:font-size-asian="12pt" style:font-size-complex="12pt"/>
    </style:style>
    <style:style style:name="T60_114" style:family="text">
      <style:text-properties fo:font-size="12pt" style:font-size-asian="12pt" style:font-size-complex="12pt"/>
    </style:style>
    <style:style style:name="T60_115" style:family="text">
      <style:text-properties fo:font-size="12pt" style:font-size-asian="12pt" style:font-size-complex="12pt"/>
    </style:style>
    <style:style style:name="T60_116" style:family="text">
      <style:text-properties fo:font-size="12pt" style:font-size-asian="12pt" style:font-size-complex="12pt"/>
    </style:style>
    <style:style style:name="T60_117" style:family="text">
      <style:text-properties fo:font-size="12pt" style:font-size-asian="12pt" style:font-size-complex="12pt"/>
    </style:style>
    <style:style style:name="T60_118" style:family="text">
      <style:text-properties fo:font-size="12pt" style:font-size-asian="12pt" style:font-size-complex="12pt"/>
    </style:style>
    <style:style style:name="T60_119" style:family="text">
      <style:text-properties fo:font-size="12pt" style:font-size-asian="12pt" style:font-size-complex="12pt"/>
    </style:style>
    <style:style style:name="T60_120" style:family="text">
      <style:text-properties fo:font-size="12pt" style:font-size-asian="12pt" style:font-size-complex="12pt"/>
    </style:style>
    <style:style style:name="T60_121" style:family="text">
      <style:text-properties fo:font-size="12pt" style:font-size-asian="12pt" style:font-size-complex="12pt"/>
    </style:style>
    <style:style style:name="T60_122" style:family="text">
      <style:text-properties fo:font-size="12pt" style:font-size-asian="12pt" style:font-size-complex="12pt"/>
    </style:style>
    <style:style style:name="T60_123" style:family="text">
      <style:text-properties fo:font-size="12pt" style:font-size-asian="12pt" style:font-size-complex="12pt"/>
    </style:style>
    <style:style style:name="T60_124" style:family="text">
      <style:text-properties fo:font-size="12pt" style:font-size-asian="12pt" style:font-size-complex="12pt"/>
    </style:style>
    <style:style style:name="T60_125" style:family="text">
      <style:text-properties fo:font-size="12pt" style:font-size-asian="12pt" style:font-size-complex="12pt"/>
    </style:style>
    <style:style style:name="T60_126" style:family="text">
      <style:text-properties fo:font-size="12pt" style:font-size-asian="12pt" style:font-size-complex="12pt"/>
    </style:style>
    <style:style style:name="T60_127" style:family="text">
      <style:text-properties fo:font-size="12pt" style:font-size-asian="12pt" style:font-size-complex="12pt"/>
    </style:style>
    <style:style style:name="T60_128" style:family="text">
      <style:text-properties fo:font-size="12pt" style:font-size-asian="12pt" style:font-size-complex="12pt"/>
    </style:style>
    <style:style style:name="T60_129" style:family="text">
      <style:text-properties fo:font-size="12pt" style:font-size-asian="12pt" style:font-size-complex="12pt"/>
    </style:style>
    <style:style style:name="T60_130" style:family="text">
      <style:text-properties fo:font-size="12pt" style:font-size-asian="12pt" style:font-size-complex="12pt"/>
    </style:style>
    <style:style style:name="T60_131" style:family="text">
      <style:text-properties fo:font-size="12pt" style:font-size-asian="12pt" style:font-size-complex="12pt"/>
    </style:style>
    <style:style style:name="T60_132" style:family="text">
      <style:text-properties fo:font-size="12pt" style:font-size-asian="12pt" style:font-size-complex="12pt"/>
    </style:style>
    <style:style style:name="T60_133" style:family="text">
      <style:text-properties fo:font-size="12pt" style:font-size-asian="12pt" style:font-size-complex="12pt"/>
    </style:style>
    <style:style style:name="T60_134" style:family="text">
      <style:text-properties fo:font-size="12pt" style:font-size-asian="12pt" style:font-size-complex="12pt"/>
    </style:style>
    <style:style style:name="T60_135" style:family="text">
      <style:text-properties fo:font-size="12pt" style:font-size-asian="12pt" style:font-size-complex="12pt"/>
    </style:style>
    <style:style style:name="T60_136" style:family="text">
      <style:text-properties fo:font-size="12pt" style:font-size-asian="12pt" style:font-size-complex="12pt"/>
    </style:style>
    <style:style style:name="T60_137" style:family="text">
      <style:text-properties fo:font-size="12pt" style:font-size-asian="12pt" style:font-size-complex="12pt"/>
    </style:style>
    <style:style style:name="T60_138" style:family="text">
      <style:text-properties fo:font-size="12pt" style:font-size-asian="12pt" style:font-size-complex="12pt"/>
    </style:style>
    <style:style style:name="T60_139" style:family="text">
      <style:text-properties fo:font-size="12pt" style:font-size-asian="12pt" style:font-size-complex="12pt"/>
    </style:style>
    <style:style style:name="T60_140" style:family="text">
      <style:text-properties fo:font-size="12pt" style:font-size-asian="12pt" style:font-size-complex="12pt"/>
    </style:style>
    <style:style style:name="T60_141" style:family="text">
      <style:text-properties fo:font-size="12pt" style:font-size-asian="12pt" style:font-size-complex="12pt"/>
    </style:style>
    <style:style style:name="T60_142" style:family="text">
      <style:text-properties fo:font-size="12pt" style:font-size-asian="12pt" style:font-size-complex="12pt"/>
    </style:style>
    <style:style style:name="T60_143" style:family="text">
      <style:text-properties fo:font-size="12pt" style:font-size-asian="12pt" style:font-size-complex="12pt"/>
    </style:style>
    <style:style style:name="T60_144" style:family="text">
      <style:text-properties fo:font-size="12pt" style:font-size-asian="12pt" style:font-size-complex="12pt"/>
    </style:style>
    <style:style style:name="T60_145" style:family="text">
      <style:text-properties fo:font-size="12pt" style:font-size-asian="12pt" style:font-size-complex="12pt"/>
    </style:style>
    <style:style style:name="T60_146" style:family="text">
      <style:text-properties fo:font-size="12pt" style:font-size-asian="12pt" style:font-size-complex="12pt"/>
    </style:style>
    <style:style style:name="T60_147" style:family="text">
      <style:text-properties fo:font-size="12pt" style:font-size-asian="12pt" style:font-size-complex="12pt"/>
    </style:style>
    <style:style style:name="T60_148" style:family="text">
      <style:text-properties fo:font-size="12pt" style:font-size-asian="12pt" style:font-size-complex="12pt"/>
    </style:style>
    <style:style style:name="T60_149" style:family="text">
      <style:text-properties fo:font-size="12pt" style:font-size-asian="12pt" style:font-size-complex="12pt"/>
    </style:style>
    <style:style style:name="T60_150" style:family="text">
      <style:text-properties fo:font-size="12pt" style:font-size-asian="12pt" style:font-size-complex="12pt"/>
    </style:style>
    <style:style style:name="T60_151" style:family="text">
      <style:text-properties fo:font-size="12pt" style:font-size-asian="12pt" style:font-size-complex="12pt"/>
    </style:style>
    <style:style style:name="T60_152" style:family="text">
      <style:text-properties fo:font-size="12pt" style:font-size-asian="12pt" style:font-size-complex="12pt"/>
    </style:style>
    <style:style style:name="T60_153" style:family="text">
      <style:text-properties fo:font-size="12pt" style:font-size-asian="12pt" style:font-size-complex="12pt"/>
    </style:style>
    <style:style style:name="T60_154" style:family="text">
      <style:text-properties fo:font-size="12pt" style:font-size-asian="12pt" style:font-size-complex="12pt"/>
    </style:style>
    <style:style style:name="T60_155" style:family="text">
      <style:text-properties fo:font-size="12pt" style:font-size-asian="12pt" style:font-size-complex="12pt"/>
    </style:style>
    <style:style style:name="T60_156" style:family="text">
      <style:text-properties fo:font-size="12pt" style:font-size-asian="12pt" style:font-size-complex="12pt"/>
    </style:style>
    <style:style style:name="T60_157" style:family="text">
      <style:text-properties fo:font-size="12pt" style:font-size-asian="12pt" style:font-size-complex="12pt"/>
    </style:style>
    <style:style style:name="T60_158" style:family="text">
      <style:text-properties fo:font-size="12pt" style:font-size-asian="12pt" style:font-size-complex="12pt"/>
    </style:style>
    <style:style style:name="T60_159" style:family="text">
      <style:text-properties fo:font-size="12pt" style:font-size-asian="12pt" style:font-size-complex="12pt"/>
    </style:style>
    <style:style style:name="T60_160" style:family="text">
      <style:text-properties fo:font-size="12pt" style:font-size-asian="12pt" style:font-size-complex="12pt"/>
    </style:style>
    <style:style style:name="T60_161" style:family="text">
      <style:text-properties fo:font-size="12pt" style:font-size-asian="12pt" style:font-size-complex="12pt"/>
    </style:style>
    <style:style style:name="T60_162" style:family="text">
      <style:text-properties fo:font-size="12pt" style:font-size-asian="12pt" style:font-size-complex="12pt"/>
    </style:style>
    <style:style style:name="T60_163" style:family="text">
      <style:text-properties fo:font-size="12pt" style:font-size-asian="12pt" style:font-size-complex="12pt"/>
    </style:style>
    <style:style style:name="T60_164" style:family="text">
      <style:text-properties fo:font-size="12pt" style:font-size-asian="12pt" style:font-size-complex="12pt"/>
    </style:style>
    <style:style style:name="T60_165" style:family="text">
      <style:text-properties fo:font-size="12pt" style:font-size-asian="12pt" style:font-size-complex="12pt"/>
    </style:style>
    <style:style style:name="T60_166" style:family="text">
      <style:text-properties fo:font-size="12pt" style:font-size-asian="12pt" style:font-size-complex="12pt"/>
    </style:style>
    <style:style style:name="T60_167" style:family="text">
      <style:text-properties fo:font-size="12pt" style:font-size-asian="12pt" style:font-size-complex="12pt"/>
    </style:style>
    <style:style style:name="T60_168" style:family="text">
      <style:text-properties fo:font-size="12pt" style:font-size-asian="12pt" style:font-size-complex="12pt"/>
    </style:style>
    <style:style style:name="T60_169" style:family="text">
      <style:text-properties fo:font-size="12pt" style:font-size-asian="12pt" style:font-size-complex="12pt"/>
    </style:style>
    <style:style style:name="T60_170" style:family="text">
      <style:text-properties fo:font-size="12pt" style:font-size-asian="12pt" style:font-size-complex="12pt"/>
    </style:style>
    <style:style style:name="T60_171" style:family="text">
      <style:text-properties fo:font-size="12pt" style:font-size-asian="12pt" style:font-size-complex="12pt"/>
    </style:style>
    <style:style style:name="T60_172" style:family="text">
      <style:text-properties fo:font-size="12pt" style:font-size-asian="12pt" style:font-size-complex="12pt"/>
    </style:style>
    <style:style style:name="T60_173" style:family="text">
      <style:text-properties fo:font-size="12pt" style:font-size-asian="12pt" style:font-size-complex="12pt"/>
    </style:style>
    <style:style style:name="T60_174" style:family="text">
      <style:text-properties fo:font-size="12pt" style:font-size-asian="12pt" style:font-size-complex="12pt"/>
    </style:style>
    <style:style style:name="T60_175" style:family="text">
      <style:text-properties fo:font-size="12pt" style:font-size-asian="12pt" style:font-size-complex="12pt"/>
    </style:style>
    <style:style style:name="T60_176" style:family="text">
      <style:text-properties fo:font-size="12pt" style:font-size-asian="12pt" style:font-size-complex="12pt"/>
    </style:style>
    <style:style style:name="T60_177" style:family="text">
      <style:text-properties fo:font-size="12pt" style:font-size-asian="12pt" style:font-size-complex="12pt"/>
    </style:style>
    <style:style style:name="T60_178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fo:margin-bottom="0.353cm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fo:margin-bottom="0.353cm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P64" style:family="paragraph" style:parent-style-name="Heading_20_2">
      <style:paragraph-properties fo:break-before="auto" fo:line-height="115%" fo:margin-top="0.353cm" style:writing-mode="lr-tb"/>
    </style:style>
    <style:style style:name="T64_1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64_2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64_3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64_4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64_5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line-height="115%" fo:margin-bottom="0.353cm" style:writing-mode="lr-tb"/>
    </style:style>
    <style:style style:name="T65_1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fo:margin-bottom="0.353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T66_27" style:family="text">
      <style:text-properties fo:font-size="12pt" style:font-size-asian="12pt" style:font-size-complex="12pt"/>
    </style:style>
    <style:style style:name="T66_28" style:family="text">
      <style:text-properties fo:font-size="12pt" style:font-size-asian="12pt" style:font-size-complex="12pt"/>
    </style:style>
    <style:style style:name="T66_29" style:family="text">
      <style:text-properties fo:font-size="12pt" style:font-size-asian="12pt" style:font-size-complex="12pt"/>
    </style:style>
    <style:style style:name="T66_30" style:family="text">
      <style:text-properties fo:font-size="12pt" style:font-size-asian="12pt" style:font-size-complex="12pt"/>
    </style:style>
    <style:style style:name="T66_31" style:family="text">
      <style:text-properties fo:font-size="12pt" style:font-size-asian="12pt" style:font-size-complex="12pt"/>
    </style:style>
    <style:style style:name="T66_32" style:family="text">
      <style:text-properties fo:font-size="12pt" style:font-size-asian="12pt" style:font-size-complex="12pt"/>
    </style:style>
    <style:style style:name="T66_33" style:family="text">
      <style:text-properties fo:font-size="12pt" style:font-size-asian="12pt" style:font-size-complex="12pt"/>
    </style:style>
    <style:style style:name="T66_34" style:family="text">
      <style:text-properties fo:font-size="12pt" style:font-size-asian="12pt" style:font-size-complex="12pt"/>
    </style:style>
    <style:style style:name="T66_35" style:family="text">
      <style:text-properties fo:font-size="12pt" style:font-size-asian="12pt" style:font-size-complex="12pt"/>
    </style:style>
    <style:style style:name="T66_36" style:family="text">
      <style:text-properties fo:font-size="12pt" style:font-size-asian="12pt" style:font-size-complex="12pt"/>
    </style:style>
    <style:style style:name="T66_37" style:family="text">
      <style:text-properties fo:font-size="12pt" style:font-size-asian="12pt" style:font-size-complex="12pt"/>
    </style:style>
    <style:style style:name="T66_38" style:family="text">
      <style:text-properties fo:font-size="12pt" style:font-size-asian="12pt" style:font-size-complex="12pt"/>
    </style:style>
    <style:style style:name="T66_39" style:family="text">
      <style:text-properties fo:font-size="12pt" style:font-size-asian="12pt" style:font-size-complex="12pt"/>
    </style:style>
    <style:style style:name="T66_40" style:family="text">
      <style:text-properties fo:font-size="12pt" style:font-size-asian="12pt" style:font-size-complex="12pt"/>
    </style:style>
    <style:style style:name="T66_41" style:family="text">
      <style:text-properties fo:font-size="12pt" style:font-size-asian="12pt" style:font-size-complex="12pt"/>
    </style:style>
    <style:style style:name="T66_42" style:family="text">
      <style:text-properties fo:font-size="12pt" style:font-size-asian="12pt" style:font-size-complex="12pt"/>
    </style:style>
    <style:style style:name="T66_43" style:family="text">
      <style:text-properties fo:font-size="12pt" style:font-size-asian="12pt" style:font-size-complex="12pt"/>
    </style:style>
    <style:style style:name="T66_44" style:family="text">
      <style:text-properties fo:font-size="12pt" style:font-size-asian="12pt" style:font-size-complex="12pt"/>
    </style:style>
    <style:style style:name="T66_45" style:family="text">
      <style:text-properties fo:font-size="12pt" style:font-size-asian="12pt" style:font-size-complex="12pt"/>
    </style:style>
    <style:style style:name="T66_46" style:family="text">
      <style:text-properties fo:font-size="12pt" style:font-size-asian="12pt" style:font-size-complex="12pt"/>
    </style:style>
    <style:style style:name="T66_47" style:family="text">
      <style:text-properties fo:font-size="12pt" style:font-size-asian="12pt" style:font-size-complex="12pt"/>
    </style:style>
    <style:style style:name="T66_48" style:family="text">
      <style:text-properties fo:font-size="12pt" style:font-size-asian="12pt" style:font-size-complex="12pt"/>
    </style:style>
    <style:style style:name="T66_49" style:family="text">
      <style:text-properties fo:font-size="12pt" style:font-size-asian="12pt" style:font-size-complex="12pt"/>
    </style:style>
    <style:style style:name="T66_50" style:family="text">
      <style:text-properties fo:font-size="12pt" style:font-size-asian="12pt" style:font-size-complex="12pt"/>
    </style:style>
    <style:style style:name="T66_51" style:family="text">
      <style:text-properties fo:font-size="12pt" style:font-size-asian="12pt" style:font-size-complex="12pt"/>
    </style:style>
    <style:style style:name="T66_52" style:family="text">
      <style:text-properties fo:font-size="12pt" style:font-size-asian="12pt" style:font-size-complex="12pt"/>
    </style:style>
    <style:style style:name="T66_53" style:family="text">
      <style:text-properties fo:font-size="12pt" style:font-size-asian="12pt" style:font-size-complex="12pt"/>
    </style:style>
    <style:style style:name="T66_54" style:family="text">
      <style:text-properties fo:font-size="12pt" style:font-size-asian="12pt" style:font-size-complex="12pt"/>
    </style:style>
    <style:style style:name="T66_55" style:family="text">
      <style:text-properties fo:font-size="12pt" style:font-size-asian="12pt" style:font-size-complex="12pt"/>
    </style:style>
    <style:style style:name="T66_56" style:family="text">
      <style:text-properties fo:font-size="12pt" style:font-size-asian="12pt" style:font-size-complex="12pt"/>
    </style:style>
    <style:style style:name="T66_57" style:family="text">
      <style:text-properties fo:font-size="12pt" style:font-size-asian="12pt" style:font-size-complex="12pt"/>
    </style:style>
    <style:style style:name="T66_58" style:family="text">
      <style:text-properties fo:font-size="12pt" style:font-size-asian="12pt" style:font-size-complex="12pt"/>
    </style:style>
    <style:style style:name="T66_59" style:family="text">
      <style:text-properties fo:font-size="12pt" style:font-size-asian="12pt" style:font-size-complex="12pt"/>
    </style:style>
    <style:style style:name="T66_60" style:family="text">
      <style:text-properties fo:font-size="12pt" style:font-size-asian="12pt" style:font-size-complex="12pt"/>
    </style:style>
    <style:style style:name="T66_61" style:family="text">
      <style:text-properties fo:font-size="12pt" style:font-size-asian="12pt" style:font-size-complex="12pt"/>
    </style:style>
    <style:style style:name="T66_62" style:family="text">
      <style:text-properties fo:font-size="12pt" style:font-size-asian="12pt" style:font-size-complex="12pt"/>
    </style:style>
    <style:style style:name="T66_63" style:family="text">
      <style:text-properties fo:font-size="12pt" style:font-size-asian="12pt" style:font-size-complex="12pt"/>
    </style:style>
    <style:style style:name="T66_64" style:family="text">
      <style:text-properties fo:font-size="12pt" style:font-size-asian="12pt" style:font-size-complex="12pt"/>
    </style:style>
    <style:style style:name="T66_65" style:family="text">
      <style:text-properties fo:font-size="12pt" style:font-size-asian="12pt" style:font-size-complex="12pt"/>
    </style:style>
    <style:style style:name="T66_66" style:family="text">
      <style:text-properties fo:font-size="12pt" style:font-size-asian="12pt" style:font-size-complex="12pt"/>
    </style:style>
    <style:style style:name="T66_67" style:family="text">
      <style:text-properties fo:font-size="12pt" style:font-size-asian="12pt" style:font-size-complex="12pt"/>
    </style:style>
    <style:style style:name="T66_68" style:family="text">
      <style:text-properties fo:font-size="12pt" style:font-size-asian="12pt" style:font-size-complex="12pt"/>
    </style:style>
    <style:style style:name="T66_69" style:family="text">
      <style:text-properties fo:font-size="12pt" style:font-size-asian="12pt" style:font-size-complex="12pt"/>
    </style:style>
    <style:style style:name="T66_70" style:family="text">
      <style:text-properties fo:font-size="12pt" style:font-size-asian="12pt" style:font-size-complex="12pt"/>
    </style:style>
    <style:style style:name="T66_71" style:family="text">
      <style:text-properties fo:font-size="12pt" style:font-size-asian="12pt" style:font-size-complex="12pt"/>
    </style:style>
    <style:style style:name="T66_72" style:family="text">
      <style:text-properties fo:font-size="12pt" style:font-size-asian="12pt" style:font-size-complex="12pt"/>
    </style:style>
    <style:style style:name="T66_73" style:family="text">
      <style:text-properties fo:font-size="12pt" style:font-size-asian="12pt" style:font-size-complex="12pt"/>
    </style:style>
    <style:style style:name="T66_74" style:family="text">
      <style:text-properties fo:font-size="12pt" style:font-size-asian="12pt" style:font-size-complex="12pt"/>
    </style:style>
    <style:style style:name="T66_75" style:family="text">
      <style:text-properties fo:font-size="12pt" style:font-size-asian="12pt" style:font-size-complex="12pt"/>
    </style:style>
    <style:style style:name="T66_76" style:family="text">
      <style:text-properties fo:font-size="12pt" style:font-size-asian="12pt" style:font-size-complex="12pt"/>
    </style:style>
    <style:style style:name="T66_77" style:family="text">
      <style:text-properties fo:font-size="12pt" style:font-size-asian="12pt" style:font-size-complex="12pt"/>
    </style:style>
    <style:style style:name="T66_78" style:family="text">
      <style:text-properties fo:font-size="12pt" style:font-size-asian="12pt" style:font-size-complex="12pt"/>
    </style:style>
    <style:style style:name="T66_79" style:family="text">
      <style:text-properties fo:font-size="12pt" style:font-size-asian="12pt" style:font-size-complex="12pt"/>
    </style:style>
    <style:style style:name="T66_80" style:family="text">
      <style:text-properties fo:font-size="12pt" style:font-size-asian="12pt" style:font-size-complex="12pt"/>
    </style:style>
    <style:style style:name="T66_81" style:family="text">
      <style:text-properties fo:font-size="12pt" style:font-size-asian="12pt" style:font-size-complex="12pt"/>
    </style:style>
    <style:style style:name="T66_82" style:family="text">
      <style:text-properties fo:font-size="12pt" style:font-size-asian="12pt" style:font-size-complex="12pt"/>
    </style:style>
    <style:style style:name="T66_83" style:family="text">
      <style:text-properties fo:font-size="12pt" style:font-size-asian="12pt" style:font-size-complex="12pt"/>
    </style:style>
    <style:style style:name="T66_84" style:family="text">
      <style:text-properties fo:font-size="12pt" style:font-size-asian="12pt" style:font-size-complex="12pt"/>
    </style:style>
    <style:style style:name="T66_85" style:family="text">
      <style:text-properties fo:font-size="12pt" style:font-size-asian="12pt" style:font-size-complex="12pt"/>
    </style:style>
    <style:style style:name="T66_86" style:family="text">
      <style:text-properties fo:font-size="12pt" style:font-size-asian="12pt" style:font-size-complex="12pt"/>
    </style:style>
    <style:style style:name="T66_87" style:family="text">
      <style:text-properties fo:font-size="12pt" style:font-size-asian="12pt" style:font-size-complex="12pt"/>
    </style:style>
    <style:style style:name="T66_88" style:family="text">
      <style:text-properties fo:font-size="12pt" style:font-size-asian="12pt" style:font-size-complex="12pt"/>
    </style:style>
    <style:style style:name="T66_89" style:family="text">
      <style:text-properties fo:font-size="12pt" style:font-size-asian="12pt" style:font-size-complex="12pt"/>
    </style:style>
    <style:style style:name="T66_90" style:family="text">
      <style:text-properties fo:font-size="12pt" style:font-size-asian="12pt" style:font-size-complex="12pt"/>
    </style:style>
    <style:style style:name="T66_91" style:family="text">
      <style:text-properties fo:font-size="12pt" style:font-size-asian="12pt" style:font-size-complex="12pt"/>
    </style:style>
    <style:style style:name="T66_92" style:family="text">
      <style:text-properties fo:font-size="12pt" style:font-size-asian="12pt" style:font-size-complex="12pt"/>
    </style:style>
    <style:style style:name="T66_93" style:family="text">
      <style:text-properties fo:font-size="12pt" style:font-size-asian="12pt" style:font-size-complex="12pt"/>
    </style:style>
    <style:style style:name="T66_94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fo:margin-bottom="0.353cm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T67_32" style:family="text">
      <style:text-properties fo:font-size="12pt" style:font-size-asian="12pt" style:font-size-complex="12pt"/>
    </style:style>
    <style:style style:name="T67_33" style:family="text">
      <style:text-properties fo:font-size="12pt" style:font-size-asian="12pt" style:font-size-complex="12pt"/>
    </style:style>
    <style:style style:name="T67_34" style:family="text">
      <style:text-properties fo:font-size="12pt" style:font-size-asian="12pt" style:font-size-complex="12pt"/>
    </style:style>
    <style:style style:name="T67_35" style:family="text">
      <style:text-properties fo:font-size="12pt" style:font-size-asian="12pt" style:font-size-complex="12pt"/>
    </style:style>
    <style:style style:name="T67_36" style:family="text">
      <style:text-properties fo:font-size="12pt" style:font-size-asian="12pt" style:font-size-complex="12pt"/>
    </style:style>
    <style:style style:name="T67_37" style:family="text">
      <style:text-properties fo:font-size="12pt" style:font-size-asian="12pt" style:font-size-complex="12pt"/>
    </style:style>
    <style:style style:name="T67_38" style:family="text">
      <style:text-properties fo:font-size="12pt" style:font-size-asian="12pt" style:font-size-complex="12pt"/>
    </style:style>
    <style:style style:name="T67_39" style:family="text">
      <style:text-properties fo:font-size="12pt" style:font-size-asian="12pt" style:font-size-complex="12pt"/>
    </style:style>
    <style:style style:name="T67_40" style:family="text">
      <style:text-properties fo:font-size="12pt" style:font-size-asian="12pt" style:font-size-complex="12pt"/>
    </style:style>
    <style:style style:name="T67_41" style:family="text">
      <style:text-properties fo:font-size="12pt" style:font-size-asian="12pt" style:font-size-complex="12pt"/>
    </style:style>
    <style:style style:name="T67_42" style:family="text">
      <style:text-properties fo:font-size="12pt" style:font-size-asian="12pt" style:font-size-complex="12pt"/>
    </style:style>
    <style:style style:name="T67_43" style:family="text">
      <style:text-properties fo:font-size="12pt" style:font-size-asian="12pt" style:font-size-complex="12pt"/>
    </style:style>
    <style:style style:name="T67_44" style:family="text">
      <style:text-properties fo:font-size="12pt" style:font-size-asian="12pt" style:font-size-complex="12pt"/>
    </style:style>
    <style:style style:name="T67_45" style:family="text">
      <style:text-properties fo:font-size="12pt" style:font-size-asian="12pt" style:font-size-complex="12pt"/>
    </style:style>
    <style:style style:name="T67_46" style:family="text">
      <style:text-properties fo:font-size="12pt" style:font-size-asian="12pt" style:font-size-complex="12pt"/>
    </style:style>
    <style:style style:name="T67_47" style:family="text">
      <style:text-properties fo:font-size="12pt" style:font-size-asian="12pt" style:font-size-complex="12pt"/>
    </style:style>
    <style:style style:name="T67_48" style:family="text">
      <style:text-properties fo:font-size="12pt" style:font-size-asian="12pt" style:font-size-complex="12pt"/>
    </style:style>
    <style:style style:name="T67_49" style:family="text">
      <style:text-properties fo:font-size="12pt" style:font-size-asian="12pt" style:font-size-complex="12pt"/>
    </style:style>
    <style:style style:name="T67_50" style:family="text">
      <style:text-properties fo:font-size="12pt" style:font-size-asian="12pt" style:font-size-complex="12pt"/>
    </style:style>
    <style:style style:name="T67_51" style:family="text">
      <style:text-properties fo:font-size="12pt" style:font-size-asian="12pt" style:font-size-complex="12pt"/>
    </style:style>
    <style:style style:name="T67_52" style:family="text">
      <style:text-properties fo:font-size="12pt" style:font-size-asian="12pt" style:font-size-complex="12pt"/>
    </style:style>
    <style:style style:name="T67_53" style:family="text">
      <style:text-properties fo:font-size="12pt" style:font-size-asian="12pt" style:font-size-complex="12pt"/>
    </style:style>
    <style:style style:name="T67_54" style:family="text">
      <style:text-properties fo:font-size="12pt" style:font-size-asian="12pt" style:font-size-complex="12pt"/>
    </style:style>
    <style:style style:name="T67_55" style:family="text">
      <style:text-properties fo:font-size="12pt" style:font-size-asian="12pt" style:font-size-complex="12pt"/>
    </style:style>
    <style:style style:name="T67_56" style:family="text">
      <style:text-properties fo:font-size="12pt" style:font-size-asian="12pt" style:font-size-complex="12pt"/>
    </style:style>
    <style:style style:name="T67_57" style:family="text">
      <style:text-properties fo:font-size="12pt" style:font-size-asian="12pt" style:font-size-complex="12pt"/>
    </style:style>
    <style:style style:name="T67_58" style:family="text">
      <style:text-properties fo:font-size="12pt" style:font-size-asian="12pt" style:font-size-complex="12pt"/>
    </style:style>
    <style:style style:name="T67_59" style:family="text">
      <style:text-properties fo:font-size="12pt" style:font-size-asian="12pt" style:font-size-complex="12pt"/>
    </style:style>
    <style:style style:name="T67_60" style:family="text">
      <style:text-properties fo:font-size="12pt" style:font-size-asian="12pt" style:font-size-complex="12pt"/>
    </style:style>
    <style:style style:name="T67_61" style:family="text">
      <style:text-properties fo:font-size="12pt" style:font-size-asian="12pt" style:font-size-complex="12pt"/>
    </style:style>
    <style:style style:name="T67_62" style:family="text">
      <style:text-properties fo:font-size="12pt" style:font-size-asian="12pt" style:font-size-complex="12pt"/>
    </style:style>
    <style:style style:name="T67_63" style:family="text">
      <style:text-properties fo:font-size="12pt" style:font-size-asian="12pt" style:font-size-complex="12pt"/>
    </style:style>
    <style:style style:name="T67_64" style:family="text">
      <style:text-properties fo:font-size="12pt" style:font-size-asian="12pt" style:font-size-complex="12pt"/>
    </style:style>
    <style:style style:name="T67_65" style:family="text">
      <style:text-properties fo:font-size="12pt" style:font-size-asian="12pt" style:font-size-complex="12pt"/>
    </style:style>
    <style:style style:name="T67_66" style:family="text">
      <style:text-properties fo:font-size="12pt" style:font-size-asian="12pt" style:font-size-complex="12pt"/>
    </style:style>
    <style:style style:name="T67_67" style:family="text">
      <style:text-properties fo:font-size="12pt" style:font-size-asian="12pt" style:font-size-complex="12pt"/>
    </style:style>
    <style:style style:name="T67_68" style:family="text">
      <style:text-properties fo:font-size="12pt" style:font-size-asian="12pt" style:font-size-complex="12pt"/>
    </style:style>
    <style:style style:name="T67_69" style:family="text">
      <style:text-properties fo:font-size="12pt" style:font-size-asian="12pt" style:font-size-complex="12pt"/>
    </style:style>
    <style:style style:name="T67_70" style:family="text">
      <style:text-properties fo:font-size="12pt" style:font-size-asian="12pt" style:font-size-complex="12pt"/>
    </style:style>
    <style:style style:name="T67_71" style:family="text">
      <style:text-properties fo:font-size="12pt" style:font-size-asian="12pt" style:font-size-complex="12pt"/>
    </style:style>
    <style:style style:name="T67_72" style:family="text">
      <style:text-properties fo:font-size="12pt" style:font-size-asian="12pt" style:font-size-complex="12pt"/>
    </style:style>
    <style:style style:name="T67_73" style:family="text">
      <style:text-properties fo:font-size="12pt" style:font-size-asian="12pt" style:font-size-complex="12pt"/>
    </style:style>
    <style:style style:name="T67_74" style:family="text">
      <style:text-properties fo:font-size="12pt" style:font-size-asian="12pt" style:font-size-complex="12pt"/>
    </style:style>
    <style:style style:name="T67_75" style:family="text">
      <style:text-properties fo:font-size="12pt" style:font-size-asian="12pt" style:font-size-complex="12pt"/>
    </style:style>
    <style:style style:name="T67_76" style:family="text">
      <style:text-properties fo:font-size="12pt" style:font-size-asian="12pt" style:font-size-complex="12pt"/>
    </style:style>
    <style:style style:name="T67_77" style:family="text">
      <style:text-properties fo:font-size="12pt" style:font-size-asian="12pt" style:font-size-complex="12pt"/>
    </style:style>
    <style:style style:name="T67_78" style:family="text">
      <style:text-properties fo:font-size="12pt" style:font-size-asian="12pt" style:font-size-complex="12pt"/>
    </style:style>
    <style:style style:name="T67_79" style:family="text">
      <style:text-properties fo:font-size="12pt" style:font-size-asian="12pt" style:font-size-complex="12pt"/>
    </style:style>
    <style:style style:name="T67_80" style:family="text">
      <style:text-properties fo:font-size="12pt" style:font-size-asian="12pt" style:font-size-complex="12pt"/>
    </style:style>
    <style:style style:name="T67_81" style:family="text">
      <style:text-properties fo:font-size="12pt" style:font-size-asian="12pt" style:font-size-complex="12pt"/>
    </style:style>
    <style:style style:name="T67_82" style:family="text">
      <style:text-properties fo:font-size="12pt" style:font-size-asian="12pt" style:font-size-complex="12pt"/>
    </style:style>
    <style:style style:name="T67_83" style:family="text">
      <style:text-properties fo:font-size="12pt" style:font-size-asian="12pt" style:font-size-complex="12pt"/>
    </style:style>
    <style:style style:name="T67_84" style:family="text">
      <style:text-properties fo:font-size="12pt" style:font-size-asian="12pt" style:font-size-complex="12pt"/>
    </style:style>
    <style:style style:name="T67_85" style:family="text">
      <style:text-properties fo:font-size="12pt" style:font-size-asian="12pt" style:font-size-complex="12pt"/>
    </style:style>
    <style:style style:name="T67_86" style:family="text">
      <style:text-properties fo:font-size="12pt" style:font-size-asian="12pt" style:font-size-complex="12pt"/>
    </style:style>
    <style:style style:name="T67_87" style:family="text">
      <style:text-properties fo:font-size="12pt" style:font-size-asian="12pt" style:font-size-complex="12pt"/>
    </style:style>
    <style:style style:name="T67_88" style:family="text">
      <style:text-properties fo:font-size="12pt" style:font-size-asian="12pt" style:font-size-complex="12pt"/>
    </style:style>
    <style:style style:name="T67_89" style:family="text">
      <style:text-properties fo:font-size="12pt" style:font-size-asian="12pt" style:font-size-complex="12pt"/>
    </style:style>
    <style:style style:name="T67_90" style:family="text">
      <style:text-properties fo:font-size="12pt" style:font-size-asian="12pt" style:font-size-complex="12pt"/>
    </style:style>
    <style:style style:name="T67_91" style:family="text">
      <style:text-properties fo:font-size="12pt" style:font-size-asian="12pt" style:font-size-complex="12pt"/>
    </style:style>
    <style:style style:name="T67_92" style:family="text">
      <style:text-properties fo:font-size="12pt" style:font-size-asian="12pt" style:font-size-complex="12pt"/>
    </style:style>
    <style:style style:name="T67_93" style:family="text">
      <style:text-properties fo:font-size="12pt" style:font-size-asian="12pt" style:font-size-complex="12pt"/>
    </style:style>
    <style:style style:name="T67_94" style:family="text">
      <style:text-properties fo:font-size="12pt" style:font-size-asian="12pt" style:font-size-complex="12pt"/>
    </style:style>
    <style:style style:name="T67_95" style:family="text">
      <style:text-properties fo:font-size="12pt" style:font-size-asian="12pt" style:font-size-complex="12pt"/>
    </style:style>
    <style:style style:name="T67_96" style:family="text">
      <style:text-properties fo:font-size="12pt" style:font-size-asian="12pt" style:font-size-complex="12pt"/>
    </style:style>
    <style:style style:name="T67_97" style:family="text">
      <style:text-properties fo:font-size="12pt" style:font-size-asian="12pt" style:font-size-complex="12pt"/>
    </style:style>
    <style:style style:name="T67_98" style:family="text">
      <style:text-properties fo:font-size="12pt" style:font-size-asian="12pt" style:font-size-complex="12pt"/>
    </style:style>
    <style:style style:name="T67_99" style:family="text">
      <style:text-properties fo:font-size="12pt" style:font-size-asian="12pt" style:font-size-complex="12pt"/>
    </style:style>
    <style:style style:name="T67_100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fo:margin-bottom="0.353cm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fo:margin-bottom="0.353cm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T69_53" style:family="text">
      <style:text-properties fo:font-size="12pt" style:font-size-asian="12pt" style:font-size-complex="12pt"/>
    </style:style>
    <style:style style:name="T69_54" style:family="text">
      <style:text-properties fo:font-size="12pt" style:font-size-asian="12pt" style:font-size-complex="12pt"/>
    </style:style>
    <style:style style:name="T69_55" style:family="text">
      <style:text-properties fo:font-size="12pt" style:font-size-asian="12pt" style:font-size-complex="12pt"/>
    </style:style>
    <style:style style:name="T69_56" style:family="text">
      <style:text-properties fo:font-size="12pt" style:font-size-asian="12pt" style:font-size-complex="12pt"/>
    </style:style>
    <style:style style:name="T69_57" style:family="text">
      <style:text-properties fo:font-size="12pt" style:font-size-asian="12pt" style:font-size-complex="12pt"/>
    </style:style>
    <style:style style:name="T69_58" style:family="text">
      <style:text-properties fo:font-size="12pt" style:font-size-asian="12pt" style:font-size-complex="12pt"/>
    </style:style>
    <style:style style:name="T69_59" style:family="text">
      <style:text-properties fo:font-size="12pt" style:font-size-asian="12pt" style:font-size-complex="12pt"/>
    </style:style>
    <style:style style:name="T69_60" style:family="text">
      <style:text-properties fo:font-size="12pt" style:font-size-asian="12pt" style:font-size-complex="12pt"/>
    </style:style>
    <style:style style:name="T69_61" style:family="text">
      <style:text-properties fo:font-size="12pt" style:font-size-asian="12pt" style:font-size-complex="12pt"/>
    </style:style>
    <style:style style:name="T69_62" style:family="text">
      <style:text-properties fo:font-size="12pt" style:font-size-asian="12pt" style:font-size-complex="12pt"/>
    </style:style>
    <style:style style:name="T69_63" style:family="text">
      <style:text-properties fo:font-size="12pt" style:font-size-asian="12pt" style:font-size-complex="12pt"/>
    </style:style>
    <style:style style:name="T69_64" style:family="text">
      <style:text-properties fo:font-size="12pt" style:font-size-asian="12pt" style:font-size-complex="12pt"/>
    </style:style>
    <style:style style:name="T69_65" style:family="text">
      <style:text-properties fo:font-size="12pt" style:font-size-asian="12pt" style:font-size-complex="12pt"/>
    </style:style>
    <style:style style:name="T69_66" style:family="text">
      <style:text-properties fo:font-size="12pt" style:font-size-asian="12pt" style:font-size-complex="12pt"/>
    </style:style>
    <style:style style:name="T69_67" style:family="text">
      <style:text-properties fo:font-size="12pt" style:font-size-asian="12pt" style:font-size-complex="12pt"/>
    </style:style>
    <style:style style:name="T69_68" style:family="text">
      <style:text-properties fo:font-size="12pt" style:font-size-asian="12pt" style:font-size-complex="12pt"/>
    </style:style>
    <style:style style:name="T69_69" style:family="text">
      <style:text-properties fo:font-size="12pt" style:font-size-asian="12pt" style:font-size-complex="12pt"/>
    </style:style>
    <style:style style:name="T69_70" style:family="text">
      <style:text-properties fo:font-size="12pt" style:font-size-asian="12pt" style:font-size-complex="12pt"/>
    </style:style>
    <style:style style:name="T69_71" style:family="text">
      <style:text-properties fo:font-size="12pt" style:font-size-asian="12pt" style:font-size-complex="12pt"/>
    </style:style>
    <style:style style:name="T69_72" style:family="text">
      <style:text-properties fo:font-size="12pt" style:font-size-asian="12pt" style:font-size-complex="12pt"/>
    </style:style>
    <style:style style:name="T69_73" style:family="text">
      <style:text-properties fo:font-size="12pt" style:font-size-asian="12pt" style:font-size-complex="12pt"/>
    </style:style>
    <style:style style:name="T69_74" style:family="text">
      <style:text-properties fo:font-size="12pt" style:font-size-asian="12pt" style:font-size-complex="12pt"/>
    </style:style>
    <style:style style:name="T69_75" style:family="text">
      <style:text-properties fo:font-size="12pt" style:font-size-asian="12pt" style:font-size-complex="12pt"/>
    </style:style>
    <style:style style:name="T69_76" style:family="text">
      <style:text-properties fo:font-size="12pt" style:font-size-asian="12pt" style:font-size-complex="12pt"/>
    </style:style>
    <style:style style:name="T69_77" style:family="text">
      <style:text-properties fo:font-size="12pt" style:font-size-asian="12pt" style:font-size-complex="12pt"/>
    </style:style>
    <style:style style:name="T69_78" style:family="text">
      <style:text-properties fo:font-size="12pt" style:font-size-asian="12pt" style:font-size-complex="12pt"/>
    </style:style>
    <style:style style:name="T69_79" style:family="text">
      <style:text-properties fo:font-size="12pt" style:font-size-asian="12pt" style:font-size-complex="12pt"/>
    </style:style>
    <style:style style:name="T69_80" style:family="text">
      <style:text-properties fo:font-size="12pt" style:font-size-asian="12pt" style:font-size-complex="12pt"/>
    </style:style>
    <style:style style:name="T69_81" style:family="text">
      <style:text-properties fo:font-size="12pt" style:font-size-asian="12pt" style:font-size-complex="12pt"/>
    </style:style>
    <style:style style:name="T69_82" style:family="text">
      <style:text-properties fo:font-size="12pt" style:font-size-asian="12pt" style:font-size-complex="12pt"/>
    </style:style>
    <style:style style:name="T69_83" style:family="text">
      <style:text-properties fo:font-size="12pt" style:font-size-asian="12pt" style:font-size-complex="12pt"/>
    </style:style>
    <style:style style:name="T69_84" style:family="text">
      <style:text-properties fo:font-size="12pt" style:font-size-asian="12pt" style:font-size-complex="12pt"/>
    </style:style>
    <style:style style:name="T69_85" style:family="text">
      <style:text-properties fo:font-size="12pt" style:font-size-asian="12pt" style:font-size-complex="12pt"/>
    </style:style>
    <style:style style:name="T69_86" style:family="text">
      <style:text-properties fo:font-size="12pt" style:font-size-asian="12pt" style:font-size-complex="12pt"/>
    </style:style>
    <style:style style:name="T69_87" style:family="text">
      <style:text-properties fo:font-size="12pt" style:font-size-asian="12pt" style:font-size-complex="12pt"/>
    </style:style>
    <style:style style:name="T69_88" style:family="text">
      <style:text-properties fo:font-size="12pt" style:font-size-asian="12pt" style:font-size-complex="12pt"/>
    </style:style>
    <style:style style:name="T69_89" style:family="text">
      <style:text-properties fo:font-size="12pt" style:font-size-asian="12pt" style:font-size-complex="12pt"/>
    </style:style>
    <style:style style:name="T69_90" style:family="text">
      <style:text-properties fo:font-size="12pt" style:font-size-asian="12pt" style:font-size-complex="12pt"/>
    </style:style>
    <style:style style:name="T69_91" style:family="text">
      <style:text-properties fo:font-size="12pt" style:font-size-asian="12pt" style:font-size-complex="12pt"/>
    </style:style>
    <style:style style:name="T69_92" style:family="text">
      <style:text-properties fo:font-size="12pt" style:font-size-asian="12pt" style:font-size-complex="12pt"/>
    </style:style>
    <style:style style:name="T69_93" style:family="text">
      <style:text-properties fo:font-size="12pt" style:font-size-asian="12pt" style:font-size-complex="12pt"/>
    </style:style>
    <style:style style:name="T69_94" style:family="text">
      <style:text-properties fo:font-size="12pt" style:font-size-asian="12pt" style:font-size-complex="12pt"/>
    </style:style>
    <style:style style:name="T69_95" style:family="text">
      <style:text-properties fo:font-size="12pt" style:font-size-asian="12pt" style:font-size-complex="12pt"/>
    </style:style>
    <style:style style:name="T69_96" style:family="text">
      <style:text-properties fo:font-size="12pt" style:font-size-asian="12pt" style:font-size-complex="12pt"/>
    </style:style>
    <style:style style:name="T69_97" style:family="text">
      <style:text-properties fo:font-size="12pt" style:font-size-asian="12pt" style:font-size-complex="12pt"/>
    </style:style>
    <style:style style:name="T69_98" style:family="text">
      <style:text-properties fo:font-size="12pt" style:font-size-asian="12pt" style:font-size-complex="12pt"/>
    </style:style>
    <style:style style:name="T69_99" style:family="text">
      <style:text-properties fo:font-size="12pt" style:font-size-asian="12pt" style:font-size-complex="12pt"/>
    </style:style>
    <style:style style:name="T69_100" style:family="text">
      <style:text-properties fo:font-size="12pt" style:font-size-asian="12pt" style:font-size-complex="12pt"/>
    </style:style>
    <style:style style:name="T69_101" style:family="text">
      <style:text-properties fo:font-size="12pt" style:font-size-asian="12pt" style:font-size-complex="12pt"/>
    </style:style>
    <style:style style:name="T69_102" style:family="text">
      <style:text-properties fo:font-size="12pt" style:font-size-asian="12pt" style:font-size-complex="12pt"/>
    </style:style>
    <style:style style:name="T69_103" style:family="text">
      <style:text-properties fo:font-size="12pt" style:font-size-asian="12pt" style:font-size-complex="12pt"/>
    </style:style>
    <style:style style:name="T69_104" style:family="text">
      <style:text-properties fo:font-size="12pt" style:font-size-asian="12pt" style:font-size-complex="12pt"/>
    </style:style>
    <style:style style:name="T69_105" style:family="text">
      <style:text-properties fo:font-size="12pt" style:font-size-asian="12pt" style:font-size-complex="12pt"/>
    </style:style>
    <style:style style:name="T69_106" style:family="text">
      <style:text-properties fo:font-size="12pt" style:font-size-asian="12pt" style:font-size-complex="12pt"/>
    </style:style>
    <style:style style:name="T69_107" style:family="text">
      <style:text-properties fo:font-size="12pt" style:font-size-asian="12pt" style:font-size-complex="12pt"/>
    </style:style>
    <style:style style:name="T69_108" style:family="text">
      <style:text-properties fo:font-size="12pt" style:font-size-asian="12pt" style:font-size-complex="12pt"/>
    </style:style>
    <style:style style:name="T69_109" style:family="text">
      <style:text-properties fo:font-size="12pt" style:font-size-asian="12pt" style:font-size-complex="12pt"/>
    </style:style>
    <style:style style:name="T69_110" style:family="text">
      <style:text-properties fo:font-size="12pt" style:font-size-asian="12pt" style:font-size-complex="12pt"/>
    </style:style>
    <style:style style:name="T69_111" style:family="text">
      <style:text-properties fo:font-size="12pt" style:font-size-asian="12pt" style:font-size-complex="12pt"/>
    </style:style>
    <style:style style:name="T69_112" style:family="text">
      <style:text-properties fo:font-size="12pt" style:font-size-asian="12pt" style:font-size-complex="12pt"/>
    </style:style>
    <style:style style:name="T69_113" style:family="text">
      <style:text-properties fo:font-size="12pt" style:font-size-asian="12pt" style:font-size-complex="12pt"/>
    </style:style>
    <style:style style:name="T69_114" style:family="text">
      <style:text-properties fo:font-size="12pt" style:font-size-asian="12pt" style:font-size-complex="12pt"/>
    </style:style>
    <style:style style:name="T69_115" style:family="text">
      <style:text-properties fo:font-size="12pt" style:font-size-asian="12pt" style:font-size-complex="12pt"/>
    </style:style>
    <style:style style:name="T69_116" style:family="text">
      <style:text-properties fo:font-size="12pt" style:font-size-asian="12pt" style:font-size-complex="12pt"/>
    </style:style>
    <style:style style:name="T69_117" style:family="text">
      <style:text-properties fo:font-size="12pt" style:font-size-asian="12pt" style:font-size-complex="12pt"/>
    </style:style>
    <style:style style:name="T69_118" style:family="text">
      <style:text-properties fo:font-size="12pt" style:font-size-asian="12pt" style:font-size-complex="12pt"/>
    </style:style>
    <style:style style:name="T69_119" style:family="text">
      <style:text-properties fo:font-size="12pt" style:font-size-asian="12pt" style:font-size-complex="12pt"/>
    </style:style>
    <style:style style:name="T69_120" style:family="text">
      <style:text-properties fo:font-size="12pt" style:font-size-asian="12pt" style:font-size-complex="12pt"/>
    </style:style>
    <style:style style:name="T69_121" style:family="text">
      <style:text-properties fo:font-size="12pt" style:font-size-asian="12pt" style:font-size-complex="12pt"/>
    </style:style>
    <style:style style:name="T69_122" style:family="text">
      <style:text-properties fo:font-size="12pt" style:font-size-asian="12pt" style:font-size-complex="12pt"/>
    </style:style>
    <style:style style:name="T69_123" style:family="text">
      <style:text-properties fo:font-size="12pt" style:font-size-asian="12pt" style:font-size-complex="12pt"/>
    </style:style>
    <style:style style:name="T69_124" style:family="text">
      <style:text-properties fo:font-size="12pt" style:font-size-asian="12pt" style:font-size-complex="12pt"/>
    </style:style>
    <style:style style:name="T69_125" style:family="text">
      <style:text-properties fo:font-size="12pt" style:font-size-asian="12pt" style:font-size-complex="12pt"/>
    </style:style>
    <style:style style:name="T69_126" style:family="text">
      <style:text-properties fo:font-size="12pt" style:font-size-asian="12pt" style:font-size-complex="12pt"/>
    </style:style>
    <style:style style:name="T69_127" style:family="text">
      <style:text-properties fo:font-size="12pt" style:font-size-asian="12pt" style:font-size-complex="12pt"/>
    </style:style>
    <style:style style:name="T69_128" style:family="text">
      <style:text-properties fo:font-size="12pt" style:font-size-asian="12pt" style:font-size-complex="12pt"/>
    </style:style>
    <style:style style:name="T69_129" style:family="text">
      <style:text-properties fo:font-size="12pt" style:font-size-asian="12pt" style:font-size-complex="12pt"/>
    </style:style>
    <style:style style:name="T69_130" style:family="text">
      <style:text-properties fo:font-size="12pt" style:font-size-asian="12pt" style:font-size-complex="12pt"/>
    </style:style>
    <style:style style:name="T69_131" style:family="text">
      <style:text-properties fo:font-size="12pt" style:font-size-asian="12pt" style:font-size-complex="12pt"/>
    </style:style>
    <style:style style:name="T69_132" style:family="text">
      <style:text-properties fo:font-size="12pt" style:font-size-asian="12pt" style:font-size-complex="12pt"/>
    </style:style>
    <style:style style:name="T69_133" style:family="text">
      <style:text-properties fo:font-size="12pt" style:font-size-asian="12pt" style:font-size-complex="12pt"/>
    </style:style>
    <style:style style:name="T69_134" style:family="text">
      <style:text-properties fo:font-size="12pt" style:font-size-asian="12pt" style:font-size-complex="12pt"/>
    </style:style>
    <style:style style:name="T69_135" style:family="text">
      <style:text-properties fo:font-size="12pt" style:font-size-asian="12pt" style:font-size-complex="12pt"/>
    </style:style>
    <style:style style:name="T69_136" style:family="text">
      <style:text-properties fo:font-size="12pt" style:font-size-asian="12pt" style:font-size-complex="12pt"/>
    </style:style>
    <style:style style:name="T69_137" style:family="text">
      <style:text-properties fo:font-size="12pt" style:font-size-asian="12pt" style:font-size-complex="12pt"/>
    </style:style>
    <style:style style:name="T69_138" style:family="text">
      <style:text-properties fo:font-size="12pt" style:font-size-asian="12pt" style:font-size-complex="12pt"/>
    </style:style>
    <style:style style:name="T69_139" style:family="text">
      <style:text-properties fo:font-size="12pt" style:font-size-asian="12pt" style:font-size-complex="12pt"/>
    </style:style>
    <style:style style:name="T69_140" style:family="text">
      <style:text-properties fo:font-size="12pt" style:font-size-asian="12pt" style:font-size-complex="12pt"/>
    </style:style>
    <style:style style:name="T69_141" style:family="text">
      <style:text-properties fo:font-size="12pt" style:font-size-asian="12pt" style:font-size-complex="12pt"/>
    </style:style>
    <style:style style:name="T69_142" style:family="text">
      <style:text-properties fo:font-size="12pt" style:font-size-asian="12pt" style:font-size-complex="12pt"/>
    </style:style>
    <style:style style:name="T69_143" style:family="text">
      <style:text-properties fo:font-size="12pt" style:font-size-asian="12pt" style:font-size-complex="12pt"/>
    </style:style>
    <style:style style:name="T69_144" style:family="text">
      <style:text-properties fo:font-size="12pt" style:font-size-asian="12pt" style:font-size-complex="12pt"/>
    </style:style>
    <style:style style:name="T69_145" style:family="text">
      <style:text-properties fo:font-size="12pt" style:font-size-asian="12pt" style:font-size-complex="12pt"/>
    </style:style>
    <style:style style:name="T69_146" style:family="text">
      <style:text-properties fo:font-size="12pt" style:font-size-asian="12pt" style:font-size-complex="12pt"/>
    </style:style>
    <style:style style:name="T69_147" style:family="text">
      <style:text-properties fo:font-size="12pt" style:font-size-asian="12pt" style:font-size-complex="12pt"/>
    </style:style>
    <style:style style:name="T69_148" style:family="text">
      <style:text-properties fo:font-size="12pt" style:font-size-asian="12pt" style:font-size-complex="12pt"/>
    </style:style>
    <style:style style:name="T69_149" style:family="text">
      <style:text-properties fo:font-size="12pt" style:font-size-asian="12pt" style:font-size-complex="12pt"/>
    </style:style>
    <style:style style:name="T69_150" style:family="text">
      <style:text-properties fo:font-size="12pt" style:font-size-asian="12pt" style:font-size-complex="12pt"/>
    </style:style>
    <style:style style:name="T69_151" style:family="text">
      <style:text-properties fo:font-size="12pt" style:font-size-asian="12pt" style:font-size-complex="12pt"/>
    </style:style>
    <style:style style:name="T69_152" style:family="text">
      <style:text-properties fo:font-size="12pt" style:font-size-asian="12pt" style:font-size-complex="12pt"/>
    </style:style>
    <style:style style:name="T69_153" style:family="text">
      <style:text-properties fo:font-size="12pt" style:font-size-asian="12pt" style:font-size-complex="12pt"/>
    </style:style>
    <style:style style:name="T69_154" style:family="text">
      <style:text-properties fo:font-size="12pt" style:font-size-asian="12pt" style:font-size-complex="12pt"/>
    </style:style>
    <style:style style:name="T69_155" style:family="text">
      <style:text-properties fo:font-size="12pt" style:font-size-asian="12pt" style:font-size-complex="12pt"/>
    </style:style>
    <style:style style:name="T69_156" style:family="text">
      <style:text-properties fo:font-size="12pt" style:font-size-asian="12pt" style:font-size-complex="12pt"/>
    </style:style>
    <style:style style:name="T69_157" style:family="text">
      <style:text-properties fo:font-size="12pt" style:font-size-asian="12pt" style:font-size-complex="12pt"/>
    </style:style>
    <style:style style:name="T69_158" style:family="text">
      <style:text-properties fo:font-size="12pt" style:font-size-asian="12pt" style:font-size-complex="12pt"/>
    </style:style>
    <style:style style:name="T69_159" style:family="text">
      <style:text-properties fo:font-size="12pt" style:font-size-asian="12pt" style:font-size-complex="12pt"/>
    </style:style>
    <style:style style:name="T69_160" style:family="text">
      <style:text-properties fo:font-size="12pt" style:font-size-asian="12pt" style:font-size-complex="12pt"/>
    </style:style>
    <style:style style:name="T69_161" style:family="text">
      <style:text-properties fo:font-size="12pt" style:font-size-asian="12pt" style:font-size-complex="12pt"/>
    </style:style>
    <style:style style:name="T69_162" style:family="text">
      <style:text-properties fo:font-size="12pt" style:font-size-asian="12pt" style:font-size-complex="12pt"/>
    </style:style>
    <style:style style:name="T69_163" style:family="text">
      <style:text-properties fo:font-size="12pt" style:font-size-asian="12pt" style:font-size-complex="12pt"/>
    </style:style>
    <style:style style:name="T69_164" style:family="text">
      <style:text-properties fo:font-size="12pt" style:font-size-asian="12pt" style:font-size-complex="12pt"/>
    </style:style>
    <style:style style:name="T69_165" style:family="text">
      <style:text-properties fo:font-size="12pt" style:font-size-asian="12pt" style:font-size-complex="12pt"/>
    </style:style>
    <style:style style:name="T69_166" style:family="text">
      <style:text-properties fo:font-size="12pt" style:font-size-asian="12pt" style:font-size-complex="12pt"/>
    </style:style>
    <style:style style:name="T69_167" style:family="text">
      <style:text-properties fo:font-size="12pt" style:font-size-asian="12pt" style:font-size-complex="12pt"/>
    </style:style>
    <style:style style:name="T69_168" style:family="text">
      <style:text-properties fo:font-size="12pt" style:font-size-asian="12pt" style:font-size-complex="12pt"/>
    </style:style>
    <style:style style:name="T69_169" style:family="text">
      <style:text-properties fo:font-size="12pt" style:font-size-asian="12pt" style:font-size-complex="12pt"/>
    </style:style>
    <style:style style:name="T69_170" style:family="text">
      <style:text-properties fo:font-size="12pt" style:font-size-asian="12pt" style:font-size-complex="12pt"/>
    </style:style>
    <style:style style:name="T69_171" style:family="text">
      <style:text-properties fo:font-size="12pt" style:font-size-asian="12pt" style:font-size-complex="12pt"/>
    </style:style>
    <style:style style:name="T69_172" style:family="text">
      <style:text-properties fo:font-size="12pt" style:font-size-asian="12pt" style:font-size-complex="12pt"/>
    </style:style>
    <style:style style:name="T69_173" style:family="text">
      <style:text-properties fo:font-size="12pt" style:font-size-asian="12pt" style:font-size-complex="12pt"/>
    </style:style>
    <style:style style:name="T69_174" style:family="text">
      <style:text-properties fo:font-size="12pt" style:font-size-asian="12pt" style:font-size-complex="12pt"/>
    </style:style>
    <style:style style:name="T69_175" style:family="text">
      <style:text-properties fo:font-size="12pt" style:font-size-asian="12pt" style:font-size-complex="12pt"/>
    </style:style>
    <style:style style:name="T69_176" style:family="text">
      <style:text-properties fo:font-size="12pt" style:font-size-asian="12pt" style:font-size-complex="12pt"/>
    </style:style>
    <style:style style:name="T69_177" style:family="text">
      <style:text-properties fo:font-size="12pt" style:font-size-asian="12pt" style:font-size-complex="12pt"/>
    </style:style>
    <style:style style:name="T69_178" style:family="text">
      <style:text-properties fo:font-size="12pt" style:font-size-asian="12pt" style:font-size-complex="12pt"/>
    </style:style>
    <style:style style:name="T69_179" style:family="text">
      <style:text-properties fo:font-size="12pt" style:font-size-asian="12pt" style:font-size-complex="12pt"/>
    </style:style>
    <style:style style:name="T69_180" style:family="text">
      <style:text-properties fo:font-size="12pt" style:font-size-asian="12pt" style:font-size-complex="12pt"/>
    </style:style>
    <style:style style:name="T69_181" style:family="text">
      <style:text-properties fo:font-size="12pt" style:font-size-asian="12pt" style:font-size-complex="12pt"/>
    </style:style>
    <style:style style:name="T69_182" style:family="text">
      <style:text-properties fo:font-size="12pt" style:font-size-asian="12pt" style:font-size-complex="12pt"/>
    </style:style>
    <style:style style:name="T69_183" style:family="text">
      <style:text-properties fo:font-size="12pt" style:font-size-asian="12pt" style:font-size-complex="12pt"/>
    </style:style>
    <style:style style:name="T69_184" style:family="text">
      <style:text-properties fo:font-size="12pt" style:font-size-asian="12pt" style:font-size-complex="12pt"/>
    </style:style>
    <style:style style:name="T69_185" style:family="text">
      <style:text-properties fo:font-size="12pt" style:font-size-asian="12pt" style:font-size-complex="12pt"/>
    </style:style>
    <style:style style:name="T69_186" style:family="text">
      <style:text-properties fo:font-size="12pt" style:font-size-asian="12pt" style:font-size-complex="12pt"/>
    </style:style>
    <style:style style:name="T69_187" style:family="text">
      <style:text-properties fo:font-size="12pt" style:font-size-asian="12pt" style:font-size-complex="12pt"/>
    </style:style>
    <style:style style:name="T69_188" style:family="text">
      <style:text-properties fo:font-size="12pt" style:font-size-asian="12pt" style:font-size-complex="12pt"/>
    </style:style>
    <style:style style:name="T69_189" style:family="text">
      <style:text-properties fo:font-size="12pt" style:font-size-asian="12pt" style:font-size-complex="12pt"/>
    </style:style>
    <style:style style:name="T69_190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fo:margin-bottom="0.353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T70_37" style:family="text">
      <style:text-properties fo:font-size="12pt" style:font-size-asian="12pt" style:font-size-complex="12pt"/>
    </style:style>
    <style:style style:name="T70_38" style:family="text">
      <style:text-properties fo:font-size="12pt" style:font-size-asian="12pt" style:font-size-complex="12pt"/>
    </style:style>
    <style:style style:name="T70_39" style:family="text">
      <style:text-properties fo:font-size="12pt" style:font-size-asian="12pt" style:font-size-complex="12pt"/>
    </style:style>
    <style:style style:name="T70_40" style:family="text">
      <style:text-properties fo:font-size="12pt" style:font-size-asian="12pt" style:font-size-complex="12pt"/>
    </style:style>
    <style:style style:name="T70_41" style:family="text">
      <style:text-properties fo:font-size="12pt" style:font-size-asian="12pt" style:font-size-complex="12pt"/>
    </style:style>
    <style:style style:name="T70_42" style:family="text">
      <style:text-properties fo:font-size="12pt" style:font-size-asian="12pt" style:font-size-complex="12pt"/>
    </style:style>
    <style:style style:name="T70_43" style:family="text">
      <style:text-properties fo:font-size="12pt" style:font-size-asian="12pt" style:font-size-complex="12pt"/>
    </style:style>
    <style:style style:name="T70_44" style:family="text">
      <style:text-properties fo:font-size="12pt" style:font-size-asian="12pt" style:font-size-complex="12pt"/>
    </style:style>
    <style:style style:name="T70_45" style:family="text">
      <style:text-properties fo:font-size="12pt" style:font-size-asian="12pt" style:font-size-complex="12pt"/>
    </style:style>
    <style:style style:name="T70_46" style:family="text">
      <style:text-properties fo:font-size="12pt" style:font-size-asian="12pt" style:font-size-complex="12pt"/>
    </style:style>
    <style:style style:name="T70_47" style:family="text">
      <style:text-properties fo:font-size="12pt" style:font-size-asian="12pt" style:font-size-complex="12pt"/>
    </style:style>
    <style:style style:name="T70_48" style:family="text">
      <style:text-properties fo:font-size="12pt" style:font-size-asian="12pt" style:font-size-complex="12pt"/>
    </style:style>
    <style:style style:name="T70_49" style:family="text">
      <style:text-properties fo:font-size="12pt" style:font-size-asian="12pt" style:font-size-complex="12pt"/>
    </style:style>
    <style:style style:name="T70_50" style:family="text">
      <style:text-properties fo:font-size="12pt" style:font-size-asian="12pt" style:font-size-complex="12pt"/>
    </style:style>
    <style:style style:name="T70_51" style:family="text">
      <style:text-properties fo:font-size="12pt" style:font-size-asian="12pt" style:font-size-complex="12pt"/>
    </style:style>
    <style:style style:name="T70_52" style:family="text">
      <style:text-properties fo:font-size="12pt" style:font-size-asian="12pt" style:font-size-complex="12pt"/>
    </style:style>
    <style:style style:name="T70_53" style:family="text">
      <style:text-properties fo:font-size="12pt" style:font-size-asian="12pt" style:font-size-complex="12pt"/>
    </style:style>
    <style:style style:name="T70_54" style:family="text">
      <style:text-properties fo:font-size="12pt" style:font-size-asian="12pt" style:font-size-complex="12pt"/>
    </style:style>
    <style:style style:name="T70_55" style:family="text">
      <style:text-properties fo:font-size="12pt" style:font-size-asian="12pt" style:font-size-complex="12pt"/>
    </style:style>
    <style:style style:name="T70_56" style:family="text">
      <style:text-properties fo:font-size="12pt" style:font-size-asian="12pt" style:font-size-complex="12pt"/>
    </style:style>
    <style:style style:name="T70_57" style:family="text">
      <style:text-properties fo:font-size="12pt" style:font-size-asian="12pt" style:font-size-complex="12pt"/>
    </style:style>
    <style:style style:name="T70_58" style:family="text">
      <style:text-properties fo:font-size="12pt" style:font-size-asian="12pt" style:font-size-complex="12pt"/>
    </style:style>
    <style:style style:name="T70_59" style:family="text">
      <style:text-properties fo:font-size="12pt" style:font-size-asian="12pt" style:font-size-complex="12pt"/>
    </style:style>
    <style:style style:name="T70_60" style:family="text">
      <style:text-properties fo:font-size="12pt" style:font-size-asian="12pt" style:font-size-complex="12pt"/>
    </style:style>
    <style:style style:name="T70_61" style:family="text">
      <style:text-properties fo:font-size="12pt" style:font-size-asian="12pt" style:font-size-complex="12pt"/>
    </style:style>
    <style:style style:name="T70_62" style:family="text">
      <style:text-properties fo:font-size="12pt" style:font-size-asian="12pt" style:font-size-complex="12pt"/>
    </style:style>
    <style:style style:name="T70_63" style:family="text">
      <style:text-properties fo:font-size="12pt" style:font-size-asian="12pt" style:font-size-complex="12pt"/>
    </style:style>
    <style:style style:name="T70_64" style:family="text">
      <style:text-properties fo:font-size="12pt" style:font-size-asian="12pt" style:font-size-complex="12pt"/>
    </style:style>
    <style:style style:name="T70_65" style:family="text">
      <style:text-properties fo:font-size="12pt" style:font-size-asian="12pt" style:font-size-complex="12pt"/>
    </style:style>
    <style:style style:name="T70_66" style:family="text">
      <style:text-properties fo:font-size="12pt" style:font-size-asian="12pt" style:font-size-complex="12pt"/>
    </style:style>
    <style:style style:name="T70_67" style:family="text">
      <style:text-properties fo:font-size="12pt" style:font-size-asian="12pt" style:font-size-complex="12pt"/>
    </style:style>
    <style:style style:name="T70_68" style:family="text">
      <style:text-properties fo:font-size="12pt" style:font-size-asian="12pt" style:font-size-complex="12pt"/>
    </style:style>
    <style:style style:name="T70_69" style:family="text">
      <style:text-properties fo:font-size="12pt" style:font-size-asian="12pt" style:font-size-complex="12pt"/>
    </style:style>
    <style:style style:name="T70_70" style:family="text">
      <style:text-properties fo:font-size="12pt" style:font-size-asian="12pt" style:font-size-complex="12pt"/>
    </style:style>
    <style:style style:name="T70_71" style:family="text">
      <style:text-properties fo:font-size="12pt" style:font-size-asian="12pt" style:font-size-complex="12pt"/>
    </style:style>
    <style:style style:name="T70_72" style:family="text">
      <style:text-properties fo:font-size="12pt" style:font-size-asian="12pt" style:font-size-complex="12pt"/>
    </style:style>
    <style:style style:name="T70_73" style:family="text">
      <style:text-properties fo:font-size="12pt" style:font-size-asian="12pt" style:font-size-complex="12pt"/>
    </style:style>
    <style:style style:name="T70_74" style:family="text">
      <style:text-properties fo:font-size="12pt" style:font-size-asian="12pt" style:font-size-complex="12pt"/>
    </style:style>
    <style:style style:name="T70_75" style:family="text">
      <style:text-properties fo:font-size="12pt" style:font-size-asian="12pt" style:font-size-complex="12pt"/>
    </style:style>
    <style:style style:name="T70_76" style:family="text">
      <style:text-properties fo:font-size="12pt" style:font-size-asian="12pt" style:font-size-complex="12pt"/>
    </style:style>
    <style:style style:name="T70_77" style:family="text">
      <style:text-properties fo:font-size="12pt" style:font-size-asian="12pt" style:font-size-complex="12pt"/>
    </style:style>
    <style:style style:name="T70_78" style:family="text">
      <style:text-properties fo:font-size="12pt" style:font-size-asian="12pt" style:font-size-complex="12pt"/>
    </style:style>
    <style:style style:name="T70_79" style:family="text">
      <style:text-properties fo:font-size="12pt" style:font-size-asian="12pt" style:font-size-complex="12pt"/>
    </style:style>
    <style:style style:name="T70_80" style:family="text">
      <style:text-properties fo:font-size="12pt" style:font-size-asian="12pt" style:font-size-complex="12pt"/>
    </style:style>
    <style:style style:name="T70_81" style:family="text">
      <style:text-properties fo:font-size="12pt" style:font-size-asian="12pt" style:font-size-complex="12pt"/>
    </style:style>
    <style:style style:name="T70_82" style:family="text">
      <style:text-properties fo:font-size="12pt" style:font-size-asian="12pt" style:font-size-complex="12pt"/>
    </style:style>
    <style:style style:name="T70_83" style:family="text">
      <style:text-properties fo:font-size="12pt" style:font-size-asian="12pt" style:font-size-complex="12pt"/>
    </style:style>
    <style:style style:name="T70_84" style:family="text">
      <style:text-properties fo:font-size="12pt" style:font-size-asian="12pt" style:font-size-complex="12pt"/>
    </style:style>
    <style:style style:name="T70_85" style:family="text">
      <style:text-properties fo:font-size="12pt" style:font-size-asian="12pt" style:font-size-complex="12pt"/>
    </style:style>
    <style:style style:name="T70_86" style:family="text">
      <style:text-properties fo:font-size="12pt" style:font-size-asian="12pt" style:font-size-complex="12pt"/>
    </style:style>
    <style:style style:name="T70_87" style:family="text">
      <style:text-properties fo:font-size="12pt" style:font-size-asian="12pt" style:font-size-complex="12pt"/>
    </style:style>
    <style:style style:name="T70_88" style:family="text">
      <style:text-properties fo:font-size="12pt" style:font-size-asian="12pt" style:font-size-complex="12pt"/>
    </style:style>
    <style:style style:name="T70_89" style:family="text">
      <style:text-properties fo:font-size="12pt" style:font-size-asian="12pt" style:font-size-complex="12pt"/>
    </style:style>
    <style:style style:name="T70_90" style:family="text">
      <style:text-properties fo:font-size="12pt" style:font-size-asian="12pt" style:font-size-complex="12pt"/>
    </style:style>
    <style:style style:name="T70_91" style:family="text">
      <style:text-properties fo:font-size="12pt" style:font-size-asian="12pt" style:font-size-complex="12pt"/>
    </style:style>
    <style:style style:name="T70_92" style:family="text">
      <style:text-properties fo:font-size="12pt" style:font-size-asian="12pt" style:font-size-complex="12pt"/>
    </style:style>
    <style:style style:name="T70_93" style:family="text">
      <style:text-properties fo:font-size="12pt" style:font-size-asian="12pt" style:font-size-complex="12pt"/>
    </style:style>
    <style:style style:name="T70_94" style:family="text">
      <style:text-properties fo:font-size="12pt" style:font-size-asian="12pt" style:font-size-complex="12pt"/>
    </style:style>
    <style:style style:name="T70_95" style:family="text">
      <style:text-properties fo:font-size="12pt" style:font-size-asian="12pt" style:font-size-complex="12pt"/>
    </style:style>
    <style:style style:name="T70_96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2pt" style:font-size-asian="12pt" style:font-size-complex="12pt"/>
    </style:style>
    <style:style style:name="P72" style:family="paragraph" style:parent-style-name="Heading_20_2">
      <style:paragraph-properties fo:break-before="auto" fo:line-height="115%" fo:margin-top="0.353cm" style:writing-mode="lr-tb"/>
    </style:style>
    <style:style style:name="T72_1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72_2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72_3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P73" style:family="paragraph" style:parent-style-name="Standard">
      <style:paragraph-properties fo:break-before="auto" fo:line-height="115%" fo:margin-bottom="0.353cm" style:writing-mode="lr-tb"/>
    </style:style>
    <style:style style:name="T73_1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fo:margin-bottom="0.353cm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T74_17" style:family="text">
      <style:text-properties fo:font-size="12pt" style:font-size-asian="12pt" style:font-size-complex="12pt"/>
    </style:style>
    <style:style style:name="T74_18" style:family="text">
      <style:text-properties fo:font-size="12pt" style:font-size-asian="12pt" style:font-size-complex="12pt"/>
    </style:style>
    <style:style style:name="T74_19" style:family="text">
      <style:text-properties fo:font-size="12pt" style:font-size-asian="12pt" style:font-size-complex="12pt"/>
    </style:style>
    <style:style style:name="T74_20" style:family="text">
      <style:text-properties fo:font-size="12pt" style:font-size-asian="12pt" style:font-size-complex="12pt"/>
    </style:style>
    <style:style style:name="T74_21" style:family="text">
      <style:text-properties fo:font-size="12pt" style:font-size-asian="12pt" style:font-size-complex="12pt"/>
    </style:style>
    <style:style style:name="T74_22" style:family="text">
      <style:text-properties fo:font-size="12pt" style:font-size-asian="12pt" style:font-size-complex="12pt"/>
    </style:style>
    <style:style style:name="T74_23" style:family="text">
      <style:text-properties fo:font-size="12pt" style:font-size-asian="12pt" style:font-size-complex="12pt"/>
    </style:style>
    <style:style style:name="T74_24" style:family="text">
      <style:text-properties fo:font-size="12pt" style:font-size-asian="12pt" style:font-size-complex="12pt"/>
    </style:style>
    <style:style style:name="T74_25" style:family="text">
      <style:text-properties fo:font-size="12pt" style:font-size-asian="12pt" style:font-size-complex="12pt"/>
    </style:style>
    <style:style style:name="T74_26" style:family="text">
      <style:text-properties fo:font-size="12pt" style:font-size-asian="12pt" style:font-size-complex="12pt"/>
    </style:style>
    <style:style style:name="T74_27" style:family="text">
      <style:text-properties fo:font-size="12pt" style:font-size-asian="12pt" style:font-size-complex="12pt"/>
    </style:style>
    <style:style style:name="T74_28" style:family="text">
      <style:text-properties fo:font-size="12pt" style:font-size-asian="12pt" style:font-size-complex="12pt"/>
    </style:style>
    <style:style style:name="T74_29" style:family="text">
      <style:text-properties fo:font-size="12pt" style:font-size-asian="12pt" style:font-size-complex="12pt"/>
    </style:style>
    <style:style style:name="T74_30" style:family="text">
      <style:text-properties fo:font-size="12pt" style:font-size-asian="12pt" style:font-size-complex="12pt"/>
    </style:style>
    <style:style style:name="T74_31" style:family="text">
      <style:text-properties fo:font-size="12pt" style:font-size-asian="12pt" style:font-size-complex="12pt"/>
    </style:style>
    <style:style style:name="T74_32" style:family="text">
      <style:text-properties fo:font-size="12pt" style:font-size-asian="12pt" style:font-size-complex="12pt"/>
    </style:style>
    <style:style style:name="T74_33" style:family="text">
      <style:text-properties fo:font-size="12pt" style:font-size-asian="12pt" style:font-size-complex="12pt"/>
    </style:style>
    <style:style style:name="T74_34" style:family="text">
      <style:text-properties fo:font-size="12pt" style:font-size-asian="12pt" style:font-size-complex="12pt"/>
    </style:style>
    <style:style style:name="T74_35" style:family="text">
      <style:text-properties fo:font-size="12pt" style:font-size-asian="12pt" style:font-size-complex="12pt"/>
    </style:style>
    <style:style style:name="T74_36" style:family="text">
      <style:text-properties fo:font-size="12pt" style:font-size-asian="12pt" style:font-size-complex="12pt"/>
    </style:style>
    <style:style style:name="T74_37" style:family="text">
      <style:text-properties fo:font-size="12pt" style:font-size-asian="12pt" style:font-size-complex="12pt"/>
    </style:style>
    <style:style style:name="T74_38" style:family="text">
      <style:text-properties fo:font-size="12pt" style:font-size-asian="12pt" style:font-size-complex="12pt"/>
    </style:style>
    <style:style style:name="T74_39" style:family="text">
      <style:text-properties fo:font-size="12pt" style:font-size-asian="12pt" style:font-size-complex="12pt"/>
    </style:style>
    <style:style style:name="T74_40" style:family="text">
      <style:text-properties fo:font-size="12pt" style:font-size-asian="12pt" style:font-size-complex="12pt"/>
    </style:style>
    <style:style style:name="T74_41" style:family="text">
      <style:text-properties fo:font-size="12pt" style:font-size-asian="12pt" style:font-size-complex="12pt"/>
    </style:style>
    <style:style style:name="T74_42" style:family="text">
      <style:text-properties fo:font-size="12pt" style:font-size-asian="12pt" style:font-size-complex="12pt"/>
    </style:style>
    <style:style style:name="T74_43" style:family="text">
      <style:text-properties fo:font-size="12pt" style:font-size-asian="12pt" style:font-size-complex="12pt"/>
    </style:style>
    <style:style style:name="T74_44" style:family="text">
      <style:text-properties fo:font-size="12pt" style:font-size-asian="12pt" style:font-size-complex="12pt"/>
    </style:style>
    <style:style style:name="T74_45" style:family="text">
      <style:text-properties fo:font-size="12pt" style:font-size-asian="12pt" style:font-size-complex="12pt"/>
    </style:style>
    <style:style style:name="T74_46" style:family="text">
      <style:text-properties fo:font-size="12pt" style:font-size-asian="12pt" style:font-size-complex="12pt"/>
    </style:style>
    <style:style style:name="T74_47" style:family="text">
      <style:text-properties fo:font-size="12pt" style:font-size-asian="12pt" style:font-size-complex="12pt"/>
    </style:style>
    <style:style style:name="T74_48" style:family="text">
      <style:text-properties fo:font-size="12pt" style:font-size-asian="12pt" style:font-size-complex="12pt"/>
    </style:style>
    <style:style style:name="T74_49" style:family="text">
      <style:text-properties fo:font-size="12pt" style:font-size-asian="12pt" style:font-size-complex="12pt"/>
    </style:style>
    <style:style style:name="T74_50" style:family="text">
      <style:text-properties fo:font-size="12pt" style:font-size-asian="12pt" style:font-size-complex="12pt"/>
    </style:style>
    <style:style style:name="T74_51" style:family="text">
      <style:text-properties fo:font-size="12pt" style:font-size-asian="12pt" style:font-size-complex="12pt"/>
    </style:style>
    <style:style style:name="T74_52" style:family="text">
      <style:text-properties fo:font-size="12pt" style:font-size-asian="12pt" style:font-size-complex="12pt"/>
    </style:style>
    <style:style style:name="T74_53" style:family="text">
      <style:text-properties fo:font-size="12pt" style:font-size-asian="12pt" style:font-size-complex="12pt"/>
    </style:style>
    <style:style style:name="T74_54" style:family="text">
      <style:text-properties fo:font-size="12pt" style:font-size-asian="12pt" style:font-size-complex="12pt"/>
    </style:style>
    <style:style style:name="T74_55" style:family="text">
      <style:text-properties fo:font-size="12pt" style:font-size-asian="12pt" style:font-size-complex="12pt"/>
    </style:style>
    <style:style style:name="T74_56" style:family="text">
      <style:text-properties fo:font-size="12pt" style:font-size-asian="12pt" style:font-size-complex="12pt"/>
    </style:style>
    <style:style style:name="T74_57" style:family="text">
      <style:text-properties fo:font-size="12pt" style:font-size-asian="12pt" style:font-size-complex="12pt"/>
    </style:style>
    <style:style style:name="T74_58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fo:margin-bottom="0.353cm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75_15" style:family="text">
      <style:text-properties fo:font-size="12pt" style:font-size-asian="12pt" style:font-size-complex="12pt"/>
    </style:style>
    <style:style style:name="T75_16" style:family="text">
      <style:text-properties fo:font-size="12pt" style:font-size-asian="12pt" style:font-size-complex="12pt"/>
    </style:style>
    <style:style style:name="T75_17" style:family="text">
      <style:text-properties fo:font-size="12pt" style:font-size-asian="12pt" style:font-size-complex="12pt"/>
    </style:style>
    <style:style style:name="T75_18" style:family="text">
      <style:text-properties fo:font-size="12pt" style:font-size-asian="12pt" style:font-size-complex="12pt"/>
    </style:style>
    <style:style style:name="T75_19" style:family="text">
      <style:text-properties fo:font-size="12pt" style:font-size-asian="12pt" style:font-size-complex="12pt"/>
    </style:style>
    <style:style style:name="T75_20" style:family="text">
      <style:text-properties fo:font-size="12pt" style:font-size-asian="12pt" style:font-size-complex="12pt"/>
    </style:style>
    <style:style style:name="T75_21" style:family="text">
      <style:text-properties fo:font-size="12pt" style:font-size-asian="12pt" style:font-size-complex="12pt"/>
    </style:style>
    <style:style style:name="T75_22" style:family="text">
      <style:text-properties fo:font-size="12pt" style:font-size-asian="12pt" style:font-size-complex="12pt"/>
    </style:style>
    <style:style style:name="T75_23" style:family="text">
      <style:text-properties fo:font-size="12pt" style:font-size-asian="12pt" style:font-size-complex="12pt"/>
    </style:style>
    <style:style style:name="T75_24" style:family="text">
      <style:text-properties fo:font-size="12pt" style:font-size-asian="12pt" style:font-size-complex="12pt"/>
    </style:style>
    <style:style style:name="T75_25" style:family="text">
      <style:text-properties fo:font-size="12pt" style:font-size-asian="12pt" style:font-size-complex="12pt"/>
    </style:style>
    <style:style style:name="T75_26" style:family="text">
      <style:text-properties fo:font-size="12pt" style:font-size-asian="12pt" style:font-size-complex="12pt"/>
    </style:style>
    <style:style style:name="T75_27" style:family="text">
      <style:text-properties fo:font-size="12pt" style:font-size-asian="12pt" style:font-size-complex="12pt"/>
    </style:style>
    <style:style style:name="T75_28" style:family="text">
      <style:text-properties fo:font-size="12pt" style:font-size-asian="12pt" style:font-size-complex="12pt"/>
    </style:style>
    <style:style style:name="T75_29" style:family="text">
      <style:text-properties fo:font-size="12pt" style:font-size-asian="12pt" style:font-size-complex="12pt"/>
    </style:style>
    <style:style style:name="T75_30" style:family="text">
      <style:text-properties fo:font-size="12pt" style:font-size-asian="12pt" style:font-size-complex="12pt"/>
    </style:style>
    <style:style style:name="T75_31" style:family="text">
      <style:text-properties fo:font-size="12pt" style:font-size-asian="12pt" style:font-size-complex="12pt"/>
    </style:style>
    <style:style style:name="T75_32" style:family="text">
      <style:text-properties fo:font-size="12pt" style:font-size-asian="12pt" style:font-size-complex="12pt"/>
    </style:style>
    <style:style style:name="T75_33" style:family="text">
      <style:text-properties fo:font-size="12pt" style:font-size-asian="12pt" style:font-size-complex="12pt"/>
    </style:style>
    <style:style style:name="T75_34" style:family="text">
      <style:text-properties fo:font-size="12pt" style:font-size-asian="12pt" style:font-size-complex="12pt"/>
    </style:style>
    <style:style style:name="T75_35" style:family="text">
      <style:text-properties fo:font-size="12pt" style:font-size-asian="12pt" style:font-size-complex="12pt"/>
    </style:style>
    <style:style style:name="T75_36" style:family="text">
      <style:text-properties fo:font-size="12pt" style:font-size-asian="12pt" style:font-size-complex="12pt"/>
    </style:style>
    <style:style style:name="T75_37" style:family="text">
      <style:text-properties fo:font-size="12pt" style:font-size-asian="12pt" style:font-size-complex="12pt"/>
    </style:style>
    <style:style style:name="T75_38" style:family="text">
      <style:text-properties fo:font-size="12pt" style:font-size-asian="12pt" style:font-size-complex="12pt"/>
    </style:style>
    <style:style style:name="T75_39" style:family="text">
      <style:text-properties fo:font-size="12pt" style:font-size-asian="12pt" style:font-size-complex="12pt"/>
    </style:style>
    <style:style style:name="T75_40" style:family="text">
      <style:text-properties fo:font-size="12pt" style:font-size-asian="12pt" style:font-size-complex="12pt"/>
    </style:style>
    <style:style style:name="T75_41" style:family="text">
      <style:text-properties fo:font-size="12pt" style:font-size-asian="12pt" style:font-size-complex="12pt"/>
    </style:style>
    <style:style style:name="T75_42" style:family="text">
      <style:text-properties fo:font-size="12pt" style:font-size-asian="12pt" style:font-size-complex="12pt"/>
    </style:style>
    <style:style style:name="T75_43" style:family="text">
      <style:text-properties fo:font-size="12pt" style:font-size-asian="12pt" style:font-size-complex="12pt"/>
    </style:style>
    <style:style style:name="T75_44" style:family="text">
      <style:text-properties fo:font-size="12pt" style:font-size-asian="12pt" style:font-size-complex="12pt"/>
    </style:style>
    <style:style style:name="T75_45" style:family="text">
      <style:text-properties fo:font-size="12pt" style:font-size-asian="12pt" style:font-size-complex="12pt"/>
    </style:style>
    <style:style style:name="T75_46" style:family="text">
      <style:text-properties fo:font-size="12pt" style:font-size-asian="12pt" style:font-size-complex="12pt"/>
    </style:style>
    <style:style style:name="T75_47" style:family="text">
      <style:text-properties fo:font-size="12pt" style:font-size-asian="12pt" style:font-size-complex="12pt"/>
    </style:style>
    <style:style style:name="T75_48" style:family="text">
      <style:text-properties fo:font-size="12pt" style:font-size-asian="12pt" style:font-size-complex="12pt"/>
    </style:style>
    <style:style style:name="T75_49" style:family="text">
      <style:text-properties fo:font-size="12pt" style:font-size-asian="12pt" style:font-size-complex="12pt"/>
    </style:style>
    <style:style style:name="T75_50" style:family="text">
      <style:text-properties fo:font-size="12pt" style:font-size-asian="12pt" style:font-size-complex="12pt"/>
    </style:style>
    <style:style style:name="T75_51" style:family="text">
      <style:text-properties fo:font-size="12pt" style:font-size-asian="12pt" style:font-size-complex="12pt"/>
    </style:style>
    <style:style style:name="T75_52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fo:margin-bottom="0.353cm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T76_35" style:family="text">
      <style:text-properties fo:font-size="12pt" style:font-size-asian="12pt" style:font-size-complex="12pt"/>
    </style:style>
    <style:style style:name="T76_36" style:family="text">
      <style:text-properties fo:font-size="12pt" style:font-size-asian="12pt" style:font-size-complex="12pt"/>
    </style:style>
    <style:style style:name="T76_37" style:family="text">
      <style:text-properties fo:font-size="12pt" style:font-size-asian="12pt" style:font-size-complex="12pt"/>
    </style:style>
    <style:style style:name="T76_38" style:family="text">
      <style:text-properties fo:font-size="12pt" style:font-size-asian="12pt" style:font-size-complex="12pt"/>
    </style:style>
    <style:style style:name="T76_39" style:family="text">
      <style:text-properties fo:font-size="12pt" style:font-size-asian="12pt" style:font-size-complex="12pt"/>
    </style:style>
    <style:style style:name="T76_40" style:family="text">
      <style:text-properties fo:font-size="12pt" style:font-size-asian="12pt" style:font-size-complex="12pt"/>
    </style:style>
    <style:style style:name="T76_41" style:family="text">
      <style:text-properties fo:font-size="12pt" style:font-size-asian="12pt" style:font-size-complex="12pt"/>
    </style:style>
    <style:style style:name="T76_42" style:family="text">
      <style:text-properties fo:font-size="12pt" style:font-size-asian="12pt" style:font-size-complex="12pt"/>
    </style:style>
    <style:style style:name="T76_43" style:family="text">
      <style:text-properties fo:font-size="12pt" style:font-size-asian="12pt" style:font-size-complex="12pt"/>
    </style:style>
    <style:style style:name="T76_44" style:family="text">
      <style:text-properties fo:font-size="12pt" style:font-size-asian="12pt" style:font-size-complex="12pt"/>
    </style:style>
    <style:style style:name="T76_45" style:family="text">
      <style:text-properties fo:font-size="12pt" style:font-size-asian="12pt" style:font-size-complex="12pt"/>
    </style:style>
    <style:style style:name="T76_46" style:family="text">
      <style:text-properties fo:font-size="12pt" style:font-size-asian="12pt" style:font-size-complex="12pt"/>
    </style:style>
    <style:style style:name="T76_47" style:family="text">
      <style:text-properties fo:font-size="12pt" style:font-size-asian="12pt" style:font-size-complex="12pt"/>
    </style:style>
    <style:style style:name="T76_48" style:family="text">
      <style:text-properties fo:font-size="12pt" style:font-size-asian="12pt" style:font-size-complex="12pt"/>
    </style:style>
    <style:style style:name="T76_49" style:family="text">
      <style:text-properties fo:font-size="12pt" style:font-size-asian="12pt" style:font-size-complex="12pt"/>
    </style:style>
    <style:style style:name="T76_50" style:family="text">
      <style:text-properties fo:font-size="12pt" style:font-size-asian="12pt" style:font-size-complex="12pt"/>
    </style:style>
    <style:style style:name="T76_51" style:family="text">
      <style:text-properties fo:font-size="12pt" style:font-size-asian="12pt" style:font-size-complex="12pt"/>
    </style:style>
    <style:style style:name="T76_52" style:family="text">
      <style:text-properties fo:font-size="12pt" style:font-size-asian="12pt" style:font-size-complex="12pt"/>
    </style:style>
    <style:style style:name="T76_53" style:family="text">
      <style:text-properties fo:font-size="12pt" style:font-size-asian="12pt" style:font-size-complex="12pt"/>
    </style:style>
    <style:style style:name="T76_54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P78" style:family="paragraph" style:parent-style-name="Heading_20_2">
      <style:paragraph-properties fo:break-before="auto" fo:line-height="115%" fo:margin-top="0.353cm" style:writing-mode="lr-tb"/>
    </style:style>
    <style:style style:name="T78_1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78_2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T78_3" style:family="text">
      <style:text-properties fo:color="#4f81bd" style:font-name="Arial" fo:font-size="12pt" style:font-name-asian="Arial" style:font-size-asian="12pt" style:font-name-complex="Arial" style:font-size-complex="12pt"/>
    </style:style>
    <style:style style:name="P79" style:family="paragraph" style:parent-style-name="Standard">
      <style:paragraph-properties fo:break-before="auto" fo:line-height="115%" fo:margin-bottom="0.353cm" style:writing-mode="lr-tb"/>
    </style:style>
    <style:style style:name="T79_1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fo:margin-bottom="0.353cm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T80_23" style:family="text">
      <style:text-properties fo:font-size="12pt" style:font-size-asian="12pt" style:font-size-complex="12pt"/>
    </style:style>
    <style:style style:name="T80_24" style:family="text">
      <style:text-properties fo:font-size="12pt" style:font-size-asian="12pt" style:font-size-complex="12pt"/>
    </style:style>
    <style:style style:name="T80_25" style:family="text">
      <style:text-properties fo:font-size="12pt" style:font-size-asian="12pt" style:font-size-complex="12pt"/>
    </style:style>
    <style:style style:name="T80_26" style:family="text">
      <style:text-properties fo:font-size="12pt" style:font-size-asian="12pt" style:font-size-complex="12pt"/>
    </style:style>
    <style:style style:name="T80_27" style:family="text">
      <style:text-properties fo:font-size="12pt" style:font-size-asian="12pt" style:font-size-complex="12pt"/>
    </style:style>
    <style:style style:name="T80_28" style:family="text">
      <style:text-properties fo:font-size="12pt" style:font-size-asian="12pt" style:font-size-complex="12pt"/>
    </style:style>
    <style:style style:name="T80_29" style:family="text">
      <style:text-properties fo:font-size="12pt" style:font-size-asian="12pt" style:font-size-complex="12pt"/>
    </style:style>
    <style:style style:name="T80_30" style:family="text">
      <style:text-properties fo:font-size="12pt" style:font-size-asian="12pt" style:font-size-complex="12pt"/>
    </style:style>
    <style:style style:name="T80_31" style:family="text">
      <style:text-properties fo:font-size="12pt" style:font-size-asian="12pt" style:font-size-complex="12pt"/>
    </style:style>
    <style:style style:name="T80_32" style:family="text">
      <style:text-properties fo:font-size="12pt" style:font-size-asian="12pt" style:font-size-complex="12pt"/>
    </style:style>
    <style:style style:name="T80_33" style:family="text">
      <style:text-properties fo:font-size="12pt" style:font-size-asian="12pt" style:font-size-complex="12pt"/>
    </style:style>
    <style:style style:name="T80_34" style:family="text">
      <style:text-properties fo:font-size="12pt" style:font-size-asian="12pt" style:font-size-complex="12pt"/>
    </style:style>
    <style:style style:name="T80_35" style:family="text">
      <style:text-properties fo:font-size="12pt" style:font-size-asian="12pt" style:font-size-complex="12pt"/>
    </style:style>
    <style:style style:name="T80_36" style:family="text">
      <style:text-properties fo:font-size="12pt" style:font-size-asian="12pt" style:font-size-complex="12pt"/>
    </style:style>
    <style:style style:name="T80_37" style:family="text">
      <style:text-properties fo:font-size="12pt" style:font-size-asian="12pt" style:font-size-complex="12pt"/>
    </style:style>
    <style:style style:name="T80_38" style:family="text">
      <style:text-properties fo:font-size="12pt" style:font-size-asian="12pt" style:font-size-complex="12pt"/>
    </style:style>
    <style:style style:name="T80_39" style:family="text">
      <style:text-properties fo:font-size="12pt" style:font-size-asian="12pt" style:font-size-complex="12pt"/>
    </style:style>
    <style:style style:name="T80_40" style:family="text">
      <style:text-properties fo:font-size="12pt" style:font-size-asian="12pt" style:font-size-complex="12pt"/>
    </style:style>
    <style:style style:name="T80_41" style:family="text">
      <style:text-properties fo:font-size="12pt" style:font-size-asian="12pt" style:font-size-complex="12pt"/>
    </style:style>
    <style:style style:name="T80_42" style:family="text">
      <style:text-properties fo:font-size="12pt" style:font-size-asian="12pt" style:font-size-complex="12pt"/>
    </style:style>
    <style:style style:name="T80_43" style:family="text">
      <style:text-properties fo:font-size="12pt" style:font-size-asian="12pt" style:font-size-complex="12pt"/>
    </style:style>
    <style:style style:name="T80_44" style:family="text">
      <style:text-properties fo:font-size="12pt" style:font-size-asian="12pt" style:font-size-complex="12pt"/>
    </style:style>
    <style:style style:name="T80_45" style:family="text">
      <style:text-properties fo:font-size="12pt" style:font-size-asian="12pt" style:font-size-complex="12pt"/>
    </style:style>
    <style:style style:name="T80_46" style:family="text">
      <style:text-properties fo:font-size="12pt" style:font-size-asian="12pt" style:font-size-complex="12pt"/>
    </style:style>
    <style:style style:name="T80_47" style:family="text">
      <style:text-properties fo:font-size="12pt" style:font-size-asian="12pt" style:font-size-complex="12pt"/>
    </style:style>
    <style:style style:name="T80_48" style:family="text">
      <style:text-properties fo:font-size="12pt" style:font-size-asian="12pt" style:font-size-complex="12pt"/>
    </style:style>
    <style:style style:name="T80_49" style:family="text">
      <style:text-properties fo:font-size="12pt" style:font-size-asian="12pt" style:font-size-complex="12pt"/>
    </style:style>
    <style:style style:name="T80_50" style:family="text">
      <style:text-properties fo:font-size="12pt" style:font-size-asian="12pt" style:font-size-complex="12pt"/>
    </style:style>
    <style:style style:name="T80_51" style:family="text">
      <style:text-properties fo:font-size="12pt" style:font-size-asian="12pt" style:font-size-complex="12pt"/>
    </style:style>
    <style:style style:name="T80_52" style:family="text">
      <style:text-properties fo:font-size="12pt" style:font-size-asian="12pt" style:font-size-complex="12pt"/>
    </style:style>
    <style:style style:name="T80_53" style:family="text">
      <style:text-properties fo:font-size="12pt" style:font-size-asian="12pt" style:font-size-complex="12pt"/>
    </style:style>
    <style:style style:name="T80_54" style:family="text">
      <style:text-properties fo:font-size="12pt" style:font-size-asian="12pt" style:font-size-complex="12pt"/>
    </style:style>
    <style:style style:name="T80_55" style:family="text">
      <style:text-properties fo:font-size="12pt" style:font-size-asian="12pt" style:font-size-complex="12pt"/>
    </style:style>
    <style:style style:name="T80_56" style:family="text">
      <style:text-properties fo:font-size="12pt" style:font-size-asian="12pt" style:font-size-complex="12pt"/>
    </style:style>
    <style:style style:name="T80_57" style:family="text">
      <style:text-properties fo:font-size="12pt" style:font-size-asian="12pt" style:font-size-complex="12pt"/>
    </style:style>
    <style:style style:name="T80_58" style:family="text">
      <style:text-properties fo:font-size="12pt" style:font-size-asian="12pt" style:font-size-complex="12pt"/>
    </style:style>
    <style:style style:name="T80_59" style:family="text">
      <style:text-properties fo:font-size="12pt" style:font-size-asian="12pt" style:font-size-complex="12pt"/>
    </style:style>
    <style:style style:name="T80_60" style:family="text">
      <style:text-properties fo:font-size="12pt" style:font-size-asian="12pt" style:font-size-complex="12pt"/>
    </style:style>
    <style:style style:name="T80_61" style:family="text">
      <style:text-properties fo:font-size="12pt" style:font-size-asian="12pt" style:font-size-complex="12pt"/>
    </style:style>
    <style:style style:name="T80_62" style:family="text">
      <style:text-properties fo:font-size="12pt" style:font-size-asian="12pt" style:font-size-complex="12pt"/>
    </style:style>
    <style:style style:name="T80_63" style:family="text">
      <style:text-properties fo:font-size="12pt" style:font-size-asian="12pt" style:font-size-complex="12pt"/>
    </style:style>
    <style:style style:name="T80_64" style:family="text">
      <style:text-properties fo:font-size="12pt" style:font-size-asian="12pt" style:font-size-complex="12pt"/>
    </style:style>
    <style:style style:name="T80_65" style:family="text">
      <style:text-properties fo:font-size="12pt" style:font-size-asian="12pt" style:font-size-complex="12pt"/>
    </style:style>
    <style:style style:name="T80_66" style:family="text">
      <style:text-properties fo:font-size="12pt" style:font-size-asian="12pt" style:font-size-complex="12pt"/>
    </style:style>
    <style:style style:name="T80_67" style:family="text">
      <style:text-properties fo:font-size="12pt" style:font-size-asian="12pt" style:font-size-complex="12pt"/>
    </style:style>
    <style:style style:name="T80_68" style:family="text">
      <style:text-properties fo:font-size="12pt" style:font-size-asian="12pt" style:font-size-complex="12pt"/>
    </style:style>
    <style:style style:name="T80_69" style:family="text">
      <style:text-properties fo:font-size="12pt" style:font-size-asian="12pt" style:font-size-complex="12pt"/>
    </style:style>
    <style:style style:name="T80_70" style:family="text">
      <style:text-properties fo:font-size="12pt" style:font-size-asian="12pt" style:font-size-complex="12pt"/>
    </style:style>
    <style:style style:name="T80_71" style:family="text">
      <style:text-properties fo:font-size="12pt" style:font-size-asian="12pt" style:font-size-complex="12pt"/>
    </style:style>
    <style:style style:name="T80_72" style:family="text">
      <style:text-properties fo:font-size="12pt" style:font-size-asian="12pt" style:font-size-complex="12pt"/>
    </style:style>
    <style:style style:name="T80_73" style:family="text">
      <style:text-properties fo:font-size="12pt" style:font-size-asian="12pt" style:font-size-complex="12pt"/>
    </style:style>
    <style:style style:name="T80_74" style:family="text">
      <style:text-properties fo:font-size="12pt" style:font-size-asian="12pt" style:font-size-complex="12pt"/>
    </style:style>
    <style:style style:name="T80_75" style:family="text">
      <style:text-properties fo:font-size="12pt" style:font-size-asian="12pt" style:font-size-complex="12pt"/>
    </style:style>
    <style:style style:name="T80_76" style:family="text">
      <style:text-properties fo:font-size="12pt" style:font-size-asian="12pt" style:font-size-complex="12pt"/>
    </style:style>
    <style:style style:name="T80_77" style:family="text">
      <style:text-properties fo:font-size="12pt" style:font-size-asian="12pt" style:font-size-complex="12pt"/>
    </style:style>
    <style:style style:name="T80_78" style:family="text">
      <style:text-properties fo:font-size="12pt" style:font-size-asian="12pt" style:font-size-complex="12pt"/>
    </style:style>
    <style:style style:name="T80_79" style:family="text">
      <style:text-properties fo:font-size="12pt" style:font-size-asian="12pt" style:font-size-complex="12pt"/>
    </style:style>
    <style:style style:name="T80_80" style:family="text">
      <style:text-properties fo:font-size="12pt" style:font-size-asian="12pt" style:font-size-complex="12pt"/>
    </style:style>
    <style:style style:name="T80_81" style:family="text">
      <style:text-properties fo:font-size="12pt" style:font-size-asian="12pt" style:font-size-complex="12pt"/>
    </style:style>
    <style:style style:name="T80_82" style:family="text">
      <style:text-properties fo:font-size="12pt" style:font-size-asian="12pt" style:font-size-complex="12pt"/>
    </style:style>
    <style:style style:name="T80_83" style:family="text">
      <style:text-properties fo:font-size="12pt" style:font-size-asian="12pt" style:font-size-complex="12pt"/>
    </style:style>
    <style:style style:name="T80_84" style:family="text">
      <style:text-properties fo:font-size="12pt" style:font-size-asian="12pt" style:font-size-complex="12pt"/>
    </style:style>
    <style:style style:name="T80_85" style:family="text">
      <style:text-properties fo:font-size="12pt" style:font-size-asian="12pt" style:font-size-complex="12pt"/>
    </style:style>
    <style:style style:name="T80_86" style:family="text">
      <style:text-properties fo:font-size="12pt" style:font-size-asian="12pt" style:font-size-complex="12pt"/>
    </style:style>
    <style:style style:name="T80_87" style:family="text">
      <style:text-properties fo:font-size="12pt" style:font-size-asian="12pt" style:font-size-complex="12pt"/>
    </style:style>
    <style:style style:name="T80_88" style:family="text">
      <style:text-properties fo:font-size="12pt" style:font-size-asian="12pt" style:font-size-complex="12pt"/>
    </style:style>
    <style:style style:name="T80_89" style:family="text">
      <style:text-properties fo:font-size="12pt" style:font-size-asian="12pt" style:font-size-complex="12pt"/>
    </style:style>
    <style:style style:name="T80_90" style:family="text">
      <style:text-properties fo:font-size="12pt" style:font-size-asian="12pt" style:font-size-complex="12pt"/>
    </style:style>
    <style:style style:name="T80_91" style:family="text">
      <style:text-properties fo:font-size="12pt" style:font-size-asian="12pt" style:font-size-complex="12pt"/>
    </style:style>
    <style:style style:name="T80_92" style:family="text">
      <style:text-properties fo:font-size="12pt" style:font-size-asian="12pt" style:font-size-complex="12pt"/>
    </style:style>
    <style:style style:name="T80_93" style:family="text">
      <style:text-properties fo:font-size="12pt" style:font-size-asian="12pt" style:font-size-complex="12pt"/>
    </style:style>
    <style:style style:name="T80_94" style:family="text">
      <style:text-properties fo:font-size="12pt" style:font-size-asian="12pt" style:font-size-complex="12pt"/>
    </style:style>
    <style:style style:name="T80_95" style:family="text">
      <style:text-properties fo:font-size="12pt" style:font-size-asian="12pt" style:font-size-complex="12pt"/>
    </style:style>
    <style:style style:name="T80_96" style:family="text">
      <style:text-properties fo:font-size="12pt" style:font-size-asian="12pt" style:font-size-complex="12pt"/>
    </style:style>
    <style:style style:name="T80_97" style:family="text">
      <style:text-properties fo:font-size="12pt" style:font-size-asian="12pt" style:font-size-complex="12pt"/>
    </style:style>
    <style:style style:name="T80_98" style:family="text">
      <style:text-properties fo:font-size="12pt" style:font-size-asian="12pt" style:font-size-complex="12pt"/>
    </style:style>
    <style:style style:name="T80_99" style:family="text">
      <style:text-properties fo:font-size="12pt" style:font-size-asian="12pt" style:font-size-complex="12pt"/>
    </style:style>
    <style:style style:name="T80_100" style:family="text">
      <style:text-properties fo:font-size="12pt" style:font-size-asian="12pt" style:font-size-complex="12pt"/>
    </style:style>
    <style:style style:name="T80_101" style:family="text">
      <style:text-properties fo:font-size="12pt" style:font-size-asian="12pt" style:font-size-complex="12pt"/>
    </style:style>
    <style:style style:name="T80_102" style:family="text">
      <style:text-properties fo:font-size="12pt" style:font-size-asian="12pt" style:font-size-complex="12pt"/>
    </style:style>
    <style:style style:name="T80_103" style:family="text">
      <style:text-properties fo:font-size="12pt" style:font-size-asian="12pt" style:font-size-complex="12pt"/>
    </style:style>
    <style:style style:name="T80_104" style:family="text">
      <style:text-properties fo:font-size="12pt" style:font-size-asian="12pt" style:font-size-complex="12pt"/>
    </style:style>
    <style:style style:name="T80_105" style:family="text">
      <style:text-properties fo:font-size="12pt" style:font-size-asian="12pt" style:font-size-complex="12pt"/>
    </style:style>
    <style:style style:name="T80_106" style:family="text">
      <style:text-properties fo:font-size="12pt" style:font-size-asian="12pt" style:font-size-complex="12pt"/>
    </style:style>
    <style:style style:name="T80_107" style:family="text">
      <style:text-properties fo:font-size="12pt" style:font-size-asian="12pt" style:font-size-complex="12pt"/>
    </style:style>
    <style:style style:name="T80_108" style:family="text">
      <style:text-properties fo:font-size="12pt" style:font-size-asian="12pt" style:font-size-complex="12pt"/>
    </style:style>
    <style:style style:name="T80_109" style:family="text">
      <style:text-properties fo:font-size="12pt" style:font-size-asian="12pt" style:font-size-complex="12pt"/>
    </style:style>
    <style:style style:name="T80_110" style:family="text">
      <style:text-properties fo:font-size="12pt" style:font-size-asian="12pt" style:font-size-complex="12pt"/>
    </style:style>
    <style:style style:name="T80_111" style:family="text">
      <style:text-properties fo:font-size="12pt" style:font-size-asian="12pt" style:font-size-complex="12pt"/>
    </style:style>
    <style:style style:name="T80_112" style:family="text">
      <style:text-properties fo:font-size="12pt" style:font-size-asian="12pt" style:font-size-complex="12pt"/>
    </style:style>
    <style:style style:name="T80_113" style:family="text">
      <style:text-properties fo:font-size="12pt" style:font-size-asian="12pt" style:font-size-complex="12pt"/>
    </style:style>
    <style:style style:name="T80_114" style:family="text">
      <style:text-properties fo:font-size="12pt" style:font-size-asian="12pt" style:font-size-complex="12pt"/>
    </style:style>
    <style:style style:name="T80_115" style:family="text">
      <style:text-properties fo:font-size="12pt" style:font-size-asian="12pt" style:font-size-complex="12pt"/>
    </style:style>
    <style:style style:name="T80_116" style:family="text">
      <style:text-properties fo:font-size="12pt" style:font-size-asian="12pt" style:font-size-complex="12pt"/>
    </style:style>
    <style:style style:name="T80_117" style:family="text">
      <style:text-properties fo:font-size="12pt" style:font-size-asian="12pt" style:font-size-complex="12pt"/>
    </style:style>
    <style:style style:name="T80_118" style:family="text">
      <style:text-properties fo:font-size="12pt" style:font-size-asian="12pt" style:font-size-complex="12pt"/>
    </style:style>
    <style:style style:name="T80_119" style:family="text">
      <style:text-properties fo:font-size="12pt" style:font-size-asian="12pt" style:font-size-complex="12pt"/>
    </style:style>
    <style:style style:name="T80_120" style:family="text">
      <style:text-properties fo:font-size="12pt" style:font-size-asian="12pt" style:font-size-complex="12pt"/>
    </style:style>
    <style:style style:name="T80_121" style:family="text">
      <style:text-properties fo:font-size="12pt" style:font-size-asian="12pt" style:font-size-complex="12pt"/>
    </style:style>
    <style:style style:name="T80_122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2pt" style:font-size-asian="12pt" style:font-size-complex="12pt"/>
    </style:style>
    <style:style style:name="P82" style:family="paragraph" style:parent-style-name="Heading_20_3">
      <style:paragraph-properties fo:break-before="auto" fo:line-height="115%" fo:margin-top="0.353cm" style:writing-mode="lr-tb"/>
    </style:style>
    <style:style style:name="T82_1" style:family="text">
      <style:text-properties fo:color="#4f81bd" style:font-name="Arial" fo:font-size="11pt" style:font-name-asian="Arial" style:font-size-asian="11pt" style:font-name-complex="Arial" style:font-size-complex="11pt"/>
    </style:style>
    <style:style style:name="T82_2" style:family="text">
      <style:text-properties fo:color="#4f81bd" style:font-name="Arial" fo:font-size="11pt" style:font-name-asian="Arial" style:font-size-asian="11pt" style:font-name-complex="Arial" style:font-size-complex="11pt"/>
    </style:style>
    <style:style style:name="T82_3" style:family="text">
      <style:text-properties fo:color="#4f81bd" style:font-name="Arial" fo:font-size="11pt" style:font-name-asian="Arial" style:font-size-asian="11pt" style:font-name-complex="Arial" style:font-size-complex="11pt"/>
    </style:style>
    <style:style style:name="P83" style:family="paragraph" style:parent-style-name="Standard">
      <style:paragraph-properties fo:break-before="auto" fo:line-height="115%" fo:margin-bottom="0.353cm" style:writing-mode="lr-tb"/>
    </style:style>
    <style:style style:name="T83_1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fo:margin-bottom="0.353cm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T84_11" style:family="text">
      <style:text-properties fo:font-size="12pt" style:font-size-asian="12pt" style:font-size-complex="12pt"/>
    </style:style>
    <style:style style:name="T84_12" style:family="text">
      <style:text-properties fo:font-size="12pt" style:font-size-asian="12pt" style:font-size-complex="12pt"/>
    </style:style>
    <style:style style:name="T84_13" style:family="text">
      <style:text-properties fo:font-size="12pt" style:font-size-asian="12pt" style:font-size-complex="12pt"/>
    </style:style>
    <style:style style:name="T84_14" style:family="text">
      <style:text-properties fo:font-size="12pt" style:font-size-asian="12pt" style:font-size-complex="12pt"/>
    </style:style>
    <style:style style:name="T84_15" style:family="text">
      <style:text-properties fo:font-size="12pt" style:font-size-asian="12pt" style:font-size-complex="12pt"/>
    </style:style>
    <style:style style:name="T84_16" style:family="text">
      <style:text-properties fo:font-size="12pt" style:font-size-asian="12pt" style:font-size-complex="12pt"/>
    </style:style>
    <style:style style:name="T84_17" style:family="text">
      <style:text-properties fo:font-size="12pt" style:font-size-asian="12pt" style:font-size-complex="12pt"/>
    </style:style>
    <style:style style:name="T84_18" style:family="text">
      <style:text-properties fo:font-size="12pt" style:font-size-asian="12pt" style:font-size-complex="12pt"/>
    </style:style>
    <style:style style:name="T84_19" style:family="text">
      <style:text-properties fo:font-size="12pt" style:font-size-asian="12pt" style:font-size-complex="12pt"/>
    </style:style>
    <style:style style:name="T84_20" style:family="text">
      <style:text-properties fo:font-size="12pt" style:font-size-asian="12pt" style:font-size-complex="12pt"/>
    </style:style>
    <style:style style:name="T84_21" style:family="text">
      <style:text-properties fo:font-size="12pt" style:font-size-asian="12pt" style:font-size-complex="12pt"/>
    </style:style>
    <style:style style:name="T84_22" style:family="text">
      <style:text-properties fo:font-size="12pt" style:font-size-asian="12pt" style:font-size-complex="12pt"/>
    </style:style>
    <style:style style:name="T84_23" style:family="text">
      <style:text-properties fo:font-size="12pt" style:font-size-asian="12pt" style:font-size-complex="12pt"/>
    </style:style>
    <style:style style:name="T84_24" style:family="text">
      <style:text-properties fo:font-size="12pt" style:font-size-asian="12pt" style:font-size-complex="12pt"/>
    </style:style>
    <style:style style:name="T84_25" style:family="text">
      <style:text-properties fo:font-size="12pt" style:font-size-asian="12pt" style:font-size-complex="12pt"/>
    </style:style>
    <style:style style:name="T84_26" style:family="text">
      <style:text-properties fo:font-size="12pt" style:font-size-asian="12pt" style:font-size-complex="12pt"/>
    </style:style>
    <style:style style:name="T84_27" style:family="text">
      <style:text-properties fo:font-size="12pt" style:font-size-asian="12pt" style:font-size-complex="12pt"/>
    </style:style>
    <style:style style:name="T84_28" style:family="text">
      <style:text-properties fo:font-size="12pt" style:font-size-asian="12pt" style:font-size-complex="12pt"/>
    </style:style>
    <style:style style:name="T84_29" style:family="text">
      <style:text-properties fo:font-size="12pt" style:font-size-asian="12pt" style:font-size-complex="12pt"/>
    </style:style>
    <style:style style:name="T84_30" style:family="text">
      <style:text-properties fo:font-size="12pt" style:font-size-asian="12pt" style:font-size-complex="12pt"/>
    </style:style>
    <style:style style:name="T84_31" style:family="text">
      <style:text-properties fo:font-size="12pt" style:font-size-asian="12pt" style:font-size-complex="12pt"/>
    </style:style>
    <style:style style:name="T84_32" style:family="text">
      <style:text-properties fo:font-size="12pt" style:font-size-asian="12pt" style:font-size-complex="12pt"/>
    </style:style>
    <style:style style:name="T84_33" style:family="text">
      <style:text-properties fo:font-size="12pt" style:font-size-asian="12pt" style:font-size-complex="12pt"/>
    </style:style>
    <style:style style:name="T84_34" style:family="text">
      <style:text-properties fo:font-size="12pt" style:font-size-asian="12pt" style:font-size-complex="12pt"/>
    </style:style>
    <style:style style:name="T84_35" style:family="text">
      <style:text-properties fo:font-size="12pt" style:font-size-asian="12pt" style:font-size-complex="12pt"/>
    </style:style>
    <style:style style:name="T84_36" style:family="text">
      <style:text-properties fo:font-size="12pt" style:font-size-asian="12pt" style:font-size-complex="12pt"/>
    </style:style>
    <style:style style:name="T84_37" style:family="text">
      <style:text-properties fo:font-size="12pt" style:font-size-asian="12pt" style:font-size-complex="12pt"/>
    </style:style>
    <style:style style:name="T84_38" style:family="text">
      <style:text-properties fo:font-size="12pt" style:font-size-asian="12pt" style:font-size-complex="12pt"/>
    </style:style>
    <style:style style:name="T84_39" style:family="text">
      <style:text-properties fo:font-size="12pt" style:font-size-asian="12pt" style:font-size-complex="12pt"/>
    </style:style>
    <style:style style:name="T84_40" style:family="text">
      <style:text-properties fo:font-size="12pt" style:font-size-asian="12pt" style:font-size-complex="12pt"/>
    </style:style>
    <style:style style:name="T84_41" style:family="text">
      <style:text-properties fo:font-size="12pt" style:font-size-asian="12pt" style:font-size-complex="12pt"/>
    </style:style>
    <style:style style:name="T84_42" style:family="text">
      <style:text-properties fo:font-size="12pt" style:font-size-asian="12pt" style:font-size-complex="12pt"/>
    </style:style>
    <style:style style:name="T84_43" style:family="text">
      <style:text-properties fo:font-size="12pt" style:font-size-asian="12pt" style:font-size-complex="12pt"/>
    </style:style>
    <style:style style:name="T84_44" style:family="text">
      <style:text-properties fo:font-size="12pt" style:font-size-asian="12pt" style:font-size-complex="12pt"/>
    </style:style>
    <style:style style:name="T84_45" style:family="text">
      <style:text-properties fo:font-size="12pt" style:font-size-asian="12pt" style:font-size-complex="12pt"/>
    </style:style>
    <style:style style:name="T84_46" style:family="text">
      <style:text-properties fo:font-size="12pt" style:font-size-asian="12pt" style:font-size-complex="12pt"/>
    </style:style>
    <style:style style:name="T84_47" style:family="text">
      <style:text-properties fo:font-size="12pt" style:font-size-asian="12pt" style:font-size-complex="12pt"/>
    </style:style>
    <style:style style:name="T84_48" style:family="text">
      <style:text-properties fo:font-size="12pt" style:font-size-asian="12pt" style:font-size-complex="12pt"/>
    </style:style>
    <style:style style:name="T84_49" style:family="text">
      <style:text-properties fo:font-size="12pt" style:font-size-asian="12pt" style:font-size-complex="12pt"/>
    </style:style>
    <style:style style:name="T84_50" style:family="text">
      <style:text-properties fo:font-size="12pt" style:font-size-asian="12pt" style:font-size-complex="12pt"/>
    </style:style>
    <style:style style:name="T84_51" style:family="text">
      <style:text-properties fo:font-size="12pt" style:font-size-asian="12pt" style:font-size-complex="12pt"/>
    </style:style>
    <style:style style:name="T84_52" style:family="text">
      <style:text-properties fo:font-size="12pt" style:font-size-asian="12pt" style:font-size-complex="12pt"/>
    </style:style>
    <style:style style:name="T84_53" style:family="text">
      <style:text-properties fo:font-size="12pt" style:font-size-asian="12pt" style:font-size-complex="12pt"/>
    </style:style>
    <style:style style:name="T84_54" style:family="text">
      <style:text-properties fo:font-size="12pt" style:font-size-asian="12pt" style:font-size-complex="12pt"/>
    </style:style>
    <style:style style:name="T84_55" style:family="text">
      <style:text-properties fo:font-size="12pt" style:font-size-asian="12pt" style:font-size-complex="12pt"/>
    </style:style>
    <style:style style:name="T84_56" style:family="text">
      <style:text-properties fo:font-size="12pt" style:font-size-asian="12pt" style:font-size-complex="12pt"/>
    </style:style>
    <style:style style:name="T84_57" style:family="text">
      <style:text-properties fo:font-size="12pt" style:font-size-asian="12pt" style:font-size-complex="12pt"/>
    </style:style>
    <style:style style:name="T84_58" style:family="text">
      <style:text-properties fo:font-size="12pt" style:font-size-asian="12pt" style:font-size-complex="12pt"/>
    </style:style>
    <style:style style:name="T84_59" style:family="text">
      <style:text-properties fo:font-size="12pt" style:font-size-asian="12pt" style:font-size-complex="12pt"/>
    </style:style>
    <style:style style:name="T84_60" style:family="text">
      <style:text-properties fo:font-size="12pt" style:font-size-asian="12pt" style:font-size-complex="12pt"/>
    </style:style>
    <style:style style:name="T84_61" style:family="text">
      <style:text-properties fo:font-size="12pt" style:font-size-asian="12pt" style:font-size-complex="12pt"/>
    </style:style>
    <style:style style:name="T84_62" style:family="text">
      <style:text-properties fo:font-size="12pt" style:font-size-asian="12pt" style:font-size-complex="12pt"/>
    </style:style>
    <style:style style:name="T84_63" style:family="text">
      <style:text-properties fo:font-size="12pt" style:font-size-asian="12pt" style:font-size-complex="12pt"/>
    </style:style>
    <style:style style:name="T84_64" style:family="text">
      <style:text-properties fo:font-size="12pt" style:font-size-asian="12pt" style:font-size-complex="12pt"/>
    </style:style>
    <style:style style:name="T84_65" style:family="text">
      <style:text-properties fo:font-size="12pt" style:font-size-asian="12pt" style:font-size-complex="12pt"/>
    </style:style>
    <style:style style:name="T84_66" style:family="text">
      <style:text-properties fo:font-size="12pt" style:font-size-asian="12pt" style:font-size-complex="12pt"/>
    </style:style>
    <style:style style:name="T84_67" style:family="text">
      <style:text-properties fo:font-size="12pt" style:font-size-asian="12pt" style:font-size-complex="12pt"/>
    </style:style>
    <style:style style:name="T84_68" style:family="text">
      <style:text-properties fo:font-size="12pt" style:font-size-asian="12pt" style:font-size-complex="12pt"/>
    </style:style>
    <style:style style:name="T84_69" style:family="text">
      <style:text-properties fo:font-size="12pt" style:font-size-asian="12pt" style:font-size-complex="12pt"/>
    </style:style>
    <style:style style:name="T84_70" style:family="text">
      <style:text-properties fo:font-size="12pt" style:font-size-asian="12pt" style:font-size-complex="12pt"/>
    </style:style>
    <style:style style:name="T84_71" style:family="text">
      <style:text-properties fo:font-size="12pt" style:font-size-asian="12pt" style:font-size-complex="12pt"/>
    </style:style>
    <style:style style:name="T84_72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fo:margin-bottom="0.353cm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T85_9" style:family="text">
      <style:text-properties fo:font-size="12pt" style:font-size-asian="12pt" style:font-size-complex="12pt"/>
    </style:style>
    <style:style style:name="T85_10" style:family="text">
      <style:text-properties fo:font-size="12pt" style:font-size-asian="12pt" style:font-size-complex="12pt"/>
    </style:style>
    <style:style style:name="T85_11" style:family="text">
      <style:text-properties fo:font-size="12pt" style:font-size-asian="12pt" style:font-size-complex="12pt"/>
    </style:style>
    <style:style style:name="T85_12" style:family="text">
      <style:text-properties fo:font-size="12pt" style:font-size-asian="12pt" style:font-size-complex="12pt"/>
    </style:style>
    <style:style style:name="T85_13" style:family="text">
      <style:text-properties fo:font-size="12pt" style:font-size-asian="12pt" style:font-size-complex="12pt"/>
    </style:style>
    <style:style style:name="T85_14" style:family="text">
      <style:text-properties fo:font-size="12pt" style:font-size-asian="12pt" style:font-size-complex="12pt"/>
    </style:style>
    <style:style style:name="T85_15" style:family="text">
      <style:text-properties fo:font-size="12pt" style:font-size-asian="12pt" style:font-size-complex="12pt"/>
    </style:style>
    <style:style style:name="T85_16" style:family="text">
      <style:text-properties fo:font-size="12pt" style:font-size-asian="12pt" style:font-size-complex="12pt"/>
    </style:style>
    <style:style style:name="T85_17" style:family="text">
      <style:text-properties fo:font-size="12pt" style:font-size-asian="12pt" style:font-size-complex="12pt"/>
    </style:style>
    <style:style style:name="T85_18" style:family="text">
      <style:text-properties fo:font-size="12pt" style:font-size-asian="12pt" style:font-size-complex="12pt"/>
    </style:style>
    <style:style style:name="T85_19" style:family="text">
      <style:text-properties fo:font-size="12pt" style:font-size-asian="12pt" style:font-size-complex="12pt"/>
    </style:style>
    <style:style style:name="T85_20" style:family="text">
      <style:text-properties fo:font-size="12pt" style:font-size-asian="12pt" style:font-size-complex="12pt"/>
    </style:style>
    <style:style style:name="T85_21" style:family="text">
      <style:text-properties fo:font-size="12pt" style:font-size-asian="12pt" style:font-size-complex="12pt"/>
    </style:style>
    <style:style style:name="T85_22" style:family="text">
      <style:text-properties fo:font-size="12pt" style:font-size-asian="12pt" style:font-size-complex="12pt"/>
    </style:style>
    <style:style style:name="T85_23" style:family="text">
      <style:text-properties fo:font-size="12pt" style:font-size-asian="12pt" style:font-size-complex="12pt"/>
    </style:style>
    <style:style style:name="T85_24" style:family="text">
      <style:text-properties fo:font-size="12pt" style:font-size-asian="12pt" style:font-size-complex="12pt"/>
    </style:style>
    <style:style style:name="T85_25" style:family="text">
      <style:text-properties fo:font-size="12pt" style:font-size-asian="12pt" style:font-size-complex="12pt"/>
    </style:style>
    <style:style style:name="T85_26" style:family="text">
      <style:text-properties fo:font-size="12pt" style:font-size-asian="12pt" style:font-size-complex="12pt"/>
    </style:style>
    <style:style style:name="T85_27" style:family="text">
      <style:text-properties fo:font-size="12pt" style:font-size-asian="12pt" style:font-size-complex="12pt"/>
    </style:style>
    <style:style style:name="T85_28" style:family="text">
      <style:text-properties fo:font-size="12pt" style:font-size-asian="12pt" style:font-size-complex="12pt"/>
    </style:style>
    <style:style style:name="T85_29" style:family="text">
      <style:text-properties fo:font-size="12pt" style:font-size-asian="12pt" style:font-size-complex="12pt"/>
    </style:style>
    <style:style style:name="T85_30" style:family="text">
      <style:text-properties fo:font-size="12pt" style:font-size-asian="12pt" style:font-size-complex="12pt"/>
    </style:style>
    <style:style style:name="T85_31" style:family="text">
      <style:text-properties fo:font-size="12pt" style:font-size-asian="12pt" style:font-size-complex="12pt"/>
    </style:style>
    <style:style style:name="T85_32" style:family="text">
      <style:text-properties fo:font-size="12pt" style:font-size-asian="12pt" style:font-size-complex="12pt"/>
    </style:style>
    <style:style style:name="T85_33" style:family="text">
      <style:text-properties fo:font-size="12pt" style:font-size-asian="12pt" style:font-size-complex="12pt"/>
    </style:style>
    <style:style style:name="T85_34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P87" style:family="paragraph" style:parent-style-name="Heading_20_1">
      <style:paragraph-properties fo:break-before="auto" fo:line-height="115%" fo:margin-top="0.847cm" style:writing-mode="lr-tb"/>
    </style:style>
    <style:style style:name="T87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87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fo:margin-bottom="0.353cm" style:writing-mode="lr-tb"/>
    </style:style>
    <style:style style:name="T88_1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fo:margin-bottom="0.353cm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T89_10" style:family="text">
      <style:text-properties fo:font-size="12pt" style:font-size-asian="12pt" style:font-size-complex="12pt"/>
    </style:style>
    <style:style style:name="T89_11" style:family="text">
      <style:text-properties fo:font-size="12pt" style:font-size-asian="12pt" style:font-size-complex="12pt"/>
    </style:style>
    <style:style style:name="T89_12" style:family="text">
      <style:text-properties fo:font-size="12pt" style:font-size-asian="12pt" style:font-size-complex="12pt"/>
    </style:style>
    <style:style style:name="T89_13" style:family="text">
      <style:text-properties fo:font-size="12pt" style:font-size-asian="12pt" style:font-size-complex="12pt"/>
    </style:style>
    <style:style style:name="T89_14" style:family="text">
      <style:text-properties fo:font-size="12pt" style:font-size-asian="12pt" style:font-size-complex="12pt"/>
    </style:style>
    <style:style style:name="T89_15" style:family="text">
      <style:text-properties fo:font-size="12pt" style:font-size-asian="12pt" style:font-size-complex="12pt"/>
    </style:style>
    <style:style style:name="T89_16" style:family="text">
      <style:text-properties fo:font-size="12pt" style:font-size-asian="12pt" style:font-size-complex="12pt"/>
    </style:style>
    <style:style style:name="T89_17" style:family="text">
      <style:text-properties fo:font-size="12pt" style:font-size-asian="12pt" style:font-size-complex="12pt"/>
    </style:style>
    <style:style style:name="T89_18" style:family="text">
      <style:text-properties fo:font-size="12pt" style:font-size-asian="12pt" style:font-size-complex="12pt"/>
    </style:style>
    <style:style style:name="T89_19" style:family="text">
      <style:text-properties fo:font-size="12pt" style:font-size-asian="12pt" style:font-size-complex="12pt"/>
    </style:style>
    <style:style style:name="T89_20" style:family="text">
      <style:text-properties fo:font-size="12pt" style:font-size-asian="12pt" style:font-size-complex="12pt"/>
    </style:style>
    <style:style style:name="T89_21" style:family="text">
      <style:text-properties fo:font-size="12pt" style:font-size-asian="12pt" style:font-size-complex="12pt"/>
    </style:style>
    <style:style style:name="T89_22" style:family="text">
      <style:text-properties fo:font-size="12pt" style:font-size-asian="12pt" style:font-size-complex="12pt"/>
    </style:style>
    <style:style style:name="T89_23" style:family="text">
      <style:text-properties fo:font-size="12pt" style:font-size-asian="12pt" style:font-size-complex="12pt"/>
    </style:style>
    <style:style style:name="T89_24" style:family="text">
      <style:text-properties fo:font-size="12pt" style:font-size-asian="12pt" style:font-size-complex="12pt"/>
    </style:style>
    <style:style style:name="T89_25" style:family="text">
      <style:text-properties fo:font-size="12pt" style:font-size-asian="12pt" style:font-size-complex="12pt"/>
    </style:style>
    <style:style style:name="T89_26" style:family="text">
      <style:text-properties fo:font-size="12pt" style:font-size-asian="12pt" style:font-size-complex="12pt"/>
    </style:style>
    <style:style style:name="T89_27" style:family="text">
      <style:text-properties fo:font-size="12pt" style:font-size-asian="12pt" style:font-size-complex="12pt"/>
    </style:style>
    <style:style style:name="T89_28" style:family="text">
      <style:text-properties fo:font-size="12pt" style:font-size-asian="12pt" style:font-size-complex="12pt"/>
    </style:style>
    <style:style style:name="T89_29" style:family="text">
      <style:text-properties fo:font-size="12pt" style:font-size-asian="12pt" style:font-size-complex="12pt"/>
    </style:style>
    <style:style style:name="T89_30" style:family="text">
      <style:text-properties fo:font-size="12pt" style:font-size-asian="12pt" style:font-size-complex="12pt"/>
    </style:style>
    <style:style style:name="T89_31" style:family="text">
      <style:text-properties fo:font-size="12pt" style:font-size-asian="12pt" style:font-size-complex="12pt"/>
    </style:style>
    <style:style style:name="T89_32" style:family="text">
      <style:text-properties fo:font-size="12pt" style:font-size-asian="12pt" style:font-size-complex="12pt"/>
    </style:style>
    <style:style style:name="T89_33" style:family="text">
      <style:text-properties fo:font-size="12pt" style:font-size-asian="12pt" style:font-size-complex="12pt"/>
    </style:style>
    <style:style style:name="T89_34" style:family="text">
      <style:text-properties fo:font-size="12pt" style:font-size-asian="12pt" style:font-size-complex="12pt"/>
    </style:style>
    <style:style style:name="T89_35" style:family="text">
      <style:text-properties fo:font-size="12pt" style:font-size-asian="12pt" style:font-size-complex="12pt"/>
    </style:style>
    <style:style style:name="T89_36" style:family="text">
      <style:text-properties fo:font-size="12pt" style:font-size-asian="12pt" style:font-size-complex="12pt"/>
    </style:style>
    <style:style style:name="T89_37" style:family="text">
      <style:text-properties fo:font-size="12pt" style:font-size-asian="12pt" style:font-size-complex="12pt"/>
    </style:style>
    <style:style style:name="T89_38" style:family="text">
      <style:text-properties fo:font-size="12pt" style:font-size-asian="12pt" style:font-size-complex="12pt"/>
    </style:style>
    <style:style style:name="T89_39" style:family="text">
      <style:text-properties fo:font-size="12pt" style:font-size-asian="12pt" style:font-size-complex="12pt"/>
    </style:style>
    <style:style style:name="T89_40" style:family="text">
      <style:text-properties fo:font-size="12pt" style:font-size-asian="12pt" style:font-size-complex="12pt"/>
    </style:style>
    <style:style style:name="T89_41" style:family="text">
      <style:text-properties fo:font-size="12pt" style:font-size-asian="12pt" style:font-size-complex="12pt"/>
    </style:style>
    <style:style style:name="T89_42" style:family="text">
      <style:text-properties fo:font-size="12pt" style:font-size-asian="12pt" style:font-size-complex="12pt"/>
    </style:style>
    <style:style style:name="T89_43" style:family="text">
      <style:text-properties fo:font-size="12pt" style:font-size-asian="12pt" style:font-size-complex="12pt"/>
    </style:style>
    <style:style style:name="T89_44" style:family="text">
      <style:text-properties fo:font-size="12pt" style:font-size-asian="12pt" style:font-size-complex="12pt"/>
    </style:style>
    <style:style style:name="T89_45" style:family="text">
      <style:text-properties fo:font-size="12pt" style:font-size-asian="12pt" style:font-size-complex="12pt"/>
    </style:style>
    <style:style style:name="T89_46" style:family="text">
      <style:text-properties fo:font-size="12pt" style:font-size-asian="12pt" style:font-size-complex="12pt"/>
    </style:style>
    <style:style style:name="T89_47" style:family="text">
      <style:text-properties fo:font-size="12pt" style:font-size-asian="12pt" style:font-size-complex="12pt"/>
    </style:style>
    <style:style style:name="T89_48" style:family="text">
      <style:text-properties fo:font-size="12pt" style:font-size-asian="12pt" style:font-size-complex="12pt"/>
    </style:style>
    <style:style style:name="T89_49" style:family="text">
      <style:text-properties fo:font-size="12pt" style:font-size-asian="12pt" style:font-size-complex="12pt"/>
    </style:style>
    <style:style style:name="T89_50" style:family="text">
      <style:text-properties fo:font-size="12pt" style:font-size-asian="12pt" style:font-size-complex="12pt"/>
    </style:style>
    <style:style style:name="T89_51" style:family="text">
      <style:text-properties fo:font-size="12pt" style:font-size-asian="12pt" style:font-size-complex="12pt"/>
    </style:style>
    <style:style style:name="T89_52" style:family="text">
      <style:text-properties fo:font-size="12pt" style:font-size-asian="12pt" style:font-size-complex="12pt"/>
    </style:style>
    <style:style style:name="T89_53" style:family="text">
      <style:text-properties fo:font-size="12pt" style:font-size-asian="12pt" style:font-size-complex="12pt"/>
    </style:style>
    <style:style style:name="T89_54" style:family="text">
      <style:text-properties fo:font-size="12pt" style:font-size-asian="12pt" style:font-size-complex="12pt"/>
    </style:style>
    <style:style style:name="T89_55" style:family="text">
      <style:text-properties fo:font-size="12pt" style:font-size-asian="12pt" style:font-size-complex="12pt"/>
    </style:style>
    <style:style style:name="T89_56" style:family="text">
      <style:text-properties fo:font-size="12pt" style:font-size-asian="12pt" style:font-size-complex="12pt"/>
    </style:style>
    <style:style style:name="T89_57" style:family="text">
      <style:text-properties fo:font-size="12pt" style:font-size-asian="12pt" style:font-size-complex="12pt"/>
    </style:style>
    <style:style style:name="T89_58" style:family="text">
      <style:text-properties fo:font-size="12pt" style:font-size-asian="12pt" style:font-size-complex="12pt"/>
    </style:style>
    <style:style style:name="T89_59" style:family="text">
      <style:text-properties fo:font-size="12pt" style:font-size-asian="12pt" style:font-size-complex="12pt"/>
    </style:style>
    <style:style style:name="T89_60" style:family="text">
      <style:text-properties fo:font-size="12pt" style:font-size-asian="12pt" style:font-size-complex="12pt"/>
    </style:style>
    <style:style style:name="T89_61" style:family="text">
      <style:text-properties fo:font-size="12pt" style:font-size-asian="12pt" style:font-size-complex="12pt"/>
    </style:style>
    <style:style style:name="T89_62" style:family="text">
      <style:text-properties fo:font-size="12pt" style:font-size-asian="12pt" style:font-size-complex="12pt"/>
    </style:style>
    <style:style style:name="T89_63" style:family="text">
      <style:text-properties fo:font-size="12pt" style:font-size-asian="12pt" style:font-size-complex="12pt"/>
    </style:style>
    <style:style style:name="T89_64" style:family="text">
      <style:text-properties fo:font-size="12pt" style:font-size-asian="12pt" style:font-size-complex="12pt"/>
    </style:style>
    <style:style style:name="T89_65" style:family="text">
      <style:text-properties fo:font-size="12pt" style:font-size-asian="12pt" style:font-size-complex="12pt"/>
    </style:style>
    <style:style style:name="T89_66" style:family="text">
      <style:text-properties fo:font-size="12pt" style:font-size-asian="12pt" style:font-size-complex="12pt"/>
    </style:style>
    <style:style style:name="T89_67" style:family="text">
      <style:text-properties fo:font-size="12pt" style:font-size-asian="12pt" style:font-size-complex="12pt"/>
    </style:style>
    <style:style style:name="T89_68" style:family="text">
      <style:text-properties fo:font-size="12pt" style:font-size-asian="12pt" style:font-size-complex="12pt"/>
    </style:style>
    <style:style style:name="T89_69" style:family="text">
      <style:text-properties fo:font-size="12pt" style:font-size-asian="12pt" style:font-size-complex="12pt"/>
    </style:style>
    <style:style style:name="T89_70" style:family="text">
      <style:text-properties fo:font-size="12pt" style:font-size-asian="12pt" style:font-size-complex="12pt"/>
    </style:style>
    <style:style style:name="T89_71" style:family="text">
      <style:text-properties fo:font-size="12pt" style:font-size-asian="12pt" style:font-size-complex="12pt"/>
    </style:style>
    <style:style style:name="T89_72" style:family="text">
      <style:text-properties fo:font-size="12pt" style:font-size-asian="12pt" style:font-size-complex="12pt"/>
    </style:style>
    <style:style style:name="T89_73" style:family="text">
      <style:text-properties fo:font-size="12pt" style:font-size-asian="12pt" style:font-size-complex="12pt"/>
    </style:style>
    <style:style style:name="T89_74" style:family="text">
      <style:text-properties fo:font-size="12pt" style:font-size-asian="12pt" style:font-size-complex="12pt"/>
    </style:style>
    <style:style style:name="T89_75" style:family="text">
      <style:text-properties fo:font-size="12pt" style:font-size-asian="12pt" style:font-size-complex="12pt"/>
    </style:style>
    <style:style style:name="T89_76" style:family="text">
      <style:text-properties fo:font-size="12pt" style:font-size-asian="12pt" style:font-size-complex="12pt"/>
    </style:style>
    <style:style style:name="T89_77" style:family="text">
      <style:text-properties fo:font-size="12pt" style:font-size-asian="12pt" style:font-size-complex="12pt"/>
    </style:style>
    <style:style style:name="T89_78" style:family="text">
      <style:text-properties fo:font-size="12pt" style:font-size-asian="12pt" style:font-size-complex="12pt"/>
    </style:style>
    <style:style style:name="T89_79" style:family="text">
      <style:text-properties fo:font-size="12pt" style:font-size-asian="12pt" style:font-size-complex="12pt"/>
    </style:style>
    <style:style style:name="T89_80" style:family="text">
      <style:text-properties fo:font-size="12pt" style:font-size-asian="12pt" style:font-size-complex="12pt"/>
    </style:style>
    <style:style style:name="T89_81" style:family="text">
      <style:text-properties fo:font-size="12pt" style:font-size-asian="12pt" style:font-size-complex="12pt"/>
    </style:style>
    <style:style style:name="T89_82" style:family="text">
      <style:text-properties fo:font-size="12pt" style:font-size-asian="12pt" style:font-size-complex="12pt"/>
    </style:style>
    <style:style style:name="T89_83" style:family="text">
      <style:text-properties fo:font-size="12pt" style:font-size-asian="12pt" style:font-size-complex="12pt"/>
    </style:style>
    <style:style style:name="T89_84" style:family="text">
      <style:text-properties fo:font-size="12pt" style:font-size-asian="12pt" style:font-size-complex="12pt"/>
    </style:style>
    <style:style style:name="T89_85" style:family="text">
      <style:text-properties fo:font-size="12pt" style:font-size-asian="12pt" style:font-size-complex="12pt"/>
    </style:style>
    <style:style style:name="T89_86" style:family="text">
      <style:text-properties fo:font-size="12pt" style:font-size-asian="12pt" style:font-size-complex="12pt"/>
    </style:style>
    <style:style style:name="T89_87" style:family="text">
      <style:text-properties fo:font-size="12pt" style:font-size-asian="12pt" style:font-size-complex="12pt"/>
    </style:style>
    <style:style style:name="T89_88" style:family="text">
      <style:text-properties fo:font-size="12pt" style:font-size-asian="12pt" style:font-size-complex="12pt"/>
    </style:style>
    <style:style style:name="T89_89" style:family="text">
      <style:text-properties fo:font-size="12pt" style:font-size-asian="12pt" style:font-size-complex="12pt"/>
    </style:style>
    <style:style style:name="T89_90" style:family="text">
      <style:text-properties fo:font-size="12pt" style:font-size-asian="12pt" style:font-size-complex="12pt"/>
    </style:style>
    <style:style style:name="T89_91" style:family="text">
      <style:text-properties fo:font-size="12pt" style:font-size-asian="12pt" style:font-size-complex="12pt"/>
    </style:style>
    <style:style style:name="T89_92" style:family="text">
      <style:text-properties fo:font-size="12pt" style:font-size-asian="12pt" style:font-size-complex="12pt"/>
    </style:style>
    <style:style style:name="T89_93" style:family="text">
      <style:text-properties fo:font-size="12pt" style:font-size-asian="12pt" style:font-size-complex="12pt"/>
    </style:style>
    <style:style style:name="T89_94" style:family="text">
      <style:text-properties fo:font-size="12pt" style:font-size-asian="12pt" style:font-size-complex="12pt"/>
    </style:style>
    <style:style style:name="T89_95" style:family="text">
      <style:text-properties fo:font-size="12pt" style:font-size-asian="12pt" style:font-size-complex="12pt"/>
    </style:style>
    <style:style style:name="T89_96" style:family="text">
      <style:text-properties fo:font-size="12pt" style:font-size-asian="12pt" style:font-size-complex="12pt"/>
    </style:style>
    <style:style style:name="T89_97" style:family="text">
      <style:text-properties fo:font-size="12pt" style:font-size-asian="12pt" style:font-size-complex="12pt"/>
    </style:style>
    <style:style style:name="T89_98" style:family="text">
      <style:text-properties fo:font-size="12pt" style:font-size-asian="12pt" style:font-size-complex="12pt"/>
    </style:style>
    <style:style style:name="T89_99" style:family="text">
      <style:text-properties fo:font-size="12pt" style:font-size-asian="12pt" style:font-size-complex="12pt"/>
    </style:style>
    <style:style style:name="T89_100" style:family="text">
      <style:text-properties fo:font-size="12pt" style:font-size-asian="12pt" style:font-size-complex="12pt"/>
    </style:style>
    <style:style style:name="T89_101" style:family="text">
      <style:text-properties fo:font-size="12pt" style:font-size-asian="12pt" style:font-size-complex="12pt"/>
    </style:style>
    <style:style style:name="T89_102" style:family="text">
      <style:text-properties fo:font-size="12pt" style:font-size-asian="12pt" style:font-size-complex="12pt"/>
    </style:style>
    <style:style style:name="T89_103" style:family="text">
      <style:text-properties fo:font-size="12pt" style:font-size-asian="12pt" style:font-size-complex="12pt"/>
    </style:style>
    <style:style style:name="T89_104" style:family="text">
      <style:text-properties fo:font-size="12pt" style:font-size-asian="12pt" style:font-size-complex="12pt"/>
    </style:style>
    <style:style style:name="T89_105" style:family="text">
      <style:text-properties fo:font-size="12pt" style:font-size-asian="12pt" style:font-size-complex="12pt"/>
    </style:style>
    <style:style style:name="T89_106" style:family="text">
      <style:text-properties fo:font-size="12pt" style:font-size-asian="12pt" style:font-size-complex="12pt"/>
    </style:style>
    <style:style style:name="T89_107" style:family="text">
      <style:text-properties fo:font-size="12pt" style:font-size-asian="12pt" style:font-size-complex="12pt"/>
    </style:style>
    <style:style style:name="T89_108" style:family="text">
      <style:text-properties fo:font-size="12pt" style:font-size-asian="12pt" style:font-size-complex="12pt"/>
    </style:style>
    <style:style style:name="T89_109" style:family="text">
      <style:text-properties fo:font-size="12pt" style:font-size-asian="12pt" style:font-size-complex="12pt"/>
    </style:style>
    <style:style style:name="T89_110" style:family="text">
      <style:text-properties fo:font-size="12pt" style:font-size-asian="12pt" style:font-size-complex="12pt"/>
    </style:style>
    <style:style style:name="T89_111" style:family="text">
      <style:text-properties fo:font-size="12pt" style:font-size-asian="12pt" style:font-size-complex="12pt"/>
    </style:style>
    <style:style style:name="T89_112" style:family="text">
      <style:text-properties fo:font-size="12pt" style:font-size-asian="12pt" style:font-size-complex="12pt"/>
    </style:style>
    <style:style style:name="T89_113" style:family="text">
      <style:text-properties fo:font-size="12pt" style:font-size-asian="12pt" style:font-size-complex="12pt"/>
    </style:style>
    <style:style style:name="T89_114" style:family="text">
      <style:text-properties fo:font-size="12pt" style:font-size-asian="12pt" style:font-size-complex="12pt"/>
    </style:style>
    <style:style style:name="T89_115" style:family="text">
      <style:text-properties fo:font-size="12pt" style:font-size-asian="12pt" style:font-size-complex="12pt"/>
    </style:style>
    <style:style style:name="T89_116" style:family="text">
      <style:text-properties fo:font-size="12pt" style:font-size-asian="12pt" style:font-size-complex="12pt"/>
    </style:style>
    <style:style style:name="T89_117" style:family="text">
      <style:text-properties fo:font-size="12pt" style:font-size-asian="12pt" style:font-size-complex="12pt"/>
    </style:style>
    <style:style style:name="T89_118" style:family="text">
      <style:text-properties fo:font-size="12pt" style:font-size-asian="12pt" style:font-size-complex="12pt"/>
    </style:style>
    <style:style style:name="T89_119" style:family="text">
      <style:text-properties fo:font-size="12pt" style:font-size-asian="12pt" style:font-size-complex="12pt"/>
    </style:style>
    <style:style style:name="T89_120" style:family="text">
      <style:text-properties fo:font-size="12pt" style:font-size-asian="12pt" style:font-size-complex="12pt"/>
    </style:style>
    <style:style style:name="T89_121" style:family="text">
      <style:text-properties fo:font-size="12pt" style:font-size-asian="12pt" style:font-size-complex="12pt"/>
    </style:style>
    <style:style style:name="T89_122" style:family="text">
      <style:text-properties fo:font-size="12pt" style:font-size-asian="12pt" style:font-size-complex="12pt"/>
    </style:style>
    <style:style style:name="T89_123" style:family="text">
      <style:text-properties fo:font-size="12pt" style:font-size-asian="12pt" style:font-size-complex="12pt"/>
    </style:style>
    <style:style style:name="T89_124" style:family="text">
      <style:text-properties fo:font-size="12pt" style:font-size-asian="12pt" style:font-size-complex="12pt"/>
    </style:style>
    <style:style style:name="T89_125" style:family="text">
      <style:text-properties fo:font-size="12pt" style:font-size-asian="12pt" style:font-size-complex="12pt"/>
    </style:style>
    <style:style style:name="T89_126" style:family="text">
      <style:text-properties fo:font-size="12pt" style:font-size-asian="12pt" style:font-size-complex="12pt"/>
    </style:style>
    <style:style style:name="T89_127" style:family="text">
      <style:text-properties fo:font-size="12pt" style:font-size-asian="12pt" style:font-size-complex="12pt"/>
    </style:style>
    <style:style style:name="T89_128" style:family="text">
      <style:text-properties fo:font-size="12pt" style:font-size-asian="12pt" style:font-size-complex="12pt"/>
    </style:style>
    <style:style style:name="T89_129" style:family="text">
      <style:text-properties fo:font-size="12pt" style:font-size-asian="12pt" style:font-size-complex="12pt"/>
    </style:style>
    <style:style style:name="T89_130" style:family="text">
      <style:text-properties fo:font-size="12pt" style:font-size-asian="12pt" style:font-size-complex="12pt"/>
    </style:style>
    <style:style style:name="T89_131" style:family="text">
      <style:text-properties fo:font-size="12pt" style:font-size-asian="12pt" style:font-size-complex="12pt"/>
    </style:style>
    <style:style style:name="T89_132" style:family="text">
      <style:text-properties fo:font-size="12pt" style:font-size-asian="12pt" style:font-size-complex="12pt"/>
    </style:style>
    <style:style style:name="T89_133" style:family="text">
      <style:text-properties fo:font-size="12pt" style:font-size-asian="12pt" style:font-size-complex="12pt"/>
    </style:style>
    <style:style style:name="T89_134" style:family="text">
      <style:text-properties fo:font-size="12pt" style:font-size-asian="12pt" style:font-size-complex="12pt"/>
    </style:style>
    <style:style style:name="T89_135" style:family="text">
      <style:text-properties fo:font-size="12pt" style:font-size-asian="12pt" style:font-size-complex="12pt"/>
    </style:style>
    <style:style style:name="T89_136" style:family="text">
      <style:text-properties fo:font-size="12pt" style:font-size-asian="12pt" style:font-size-complex="12pt"/>
    </style:style>
    <style:style style:name="T89_137" style:family="text">
      <style:text-properties fo:font-size="12pt" style:font-size-asian="12pt" style:font-size-complex="12pt"/>
    </style:style>
    <style:style style:name="T89_138" style:family="text">
      <style:text-properties fo:font-size="12pt" style:font-size-asian="12pt" style:font-size-complex="12pt"/>
    </style:style>
    <style:style style:name="T89_139" style:family="text">
      <style:text-properties fo:font-size="12pt" style:font-size-asian="12pt" style:font-size-complex="12pt"/>
    </style:style>
    <style:style style:name="T89_140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15%" fo:margin-bottom="0.353cm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T90_27" style:family="text">
      <style:text-properties fo:font-size="12pt" style:font-size-asian="12pt" style:font-size-complex="12pt"/>
    </style:style>
    <style:style style:name="T90_28" style:family="text">
      <style:text-properties fo:font-size="12pt" style:font-size-asian="12pt" style:font-size-complex="12pt"/>
    </style:style>
    <style:style style:name="T90_29" style:family="text">
      <style:text-properties fo:font-size="12pt" style:font-size-asian="12pt" style:font-size-complex="12pt"/>
    </style:style>
    <style:style style:name="T90_30" style:family="text">
      <style:text-properties fo:font-size="12pt" style:font-size-asian="12pt" style:font-size-complex="12pt"/>
    </style:style>
    <style:style style:name="T90_31" style:family="text">
      <style:text-properties fo:font-size="12pt" style:font-size-asian="12pt" style:font-size-complex="12pt"/>
    </style:style>
    <style:style style:name="T90_32" style:family="text">
      <style:text-properties fo:font-size="12pt" style:font-size-asian="12pt" style:font-size-complex="12pt"/>
    </style:style>
    <style:style style:name="T90_33" style:family="text">
      <style:text-properties fo:font-size="12pt" style:font-size-asian="12pt" style:font-size-complex="12pt"/>
    </style:style>
    <style:style style:name="T90_34" style:family="text">
      <style:text-properties fo:font-size="12pt" style:font-size-asian="12pt" style:font-size-complex="12pt"/>
    </style:style>
    <style:style style:name="T90_35" style:family="text">
      <style:text-properties fo:font-size="12pt" style:font-size-asian="12pt" style:font-size-complex="12pt"/>
    </style:style>
    <style:style style:name="T90_36" style:family="text">
      <style:text-properties fo:font-size="12pt" style:font-size-asian="12pt" style:font-size-complex="12pt"/>
    </style:style>
    <style:style style:name="T90_37" style:family="text">
      <style:text-properties fo:font-size="12pt" style:font-size-asian="12pt" style:font-size-complex="12pt"/>
    </style:style>
    <style:style style:name="T90_38" style:family="text">
      <style:text-properties fo:font-size="12pt" style:font-size-asian="12pt" style:font-size-complex="12pt"/>
    </style:style>
    <style:style style:name="T90_39" style:family="text">
      <style:text-properties fo:font-size="12pt" style:font-size-asian="12pt" style:font-size-complex="12pt"/>
    </style:style>
    <style:style style:name="T90_40" style:family="text">
      <style:text-properties fo:font-size="12pt" style:font-size-asian="12pt" style:font-size-complex="12pt"/>
    </style:style>
    <style:style style:name="T90_41" style:family="text">
      <style:text-properties fo:font-size="12pt" style:font-size-asian="12pt" style:font-size-complex="12pt"/>
    </style:style>
    <style:style style:name="T90_42" style:family="text">
      <style:text-properties fo:font-size="12pt" style:font-size-asian="12pt" style:font-size-complex="12pt"/>
    </style:style>
    <style:style style:name="T90_43" style:family="text">
      <style:text-properties fo:font-size="12pt" style:font-size-asian="12pt" style:font-size-complex="12pt"/>
    </style:style>
    <style:style style:name="T90_44" style:family="text">
      <style:text-properties fo:font-size="12pt" style:font-size-asian="12pt" style:font-size-complex="12pt"/>
    </style:style>
    <style:style style:name="T90_45" style:family="text">
      <style:text-properties fo:font-size="12pt" style:font-size-asian="12pt" style:font-size-complex="12pt"/>
    </style:style>
    <style:style style:name="T90_46" style:family="text">
      <style:text-properties fo:font-size="12pt" style:font-size-asian="12pt" style:font-size-complex="12pt"/>
    </style:style>
    <style:style style:name="T90_47" style:family="text">
      <style:text-properties fo:font-size="12pt" style:font-size-asian="12pt" style:font-size-complex="12pt"/>
    </style:style>
    <style:style style:name="T90_48" style:family="text">
      <style:text-properties fo:font-size="12pt" style:font-size-asian="12pt" style:font-size-complex="12pt"/>
    </style:style>
    <style:style style:name="T90_49" style:family="text">
      <style:text-properties fo:font-size="12pt" style:font-size-asian="12pt" style:font-size-complex="12pt"/>
    </style:style>
    <style:style style:name="T90_50" style:family="text">
      <style:text-properties fo:font-size="12pt" style:font-size-asian="12pt" style:font-size-complex="12pt"/>
    </style:style>
    <style:style style:name="T90_51" style:family="text">
      <style:text-properties fo:font-size="12pt" style:font-size-asian="12pt" style:font-size-complex="12pt"/>
    </style:style>
    <style:style style:name="T90_52" style:family="text">
      <style:text-properties fo:font-size="12pt" style:font-size-asian="12pt" style:font-size-complex="12pt"/>
    </style:style>
    <style:style style:name="T90_53" style:family="text">
      <style:text-properties fo:font-size="12pt" style:font-size-asian="12pt" style:font-size-complex="12pt"/>
    </style:style>
    <style:style style:name="T90_54" style:family="text">
      <style:text-properties fo:font-size="12pt" style:font-size-asian="12pt" style:font-size-complex="12pt"/>
    </style:style>
    <style:style style:name="T90_55" style:family="text">
      <style:text-properties fo:font-size="12pt" style:font-size-asian="12pt" style:font-size-complex="12pt"/>
    </style:style>
    <style:style style:name="T90_56" style:family="text">
      <style:text-properties fo:font-size="12pt" style:font-size-asian="12pt" style:font-size-complex="12pt"/>
    </style:style>
    <style:style style:name="T90_57" style:family="text">
      <style:text-properties fo:font-size="12pt" style:font-size-asian="12pt" style:font-size-complex="12pt"/>
    </style:style>
    <style:style style:name="T90_58" style:family="text">
      <style:text-properties fo:font-size="12pt" style:font-size-asian="12pt" style:font-size-complex="12pt"/>
    </style:style>
    <style:style style:name="T90_59" style:family="text">
      <style:text-properties fo:font-size="12pt" style:font-size-asian="12pt" style:font-size-complex="12pt"/>
    </style:style>
    <style:style style:name="T90_60" style:family="text">
      <style:text-properties fo:font-size="12pt" style:font-size-asian="12pt" style:font-size-complex="12pt"/>
    </style:style>
    <style:style style:name="T90_61" style:family="text">
      <style:text-properties fo:font-size="12pt" style:font-size-asian="12pt" style:font-size-complex="12pt"/>
    </style:style>
    <style:style style:name="T90_62" style:family="text">
      <style:text-properties fo:font-size="12pt" style:font-size-asian="12pt" style:font-size-complex="12pt"/>
    </style:style>
    <style:style style:name="T90_63" style:family="text">
      <style:text-properties fo:font-size="12pt" style:font-size-asian="12pt" style:font-size-complex="12pt"/>
    </style:style>
    <style:style style:name="T90_64" style:family="text">
      <style:text-properties fo:font-size="12pt" style:font-size-asian="12pt" style:font-size-complex="12pt"/>
    </style:style>
    <style:style style:name="T90_65" style:family="text">
      <style:text-properties fo:font-size="12pt" style:font-size-asian="12pt" style:font-size-complex="12pt"/>
    </style:style>
    <style:style style:name="T90_66" style:family="text">
      <style:text-properties fo:font-size="12pt" style:font-size-asian="12pt" style:font-size-complex="12pt"/>
    </style:style>
    <style:style style:name="T90_67" style:family="text">
      <style:text-properties fo:font-size="12pt" style:font-size-asian="12pt" style:font-size-complex="12pt"/>
    </style:style>
    <style:style style:name="T90_68" style:family="text">
      <style:text-properties fo:font-size="12pt" style:font-size-asian="12pt" style:font-size-complex="12pt"/>
    </style:style>
    <style:style style:name="T90_69" style:family="text">
      <style:text-properties fo:font-size="12pt" style:font-size-asian="12pt" style:font-size-complex="12pt"/>
    </style:style>
    <style:style style:name="T90_70" style:family="text">
      <style:text-properties fo:font-size="12pt" style:font-size-asian="12pt" style:font-size-complex="12pt"/>
    </style:style>
    <style:style style:name="T90_71" style:family="text">
      <style:text-properties fo:font-size="12pt" style:font-size-asian="12pt" style:font-size-complex="12pt"/>
    </style:style>
    <style:style style:name="T90_72" style:family="text">
      <style:text-properties fo:font-size="12pt" style:font-size-asian="12pt" style:font-size-complex="12pt"/>
    </style:style>
    <style:style style:name="T90_73" style:family="text">
      <style:text-properties fo:font-size="12pt" style:font-size-asian="12pt" style:font-size-complex="12pt"/>
    </style:style>
    <style:style style:name="T90_74" style:family="text">
      <style:text-properties fo:font-size="12pt" style:font-size-asian="12pt" style:font-size-complex="12pt"/>
    </style:style>
    <style:style style:name="T90_75" style:family="text">
      <style:text-properties fo:font-size="12pt" style:font-size-asian="12pt" style:font-size-complex="12pt"/>
    </style:style>
    <style:style style:name="T90_76" style:family="text">
      <style:text-properties fo:font-size="12pt" style:font-size-asian="12pt" style:font-size-complex="12pt"/>
    </style:style>
    <style:style style:name="T90_77" style:family="text">
      <style:text-properties fo:font-size="12pt" style:font-size-asian="12pt" style:font-size-complex="12pt"/>
    </style:style>
    <style:style style:name="T90_78" style:family="text">
      <style:text-properties fo:font-size="12pt" style:font-size-asian="12pt" style:font-size-complex="12pt"/>
    </style:style>
    <style:style style:name="T90_79" style:family="text">
      <style:text-properties fo:font-size="12pt" style:font-size-asian="12pt" style:font-size-complex="12pt"/>
    </style:style>
    <style:style style:name="T90_80" style:family="text">
      <style:text-properties fo:font-size="12pt" style:font-size-asian="12pt" style:font-size-complex="12pt"/>
    </style:style>
    <style:style style:name="T90_81" style:family="text">
      <style:text-properties fo:font-size="12pt" style:font-size-asian="12pt" style:font-size-complex="12pt"/>
    </style:style>
    <style:style style:name="T90_82" style:family="text">
      <style:text-properties fo:font-size="12pt" style:font-size-asian="12pt" style:font-size-complex="12pt"/>
    </style:style>
    <style:style style:name="T90_83" style:family="text">
      <style:text-properties fo:font-size="12pt" style:font-size-asian="12pt" style:font-size-complex="12pt"/>
    </style:style>
    <style:style style:name="T90_84" style:family="text">
      <style:text-properties fo:font-size="12pt" style:font-size-asian="12pt" style:font-size-complex="12pt"/>
    </style:style>
    <style:style style:name="T90_85" style:family="text">
      <style:text-properties fo:font-size="12pt" style:font-size-asian="12pt" style:font-size-complex="12pt"/>
    </style:style>
    <style:style style:name="T90_86" style:family="text">
      <style:text-properties fo:font-size="12pt" style:font-size-asian="12pt" style:font-size-complex="12pt"/>
    </style:style>
    <style:style style:name="T90_87" style:family="text">
      <style:text-properties fo:font-size="12pt" style:font-size-asian="12pt" style:font-size-complex="12pt"/>
    </style:style>
    <style:style style:name="T90_88" style:family="text">
      <style:text-properties fo:font-size="12pt" style:font-size-asian="12pt" style:font-size-complex="12pt"/>
    </style:style>
    <style:style style:name="T90_89" style:family="text">
      <style:text-properties fo:font-size="12pt" style:font-size-asian="12pt" style:font-size-complex="12pt"/>
    </style:style>
    <style:style style:name="T90_90" style:family="text">
      <style:text-properties fo:font-size="12pt" style:font-size-asian="12pt" style:font-size-complex="12pt"/>
    </style:style>
    <style:style style:name="T90_91" style:family="text">
      <style:text-properties fo:font-size="12pt" style:font-size-asian="12pt" style:font-size-complex="12pt"/>
    </style:style>
    <style:style style:name="T90_92" style:family="text">
      <style:text-properties fo:font-size="12pt" style:font-size-asian="12pt" style:font-size-complex="12pt"/>
    </style:style>
    <style:style style:name="T90_93" style:family="text">
      <style:text-properties fo:font-size="12pt" style:font-size-asian="12pt" style:font-size-complex="12pt"/>
    </style:style>
    <style:style style:name="T90_94" style:family="text">
      <style:text-properties fo:font-size="12pt" style:font-size-asian="12pt" style:font-size-complex="12pt"/>
    </style:style>
    <style:style style:name="T90_95" style:family="text">
      <style:text-properties fo:font-size="12pt" style:font-size-asian="12pt" style:font-size-complex="12pt"/>
    </style:style>
    <style:style style:name="T90_96" style:family="text">
      <style:text-properties fo:font-size="12pt" style:font-size-asian="12pt" style:font-size-complex="12pt"/>
    </style:style>
    <style:style style:name="T90_97" style:family="text">
      <style:text-properties fo:font-size="12pt" style:font-size-asian="12pt" style:font-size-complex="12pt"/>
    </style:style>
    <style:style style:name="T90_98" style:family="text">
      <style:text-properties fo:font-size="12pt" style:font-size-asian="12pt" style:font-size-complex="12pt"/>
    </style:style>
    <style:style style:name="T90_99" style:family="text">
      <style:text-properties fo:font-size="12pt" style:font-size-asian="12pt" style:font-size-complex="12pt"/>
    </style:style>
    <style:style style:name="T90_100" style:family="text">
      <style:text-properties fo:font-size="12pt" style:font-size-asian="12pt" style:font-size-complex="12pt"/>
    </style:style>
    <style:style style:name="T90_101" style:family="text">
      <style:text-properties fo:font-size="12pt" style:font-size-asian="12pt" style:font-size-complex="12pt"/>
    </style:style>
    <style:style style:name="T90_102" style:family="text">
      <style:text-properties fo:font-size="12pt" style:font-size-asian="12pt" style:font-size-complex="12pt"/>
    </style:style>
    <style:style style:name="T90_103" style:family="text">
      <style:text-properties fo:font-size="12pt" style:font-size-asian="12pt" style:font-size-complex="12pt"/>
    </style:style>
    <style:style style:name="T90_104" style:family="text">
      <style:text-properties fo:font-size="12pt" style:font-size-asian="12pt" style:font-size-complex="12pt"/>
    </style:style>
    <style:style style:name="T90_105" style:family="text">
      <style:text-properties fo:font-size="12pt" style:font-size-asian="12pt" style:font-size-complex="12pt"/>
    </style:style>
    <style:style style:name="T90_106" style:family="text">
      <style:text-properties fo:font-size="12pt" style:font-size-asian="12pt" style:font-size-complex="12pt"/>
    </style:style>
    <style:style style:name="T90_107" style:family="text">
      <style:text-properties fo:font-size="12pt" style:font-size-asian="12pt" style:font-size-complex="12pt"/>
    </style:style>
    <style:style style:name="T90_108" style:family="text">
      <style:text-properties fo:font-size="12pt" style:font-size-asian="12pt" style:font-size-complex="12pt"/>
    </style:style>
    <style:style style:name="T90_109" style:family="text">
      <style:text-properties fo:font-size="12pt" style:font-size-asian="12pt" style:font-size-complex="12pt"/>
    </style:style>
    <style:style style:name="T90_110" style:family="text">
      <style:text-properties fo:font-size="12pt" style:font-size-asian="12pt" style:font-size-complex="12pt"/>
    </style:style>
    <style:style style:name="T90_111" style:family="text">
      <style:text-properties fo:font-size="12pt" style:font-size-asian="12pt" style:font-size-complex="12pt"/>
    </style:style>
    <style:style style:name="T90_112" style:family="text">
      <style:text-properties fo:font-size="12pt" style:font-size-asian="12pt" style:font-size-complex="12pt"/>
    </style:style>
    <style:style style:name="T90_113" style:family="text">
      <style:text-properties fo:font-size="12pt" style:font-size-asian="12pt" style:font-size-complex="12pt"/>
    </style:style>
    <style:style style:name="T90_114" style:family="text">
      <style:text-properties fo:font-size="12pt" style:font-size-asian="12pt" style:font-size-complex="12pt"/>
    </style:style>
    <style:style style:name="T90_115" style:family="text">
      <style:text-properties fo:font-size="12pt" style:font-size-asian="12pt" style:font-size-complex="12pt"/>
    </style:style>
    <style:style style:name="T90_116" style:family="text">
      <style:text-properties fo:font-size="12pt" style:font-size-asian="12pt" style:font-size-complex="12pt"/>
    </style:style>
    <style:style style:name="T90_117" style:family="text">
      <style:text-properties fo:font-size="12pt" style:font-size-asian="12pt" style:font-size-complex="12pt"/>
    </style:style>
    <style:style style:name="T90_118" style:family="text">
      <style:text-properties fo:font-size="12pt" style:font-size-asian="12pt" style:font-size-complex="12pt"/>
    </style:style>
    <style:style style:name="T90_119" style:family="text">
      <style:text-properties fo:font-size="12pt" style:font-size-asian="12pt" style:font-size-complex="12pt"/>
    </style:style>
    <style:style style:name="T90_120" style:family="text">
      <style:text-properties fo:font-size="12pt" style:font-size-asian="12pt" style:font-size-complex="12pt"/>
    </style:style>
    <style:style style:name="T90_121" style:family="text">
      <style:text-properties fo:font-size="12pt" style:font-size-asian="12pt" style:font-size-complex="12pt"/>
    </style:style>
    <style:style style:name="T90_122" style:family="text">
      <style:text-properties fo:font-size="12pt" style:font-size-asian="12pt" style:font-size-complex="12pt"/>
    </style:style>
    <style:style style:name="T90_123" style:family="text">
      <style:text-properties fo:font-size="12pt" style:font-size-asian="12pt" style:font-size-complex="12pt"/>
    </style:style>
    <style:style style:name="T90_124" style:family="text">
      <style:text-properties fo:font-size="12pt" style:font-size-asian="12pt" style:font-size-complex="12pt"/>
    </style:style>
    <style:style style:name="T90_125" style:family="text">
      <style:text-properties fo:font-size="12pt" style:font-size-asian="12pt" style:font-size-complex="12pt"/>
    </style:style>
    <style:style style:name="T90_126" style:family="text">
      <style:text-properties fo:font-size="12pt" style:font-size-asian="12pt" style:font-size-complex="12pt"/>
    </style:style>
    <style:style style:name="T90_127" style:family="text">
      <style:text-properties fo:font-size="12pt" style:font-size-asian="12pt" style:font-size-complex="12pt"/>
    </style:style>
    <style:style style:name="T90_128" style:family="text">
      <style:text-properties fo:font-size="12pt" style:font-size-asian="12pt" style:font-size-complex="12pt"/>
    </style:style>
    <style:style style:name="T90_129" style:family="text">
      <style:text-properties fo:font-size="12pt" style:font-size-asian="12pt" style:font-size-complex="12pt"/>
    </style:style>
    <style:style style:name="T90_130" style:family="text">
      <style:text-properties fo:font-size="12pt" style:font-size-asian="12pt" style:font-size-complex="12pt"/>
    </style:style>
    <style:style style:name="T90_131" style:family="text">
      <style:text-properties fo:font-size="12pt" style:font-size-asian="12pt" style:font-size-complex="12pt"/>
    </style:style>
    <style:style style:name="T90_132" style:family="text">
      <style:text-properties fo:font-size="12pt" style:font-size-asian="12pt" style:font-size-complex="12pt"/>
    </style:style>
    <style:style style:name="T90_133" style:family="text">
      <style:text-properties fo:font-size="12pt" style:font-size-asian="12pt" style:font-size-complex="12pt"/>
    </style:style>
    <style:style style:name="T90_134" style:family="text">
      <style:text-properties fo:font-size="12pt" style:font-size-asian="12pt" style:font-size-complex="12pt"/>
    </style:style>
    <style:style style:name="T90_135" style:family="text">
      <style:text-properties fo:font-size="12pt" style:font-size-asian="12pt" style:font-size-complex="12pt"/>
    </style:style>
    <style:style style:name="T90_136" style:family="text">
      <style:text-properties fo:font-size="12pt" style:font-size-asian="12pt" style:font-size-complex="12pt"/>
    </style:style>
    <style:style style:name="T90_137" style:family="text">
      <style:text-properties fo:font-size="12pt" style:font-size-asian="12pt" style:font-size-complex="12pt"/>
    </style:style>
    <style:style style:name="T90_138" style:family="text">
      <style:text-properties fo:font-size="12pt" style:font-size-asian="12pt" style:font-size-complex="12pt"/>
    </style:style>
    <style:style style:name="T90_139" style:family="text">
      <style:text-properties fo:font-size="12pt" style:font-size-asian="12pt" style:font-size-complex="12pt"/>
    </style:style>
    <style:style style:name="T90_140" style:family="text">
      <style:text-properties fo:font-size="12pt" style:font-size-asian="12pt" style:font-size-complex="12pt"/>
    </style:style>
    <style:style style:name="T90_141" style:family="text">
      <style:text-properties fo:font-size="12pt" style:font-size-asian="12pt" style:font-size-complex="12pt"/>
    </style:style>
    <style:style style:name="T90_142" style:family="text">
      <style:text-properties fo:font-size="12pt" style:font-size-asian="12pt" style:font-size-complex="12pt"/>
    </style:style>
    <style:style style:name="T90_143" style:family="text">
      <style:text-properties fo:font-size="12pt" style:font-size-asian="12pt" style:font-size-complex="12pt"/>
    </style:style>
    <style:style style:name="T90_144" style:family="text">
      <style:text-properties fo:font-size="12pt" style:font-size-asian="12pt" style:font-size-complex="12pt"/>
    </style:style>
    <style:style style:name="T90_145" style:family="text">
      <style:text-properties fo:font-size="12pt" style:font-size-asian="12pt" style:font-size-complex="12pt"/>
    </style:style>
    <style:style style:name="T90_146" style:family="text">
      <style:text-properties fo:font-size="12pt" style:font-size-asian="12pt" style:font-size-complex="12pt"/>
    </style:style>
    <style:style style:name="T90_147" style:family="text">
      <style:text-properties fo:font-size="12pt" style:font-size-asian="12pt" style:font-size-complex="12pt"/>
    </style:style>
    <style:style style:name="T90_148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fo:margin-bottom="0.353cm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T91_23" style:family="text">
      <style:text-properties fo:font-size="12pt" style:font-size-asian="12pt" style:font-size-complex="12pt"/>
    </style:style>
    <style:style style:name="T91_24" style:family="text">
      <style:text-properties fo:font-size="12pt" style:font-size-asian="12pt" style:font-size-complex="12pt"/>
    </style:style>
    <style:style style:name="T91_25" style:family="text">
      <style:text-properties fo:font-size="12pt" style:font-size-asian="12pt" style:font-size-complex="12pt"/>
    </style:style>
    <style:style style:name="T91_26" style:family="text">
      <style:text-properties fo:font-size="12pt" style:font-size-asian="12pt" style:font-size-complex="12pt"/>
    </style:style>
    <style:style style:name="T91_27" style:family="text">
      <style:text-properties fo:font-size="12pt" style:font-size-asian="12pt" style:font-size-complex="12pt"/>
    </style:style>
    <style:style style:name="T91_28" style:family="text">
      <style:text-properties fo:font-size="12pt" style:font-size-asian="12pt" style:font-size-complex="12pt"/>
    </style:style>
    <style:style style:name="T91_29" style:family="text">
      <style:text-properties fo:font-size="12pt" style:font-size-asian="12pt" style:font-size-complex="12pt"/>
    </style:style>
    <style:style style:name="T91_30" style:family="text">
      <style:text-properties fo:font-size="12pt" style:font-size-asian="12pt" style:font-size-complex="12pt"/>
    </style:style>
    <style:style style:name="T91_31" style:family="text">
      <style:text-properties fo:font-size="12pt" style:font-size-asian="12pt" style:font-size-complex="12pt"/>
    </style:style>
    <style:style style:name="T91_32" style:family="text">
      <style:text-properties fo:font-size="12pt" style:font-size-asian="12pt" style:font-size-complex="12pt"/>
    </style:style>
    <style:style style:name="T91_33" style:family="text">
      <style:text-properties fo:font-size="12pt" style:font-size-asian="12pt" style:font-size-complex="12pt"/>
    </style:style>
    <style:style style:name="T91_34" style:family="text">
      <style:text-properties fo:font-size="12pt" style:font-size-asian="12pt" style:font-size-complex="12pt"/>
    </style:style>
    <style:style style:name="T91_35" style:family="text">
      <style:text-properties fo:font-size="12pt" style:font-size-asian="12pt" style:font-size-complex="12pt"/>
    </style:style>
    <style:style style:name="T91_36" style:family="text">
      <style:text-properties fo:font-size="12pt" style:font-size-asian="12pt" style:font-size-complex="12pt"/>
    </style:style>
    <style:style style:name="T91_37" style:family="text">
      <style:text-properties fo:font-size="12pt" style:font-size-asian="12pt" style:font-size-complex="12pt"/>
    </style:style>
    <style:style style:name="T91_38" style:family="text">
      <style:text-properties fo:font-size="12pt" style:font-size-asian="12pt" style:font-size-complex="12pt"/>
    </style:style>
    <style:style style:name="T91_39" style:family="text">
      <style:text-properties fo:font-size="12pt" style:font-size-asian="12pt" style:font-size-complex="12pt"/>
    </style:style>
    <style:style style:name="T91_40" style:family="text">
      <style:text-properties fo:font-size="12pt" style:font-size-asian="12pt" style:font-size-complex="12pt"/>
    </style:style>
    <style:style style:name="T91_41" style:family="text">
      <style:text-properties fo:font-size="12pt" style:font-size-asian="12pt" style:font-size-complex="12pt"/>
    </style:style>
    <style:style style:name="T91_42" style:family="text">
      <style:text-properties fo:font-size="12pt" style:font-size-asian="12pt" style:font-size-complex="12pt"/>
    </style:style>
    <style:style style:name="T91_43" style:family="text">
      <style:text-properties fo:font-size="12pt" style:font-size-asian="12pt" style:font-size-complex="12pt"/>
    </style:style>
    <style:style style:name="T91_44" style:family="text">
      <style:text-properties fo:font-size="12pt" style:font-size-asian="12pt" style:font-size-complex="12pt"/>
    </style:style>
    <style:style style:name="T91_45" style:family="text">
      <style:text-properties fo:font-size="12pt" style:font-size-asian="12pt" style:font-size-complex="12pt"/>
    </style:style>
    <style:style style:name="T91_46" style:family="text">
      <style:text-properties fo:font-size="12pt" style:font-size-asian="12pt" style:font-size-complex="12pt"/>
    </style:style>
    <style:style style:name="T91_47" style:family="text">
      <style:text-properties fo:font-size="12pt" style:font-size-asian="12pt" style:font-size-complex="12pt"/>
    </style:style>
    <style:style style:name="T91_48" style:family="text">
      <style:text-properties fo:font-size="12pt" style:font-size-asian="12pt" style:font-size-complex="12pt"/>
    </style:style>
    <style:style style:name="T91_49" style:family="text">
      <style:text-properties fo:font-size="12pt" style:font-size-asian="12pt" style:font-size-complex="12pt"/>
    </style:style>
    <style:style style:name="T91_50" style:family="text">
      <style:text-properties fo:font-size="12pt" style:font-size-asian="12pt" style:font-size-complex="12pt"/>
    </style:style>
    <style:style style:name="T91_51" style:family="text">
      <style:text-properties fo:font-size="12pt" style:font-size-asian="12pt" style:font-size-complex="12pt"/>
    </style:style>
    <style:style style:name="T91_52" style:family="text">
      <style:text-properties fo:font-size="12pt" style:font-size-asian="12pt" style:font-size-complex="12pt"/>
    </style:style>
    <style:style style:name="T91_53" style:family="text">
      <style:text-properties fo:font-size="12pt" style:font-size-asian="12pt" style:font-size-complex="12pt"/>
    </style:style>
    <style:style style:name="T91_54" style:family="text">
      <style:text-properties fo:font-size="12pt" style:font-size-asian="12pt" style:font-size-complex="12pt"/>
    </style:style>
    <style:style style:name="T91_55" style:family="text">
      <style:text-properties fo:font-size="12pt" style:font-size-asian="12pt" style:font-size-complex="12pt"/>
    </style:style>
    <style:style style:name="T91_56" style:family="text">
      <style:text-properties fo:font-size="12pt" style:font-size-asian="12pt" style:font-size-complex="12pt"/>
    </style:style>
    <style:style style:name="T91_57" style:family="text">
      <style:text-properties fo:font-size="12pt" style:font-size-asian="12pt" style:font-size-complex="12pt"/>
    </style:style>
    <style:style style:name="T91_58" style:family="text">
      <style:text-properties fo:font-size="12pt" style:font-size-asian="12pt" style:font-size-complex="12pt"/>
    </style:style>
    <style:style style:name="T91_59" style:family="text">
      <style:text-properties fo:font-size="12pt" style:font-size-asian="12pt" style:font-size-complex="12pt"/>
    </style:style>
    <style:style style:name="T91_60" style:family="text">
      <style:text-properties fo:font-size="12pt" style:font-size-asian="12pt" style:font-size-complex="12pt"/>
    </style:style>
    <style:style style:name="T91_61" style:family="text">
      <style:text-properties fo:font-size="12pt" style:font-size-asian="12pt" style:font-size-complex="12pt"/>
    </style:style>
    <style:style style:name="T91_62" style:family="text">
      <style:text-properties fo:font-size="12pt" style:font-size-asian="12pt" style:font-size-complex="12pt"/>
    </style:style>
    <style:style style:name="T91_63" style:family="text">
      <style:text-properties fo:font-size="12pt" style:font-size-asian="12pt" style:font-size-complex="12pt"/>
    </style:style>
    <style:style style:name="T91_64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fo:margin-bottom="0.353cm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>
      <style:text-properties fo:font-size="12pt" style:font-size-asian="12pt" style:font-size-complex="12pt"/>
    </style:style>
    <style:style style:name="T92_25" style:family="text">
      <style:text-properties fo:font-size="12pt" style:font-size-asian="12pt" style:font-size-complex="12pt"/>
    </style:style>
    <style:style style:name="T92_26" style:family="text">
      <style:text-properties fo:font-size="12pt" style:font-size-asian="12pt" style:font-size-complex="12pt"/>
    </style:style>
    <style:style style:name="T92_27" style:family="text">
      <style:text-properties fo:font-size="12pt" style:font-size-asian="12pt" style:font-size-complex="12pt"/>
    </style:style>
    <style:style style:name="T92_28" style:family="text">
      <style:text-properties fo:font-size="12pt" style:font-size-asian="12pt" style:font-size-complex="12pt"/>
    </style:style>
    <style:style style:name="T92_29" style:family="text">
      <style:text-properties fo:font-size="12pt" style:font-size-asian="12pt" style:font-size-complex="12pt"/>
    </style:style>
    <style:style style:name="T92_30" style:family="text">
      <style:text-properties fo:font-size="12pt" style:font-size-asian="12pt" style:font-size-complex="12pt"/>
    </style:style>
    <style:style style:name="T92_31" style:family="text">
      <style:text-properties fo:font-size="12pt" style:font-size-asian="12pt" style:font-size-complex="12pt"/>
    </style:style>
    <style:style style:name="T92_32" style:family="text">
      <style:text-properties fo:font-size="12pt" style:font-size-asian="12pt" style:font-size-complex="12pt"/>
    </style:style>
    <style:style style:name="T92_33" style:family="text">
      <style:text-properties fo:font-size="12pt" style:font-size-asian="12pt" style:font-size-complex="12pt"/>
    </style:style>
    <style:style style:name="T92_34" style:family="text">
      <style:text-properties fo:font-size="12pt" style:font-size-asian="12pt" style:font-size-complex="12pt"/>
    </style:style>
    <style:style style:name="T92_35" style:family="text">
      <style:text-properties fo:font-size="12pt" style:font-size-asian="12pt" style:font-size-complex="12pt"/>
    </style:style>
    <style:style style:name="T92_36" style:family="text">
      <style:text-properties fo:font-size="12pt" style:font-size-asian="12pt" style:font-size-complex="12pt"/>
    </style:style>
    <style:style style:name="T92_37" style:family="text">
      <style:text-properties fo:font-size="12pt" style:font-size-asian="12pt" style:font-size-complex="12pt"/>
    </style:style>
    <style:style style:name="T92_38" style:family="text">
      <style:text-properties fo:font-size="12pt" style:font-size-asian="12pt" style:font-size-complex="12pt"/>
    </style:style>
    <style:style style:name="T92_39" style:family="text">
      <style:text-properties fo:font-size="12pt" style:font-size-asian="12pt" style:font-size-complex="12pt"/>
    </style:style>
    <style:style style:name="T92_40" style:family="text">
      <style:text-properties fo:font-size="12pt" style:font-size-asian="12pt" style:font-size-complex="12pt"/>
    </style:style>
    <style:style style:name="T92_41" style:family="text">
      <style:text-properties fo:font-size="12pt" style:font-size-asian="12pt" style:font-size-complex="12pt"/>
    </style:style>
    <style:style style:name="T92_42" style:family="text">
      <style:text-properties fo:font-size="12pt" style:font-size-asian="12pt" style:font-size-complex="12pt"/>
    </style:style>
    <style:style style:name="T92_43" style:family="text">
      <style:text-properties fo:font-size="12pt" style:font-size-asian="12pt" style:font-size-complex="12pt"/>
    </style:style>
    <style:style style:name="T92_44" style:family="text">
      <style:text-properties fo:font-size="12pt" style:font-size-asian="12pt" style:font-size-complex="12pt"/>
    </style:style>
    <style:style style:name="T92_45" style:family="text">
      <style:text-properties fo:font-size="12pt" style:font-size-asian="12pt" style:font-size-complex="12pt"/>
    </style:style>
    <style:style style:name="T92_46" style:family="text">
      <style:text-properties fo:font-size="12pt" style:font-size-asian="12pt" style:font-size-complex="12pt"/>
    </style:style>
    <style:style style:name="T92_47" style:family="text">
      <style:text-properties fo:font-size="12pt" style:font-size-asian="12pt" style:font-size-complex="12pt"/>
    </style:style>
    <style:style style:name="T92_48" style:family="text">
      <style:text-properties fo:font-size="12pt" style:font-size-asian="12pt" style:font-size-complex="12pt"/>
    </style:style>
    <style:style style:name="T92_49" style:family="text">
      <style:text-properties fo:font-size="12pt" style:font-size-asian="12pt" style:font-size-complex="12pt"/>
    </style:style>
    <style:style style:name="T92_50" style:family="text">
      <style:text-properties fo:font-size="12pt" style:font-size-asian="12pt" style:font-size-complex="12pt"/>
    </style:style>
    <style:style style:name="T92_51" style:family="text">
      <style:text-properties fo:font-size="12pt" style:font-size-asian="12pt" style:font-size-complex="12pt"/>
    </style:style>
    <style:style style:name="T92_52" style:family="text">
      <style:text-properties fo:font-size="12pt" style:font-size-asian="12pt" style:font-size-complex="12pt"/>
    </style:style>
    <style:style style:name="T92_53" style:family="text">
      <style:text-properties fo:font-size="12pt" style:font-size-asian="12pt" style:font-size-complex="12pt"/>
    </style:style>
    <style:style style:name="T92_54" style:family="text">
      <style:text-properties fo:font-size="12pt" style:font-size-asian="12pt" style:font-size-complex="12pt"/>
    </style:style>
    <style:style style:name="T92_55" style:family="text">
      <style:text-properties fo:font-size="12pt" style:font-size-asian="12pt" style:font-size-complex="12pt"/>
    </style:style>
    <style:style style:name="T92_56" style:family="text">
      <style:text-properties fo:font-size="12pt" style:font-size-asian="12pt" style:font-size-complex="12pt"/>
    </style:style>
    <style:style style:name="T92_57" style:family="text">
      <style:text-properties fo:font-size="12pt" style:font-size-asian="12pt" style:font-size-complex="12pt"/>
    </style:style>
    <style:style style:name="T92_58" style:family="text">
      <style:text-properties fo:font-size="12pt" style:font-size-asian="12pt" style:font-size-complex="12pt"/>
    </style:style>
    <style:style style:name="T92_59" style:family="text">
      <style:text-properties fo:font-size="12pt" style:font-size-asian="12pt" style:font-size-complex="12pt"/>
    </style:style>
    <style:style style:name="T92_60" style:family="text">
      <style:text-properties fo:font-size="12pt" style:font-size-asian="12pt" style:font-size-complex="12pt"/>
    </style:style>
    <style:style style:name="T92_61" style:family="text">
      <style:text-properties fo:font-size="12pt" style:font-size-asian="12pt" style:font-size-complex="12pt"/>
    </style:style>
    <style:style style:name="T92_62" style:family="text">
      <style:text-properties fo:font-size="12pt" style:font-size-asian="12pt" style:font-size-complex="12pt"/>
    </style:style>
    <style:style style:name="T92_63" style:family="text">
      <style:text-properties fo:font-size="12pt" style:font-size-asian="12pt" style:font-size-complex="12pt"/>
    </style:style>
    <style:style style:name="T92_64" style:family="text">
      <style:text-properties fo:font-size="12pt" style:font-size-asian="12pt" style:font-size-complex="12pt"/>
    </style:style>
    <style:style style:name="T92_65" style:family="text">
      <style:text-properties fo:font-size="12pt" style:font-size-asian="12pt" style:font-size-complex="12pt"/>
    </style:style>
    <style:style style:name="T92_66" style:family="text">
      <style:text-properties fo:font-size="12pt" style:font-size-asian="12pt" style:font-size-complex="12pt"/>
    </style:style>
    <style:style style:name="T92_67" style:family="text">
      <style:text-properties fo:font-size="12pt" style:font-size-asian="12pt" style:font-size-complex="12pt"/>
    </style:style>
    <style:style style:name="T92_68" style:family="text">
      <style:text-properties fo:font-size="12pt" style:font-size-asian="12pt" style:font-size-complex="12pt"/>
    </style:style>
    <style:style style:name="T92_69" style:family="text">
      <style:text-properties fo:font-size="12pt" style:font-size-asian="12pt" style:font-size-complex="12pt"/>
    </style:style>
    <style:style style:name="T92_70" style:family="text">
      <style:text-properties fo:font-size="12pt" style:font-size-asian="12pt" style:font-size-complex="12pt"/>
    </style:style>
    <style:style style:name="T92_71" style:family="text">
      <style:text-properties fo:font-size="12pt" style:font-size-asian="12pt" style:font-size-complex="12pt"/>
    </style:style>
    <style:style style:name="T92_72" style:family="text">
      <style:text-properties fo:font-size="12pt" style:font-size-asian="12pt" style:font-size-complex="12pt"/>
    </style:style>
    <style:style style:name="T92_73" style:family="text">
      <style:text-properties fo:font-size="12pt" style:font-size-asian="12pt" style:font-size-complex="12pt"/>
    </style:style>
    <style:style style:name="T92_74" style:family="text">
      <style:text-properties fo:font-size="12pt" style:font-size-asian="12pt" style:font-size-complex="12pt"/>
    </style:style>
    <style:style style:name="T92_75" style:family="text">
      <style:text-properties fo:font-size="12pt" style:font-size-asian="12pt" style:font-size-complex="12pt"/>
    </style:style>
    <style:style style:name="T92_76" style:family="text">
      <style:text-properties fo:font-size="12pt" style:font-size-asian="12pt" style:font-size-complex="12pt"/>
    </style:style>
    <style:style style:name="T92_77" style:family="text">
      <style:text-properties fo:font-size="12pt" style:font-size-asian="12pt" style:font-size-complex="12pt"/>
    </style:style>
    <style:style style:name="T92_78" style:family="text">
      <style:text-properties fo:font-size="12pt" style:font-size-asian="12pt" style:font-size-complex="12pt"/>
    </style:style>
    <style:style style:name="T92_79" style:family="text">
      <style:text-properties fo:font-size="12pt" style:font-size-asian="12pt" style:font-size-complex="12pt"/>
    </style:style>
    <style:style style:name="T92_80" style:family="text">
      <style:text-properties fo:font-size="12pt" style:font-size-asian="12pt" style:font-size-complex="12pt"/>
    </style:style>
    <style:style style:name="T92_81" style:family="text">
      <style:text-properties fo:font-size="12pt" style:font-size-asian="12pt" style:font-size-complex="12pt"/>
    </style:style>
    <style:style style:name="T92_82" style:family="text">
      <style:text-properties fo:font-size="12pt" style:font-size-asian="12pt" style:font-size-complex="12pt"/>
    </style:style>
    <style:style style:name="T92_83" style:family="text">
      <style:text-properties fo:font-size="12pt" style:font-size-asian="12pt" style:font-size-complex="12pt"/>
    </style:style>
    <style:style style:name="T92_84" style:family="text">
      <style:text-properties fo:font-size="12pt" style:font-size-asian="12pt" style:font-size-complex="12pt"/>
    </style:style>
    <style:style style:name="T92_85" style:family="text">
      <style:text-properties fo:font-size="12pt" style:font-size-asian="12pt" style:font-size-complex="12pt"/>
    </style:style>
    <style:style style:name="T92_86" style:family="text">
      <style:text-properties fo:font-size="12pt" style:font-size-asian="12pt" style:font-size-complex="12pt"/>
    </style:style>
    <style:style style:name="T92_87" style:family="text">
      <style:text-properties fo:font-size="12pt" style:font-size-asian="12pt" style:font-size-complex="12pt"/>
    </style:style>
    <style:style style:name="T92_88" style:family="text">
      <style:text-properties fo:font-size="12pt" style:font-size-asian="12pt" style:font-size-complex="12pt"/>
    </style:style>
    <style:style style:name="T92_89" style:family="text">
      <style:text-properties fo:font-size="12pt" style:font-size-asian="12pt" style:font-size-complex="12pt"/>
    </style:style>
    <style:style style:name="T92_90" style:family="text">
      <style:text-properties fo:font-size="12pt" style:font-size-asian="12pt" style:font-size-complex="12pt"/>
    </style:style>
    <style:style style:name="T92_91" style:family="text">
      <style:text-properties fo:font-size="12pt" style:font-size-asian="12pt" style:font-size-complex="12pt"/>
    </style:style>
    <style:style style:name="T92_92" style:family="text">
      <style:text-properties fo:font-size="12pt" style:font-size-asian="12pt" style:font-size-complex="12pt"/>
    </style:style>
    <style:style style:name="T92_93" style:family="text">
      <style:text-properties fo:font-size="12pt" style:font-size-asian="12pt" style:font-size-complex="12pt"/>
    </style:style>
    <style:style style:name="T92_94" style:family="text">
      <style:text-properties fo:font-size="12pt" style:font-size-asian="12pt" style:font-size-complex="12pt"/>
    </style:style>
    <style:style style:name="T92_95" style:family="text">
      <style:text-properties fo:font-size="12pt" style:font-size-asian="12pt" style:font-size-complex="12pt"/>
    </style:style>
    <style:style style:name="T92_96" style:family="text">
      <style:text-properties fo:font-size="12pt" style:font-size-asian="12pt" style:font-size-complex="12pt"/>
    </style:style>
    <style:style style:name="T92_97" style:family="text">
      <style:text-properties fo:font-size="12pt" style:font-size-asian="12pt" style:font-size-complex="12pt"/>
    </style:style>
    <style:style style:name="T92_98" style:family="text">
      <style:text-properties fo:font-size="12pt" style:font-size-asian="12pt" style:font-size-complex="12pt"/>
    </style:style>
    <style:style style:name="T92_99" style:family="text">
      <style:text-properties fo:font-size="12pt" style:font-size-asian="12pt" style:font-size-complex="12pt"/>
    </style:style>
    <style:style style:name="T92_100" style:family="text">
      <style:text-properties fo:font-size="12pt" style:font-size-asian="12pt" style:font-size-complex="12pt"/>
    </style:style>
    <style:style style:name="T92_101" style:family="text">
      <style:text-properties fo:font-size="12pt" style:font-size-asian="12pt" style:font-size-complex="12pt"/>
    </style:style>
    <style:style style:name="T92_102" style:family="text">
      <style:text-properties fo:font-size="12pt" style:font-size-asian="12pt" style:font-size-complex="12pt"/>
    </style:style>
    <style:style style:name="T92_103" style:family="text">
      <style:text-properties fo:font-size="12pt" style:font-size-asian="12pt" style:font-size-complex="12pt"/>
    </style:style>
    <style:style style:name="T92_104" style:family="text">
      <style:text-properties fo:font-size="12pt" style:font-size-asian="12pt" style:font-size-complex="12pt"/>
    </style:style>
    <style:style style:name="T92_105" style:family="text">
      <style:text-properties fo:font-size="12pt" style:font-size-asian="12pt" style:font-size-complex="12pt"/>
    </style:style>
    <style:style style:name="T92_106" style:family="text">
      <style:text-properties fo:font-size="12pt" style:font-size-asian="12pt" style:font-size-complex="12pt"/>
    </style:style>
    <style:style style:name="T92_107" style:family="text">
      <style:text-properties fo:font-size="12pt" style:font-size-asian="12pt" style:font-size-complex="12pt"/>
    </style:style>
    <style:style style:name="T92_108" style:family="text">
      <style:text-properties fo:font-size="12pt" style:font-size-asian="12pt" style:font-size-complex="12pt"/>
    </style:style>
    <style:style style:name="T92_109" style:family="text">
      <style:text-properties fo:font-size="12pt" style:font-size-asian="12pt" style:font-size-complex="12pt"/>
    </style:style>
    <style:style style:name="T92_110" style:family="text">
      <style:text-properties fo:font-size="12pt" style:font-size-asian="12pt" style:font-size-complex="12pt"/>
    </style:style>
    <style:style style:name="T92_111" style:family="text">
      <style:text-properties fo:font-size="12pt" style:font-size-asian="12pt" style:font-size-complex="12pt"/>
    </style:style>
    <style:style style:name="T92_112" style:family="text">
      <style:text-properties fo:font-size="12pt" style:font-size-asian="12pt" style:font-size-complex="12pt"/>
    </style:style>
    <style:style style:name="T92_113" style:family="text">
      <style:text-properties fo:font-size="12pt" style:font-size-asian="12pt" style:font-size-complex="12pt"/>
    </style:style>
    <style:style style:name="T92_114" style:family="text">
      <style:text-properties fo:font-size="12pt" style:font-size-asian="12pt" style:font-size-complex="12pt"/>
    </style:style>
    <style:style style:name="T92_115" style:family="text">
      <style:text-properties fo:font-size="12pt" style:font-size-asian="12pt" style:font-size-complex="12pt"/>
    </style:style>
    <style:style style:name="T92_116" style:family="text">
      <style:text-properties fo:font-size="12pt" style:font-size-asian="12pt" style:font-size-complex="12pt"/>
    </style:style>
    <style:style style:name="T92_117" style:family="text">
      <style:text-properties fo:font-size="12pt" style:font-size-asian="12pt" style:font-size-complex="12pt"/>
    </style:style>
    <style:style style:name="T92_118" style:family="text">
      <style:text-properties fo:font-size="12pt" style:font-size-asian="12pt" style:font-size-complex="12pt"/>
    </style:style>
    <style:style style:name="T92_119" style:family="text">
      <style:text-properties fo:font-size="12pt" style:font-size-asian="12pt" style:font-size-complex="12pt"/>
    </style:style>
    <style:style style:name="T92_120" style:family="text">
      <style:text-properties fo:font-size="12pt" style:font-size-asian="12pt" style:font-size-complex="12pt"/>
    </style:style>
    <style:style style:name="T92_121" style:family="text">
      <style:text-properties fo:font-size="12pt" style:font-size-asian="12pt" style:font-size-complex="12pt"/>
    </style:style>
    <style:style style:name="T92_122" style:family="text">
      <style:text-properties fo:font-size="12pt" style:font-size-asian="12pt" style:font-size-complex="12pt"/>
    </style:style>
    <style:style style:name="T92_123" style:family="text">
      <style:text-properties fo:font-size="12pt" style:font-size-asian="12pt" style:font-size-complex="12pt"/>
    </style:style>
    <style:style style:name="T92_124" style:family="text">
      <style:text-properties fo:font-size="12pt" style:font-size-asian="12pt" style:font-size-complex="12pt"/>
    </style:style>
    <style:style style:name="T92_125" style:family="text">
      <style:text-properties fo:font-size="12pt" style:font-size-asian="12pt" style:font-size-complex="12pt"/>
    </style:style>
    <style:style style:name="T92_126" style:family="text">
      <style:text-properties fo:font-size="12pt" style:font-size-asian="12pt" style:font-size-complex="12pt"/>
    </style:style>
    <style:style style:name="T92_127" style:family="text">
      <style:text-properties fo:font-size="12pt" style:font-size-asian="12pt" style:font-size-complex="12pt"/>
    </style:style>
    <style:style style:name="T92_128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fo:margin-bottom="0.353cm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T93_67" style:family="text">
      <style:text-properties fo:font-size="12pt" style:font-size-asian="12pt" style:font-size-complex="12pt"/>
    </style:style>
    <style:style style:name="T93_68" style:family="text">
      <style:text-properties fo:font-size="12pt" style:font-size-asian="12pt" style:font-size-complex="12pt"/>
    </style:style>
    <style:style style:name="T93_69" style:family="text">
      <style:text-properties fo:font-size="12pt" style:font-size-asian="12pt" style:font-size-complex="12pt"/>
    </style:style>
    <style:style style:name="T93_70" style:family="text">
      <style:text-properties fo:font-size="12pt" style:font-size-asian="12pt" style:font-size-complex="12pt"/>
    </style:style>
    <style:style style:name="T93_71" style:family="text">
      <style:text-properties fo:font-size="12pt" style:font-size-asian="12pt" style:font-size-complex="12pt"/>
    </style:style>
    <style:style style:name="T93_72" style:family="text">
      <style:text-properties fo:font-size="12pt" style:font-size-asian="12pt" style:font-size-complex="12pt"/>
    </style:style>
    <style:style style:name="T93_73" style:family="text">
      <style:text-properties fo:font-size="12pt" style:font-size-asian="12pt" style:font-size-complex="12pt"/>
    </style:style>
    <style:style style:name="T93_74" style:family="text">
      <style:text-properties fo:font-size="12pt" style:font-size-asian="12pt" style:font-size-complex="12pt"/>
    </style:style>
    <style:style style:name="T93_75" style:family="text">
      <style:text-properties fo:font-size="12pt" style:font-size-asian="12pt" style:font-size-complex="12pt"/>
    </style:style>
    <style:style style:name="T93_76" style:family="text">
      <style:text-properties fo:font-size="12pt" style:font-size-asian="12pt" style:font-size-complex="12pt"/>
    </style:style>
    <style:style style:name="T93_77" style:family="text">
      <style:text-properties fo:font-size="12pt" style:font-size-asian="12pt" style:font-size-complex="12pt"/>
    </style:style>
    <style:style style:name="T93_78" style:family="text">
      <style:text-properties fo:font-size="12pt" style:font-size-asian="12pt" style:font-size-complex="12pt"/>
    </style:style>
    <style:style style:name="T93_79" style:family="text">
      <style:text-properties fo:font-size="12pt" style:font-size-asian="12pt" style:font-size-complex="12pt"/>
    </style:style>
    <style:style style:name="T93_80" style:family="text">
      <style:text-properties fo:font-size="12pt" style:font-size-asian="12pt" style:font-size-complex="12pt"/>
    </style:style>
    <style:style style:name="T93_81" style:family="text">
      <style:text-properties fo:font-size="12pt" style:font-size-asian="12pt" style:font-size-complex="12pt"/>
    </style:style>
    <style:style style:name="T93_82" style:family="text">
      <style:text-properties fo:font-size="12pt" style:font-size-asian="12pt" style:font-size-complex="12pt"/>
    </style:style>
    <style:style style:name="T93_83" style:family="text">
      <style:text-properties fo:font-size="12pt" style:font-size-asian="12pt" style:font-size-complex="12pt"/>
    </style:style>
    <style:style style:name="T93_84" style:family="text">
      <style:text-properties fo:font-size="12pt" style:font-size-asian="12pt" style:font-size-complex="12pt"/>
    </style:style>
    <style:style style:name="T93_85" style:family="text">
      <style:text-properties fo:font-size="12pt" style:font-size-asian="12pt" style:font-size-complex="12pt"/>
    </style:style>
    <style:style style:name="T93_86" style:family="text">
      <style:text-properties fo:font-size="12pt" style:font-size-asian="12pt" style:font-size-complex="12pt"/>
    </style:style>
    <style:style style:name="T93_87" style:family="text">
      <style:text-properties fo:font-size="12pt" style:font-size-asian="12pt" style:font-size-complex="12pt"/>
    </style:style>
    <style:style style:name="T93_88" style:family="text">
      <style:text-properties fo:font-size="12pt" style:font-size-asian="12pt" style:font-size-complex="12pt"/>
    </style:style>
    <style:style style:name="T93_89" style:family="text">
      <style:text-properties fo:font-size="12pt" style:font-size-asian="12pt" style:font-size-complex="12pt"/>
    </style:style>
    <style:style style:name="T93_90" style:family="text">
      <style:text-properties fo:font-size="12pt" style:font-size-asian="12pt" style:font-size-complex="12pt"/>
    </style:style>
    <style:style style:name="T93_91" style:family="text">
      <style:text-properties fo:font-size="12pt" style:font-size-asian="12pt" style:font-size-complex="12pt"/>
    </style:style>
    <style:style style:name="T93_92" style:family="text">
      <style:text-properties fo:font-size="12pt" style:font-size-asian="12pt" style:font-size-complex="12pt"/>
    </style:style>
    <style:style style:name="T93_93" style:family="text">
      <style:text-properties fo:font-size="12pt" style:font-size-asian="12pt" style:font-size-complex="12pt"/>
    </style:style>
    <style:style style:name="T93_94" style:family="text">
      <style:text-properties fo:font-size="12pt" style:font-size-asian="12pt" style:font-size-complex="12pt"/>
    </style:style>
    <style:style style:name="T93_95" style:family="text">
      <style:text-properties fo:font-size="12pt" style:font-size-asian="12pt" style:font-size-complex="12pt"/>
    </style:style>
    <style:style style:name="T93_96" style:family="text">
      <style:text-properties fo:font-size="12pt" style:font-size-asian="12pt" style:font-size-complex="12pt"/>
    </style:style>
    <style:style style:name="T93_97" style:family="text">
      <style:text-properties fo:font-size="12pt" style:font-size-asian="12pt" style:font-size-complex="12pt"/>
    </style:style>
    <style:style style:name="T93_98" style:family="text">
      <style:text-properties fo:font-size="12pt" style:font-size-asian="12pt" style:font-size-complex="12pt"/>
    </style:style>
    <style:style style:name="T93_99" style:family="text">
      <style:text-properties fo:font-size="12pt" style:font-size-asian="12pt" style:font-size-complex="12pt"/>
    </style:style>
    <style:style style:name="T93_100" style:family="text">
      <style:text-properties fo:font-size="12pt" style:font-size-asian="12pt" style:font-size-complex="12pt"/>
    </style:style>
    <style:style style:name="T93_101" style:family="text">
      <style:text-properties fo:font-size="12pt" style:font-size-asian="12pt" style:font-size-complex="12pt"/>
    </style:style>
    <style:style style:name="T93_102" style:family="text">
      <style:text-properties fo:font-size="12pt" style:font-size-asian="12pt" style:font-size-complex="12pt"/>
    </style:style>
    <style:style style:name="T93_103" style:family="text">
      <style:text-properties fo:font-size="12pt" style:font-size-asian="12pt" style:font-size-complex="12pt"/>
    </style:style>
    <style:style style:name="T93_104" style:family="text">
      <style:text-properties fo:font-size="12pt" style:font-size-asian="12pt" style:font-size-complex="12pt"/>
    </style:style>
    <style:style style:name="T93_105" style:family="text">
      <style:text-properties fo:font-size="12pt" style:font-size-asian="12pt" style:font-size-complex="12pt"/>
    </style:style>
    <style:style style:name="T93_106" style:family="text">
      <style:text-properties fo:font-size="12pt" style:font-size-asian="12pt" style:font-size-complex="12pt"/>
    </style:style>
    <style:style style:name="T93_107" style:family="text">
      <style:text-properties fo:font-size="12pt" style:font-size-asian="12pt" style:font-size-complex="12pt"/>
    </style:style>
    <style:style style:name="T93_108" style:family="text">
      <style:text-properties fo:font-size="12pt" style:font-size-asian="12pt" style:font-size-complex="12pt"/>
    </style:style>
    <style:style style:name="T93_109" style:family="text">
      <style:text-properties fo:font-size="12pt" style:font-size-asian="12pt" style:font-size-complex="12pt"/>
    </style:style>
    <style:style style:name="T93_110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fo:margin-bottom="0.353cm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/>
    </style:style>
    <style:style style:name="T94_18" style:family="text">
      <style:text-properties fo:font-size="12pt" style:font-size-asian="12pt" style:font-size-complex="12pt"/>
    </style:style>
    <style:style style:name="T94_19" style:family="text">
      <style:text-properties fo:font-size="12pt" style:font-size-asian="12pt" style:font-size-complex="12pt"/>
    </style:style>
    <style:style style:name="T94_20" style:family="text">
      <style:text-properties fo:font-size="12pt" style:font-size-asian="12pt" style:font-size-complex="12pt"/>
    </style:style>
    <style:style style:name="T94_21" style:family="text">
      <style:text-properties fo:font-size="12pt" style:font-size-asian="12pt" style:font-size-complex="12pt"/>
    </style:style>
    <style:style style:name="T94_22" style:family="text">
      <style:text-properties fo:font-size="12pt" style:font-size-asian="12pt" style:font-size-complex="12pt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T94_28" style:family="text">
      <style:text-properties fo:font-size="12pt" style:font-size-asian="12pt" style:font-size-complex="12pt"/>
    </style:style>
    <style:style style:name="T94_29" style:family="text">
      <style:text-properties fo:font-size="12pt" style:font-size-asian="12pt" style:font-size-complex="12pt"/>
    </style:style>
    <style:style style:name="T94_30" style:family="text">
      <style:text-properties fo:font-size="12pt" style:font-size-asian="12pt" style:font-size-complex="12pt"/>
    </style:style>
    <style:style style:name="T94_31" style:family="text">
      <style:text-properties fo:font-size="12pt" style:font-size-asian="12pt" style:font-size-complex="12pt"/>
    </style:style>
    <style:style style:name="T94_32" style:family="text">
      <style:text-properties fo:font-size="12pt" style:font-size-asian="12pt" style:font-size-complex="12pt"/>
    </style:style>
    <style:style style:name="T94_33" style:family="text">
      <style:text-properties fo:font-size="12pt" style:font-size-asian="12pt" style:font-size-complex="12pt"/>
    </style:style>
    <style:style style:name="T94_34" style:family="text">
      <style:text-properties fo:font-size="12pt" style:font-size-asian="12pt" style:font-size-complex="12pt"/>
    </style:style>
    <style:style style:name="T94_35" style:family="text">
      <style:text-properties fo:font-size="12pt" style:font-size-asian="12pt" style:font-size-complex="12pt"/>
    </style:style>
    <style:style style:name="T94_36" style:family="text">
      <style:text-properties fo:font-size="12pt" style:font-size-asian="12pt" style:font-size-complex="12pt"/>
    </style:style>
    <style:style style:name="T94_37" style:family="text">
      <style:text-properties fo:font-size="12pt" style:font-size-asian="12pt" style:font-size-complex="12pt"/>
    </style:style>
    <style:style style:name="T94_38" style:family="text">
      <style:text-properties fo:font-size="12pt" style:font-size-asian="12pt" style:font-size-complex="12pt"/>
    </style:style>
    <style:style style:name="T94_39" style:family="text">
      <style:text-properties fo:font-size="12pt" style:font-size-asian="12pt" style:font-size-complex="12pt"/>
    </style:style>
    <style:style style:name="T94_40" style:family="text">
      <style:text-properties fo:font-size="12pt" style:font-size-asian="12pt" style:font-size-complex="12pt"/>
    </style:style>
    <style:style style:name="T94_41" style:family="text">
      <style:text-properties fo:font-size="12pt" style:font-size-asian="12pt" style:font-size-complex="12pt"/>
    </style:style>
    <style:style style:name="T94_42" style:family="text">
      <style:text-properties fo:font-size="12pt" style:font-size-asian="12pt" style:font-size-complex="12pt"/>
    </style:style>
    <style:style style:name="T94_43" style:family="text">
      <style:text-properties fo:font-size="12pt" style:font-size-asian="12pt" style:font-size-complex="12pt"/>
    </style:style>
    <style:style style:name="T94_44" style:family="text">
      <style:text-properties fo:font-size="12pt" style:font-size-asian="12pt" style:font-size-complex="12pt"/>
    </style:style>
    <style:style style:name="T94_45" style:family="text">
      <style:text-properties fo:font-size="12pt" style:font-size-asian="12pt" style:font-size-complex="12pt"/>
    </style:style>
    <style:style style:name="T94_46" style:family="text">
      <style:text-properties fo:font-size="12pt" style:font-size-asian="12pt" style:font-size-complex="12pt"/>
    </style:style>
    <style:style style:name="T94_47" style:family="text">
      <style:text-properties fo:font-size="12pt" style:font-size-asian="12pt" style:font-size-complex="12pt"/>
    </style:style>
    <style:style style:name="T94_48" style:family="text">
      <style:text-properties fo:font-size="12pt" style:font-size-asian="12pt" style:font-size-complex="12pt"/>
    </style:style>
    <style:style style:name="T94_49" style:family="text">
      <style:text-properties fo:font-size="12pt" style:font-size-asian="12pt" style:font-size-complex="12pt"/>
    </style:style>
    <style:style style:name="T94_50" style:family="text">
      <style:text-properties fo:font-size="12pt" style:font-size-asian="12pt" style:font-size-complex="12pt"/>
    </style:style>
    <style:style style:name="T94_51" style:family="text">
      <style:text-properties fo:font-size="12pt" style:font-size-asian="12pt" style:font-size-complex="12pt"/>
    </style:style>
    <style:style style:name="T94_52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2pt" style:font-size-asian="12pt" style:font-size-complex="12pt"/>
    </style:style>
    <style:style style:name="P96" style:family="paragraph" style:parent-style-name="Heading_20_1">
      <style:paragraph-properties fo:break-before="auto" fo:line-height="115%" fo:margin-top="0.847cm" style:writing-mode="lr-tb"/>
    </style:style>
    <style:style style:name="T96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6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6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6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96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fo:margin-bottom="0.353cm" style:writing-mode="lr-tb"/>
    </style:style>
    <style:style style:name="T97_1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15%" fo:margin-bottom="0.353cm" style:writing-mode="lr-tb"/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T98_7" style:family="text">
      <style:text-properties fo:font-size="12pt" style:font-size-asian="12pt" style:font-size-complex="12pt"/>
    </style:style>
    <style:style style:name="T98_8" style:family="text">
      <style:text-properties fo:font-size="12pt" style:font-size-asian="12pt" style:font-size-complex="12pt"/>
    </style:style>
    <style:style style:name="T98_9" style:family="text">
      <style:text-properties fo:font-size="12pt" style:font-size-asian="12pt" style:font-size-complex="12pt"/>
    </style:style>
    <style:style style:name="T98_10" style:family="text">
      <style:text-properties fo:font-size="12pt" style:font-size-asian="12pt" style:font-size-complex="12pt"/>
    </style:style>
    <style:style style:name="T98_11" style:family="text">
      <style:text-properties fo:font-size="12pt" style:font-size-asian="12pt" style:font-size-complex="12pt"/>
    </style:style>
    <style:style style:name="T98_12" style:family="text">
      <style:text-properties fo:font-size="12pt" style:font-size-asian="12pt" style:font-size-complex="12pt"/>
    </style:style>
    <style:style style:name="T98_13" style:family="text">
      <style:text-properties fo:font-size="12pt" style:font-size-asian="12pt" style:font-size-complex="12pt"/>
    </style:style>
    <style:style style:name="T98_14" style:family="text">
      <style:text-properties fo:font-size="12pt" style:font-size-asian="12pt" style:font-size-complex="12pt"/>
    </style:style>
    <style:style style:name="T98_15" style:family="text">
      <style:text-properties fo:font-size="12pt" style:font-size-asian="12pt" style:font-size-complex="12pt"/>
    </style:style>
    <style:style style:name="T98_16" style:family="text">
      <style:text-properties fo:font-size="12pt" style:font-size-asian="12pt" style:font-size-complex="12pt"/>
    </style:style>
    <style:style style:name="T98_17" style:family="text">
      <style:text-properties fo:font-size="12pt" style:font-size-asian="12pt" style:font-size-complex="12pt"/>
    </style:style>
    <style:style style:name="T98_18" style:family="text">
      <style:text-properties fo:font-size="12pt" style:font-size-asian="12pt" style:font-size-complex="12pt"/>
    </style:style>
    <style:style style:name="T98_19" style:family="text">
      <style:text-properties fo:font-size="12pt" style:font-size-asian="12pt" style:font-size-complex="12pt"/>
    </style:style>
    <style:style style:name="T98_20" style:family="text">
      <style:text-properties fo:font-size="12pt" style:font-size-asian="12pt" style:font-size-complex="12pt"/>
    </style:style>
    <style:style style:name="T98_21" style:family="text">
      <style:text-properties fo:font-size="12pt" style:font-size-asian="12pt" style:font-size-complex="12pt"/>
    </style:style>
    <style:style style:name="T98_22" style:family="text">
      <style:text-properties fo:font-size="12pt" style:font-size-asian="12pt" style:font-size-complex="12pt"/>
    </style:style>
    <style:style style:name="T98_23" style:family="text">
      <style:text-properties fo:font-size="12pt" style:font-size-asian="12pt" style:font-size-complex="12pt"/>
    </style:style>
    <style:style style:name="T98_24" style:family="text">
      <style:text-properties fo:font-size="12pt" style:font-size-asian="12pt" style:font-size-complex="12pt"/>
    </style:style>
    <style:style style:name="T98_25" style:family="text">
      <style:text-properties fo:font-size="12pt" style:font-size-asian="12pt" style:font-size-complex="12pt"/>
    </style:style>
    <style:style style:name="T98_26" style:family="text">
      <style:text-properties fo:font-size="12pt" style:font-size-asian="12pt" style:font-size-complex="12pt"/>
    </style:style>
    <style:style style:name="T98_27" style:family="text">
      <style:text-properties fo:font-size="12pt" style:font-size-asian="12pt" style:font-size-complex="12pt"/>
    </style:style>
    <style:style style:name="T98_28" style:family="text">
      <style:text-properties fo:font-size="12pt" style:font-size-asian="12pt" style:font-size-complex="12pt"/>
    </style:style>
    <style:style style:name="T98_29" style:family="text">
      <style:text-properties fo:font-size="12pt" style:font-size-asian="12pt" style:font-size-complex="12pt"/>
    </style:style>
    <style:style style:name="T98_30" style:family="text">
      <style:text-properties fo:font-size="12pt" style:font-size-asian="12pt" style:font-size-complex="12pt"/>
    </style:style>
    <style:style style:name="T98_31" style:family="text">
      <style:text-properties fo:font-size="12pt" style:font-size-asian="12pt" style:font-size-complex="12pt"/>
    </style:style>
    <style:style style:name="T98_32" style:family="text">
      <style:text-properties fo:font-size="12pt" style:font-size-asian="12pt" style:font-size-complex="12pt"/>
    </style:style>
    <style:style style:name="T98_33" style:family="text">
      <style:text-properties fo:font-size="12pt" style:font-size-asian="12pt" style:font-size-complex="12pt"/>
    </style:style>
    <style:style style:name="T98_34" style:family="text">
      <style:text-properties fo:font-size="12pt" style:font-size-asian="12pt" style:font-size-complex="12pt"/>
    </style:style>
    <style:style style:name="T98_35" style:family="text">
      <style:text-properties fo:font-size="12pt" style:font-size-asian="12pt" style:font-size-complex="12pt"/>
    </style:style>
    <style:style style:name="T98_36" style:family="text">
      <style:text-properties fo:font-size="12pt" style:font-size-asian="12pt" style:font-size-complex="12pt"/>
    </style:style>
    <style:style style:name="T98_37" style:family="text">
      <style:text-properties fo:font-size="12pt" style:font-size-asian="12pt" style:font-size-complex="12pt"/>
    </style:style>
    <style:style style:name="T98_38" style:family="text">
      <style:text-properties fo:font-size="12pt" style:font-size-asian="12pt" style:font-size-complex="12pt"/>
    </style:style>
    <style:style style:name="T98_39" style:family="text">
      <style:text-properties fo:font-size="12pt" style:font-size-asian="12pt" style:font-size-complex="12pt"/>
    </style:style>
    <style:style style:name="T98_40" style:family="text">
      <style:text-properties fo:font-size="12pt" style:font-size-asian="12pt" style:font-size-complex="12pt"/>
    </style:style>
    <style:style style:name="T98_41" style:family="text">
      <style:text-properties fo:font-size="12pt" style:font-size-asian="12pt" style:font-size-complex="12pt"/>
    </style:style>
    <style:style style:name="T98_42" style:family="text">
      <style:text-properties fo:font-size="12pt" style:font-size-asian="12pt" style:font-size-complex="12pt"/>
    </style:style>
    <style:style style:name="T98_43" style:family="text">
      <style:text-properties fo:font-size="12pt" style:font-size-asian="12pt" style:font-size-complex="12pt"/>
    </style:style>
    <style:style style:name="T98_44" style:family="text">
      <style:text-properties fo:font-size="12pt" style:font-size-asian="12pt" style:font-size-complex="12pt"/>
    </style:style>
    <style:style style:name="T98_45" style:family="text">
      <style:text-properties fo:font-size="12pt" style:font-size-asian="12pt" style:font-size-complex="12pt"/>
    </style:style>
    <style:style style:name="T98_46" style:family="text">
      <style:text-properties fo:font-size="12pt" style:font-size-asian="12pt" style:font-size-complex="12pt"/>
    </style:style>
    <style:style style:name="T98_47" style:family="text">
      <style:text-properties fo:font-size="12pt" style:font-size-asian="12pt" style:font-size-complex="12pt"/>
    </style:style>
    <style:style style:name="T98_48" style:family="text">
      <style:text-properties fo:font-size="12pt" style:font-size-asian="12pt" style:font-size-complex="12pt"/>
    </style:style>
    <style:style style:name="T98_49" style:family="text">
      <style:text-properties fo:font-size="12pt" style:font-size-asian="12pt" style:font-size-complex="12pt"/>
    </style:style>
    <style:style style:name="T98_50" style:family="text">
      <style:text-properties fo:font-size="12pt" style:font-size-asian="12pt" style:font-size-complex="12pt"/>
    </style:style>
    <style:style style:name="T98_51" style:family="text">
      <style:text-properties fo:font-size="12pt" style:font-size-asian="12pt" style:font-size-complex="12pt"/>
    </style:style>
    <style:style style:name="T98_52" style:family="text">
      <style:text-properties fo:font-size="12pt" style:font-size-asian="12pt" style:font-size-complex="12pt"/>
    </style:style>
    <style:style style:name="T98_53" style:family="text">
      <style:text-properties fo:font-size="12pt" style:font-size-asian="12pt" style:font-size-complex="12pt"/>
    </style:style>
    <style:style style:name="T98_54" style:family="text">
      <style:text-properties fo:font-size="12pt" style:font-size-asian="12pt" style:font-size-complex="12pt"/>
    </style:style>
    <style:style style:name="T98_55" style:family="text">
      <style:text-properties fo:font-size="12pt" style:font-size-asian="12pt" style:font-size-complex="12pt"/>
    </style:style>
    <style:style style:name="T98_56" style:family="text">
      <style:text-properties fo:font-size="12pt" style:font-size-asian="12pt" style:font-size-complex="12pt"/>
    </style:style>
    <style:style style:name="T98_57" style:family="text">
      <style:text-properties fo:font-size="12pt" style:font-size-asian="12pt" style:font-size-complex="12pt"/>
    </style:style>
    <style:style style:name="T98_58" style:family="text">
      <style:text-properties fo:font-size="12pt" style:font-size-asian="12pt" style:font-size-complex="12pt"/>
    </style:style>
    <style:style style:name="T98_59" style:family="text">
      <style:text-properties fo:font-size="12pt" style:font-size-asian="12pt" style:font-size-complex="12pt"/>
    </style:style>
    <style:style style:name="T98_60" style:family="text">
      <style:text-properties fo:font-size="12pt" style:font-size-asian="12pt" style:font-size-complex="12pt"/>
    </style:style>
    <style:style style:name="T98_61" style:family="text">
      <style:text-properties fo:font-size="12pt" style:font-size-asian="12pt" style:font-size-complex="12pt"/>
    </style:style>
    <style:style style:name="T98_62" style:family="text">
      <style:text-properties fo:font-size="12pt" style:font-size-asian="12pt" style:font-size-complex="12pt"/>
    </style:style>
    <style:style style:name="T98_63" style:family="text">
      <style:text-properties fo:font-size="12pt" style:font-size-asian="12pt" style:font-size-complex="12pt"/>
    </style:style>
    <style:style style:name="T98_64" style:family="text">
      <style:text-properties fo:font-size="12pt" style:font-size-asian="12pt" style:font-size-complex="12pt"/>
    </style:style>
    <style:style style:name="T98_65" style:family="text">
      <style:text-properties fo:font-size="12pt" style:font-size-asian="12pt" style:font-size-complex="12pt"/>
    </style:style>
    <style:style style:name="T98_66" style:family="text">
      <style:text-properties fo:font-size="12pt" style:font-size-asian="12pt" style:font-size-complex="12pt"/>
    </style:style>
    <style:style style:name="T98_67" style:family="text">
      <style:text-properties fo:font-size="12pt" style:font-size-asian="12pt" style:font-size-complex="12pt"/>
    </style:style>
    <style:style style:name="T98_68" style:family="text">
      <style:text-properties fo:font-size="12pt" style:font-size-asian="12pt" style:font-size-complex="12pt"/>
    </style:style>
    <style:style style:name="T98_69" style:family="text">
      <style:text-properties fo:font-size="12pt" style:font-size-asian="12pt" style:font-size-complex="12pt"/>
    </style:style>
    <style:style style:name="T98_70" style:family="text">
      <style:text-properties fo:font-size="12pt" style:font-size-asian="12pt" style:font-size-complex="12pt"/>
    </style:style>
    <style:style style:name="T98_71" style:family="text">
      <style:text-properties fo:font-size="12pt" style:font-size-asian="12pt" style:font-size-complex="12pt"/>
    </style:style>
    <style:style style:name="T98_72" style:family="text">
      <style:text-properties fo:font-size="12pt" style:font-size-asian="12pt" style:font-size-complex="12pt"/>
    </style:style>
    <style:style style:name="T98_73" style:family="text">
      <style:text-properties fo:font-size="12pt" style:font-size-asian="12pt" style:font-size-complex="12pt"/>
    </style:style>
    <style:style style:name="T98_74" style:family="text">
      <style:text-properties fo:font-size="12pt" style:font-size-asian="12pt" style:font-size-complex="12pt"/>
    </style:style>
    <style:style style:name="T98_75" style:family="text">
      <style:text-properties fo:font-size="12pt" style:font-size-asian="12pt" style:font-size-complex="12pt"/>
    </style:style>
    <style:style style:name="T98_76" style:family="text">
      <style:text-properties fo:font-size="12pt" style:font-size-asian="12pt" style:font-size-complex="12pt"/>
    </style:style>
    <style:style style:name="T98_77" style:family="text">
      <style:text-properties fo:font-size="12pt" style:font-size-asian="12pt" style:font-size-complex="12pt"/>
    </style:style>
    <style:style style:name="T98_78" style:family="text">
      <style:text-properties fo:font-size="12pt" style:font-size-asian="12pt" style:font-size-complex="12pt"/>
    </style:style>
    <style:style style:name="T98_79" style:family="text">
      <style:text-properties fo:font-size="12pt" style:font-size-asian="12pt" style:font-size-complex="12pt"/>
    </style:style>
    <style:style style:name="T98_80" style:family="text">
      <style:text-properties fo:font-size="12pt" style:font-size-asian="12pt" style:font-size-complex="12pt"/>
    </style:style>
    <style:style style:name="T98_81" style:family="text">
      <style:text-properties fo:font-size="12pt" style:font-size-asian="12pt" style:font-size-complex="12pt"/>
    </style:style>
    <style:style style:name="T98_82" style:family="text">
      <style:text-properties fo:font-size="12pt" style:font-size-asian="12pt" style:font-size-complex="12pt"/>
    </style:style>
    <style:style style:name="T98_83" style:family="text">
      <style:text-properties fo:font-size="12pt" style:font-size-asian="12pt" style:font-size-complex="12pt"/>
    </style:style>
    <style:style style:name="T98_84" style:family="text">
      <style:text-properties fo:font-size="12pt" style:font-size-asian="12pt" style:font-size-complex="12pt"/>
    </style:style>
    <style:style style:name="T98_85" style:family="text">
      <style:text-properties fo:font-size="12pt" style:font-size-asian="12pt" style:font-size-complex="12pt"/>
    </style:style>
    <style:style style:name="T98_86" style:family="text">
      <style:text-properties fo:font-size="12pt" style:font-size-asian="12pt" style:font-size-complex="12pt"/>
    </style:style>
    <style:style style:name="T98_87" style:family="text">
      <style:text-properties fo:font-size="12pt" style:font-size-asian="12pt" style:font-size-complex="12pt"/>
    </style:style>
    <style:style style:name="T98_88" style:family="text">
      <style:text-properties fo:font-size="12pt" style:font-size-asian="12pt" style:font-size-complex="12pt"/>
    </style:style>
    <style:style style:name="T98_89" style:family="text">
      <style:text-properties fo:font-size="12pt" style:font-size-asian="12pt" style:font-size-complex="12pt"/>
    </style:style>
    <style:style style:name="T98_90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15%" fo:margin-bottom="0.353cm" style:writing-mode="lr-tb"/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T99_5" style:family="text">
      <style:text-properties fo:font-size="12pt" style:font-size-asian="12pt" style:font-size-complex="12pt"/>
    </style:style>
    <style:style style:name="T99_6" style:family="text">
      <style:text-properties fo:font-size="12pt" style:font-size-asian="12pt" style:font-size-complex="12pt"/>
    </style:style>
    <style:style style:name="T99_7" style:family="text">
      <style:text-properties fo:font-size="12pt" style:font-size-asian="12pt" style:font-size-complex="12pt"/>
    </style:style>
    <style:style style:name="T99_8" style:family="text">
      <style:text-properties fo:font-size="12pt" style:font-size-asian="12pt" style:font-size-complex="12pt"/>
    </style:style>
    <style:style style:name="T99_9" style:family="text">
      <style:text-properties fo:font-size="12pt" style:font-size-asian="12pt" style:font-size-complex="12pt"/>
    </style:style>
    <style:style style:name="T99_10" style:family="text">
      <style:text-properties fo:font-size="12pt" style:font-size-asian="12pt" style:font-size-complex="12pt"/>
    </style:style>
    <style:style style:name="T99_11" style:family="text">
      <style:text-properties fo:font-size="12pt" style:font-size-asian="12pt" style:font-size-complex="12pt"/>
    </style:style>
    <style:style style:name="T99_12" style:family="text">
      <style:text-properties fo:font-size="12pt" style:font-size-asian="12pt" style:font-size-complex="12pt"/>
    </style:style>
    <style:style style:name="T99_13" style:family="text">
      <style:text-properties fo:font-size="12pt" style:font-size-asian="12pt" style:font-size-complex="12pt"/>
    </style:style>
    <style:style style:name="T99_14" style:family="text">
      <style:text-properties fo:font-size="12pt" style:font-size-asian="12pt" style:font-size-complex="12pt"/>
    </style:style>
    <style:style style:name="T99_15" style:family="text">
      <style:text-properties fo:font-size="12pt" style:font-size-asian="12pt" style:font-size-complex="12pt"/>
    </style:style>
    <style:style style:name="T99_16" style:family="text">
      <style:text-properties fo:font-size="12pt" style:font-size-asian="12pt" style:font-size-complex="12pt"/>
    </style:style>
    <style:style style:name="T99_17" style:family="text">
      <style:text-properties fo:font-size="12pt" style:font-size-asian="12pt" style:font-size-complex="12pt"/>
    </style:style>
    <style:style style:name="T99_18" style:family="text">
      <style:text-properties fo:font-size="12pt" style:font-size-asian="12pt" style:font-size-complex="12pt"/>
    </style:style>
    <style:style style:name="T99_19" style:family="text">
      <style:text-properties fo:font-size="12pt" style:font-size-asian="12pt" style:font-size-complex="12pt"/>
    </style:style>
    <style:style style:name="T99_20" style:family="text">
      <style:text-properties fo:font-size="12pt" style:font-size-asian="12pt" style:font-size-complex="12pt"/>
    </style:style>
    <style:style style:name="T99_21" style:family="text">
      <style:text-properties fo:font-size="12pt" style:font-size-asian="12pt" style:font-size-complex="12pt"/>
    </style:style>
    <style:style style:name="T99_22" style:family="text">
      <style:text-properties fo:font-size="12pt" style:font-size-asian="12pt" style:font-size-complex="12pt"/>
    </style:style>
    <style:style style:name="T99_23" style:family="text">
      <style:text-properties fo:font-size="12pt" style:font-size-asian="12pt" style:font-size-complex="12pt"/>
    </style:style>
    <style:style style:name="T99_24" style:family="text">
      <style:text-properties fo:font-size="12pt" style:font-size-asian="12pt" style:font-size-complex="12pt"/>
    </style:style>
    <style:style style:name="T99_25" style:family="text">
      <style:text-properties fo:font-size="12pt" style:font-size-asian="12pt" style:font-size-complex="12pt"/>
    </style:style>
    <style:style style:name="T99_26" style:family="text">
      <style:text-properties fo:font-size="12pt" style:font-size-asian="12pt" style:font-size-complex="12pt"/>
    </style:style>
    <style:style style:name="T99_27" style:family="text">
      <style:text-properties fo:font-size="12pt" style:font-size-asian="12pt" style:font-size-complex="12pt"/>
    </style:style>
    <style:style style:name="T99_28" style:family="text">
      <style:text-properties fo:font-size="12pt" style:font-size-asian="12pt" style:font-size-complex="12pt"/>
    </style:style>
    <style:style style:name="T99_29" style:family="text">
      <style:text-properties fo:font-size="12pt" style:font-size-asian="12pt" style:font-size-complex="12pt"/>
    </style:style>
    <style:style style:name="T99_30" style:family="text">
      <style:text-properties fo:font-size="12pt" style:font-size-asian="12pt" style:font-size-complex="12pt"/>
    </style:style>
    <style:style style:name="T99_31" style:family="text">
      <style:text-properties fo:font-size="12pt" style:font-size-asian="12pt" style:font-size-complex="12pt"/>
    </style:style>
    <style:style style:name="T99_32" style:family="text">
      <style:text-properties fo:font-size="12pt" style:font-size-asian="12pt" style:font-size-complex="12pt"/>
    </style:style>
    <style:style style:name="T99_33" style:family="text">
      <style:text-properties fo:font-size="12pt" style:font-size-asian="12pt" style:font-size-complex="12pt"/>
    </style:style>
    <style:style style:name="T99_34" style:family="text">
      <style:text-properties fo:font-size="12pt" style:font-size-asian="12pt" style:font-size-complex="12pt"/>
    </style:style>
    <style:style style:name="T99_35" style:family="text">
      <style:text-properties fo:font-size="12pt" style:font-size-asian="12pt" style:font-size-complex="12pt"/>
    </style:style>
    <style:style style:name="T99_36" style:family="text">
      <style:text-properties fo:font-size="12pt" style:font-size-asian="12pt" style:font-size-complex="12pt"/>
    </style:style>
    <style:style style:name="T99_37" style:family="text">
      <style:text-properties fo:font-size="12pt" style:font-size-asian="12pt" style:font-size-complex="12pt"/>
    </style:style>
    <style:style style:name="T99_38" style:family="text">
      <style:text-properties fo:font-size="12pt" style:font-size-asian="12pt" style:font-size-complex="12pt"/>
    </style:style>
    <style:style style:name="T99_39" style:family="text">
      <style:text-properties fo:font-size="12pt" style:font-size-asian="12pt" style:font-size-complex="12pt"/>
    </style:style>
    <style:style style:name="T99_40" style:family="text">
      <style:text-properties fo:font-size="12pt" style:font-size-asian="12pt" style:font-size-complex="12pt"/>
    </style:style>
    <style:style style:name="T99_41" style:family="text">
      <style:text-properties fo:font-size="12pt" style:font-size-asian="12pt" style:font-size-complex="12pt"/>
    </style:style>
    <style:style style:name="T99_42" style:family="text">
      <style:text-properties fo:font-size="12pt" style:font-size-asian="12pt" style:font-size-complex="12pt"/>
    </style:style>
    <style:style style:name="T99_43" style:family="text">
      <style:text-properties fo:font-size="12pt" style:font-size-asian="12pt" style:font-size-complex="12pt"/>
    </style:style>
    <style:style style:name="T99_44" style:family="text">
      <style:text-properties fo:font-size="12pt" style:font-size-asian="12pt" style:font-size-complex="12pt"/>
    </style:style>
    <style:style style:name="T99_45" style:family="text">
      <style:text-properties fo:font-size="12pt" style:font-size-asian="12pt" style:font-size-complex="12pt"/>
    </style:style>
    <style:style style:name="T99_46" style:family="text">
      <style:text-properties fo:font-size="12pt" style:font-size-asian="12pt" style:font-size-complex="12pt"/>
    </style:style>
    <style:style style:name="T99_47" style:family="text">
      <style:text-properties fo:font-size="12pt" style:font-size-asian="12pt" style:font-size-complex="12pt"/>
    </style:style>
    <style:style style:name="T99_48" style:family="text">
      <style:text-properties fo:font-size="12pt" style:font-size-asian="12pt" style:font-size-complex="12pt"/>
    </style:style>
    <style:style style:name="T99_49" style:family="text">
      <style:text-properties fo:font-size="12pt" style:font-size-asian="12pt" style:font-size-complex="12pt"/>
    </style:style>
    <style:style style:name="T99_50" style:family="text">
      <style:text-properties fo:font-size="12pt" style:font-size-asian="12pt" style:font-size-complex="12pt"/>
    </style:style>
    <style:style style:name="T99_51" style:family="text">
      <style:text-properties fo:font-size="12pt" style:font-size-asian="12pt" style:font-size-complex="12pt"/>
    </style:style>
    <style:style style:name="T99_52" style:family="text">
      <style:text-properties fo:font-size="12pt" style:font-size-asian="12pt" style:font-size-complex="12pt"/>
    </style:style>
    <style:style style:name="T99_53" style:family="text">
      <style:text-properties fo:font-size="12pt" style:font-size-asian="12pt" style:font-size-complex="12pt"/>
    </style:style>
    <style:style style:name="T99_54" style:family="text">
      <style:text-properties fo:font-size="12pt" style:font-size-asian="12pt" style:font-size-complex="12pt"/>
    </style:style>
    <style:style style:name="T99_55" style:family="text">
      <style:text-properties fo:font-size="12pt" style:font-size-asian="12pt" style:font-size-complex="12pt"/>
    </style:style>
    <style:style style:name="T99_56" style:family="text">
      <style:text-properties fo:font-size="12pt" style:font-size-asian="12pt" style:font-size-complex="12pt"/>
    </style:style>
    <style:style style:name="T99_57" style:family="text">
      <style:text-properties fo:font-size="12pt" style:font-size-asian="12pt" style:font-size-complex="12pt"/>
    </style:style>
    <style:style style:name="T99_58" style:family="text">
      <style:text-properties fo:font-size="12pt" style:font-size-asian="12pt" style:font-size-complex="12pt"/>
    </style:style>
    <style:style style:name="T99_59" style:family="text">
      <style:text-properties fo:font-size="12pt" style:font-size-asian="12pt" style:font-size-complex="12pt"/>
    </style:style>
    <style:style style:name="T99_60" style:family="text">
      <style:text-properties fo:font-size="12pt" style:font-size-asian="12pt" style:font-size-complex="12pt"/>
    </style:style>
    <style:style style:name="T99_61" style:family="text">
      <style:text-properties fo:font-size="12pt" style:font-size-asian="12pt" style:font-size-complex="12pt"/>
    </style:style>
    <style:style style:name="T99_62" style:family="text">
      <style:text-properties fo:font-size="12pt" style:font-size-asian="12pt" style:font-size-complex="12pt"/>
    </style:style>
    <style:style style:name="T99_63" style:family="text">
      <style:text-properties fo:font-size="12pt" style:font-size-asian="12pt" style:font-size-complex="12pt"/>
    </style:style>
    <style:style style:name="T99_64" style:family="text">
      <style:text-properties fo:font-size="12pt" style:font-size-asian="12pt" style:font-size-complex="12pt"/>
    </style:style>
    <style:style style:name="T99_65" style:family="text">
      <style:text-properties fo:font-size="12pt" style:font-size-asian="12pt" style:font-size-complex="12pt"/>
    </style:style>
    <style:style style:name="T99_66" style:family="text">
      <style:text-properties fo:font-size="12pt" style:font-size-asian="12pt" style:font-size-complex="12pt"/>
    </style:style>
    <style:style style:name="T99_67" style:family="text">
      <style:text-properties fo:font-size="12pt" style:font-size-asian="12pt" style:font-size-complex="12pt"/>
    </style:style>
    <style:style style:name="T99_68" style:family="text"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fo:margin-bottom="0.353cm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T100_6" style:family="text">
      <style:text-properties fo:font-size="12pt" style:font-size-asian="12pt" style:font-size-complex="12pt"/>
    </style:style>
    <style:style style:name="T100_7" style:family="text">
      <style:text-properties fo:font-size="12pt" style:font-size-asian="12pt" style:font-size-complex="12pt"/>
    </style:style>
    <style:style style:name="T100_8" style:family="text">
      <style:text-properties fo:font-size="12pt" style:font-size-asian="12pt" style:font-size-complex="12pt"/>
    </style:style>
    <style:style style:name="T100_9" style:family="text">
      <style:text-properties fo:font-size="12pt" style:font-size-asian="12pt" style:font-size-complex="12pt"/>
    </style:style>
    <style:style style:name="T100_10" style:family="text">
      <style:text-properties fo:font-size="12pt" style:font-size-asian="12pt" style:font-size-complex="12pt"/>
    </style:style>
    <style:style style:name="T100_11" style:family="text">
      <style:text-properties fo:font-size="12pt" style:font-size-asian="12pt" style:font-size-complex="12pt"/>
    </style:style>
    <style:style style:name="T100_12" style:family="text">
      <style:text-properties fo:font-size="12pt" style:font-size-asian="12pt" style:font-size-complex="12pt"/>
    </style:style>
    <style:style style:name="T100_13" style:family="text">
      <style:text-properties fo:font-size="12pt" style:font-size-asian="12pt" style:font-size-complex="12pt"/>
    </style:style>
    <style:style style:name="T100_14" style:family="text">
      <style:text-properties fo:font-size="12pt" style:font-size-asian="12pt" style:font-size-complex="12pt"/>
    </style:style>
    <style:style style:name="T100_15" style:family="text">
      <style:text-properties fo:font-size="12pt" style:font-size-asian="12pt" style:font-size-complex="12pt"/>
    </style:style>
    <style:style style:name="T100_16" style:family="text">
      <style:text-properties fo:font-size="12pt" style:font-size-asian="12pt" style:font-size-complex="12pt"/>
    </style:style>
    <style:style style:name="T100_17" style:family="text">
      <style:text-properties fo:font-size="12pt" style:font-size-asian="12pt" style:font-size-complex="12pt"/>
    </style:style>
    <style:style style:name="T100_18" style:family="text">
      <style:text-properties fo:font-size="12pt" style:font-size-asian="12pt" style:font-size-complex="12pt"/>
    </style:style>
    <style:style style:name="T100_19" style:family="text">
      <style:text-properties fo:font-size="12pt" style:font-size-asian="12pt" style:font-size-complex="12pt"/>
    </style:style>
    <style:style style:name="T100_20" style:family="text">
      <style:text-properties fo:font-size="12pt" style:font-size-asian="12pt" style:font-size-complex="12pt"/>
    </style:style>
    <style:style style:name="T100_21" style:family="text">
      <style:text-properties fo:font-size="12pt" style:font-size-asian="12pt" style:font-size-complex="12pt"/>
    </style:style>
    <style:style style:name="T100_22" style:family="text">
      <style:text-properties fo:font-size="12pt" style:font-size-asian="12pt" style:font-size-complex="12pt"/>
    </style:style>
    <style:style style:name="T100_23" style:family="text">
      <style:text-properties fo:font-size="12pt" style:font-size-asian="12pt" style:font-size-complex="12pt"/>
    </style:style>
    <style:style style:name="T100_24" style:family="text">
      <style:text-properties fo:font-size="12pt" style:font-size-asian="12pt" style:font-size-complex="12pt"/>
    </style:style>
    <style:style style:name="T100_25" style:family="text">
      <style:text-properties fo:font-size="12pt" style:font-size-asian="12pt" style:font-size-complex="12pt"/>
    </style:style>
    <style:style style:name="T100_26" style:family="text">
      <style:text-properties fo:font-size="12pt" style:font-size-asian="12pt" style:font-size-complex="12pt"/>
    </style:style>
    <style:style style:name="T100_27" style:family="text">
      <style:text-properties fo:font-size="12pt" style:font-size-asian="12pt" style:font-size-complex="12pt"/>
    </style:style>
    <style:style style:name="T100_28" style:family="text">
      <style:text-properties fo:font-size="12pt" style:font-size-asian="12pt" style:font-size-complex="12pt"/>
    </style:style>
    <style:style style:name="T100_29" style:family="text">
      <style:text-properties fo:font-size="12pt" style:font-size-asian="12pt" style:font-size-complex="12pt"/>
    </style:style>
    <style:style style:name="T100_30" style:family="text">
      <style:text-properties fo:font-size="12pt" style:font-size-asian="12pt" style:font-size-complex="12pt"/>
    </style:style>
    <style:style style:name="T100_31" style:family="text">
      <style:text-properties fo:font-size="12pt" style:font-size-asian="12pt" style:font-size-complex="12pt"/>
    </style:style>
    <style:style style:name="T100_32" style:family="text">
      <style:text-properties fo:font-size="12pt" style:font-size-asian="12pt" style:font-size-complex="12pt"/>
    </style:style>
    <style:style style:name="T100_33" style:family="text">
      <style:text-properties fo:font-size="12pt" style:font-size-asian="12pt" style:font-size-complex="12pt"/>
    </style:style>
    <style:style style:name="T100_34" style:family="text">
      <style:text-properties fo:font-size="12pt" style:font-size-asian="12pt" style:font-size-complex="12pt"/>
    </style:style>
    <style:style style:name="T100_35" style:family="text">
      <style:text-properties fo:font-size="12pt" style:font-size-asian="12pt" style:font-size-complex="12pt"/>
    </style:style>
    <style:style style:name="T100_36" style:family="text">
      <style:text-properties fo:font-size="12pt" style:font-size-asian="12pt" style:font-size-complex="12pt"/>
    </style:style>
    <style:style style:name="T100_37" style:family="text">
      <style:text-properties fo:font-size="12pt" style:font-size-asian="12pt" style:font-size-complex="12pt"/>
    </style:style>
    <style:style style:name="T100_38" style:family="text">
      <style:text-properties fo:font-size="12pt" style:font-size-asian="12pt" style:font-size-complex="12pt"/>
    </style:style>
    <style:style style:name="T100_39" style:family="text">
      <style:text-properties fo:font-size="12pt" style:font-size-asian="12pt" style:font-size-complex="12pt"/>
    </style:style>
    <style:style style:name="T100_40" style:family="text">
      <style:text-properties fo:font-size="12pt" style:font-size-asian="12pt" style:font-size-complex="12pt"/>
    </style:style>
    <style:style style:name="T100_41" style:family="text">
      <style:text-properties fo:font-size="12pt" style:font-size-asian="12pt" style:font-size-complex="12pt"/>
    </style:style>
    <style:style style:name="T100_42" style:family="text">
      <style:text-properties fo:font-size="12pt" style:font-size-asian="12pt" style:font-size-complex="12pt"/>
    </style:style>
    <style:style style:name="T100_43" style:family="text">
      <style:text-properties fo:font-size="12pt" style:font-size-asian="12pt" style:font-size-complex="12pt"/>
    </style:style>
    <style:style style:name="T100_44" style:family="text">
      <style:text-properties fo:font-size="12pt" style:font-size-asian="12pt" style:font-size-complex="12pt"/>
    </style:style>
    <style:style style:name="T100_45" style:family="text">
      <style:text-properties fo:font-size="12pt" style:font-size-asian="12pt" style:font-size-complex="12pt"/>
    </style:style>
    <style:style style:name="T100_46" style:family="text">
      <style:text-properties fo:font-size="12pt" style:font-size-asian="12pt" style:font-size-complex="12pt"/>
    </style:style>
    <style:style style:name="T100_47" style:family="text">
      <style:text-properties fo:font-size="12pt" style:font-size-asian="12pt" style:font-size-complex="12pt"/>
    </style:style>
    <style:style style:name="T100_48" style:family="text">
      <style:text-properties fo:font-size="12pt" style:font-size-asian="12pt" style:font-size-complex="12pt"/>
    </style:style>
    <style:style style:name="T100_49" style:family="text">
      <style:text-properties fo:font-size="12pt" style:font-size-asian="12pt" style:font-size-complex="12pt"/>
    </style:style>
    <style:style style:name="T100_50" style:family="text">
      <style:text-properties fo:font-size="12pt" style:font-size-asian="12pt" style:font-size-complex="12pt"/>
    </style:style>
    <style:style style:name="T100_51" style:family="text">
      <style:text-properties fo:font-size="12pt" style:font-size-asian="12pt" style:font-size-complex="12pt"/>
    </style:style>
    <style:style style:name="T100_52" style:family="text">
      <style:text-properties fo:font-size="12pt" style:font-size-asian="12pt" style:font-size-complex="12pt"/>
    </style:style>
    <style:style style:name="T100_53" style:family="text">
      <style:text-properties fo:font-size="12pt" style:font-size-asian="12pt" style:font-size-complex="12pt"/>
    </style:style>
    <style:style style:name="T100_54" style:family="text">
      <style:text-properties fo:font-size="12pt" style:font-size-asian="12pt" style:font-size-complex="12pt"/>
    </style:style>
    <style:style style:name="T100_55" style:family="text">
      <style:text-properties fo:font-size="12pt" style:font-size-asian="12pt" style:font-size-complex="12pt"/>
    </style:style>
    <style:style style:name="T100_56" style:family="text">
      <style:text-properties fo:font-size="12pt" style:font-size-asian="12pt" style:font-size-complex="12pt"/>
    </style:style>
    <style:style style:name="T100_57" style:family="text">
      <style:text-properties fo:font-size="12pt" style:font-size-asian="12pt" style:font-size-complex="12pt"/>
    </style:style>
    <style:style style:name="T100_58" style:family="text">
      <style:text-properties fo:font-size="12pt" style:font-size-asian="12pt" style:font-size-complex="12pt"/>
    </style:style>
    <style:style style:name="T100_59" style:family="text">
      <style:text-properties fo:font-size="12pt" style:font-size-asian="12pt" style:font-size-complex="12pt"/>
    </style:style>
    <style:style style:name="T100_60" style:family="text">
      <style:text-properties fo:font-size="12pt" style:font-size-asian="12pt" style:font-size-complex="12pt"/>
    </style:style>
    <style:style style:name="T100_61" style:family="text">
      <style:text-properties fo:font-size="12pt" style:font-size-asian="12pt" style:font-size-complex="12pt"/>
    </style:style>
    <style:style style:name="T100_62" style:family="text">
      <style:text-properties fo:font-size="12pt" style:font-size-asian="12pt" style:font-size-complex="12pt"/>
    </style:style>
    <style:style style:name="T100_63" style:family="text">
      <style:text-properties fo:font-size="12pt" style:font-size-asian="12pt" style:font-size-complex="12pt"/>
    </style:style>
    <style:style style:name="T100_64" style:family="text">
      <style:text-properties fo:font-size="12pt" style:font-size-asian="12pt" style:font-size-complex="12pt"/>
    </style:style>
    <style:style style:name="T100_65" style:family="text">
      <style:text-properties fo:font-size="12pt" style:font-size-asian="12pt" style:font-size-complex="12pt"/>
    </style:style>
    <style:style style:name="T100_66" style:family="text">
      <style:text-properties fo:font-size="12pt" style:font-size-asian="12pt" style:font-size-complex="12pt"/>
    </style:style>
    <style:style style:name="T100_67" style:family="text">
      <style:text-properties fo:font-size="12pt" style:font-size-asian="12pt" style:font-size-complex="12pt"/>
    </style:style>
    <style:style style:name="T100_68" style:family="text">
      <style:text-properties fo:font-size="12pt" style:font-size-asian="12pt" style:font-size-complex="12pt"/>
    </style:style>
    <style:style style:name="T100_69" style:family="text">
      <style:text-properties fo:font-size="12pt" style:font-size-asian="12pt" style:font-size-complex="12pt"/>
    </style:style>
    <style:style style:name="T100_70" style:family="text">
      <style:text-properties fo:font-size="12pt" style:font-size-asian="12pt" style:font-size-complex="12pt"/>
    </style:style>
    <style:style style:name="T100_71" style:family="text">
      <style:text-properties fo:font-size="12pt" style:font-size-asian="12pt" style:font-size-complex="12pt"/>
    </style:style>
    <style:style style:name="T100_72" style:family="text">
      <style:text-properties fo:font-size="12pt" style:font-size-asian="12pt" style:font-size-complex="12pt"/>
    </style:style>
    <style:style style:name="T100_73" style:family="text">
      <style:text-properties fo:font-size="12pt" style:font-size-asian="12pt" style:font-size-complex="12pt"/>
    </style:style>
    <style:style style:name="T100_74" style:family="text">
      <style:text-properties fo:font-size="12pt" style:font-size-asian="12pt" style:font-size-complex="12pt"/>
    </style:style>
    <style:style style:name="T100_75" style:family="text">
      <style:text-properties fo:font-size="12pt" style:font-size-asian="12pt" style:font-size-complex="12pt"/>
    </style:style>
    <style:style style:name="T100_76" style:family="text">
      <style:text-properties fo:font-size="12pt" style:font-size-asian="12pt" style:font-size-complex="12pt"/>
    </style:style>
    <style:style style:name="T100_77" style:family="text">
      <style:text-properties fo:font-size="12pt" style:font-size-asian="12pt" style:font-size-complex="12pt"/>
    </style:style>
    <style:style style:name="T100_78" style:family="text">
      <style:text-properties fo:font-size="12pt" style:font-size-asian="12pt" style:font-size-complex="12pt"/>
    </style:style>
    <style:style style:name="T100_79" style:family="text">
      <style:text-properties fo:font-size="12pt" style:font-size-asian="12pt" style:font-size-complex="12pt"/>
    </style:style>
    <style:style style:name="T100_80" style:family="text">
      <style:text-properties fo:font-size="12pt" style:font-size-asian="12pt" style:font-size-complex="12pt"/>
    </style:style>
    <style:style style:name="T100_81" style:family="text">
      <style:text-properties fo:font-size="12pt" style:font-size-asian="12pt" style:font-size-complex="12pt"/>
    </style:style>
    <style:style style:name="T100_82" style:family="text">
      <style:text-properties fo:font-size="12pt" style:font-size-asian="12pt" style:font-size-complex="12pt"/>
    </style:style>
    <style:style style:name="T100_83" style:family="text">
      <style:text-properties fo:font-size="12pt" style:font-size-asian="12pt" style:font-size-complex="12pt"/>
    </style:style>
    <style:style style:name="T100_84" style:family="text">
      <style:text-properties fo:font-size="12pt" style:font-size-asian="12pt" style:font-size-complex="12pt"/>
    </style:style>
    <style:style style:name="T100_85" style:family="text">
      <style:text-properties fo:font-size="12pt" style:font-size-asian="12pt" style:font-size-complex="12pt"/>
    </style:style>
    <style:style style:name="T100_86" style:family="text">
      <style:text-properties fo:font-size="12pt" style:font-size-asian="12pt" style:font-size-complex="12pt"/>
    </style:style>
    <style:style style:name="T100_87" style:family="text">
      <style:text-properties fo:font-size="12pt" style:font-size-asian="12pt" style:font-size-complex="12pt"/>
    </style:style>
    <style:style style:name="T100_88" style:family="text">
      <style:text-properties fo:font-size="12pt" style:font-size-asian="12pt" style:font-size-complex="12pt"/>
    </style:style>
    <style:style style:name="T100_89" style:family="text">
      <style:text-properties fo:font-size="12pt" style:font-size-asian="12pt" style:font-size-complex="12pt"/>
    </style:style>
    <style:style style:name="T100_90" style:family="text">
      <style:text-properties fo:font-size="12pt" style:font-size-asian="12pt" style:font-size-complex="12pt"/>
    </style:style>
    <style:style style:name="T100_91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15%" fo:margin-bottom="0.353cm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P103" style:family="paragraph" style:parent-style-name="Heading_20_1">
      <style:paragraph-properties fo:break-before="auto" fo:line-height="115%" fo:margin-top="0.847cm" style:writing-mode="lr-tb"/>
    </style:style>
    <style:style style:name="T103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03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03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03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03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fo:margin-bottom="0.353cm" style:writing-mode="lr-tb"/>
    </style:style>
    <style:style style:name="T104_1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fo:margin-bottom="0.353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T105_54" style:family="text">
      <style:text-properties fo:font-size="12pt" style:font-size-asian="12pt" style:font-size-complex="12pt"/>
    </style:style>
    <style:style style:name="T105_55" style:family="text">
      <style:text-properties fo:font-size="12pt" style:font-size-asian="12pt" style:font-size-complex="12pt"/>
    </style:style>
    <style:style style:name="T105_56" style:family="text">
      <style:text-properties fo:font-size="12pt" style:font-size-asian="12pt" style:font-size-complex="12pt"/>
    </style:style>
    <style:style style:name="T105_57" style:family="text">
      <style:text-properties fo:font-size="12pt" style:font-size-asian="12pt" style:font-size-complex="12pt"/>
    </style:style>
    <style:style style:name="T105_58" style:family="text">
      <style:text-properties fo:font-size="12pt" style:font-size-asian="12pt" style:font-size-complex="12pt"/>
    </style:style>
    <style:style style:name="T105_59" style:family="text">
      <style:text-properties fo:font-size="12pt" style:font-size-asian="12pt" style:font-size-complex="12pt"/>
    </style:style>
    <style:style style:name="T105_60" style:family="text">
      <style:text-properties fo:font-size="12pt" style:font-size-asian="12pt" style:font-size-complex="12pt"/>
    </style:style>
    <style:style style:name="T105_61" style:family="text">
      <style:text-properties fo:font-size="12pt" style:font-size-asian="12pt" style:font-size-complex="12pt"/>
    </style:style>
    <style:style style:name="T105_62" style:family="text">
      <style:text-properties fo:font-size="12pt" style:font-size-asian="12pt" style:font-size-complex="12pt"/>
    </style:style>
    <style:style style:name="T105_63" style:family="text">
      <style:text-properties fo:font-size="12pt" style:font-size-asian="12pt" style:font-size-complex="12pt"/>
    </style:style>
    <style:style style:name="T105_64" style:family="text">
      <style:text-properties fo:font-size="12pt" style:font-size-asian="12pt" style:font-size-complex="12pt"/>
    </style:style>
    <style:style style:name="T105_65" style:family="text">
      <style:text-properties fo:font-size="12pt" style:font-size-asian="12pt" style:font-size-complex="12pt"/>
    </style:style>
    <style:style style:name="T105_66" style:family="text">
      <style:text-properties fo:font-size="12pt" style:font-size-asian="12pt" style:font-size-complex="12pt"/>
    </style:style>
    <style:style style:name="T105_67" style:family="text">
      <style:text-properties fo:font-size="12pt" style:font-size-asian="12pt" style:font-size-complex="12pt"/>
    </style:style>
    <style:style style:name="T105_68" style:family="text">
      <style:text-properties fo:font-size="12pt" style:font-size-asian="12pt" style:font-size-complex="12pt"/>
    </style:style>
    <style:style style:name="T105_69" style:family="text">
      <style:text-properties fo:font-size="12pt" style:font-size-asian="12pt" style:font-size-complex="12pt"/>
    </style:style>
    <style:style style:name="T105_70" style:family="text">
      <style:text-properties fo:font-size="12pt" style:font-size-asian="12pt" style:font-size-complex="12pt"/>
    </style:style>
    <style:style style:name="T105_71" style:family="text">
      <style:text-properties fo:font-size="12pt" style:font-size-asian="12pt" style:font-size-complex="12pt"/>
    </style:style>
    <style:style style:name="T105_72" style:family="text">
      <style:text-properties fo:font-size="12pt" style:font-size-asian="12pt" style:font-size-complex="12pt"/>
    </style:style>
    <style:style style:name="T105_73" style:family="text">
      <style:text-properties fo:font-size="12pt" style:font-size-asian="12pt" style:font-size-complex="12pt"/>
    </style:style>
    <style:style style:name="T105_74" style:family="text">
      <style:text-properties fo:font-size="12pt" style:font-size-asian="12pt" style:font-size-complex="12pt"/>
    </style:style>
    <style:style style:name="T105_75" style:family="text">
      <style:text-properties fo:font-size="12pt" style:font-size-asian="12pt" style:font-size-complex="12pt"/>
    </style:style>
    <style:style style:name="T105_76" style:family="text">
      <style:text-properties fo:font-size="12pt" style:font-size-asian="12pt" style:font-size-complex="12pt"/>
    </style:style>
    <style:style style:name="T105_77" style:family="text">
      <style:text-properties fo:font-size="12pt" style:font-size-asian="12pt" style:font-size-complex="12pt"/>
    </style:style>
    <style:style style:name="T105_78" style:family="text">
      <style:text-properties fo:font-size="12pt" style:font-size-asian="12pt" style:font-size-complex="12pt"/>
    </style:style>
    <style:style style:name="T105_79" style:family="text">
      <style:text-properties fo:font-size="12pt" style:font-size-asian="12pt" style:font-size-complex="12pt"/>
    </style:style>
    <style:style style:name="T105_80" style:family="text">
      <style:text-properties fo:font-size="12pt" style:font-size-asian="12pt" style:font-size-complex="12pt"/>
    </style:style>
    <style:style style:name="T105_81" style:family="text">
      <style:text-properties fo:font-size="12pt" style:font-size-asian="12pt" style:font-size-complex="12pt"/>
    </style:style>
    <style:style style:name="T105_82" style:family="text">
      <style:text-properties fo:font-size="12pt" style:font-size-asian="12pt" style:font-size-complex="12pt"/>
    </style:style>
    <style:style style:name="T105_83" style:family="text">
      <style:text-properties fo:font-size="12pt" style:font-size-asian="12pt" style:font-size-complex="12pt"/>
    </style:style>
    <style:style style:name="T105_84" style:family="text">
      <style:text-properties fo:font-size="12pt" style:font-size-asian="12pt" style:font-size-complex="12pt"/>
    </style:style>
    <style:style style:name="T105_85" style:family="text">
      <style:text-properties fo:font-size="12pt" style:font-size-asian="12pt" style:font-size-complex="12pt"/>
    </style:style>
    <style:style style:name="T105_86" style:family="text">
      <style:text-properties fo:font-size="12pt" style:font-size-asian="12pt" style:font-size-complex="12pt"/>
    </style:style>
    <style:style style:name="T105_87" style:family="text">
      <style:text-properties fo:font-size="12pt" style:font-size-asian="12pt" style:font-size-complex="12pt"/>
    </style:style>
    <style:style style:name="T105_88" style:family="text">
      <style:text-properties fo:font-size="12pt" style:font-size-asian="12pt" style:font-size-complex="12pt"/>
    </style:style>
    <style:style style:name="T105_89" style:family="text">
      <style:text-properties fo:font-size="12pt" style:font-size-asian="12pt" style:font-size-complex="12pt"/>
    </style:style>
    <style:style style:name="T105_90" style:family="text">
      <style:text-properties fo:font-size="12pt" style:font-size-asian="12pt" style:font-size-complex="12pt"/>
    </style:style>
    <style:style style:name="T105_91" style:family="text">
      <style:text-properties fo:font-size="12pt" style:font-size-asian="12pt" style:font-size-complex="12pt"/>
    </style:style>
    <style:style style:name="T105_92" style:family="text">
      <style:text-properties fo:font-size="12pt" style:font-size-asian="12pt" style:font-size-complex="12pt"/>
    </style:style>
    <style:style style:name="T105_93" style:family="text">
      <style:text-properties fo:font-size="12pt" style:font-size-asian="12pt" style:font-size-complex="12pt"/>
    </style:style>
    <style:style style:name="T105_94" style:family="text">
      <style:text-properties fo:font-size="12pt" style:font-size-asian="12pt" style:font-size-complex="12pt"/>
    </style:style>
    <style:style style:name="T105_95" style:family="text">
      <style:text-properties fo:font-size="12pt" style:font-size-asian="12pt" style:font-size-complex="12pt"/>
    </style:style>
    <style:style style:name="T105_96" style:family="text">
      <style:text-properties fo:font-size="12pt" style:font-size-asian="12pt" style:font-size-complex="12pt"/>
    </style:style>
    <style:style style:name="T105_97" style:family="text">
      <style:text-properties fo:font-size="12pt" style:font-size-asian="12pt" style:font-size-complex="12pt"/>
    </style:style>
    <style:style style:name="T105_98" style:family="text">
      <style:text-properties fo:font-size="12pt" style:font-size-asian="12pt" style:font-size-complex="12pt"/>
    </style:style>
    <style:style style:name="T105_99" style:family="text">
      <style:text-properties fo:font-size="12pt" style:font-size-asian="12pt" style:font-size-complex="12pt"/>
    </style:style>
    <style:style style:name="T105_100" style:family="text">
      <style:text-properties fo:font-size="12pt" style:font-size-asian="12pt" style:font-size-complex="12pt"/>
    </style:style>
    <style:style style:name="T105_101" style:family="text">
      <style:text-properties fo:font-size="12pt" style:font-size-asian="12pt" style:font-size-complex="12pt"/>
    </style:style>
    <style:style style:name="T105_102" style:family="text">
      <style:text-properties fo:font-size="12pt" style:font-size-asian="12pt" style:font-size-complex="12pt"/>
    </style:style>
    <style:style style:name="T105_103" style:family="text">
      <style:text-properties fo:font-size="12pt" style:font-size-asian="12pt" style:font-size-complex="12pt"/>
    </style:style>
    <style:style style:name="T105_104" style:family="text">
      <style:text-properties fo:font-size="12pt" style:font-size-asian="12pt" style:font-size-complex="12pt"/>
    </style:style>
    <style:style style:name="T105_105" style:family="text">
      <style:text-properties fo:font-size="12pt" style:font-size-asian="12pt" style:font-size-complex="12pt"/>
    </style:style>
    <style:style style:name="T105_106" style:family="text">
      <style:text-properties fo:font-size="12pt" style:font-size-asian="12pt" style:font-size-complex="12pt"/>
    </style:style>
    <style:style style:name="T105_107" style:family="text">
      <style:text-properties fo:font-size="12pt" style:font-size-asian="12pt" style:font-size-complex="12pt"/>
    </style:style>
    <style:style style:name="T105_108" style:family="text">
      <style:text-properties fo:font-size="12pt" style:font-size-asian="12pt" style:font-size-complex="12pt"/>
    </style:style>
    <style:style style:name="T105_109" style:family="text">
      <style:text-properties fo:font-size="12pt" style:font-size-asian="12pt" style:font-size-complex="12pt"/>
    </style:style>
    <style:style style:name="T105_110" style:family="text">
      <style:text-properties fo:font-size="12pt" style:font-size-asian="12pt" style:font-size-complex="12pt"/>
    </style:style>
    <style:style style:name="T105_111" style:family="text">
      <style:text-properties fo:font-size="12pt" style:font-size-asian="12pt" style:font-size-complex="12pt"/>
    </style:style>
    <style:style style:name="T105_112" style:family="text">
      <style:text-properties fo:font-size="12pt" style:font-size-asian="12pt" style:font-size-complex="12pt"/>
    </style:style>
    <style:style style:name="T105_113" style:family="text">
      <style:text-properties fo:font-size="12pt" style:font-size-asian="12pt" style:font-size-complex="12pt"/>
    </style:style>
    <style:style style:name="T105_114" style:family="text">
      <style:text-properties fo:font-size="12pt" style:font-size-asian="12pt" style:font-size-complex="12pt"/>
    </style:style>
    <style:style style:name="T105_115" style:family="text">
      <style:text-properties fo:font-size="12pt" style:font-size-asian="12pt" style:font-size-complex="12pt"/>
    </style:style>
    <style:style style:name="T105_116" style:family="text">
      <style:text-properties fo:font-size="12pt" style:font-size-asian="12pt" style:font-size-complex="12pt"/>
    </style:style>
    <style:style style:name="T105_117" style:family="text">
      <style:text-properties fo:font-size="12pt" style:font-size-asian="12pt" style:font-size-complex="12pt"/>
    </style:style>
    <style:style style:name="T105_118" style:family="text">
      <style:text-properties fo:font-size="12pt" style:font-size-asian="12pt" style:font-size-complex="12pt"/>
    </style:style>
    <style:style style:name="T105_119" style:family="text">
      <style:text-properties fo:font-size="12pt" style:font-size-asian="12pt" style:font-size-complex="12pt"/>
    </style:style>
    <style:style style:name="T105_120" style:family="text">
      <style:text-properties fo:font-size="12pt" style:font-size-asian="12pt" style:font-size-complex="12pt"/>
    </style:style>
    <style:style style:name="T105_121" style:family="text">
      <style:text-properties fo:font-size="12pt" style:font-size-asian="12pt" style:font-size-complex="12pt"/>
    </style:style>
    <style:style style:name="T105_122" style:family="text">
      <style:text-properties fo:font-size="12pt" style:font-size-asian="12pt" style:font-size-complex="12pt"/>
    </style:style>
    <style:style style:name="T105_123" style:family="text">
      <style:text-properties fo:font-size="12pt" style:font-size-asian="12pt" style:font-size-complex="12pt"/>
    </style:style>
    <style:style style:name="T105_124" style:family="text">
      <style:text-properties fo:font-size="12pt" style:font-size-asian="12pt" style:font-size-complex="12pt"/>
    </style:style>
    <style:style style:name="T105_125" style:family="text">
      <style:text-properties fo:font-size="12pt" style:font-size-asian="12pt" style:font-size-complex="12pt"/>
    </style:style>
    <style:style style:name="T105_126" style:family="text">
      <style:text-properties fo:font-size="12pt" style:font-size-asian="12pt" style:font-size-complex="12pt"/>
    </style:style>
    <style:style style:name="T105_127" style:family="text">
      <style:text-properties fo:font-size="12pt" style:font-size-asian="12pt" style:font-size-complex="12pt"/>
    </style:style>
    <style:style style:name="T105_128" style:family="text">
      <style:text-properties fo:font-size="12pt" style:font-size-asian="12pt" style:font-size-complex="12pt"/>
    </style:style>
    <style:style style:name="T105_129" style:family="text">
      <style:text-properties fo:font-size="12pt" style:font-size-asian="12pt" style:font-size-complex="12pt"/>
    </style:style>
    <style:style style:name="T105_130" style:family="text">
      <style:text-properties fo:font-size="12pt" style:font-size-asian="12pt" style:font-size-complex="12pt"/>
    </style:style>
    <style:style style:name="T105_131" style:family="text">
      <style:text-properties fo:font-size="12pt" style:font-size-asian="12pt" style:font-size-complex="12pt"/>
    </style:style>
    <style:style style:name="T105_132" style:family="text">
      <style:text-properties fo:font-size="12pt" style:font-size-asian="12pt" style:font-size-complex="12pt"/>
    </style:style>
    <style:style style:name="T105_133" style:family="text">
      <style:text-properties fo:font-size="12pt" style:font-size-asian="12pt" style:font-size-complex="12pt"/>
    </style:style>
    <style:style style:name="T105_134" style:family="text">
      <style:text-properties fo:font-size="12pt" style:font-size-asian="12pt" style:font-size-complex="12pt"/>
    </style:style>
    <style:style style:name="T105_135" style:family="text">
      <style:text-properties fo:font-size="12pt" style:font-size-asian="12pt" style:font-size-complex="12pt"/>
    </style:style>
    <style:style style:name="T105_136" style:family="text">
      <style:text-properties fo:font-size="12pt" style:font-size-asian="12pt" style:font-size-complex="12pt"/>
    </style:style>
    <style:style style:name="T105_137" style:family="text">
      <style:text-properties fo:font-size="12pt" style:font-size-asian="12pt" style:font-size-complex="12pt"/>
    </style:style>
    <style:style style:name="T105_138" style:family="text">
      <style:text-properties fo:font-size="12pt" style:font-size-asian="12pt" style:font-size-complex="12pt"/>
    </style:style>
    <style:style style:name="T105_139" style:family="text">
      <style:text-properties fo:font-size="12pt" style:font-size-asian="12pt" style:font-size-complex="12pt"/>
    </style:style>
    <style:style style:name="T105_140" style:family="text">
      <style:text-properties fo:font-size="12pt" style:font-size-asian="12pt" style:font-size-complex="12pt"/>
    </style:style>
    <style:style style:name="T105_141" style:family="text">
      <style:text-properties fo:font-size="12pt" style:font-size-asian="12pt" style:font-size-complex="12pt"/>
    </style:style>
    <style:style style:name="T105_142" style:family="text">
      <style:text-properties fo:font-size="12pt" style:font-size-asian="12pt" style:font-size-complex="12pt"/>
    </style:style>
    <style:style style:name="T105_143" style:family="text">
      <style:text-properties fo:font-size="12pt" style:font-size-asian="12pt" style:font-size-complex="12pt"/>
    </style:style>
    <style:style style:name="T105_144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fo:margin-bottom="0.353cm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font-size="12pt" style:font-size-asian="12pt" style:font-size-complex="12pt"/>
    </style:style>
    <style:style style:name="T106_8" style:family="text">
      <style:text-properties fo:font-size="12pt" style:font-size-asian="12pt" style:font-size-complex="12pt"/>
    </style:style>
    <style:style style:name="T106_9" style:family="text">
      <style:text-properties fo:font-size="12pt" style:font-size-asian="12pt" style:font-size-complex="12pt"/>
    </style:style>
    <style:style style:name="T106_10" style:family="text">
      <style:text-properties fo:font-size="12pt" style:font-size-asian="12pt" style:font-size-complex="12pt"/>
    </style:style>
    <style:style style:name="T106_11" style:family="text">
      <style:text-properties fo:font-size="12pt" style:font-size-asian="12pt" style:font-size-complex="12pt"/>
    </style:style>
    <style:style style:name="T106_12" style:family="text">
      <style:text-properties fo:font-size="12pt" style:font-size-asian="12pt" style:font-size-complex="12pt"/>
    </style:style>
    <style:style style:name="T106_13" style:family="text">
      <style:text-properties fo:font-size="12pt" style:font-size-asian="12pt" style:font-size-complex="12pt"/>
    </style:style>
    <style:style style:name="T106_14" style:family="text">
      <style:text-properties fo:font-size="12pt" style:font-size-asian="12pt" style:font-size-complex="12pt"/>
    </style:style>
    <style:style style:name="T106_15" style:family="text">
      <style:text-properties fo:font-size="12pt" style:font-size-asian="12pt" style:font-size-complex="12pt"/>
    </style:style>
    <style:style style:name="T106_16" style:family="text">
      <style:text-properties fo:font-size="12pt" style:font-size-asian="12pt" style:font-size-complex="12pt"/>
    </style:style>
    <style:style style:name="T106_17" style:family="text">
      <style:text-properties fo:font-size="12pt" style:font-size-asian="12pt" style:font-size-complex="12pt"/>
    </style:style>
    <style:style style:name="T106_18" style:family="text">
      <style:text-properties fo:font-size="12pt" style:font-size-asian="12pt" style:font-size-complex="12pt"/>
    </style:style>
    <style:style style:name="T106_19" style:family="text">
      <style:text-properties fo:font-size="12pt" style:font-size-asian="12pt" style:font-size-complex="12pt"/>
    </style:style>
    <style:style style:name="T106_20" style:family="text">
      <style:text-properties fo:font-size="12pt" style:font-size-asian="12pt" style:font-size-complex="12pt"/>
    </style:style>
    <style:style style:name="T106_21" style:family="text">
      <style:text-properties fo:font-size="12pt" style:font-size-asian="12pt" style:font-size-complex="12pt"/>
    </style:style>
    <style:style style:name="T106_22" style:family="text">
      <style:text-properties fo:font-size="12pt" style:font-size-asian="12pt" style:font-size-complex="12pt"/>
    </style:style>
    <style:style style:name="T106_23" style:family="text">
      <style:text-properties fo:font-size="12pt" style:font-size-asian="12pt" style:font-size-complex="12pt"/>
    </style:style>
    <style:style style:name="T106_24" style:family="text">
      <style:text-properties fo:font-size="12pt" style:font-size-asian="12pt" style:font-size-complex="12pt"/>
    </style:style>
    <style:style style:name="T106_25" style:family="text">
      <style:text-properties fo:font-size="12pt" style:font-size-asian="12pt" style:font-size-complex="12pt"/>
    </style:style>
    <style:style style:name="T106_26" style:family="text">
      <style:text-properties fo:font-size="12pt" style:font-size-asian="12pt" style:font-size-complex="12pt"/>
    </style:style>
    <style:style style:name="T106_27" style:family="text">
      <style:text-properties fo:font-size="12pt" style:font-size-asian="12pt" style:font-size-complex="12pt"/>
    </style:style>
    <style:style style:name="T106_28" style:family="text">
      <style:text-properties fo:font-size="12pt" style:font-size-asian="12pt" style:font-size-complex="12pt"/>
    </style:style>
    <style:style style:name="T106_29" style:family="text">
      <style:text-properties fo:font-size="12pt" style:font-size-asian="12pt" style:font-size-complex="12pt"/>
    </style:style>
    <style:style style:name="T106_30" style:family="text">
      <style:text-properties fo:font-size="12pt" style:font-size-asian="12pt" style:font-size-complex="12pt"/>
    </style:style>
    <style:style style:name="T106_31" style:family="text">
      <style:text-properties fo:font-size="12pt" style:font-size-asian="12pt" style:font-size-complex="12pt"/>
    </style:style>
    <style:style style:name="T106_32" style:family="text">
      <style:text-properties fo:font-size="12pt" style:font-size-asian="12pt" style:font-size-complex="12pt"/>
    </style:style>
    <style:style style:name="T106_33" style:family="text">
      <style:text-properties fo:font-size="12pt" style:font-size-asian="12pt" style:font-size-complex="12pt"/>
    </style:style>
    <style:style style:name="T106_34" style:family="text">
      <style:text-properties fo:font-size="12pt" style:font-size-asian="12pt" style:font-size-complex="12pt"/>
    </style:style>
    <style:style style:name="T106_35" style:family="text">
      <style:text-properties fo:font-size="12pt" style:font-size-asian="12pt" style:font-size-complex="12pt"/>
    </style:style>
    <style:style style:name="T106_36" style:family="text">
      <style:text-properties fo:font-size="12pt" style:font-size-asian="12pt" style:font-size-complex="12pt"/>
    </style:style>
    <style:style style:name="T106_37" style:family="text">
      <style:text-properties fo:font-size="12pt" style:font-size-asian="12pt" style:font-size-complex="12pt"/>
    </style:style>
    <style:style style:name="T106_38" style:family="text">
      <style:text-properties fo:font-size="12pt" style:font-size-asian="12pt" style:font-size-complex="12pt"/>
    </style:style>
    <style:style style:name="T106_39" style:family="text">
      <style:text-properties fo:font-size="12pt" style:font-size-asian="12pt" style:font-size-complex="12pt"/>
    </style:style>
    <style:style style:name="T106_40" style:family="text">
      <style:text-properties fo:font-size="12pt" style:font-size-asian="12pt" style:font-size-complex="12pt"/>
    </style:style>
    <style:style style:name="T106_41" style:family="text">
      <style:text-properties fo:font-size="12pt" style:font-size-asian="12pt" style:font-size-complex="12pt"/>
    </style:style>
    <style:style style:name="T106_42" style:family="text">
      <style:text-properties fo:font-size="12pt" style:font-size-asian="12pt" style:font-size-complex="12pt"/>
    </style:style>
    <style:style style:name="T106_43" style:family="text">
      <style:text-properties fo:font-size="12pt" style:font-size-asian="12pt" style:font-size-complex="12pt"/>
    </style:style>
    <style:style style:name="T106_44" style:family="text">
      <style:text-properties fo:font-size="12pt" style:font-size-asian="12pt" style:font-size-complex="12pt"/>
    </style:style>
    <style:style style:name="T106_45" style:family="text">
      <style:text-properties fo:font-size="12pt" style:font-size-asian="12pt" style:font-size-complex="12pt"/>
    </style:style>
    <style:style style:name="T106_46" style:family="text">
      <style:text-properties fo:font-size="12pt" style:font-size-asian="12pt" style:font-size-complex="12pt"/>
    </style:style>
    <style:style style:name="T106_47" style:family="text">
      <style:text-properties fo:font-size="12pt" style:font-size-asian="12pt" style:font-size-complex="12pt"/>
    </style:style>
    <style:style style:name="T106_48" style:family="text">
      <style:text-properties fo:font-size="12pt" style:font-size-asian="12pt" style:font-size-complex="12pt"/>
    </style:style>
    <style:style style:name="T106_49" style:family="text">
      <style:text-properties fo:font-size="12pt" style:font-size-asian="12pt" style:font-size-complex="12pt"/>
    </style:style>
    <style:style style:name="T106_50" style:family="text">
      <style:text-properties fo:font-size="12pt" style:font-size-asian="12pt" style:font-size-complex="12pt"/>
    </style:style>
    <style:style style:name="T106_51" style:family="text">
      <style:text-properties fo:font-size="12pt" style:font-size-asian="12pt" style:font-size-complex="12pt"/>
    </style:style>
    <style:style style:name="T106_52" style:family="text">
      <style:text-properties fo:font-size="12pt" style:font-size-asian="12pt" style:font-size-complex="12pt"/>
    </style:style>
    <style:style style:name="T106_53" style:family="text">
      <style:text-properties fo:font-size="12pt" style:font-size-asian="12pt" style:font-size-complex="12pt"/>
    </style:style>
    <style:style style:name="T106_54" style:family="text">
      <style:text-properties fo:font-size="12pt" style:font-size-asian="12pt" style:font-size-complex="12pt"/>
    </style:style>
    <style:style style:name="T106_55" style:family="text">
      <style:text-properties fo:font-size="12pt" style:font-size-asian="12pt" style:font-size-complex="12pt"/>
    </style:style>
    <style:style style:name="T106_56" style:family="text">
      <style:text-properties fo:font-size="12pt" style:font-size-asian="12pt" style:font-size-complex="12pt"/>
    </style:style>
    <style:style style:name="T106_57" style:family="text">
      <style:text-properties fo:font-size="12pt" style:font-size-asian="12pt" style:font-size-complex="12pt"/>
    </style:style>
    <style:style style:name="T106_58" style:family="text">
      <style:text-properties fo:font-size="12pt" style:font-size-asian="12pt" style:font-size-complex="12pt"/>
    </style:style>
    <style:style style:name="T106_59" style:family="text">
      <style:text-properties fo:font-size="12pt" style:font-size-asian="12pt" style:font-size-complex="12pt"/>
    </style:style>
    <style:style style:name="T106_60" style:family="text">
      <style:text-properties fo:font-size="12pt" style:font-size-asian="12pt" style:font-size-complex="12pt"/>
    </style:style>
    <style:style style:name="T106_61" style:family="text">
      <style:text-properties fo:font-size="12pt" style:font-size-asian="12pt" style:font-size-complex="12pt"/>
    </style:style>
    <style:style style:name="T106_62" style:family="text">
      <style:text-properties fo:font-size="12pt" style:font-size-asian="12pt" style:font-size-complex="12pt"/>
    </style:style>
    <style:style style:name="T106_63" style:family="text">
      <style:text-properties fo:font-size="12pt" style:font-size-asian="12pt" style:font-size-complex="12pt"/>
    </style:style>
    <style:style style:name="T106_64" style:family="text">
      <style:text-properties fo:font-size="12pt" style:font-size-asian="12pt" style:font-size-complex="12pt"/>
    </style:style>
    <style:style style:name="T106_65" style:family="text">
      <style:text-properties fo:font-size="12pt" style:font-size-asian="12pt" style:font-size-complex="12pt"/>
    </style:style>
    <style:style style:name="T106_66" style:family="text">
      <style:text-properties fo:font-size="12pt" style:font-size-asian="12pt" style:font-size-complex="12pt"/>
    </style:style>
    <style:style style:name="T106_67" style:family="text">
      <style:text-properties fo:font-size="12pt" style:font-size-asian="12pt" style:font-size-complex="12pt"/>
    </style:style>
    <style:style style:name="T106_68" style:family="text">
      <style:text-properties fo:font-size="12pt" style:font-size-asian="12pt" style:font-size-complex="12pt"/>
    </style:style>
    <style:style style:name="T106_69" style:family="text">
      <style:text-properties fo:font-size="12pt" style:font-size-asian="12pt" style:font-size-complex="12pt"/>
    </style:style>
    <style:style style:name="T106_70" style:family="text">
      <style:text-properties fo:font-size="12pt" style:font-size-asian="12pt" style:font-size-complex="12pt"/>
    </style:style>
    <style:style style:name="T106_71" style:family="text">
      <style:text-properties fo:font-size="12pt" style:font-size-asian="12pt" style:font-size-complex="12pt"/>
    </style:style>
    <style:style style:name="T106_72" style:family="text">
      <style:text-properties fo:font-size="12pt" style:font-size-asian="12pt" style:font-size-complex="12pt"/>
    </style:style>
    <style:style style:name="T106_73" style:family="text">
      <style:text-properties fo:font-size="12pt" style:font-size-asian="12pt" style:font-size-complex="12pt"/>
    </style:style>
    <style:style style:name="T106_74" style:family="text">
      <style:text-properties fo:font-size="12pt" style:font-size-asian="12pt" style:font-size-complex="12pt"/>
    </style:style>
    <style:style style:name="T106_75" style:family="text">
      <style:text-properties fo:font-size="12pt" style:font-size-asian="12pt" style:font-size-complex="12pt"/>
    </style:style>
    <style:style style:name="T106_76" style:family="text">
      <style:text-properties fo:font-size="12pt" style:font-size-asian="12pt" style:font-size-complex="12pt"/>
    </style:style>
    <style:style style:name="T106_77" style:family="text">
      <style:text-properties fo:font-size="12pt" style:font-size-asian="12pt" style:font-size-complex="12pt"/>
    </style:style>
    <style:style style:name="T106_78" style:family="text">
      <style:text-properties fo:font-size="12pt" style:font-size-asian="12pt" style:font-size-complex="12pt"/>
    </style:style>
    <style:style style:name="T106_79" style:family="text">
      <style:text-properties fo:font-size="12pt" style:font-size-asian="12pt" style:font-size-complex="12pt"/>
    </style:style>
    <style:style style:name="T106_80" style:family="text">
      <style:text-properties fo:font-size="12pt" style:font-size-asian="12pt" style:font-size-complex="12pt"/>
    </style:style>
    <style:style style:name="T106_81" style:family="text">
      <style:text-properties fo:font-size="12pt" style:font-size-asian="12pt" style:font-size-complex="12pt"/>
    </style:style>
    <style:style style:name="T106_82" style:family="text">
      <style:text-properties fo:font-size="12pt" style:font-size-asian="12pt" style:font-size-complex="12pt"/>
    </style:style>
    <style:style style:name="T106_83" style:family="text">
      <style:text-properties fo:font-size="12pt" style:font-size-asian="12pt" style:font-size-complex="12pt"/>
    </style:style>
    <style:style style:name="T106_84" style:family="text">
      <style:text-properties fo:font-size="12pt" style:font-size-asian="12pt" style:font-size-complex="12pt"/>
    </style:style>
    <style:style style:name="T106_85" style:family="text">
      <style:text-properties fo:font-size="12pt" style:font-size-asian="12pt" style:font-size-complex="12pt"/>
    </style:style>
    <style:style style:name="T106_86" style:family="text">
      <style:text-properties fo:font-size="12pt" style:font-size-asian="12pt" style:font-size-complex="12pt"/>
    </style:style>
    <style:style style:name="T106_87" style:family="text">
      <style:text-properties fo:font-size="12pt" style:font-size-asian="12pt" style:font-size-complex="12pt"/>
    </style:style>
    <style:style style:name="T106_88" style:family="text">
      <style:text-properties fo:font-size="12pt" style:font-size-asian="12pt" style:font-size-complex="12pt"/>
    </style:style>
    <style:style style:name="T106_89" style:family="text">
      <style:text-properties fo:font-size="12pt" style:font-size-asian="12pt" style:font-size-complex="12pt"/>
    </style:style>
    <style:style style:name="T106_90" style:family="text">
      <style:text-properties fo:font-size="12pt" style:font-size-asian="12pt" style:font-size-complex="12pt"/>
    </style:style>
    <style:style style:name="T106_91" style:family="text">
      <style:text-properties fo:font-size="12pt" style:font-size-asian="12pt" style:font-size-complex="12pt"/>
    </style:style>
    <style:style style:name="T106_92" style:family="text">
      <style:text-properties fo:font-size="12pt" style:font-size-asian="12pt" style:font-size-complex="12pt"/>
    </style:style>
    <style:style style:name="T106_93" style:family="text">
      <style:text-properties fo:font-size="12pt" style:font-size-asian="12pt" style:font-size-complex="12pt"/>
    </style:style>
    <style:style style:name="T106_94" style:family="text">
      <style:text-properties fo:font-size="12pt" style:font-size-asian="12pt" style:font-size-complex="12pt"/>
    </style:style>
    <style:style style:name="T106_95" style:family="text">
      <style:text-properties fo:font-size="12pt" style:font-size-asian="12pt" style:font-size-complex="12pt"/>
    </style:style>
    <style:style style:name="T106_96" style:family="text">
      <style:text-properties fo:font-size="12pt" style:font-size-asian="12pt" style:font-size-complex="12pt"/>
    </style:style>
    <style:style style:name="T106_97" style:family="text">
      <style:text-properties fo:font-size="12pt" style:font-size-asian="12pt" style:font-size-complex="12pt"/>
    </style:style>
    <style:style style:name="T106_98" style:family="text">
      <style:text-properties fo:font-size="12pt" style:font-size-asian="12pt" style:font-size-complex="12pt"/>
    </style:style>
    <style:style style:name="T106_99" style:family="text">
      <style:text-properties fo:font-size="12pt" style:font-size-asian="12pt" style:font-size-complex="12pt"/>
    </style:style>
    <style:style style:name="T106_100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fo:margin-bottom="0.353cm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font-size="12pt" style:font-size-asian="12pt" style:font-size-complex="12pt"/>
    </style:style>
    <style:style style:name="T107_50" style:family="text">
      <style:text-properties fo:font-size="12pt" style:font-size-asian="12pt" style:font-size-complex="12pt"/>
    </style:style>
    <style:style style:name="T107_51" style:family="text">
      <style:text-properties fo:font-size="12pt" style:font-size-asian="12pt" style:font-size-complex="12pt"/>
    </style:style>
    <style:style style:name="T107_52" style:family="text">
      <style:text-properties fo:font-size="12pt" style:font-size-asian="12pt" style:font-size-complex="12pt"/>
    </style:style>
    <style:style style:name="T107_53" style:family="text">
      <style:text-properties fo:font-size="12pt" style:font-size-asian="12pt" style:font-size-complex="12pt"/>
    </style:style>
    <style:style style:name="T107_54" style:family="text">
      <style:text-properties fo:font-size="12pt" style:font-size-asian="12pt" style:font-size-complex="12pt"/>
    </style:style>
    <style:style style:name="T107_55" style:family="text">
      <style:text-properties fo:font-size="12pt" style:font-size-asian="12pt" style:font-size-complex="12pt"/>
    </style:style>
    <style:style style:name="T107_56" style:family="text">
      <style:text-properties fo:font-size="12pt" style:font-size-asian="12pt" style:font-size-complex="12pt"/>
    </style:style>
    <style:style style:name="T107_57" style:family="text">
      <style:text-properties fo:font-size="12pt" style:font-size-asian="12pt" style:font-size-complex="12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T107_61" style:family="text">
      <style:text-properties fo:font-size="12pt" style:font-size-asian="12pt" style:font-size-complex="12pt"/>
    </style:style>
    <style:style style:name="T107_62" style:family="text">
      <style:text-properties fo:font-size="12pt" style:font-size-asian="12pt" style:font-size-complex="12pt"/>
    </style:style>
    <style:style style:name="T107_63" style:family="text">
      <style:text-properties fo:font-size="12pt" style:font-size-asian="12pt" style:font-size-complex="12pt"/>
    </style:style>
    <style:style style:name="T107_64" style:family="text">
      <style:text-properties fo:font-size="12pt" style:font-size-asian="12pt" style:font-size-complex="12pt"/>
    </style:style>
    <style:style style:name="T107_65" style:family="text">
      <style:text-properties fo:font-size="12pt" style:font-size-asian="12pt" style:font-size-complex="12pt"/>
    </style:style>
    <style:style style:name="T107_66" style:family="text">
      <style:text-properties fo:font-size="12pt" style:font-size-asian="12pt" style:font-size-complex="12pt"/>
    </style:style>
    <style:style style:name="T107_67" style:family="text">
      <style:text-properties fo:font-size="12pt" style:font-size-asian="12pt" style:font-size-complex="12pt"/>
    </style:style>
    <style:style style:name="T107_68" style:family="text">
      <style:text-properties fo:font-size="12pt" style:font-size-asian="12pt" style:font-size-complex="12pt"/>
    </style:style>
    <style:style style:name="T107_69" style:family="text">
      <style:text-properties fo:font-size="12pt" style:font-size-asian="12pt" style:font-size-complex="12pt"/>
    </style:style>
    <style:style style:name="T107_70" style:family="text">
      <style:text-properties fo:font-size="12pt" style:font-size-asian="12pt" style:font-size-complex="12pt"/>
    </style:style>
    <style:style style:name="T107_71" style:family="text">
      <style:text-properties fo:font-size="12pt" style:font-size-asian="12pt" style:font-size-complex="12pt"/>
    </style:style>
    <style:style style:name="T107_72" style:family="text">
      <style:text-properties fo:font-size="12pt" style:font-size-asian="12pt" style:font-size-complex="12pt"/>
    </style:style>
    <style:style style:name="T107_73" style:family="text">
      <style:text-properties fo:font-size="12pt" style:font-size-asian="12pt" style:font-size-complex="12pt"/>
    </style:style>
    <style:style style:name="T107_74" style:family="text">
      <style:text-properties fo:font-size="12pt" style:font-size-asian="12pt" style:font-size-complex="12pt"/>
    </style:style>
    <style:style style:name="T107_75" style:family="text">
      <style:text-properties fo:font-size="12pt" style:font-size-asian="12pt" style:font-size-complex="12pt"/>
    </style:style>
    <style:style style:name="T107_76" style:family="text">
      <style:text-properties fo:font-size="12pt" style:font-size-asian="12pt" style:font-size-complex="12pt"/>
    </style:style>
    <style:style style:name="T107_77" style:family="text">
      <style:text-properties fo:font-size="12pt" style:font-size-asian="12pt" style:font-size-complex="12pt"/>
    </style:style>
    <style:style style:name="T107_78" style:family="text">
      <style:text-properties fo:font-size="12pt" style:font-size-asian="12pt" style:font-size-complex="12pt"/>
    </style:style>
    <style:style style:name="T107_79" style:family="text">
      <style:text-properties fo:font-size="12pt" style:font-size-asian="12pt" style:font-size-complex="12pt"/>
    </style:style>
    <style:style style:name="T107_80" style:family="text">
      <style:text-properties fo:font-size="12pt" style:font-size-asian="12pt" style:font-size-complex="12pt"/>
    </style:style>
    <style:style style:name="T107_81" style:family="text">
      <style:text-properties fo:font-size="12pt" style:font-size-asian="12pt" style:font-size-complex="12pt"/>
    </style:style>
    <style:style style:name="T107_82" style:family="text">
      <style:text-properties fo:font-size="12pt" style:font-size-asian="12pt" style:font-size-complex="12pt"/>
    </style:style>
    <style:style style:name="T107_83" style:family="text">
      <style:text-properties fo:font-size="12pt" style:font-size-asian="12pt" style:font-size-complex="12pt"/>
    </style:style>
    <style:style style:name="T107_84" style:family="text">
      <style:text-properties fo:font-size="12pt" style:font-size-asian="12pt" style:font-size-complex="12pt"/>
    </style:style>
    <style:style style:name="T107_85" style:family="text">
      <style:text-properties fo:font-size="12pt" style:font-size-asian="12pt" style:font-size-complex="12pt"/>
    </style:style>
    <style:style style:name="T107_86" style:family="text">
      <style:text-properties fo:font-size="12pt" style:font-size-asian="12pt" style:font-size-complex="12pt"/>
    </style:style>
    <style:style style:name="T107_87" style:family="text">
      <style:text-properties fo:font-size="12pt" style:font-size-asian="12pt" style:font-size-complex="12pt"/>
    </style:style>
    <style:style style:name="T107_88" style:family="text">
      <style:text-properties fo:font-size="12pt" style:font-size-asian="12pt" style:font-size-complex="12pt"/>
    </style:style>
    <style:style style:name="T107_89" style:family="text">
      <style:text-properties fo:font-size="12pt" style:font-size-asian="12pt" style:font-size-complex="12pt"/>
    </style:style>
    <style:style style:name="T107_90" style:family="text">
      <style:text-properties fo:font-size="12pt" style:font-size-asian="12pt" style:font-size-complex="12pt"/>
    </style:style>
    <style:style style:name="T107_91" style:family="text">
      <style:text-properties fo:font-size="12pt" style:font-size-asian="12pt" style:font-size-complex="12pt"/>
    </style:style>
    <style:style style:name="T107_92" style:family="text">
      <style:text-properties fo:font-size="12pt" style:font-size-asian="12pt" style:font-size-complex="12pt"/>
    </style:style>
    <style:style style:name="T107_93" style:family="text">
      <style:text-properties fo:font-size="12pt" style:font-size-asian="12pt" style:font-size-complex="12pt"/>
    </style:style>
    <style:style style:name="T107_94" style:family="text">
      <style:text-properties fo:font-size="12pt" style:font-size-asian="12pt" style:font-size-complex="12pt"/>
    </style:style>
    <style:style style:name="T107_95" style:family="text">
      <style:text-properties fo:font-size="12pt" style:font-size-asian="12pt" style:font-size-complex="12pt"/>
    </style:style>
    <style:style style:name="T107_96" style:family="text">
      <style:text-properties fo:font-size="12pt" style:font-size-asian="12pt" style:font-size-complex="12pt"/>
    </style:style>
    <style:style style:name="T107_97" style:family="text">
      <style:text-properties fo:font-size="12pt" style:font-size-asian="12pt" style:font-size-complex="12pt"/>
    </style:style>
    <style:style style:name="T107_98" style:family="text">
      <style:text-properties fo:font-size="12pt" style:font-size-asian="12pt" style:font-size-complex="12pt"/>
    </style:style>
    <style:style style:name="T107_99" style:family="text">
      <style:text-properties fo:font-size="12pt" style:font-size-asian="12pt" style:font-size-complex="12pt"/>
    </style:style>
    <style:style style:name="T107_100" style:family="text">
      <style:text-properties fo:font-size="12pt" style:font-size-asian="12pt" style:font-size-complex="12pt"/>
    </style:style>
    <style:style style:name="T107_101" style:family="text">
      <style:text-properties fo:font-size="12pt" style:font-size-asian="12pt" style:font-size-complex="12pt"/>
    </style:style>
    <style:style style:name="T107_10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fo:margin-bottom="0.353cm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T108_8" style:family="text">
      <style:text-properties fo:font-size="12pt" style:font-size-asian="12pt" style:font-size-complex="12pt"/>
    </style:style>
    <style:style style:name="T108_9" style:family="text">
      <style:text-properties fo:font-size="12pt" style:font-size-asian="12pt" style:font-size-complex="12pt"/>
    </style:style>
    <style:style style:name="T108_10" style:family="text">
      <style:text-properties fo:font-size="12pt" style:font-size-asian="12pt" style:font-size-complex="12pt"/>
    </style:style>
    <style:style style:name="T108_11" style:family="text">
      <style:text-properties fo:font-size="12pt" style:font-size-asian="12pt" style:font-size-complex="12pt"/>
    </style:style>
    <style:style style:name="T108_12" style:family="text">
      <style:text-properties fo:font-size="12pt" style:font-size-asian="12pt" style:font-size-complex="12pt"/>
    </style:style>
    <style:style style:name="T108_13" style:family="text">
      <style:text-properties fo:font-size="12pt" style:font-size-asian="12pt" style:font-size-complex="12pt"/>
    </style:style>
    <style:style style:name="T108_14" style:family="text">
      <style:text-properties fo:font-size="12pt" style:font-size-asian="12pt" style:font-size-complex="12pt"/>
    </style:style>
    <style:style style:name="T108_15" style:family="text">
      <style:text-properties fo:font-size="12pt" style:font-size-asian="12pt" style:font-size-complex="12pt"/>
    </style:style>
    <style:style style:name="T108_16" style:family="text">
      <style:text-properties fo:font-size="12pt" style:font-size-asian="12pt" style:font-size-complex="12pt"/>
    </style:style>
    <style:style style:name="T108_17" style:family="text">
      <style:text-properties fo:font-size="12pt" style:font-size-asian="12pt" style:font-size-complex="12pt"/>
    </style:style>
    <style:style style:name="T108_18" style:family="text">
      <style:text-properties fo:font-size="12pt" style:font-size-asian="12pt" style:font-size-complex="12pt"/>
    </style:style>
    <style:style style:name="T108_19" style:family="text">
      <style:text-properties fo:font-size="12pt" style:font-size-asian="12pt" style:font-size-complex="12pt"/>
    </style:style>
    <style:style style:name="T108_20" style:family="text">
      <style:text-properties fo:font-size="12pt" style:font-size-asian="12pt" style:font-size-complex="12pt"/>
    </style:style>
    <style:style style:name="T108_21" style:family="text">
      <style:text-properties fo:font-size="12pt" style:font-size-asian="12pt" style:font-size-complex="12pt"/>
    </style:style>
    <style:style style:name="T108_22" style:family="text">
      <style:text-properties fo:font-size="12pt" style:font-size-asian="12pt" style:font-size-complex="12pt"/>
    </style:style>
    <style:style style:name="T108_23" style:family="text">
      <style:text-properties fo:font-size="12pt" style:font-size-asian="12pt" style:font-size-complex="12pt"/>
    </style:style>
    <style:style style:name="T108_24" style:family="text">
      <style:text-properties fo:font-size="12pt" style:font-size-asian="12pt" style:font-size-complex="12pt"/>
    </style:style>
    <style:style style:name="T108_25" style:family="text">
      <style:text-properties fo:font-size="12pt" style:font-size-asian="12pt" style:font-size-complex="12pt"/>
    </style:style>
    <style:style style:name="T108_26" style:family="text">
      <style:text-properties fo:font-size="12pt" style:font-size-asian="12pt" style:font-size-complex="12pt"/>
    </style:style>
    <style:style style:name="T108_27" style:family="text">
      <style:text-properties fo:font-size="12pt" style:font-size-asian="12pt" style:font-size-complex="12pt"/>
    </style:style>
    <style:style style:name="T108_28" style:family="text">
      <style:text-properties fo:font-size="12pt" style:font-size-asian="12pt" style:font-size-complex="12pt"/>
    </style:style>
    <style:style style:name="T108_29" style:family="text">
      <style:text-properties fo:font-size="12pt" style:font-size-asian="12pt" style:font-size-complex="12pt"/>
    </style:style>
    <style:style style:name="T108_30" style:family="text">
      <style:text-properties fo:font-size="12pt" style:font-size-asian="12pt" style:font-size-complex="12pt"/>
    </style:style>
    <style:style style:name="T108_31" style:family="text">
      <style:text-properties fo:font-size="12pt" style:font-size-asian="12pt" style:font-size-complex="12pt"/>
    </style:style>
    <style:style style:name="T108_32" style:family="text">
      <style:text-properties fo:font-size="12pt" style:font-size-asian="12pt" style:font-size-complex="12pt"/>
    </style:style>
    <style:style style:name="T108_33" style:family="text">
      <style:text-properties fo:font-size="12pt" style:font-size-asian="12pt" style:font-size-complex="12pt"/>
    </style:style>
    <style:style style:name="T108_34" style:family="text">
      <style:text-properties fo:font-size="12pt" style:font-size-asian="12pt" style:font-size-complex="12pt"/>
    </style:style>
    <style:style style:name="T108_35" style:family="text">
      <style:text-properties fo:font-size="12pt" style:font-size-asian="12pt" style:font-size-complex="12pt"/>
    </style:style>
    <style:style style:name="T108_36" style:family="text">
      <style:text-properties fo:font-size="12pt" style:font-size-asian="12pt" style:font-size-complex="12pt"/>
    </style:style>
    <style:style style:name="T108_37" style:family="text">
      <style:text-properties fo:font-size="12pt" style:font-size-asian="12pt" style:font-size-complex="12pt"/>
    </style:style>
    <style:style style:name="T108_38" style:family="text">
      <style:text-properties fo:font-size="12pt" style:font-size-asian="12pt" style:font-size-complex="12pt"/>
    </style:style>
    <style:style style:name="T108_39" style:family="text">
      <style:text-properties fo:font-size="12pt" style:font-size-asian="12pt" style:font-size-complex="12pt"/>
    </style:style>
    <style:style style:name="T108_40" style:family="text">
      <style:text-properties fo:font-size="12pt" style:font-size-asian="12pt" style:font-size-complex="12pt"/>
    </style:style>
    <style:style style:name="T108_41" style:family="text">
      <style:text-properties fo:font-size="12pt" style:font-size-asian="12pt" style:font-size-complex="12pt"/>
    </style:style>
    <style:style style:name="T108_42" style:family="text">
      <style:text-properties fo:font-size="12pt" style:font-size-asian="12pt" style:font-size-complex="12pt"/>
    </style:style>
    <style:style style:name="T108_43" style:family="text">
      <style:text-properties fo:font-size="12pt" style:font-size-asian="12pt" style:font-size-complex="12pt"/>
    </style:style>
    <style:style style:name="T108_44" style:family="text">
      <style:text-properties fo:font-size="12pt" style:font-size-asian="12pt" style:font-size-complex="12pt"/>
    </style:style>
    <style:style style:name="T108_45" style:family="text">
      <style:text-properties fo:font-size="12pt" style:font-size-asian="12pt" style:font-size-complex="12pt"/>
    </style:style>
    <style:style style:name="T108_46" style:family="text">
      <style:text-properties fo:font-size="12pt" style:font-size-asian="12pt" style:font-size-complex="12pt"/>
    </style:style>
    <style:style style:name="T108_47" style:family="text">
      <style:text-properties fo:font-size="12pt" style:font-size-asian="12pt" style:font-size-complex="12pt"/>
    </style:style>
    <style:style style:name="T108_48" style:family="text">
      <style:text-properties fo:font-size="12pt" style:font-size-asian="12pt" style:font-size-complex="12pt"/>
    </style:style>
    <style:style style:name="T108_49" style:family="text">
      <style:text-properties fo:font-size="12pt" style:font-size-asian="12pt" style:font-size-complex="12pt"/>
    </style:style>
    <style:style style:name="T108_50" style:family="text">
      <style:text-properties fo:font-size="12pt" style:font-size-asian="12pt" style:font-size-complex="12pt"/>
    </style:style>
    <style:style style:name="T108_51" style:family="text">
      <style:text-properties fo:font-size="12pt" style:font-size-asian="12pt" style:font-size-complex="12pt"/>
    </style:style>
    <style:style style:name="T108_52" style:family="text">
      <style:text-properties fo:font-size="12pt" style:font-size-asian="12pt" style:font-size-complex="12pt"/>
    </style:style>
    <style:style style:name="T108_53" style:family="text">
      <style:text-properties fo:font-size="12pt" style:font-size-asian="12pt" style:font-size-complex="12pt"/>
    </style:style>
    <style:style style:name="T108_54" style:family="text">
      <style:text-properties fo:font-size="12pt" style:font-size-asian="12pt" style:font-size-complex="12pt"/>
    </style:style>
    <style:style style:name="T108_55" style:family="text">
      <style:text-properties fo:font-size="12pt" style:font-size-asian="12pt" style:font-size-complex="12pt"/>
    </style:style>
    <style:style style:name="T108_56" style:family="text">
      <style:text-properties fo:font-size="12pt" style:font-size-asian="12pt" style:font-size-complex="12pt"/>
    </style:style>
    <style:style style:name="T108_57" style:family="text">
      <style:text-properties fo:font-size="12pt" style:font-size-asian="12pt" style:font-size-complex="12pt"/>
    </style:style>
    <style:style style:name="T108_58" style:family="text">
      <style:text-properties fo:font-size="12pt" style:font-size-asian="12pt" style:font-size-complex="12pt"/>
    </style:style>
    <style:style style:name="T108_59" style:family="text">
      <style:text-properties fo:font-size="12pt" style:font-size-asian="12pt" style:font-size-complex="12pt"/>
    </style:style>
    <style:style style:name="T108_60" style:family="text">
      <style:text-properties fo:font-size="12pt" style:font-size-asian="12pt" style:font-size-complex="12pt"/>
    </style:style>
    <style:style style:name="T108_61" style:family="text">
      <style:text-properties fo:font-size="12pt" style:font-size-asian="12pt" style:font-size-complex="12pt"/>
    </style:style>
    <style:style style:name="T108_62" style:family="text">
      <style:text-properties fo:font-size="12pt" style:font-size-asian="12pt" style:font-size-complex="12pt"/>
    </style:style>
    <style:style style:name="T108_63" style:family="text">
      <style:text-properties fo:font-size="12pt" style:font-size-asian="12pt" style:font-size-complex="12pt"/>
    </style:style>
    <style:style style:name="T108_64" style:family="text">
      <style:text-properties fo:font-size="12pt" style:font-size-asian="12pt" style:font-size-complex="12pt"/>
    </style:style>
    <style:style style:name="T108_65" style:family="text">
      <style:text-properties fo:font-size="12pt" style:font-size-asian="12pt" style:font-size-complex="12pt"/>
    </style:style>
    <style:style style:name="T108_66" style:family="text">
      <style:text-properties fo:font-size="12pt" style:font-size-asian="12pt" style:font-size-complex="12pt"/>
    </style:style>
    <style:style style:name="T108_67" style:family="text">
      <style:text-properties fo:font-size="12pt" style:font-size-asian="12pt" style:font-size-complex="12pt"/>
    </style:style>
    <style:style style:name="T108_68" style:family="text">
      <style:text-properties fo:font-size="12pt" style:font-size-asian="12pt" style:font-size-complex="12pt"/>
    </style:style>
    <style:style style:name="T108_69" style:family="text">
      <style:text-properties fo:font-size="12pt" style:font-size-asian="12pt" style:font-size-complex="12pt"/>
    </style:style>
    <style:style style:name="T108_70" style:family="text">
      <style:text-properties fo:font-size="12pt" style:font-size-asian="12pt" style:font-size-complex="12pt"/>
    </style:style>
    <style:style style:name="T108_71" style:family="text">
      <style:text-properties fo:font-size="12pt" style:font-size-asian="12pt" style:font-size-complex="12pt"/>
    </style:style>
    <style:style style:name="T108_72" style:family="text">
      <style:text-properties fo:font-size="12pt" style:font-size-asian="12pt" style:font-size-complex="12pt"/>
    </style:style>
    <style:style style:name="T108_73" style:family="text">
      <style:text-properties fo:font-size="12pt" style:font-size-asian="12pt" style:font-size-complex="12pt"/>
    </style:style>
    <style:style style:name="T108_74" style:family="text">
      <style:text-properties fo:font-size="12pt" style:font-size-asian="12pt" style:font-size-complex="12pt"/>
    </style:style>
    <style:style style:name="T108_75" style:family="text">
      <style:text-properties fo:font-size="12pt" style:font-size-asian="12pt" style:font-size-complex="12pt"/>
    </style:style>
    <style:style style:name="T108_76" style:family="text">
      <style:text-properties fo:font-size="12pt" style:font-size-asian="12pt" style:font-size-complex="12pt"/>
    </style:style>
    <style:style style:name="T108_77" style:family="text">
      <style:text-properties fo:font-size="12pt" style:font-size-asian="12pt" style:font-size-complex="12pt"/>
    </style:style>
    <style:style style:name="T108_78" style:family="text">
      <style:text-properties fo:font-size="12pt" style:font-size-asian="12pt" style:font-size-complex="12pt"/>
    </style:style>
    <style:style style:name="T108_79" style:family="text">
      <style:text-properties fo:font-size="12pt" style:font-size-asian="12pt" style:font-size-complex="12pt"/>
    </style:style>
    <style:style style:name="T108_80" style:family="text">
      <style:text-properties fo:font-size="12pt" style:font-size-asian="12pt" style:font-size-complex="12pt"/>
    </style:style>
    <style:style style:name="T108_81" style:family="text">
      <style:text-properties fo:font-size="12pt" style:font-size-asian="12pt" style:font-size-complex="12pt"/>
    </style:style>
    <style:style style:name="T108_82" style:family="text">
      <style:text-properties fo:font-size="12pt" style:font-size-asian="12pt" style:font-size-complex="12pt"/>
    </style:style>
    <style:style style:name="T108_83" style:family="text">
      <style:text-properties fo:font-size="12pt" style:font-size-asian="12pt" style:font-size-complex="12pt"/>
    </style:style>
    <style:style style:name="T108_84" style:family="text">
      <style:text-properties fo:font-size="12pt" style:font-size-asian="12pt" style:font-size-complex="12pt"/>
    </style:style>
    <style:style style:name="T108_85" style:family="text">
      <style:text-properties fo:font-size="12pt" style:font-size-asian="12pt" style:font-size-complex="12pt"/>
    </style:style>
    <style:style style:name="T108_86" style:family="text">
      <style:text-properties fo:font-size="12pt" style:font-size-asian="12pt" style:font-size-complex="12pt"/>
    </style:style>
    <style:style style:name="T108_87" style:family="text">
      <style:text-properties fo:font-size="12pt" style:font-size-asian="12pt" style:font-size-complex="12pt"/>
    </style:style>
    <style:style style:name="T108_88" style:family="text">
      <style:text-properties fo:font-size="12pt" style:font-size-asian="12pt" style:font-size-complex="12pt"/>
    </style:style>
    <style:style style:name="T108_89" style:family="text">
      <style:text-properties fo:font-size="12pt" style:font-size-asian="12pt" style:font-size-complex="12pt"/>
    </style:style>
    <style:style style:name="T108_90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fo:margin-bottom="0.353cm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T109_8" style:family="text">
      <style:text-properties fo:font-size="12pt" style:font-size-asian="12pt" style:font-size-complex="12pt"/>
    </style:style>
    <style:style style:name="T109_9" style:family="text">
      <style:text-properties fo:font-size="12pt" style:font-size-asian="12pt" style:font-size-complex="12pt"/>
    </style:style>
    <style:style style:name="T109_10" style:family="text">
      <style:text-properties fo:font-size="12pt" style:font-size-asian="12pt" style:font-size-complex="12pt"/>
    </style:style>
    <style:style style:name="T109_11" style:family="text">
      <style:text-properties fo:font-size="12pt" style:font-size-asian="12pt" style:font-size-complex="12pt"/>
    </style:style>
    <style:style style:name="T109_12" style:family="text">
      <style:text-properties fo:font-size="12pt" style:font-size-asian="12pt" style:font-size-complex="12pt"/>
    </style:style>
    <style:style style:name="T109_13" style:family="text">
      <style:text-properties fo:font-size="12pt" style:font-size-asian="12pt" style:font-size-complex="12pt"/>
    </style:style>
    <style:style style:name="T109_14" style:family="text">
      <style:text-properties fo:font-size="12pt" style:font-size-asian="12pt" style:font-size-complex="12pt"/>
    </style:style>
    <style:style style:name="T109_15" style:family="text">
      <style:text-properties fo:font-size="12pt" style:font-size-asian="12pt" style:font-size-complex="12pt"/>
    </style:style>
    <style:style style:name="T109_16" style:family="text">
      <style:text-properties fo:font-size="12pt" style:font-size-asian="12pt" style:font-size-complex="12pt"/>
    </style:style>
    <style:style style:name="T109_17" style:family="text">
      <style:text-properties fo:font-size="12pt" style:font-size-asian="12pt" style:font-size-complex="12pt"/>
    </style:style>
    <style:style style:name="T109_18" style:family="text">
      <style:text-properties fo:font-size="12pt" style:font-size-asian="12pt" style:font-size-complex="12pt"/>
    </style:style>
    <style:style style:name="T109_19" style:family="text">
      <style:text-properties fo:font-size="12pt" style:font-size-asian="12pt" style:font-size-complex="12pt"/>
    </style:style>
    <style:style style:name="T109_20" style:family="text">
      <style:text-properties fo:font-size="12pt" style:font-size-asian="12pt" style:font-size-complex="12pt"/>
    </style:style>
    <style:style style:name="T109_21" style:family="text">
      <style:text-properties fo:font-size="12pt" style:font-size-asian="12pt" style:font-size-complex="12pt"/>
    </style:style>
    <style:style style:name="T109_22" style:family="text">
      <style:text-properties fo:font-size="12pt" style:font-size-asian="12pt" style:font-size-complex="12pt"/>
    </style:style>
    <style:style style:name="T109_23" style:family="text">
      <style:text-properties fo:font-size="12pt" style:font-size-asian="12pt" style:font-size-complex="12pt"/>
    </style:style>
    <style:style style:name="T109_24" style:family="text">
      <style:text-properties fo:font-size="12pt" style:font-size-asian="12pt" style:font-size-complex="12pt"/>
    </style:style>
    <style:style style:name="T109_25" style:family="text">
      <style:text-properties fo:font-size="12pt" style:font-size-asian="12pt" style:font-size-complex="12pt"/>
    </style:style>
    <style:style style:name="T109_26" style:family="text">
      <style:text-properties fo:font-size="12pt" style:font-size-asian="12pt" style:font-size-complex="12pt"/>
    </style:style>
    <style:style style:name="T109_27" style:family="text">
      <style:text-properties fo:font-size="12pt" style:font-size-asian="12pt" style:font-size-complex="12pt"/>
    </style:style>
    <style:style style:name="T109_28" style:family="text">
      <style:text-properties fo:font-size="12pt" style:font-size-asian="12pt" style:font-size-complex="12pt"/>
    </style:style>
    <style:style style:name="T109_29" style:family="text">
      <style:text-properties fo:font-size="12pt" style:font-size-asian="12pt" style:font-size-complex="12pt"/>
    </style:style>
    <style:style style:name="T109_30" style:family="text">
      <style:text-properties fo:font-size="12pt" style:font-size-asian="12pt" style:font-size-complex="12pt"/>
    </style:style>
    <style:style style:name="T109_31" style:family="text">
      <style:text-properties fo:font-size="12pt" style:font-size-asian="12pt" style:font-size-complex="12pt"/>
    </style:style>
    <style:style style:name="T109_32" style:family="text">
      <style:text-properties fo:font-size="12pt" style:font-size-asian="12pt" style:font-size-complex="12pt"/>
    </style:style>
    <style:style style:name="T109_33" style:family="text">
      <style:text-properties fo:font-size="12pt" style:font-size-asian="12pt" style:font-size-complex="12pt"/>
    </style:style>
    <style:style style:name="T109_34" style:family="text">
      <style:text-properties fo:font-size="12pt" style:font-size-asian="12pt" style:font-size-complex="12pt"/>
    </style:style>
    <style:style style:name="T109_35" style:family="text">
      <style:text-properties fo:font-size="12pt" style:font-size-asian="12pt" style:font-size-complex="12pt"/>
    </style:style>
    <style:style style:name="T109_36" style:family="text">
      <style:text-properties fo:font-size="12pt" style:font-size-asian="12pt" style:font-size-complex="12pt"/>
    </style:style>
    <style:style style:name="T109_37" style:family="text">
      <style:text-properties fo:font-size="12pt" style:font-size-asian="12pt" style:font-size-complex="12pt"/>
    </style:style>
    <style:style style:name="T109_38" style:family="text">
      <style:text-properties fo:font-size="12pt" style:font-size-asian="12pt" style:font-size-complex="12pt"/>
    </style:style>
    <style:style style:name="T109_39" style:family="text">
      <style:text-properties fo:font-size="12pt" style:font-size-asian="12pt" style:font-size-complex="12pt"/>
    </style:style>
    <style:style style:name="T109_40" style:family="text">
      <style:text-properties fo:font-size="12pt" style:font-size-asian="12pt" style:font-size-complex="12pt"/>
    </style:style>
    <style:style style:name="T109_41" style:family="text">
      <style:text-properties fo:font-size="12pt" style:font-size-asian="12pt" style:font-size-complex="12pt"/>
    </style:style>
    <style:style style:name="T109_42" style:family="text">
      <style:text-properties fo:font-size="12pt" style:font-size-asian="12pt" style:font-size-complex="12pt"/>
    </style:style>
    <style:style style:name="T109_43" style:family="text">
      <style:text-properties fo:font-size="12pt" style:font-size-asian="12pt" style:font-size-complex="12pt"/>
    </style:style>
    <style:style style:name="T109_44" style:family="text">
      <style:text-properties fo:font-size="12pt" style:font-size-asian="12pt" style:font-size-complex="12pt"/>
    </style:style>
    <style:style style:name="T109_45" style:family="text">
      <style:text-properties fo:font-size="12pt" style:font-size-asian="12pt" style:font-size-complex="12pt"/>
    </style:style>
    <style:style style:name="T109_46" style:family="text">
      <style:text-properties fo:font-size="12pt" style:font-size-asian="12pt" style:font-size-complex="12pt"/>
    </style:style>
    <style:style style:name="T109_47" style:family="text">
      <style:text-properties fo:font-size="12pt" style:font-size-asian="12pt" style:font-size-complex="12pt"/>
    </style:style>
    <style:style style:name="T109_48" style:family="text">
      <style:text-properties fo:font-size="12pt" style:font-size-asian="12pt" style:font-size-complex="12pt"/>
    </style:style>
    <style:style style:name="T109_49" style:family="text">
      <style:text-properties fo:font-size="12pt" style:font-size-asian="12pt" style:font-size-complex="12pt"/>
    </style:style>
    <style:style style:name="T109_50" style:family="text">
      <style:text-properties fo:font-size="12pt" style:font-size-asian="12pt" style:font-size-complex="12pt"/>
    </style:style>
    <style:style style:name="T109_51" style:family="text">
      <style:text-properties fo:font-size="12pt" style:font-size-asian="12pt" style:font-size-complex="12pt"/>
    </style:style>
    <style:style style:name="T109_52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fo:margin-bottom="0.353cm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T110_8" style:family="text">
      <style:text-properties fo:font-size="12pt" style:font-size-asian="12pt" style:font-size-complex="12pt"/>
    </style:style>
    <style:style style:name="T110_9" style:family="text">
      <style:text-properties fo:font-size="12pt" style:font-size-asian="12pt" style:font-size-complex="12pt"/>
    </style:style>
    <style:style style:name="T110_10" style:family="text">
      <style:text-properties fo:font-size="12pt" style:font-size-asian="12pt" style:font-size-complex="12pt"/>
    </style:style>
    <style:style style:name="T110_11" style:family="text">
      <style:text-properties fo:font-size="12pt" style:font-size-asian="12pt" style:font-size-complex="12pt"/>
    </style:style>
    <style:style style:name="T110_12" style:family="text">
      <style:text-properties fo:font-size="12pt" style:font-size-asian="12pt" style:font-size-complex="12pt"/>
    </style:style>
    <style:style style:name="T110_13" style:family="text">
      <style:text-properties fo:font-size="12pt" style:font-size-asian="12pt" style:font-size-complex="12pt"/>
    </style:style>
    <style:style style:name="T110_14" style:family="text">
      <style:text-properties fo:font-size="12pt" style:font-size-asian="12pt" style:font-size-complex="12pt"/>
    </style:style>
    <style:style style:name="T110_15" style:family="text">
      <style:text-properties fo:font-size="12pt" style:font-size-asian="12pt" style:font-size-complex="12pt"/>
    </style:style>
    <style:style style:name="T110_16" style:family="text">
      <style:text-properties fo:font-size="12pt" style:font-size-asian="12pt" style:font-size-complex="12pt"/>
    </style:style>
    <style:style style:name="T110_17" style:family="text">
      <style:text-properties fo:font-size="12pt" style:font-size-asian="12pt" style:font-size-complex="12pt"/>
    </style:style>
    <style:style style:name="T110_18" style:family="text">
      <style:text-properties fo:font-size="12pt" style:font-size-asian="12pt" style:font-size-complex="12pt"/>
    </style:style>
    <style:style style:name="T110_19" style:family="text">
      <style:text-properties fo:font-size="12pt" style:font-size-asian="12pt" style:font-size-complex="12pt"/>
    </style:style>
    <style:style style:name="T110_20" style:family="text">
      <style:text-properties fo:font-size="12pt" style:font-size-asian="12pt" style:font-size-complex="12pt"/>
    </style:style>
    <style:style style:name="T110_21" style:family="text">
      <style:text-properties fo:font-size="12pt" style:font-size-asian="12pt" style:font-size-complex="12pt"/>
    </style:style>
    <style:style style:name="T110_22" style:family="text">
      <style:text-properties fo:font-size="12pt" style:font-size-asian="12pt" style:font-size-complex="12pt"/>
    </style:style>
    <style:style style:name="T110_23" style:family="text">
      <style:text-properties fo:font-size="12pt" style:font-size-asian="12pt" style:font-size-complex="12pt"/>
    </style:style>
    <style:style style:name="T110_24" style:family="text">
      <style:text-properties fo:font-size="12pt" style:font-size-asian="12pt" style:font-size-complex="12pt"/>
    </style:style>
    <style:style style:name="T110_25" style:family="text">
      <style:text-properties fo:font-size="12pt" style:font-size-asian="12pt" style:font-size-complex="12pt"/>
    </style:style>
    <style:style style:name="T110_26" style:family="text">
      <style:text-properties fo:font-size="12pt" style:font-size-asian="12pt" style:font-size-complex="12pt"/>
    </style:style>
    <style:style style:name="T110_27" style:family="text">
      <style:text-properties fo:font-size="12pt" style:font-size-asian="12pt" style:font-size-complex="12pt"/>
    </style:style>
    <style:style style:name="T110_28" style:family="text">
      <style:text-properties fo:font-size="12pt" style:font-size-asian="12pt" style:font-size-complex="12pt"/>
    </style:style>
    <style:style style:name="T110_29" style:family="text">
      <style:text-properties fo:font-size="12pt" style:font-size-asian="12pt" style:font-size-complex="12pt"/>
    </style:style>
    <style:style style:name="T110_30" style:family="text">
      <style:text-properties fo:font-size="12pt" style:font-size-asian="12pt" style:font-size-complex="12pt"/>
    </style:style>
    <style:style style:name="T110_31" style:family="text">
      <style:text-properties fo:font-size="12pt" style:font-size-asian="12pt" style:font-size-complex="12pt"/>
    </style:style>
    <style:style style:name="T110_32" style:family="text">
      <style:text-properties fo:font-size="12pt" style:font-size-asian="12pt" style:font-size-complex="12pt"/>
    </style:style>
    <style:style style:name="T110_33" style:family="text">
      <style:text-properties fo:font-size="12pt" style:font-size-asian="12pt" style:font-size-complex="12pt"/>
    </style:style>
    <style:style style:name="T110_34" style:family="text">
      <style:text-properties fo:font-size="12pt" style:font-size-asian="12pt" style:font-size-complex="12pt"/>
    </style:style>
    <style:style style:name="T110_35" style:family="text">
      <style:text-properties fo:font-size="12pt" style:font-size-asian="12pt" style:font-size-complex="12pt"/>
    </style:style>
    <style:style style:name="T110_36" style:family="text">
      <style:text-properties fo:font-size="12pt" style:font-size-asian="12pt" style:font-size-complex="12pt"/>
    </style:style>
    <style:style style:name="T110_37" style:family="text">
      <style:text-properties fo:font-size="12pt" style:font-size-asian="12pt" style:font-size-complex="12pt"/>
    </style:style>
    <style:style style:name="T110_38" style:family="text">
      <style:text-properties fo:font-size="12pt" style:font-size-asian="12pt" style:font-size-complex="12pt"/>
    </style:style>
    <style:style style:name="T110_39" style:family="text">
      <style:text-properties fo:font-size="12pt" style:font-size-asian="12pt" style:font-size-complex="12pt"/>
    </style:style>
    <style:style style:name="T110_40" style:family="text">
      <style:text-properties fo:font-size="12pt" style:font-size-asian="12pt" style:font-size-complex="12pt"/>
    </style:style>
    <style:style style:name="T110_41" style:family="text">
      <style:text-properties fo:font-size="12pt" style:font-size-asian="12pt" style:font-size-complex="12pt"/>
    </style:style>
    <style:style style:name="T110_42" style:family="text">
      <style:text-properties fo:font-size="12pt" style:font-size-asian="12pt" style:font-size-complex="12pt"/>
    </style:style>
    <style:style style:name="T110_43" style:family="text">
      <style:text-properties fo:font-size="12pt" style:font-size-asian="12pt" style:font-size-complex="12pt"/>
    </style:style>
    <style:style style:name="T110_44" style:family="text">
      <style:text-properties fo:font-size="12pt" style:font-size-asian="12pt" style:font-size-complex="12pt"/>
    </style:style>
    <style:style style:name="T110_45" style:family="text">
      <style:text-properties fo:font-size="12pt" style:font-size-asian="12pt" style:font-size-complex="12pt"/>
    </style:style>
    <style:style style:name="T110_46" style:family="text">
      <style:text-properties fo:font-size="12pt" style:font-size-asian="12pt" style:font-size-complex="12pt"/>
    </style:style>
    <style:style style:name="T110_47" style:family="text">
      <style:text-properties fo:font-size="12pt" style:font-size-asian="12pt" style:font-size-complex="12pt"/>
    </style:style>
    <style:style style:name="T110_48" style:family="text">
      <style:text-properties fo:font-size="12pt" style:font-size-asian="12pt" style:font-size-complex="12pt"/>
    </style:style>
    <style:style style:name="T110_49" style:family="text">
      <style:text-properties fo:font-size="12pt" style:font-size-asian="12pt" style:font-size-complex="12pt"/>
    </style:style>
    <style:style style:name="T110_50" style:family="text">
      <style:text-properties fo:font-size="12pt" style:font-size-asian="12pt" style:font-size-complex="12pt"/>
    </style:style>
    <style:style style:name="T110_51" style:family="text">
      <style:text-properties fo:font-size="12pt" style:font-size-asian="12pt" style:font-size-complex="12pt"/>
    </style:style>
    <style:style style:name="T110_52" style:family="text">
      <style:text-properties fo:font-size="12pt" style:font-size-asian="12pt" style:font-size-complex="12pt"/>
    </style:style>
    <style:style style:name="T110_53" style:family="text">
      <style:text-properties fo:font-size="12pt" style:font-size-asian="12pt" style:font-size-complex="12pt"/>
    </style:style>
    <style:style style:name="T110_54" style:family="text">
      <style:text-properties fo:font-size="12pt" style:font-size-asian="12pt" style:font-size-complex="12pt"/>
    </style:style>
    <style:style style:name="T110_55" style:family="text">
      <style:text-properties fo:font-size="12pt" style:font-size-asian="12pt" style:font-size-complex="12pt"/>
    </style:style>
    <style:style style:name="T110_56" style:family="text">
      <style:text-properties fo:font-size="12pt" style:font-size-asian="12pt" style:font-size-complex="12pt"/>
    </style:style>
    <style:style style:name="T110_57" style:family="text">
      <style:text-properties fo:font-size="12pt" style:font-size-asian="12pt" style:font-size-complex="12pt"/>
    </style:style>
    <style:style style:name="T110_58" style:family="text">
      <style:text-properties fo:font-size="12pt" style:font-size-asian="12pt" style:font-size-complex="12pt"/>
    </style:style>
    <style:style style:name="T110_59" style:family="text">
      <style:text-properties fo:font-size="12pt" style:font-size-asian="12pt" style:font-size-complex="12pt"/>
    </style:style>
    <style:style style:name="T110_60" style:family="text">
      <style:text-properties fo:font-size="12pt" style:font-size-asian="12pt" style:font-size-complex="12pt"/>
    </style:style>
    <style:style style:name="T110_61" style:family="text">
      <style:text-properties fo:font-size="12pt" style:font-size-asian="12pt" style:font-size-complex="12pt"/>
    </style:style>
    <style:style style:name="T110_62" style:family="text">
      <style:text-properties fo:font-size="12pt" style:font-size-asian="12pt" style:font-size-complex="12pt"/>
    </style:style>
    <style:style style:name="T110_63" style:family="text">
      <style:text-properties fo:font-size="12pt" style:font-size-asian="12pt" style:font-size-complex="12pt"/>
    </style:style>
    <style:style style:name="T110_64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P112" style:family="paragraph" style:parent-style-name="Heading_20_1">
      <style:paragraph-properties fo:break-before="auto" fo:line-height="115%" fo:margin-top="0.847cm" style:writing-mode="lr-tb"/>
    </style:style>
    <style:style style:name="T112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2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2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2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2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fo:margin-bottom="0.353cm" style:writing-mode="lr-tb"/>
    </style:style>
    <style:style style:name="T113_1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fo:margin-bottom="0.353cm" style:writing-mode="lr-tb"/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T114_5" style:family="text">
      <style:text-properties fo:font-size="12pt" style:font-size-asian="12pt" style:font-size-complex="12pt"/>
    </style:style>
    <style:style style:name="T114_6" style:family="text">
      <style:text-properties fo:font-size="12pt" style:font-size-asian="12pt" style:font-size-complex="12pt"/>
    </style:style>
    <style:style style:name="T114_7" style:family="text">
      <style:text-properties fo:font-size="12pt" style:font-size-asian="12pt" style:font-size-complex="12pt"/>
    </style:style>
    <style:style style:name="T114_8" style:family="text">
      <style:text-properties fo:font-size="12pt" style:font-size-asian="12pt" style:font-size-complex="12pt"/>
    </style:style>
    <style:style style:name="T114_9" style:family="text">
      <style:text-properties fo:font-size="12pt" style:font-size-asian="12pt" style:font-size-complex="12pt"/>
    </style:style>
    <style:style style:name="T114_10" style:family="text">
      <style:text-properties fo:font-size="12pt" style:font-size-asian="12pt" style:font-size-complex="12pt"/>
    </style:style>
    <style:style style:name="T114_11" style:family="text">
      <style:text-properties fo:font-size="12pt" style:font-size-asian="12pt" style:font-size-complex="12pt"/>
    </style:style>
    <style:style style:name="T114_12" style:family="text">
      <style:text-properties fo:font-size="12pt" style:font-size-asian="12pt" style:font-size-complex="12pt"/>
    </style:style>
    <style:style style:name="T114_13" style:family="text">
      <style:text-properties fo:font-size="12pt" style:font-size-asian="12pt" style:font-size-complex="12pt"/>
    </style:style>
    <style:style style:name="T114_14" style:family="text">
      <style:text-properties fo:font-size="12pt" style:font-size-asian="12pt" style:font-size-complex="12pt"/>
    </style:style>
    <style:style style:name="T114_15" style:family="text">
      <style:text-properties fo:font-size="12pt" style:font-size-asian="12pt" style:font-size-complex="12pt"/>
    </style:style>
    <style:style style:name="T114_16" style:family="text">
      <style:text-properties fo:font-size="12pt" style:font-size-asian="12pt" style:font-size-complex="12pt"/>
    </style:style>
    <style:style style:name="T114_17" style:family="text">
      <style:text-properties fo:font-size="12pt" style:font-size-asian="12pt" style:font-size-complex="12pt"/>
    </style:style>
    <style:style style:name="T114_18" style:family="text">
      <style:text-properties fo:font-size="12pt" style:font-size-asian="12pt" style:font-size-complex="12pt"/>
    </style:style>
    <style:style style:name="T114_19" style:family="text">
      <style:text-properties fo:font-size="12pt" style:font-size-asian="12pt" style:font-size-complex="12pt"/>
    </style:style>
    <style:style style:name="T114_20" style:family="text">
      <style:text-properties fo:font-size="12pt" style:font-size-asian="12pt" style:font-size-complex="12pt"/>
    </style:style>
    <style:style style:name="T114_21" style:family="text">
      <style:text-properties fo:font-size="12pt" style:font-size-asian="12pt" style:font-size-complex="12pt"/>
    </style:style>
    <style:style style:name="T114_22" style:family="text">
      <style:text-properties fo:font-size="12pt" style:font-size-asian="12pt" style:font-size-complex="12pt"/>
    </style:style>
    <style:style style:name="T114_23" style:family="text">
      <style:text-properties fo:font-size="12pt" style:font-size-asian="12pt" style:font-size-complex="12pt"/>
    </style:style>
    <style:style style:name="T114_24" style:family="text">
      <style:text-properties fo:font-size="12pt" style:font-size-asian="12pt" style:font-size-complex="12pt"/>
    </style:style>
    <style:style style:name="T114_25" style:family="text">
      <style:text-properties fo:font-size="12pt" style:font-size-asian="12pt" style:font-size-complex="12pt"/>
    </style:style>
    <style:style style:name="T114_26" style:family="text">
      <style:text-properties fo:font-size="12pt" style:font-size-asian="12pt" style:font-size-complex="12pt"/>
    </style:style>
    <style:style style:name="T114_27" style:family="text">
      <style:text-properties fo:font-size="12pt" style:font-size-asian="12pt" style:font-size-complex="12pt"/>
    </style:style>
    <style:style style:name="T114_28" style:family="text">
      <style:text-properties fo:font-size="12pt" style:font-size-asian="12pt" style:font-size-complex="12pt"/>
    </style:style>
    <style:style style:name="T114_29" style:family="text">
      <style:text-properties fo:font-size="12pt" style:font-size-asian="12pt" style:font-size-complex="12pt"/>
    </style:style>
    <style:style style:name="T114_30" style:family="text">
      <style:text-properties fo:font-size="12pt" style:font-size-asian="12pt" style:font-size-complex="12pt"/>
    </style:style>
    <style:style style:name="T114_31" style:family="text">
      <style:text-properties fo:font-size="12pt" style:font-size-asian="12pt" style:font-size-complex="12pt"/>
    </style:style>
    <style:style style:name="T114_32" style:family="text">
      <style:text-properties fo:font-size="12pt" style:font-size-asian="12pt" style:font-size-complex="12pt"/>
    </style:style>
    <style:style style:name="T114_33" style:family="text">
      <style:text-properties fo:font-size="12pt" style:font-size-asian="12pt" style:font-size-complex="12pt"/>
    </style:style>
    <style:style style:name="T114_34" style:family="text">
      <style:text-properties fo:font-size="12pt" style:font-size-asian="12pt" style:font-size-complex="12pt"/>
    </style:style>
    <style:style style:name="T114_35" style:family="text">
      <style:text-properties fo:font-size="12pt" style:font-size-asian="12pt" style:font-size-complex="12pt"/>
    </style:style>
    <style:style style:name="T114_36" style:family="text">
      <style:text-properties fo:font-size="12pt" style:font-size-asian="12pt" style:font-size-complex="12pt"/>
    </style:style>
    <style:style style:name="T114_37" style:family="text">
      <style:text-properties fo:font-size="12pt" style:font-size-asian="12pt" style:font-size-complex="12pt"/>
    </style:style>
    <style:style style:name="T114_38" style:family="text">
      <style:text-properties fo:font-size="12pt" style:font-size-asian="12pt" style:font-size-complex="12pt"/>
    </style:style>
    <style:style style:name="T114_39" style:family="text">
      <style:text-properties fo:font-size="12pt" style:font-size-asian="12pt" style:font-size-complex="12pt"/>
    </style:style>
    <style:style style:name="T114_40" style:family="text">
      <style:text-properties fo:font-size="12pt" style:font-size-asian="12pt" style:font-size-complex="12pt"/>
    </style:style>
    <style:style style:name="T114_41" style:family="text">
      <style:text-properties fo:font-size="12pt" style:font-size-asian="12pt" style:font-size-complex="12pt"/>
    </style:style>
    <style:style style:name="T114_42" style:family="text">
      <style:text-properties fo:font-size="12pt" style:font-size-asian="12pt" style:font-size-complex="12pt"/>
    </style:style>
    <style:style style:name="T114_43" style:family="text">
      <style:text-properties fo:font-size="12pt" style:font-size-asian="12pt" style:font-size-complex="12pt"/>
    </style:style>
    <style:style style:name="T114_44" style:family="text">
      <style:text-properties fo:font-size="12pt" style:font-size-asian="12pt" style:font-size-complex="12pt"/>
    </style:style>
    <style:style style:name="T114_45" style:family="text">
      <style:text-properties fo:font-size="12pt" style:font-size-asian="12pt" style:font-size-complex="12pt"/>
    </style:style>
    <style:style style:name="T114_46" style:family="text">
      <style:text-properties fo:font-size="12pt" style:font-size-asian="12pt" style:font-size-complex="12pt"/>
    </style:style>
    <style:style style:name="T114_47" style:family="text">
      <style:text-properties fo:font-size="12pt" style:font-size-asian="12pt" style:font-size-complex="12pt"/>
    </style:style>
    <style:style style:name="T114_48" style:family="text">
      <style:text-properties fo:font-size="12pt" style:font-size-asian="12pt" style:font-size-complex="12pt"/>
    </style:style>
    <style:style style:name="T114_49" style:family="text">
      <style:text-properties fo:font-size="12pt" style:font-size-asian="12pt" style:font-size-complex="12pt"/>
    </style:style>
    <style:style style:name="T114_50" style:family="text">
      <style:text-properties fo:font-size="12pt" style:font-size-asian="12pt" style:font-size-complex="12pt"/>
    </style:style>
    <style:style style:name="T114_51" style:family="text">
      <style:text-properties fo:font-size="12pt" style:font-size-asian="12pt" style:font-size-complex="12pt"/>
    </style:style>
    <style:style style:name="T114_52" style:family="text">
      <style:text-properties fo:font-size="12pt" style:font-size-asian="12pt" style:font-size-complex="12pt"/>
    </style:style>
    <style:style style:name="T114_53" style:family="text">
      <style:text-properties fo:font-size="12pt" style:font-size-asian="12pt" style:font-size-complex="12pt"/>
    </style:style>
    <style:style style:name="T114_54" style:family="text">
      <style:text-properties fo:font-size="12pt" style:font-size-asian="12pt" style:font-size-complex="12pt"/>
    </style:style>
    <style:style style:name="T114_55" style:family="text">
      <style:text-properties fo:font-size="12pt" style:font-size-asian="12pt" style:font-size-complex="12pt"/>
    </style:style>
    <style:style style:name="T114_56" style:family="text">
      <style:text-properties fo:font-size="12pt" style:font-size-asian="12pt" style:font-size-complex="12pt"/>
    </style:style>
    <style:style style:name="T114_57" style:family="text">
      <style:text-properties fo:font-size="12pt" style:font-size-asian="12pt" style:font-size-complex="12pt"/>
    </style:style>
    <style:style style:name="T114_58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15%" fo:margin-bottom="0.353cm" style:writing-mode="lr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T115_5" style:family="text">
      <style:text-properties fo:font-size="12pt" style:font-size-asian="12pt" style:font-size-complex="12pt"/>
    </style:style>
    <style:style style:name="T115_6" style:family="text">
      <style:text-properties fo:font-size="12pt" style:font-size-asian="12pt" style:font-size-complex="12pt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/>
    </style:style>
    <style:style style:name="T115_9" style:family="text">
      <style:text-properties fo:font-size="12pt" style:font-size-asian="12pt" style:font-size-complex="12pt"/>
    </style:style>
    <style:style style:name="T115_10" style:family="text">
      <style:text-properties fo:font-size="12pt" style:font-size-asian="12pt" style:font-size-complex="12pt"/>
    </style:style>
    <style:style style:name="T115_11" style:family="text">
      <style:text-properties fo:font-size="12pt" style:font-size-asian="12pt" style:font-size-complex="12pt"/>
    </style:style>
    <style:style style:name="T115_12" style:family="text">
      <style:text-properties fo:font-size="12pt" style:font-size-asian="12pt" style:font-size-complex="12pt"/>
    </style:style>
    <style:style style:name="T115_13" style:family="text">
      <style:text-properties fo:font-size="12pt" style:font-size-asian="12pt" style:font-size-complex="12pt"/>
    </style:style>
    <style:style style:name="T115_14" style:family="text">
      <style:text-properties fo:font-size="12pt" style:font-size-asian="12pt" style:font-size-complex="12pt"/>
    </style:style>
    <style:style style:name="T115_15" style:family="text">
      <style:text-properties fo:font-size="12pt" style:font-size-asian="12pt" style:font-size-complex="12pt"/>
    </style:style>
    <style:style style:name="T115_16" style:family="text">
      <style:text-properties fo:font-size="12pt" style:font-size-asian="12pt" style:font-size-complex="12pt"/>
    </style:style>
    <style:style style:name="T115_17" style:family="text">
      <style:text-properties fo:font-size="12pt" style:font-size-asian="12pt" style:font-size-complex="12pt"/>
    </style:style>
    <style:style style:name="T115_18" style:family="text">
      <style:text-properties fo:font-size="12pt" style:font-size-asian="12pt" style:font-size-complex="12pt"/>
    </style:style>
    <style:style style:name="T115_19" style:family="text">
      <style:text-properties fo:font-size="12pt" style:font-size-asian="12pt" style:font-size-complex="12pt"/>
    </style:style>
    <style:style style:name="T115_20" style:family="text">
      <style:text-properties fo:font-size="12pt" style:font-size-asian="12pt" style:font-size-complex="12pt"/>
    </style:style>
    <style:style style:name="T115_21" style:family="text">
      <style:text-properties fo:font-size="12pt" style:font-size-asian="12pt" style:font-size-complex="12pt"/>
    </style:style>
    <style:style style:name="T115_22" style:family="text">
      <style:text-properties fo:font-size="12pt" style:font-size-asian="12pt" style:font-size-complex="12pt"/>
    </style:style>
    <style:style style:name="T115_23" style:family="text">
      <style:text-properties fo:font-size="12pt" style:font-size-asian="12pt" style:font-size-complex="12pt"/>
    </style:style>
    <style:style style:name="T115_24" style:family="text">
      <style:text-properties fo:font-size="12pt" style:font-size-asian="12pt" style:font-size-complex="12pt"/>
    </style:style>
    <style:style style:name="T115_25" style:family="text">
      <style:text-properties fo:font-size="12pt" style:font-size-asian="12pt" style:font-size-complex="12pt"/>
    </style:style>
    <style:style style:name="T115_26" style:family="text">
      <style:text-properties fo:font-size="12pt" style:font-size-asian="12pt" style:font-size-complex="12pt"/>
    </style:style>
    <style:style style:name="T115_27" style:family="text">
      <style:text-properties fo:font-size="12pt" style:font-size-asian="12pt" style:font-size-complex="12pt"/>
    </style:style>
    <style:style style:name="T115_28" style:family="text">
      <style:text-properties fo:font-size="12pt" style:font-size-asian="12pt" style:font-size-complex="12pt"/>
    </style:style>
    <style:style style:name="T115_29" style:family="text">
      <style:text-properties fo:font-size="12pt" style:font-size-asian="12pt" style:font-size-complex="12pt"/>
    </style:style>
    <style:style style:name="T115_30" style:family="text">
      <style:text-properties fo:font-size="12pt" style:font-size-asian="12pt" style:font-size-complex="12pt"/>
    </style:style>
    <style:style style:name="T115_31" style:family="text">
      <style:text-properties fo:font-size="12pt" style:font-size-asian="12pt" style:font-size-complex="12pt"/>
    </style:style>
    <style:style style:name="T115_32" style:family="text">
      <style:text-properties fo:font-size="12pt" style:font-size-asian="12pt" style:font-size-complex="12pt"/>
    </style:style>
    <style:style style:name="T115_33" style:family="text">
      <style:text-properties fo:font-size="12pt" style:font-size-asian="12pt" style:font-size-complex="12pt"/>
    </style:style>
    <style:style style:name="T115_34" style:family="text">
      <style:text-properties fo:font-size="12pt" style:font-size-asian="12pt" style:font-size-complex="12pt"/>
    </style:style>
    <style:style style:name="T115_35" style:family="text">
      <style:text-properties fo:font-size="12pt" style:font-size-asian="12pt" style:font-size-complex="12pt"/>
    </style:style>
    <style:style style:name="T115_36" style:family="text">
      <style:text-properties fo:font-size="12pt" style:font-size-asian="12pt" style:font-size-complex="12pt"/>
    </style:style>
    <style:style style:name="T115_37" style:family="text">
      <style:text-properties fo:font-size="12pt" style:font-size-asian="12pt" style:font-size-complex="12pt"/>
    </style:style>
    <style:style style:name="T115_38" style:family="text">
      <style:text-properties fo:font-size="12pt" style:font-size-asian="12pt" style:font-size-complex="12pt"/>
    </style:style>
    <style:style style:name="T115_39" style:family="text">
      <style:text-properties fo:font-size="12pt" style:font-size-asian="12pt" style:font-size-complex="12pt"/>
    </style:style>
    <style:style style:name="T115_40" style:family="text">
      <style:text-properties fo:font-size="12pt" style:font-size-asian="12pt" style:font-size-complex="12pt"/>
    </style:style>
    <style:style style:name="T115_41" style:family="text">
      <style:text-properties fo:font-size="12pt" style:font-size-asian="12pt" style:font-size-complex="12pt"/>
    </style:style>
    <style:style style:name="T115_42" style:family="text">
      <style:text-properties fo:font-size="12pt" style:font-size-asian="12pt" style:font-size-complex="12pt"/>
    </style:style>
    <style:style style:name="T115_43" style:family="text">
      <style:text-properties fo:font-size="12pt" style:font-size-asian="12pt" style:font-size-complex="12pt"/>
    </style:style>
    <style:style style:name="T115_44" style:family="text">
      <style:text-properties fo:font-size="12pt" style:font-size-asian="12pt" style:font-size-complex="12pt"/>
    </style:style>
    <style:style style:name="T115_45" style:family="text">
      <style:text-properties fo:font-size="12pt" style:font-size-asian="12pt" style:font-size-complex="12pt"/>
    </style:style>
    <style:style style:name="T115_46" style:family="text">
      <style:text-properties fo:font-size="12pt" style:font-size-asian="12pt" style:font-size-complex="12pt"/>
    </style:style>
    <style:style style:name="T115_47" style:family="text">
      <style:text-properties fo:font-size="12pt" style:font-size-asian="12pt" style:font-size-complex="12pt"/>
    </style:style>
    <style:style style:name="T115_48" style:family="text">
      <style:text-properties fo:font-size="12pt" style:font-size-asian="12pt" style:font-size-complex="12pt"/>
    </style:style>
    <style:style style:name="T115_49" style:family="text">
      <style:text-properties fo:font-size="12pt" style:font-size-asian="12pt" style:font-size-complex="12pt"/>
    </style:style>
    <style:style style:name="T115_50" style:family="text">
      <style:text-properties fo:font-size="12pt" style:font-size-asian="12pt" style:font-size-complex="12pt"/>
    </style:style>
    <style:style style:name="T115_51" style:family="text">
      <style:text-properties fo:font-size="12pt" style:font-size-asian="12pt" style:font-size-complex="12pt"/>
    </style:style>
    <style:style style:name="T115_52" style:family="text">
      <style:text-properties fo:font-size="12pt" style:font-size-asian="12pt" style:font-size-complex="12pt"/>
    </style:style>
    <style:style style:name="T115_53" style:family="text">
      <style:text-properties fo:font-size="12pt" style:font-size-asian="12pt" style:font-size-complex="12pt"/>
    </style:style>
    <style:style style:name="T115_54" style:family="text">
      <style:text-properties fo:font-size="12pt" style:font-size-asian="12pt" style:font-size-complex="12pt"/>
    </style:style>
    <style:style style:name="T115_55" style:family="text">
      <style:text-properties fo:font-size="12pt" style:font-size-asian="12pt" style:font-size-complex="12pt"/>
    </style:style>
    <style:style style:name="T115_56" style:family="text">
      <style:text-properties fo:font-size="12pt" style:font-size-asian="12pt" style:font-size-complex="12pt"/>
    </style:style>
    <style:style style:name="T115_57" style:family="text">
      <style:text-properties fo:font-size="12pt" style:font-size-asian="12pt" style:font-size-complex="12pt"/>
    </style:style>
    <style:style style:name="T115_58" style:family="text">
      <style:text-properties fo:font-size="12pt" style:font-size-asian="12pt" style:font-size-complex="12pt"/>
    </style:style>
    <style:style style:name="T115_59" style:family="text">
      <style:text-properties fo:font-size="12pt" style:font-size-asian="12pt" style:font-size-complex="12pt"/>
    </style:style>
    <style:style style:name="T115_60" style:family="text">
      <style:text-properties fo:font-size="12pt" style:font-size-asian="12pt" style:font-size-complex="12pt"/>
    </style:style>
    <style:style style:name="T115_61" style:family="text">
      <style:text-properties fo:font-size="12pt" style:font-size-asian="12pt" style:font-size-complex="12pt"/>
    </style:style>
    <style:style style:name="T115_62" style:family="text"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fo:margin-bottom="0.353cm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T116_14" style:family="text">
      <style:text-properties fo:font-size="12pt" style:font-size-asian="12pt" style:font-size-complex="12pt"/>
    </style:style>
    <style:style style:name="T116_15" style:family="text">
      <style:text-properties fo:font-size="12pt" style:font-size-asian="12pt" style:font-size-complex="12pt"/>
    </style:style>
    <style:style style:name="T116_16" style:family="text">
      <style:text-properties fo:font-size="12pt" style:font-size-asian="12pt" style:font-size-complex="12pt"/>
    </style:style>
    <style:style style:name="T116_17" style:family="text">
      <style:text-properties fo:font-size="12pt" style:font-size-asian="12pt" style:font-size-complex="12pt"/>
    </style:style>
    <style:style style:name="T116_18" style:family="text">
      <style:text-properties fo:font-size="12pt" style:font-size-asian="12pt" style:font-size-complex="12pt"/>
    </style:style>
    <style:style style:name="T116_19" style:family="text">
      <style:text-properties fo:font-size="12pt" style:font-size-asian="12pt" style:font-size-complex="12pt"/>
    </style:style>
    <style:style style:name="T116_20" style:family="text">
      <style:text-properties fo:font-size="12pt" style:font-size-asian="12pt" style:font-size-complex="12pt"/>
    </style:style>
    <style:style style:name="T116_21" style:family="text">
      <style:text-properties fo:font-size="12pt" style:font-size-asian="12pt" style:font-size-complex="12pt"/>
    </style:style>
    <style:style style:name="T116_22" style:family="text">
      <style:text-properties fo:font-size="12pt" style:font-size-asian="12pt" style:font-size-complex="12pt"/>
    </style:style>
    <style:style style:name="T116_23" style:family="text">
      <style:text-properties fo:font-size="12pt" style:font-size-asian="12pt" style:font-size-complex="12pt"/>
    </style:style>
    <style:style style:name="T116_24" style:family="text">
      <style:text-properties fo:font-size="12pt" style:font-size-asian="12pt" style:font-size-complex="12pt"/>
    </style:style>
    <style:style style:name="T116_25" style:family="text">
      <style:text-properties fo:font-size="12pt" style:font-size-asian="12pt" style:font-size-complex="12pt"/>
    </style:style>
    <style:style style:name="T116_26" style:family="text">
      <style:text-properties fo:font-size="12pt" style:font-size-asian="12pt" style:font-size-complex="12pt"/>
    </style:style>
    <style:style style:name="T116_27" style:family="text">
      <style:text-properties fo:font-size="12pt" style:font-size-asian="12pt" style:font-size-complex="12pt"/>
    </style:style>
    <style:style style:name="T116_28" style:family="text">
      <style:text-properties fo:font-size="12pt" style:font-size-asian="12pt" style:font-size-complex="12pt"/>
    </style:style>
    <style:style style:name="T116_29" style:family="text">
      <style:text-properties fo:font-size="12pt" style:font-size-asian="12pt" style:font-size-complex="12pt"/>
    </style:style>
    <style:style style:name="T116_30" style:family="text">
      <style:text-properties fo:font-size="12pt" style:font-size-asian="12pt" style:font-size-complex="12pt"/>
    </style:style>
    <style:style style:name="T116_31" style:family="text">
      <style:text-properties fo:font-size="12pt" style:font-size-asian="12pt" style:font-size-complex="12pt"/>
    </style:style>
    <style:style style:name="T116_32" style:family="text">
      <style:text-properties fo:font-size="12pt" style:font-size-asian="12pt" style:font-size-complex="12pt"/>
    </style:style>
    <style:style style:name="T116_33" style:family="text">
      <style:text-properties fo:font-size="12pt" style:font-size-asian="12pt" style:font-size-complex="12pt"/>
    </style:style>
    <style:style style:name="T116_34" style:family="text">
      <style:text-properties fo:font-size="12pt" style:font-size-asian="12pt" style:font-size-complex="12pt"/>
    </style:style>
    <style:style style:name="T116_35" style:family="text">
      <style:text-properties fo:font-size="12pt" style:font-size-asian="12pt" style:font-size-complex="12pt"/>
    </style:style>
    <style:style style:name="T116_36" style:family="text">
      <style:text-properties fo:font-size="12pt" style:font-size-asian="12pt" style:font-size-complex="12pt"/>
    </style:style>
    <style:style style:name="T116_37" style:family="text">
      <style:text-properties fo:font-size="12pt" style:font-size-asian="12pt" style:font-size-complex="12pt"/>
    </style:style>
    <style:style style:name="T116_38" style:family="text">
      <style:text-properties fo:font-size="12pt" style:font-size-asian="12pt" style:font-size-complex="12pt"/>
    </style:style>
    <style:style style:name="T116_39" style:family="text">
      <style:text-properties fo:font-size="12pt" style:font-size-asian="12pt" style:font-size-complex="12pt"/>
    </style:style>
    <style:style style:name="T116_40" style:family="text">
      <style:text-properties fo:font-size="12pt" style:font-size-asian="12pt" style:font-size-complex="12pt"/>
    </style:style>
    <style:style style:name="T116_41" style:family="text">
      <style:text-properties fo:font-size="12pt" style:font-size-asian="12pt" style:font-size-complex="12pt"/>
    </style:style>
    <style:style style:name="T116_42" style:family="text">
      <style:text-properties fo:font-size="12pt" style:font-size-asian="12pt" style:font-size-complex="12pt"/>
    </style:style>
    <style:style style:name="T116_43" style:family="text">
      <style:text-properties fo:font-size="12pt" style:font-size-asian="12pt" style:font-size-complex="12pt"/>
    </style:style>
    <style:style style:name="T116_44" style:family="text">
      <style:text-properties fo:font-size="12pt" style:font-size-asian="12pt" style:font-size-complex="12pt"/>
    </style:style>
    <style:style style:name="T116_45" style:family="text">
      <style:text-properties fo:font-size="12pt" style:font-size-asian="12pt" style:font-size-complex="12pt"/>
    </style:style>
    <style:style style:name="T116_46" style:family="text">
      <style:text-properties fo:font-size="12pt" style:font-size-asian="12pt" style:font-size-complex="12pt"/>
    </style:style>
    <style:style style:name="T116_47" style:family="text">
      <style:text-properties fo:font-size="12pt" style:font-size-asian="12pt" style:font-size-complex="12pt"/>
    </style:style>
    <style:style style:name="T116_48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2pt" style:font-size-asian="12pt" style:font-size-complex="12pt"/>
    </style:style>
    <style:style style:name="P118" style:family="paragraph" style:parent-style-name="Heading_20_1">
      <style:paragraph-properties fo:break-before="auto" fo:line-height="115%" fo:margin-top="0.847cm" style:writing-mode="lr-tb"/>
    </style:style>
    <style:style style:name="T118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8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8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8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8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19" style:family="paragraph" style:parent-style-name="Heading_20_1">
      <style:paragraph-properties fo:break-before="auto" fo:line-height="115%" fo:margin-top="0.847cm" style:writing-mode="lr-tb"/>
    </style:style>
    <style:style style:name="T119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fo:margin-bottom="0.353cm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T120_8" style:family="text">
      <style:text-properties fo:font-size="12pt" style:font-size-asian="12pt" style:font-size-complex="12pt"/>
    </style:style>
    <style:style style:name="T120_9" style:family="text">
      <style:text-properties fo:font-size="12pt" style:font-size-asian="12pt" style:font-size-complex="12pt"/>
    </style:style>
    <style:style style:name="T120_10" style:family="text">
      <style:text-properties fo:font-size="12pt" style:font-size-asian="12pt" style:font-size-complex="12pt"/>
    </style:style>
    <style:style style:name="T120_11" style:family="text">
      <style:text-properties fo:font-size="12pt" style:font-size-asian="12pt" style:font-size-complex="12pt"/>
    </style:style>
    <style:style style:name="T120_12" style:family="text">
      <style:text-properties fo:font-size="12pt" style:font-size-asian="12pt" style:font-size-complex="12pt"/>
    </style:style>
    <style:style style:name="T120_13" style:family="text">
      <style:text-properties fo:font-size="12pt" style:font-size-asian="12pt" style:font-size-complex="12pt"/>
    </style:style>
    <style:style style:name="T120_14" style:family="text">
      <style:text-properties fo:font-size="12pt" style:font-size-asian="12pt" style:font-size-complex="12pt"/>
    </style:style>
    <style:style style:name="T120_15" style:family="text">
      <style:text-properties fo:font-size="12pt" style:font-size-asian="12pt" style:font-size-complex="12pt"/>
    </style:style>
    <style:style style:name="T120_16" style:family="text">
      <style:text-properties fo:font-size="12pt" style:font-size-asian="12pt" style:font-size-complex="12pt"/>
    </style:style>
    <style:style style:name="T120_17" style:family="text">
      <style:text-properties fo:font-size="12pt" style:font-size-asian="12pt" style:font-size-complex="12pt"/>
    </style:style>
    <style:style style:name="T120_18" style:family="text">
      <style:text-properties fo:font-size="12pt" style:font-size-asian="12pt" style:font-size-complex="12pt"/>
    </style:style>
    <style:style style:name="T120_19" style:family="text">
      <style:text-properties fo:font-size="12pt" style:font-size-asian="12pt" style:font-size-complex="12pt"/>
    </style:style>
    <style:style style:name="T120_20" style:family="text">
      <style:text-properties fo:font-size="12pt" style:font-size-asian="12pt" style:font-size-complex="12pt"/>
    </style:style>
    <style:style style:name="T120_21" style:family="text">
      <style:text-properties fo:font-size="12pt" style:font-size-asian="12pt" style:font-size-complex="12pt"/>
    </style:style>
    <style:style style:name="T120_22" style:family="text">
      <style:text-properties fo:font-size="12pt" style:font-size-asian="12pt" style:font-size-complex="12pt"/>
    </style:style>
    <style:style style:name="T120_23" style:family="text">
      <style:text-properties fo:font-size="12pt" style:font-size-asian="12pt" style:font-size-complex="12pt"/>
    </style:style>
    <style:style style:name="T120_24" style:family="text">
      <style:text-properties fo:font-size="12pt" style:font-size-asian="12pt" style:font-size-complex="12pt"/>
    </style:style>
    <style:style style:name="T120_25" style:family="text">
      <style:text-properties fo:font-size="12pt" style:font-size-asian="12pt" style:font-size-complex="12pt"/>
    </style:style>
    <style:style style:name="T120_26" style:family="text">
      <style:text-properties fo:font-size="12pt" style:font-size-asian="12pt" style:font-size-complex="12pt"/>
    </style:style>
    <style:style style:name="T120_27" style:family="text">
      <style:text-properties fo:font-size="12pt" style:font-size-asian="12pt" style:font-size-complex="12pt"/>
    </style:style>
    <style:style style:name="T120_28" style:family="text">
      <style:text-properties fo:font-size="12pt" style:font-size-asian="12pt" style:font-size-complex="12pt"/>
    </style:style>
    <style:style style:name="T120_29" style:family="text">
      <style:text-properties fo:font-size="12pt" style:font-size-asian="12pt" style:font-size-complex="12pt"/>
    </style:style>
    <style:style style:name="T120_30" style:family="text">
      <style:text-properties fo:font-size="12pt" style:font-size-asian="12pt" style:font-size-complex="12pt"/>
    </style:style>
    <style:style style:name="T120_31" style:family="text">
      <style:text-properties fo:font-size="12pt" style:font-size-asian="12pt" style:font-size-complex="12pt"/>
    </style:style>
    <style:style style:name="T120_32" style:family="text">
      <style:text-properties fo:font-size="12pt" style:font-size-asian="12pt" style:font-size-complex="12pt"/>
    </style:style>
    <style:style style:name="T120_33" style:family="text">
      <style:text-properties fo:font-size="12pt" style:font-size-asian="12pt" style:font-size-complex="12pt"/>
    </style:style>
    <style:style style:name="T120_34" style:family="text">
      <style:text-properties fo:font-size="12pt" style:font-size-asian="12pt" style:font-size-complex="12pt"/>
    </style:style>
    <style:style style:name="T120_35" style:family="text">
      <style:text-properties fo:font-size="12pt" style:font-size-asian="12pt" style:font-size-complex="12pt"/>
    </style:style>
    <style:style style:name="T120_36" style:family="text">
      <style:text-properties fo:font-size="12pt" style:font-size-asian="12pt" style:font-size-complex="12pt"/>
    </style:style>
    <style:style style:name="T120_37" style:family="text">
      <style:text-properties fo:font-size="12pt" style:font-size-asian="12pt" style:font-size-complex="12pt"/>
    </style:style>
    <style:style style:name="T120_38" style:family="text">
      <style:text-properties fo:font-size="12pt" style:font-size-asian="12pt" style:font-size-complex="12pt"/>
    </style:style>
    <style:style style:name="T120_39" style:family="text">
      <style:text-properties fo:font-size="12pt" style:font-size-asian="12pt" style:font-size-complex="12pt"/>
    </style:style>
    <style:style style:name="T120_40" style:family="text">
      <style:text-properties fo:font-size="12pt" style:font-size-asian="12pt" style:font-size-complex="12pt"/>
    </style:style>
    <style:style style:name="T120_41" style:family="text">
      <style:text-properties fo:font-size="12pt" style:font-size-asian="12pt" style:font-size-complex="12pt"/>
    </style:style>
    <style:style style:name="T120_42" style:family="text">
      <style:text-properties fo:font-size="12pt" style:font-size-asian="12pt" style:font-size-complex="12pt"/>
    </style:style>
    <style:style style:name="T120_43" style:family="text">
      <style:text-properties fo:font-size="12pt" style:font-size-asian="12pt" style:font-size-complex="12pt"/>
    </style:style>
    <style:style style:name="T120_44" style:family="text">
      <style:text-properties fo:font-size="12pt" style:font-size-asian="12pt" style:font-size-complex="12pt"/>
    </style:style>
    <style:style style:name="T120_45" style:family="text">
      <style:text-properties fo:font-size="12pt" style:font-size-asian="12pt" style:font-size-complex="12pt"/>
    </style:style>
    <style:style style:name="T120_46" style:family="text">
      <style:text-properties fo:font-size="12pt" style:font-size-asian="12pt" style:font-size-complex="12pt"/>
    </style:style>
    <style:style style:name="T120_47" style:family="text">
      <style:text-properties fo:font-size="12pt" style:font-size-asian="12pt" style:font-size-complex="12pt"/>
    </style:style>
    <style:style style:name="T120_48" style:family="text">
      <style:text-properties fo:font-size="12pt" style:font-size-asian="12pt" style:font-size-complex="12pt"/>
    </style:style>
    <style:style style:name="T120_49" style:family="text">
      <style:text-properties fo:font-size="12pt" style:font-size-asian="12pt" style:font-size-complex="12pt"/>
    </style:style>
    <style:style style:name="T120_50" style:family="text">
      <style:text-properties fo:font-size="12pt" style:font-size-asian="12pt" style:font-size-complex="12pt"/>
    </style:style>
    <style:style style:name="T120_51" style:family="text">
      <style:text-properties fo:font-size="12pt" style:font-size-asian="12pt" style:font-size-complex="12pt"/>
    </style:style>
    <style:style style:name="T120_52" style:family="text">
      <style:text-properties fo:font-size="12pt" style:font-size-asian="12pt" style:font-size-complex="12pt"/>
    </style:style>
    <style:style style:name="T120_53" style:family="text">
      <style:text-properties fo:font-size="12pt" style:font-size-asian="12pt" style:font-size-complex="12pt"/>
    </style:style>
    <style:style style:name="T120_54" style:family="text">
      <style:text-properties fo:font-size="12pt" style:font-size-asian="12pt" style:font-size-complex="12pt"/>
    </style:style>
    <style:style style:name="T120_55" style:family="text">
      <style:text-properties fo:font-size="12pt" style:font-size-asian="12pt" style:font-size-complex="12pt"/>
    </style:style>
    <style:style style:name="T120_56" style:family="text">
      <style:text-properties fo:font-size="12pt" style:font-size-asian="12pt" style:font-size-complex="12pt"/>
    </style:style>
    <style:style style:name="T120_57" style:family="text">
      <style:text-properties fo:font-size="12pt" style:font-size-asian="12pt" style:font-size-complex="12pt"/>
    </style:style>
    <style:style style:name="T120_58" style:family="text">
      <style:text-properties fo:font-size="12pt" style:font-size-asian="12pt" style:font-size-complex="12pt"/>
    </style:style>
    <style:style style:name="T120_59" style:family="text">
      <style:text-properties fo:font-size="12pt" style:font-size-asian="12pt" style:font-size-complex="12pt"/>
    </style:style>
    <style:style style:name="T120_60" style:family="text">
      <style:text-properties fo:font-size="12pt" style:font-size-asian="12pt" style:font-size-complex="12pt"/>
    </style:style>
    <style:style style:name="T120_61" style:family="text">
      <style:text-properties fo:font-size="12pt" style:font-size-asian="12pt" style:font-size-complex="12pt"/>
    </style:style>
    <style:style style:name="T120_62" style:family="text">
      <style:text-properties fo:font-size="12pt" style:font-size-asian="12pt" style:font-size-complex="12pt"/>
    </style:style>
    <style:style style:name="T120_63" style:family="text">
      <style:text-properties fo:font-size="12pt" style:font-size-asian="12pt" style:font-size-complex="12pt"/>
    </style:style>
    <style:style style:name="T120_64" style:family="text">
      <style:text-properties fo:font-size="12pt" style:font-size-asian="12pt" style:font-size-complex="12pt"/>
    </style:style>
    <style:style style:name="T120_65" style:family="text">
      <style:text-properties fo:font-size="12pt" style:font-size-asian="12pt" style:font-size-complex="12pt"/>
    </style:style>
    <style:style style:name="T120_66" style:family="text">
      <style:text-properties fo:font-size="12pt" style:font-size-asian="12pt" style:font-size-complex="12pt"/>
    </style:style>
    <style:style style:name="T120_67" style:family="text">
      <style:text-properties fo:font-size="12pt" style:font-size-asian="12pt" style:font-size-complex="12pt"/>
    </style:style>
    <style:style style:name="T120_68" style:family="text">
      <style:text-properties fo:font-size="12pt" style:font-size-asian="12pt" style:font-size-complex="12pt"/>
    </style:style>
    <style:style style:name="T120_69" style:family="text">
      <style:text-properties fo:font-size="12pt" style:font-size-asian="12pt" style:font-size-complex="12pt"/>
    </style:style>
    <style:style style:name="T120_70" style:family="text">
      <style:text-properties fo:font-size="12pt" style:font-size-asian="12pt" style:font-size-complex="12pt"/>
    </style:style>
    <style:style style:name="T120_71" style:family="text">
      <style:text-properties fo:font-size="12pt" style:font-size-asian="12pt" style:font-size-complex="12pt"/>
    </style:style>
    <style:style style:name="T120_72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fo:margin-bottom="0.353cm" style:writing-mode="lr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T121_10" style:family="text">
      <style:text-properties fo:font-size="12pt" style:font-size-asian="12pt" style:font-size-complex="12pt"/>
    </style:style>
    <style:style style:name="T121_11" style:family="text">
      <style:text-properties fo:font-size="12pt" style:font-size-asian="12pt" style:font-size-complex="12pt"/>
    </style:style>
    <style:style style:name="T121_12" style:family="text">
      <style:text-properties fo:font-size="12pt" style:font-size-asian="12pt" style:font-size-complex="12pt"/>
    </style:style>
    <style:style style:name="T121_13" style:family="text">
      <style:text-properties fo:font-size="12pt" style:font-size-asian="12pt" style:font-size-complex="12pt"/>
    </style:style>
    <style:style style:name="T121_14" style:family="text">
      <style:text-properties fo:font-size="12pt" style:font-size-asian="12pt" style:font-size-complex="12pt"/>
    </style:style>
    <style:style style:name="T121_15" style:family="text">
      <style:text-properties fo:font-size="12pt" style:font-size-asian="12pt" style:font-size-complex="12pt"/>
    </style:style>
    <style:style style:name="T121_16" style:family="text">
      <style:text-properties fo:font-size="12pt" style:font-size-asian="12pt" style:font-size-complex="12pt"/>
    </style:style>
    <style:style style:name="T121_17" style:family="text">
      <style:text-properties fo:font-size="12pt" style:font-size-asian="12pt" style:font-size-complex="12pt"/>
    </style:style>
    <style:style style:name="T121_18" style:family="text">
      <style:text-properties fo:font-size="12pt" style:font-size-asian="12pt" style:font-size-complex="12pt"/>
    </style:style>
    <style:style style:name="T121_19" style:family="text">
      <style:text-properties fo:font-size="12pt" style:font-size-asian="12pt" style:font-size-complex="12pt"/>
    </style:style>
    <style:style style:name="T121_20" style:family="text">
      <style:text-properties fo:font-size="12pt" style:font-size-asian="12pt" style:font-size-complex="12pt"/>
    </style:style>
    <style:style style:name="T121_21" style:family="text">
      <style:text-properties fo:font-size="12pt" style:font-size-asian="12pt" style:font-size-complex="12pt"/>
    </style:style>
    <style:style style:name="T121_22" style:family="text">
      <style:text-properties fo:font-size="12pt" style:font-size-asian="12pt" style:font-size-complex="12pt"/>
    </style:style>
    <style:style style:name="T121_23" style:family="text">
      <style:text-properties fo:font-size="12pt" style:font-size-asian="12pt" style:font-size-complex="12pt"/>
    </style:style>
    <style:style style:name="T121_24" style:family="text">
      <style:text-properties fo:font-size="12pt" style:font-size-asian="12pt" style:font-size-complex="12pt"/>
    </style:style>
    <style:style style:name="T121_25" style:family="text">
      <style:text-properties fo:font-size="12pt" style:font-size-asian="12pt" style:font-size-complex="12pt"/>
    </style:style>
    <style:style style:name="T121_26" style:family="text">
      <style:text-properties fo:font-size="12pt" style:font-size-asian="12pt" style:font-size-complex="12pt"/>
    </style:style>
    <style:style style:name="T121_27" style:family="text">
      <style:text-properties fo:font-size="12pt" style:font-size-asian="12pt" style:font-size-complex="12pt"/>
    </style:style>
    <style:style style:name="T121_28" style:family="text">
      <style:text-properties fo:font-size="12pt" style:font-size-asian="12pt" style:font-size-complex="12pt"/>
    </style:style>
    <style:style style:name="T121_29" style:family="text">
      <style:text-properties fo:font-size="12pt" style:font-size-asian="12pt" style:font-size-complex="12pt"/>
    </style:style>
    <style:style style:name="T121_30" style:family="text">
      <style:text-properties fo:font-size="12pt" style:font-size-asian="12pt" style:font-size-complex="12pt"/>
    </style:style>
    <style:style style:name="T121_31" style:family="text">
      <style:text-properties fo:font-size="12pt" style:font-size-asian="12pt" style:font-size-complex="12pt"/>
    </style:style>
    <style:style style:name="T121_32" style:family="text">
      <style:text-properties fo:font-size="12pt" style:font-size-asian="12pt" style:font-size-complex="12pt"/>
    </style:style>
    <style:style style:name="T121_33" style:family="text">
      <style:text-properties fo:font-size="12pt" style:font-size-asian="12pt" style:font-size-complex="12pt"/>
    </style:style>
    <style:style style:name="T121_34" style:family="text">
      <style:text-properties fo:font-size="12pt" style:font-size-asian="12pt" style:font-size-complex="12pt"/>
    </style:style>
    <style:style style:name="T121_35" style:family="text">
      <style:text-properties fo:font-size="12pt" style:font-size-asian="12pt" style:font-size-complex="12pt"/>
    </style:style>
    <style:style style:name="T121_36" style:family="text">
      <style:text-properties fo:font-size="12pt" style:font-size-asian="12pt" style:font-size-complex="12pt"/>
    </style:style>
    <style:style style:name="T121_37" style:family="text">
      <style:text-properties fo:font-size="12pt" style:font-size-asian="12pt" style:font-size-complex="12pt"/>
    </style:style>
    <style:style style:name="T121_38" style:family="text">
      <style:text-properties fo:font-size="12pt" style:font-size-asian="12pt" style:font-size-complex="12pt"/>
    </style:style>
    <style:style style:name="T121_39" style:family="text">
      <style:text-properties fo:font-size="12pt" style:font-size-asian="12pt" style:font-size-complex="12pt"/>
    </style:style>
    <style:style style:name="T121_40" style:family="text">
      <style:text-properties fo:font-size="12pt" style:font-size-asian="12pt" style:font-size-complex="12pt"/>
    </style:style>
    <style:style style:name="T121_41" style:family="text">
      <style:text-properties fo:font-size="12pt" style:font-size-asian="12pt" style:font-size-complex="12pt"/>
    </style:style>
    <style:style style:name="T121_42" style:family="text">
      <style:text-properties fo:font-size="12pt" style:font-size-asian="12pt" style:font-size-complex="12pt"/>
    </style:style>
    <style:style style:name="T121_43" style:family="text">
      <style:text-properties fo:font-size="12pt" style:font-size-asian="12pt" style:font-size-complex="12pt"/>
    </style:style>
    <style:style style:name="T121_44" style:family="text">
      <style:text-properties fo:font-size="12pt" style:font-size-asian="12pt" style:font-size-complex="12pt"/>
    </style:style>
    <style:style style:name="T121_45" style:family="text">
      <style:text-properties fo:font-size="12pt" style:font-size-asian="12pt" style:font-size-complex="12pt"/>
    </style:style>
    <style:style style:name="T121_46" style:family="text">
      <style:text-properties fo:font-size="12pt" style:font-size-asian="12pt" style:font-size-complex="12pt"/>
    </style:style>
    <style:style style:name="T121_47" style:family="text">
      <style:text-properties fo:font-size="12pt" style:font-size-asian="12pt" style:font-size-complex="12pt"/>
    </style:style>
    <style:style style:name="T121_48" style:family="text">
      <style:text-properties fo:font-size="12pt" style:font-size-asian="12pt" style:font-size-complex="12pt"/>
    </style:style>
    <style:style style:name="T121_49" style:family="text">
      <style:text-properties fo:font-size="12pt" style:font-size-asian="12pt" style:font-size-complex="12pt"/>
    </style:style>
    <style:style style:name="T121_50" style:family="text">
      <style:text-properties fo:font-size="12pt" style:font-size-asian="12pt" style:font-size-complex="12pt"/>
    </style:style>
    <style:style style:name="T121_51" style:family="text">
      <style:text-properties fo:font-size="12pt" style:font-size-asian="12pt" style:font-size-complex="12pt"/>
    </style:style>
    <style:style style:name="T121_52" style:family="text">
      <style:text-properties fo:font-size="12pt" style:font-size-asian="12pt" style:font-size-complex="12pt"/>
    </style:style>
    <style:style style:name="T121_53" style:family="text">
      <style:text-properties fo:font-size="12pt" style:font-size-asian="12pt" style:font-size-complex="12pt"/>
    </style:style>
    <style:style style:name="T121_54" style:family="text">
      <style:text-properties fo:font-size="12pt" style:font-size-asian="12pt" style:font-size-complex="12pt"/>
    </style:style>
    <style:style style:name="T121_55" style:family="text">
      <style:text-properties fo:font-size="12pt" style:font-size-asian="12pt" style:font-size-complex="12pt"/>
    </style:style>
    <style:style style:name="T121_56" style:family="text">
      <style:text-properties fo:font-size="12pt" style:font-size-asian="12pt" style:font-size-complex="12pt"/>
    </style:style>
    <style:style style:name="T121_57" style:family="text">
      <style:text-properties fo:font-size="12pt" style:font-size-asian="12pt" style:font-size-complex="12pt"/>
    </style:style>
    <style:style style:name="T121_58" style:family="text">
      <style:text-properties fo:font-size="12pt" style:font-size-asian="12pt" style:font-size-complex="12pt"/>
    </style:style>
    <style:style style:name="T121_59" style:family="text">
      <style:text-properties fo:font-size="12pt" style:font-size-asian="12pt" style:font-size-complex="12pt"/>
    </style:style>
    <style:style style:name="T121_60" style:family="text">
      <style:text-properties fo:font-size="12pt" style:font-size-asian="12pt" style:font-size-complex="12pt"/>
    </style:style>
    <style:style style:name="T121_61" style:family="text">
      <style:text-properties fo:font-size="12pt" style:font-size-asian="12pt" style:font-size-complex="12pt"/>
    </style:style>
    <style:style style:name="T121_62" style:family="text">
      <style:text-properties fo:font-size="12pt" style:font-size-asian="12pt" style:font-size-complex="12pt"/>
    </style:style>
    <style:style style:name="T121_63" style:family="text">
      <style:text-properties fo:font-size="12pt" style:font-size-asian="12pt" style:font-size-complex="12pt"/>
    </style:style>
    <style:style style:name="T121_64" style:family="text">
      <style:text-properties fo:font-size="12pt" style:font-size-asian="12pt" style:font-size-complex="12pt"/>
    </style:style>
    <style:style style:name="T121_65" style:family="text">
      <style:text-properties fo:font-size="12pt" style:font-size-asian="12pt" style:font-size-complex="12pt"/>
    </style:style>
    <style:style style:name="T121_66" style:family="text">
      <style:text-properties fo:font-size="12pt" style:font-size-asian="12pt" style:font-size-complex="12pt"/>
    </style:style>
    <style:style style:name="T121_67" style:family="text">
      <style:text-properties fo:font-size="12pt" style:font-size-asian="12pt" style:font-size-complex="12pt"/>
    </style:style>
    <style:style style:name="T121_68" style:family="text">
      <style:text-properties fo:font-size="12pt" style:font-size-asian="12pt" style:font-size-complex="12pt"/>
    </style:style>
    <style:style style:name="T121_69" style:family="text">
      <style:text-properties fo:font-size="12pt" style:font-size-asian="12pt" style:font-size-complex="12pt"/>
    </style:style>
    <style:style style:name="T121_70" style:family="text">
      <style:text-properties fo:font-size="12pt" style:font-size-asian="12pt" style:font-size-complex="12pt"/>
    </style:style>
    <style:style style:name="T121_71" style:family="text">
      <style:text-properties fo:font-size="12pt" style:font-size-asian="12pt" style:font-size-complex="12pt"/>
    </style:style>
    <style:style style:name="T121_72" style:family="text">
      <style:text-properties fo:font-size="12pt" style:font-size-asian="12pt" style:font-size-complex="12pt"/>
    </style:style>
    <style:style style:name="T121_73" style:family="text">
      <style:text-properties fo:font-size="12pt" style:font-size-asian="12pt" style:font-size-complex="12pt"/>
    </style:style>
    <style:style style:name="T121_74" style:family="text">
      <style:text-properties fo:font-size="12pt" style:font-size-asian="12pt" style:font-size-complex="12pt"/>
    </style:style>
    <style:style style:name="T121_75" style:family="text">
      <style:text-properties fo:font-size="12pt" style:font-size-asian="12pt" style:font-size-complex="12pt"/>
    </style:style>
    <style:style style:name="T121_76" style:family="text">
      <style:text-properties fo:font-size="12pt" style:font-size-asian="12pt" style:font-size-complex="12pt"/>
    </style:style>
    <style:style style:name="T121_77" style:family="text">
      <style:text-properties fo:font-size="12pt" style:font-size-asian="12pt" style:font-size-complex="12pt"/>
    </style:style>
    <style:style style:name="T121_78" style:family="text">
      <style:text-properties fo:font-size="12pt" style:font-size-asian="12pt" style:font-size-complex="12pt"/>
    </style:style>
    <style:style style:name="T121_79" style:family="text">
      <style:text-properties fo:font-size="12pt" style:font-size-asian="12pt" style:font-size-complex="12pt"/>
    </style:style>
    <style:style style:name="T121_80" style:family="text">
      <style:text-properties fo:font-size="12pt" style:font-size-asian="12pt" style:font-size-complex="12pt"/>
    </style:style>
    <style:style style:name="T121_81" style:family="text">
      <style:text-properties fo:font-size="12pt" style:font-size-asian="12pt" style:font-size-complex="12pt"/>
    </style:style>
    <style:style style:name="T121_82" style:family="text">
      <style:text-properties fo:font-size="12pt" style:font-size-asian="12pt" style:font-size-complex="12pt"/>
    </style:style>
    <style:style style:name="T121_83" style:family="text">
      <style:text-properties fo:font-size="12pt" style:font-size-asian="12pt" style:font-size-complex="12pt"/>
    </style:style>
    <style:style style:name="T121_84" style:family="text">
      <style:text-properties fo:font-size="12pt" style:font-size-asian="12pt" style:font-size-complex="12pt"/>
    </style:style>
    <style:style style:name="T121_85" style:family="text">
      <style:text-properties fo:font-size="12pt" style:font-size-asian="12pt" style:font-size-complex="12pt"/>
    </style:style>
    <style:style style:name="T121_86" style:family="text">
      <style:text-properties fo:font-size="12pt" style:font-size-asian="12pt" style:font-size-complex="12pt"/>
    </style:style>
    <style:style style:name="T121_87" style:family="text">
      <style:text-properties fo:font-size="12pt" style:font-size-asian="12pt" style:font-size-complex="12pt"/>
    </style:style>
    <style:style style:name="T121_88" style:family="text">
      <style:text-properties fo:font-size="12pt" style:font-size-asian="12pt" style:font-size-complex="12pt"/>
    </style:style>
    <style:style style:name="T121_89" style:family="text">
      <style:text-properties fo:font-size="12pt" style:font-size-asian="12pt" style:font-size-complex="12pt"/>
    </style:style>
    <style:style style:name="T121_90" style:family="text">
      <style:text-properties fo:font-size="12pt" style:font-size-asian="12pt" style:font-size-complex="12pt"/>
    </style:style>
    <style:style style:name="T121_91" style:family="text">
      <style:text-properties fo:font-size="12pt" style:font-size-asian="12pt" style:font-size-complex="12pt"/>
    </style:style>
    <style:style style:name="T121_92" style:family="text">
      <style:text-properties fo:font-size="12pt" style:font-size-asian="12pt" style:font-size-complex="12pt"/>
    </style:style>
    <style:style style:name="T121_93" style:family="text">
      <style:text-properties fo:font-size="12pt" style:font-size-asian="12pt" style:font-size-complex="12pt"/>
    </style:style>
    <style:style style:name="T121_94" style:family="text">
      <style:text-properties fo:font-size="12pt" style:font-size-asian="12pt" style:font-size-complex="12pt"/>
    </style:style>
    <style:style style:name="T121_95" style:family="text">
      <style:text-properties fo:font-size="12pt" style:font-size-asian="12pt" style:font-size-complex="12pt"/>
    </style:style>
    <style:style style:name="T121_96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break-before="auto" fo:line-height="115%" fo:margin-bottom="0.353cm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T122_8" style:family="text">
      <style:text-properties fo:font-size="12pt" style:font-size-asian="12pt" style:font-size-complex="12pt"/>
    </style:style>
    <style:style style:name="T122_9" style:family="text">
      <style:text-properties fo:font-size="12pt" style:font-size-asian="12pt" style:font-size-complex="12pt"/>
    </style:style>
    <style:style style:name="T122_10" style:family="text">
      <style:text-properties fo:font-size="12pt" style:font-size-asian="12pt" style:font-size-complex="12pt"/>
    </style:style>
    <style:style style:name="T122_11" style:family="text">
      <style:text-properties fo:font-size="12pt" style:font-size-asian="12pt" style:font-size-complex="12pt"/>
    </style:style>
    <style:style style:name="T122_12" style:family="text">
      <style:text-properties fo:font-size="12pt" style:font-size-asian="12pt" style:font-size-complex="12pt"/>
    </style:style>
    <style:style style:name="T122_13" style:family="text">
      <style:text-properties fo:font-size="12pt" style:font-size-asian="12pt" style:font-size-complex="12pt"/>
    </style:style>
    <style:style style:name="T122_14" style:family="text">
      <style:text-properties fo:font-size="12pt" style:font-size-asian="12pt" style:font-size-complex="12pt"/>
    </style:style>
    <style:style style:name="T122_15" style:family="text">
      <style:text-properties fo:font-size="12pt" style:font-size-asian="12pt" style:font-size-complex="12pt"/>
    </style:style>
    <style:style style:name="T122_16" style:family="text">
      <style:text-properties fo:font-size="12pt" style:font-size-asian="12pt" style:font-size-complex="12pt"/>
    </style:style>
    <style:style style:name="T122_17" style:family="text">
      <style:text-properties fo:font-size="12pt" style:font-size-asian="12pt" style:font-size-complex="12pt"/>
    </style:style>
    <style:style style:name="T122_18" style:family="text">
      <style:text-properties fo:font-size="12pt" style:font-size-asian="12pt" style:font-size-complex="12pt"/>
    </style:style>
    <style:style style:name="T122_19" style:family="text">
      <style:text-properties fo:font-size="12pt" style:font-size-asian="12pt" style:font-size-complex="12pt"/>
    </style:style>
    <style:style style:name="T122_20" style:family="text">
      <style:text-properties fo:font-size="12pt" style:font-size-asian="12pt" style:font-size-complex="12pt"/>
    </style:style>
    <style:style style:name="T122_21" style:family="text">
      <style:text-properties fo:font-size="12pt" style:font-size-asian="12pt" style:font-size-complex="12pt"/>
    </style:style>
    <style:style style:name="T122_22" style:family="text">
      <style:text-properties fo:font-size="12pt" style:font-size-asian="12pt" style:font-size-complex="12pt"/>
    </style:style>
    <style:style style:name="T122_23" style:family="text">
      <style:text-properties fo:font-size="12pt" style:font-size-asian="12pt" style:font-size-complex="12pt"/>
    </style:style>
    <style:style style:name="T122_24" style:family="text">
      <style:text-properties fo:font-size="12pt" style:font-size-asian="12pt" style:font-size-complex="12pt"/>
    </style:style>
    <style:style style:name="T122_25" style:family="text">
      <style:text-properties fo:font-size="12pt" style:font-size-asian="12pt" style:font-size-complex="12pt"/>
    </style:style>
    <style:style style:name="T122_26" style:family="text">
      <style:text-properties fo:font-size="12pt" style:font-size-asian="12pt" style:font-size-complex="12pt"/>
    </style:style>
    <style:style style:name="T122_27" style:family="text">
      <style:text-properties fo:font-size="12pt" style:font-size-asian="12pt" style:font-size-complex="12pt"/>
    </style:style>
    <style:style style:name="T122_28" style:family="text">
      <style:text-properties fo:font-size="12pt" style:font-size-asian="12pt" style:font-size-complex="12pt"/>
    </style:style>
    <style:style style:name="T122_29" style:family="text">
      <style:text-properties fo:font-size="12pt" style:font-size-asian="12pt" style:font-size-complex="12pt"/>
    </style:style>
    <style:style style:name="T122_30" style:family="text">
      <style:text-properties fo:font-size="12pt" style:font-size-asian="12pt" style:font-size-complex="12pt"/>
    </style:style>
    <style:style style:name="T122_31" style:family="text">
      <style:text-properties fo:font-size="12pt" style:font-size-asian="12pt" style:font-size-complex="12pt"/>
    </style:style>
    <style:style style:name="T122_32" style:family="text">
      <style:text-properties fo:font-size="12pt" style:font-size-asian="12pt" style:font-size-complex="12pt"/>
    </style:style>
    <style:style style:name="T122_33" style:family="text">
      <style:text-properties fo:font-size="12pt" style:font-size-asian="12pt" style:font-size-complex="12pt"/>
    </style:style>
    <style:style style:name="T122_34" style:family="text">
      <style:text-properties fo:font-size="12pt" style:font-size-asian="12pt" style:font-size-complex="12pt"/>
    </style:style>
    <style:style style:name="T122_35" style:family="text">
      <style:text-properties fo:font-size="12pt" style:font-size-asian="12pt" style:font-size-complex="12pt"/>
    </style:style>
    <style:style style:name="T122_36" style:family="text">
      <style:text-properties fo:font-size="12pt" style:font-size-asian="12pt" style:font-size-complex="12pt"/>
    </style:style>
    <style:style style:name="T122_37" style:family="text">
      <style:text-properties fo:font-size="12pt" style:font-size-asian="12pt" style:font-size-complex="12pt"/>
    </style:style>
    <style:style style:name="T122_38" style:family="text">
      <style:text-properties fo:font-size="12pt" style:font-size-asian="12pt" style:font-size-complex="12pt"/>
    </style:style>
    <style:style style:name="T122_39" style:family="text">
      <style:text-properties fo:font-size="12pt" style:font-size-asian="12pt" style:font-size-complex="12pt"/>
    </style:style>
    <style:style style:name="T122_40" style:family="text">
      <style:text-properties fo:font-size="12pt" style:font-size-asian="12pt" style:font-size-complex="12pt"/>
    </style:style>
    <style:style style:name="T122_41" style:family="text">
      <style:text-properties fo:font-size="12pt" style:font-size-asian="12pt" style:font-size-complex="12pt"/>
    </style:style>
    <style:style style:name="T122_42" style:family="text">
      <style:text-properties fo:font-size="12pt" style:font-size-asian="12pt" style:font-size-complex="12pt"/>
    </style:style>
    <style:style style:name="T122_43" style:family="text">
      <style:text-properties fo:font-size="12pt" style:font-size-asian="12pt" style:font-size-complex="12pt"/>
    </style:style>
    <style:style style:name="T122_44" style:family="text">
      <style:text-properties fo:font-size="12pt" style:font-size-asian="12pt" style:font-size-complex="12pt"/>
    </style:style>
    <style:style style:name="T122_45" style:family="text">
      <style:text-properties fo:font-size="12pt" style:font-size-asian="12pt" style:font-size-complex="12pt"/>
    </style:style>
    <style:style style:name="T122_46" style:family="text">
      <style:text-properties fo:font-size="12pt" style:font-size-asian="12pt" style:font-size-complex="12pt"/>
    </style:style>
    <style:style style:name="T122_47" style:family="text">
      <style:text-properties fo:font-size="12pt" style:font-size-asian="12pt" style:font-size-complex="12pt"/>
    </style:style>
    <style:style style:name="T122_48" style:family="text">
      <style:text-properties fo:font-size="12pt" style:font-size-asian="12pt" style:font-size-complex="12pt"/>
    </style:style>
    <style:style style:name="T122_49" style:family="text">
      <style:text-properties fo:font-size="12pt" style:font-size-asian="12pt" style:font-size-complex="12pt"/>
    </style:style>
    <style:style style:name="T122_50" style:family="text">
      <style:text-properties fo:font-size="12pt" style:font-size-asian="12pt" style:font-size-complex="12pt"/>
    </style:style>
    <style:style style:name="T122_51" style:family="text">
      <style:text-properties fo:font-size="12pt" style:font-size-asian="12pt" style:font-size-complex="12pt"/>
    </style:style>
    <style:style style:name="T122_52" style:family="text">
      <style:text-properties fo:font-size="12pt" style:font-size-asian="12pt" style:font-size-complex="12pt"/>
    </style:style>
    <style:style style:name="T122_53" style:family="text">
      <style:text-properties fo:font-size="12pt" style:font-size-asian="12pt" style:font-size-complex="12pt"/>
    </style:style>
    <style:style style:name="T122_54" style:family="text">
      <style:text-properties fo:font-size="12pt" style:font-size-asian="12pt" style:font-size-complex="12pt"/>
    </style:style>
    <style:style style:name="T122_55" style:family="text">
      <style:text-properties fo:font-size="12pt" style:font-size-asian="12pt" style:font-size-complex="12pt"/>
    </style:style>
    <style:style style:name="T122_56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fo:margin-bottom="0.353cm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T123_8" style:family="text">
      <style:text-properties fo:font-size="12pt" style:font-size-asian="12pt" style:font-size-complex="12pt"/>
    </style:style>
    <style:style style:name="T123_9" style:family="text">
      <style:text-properties fo:font-size="12pt" style:font-size-asian="12pt" style:font-size-complex="12pt"/>
    </style:style>
    <style:style style:name="T123_10" style:family="text">
      <style:text-properties fo:font-size="12pt" style:font-size-asian="12pt" style:font-size-complex="12pt"/>
    </style:style>
    <style:style style:name="T123_11" style:family="text">
      <style:text-properties fo:font-size="12pt" style:font-size-asian="12pt" style:font-size-complex="12pt"/>
    </style:style>
    <style:style style:name="T123_12" style:family="text">
      <style:text-properties fo:font-size="12pt" style:font-size-asian="12pt" style:font-size-complex="12pt"/>
    </style:style>
    <style:style style:name="T123_13" style:family="text">
      <style:text-properties fo:font-size="12pt" style:font-size-asian="12pt" style:font-size-complex="12pt"/>
    </style:style>
    <style:style style:name="T123_14" style:family="text">
      <style:text-properties fo:font-size="12pt" style:font-size-asian="12pt" style:font-size-complex="12pt"/>
    </style:style>
    <style:style style:name="T123_15" style:family="text">
      <style:text-properties fo:font-size="12pt" style:font-size-asian="12pt" style:font-size-complex="12pt"/>
    </style:style>
    <style:style style:name="T123_16" style:family="text">
      <style:text-properties fo:font-size="12pt" style:font-size-asian="12pt" style:font-size-complex="12pt"/>
    </style:style>
    <style:style style:name="T123_17" style:family="text">
      <style:text-properties fo:font-size="12pt" style:font-size-asian="12pt" style:font-size-complex="12pt"/>
    </style:style>
    <style:style style:name="T123_18" style:family="text">
      <style:text-properties fo:font-size="12pt" style:font-size-asian="12pt" style:font-size-complex="12pt"/>
    </style:style>
    <style:style style:name="T123_19" style:family="text">
      <style:text-properties fo:font-size="12pt" style:font-size-asian="12pt" style:font-size-complex="12pt"/>
    </style:style>
    <style:style style:name="T123_20" style:family="text">
      <style:text-properties fo:font-size="12pt" style:font-size-asian="12pt" style:font-size-complex="12pt"/>
    </style:style>
    <style:style style:name="T123_21" style:family="text">
      <style:text-properties fo:font-size="12pt" style:font-size-asian="12pt" style:font-size-complex="12pt"/>
    </style:style>
    <style:style style:name="T123_22" style:family="text">
      <style:text-properties fo:font-size="12pt" style:font-size-asian="12pt" style:font-size-complex="12pt"/>
    </style:style>
    <style:style style:name="T123_23" style:family="text">
      <style:text-properties fo:font-size="12pt" style:font-size-asian="12pt" style:font-size-complex="12pt"/>
    </style:style>
    <style:style style:name="T123_24" style:family="text">
      <style:text-properties fo:font-size="12pt" style:font-size-asian="12pt" style:font-size-complex="12pt"/>
    </style:style>
    <style:style style:name="T123_25" style:family="text">
      <style:text-properties fo:font-size="12pt" style:font-size-asian="12pt" style:font-size-complex="12pt"/>
    </style:style>
    <style:style style:name="T123_26" style:family="text">
      <style:text-properties fo:font-size="12pt" style:font-size-asian="12pt" style:font-size-complex="12pt"/>
    </style:style>
    <style:style style:name="T123_27" style:family="text">
      <style:text-properties fo:font-size="12pt" style:font-size-asian="12pt" style:font-size-complex="12pt"/>
    </style:style>
    <style:style style:name="T123_28" style:family="text">
      <style:text-properties fo:font-size="12pt" style:font-size-asian="12pt" style:font-size-complex="12pt"/>
    </style:style>
    <style:style style:name="T123_29" style:family="text">
      <style:text-properties fo:font-size="12pt" style:font-size-asian="12pt" style:font-size-complex="12pt"/>
    </style:style>
    <style:style style:name="T123_30" style:family="text">
      <style:text-properties fo:font-size="12pt" style:font-size-asian="12pt" style:font-size-complex="12pt"/>
    </style:style>
    <style:style style:name="T123_31" style:family="text">
      <style:text-properties fo:font-size="12pt" style:font-size-asian="12pt" style:font-size-complex="12pt"/>
    </style:style>
    <style:style style:name="T123_32" style:family="text">
      <style:text-properties fo:font-size="12pt" style:font-size-asian="12pt" style:font-size-complex="12pt"/>
    </style:style>
    <style:style style:name="T123_33" style:family="text">
      <style:text-properties fo:font-size="12pt" style:font-size-asian="12pt" style:font-size-complex="12pt"/>
    </style:style>
    <style:style style:name="T123_34" style:family="text">
      <style:text-properties fo:font-size="12pt" style:font-size-asian="12pt" style:font-size-complex="12pt"/>
    </style:style>
    <style:style style:name="T123_35" style:family="text">
      <style:text-properties fo:font-size="12pt" style:font-size-asian="12pt" style:font-size-complex="12pt"/>
    </style:style>
    <style:style style:name="T123_36" style:family="text">
      <style:text-properties fo:font-size="12pt" style:font-size-asian="12pt" style:font-size-complex="12pt"/>
    </style:style>
    <style:style style:name="T123_37" style:family="text">
      <style:text-properties fo:font-size="12pt" style:font-size-asian="12pt" style:font-size-complex="12pt"/>
    </style:style>
    <style:style style:name="T123_38" style:family="text">
      <style:text-properties fo:font-size="12pt" style:font-size-asian="12pt" style:font-size-complex="12pt"/>
    </style:style>
    <style:style style:name="T123_39" style:family="text">
      <style:text-properties fo:font-size="12pt" style:font-size-asian="12pt" style:font-size-complex="12pt"/>
    </style:style>
    <style:style style:name="T123_40" style:family="text">
      <style:text-properties fo:font-size="12pt" style:font-size-asian="12pt" style:font-size-complex="12pt"/>
    </style:style>
    <style:style style:name="T123_41" style:family="text">
      <style:text-properties fo:font-size="12pt" style:font-size-asian="12pt" style:font-size-complex="12pt"/>
    </style:style>
    <style:style style:name="T123_42" style:family="text">
      <style:text-properties fo:font-size="12pt" style:font-size-asian="12pt" style:font-size-complex="12pt"/>
    </style:style>
    <style:style style:name="T123_43" style:family="text">
      <style:text-properties fo:font-size="12pt" style:font-size-asian="12pt" style:font-size-complex="12pt"/>
    </style:style>
    <style:style style:name="T123_44" style:family="text">
      <style:text-properties fo:font-size="12pt" style:font-size-asian="12pt" style:font-size-complex="12pt"/>
    </style:style>
    <style:style style:name="T123_45" style:family="text">
      <style:text-properties fo:font-size="12pt" style:font-size-asian="12pt" style:font-size-complex="12pt"/>
    </style:style>
    <style:style style:name="T123_46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fo:margin-bottom="0.353cm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T124_18" style:family="text">
      <style:text-properties fo:font-size="12pt" style:font-size-asian="12pt" style:font-size-complex="12pt"/>
    </style:style>
    <style:style style:name="T124_19" style:family="text">
      <style:text-properties fo:font-size="12pt" style:font-size-asian="12pt" style:font-size-complex="12pt"/>
    </style:style>
    <style:style style:name="T124_20" style:family="text">
      <style:text-properties fo:font-size="12pt" style:font-size-asian="12pt" style:font-size-complex="12pt"/>
    </style:style>
    <style:style style:name="T124_21" style:family="text">
      <style:text-properties fo:font-size="12pt" style:font-size-asian="12pt" style:font-size-complex="12pt"/>
    </style:style>
    <style:style style:name="T124_22" style:family="text">
      <style:text-properties fo:font-size="12pt" style:font-size-asian="12pt" style:font-size-complex="12pt"/>
    </style:style>
    <style:style style:name="T124_23" style:family="text">
      <style:text-properties fo:font-size="12pt" style:font-size-asian="12pt" style:font-size-complex="12pt"/>
    </style:style>
    <style:style style:name="T124_24" style:family="text">
      <style:text-properties fo:font-size="12pt" style:font-size-asian="12pt" style:font-size-complex="12pt"/>
    </style:style>
    <style:style style:name="T124_25" style:family="text">
      <style:text-properties fo:font-size="12pt" style:font-size-asian="12pt" style:font-size-complex="12pt"/>
    </style:style>
    <style:style style:name="T124_26" style:family="text">
      <style:text-properties fo:font-size="12pt" style:font-size-asian="12pt" style:font-size-complex="12pt"/>
    </style:style>
    <style:style style:name="T124_27" style:family="text">
      <style:text-properties fo:font-size="12pt" style:font-size-asian="12pt" style:font-size-complex="12pt"/>
    </style:style>
    <style:style style:name="T124_28" style:family="text">
      <style:text-properties fo:font-size="12pt" style:font-size-asian="12pt" style:font-size-complex="12pt"/>
    </style:style>
    <style:style style:name="T124_29" style:family="text">
      <style:text-properties fo:font-size="12pt" style:font-size-asian="12pt" style:font-size-complex="12pt"/>
    </style:style>
    <style:style style:name="T124_30" style:family="text">
      <style:text-properties fo:font-size="12pt" style:font-size-asian="12pt" style:font-size-complex="12pt"/>
    </style:style>
    <style:style style:name="T124_31" style:family="text">
      <style:text-properties fo:font-size="12pt" style:font-size-asian="12pt" style:font-size-complex="12pt"/>
    </style:style>
    <style:style style:name="T124_32" style:family="text">
      <style:text-properties fo:font-size="12pt" style:font-size-asian="12pt" style:font-size-complex="12pt"/>
    </style:style>
    <style:style style:name="T124_33" style:family="text">
      <style:text-properties fo:font-size="12pt" style:font-size-asian="12pt" style:font-size-complex="12pt"/>
    </style:style>
    <style:style style:name="T124_34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fo:margin-bottom="0.353cm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T125_8" style:family="text">
      <style:text-properties fo:font-size="12pt" style:font-size-asian="12pt" style:font-size-complex="12pt"/>
    </style:style>
    <style:style style:name="T125_9" style:family="text">
      <style:text-properties fo:font-size="12pt" style:font-size-asian="12pt" style:font-size-complex="12pt"/>
    </style:style>
    <style:style style:name="T125_10" style:family="text">
      <style:text-properties fo:font-size="12pt" style:font-size-asian="12pt" style:font-size-complex="12pt"/>
    </style:style>
    <style:style style:name="T125_11" style:family="text">
      <style:text-properties fo:font-size="12pt" style:font-size-asian="12pt" style:font-size-complex="12pt"/>
    </style:style>
    <style:style style:name="T125_12" style:family="text">
      <style:text-properties fo:font-size="12pt" style:font-size-asian="12pt" style:font-size-complex="12pt"/>
    </style:style>
    <style:style style:name="T125_13" style:family="text">
      <style:text-properties fo:font-size="12pt" style:font-size-asian="12pt" style:font-size-complex="12pt"/>
    </style:style>
    <style:style style:name="T125_14" style:family="text">
      <style:text-properties fo:font-size="12pt" style:font-size-asian="12pt" style:font-size-complex="12pt"/>
    </style:style>
    <style:style style:name="T125_15" style:family="text">
      <style:text-properties fo:font-size="12pt" style:font-size-asian="12pt" style:font-size-complex="12pt"/>
    </style:style>
    <style:style style:name="T125_16" style:family="text">
      <style:text-properties fo:font-size="12pt" style:font-size-asian="12pt" style:font-size-complex="12pt"/>
    </style:style>
    <style:style style:name="T125_17" style:family="text">
      <style:text-properties fo:font-size="12pt" style:font-size-asian="12pt" style:font-size-complex="12pt"/>
    </style:style>
    <style:style style:name="T125_18" style:family="text">
      <style:text-properties fo:font-size="12pt" style:font-size-asian="12pt" style:font-size-complex="12pt"/>
    </style:style>
    <style:style style:name="T125_19" style:family="text">
      <style:text-properties fo:font-size="12pt" style:font-size-asian="12pt" style:font-size-complex="12pt"/>
    </style:style>
    <style:style style:name="T125_20" style:family="text">
      <style:text-properties fo:font-size="12pt" style:font-size-asian="12pt" style:font-size-complex="12pt"/>
    </style:style>
    <style:style style:name="T125_21" style:family="text">
      <style:text-properties fo:font-size="12pt" style:font-size-asian="12pt" style:font-size-complex="12pt"/>
    </style:style>
    <style:style style:name="T125_22" style:family="text">
      <style:text-properties fo:font-size="12pt" style:font-size-asian="12pt" style:font-size-complex="12pt"/>
    </style:style>
    <style:style style:name="T125_23" style:family="text">
      <style:text-properties fo:font-size="12pt" style:font-size-asian="12pt" style:font-size-complex="12pt"/>
    </style:style>
    <style:style style:name="T125_24" style:family="text">
      <style:text-properties fo:font-size="12pt" style:font-size-asian="12pt" style:font-size-complex="12pt"/>
    </style:style>
    <style:style style:name="T125_25" style:family="text">
      <style:text-properties fo:font-size="12pt" style:font-size-asian="12pt" style:font-size-complex="12pt"/>
    </style:style>
    <style:style style:name="T125_26" style:family="text">
      <style:text-properties fo:font-size="12pt" style:font-size-asian="12pt" style:font-size-complex="12pt"/>
    </style:style>
    <style:style style:name="T125_27" style:family="text">
      <style:text-properties fo:font-size="12pt" style:font-size-asian="12pt" style:font-size-complex="12pt"/>
    </style:style>
    <style:style style:name="T125_28" style:family="text">
      <style:text-properties fo:font-size="12pt" style:font-size-asian="12pt" style:font-size-complex="12pt"/>
    </style:style>
    <style:style style:name="T125_29" style:family="text">
      <style:text-properties fo:font-size="12pt" style:font-size-asian="12pt" style:font-size-complex="12pt"/>
    </style:style>
    <style:style style:name="T125_30" style:family="text">
      <style:text-properties fo:font-size="12pt" style:font-size-asian="12pt" style:font-size-complex="12pt"/>
    </style:style>
    <style:style style:name="T125_31" style:family="text">
      <style:text-properties fo:font-size="12pt" style:font-size-asian="12pt" style:font-size-complex="12pt"/>
    </style:style>
    <style:style style:name="T125_32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2pt" style:font-size-asian="12pt" style:font-size-complex="12pt"/>
    </style:style>
    <style:style style:name="P127" style:family="paragraph" style:parent-style-name="Heading_20_1">
      <style:paragraph-properties fo:break-before="auto" fo:line-height="115%" fo:margin-top="0.847cm" style:writing-mode="lr-tb"/>
    </style:style>
    <style:style style:name="T127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27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27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fo:margin-bottom="0.353cm" style:writing-mode="lr-tb"/>
    </style:style>
    <style:style style:name="T128_1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fo:margin-bottom="0.353cm" style:writing-mode="lr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T129_23" style:family="text">
      <style:text-properties fo:font-size="12pt" style:font-size-asian="12pt" style:font-size-complex="12pt"/>
    </style:style>
    <style:style style:name="T129_24" style:family="text">
      <style:text-properties fo:font-size="12pt" style:font-size-asian="12pt" style:font-size-complex="12pt"/>
    </style:style>
    <style:style style:name="T129_25" style:family="text">
      <style:text-properties fo:font-size="12pt" style:font-size-asian="12pt" style:font-size-complex="12pt"/>
    </style:style>
    <style:style style:name="T129_26" style:family="text">
      <style:text-properties fo:font-size="12pt" style:font-size-asian="12pt" style:font-size-complex="12pt"/>
    </style:style>
    <style:style style:name="T129_27" style:family="text">
      <style:text-properties fo:font-size="12pt" style:font-size-asian="12pt" style:font-size-complex="12pt"/>
    </style:style>
    <style:style style:name="T129_28" style:family="text">
      <style:text-properties fo:font-size="12pt" style:font-size-asian="12pt" style:font-size-complex="12pt"/>
    </style:style>
    <style:style style:name="T129_29" style:family="text">
      <style:text-properties fo:font-size="12pt" style:font-size-asian="12pt" style:font-size-complex="12pt"/>
    </style:style>
    <style:style style:name="T129_30" style:family="text">
      <style:text-properties fo:font-size="12pt" style:font-size-asian="12pt" style:font-size-complex="12pt"/>
    </style:style>
    <style:style style:name="T129_31" style:family="text">
      <style:text-properties fo:font-size="12pt" style:font-size-asian="12pt" style:font-size-complex="12pt"/>
    </style:style>
    <style:style style:name="T129_32" style:family="text">
      <style:text-properties fo:font-size="12pt" style:font-size-asian="12pt" style:font-size-complex="12pt"/>
    </style:style>
    <style:style style:name="T129_33" style:family="text">
      <style:text-properties fo:font-size="12pt" style:font-size-asian="12pt" style:font-size-complex="12pt"/>
    </style:style>
    <style:style style:name="T129_34" style:family="text">
      <style:text-properties fo:font-size="12pt" style:font-size-asian="12pt" style:font-size-complex="12pt"/>
    </style:style>
    <style:style style:name="T129_35" style:family="text">
      <style:text-properties fo:font-size="12pt" style:font-size-asian="12pt" style:font-size-complex="12pt"/>
    </style:style>
    <style:style style:name="T129_36" style:family="text">
      <style:text-properties fo:font-size="12pt" style:font-size-asian="12pt" style:font-size-complex="12pt"/>
    </style:style>
    <style:style style:name="T129_37" style:family="text">
      <style:text-properties fo:font-size="12pt" style:font-size-asian="12pt" style:font-size-complex="12pt"/>
    </style:style>
    <style:style style:name="T129_38" style:family="text">
      <style:text-properties fo:font-size="12pt" style:font-size-asian="12pt" style:font-size-complex="12pt"/>
    </style:style>
    <style:style style:name="T129_39" style:family="text">
      <style:text-properties fo:font-size="12pt" style:font-size-asian="12pt" style:font-size-complex="12pt"/>
    </style:style>
    <style:style style:name="T129_40" style:family="text">
      <style:text-properties fo:font-size="12pt" style:font-size-asian="12pt" style:font-size-complex="12pt"/>
    </style:style>
    <style:style style:name="T129_41" style:family="text">
      <style:text-properties fo:font-size="12pt" style:font-size-asian="12pt" style:font-size-complex="12pt"/>
    </style:style>
    <style:style style:name="T129_42" style:family="text">
      <style:text-properties fo:font-size="12pt" style:font-size-asian="12pt" style:font-size-complex="12pt"/>
    </style:style>
    <style:style style:name="T129_43" style:family="text">
      <style:text-properties fo:font-size="12pt" style:font-size-asian="12pt" style:font-size-complex="12pt"/>
    </style:style>
    <style:style style:name="T129_44" style:family="text">
      <style:text-properties fo:font-size="12pt" style:font-size-asian="12pt" style:font-size-complex="12pt"/>
    </style:style>
    <style:style style:name="T129_45" style:family="text">
      <style:text-properties fo:font-size="12pt" style:font-size-asian="12pt" style:font-size-complex="12pt"/>
    </style:style>
    <style:style style:name="T129_46" style:family="text">
      <style:text-properties fo:font-size="12pt" style:font-size-asian="12pt" style:font-size-complex="12pt"/>
    </style:style>
    <style:style style:name="T129_47" style:family="text">
      <style:text-properties fo:font-size="12pt" style:font-size-asian="12pt" style:font-size-complex="12pt"/>
    </style:style>
    <style:style style:name="T129_48" style:family="text">
      <style:text-properties fo:font-size="12pt" style:font-size-asian="12pt" style:font-size-complex="12pt"/>
    </style:style>
    <style:style style:name="T129_49" style:family="text">
      <style:text-properties fo:font-size="12pt" style:font-size-asian="12pt" style:font-size-complex="12pt"/>
    </style:style>
    <style:style style:name="T129_50" style:family="text">
      <style:text-properties fo:font-size="12pt" style:font-size-asian="12pt" style:font-size-complex="12pt"/>
    </style:style>
    <style:style style:name="T129_51" style:family="text">
      <style:text-properties fo:font-size="12pt" style:font-size-asian="12pt" style:font-size-complex="12pt"/>
    </style:style>
    <style:style style:name="T129_52" style:family="text">
      <style:text-properties fo:font-size="12pt" style:font-size-asian="12pt" style:font-size-complex="12pt"/>
    </style:style>
    <style:style style:name="T129_53" style:family="text">
      <style:text-properties fo:font-size="12pt" style:font-size-asian="12pt" style:font-size-complex="12pt"/>
    </style:style>
    <style:style style:name="T129_54" style:family="text">
      <style:text-properties fo:font-size="12pt" style:font-size-asian="12pt" style:font-size-complex="12pt"/>
    </style:style>
    <style:style style:name="T129_55" style:family="text">
      <style:text-properties fo:font-size="12pt" style:font-size-asian="12pt" style:font-size-complex="12pt"/>
    </style:style>
    <style:style style:name="T129_56" style:family="text">
      <style:text-properties fo:font-size="12pt" style:font-size-asian="12pt" style:font-size-complex="12pt"/>
    </style:style>
    <style:style style:name="T129_57" style:family="text">
      <style:text-properties fo:font-size="12pt" style:font-size-asian="12pt" style:font-size-complex="12pt"/>
    </style:style>
    <style:style style:name="T129_58" style:family="text">
      <style:text-properties fo:font-size="12pt" style:font-size-asian="12pt" style:font-size-complex="12pt"/>
    </style:style>
    <style:style style:name="T129_59" style:family="text">
      <style:text-properties fo:font-size="12pt" style:font-size-asian="12pt" style:font-size-complex="12pt"/>
    </style:style>
    <style:style style:name="T129_60" style:family="text">
      <style:text-properties fo:font-size="12pt" style:font-size-asian="12pt" style:font-size-complex="12pt"/>
    </style:style>
    <style:style style:name="T129_61" style:family="text">
      <style:text-properties fo:font-size="12pt" style:font-size-asian="12pt" style:font-size-complex="12pt"/>
    </style:style>
    <style:style style:name="T129_62" style:family="text">
      <style:text-properties fo:font-size="12pt" style:font-size-asian="12pt" style:font-size-complex="12pt"/>
    </style:style>
    <style:style style:name="T129_63" style:family="text">
      <style:text-properties fo:font-size="12pt" style:font-size-asian="12pt" style:font-size-complex="12pt"/>
    </style:style>
    <style:style style:name="T129_64" style:family="text">
      <style:text-properties fo:font-size="12pt" style:font-size-asian="12pt" style:font-size-complex="12pt"/>
    </style:style>
    <style:style style:name="T129_65" style:family="text">
      <style:text-properties fo:font-size="12pt" style:font-size-asian="12pt" style:font-size-complex="12pt"/>
    </style:style>
    <style:style style:name="T129_66" style:family="text">
      <style:text-properties fo:font-size="12pt" style:font-size-asian="12pt" style:font-size-complex="12pt"/>
    </style:style>
    <style:style style:name="T129_67" style:family="text">
      <style:text-properties fo:font-size="12pt" style:font-size-asian="12pt" style:font-size-complex="12pt"/>
    </style:style>
    <style:style style:name="T129_68" style:family="text">
      <style:text-properties fo:font-size="12pt" style:font-size-asian="12pt" style:font-size-complex="12pt"/>
    </style:style>
    <style:style style:name="T129_69" style:family="text">
      <style:text-properties fo:font-size="12pt" style:font-size-asian="12pt" style:font-size-complex="12pt"/>
    </style:style>
    <style:style style:name="T129_70" style:family="text">
      <style:text-properties fo:font-size="12pt" style:font-size-asian="12pt" style:font-size-complex="12pt"/>
    </style:style>
    <style:style style:name="T129_71" style:family="text">
      <style:text-properties fo:font-size="12pt" style:font-size-asian="12pt" style:font-size-complex="12pt"/>
    </style:style>
    <style:style style:name="T129_72" style:family="text">
      <style:text-properties fo:font-size="12pt" style:font-size-asian="12pt" style:font-size-complex="12pt"/>
    </style:style>
    <style:style style:name="T129_73" style:family="text">
      <style:text-properties fo:font-size="12pt" style:font-size-asian="12pt" style:font-size-complex="12pt"/>
    </style:style>
    <style:style style:name="T129_74" style:family="text">
      <style:text-properties fo:font-size="12pt" style:font-size-asian="12pt" style:font-size-complex="12pt"/>
    </style:style>
    <style:style style:name="T129_75" style:family="text">
      <style:text-properties fo:font-size="12pt" style:font-size-asian="12pt" style:font-size-complex="12pt"/>
    </style:style>
    <style:style style:name="T129_76" style:family="text">
      <style:text-properties fo:font-size="12pt" style:font-size-asian="12pt" style:font-size-complex="12pt"/>
    </style:style>
    <style:style style:name="T129_77" style:family="text">
      <style:text-properties fo:font-size="12pt" style:font-size-asian="12pt" style:font-size-complex="12pt"/>
    </style:style>
    <style:style style:name="T129_78" style:family="text">
      <style:text-properties fo:font-size="12pt" style:font-size-asian="12pt" style:font-size-complex="12pt"/>
    </style:style>
    <style:style style:name="T129_79" style:family="text">
      <style:text-properties fo:font-size="12pt" style:font-size-asian="12pt" style:font-size-complex="12pt"/>
    </style:style>
    <style:style style:name="T129_80" style:family="text">
      <style:text-properties fo:font-size="12pt" style:font-size-asian="12pt" style:font-size-complex="12pt"/>
    </style:style>
    <style:style style:name="T129_81" style:family="text">
      <style:text-properties fo:font-size="12pt" style:font-size-asian="12pt" style:font-size-complex="12pt"/>
    </style:style>
    <style:style style:name="T129_82" style:family="text">
      <style:text-properties fo:font-size="12pt" style:font-size-asian="12pt" style:font-size-complex="12pt"/>
    </style:style>
    <style:style style:name="T129_83" style:family="text">
      <style:text-properties fo:font-size="12pt" style:font-size-asian="12pt" style:font-size-complex="12pt"/>
    </style:style>
    <style:style style:name="T129_84" style:family="text">
      <style:text-properties fo:font-size="12pt" style:font-size-asian="12pt" style:font-size-complex="12pt"/>
    </style:style>
    <style:style style:name="T129_85" style:family="text">
      <style:text-properties fo:font-size="12pt" style:font-size-asian="12pt" style:font-size-complex="12pt"/>
    </style:style>
    <style:style style:name="T129_86" style:family="text">
      <style:text-properties fo:font-size="12pt" style:font-size-asian="12pt" style:font-size-complex="12pt"/>
    </style:style>
    <style:style style:name="T129_87" style:family="text">
      <style:text-properties fo:font-size="12pt" style:font-size-asian="12pt" style:font-size-complex="12pt"/>
    </style:style>
    <style:style style:name="T129_88" style:family="text">
      <style:text-properties fo:font-size="12pt" style:font-size-asian="12pt" style:font-size-complex="12pt"/>
    </style:style>
    <style:style style:name="T129_89" style:family="text">
      <style:text-properties fo:font-size="12pt" style:font-size-asian="12pt" style:font-size-complex="12pt"/>
    </style:style>
    <style:style style:name="T129_90" style:family="text">
      <style:text-properties fo:font-size="12pt" style:font-size-asian="12pt" style:font-size-complex="12pt"/>
    </style:style>
    <style:style style:name="T129_91" style:family="text">
      <style:text-properties fo:font-size="12pt" style:font-size-asian="12pt" style:font-size-complex="12pt"/>
    </style:style>
    <style:style style:name="T129_92" style:family="text">
      <style:text-properties fo:font-size="12pt" style:font-size-asian="12pt" style:font-size-complex="12pt"/>
    </style:style>
    <style:style style:name="T129_93" style:family="text">
      <style:text-properties fo:font-size="12pt" style:font-size-asian="12pt" style:font-size-complex="12pt"/>
    </style:style>
    <style:style style:name="T129_94" style:family="text">
      <style:text-properties fo:font-size="12pt" style:font-size-asian="12pt" style:font-size-complex="12pt"/>
    </style:style>
    <style:style style:name="T129_95" style:family="text">
      <style:text-properties fo:font-size="12pt" style:font-size-asian="12pt" style:font-size-complex="12pt"/>
    </style:style>
    <style:style style:name="T129_96" style:family="text">
      <style:text-properties fo:font-size="12pt" style:font-size-asian="12pt" style:font-size-complex="12pt"/>
    </style:style>
    <style:style style:name="T129_97" style:family="text">
      <style:text-properties fo:font-size="12pt" style:font-size-asian="12pt" style:font-size-complex="12pt"/>
    </style:style>
    <style:style style:name="T129_98" style:family="text">
      <style:text-properties fo:font-size="12pt" style:font-size-asian="12pt" style:font-size-complex="12pt"/>
    </style:style>
    <style:style style:name="T129_99" style:family="text">
      <style:text-properties fo:font-size="12pt" style:font-size-asian="12pt" style:font-size-complex="12pt"/>
    </style:style>
    <style:style style:name="T129_100" style:family="text">
      <style:text-properties fo:font-size="12pt" style:font-size-asian="12pt" style:font-size-complex="12pt"/>
    </style:style>
    <style:style style:name="T129_101" style:family="text">
      <style:text-properties fo:font-size="12pt" style:font-size-asian="12pt" style:font-size-complex="12pt"/>
    </style:style>
    <style:style style:name="T129_102" style:family="text">
      <style:text-properties fo:font-size="12pt" style:font-size-asian="12pt" style:font-size-complex="12pt"/>
    </style:style>
    <style:style style:name="T129_103" style:family="text">
      <style:text-properties fo:font-size="12pt" style:font-size-asian="12pt" style:font-size-complex="12pt"/>
    </style:style>
    <style:style style:name="T129_104" style:family="text">
      <style:text-properties fo:font-size="12pt" style:font-size-asian="12pt" style:font-size-complex="12pt"/>
    </style:style>
    <style:style style:name="T129_105" style:family="text">
      <style:text-properties fo:font-size="12pt" style:font-size-asian="12pt" style:font-size-complex="12pt"/>
    </style:style>
    <style:style style:name="T129_106" style:family="text">
      <style:text-properties fo:font-size="12pt" style:font-size-asian="12pt" style:font-size-complex="12pt"/>
    </style:style>
    <style:style style:name="T129_107" style:family="text">
      <style:text-properties fo:font-size="12pt" style:font-size-asian="12pt" style:font-size-complex="12pt"/>
    </style:style>
    <style:style style:name="T129_108" style:family="text">
      <style:text-properties fo:font-size="12pt" style:font-size-asian="12pt" style:font-size-complex="12pt"/>
    </style:style>
    <style:style style:name="T129_109" style:family="text">
      <style:text-properties fo:font-size="12pt" style:font-size-asian="12pt" style:font-size-complex="12pt"/>
    </style:style>
    <style:style style:name="T129_110" style:family="text">
      <style:text-properties fo:font-size="12pt" style:font-size-asian="12pt" style:font-size-complex="12pt"/>
    </style:style>
    <style:style style:name="T129_111" style:family="text">
      <style:text-properties fo:font-size="12pt" style:font-size-asian="12pt" style:font-size-complex="12pt"/>
    </style:style>
    <style:style style:name="T129_112" style:family="text">
      <style:text-properties fo:font-size="12pt" style:font-size-asian="12pt" style:font-size-complex="12pt"/>
    </style:style>
    <style:style style:name="T129_113" style:family="text">
      <style:text-properties fo:font-size="12pt" style:font-size-asian="12pt" style:font-size-complex="12pt"/>
    </style:style>
    <style:style style:name="T129_114" style:family="text">
      <style:text-properties fo:font-size="12pt" style:font-size-asian="12pt" style:font-size-complex="12pt"/>
    </style:style>
    <style:style style:name="T129_115" style:family="text">
      <style:text-properties fo:font-size="12pt" style:font-size-asian="12pt" style:font-size-complex="12pt"/>
    </style:style>
    <style:style style:name="T129_116" style:family="text">
      <style:text-properties fo:font-size="12pt" style:font-size-asian="12pt" style:font-size-complex="12pt"/>
    </style:style>
    <style:style style:name="T129_117" style:family="text">
      <style:text-properties fo:font-size="12pt" style:font-size-asian="12pt" style:font-size-complex="12pt"/>
    </style:style>
    <style:style style:name="T129_118" style:family="text">
      <style:text-properties fo:font-size="12pt" style:font-size-asian="12pt" style:font-size-complex="12pt"/>
    </style:style>
    <style:style style:name="T129_119" style:family="text">
      <style:text-properties fo:font-size="12pt" style:font-size-asian="12pt" style:font-size-complex="12pt"/>
    </style:style>
    <style:style style:name="T129_120" style:family="text">
      <style:text-properties fo:font-size="12pt" style:font-size-asian="12pt" style:font-size-complex="12pt"/>
    </style:style>
    <style:style style:name="T129_121" style:family="text">
      <style:text-properties fo:font-size="12pt" style:font-size-asian="12pt" style:font-size-complex="12pt"/>
    </style:style>
    <style:style style:name="T129_122" style:family="text">
      <style:text-properties fo:font-size="12pt" style:font-size-asian="12pt" style:font-size-complex="12pt"/>
    </style:style>
    <style:style style:name="T129_123" style:family="text">
      <style:text-properties fo:font-size="12pt" style:font-size-asian="12pt" style:font-size-complex="12pt"/>
    </style:style>
    <style:style style:name="T129_124" style:family="text">
      <style:text-properties fo:font-size="12pt" style:font-size-asian="12pt" style:font-size-complex="12pt"/>
    </style:style>
    <style:style style:name="T129_125" style:family="text">
      <style:text-properties fo:font-size="12pt" style:font-size-asian="12pt" style:font-size-complex="12pt"/>
    </style:style>
    <style:style style:name="T129_126" style:family="text">
      <style:text-properties fo:font-size="12pt" style:font-size-asian="12pt" style:font-size-complex="12pt"/>
    </style:style>
    <style:style style:name="T129_127" style:family="text">
      <style:text-properties fo:font-size="12pt" style:font-size-asian="12pt" style:font-size-complex="12pt"/>
    </style:style>
    <style:style style:name="T129_128" style:family="text">
      <style:text-properties fo:font-size="12pt" style:font-size-asian="12pt" style:font-size-complex="12pt"/>
    </style:style>
    <style:style style:name="T129_129" style:family="text">
      <style:text-properties fo:font-size="12pt" style:font-size-asian="12pt" style:font-size-complex="12pt"/>
    </style:style>
    <style:style style:name="T129_130" style:family="text">
      <style:text-properties fo:font-size="12pt" style:font-size-asian="12pt" style:font-size-complex="12pt"/>
    </style:style>
    <style:style style:name="T129_131" style:family="text">
      <style:text-properties fo:font-size="12pt" style:font-size-asian="12pt" style:font-size-complex="12pt"/>
    </style:style>
    <style:style style:name="T129_132" style:family="text">
      <style:text-properties fo:font-size="12pt" style:font-size-asian="12pt" style:font-size-complex="12pt"/>
    </style:style>
    <style:style style:name="T129_133" style:family="text">
      <style:text-properties fo:font-size="12pt" style:font-size-asian="12pt" style:font-size-complex="12pt"/>
    </style:style>
    <style:style style:name="T129_134" style:family="text">
      <style:text-properties fo:font-size="12pt" style:font-size-asian="12pt" style:font-size-complex="12pt"/>
    </style:style>
    <style:style style:name="T129_135" style:family="text">
      <style:text-properties fo:font-size="12pt" style:font-size-asian="12pt" style:font-size-complex="12pt"/>
    </style:style>
    <style:style style:name="T129_136" style:family="text">
      <style:text-properties fo:font-size="12pt" style:font-size-asian="12pt" style:font-size-complex="12pt"/>
    </style:style>
    <style:style style:name="T129_137" style:family="text">
      <style:text-properties fo:font-size="12pt" style:font-size-asian="12pt" style:font-size-complex="12pt"/>
    </style:style>
    <style:style style:name="T129_138" style:family="text">
      <style:text-properties fo:font-size="12pt" style:font-size-asian="12pt" style:font-size-complex="12pt"/>
    </style:style>
    <style:style style:name="T129_139" style:family="text">
      <style:text-properties fo:font-size="12pt" style:font-size-asian="12pt" style:font-size-complex="12pt"/>
    </style:style>
    <style:style style:name="T129_140" style:family="text">
      <style:text-properties fo:font-size="12pt" style:font-size-asian="12pt" style:font-size-complex="12pt"/>
    </style:style>
    <style:style style:name="T129_141" style:family="text">
      <style:text-properties fo:font-size="12pt" style:font-size-asian="12pt" style:font-size-complex="12pt"/>
    </style:style>
    <style:style style:name="T129_142" style:family="text">
      <style:text-properties fo:font-size="12pt" style:font-size-asian="12pt" style:font-size-complex="12pt"/>
    </style:style>
    <style:style style:name="T129_143" style:family="text">
      <style:text-properties fo:font-size="12pt" style:font-size-asian="12pt" style:font-size-complex="12pt"/>
    </style:style>
    <style:style style:name="T129_144" style:family="text">
      <style:text-properties fo:font-size="12pt" style:font-size-asian="12pt" style:font-size-complex="12pt"/>
    </style:style>
    <style:style style:name="T129_145" style:family="text">
      <style:text-properties fo:font-size="12pt" style:font-size-asian="12pt" style:font-size-complex="12pt"/>
    </style:style>
    <style:style style:name="T129_146" style:family="text">
      <style:text-properties fo:font-size="12pt" style:font-size-asian="12pt" style:font-size-complex="12pt"/>
    </style:style>
    <style:style style:name="T129_147" style:family="text">
      <style:text-properties fo:font-size="12pt" style:font-size-asian="12pt" style:font-size-complex="12pt"/>
    </style:style>
    <style:style style:name="T129_148" style:family="text">
      <style:text-properties fo:font-size="12pt" style:font-size-asian="12pt" style:font-size-complex="12pt"/>
    </style:style>
    <style:style style:name="T129_149" style:family="text">
      <style:text-properties fo:font-size="12pt" style:font-size-asian="12pt" style:font-size-complex="12pt"/>
    </style:style>
    <style:style style:name="T129_150" style:family="text">
      <style:text-properties fo:font-size="12pt" style:font-size-asian="12pt" style:font-size-complex="12pt"/>
    </style:style>
    <style:style style:name="T129_151" style:family="text">
      <style:text-properties fo:font-size="12pt" style:font-size-asian="12pt" style:font-size-complex="12pt"/>
    </style:style>
    <style:style style:name="T129_152" style:family="text">
      <style:text-properties fo:font-size="12pt" style:font-size-asian="12pt" style:font-size-complex="12pt"/>
    </style:style>
    <style:style style:name="T129_153" style:family="text">
      <style:text-properties fo:font-size="12pt" style:font-size-asian="12pt" style:font-size-complex="12pt"/>
    </style:style>
    <style:style style:name="T129_154" style:family="text">
      <style:text-properties fo:font-size="12pt" style:font-size-asian="12pt" style:font-size-complex="12pt"/>
    </style:style>
    <style:style style:name="T129_155" style:family="text">
      <style:text-properties fo:font-size="12pt" style:font-size-asian="12pt" style:font-size-complex="12pt"/>
    </style:style>
    <style:style style:name="T129_156" style:family="text">
      <style:text-properties fo:font-size="12pt" style:font-size-asian="12pt" style:font-size-complex="12pt"/>
    </style:style>
    <style:style style:name="T129_157" style:family="text">
      <style:text-properties fo:font-size="12pt" style:font-size-asian="12pt" style:font-size-complex="12pt"/>
    </style:style>
    <style:style style:name="T129_158" style:family="text">
      <style:text-properties fo:font-size="12pt" style:font-size-asian="12pt" style:font-size-complex="12pt"/>
    </style:style>
    <style:style style:name="T129_159" style:family="text">
      <style:text-properties fo:font-size="12pt" style:font-size-asian="12pt" style:font-size-complex="12pt"/>
    </style:style>
    <style:style style:name="T129_160" style:family="text">
      <style:text-properties fo:font-size="12pt" style:font-size-asian="12pt" style:font-size-complex="12pt"/>
    </style:style>
    <style:style style:name="T129_161" style:family="text">
      <style:text-properties fo:font-size="12pt" style:font-size-asian="12pt" style:font-size-complex="12pt"/>
    </style:style>
    <style:style style:name="T129_162" style:family="text">
      <style:text-properties fo:font-size="12pt" style:font-size-asian="12pt" style:font-size-complex="12pt"/>
    </style:style>
    <style:style style:name="T129_163" style:family="text">
      <style:text-properties fo:font-size="12pt" style:font-size-asian="12pt" style:font-size-complex="12pt"/>
    </style:style>
    <style:style style:name="T129_164" style:family="text">
      <style:text-properties fo:font-size="12pt" style:font-size-asian="12pt" style:font-size-complex="12pt"/>
    </style:style>
    <style:style style:name="T129_165" style:family="text">
      <style:text-properties fo:font-size="12pt" style:font-size-asian="12pt" style:font-size-complex="12pt"/>
    </style:style>
    <style:style style:name="T129_166" style:family="text">
      <style:text-properties fo:font-size="12pt" style:font-size-asian="12pt" style:font-size-complex="12pt"/>
    </style:style>
    <style:style style:name="T129_167" style:family="text">
      <style:text-properties fo:font-size="12pt" style:font-size-asian="12pt" style:font-size-complex="12pt"/>
    </style:style>
    <style:style style:name="T129_168" style:family="text">
      <style:text-properties fo:font-size="12pt" style:font-size-asian="12pt" style:font-size-complex="12pt"/>
    </style:style>
    <style:style style:name="T129_169" style:family="text">
      <style:text-properties fo:font-size="12pt" style:font-size-asian="12pt" style:font-size-complex="12pt"/>
    </style:style>
    <style:style style:name="T129_170" style:family="text">
      <style:text-properties fo:font-size="12pt" style:font-size-asian="12pt" style:font-size-complex="12pt"/>
    </style:style>
    <style:style style:name="T129_171" style:family="text">
      <style:text-properties fo:font-size="12pt" style:font-size-asian="12pt" style:font-size-complex="12pt"/>
    </style:style>
    <style:style style:name="T129_172" style:family="text">
      <style:text-properties fo:font-size="12pt" style:font-size-asian="12pt" style:font-size-complex="12pt"/>
    </style:style>
    <style:style style:name="T129_173" style:family="text">
      <style:text-properties fo:font-size="12pt" style:font-size-asian="12pt" style:font-size-complex="12pt"/>
    </style:style>
    <style:style style:name="T129_174" style:family="text">
      <style:text-properties fo:font-size="12pt" style:font-size-asian="12pt" style:font-size-complex="12pt"/>
    </style:style>
    <style:style style:name="T129_175" style:family="text">
      <style:text-properties fo:font-size="12pt" style:font-size-asian="12pt" style:font-size-complex="12pt"/>
    </style:style>
    <style:style style:name="T129_176" style:family="text">
      <style:text-properties fo:font-size="12pt" style:font-size-asian="12pt" style:font-size-complex="12pt"/>
    </style:style>
    <style:style style:name="T129_177" style:family="text">
      <style:text-properties fo:font-size="12pt" style:font-size-asian="12pt" style:font-size-complex="12pt"/>
    </style:style>
    <style:style style:name="T129_178" style:family="text">
      <style:text-properties fo:font-size="12pt" style:font-size-asian="12pt" style:font-size-complex="12pt"/>
    </style:style>
    <style:style style:name="T129_179" style:family="text">
      <style:text-properties fo:font-size="12pt" style:font-size-asian="12pt" style:font-size-complex="12pt"/>
    </style:style>
    <style:style style:name="T129_180" style:family="text">
      <style:text-properties fo:font-size="12pt" style:font-size-asian="12pt" style:font-size-complex="12pt"/>
    </style:style>
    <style:style style:name="T129_181" style:family="text">
      <style:text-properties fo:font-size="12pt" style:font-size-asian="12pt" style:font-size-complex="12pt"/>
    </style:style>
    <style:style style:name="T129_182" style:family="text">
      <style:text-properties fo:font-size="12pt" style:font-size-asian="12pt" style:font-size-complex="12pt"/>
    </style:style>
    <style:style style:name="T129_183" style:family="text">
      <style:text-properties fo:font-size="12pt" style:font-size-asian="12pt" style:font-size-complex="12pt"/>
    </style:style>
    <style:style style:name="T129_184" style:family="text">
      <style:text-properties fo:font-size="12pt" style:font-size-asian="12pt" style:font-size-complex="12pt"/>
    </style:style>
    <style:style style:name="T129_185" style:family="text">
      <style:text-properties fo:font-size="12pt" style:font-size-asian="12pt" style:font-size-complex="12pt"/>
    </style:style>
    <style:style style:name="T129_186" style:family="text">
      <style:text-properties fo:font-size="12pt" style:font-size-asian="12pt" style:font-size-complex="12pt"/>
    </style:style>
    <style:style style:name="T129_187" style:family="text">
      <style:text-properties fo:font-size="12pt" style:font-size-asian="12pt" style:font-size-complex="12pt"/>
    </style:style>
    <style:style style:name="T129_188" style:family="text">
      <style:text-properties fo:font-size="12pt" style:font-size-asian="12pt" style:font-size-complex="12pt"/>
    </style:style>
    <style:style style:name="T129_189" style:family="text">
      <style:text-properties fo:font-size="12pt" style:font-size-asian="12pt" style:font-size-complex="12pt"/>
    </style:style>
    <style:style style:name="T129_190" style:family="text">
      <style:text-properties fo:font-size="12pt" style:font-size-asian="12pt" style:font-size-complex="12pt"/>
    </style:style>
    <style:style style:name="T129_191" style:family="text">
      <style:text-properties fo:font-size="12pt" style:font-size-asian="12pt" style:font-size-complex="12pt"/>
    </style:style>
    <style:style style:name="T129_192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/>
    </style:style>
    <style:style style:name="P131" style:family="paragraph" style:parent-style-name="Heading_20_1">
      <style:paragraph-properties fo:break-before="auto" fo:line-height="115%" fo:margin-top="0.847cm" style:writing-mode="lr-tb"/>
    </style:style>
    <style:style style:name="T131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1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1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fo:margin-bottom="0.353cm" style:writing-mode="lr-tb"/>
    </style:style>
    <style:style style:name="T132_1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fo:margin-bottom="0.353cm" style:writing-mode="lr-tb"/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T133_7" style:family="text">
      <style:text-properties fo:font-size="12pt" style:font-size-asian="12pt" style:font-size-complex="12pt"/>
    </style:style>
    <style:style style:name="T133_8" style:family="text">
      <style:text-properties fo:font-size="12pt" style:font-size-asian="12pt" style:font-size-complex="12pt"/>
    </style:style>
    <style:style style:name="T133_9" style:family="text">
      <style:text-properties fo:font-size="12pt" style:font-size-asian="12pt" style:font-size-complex="12pt"/>
    </style:style>
    <style:style style:name="T133_10" style:family="text">
      <style:text-properties fo:font-size="12pt" style:font-size-asian="12pt" style:font-size-complex="12pt"/>
    </style:style>
    <style:style style:name="T133_11" style:family="text">
      <style:text-properties fo:font-size="12pt" style:font-size-asian="12pt" style:font-size-complex="12pt"/>
    </style:style>
    <style:style style:name="T133_12" style:family="text">
      <style:text-properties fo:font-size="12pt" style:font-size-asian="12pt" style:font-size-complex="12pt"/>
    </style:style>
    <style:style style:name="T133_13" style:family="text">
      <style:text-properties fo:font-size="12pt" style:font-size-asian="12pt" style:font-size-complex="12pt"/>
    </style:style>
    <style:style style:name="T133_14" style:family="text">
      <style:text-properties fo:font-size="12pt" style:font-size-asian="12pt" style:font-size-complex="12pt"/>
    </style:style>
    <style:style style:name="T133_15" style:family="text">
      <style:text-properties fo:font-size="12pt" style:font-size-asian="12pt" style:font-size-complex="12pt"/>
    </style:style>
    <style:style style:name="T133_16" style:family="text">
      <style:text-properties fo:font-size="12pt" style:font-size-asian="12pt" style:font-size-complex="12pt"/>
    </style:style>
    <style:style style:name="T133_17" style:family="text">
      <style:text-properties fo:font-size="12pt" style:font-size-asian="12pt" style:font-size-complex="12pt"/>
    </style:style>
    <style:style style:name="T133_18" style:family="text">
      <style:text-properties fo:font-size="12pt" style:font-size-asian="12pt" style:font-size-complex="12pt"/>
    </style:style>
    <style:style style:name="T133_19" style:family="text">
      <style:text-properties fo:font-size="12pt" style:font-size-asian="12pt" style:font-size-complex="12pt"/>
    </style:style>
    <style:style style:name="T133_20" style:family="text">
      <style:text-properties fo:font-size="12pt" style:font-size-asian="12pt" style:font-size-complex="12pt"/>
    </style:style>
    <style:style style:name="T133_21" style:family="text">
      <style:text-properties fo:font-size="12pt" style:font-size-asian="12pt" style:font-size-complex="12pt"/>
    </style:style>
    <style:style style:name="T133_22" style:family="text">
      <style:text-properties fo:font-size="12pt" style:font-size-asian="12pt" style:font-size-complex="12pt"/>
    </style:style>
    <style:style style:name="T133_23" style:family="text">
      <style:text-properties fo:font-size="12pt" style:font-size-asian="12pt" style:font-size-complex="12pt"/>
    </style:style>
    <style:style style:name="T133_24" style:family="text">
      <style:text-properties fo:font-size="12pt" style:font-size-asian="12pt" style:font-size-complex="12pt"/>
    </style:style>
    <style:style style:name="T133_25" style:family="text">
      <style:text-properties fo:font-size="12pt" style:font-size-asian="12pt" style:font-size-complex="12pt"/>
    </style:style>
    <style:style style:name="T133_26" style:family="text">
      <style:text-properties fo:font-size="12pt" style:font-size-asian="12pt" style:font-size-complex="12pt"/>
    </style:style>
    <style:style style:name="T133_27" style:family="text">
      <style:text-properties fo:font-size="12pt" style:font-size-asian="12pt" style:font-size-complex="12pt"/>
    </style:style>
    <style:style style:name="T133_28" style:family="text">
      <style:text-properties fo:font-size="12pt" style:font-size-asian="12pt" style:font-size-complex="12pt"/>
    </style:style>
    <style:style style:name="T133_29" style:family="text">
      <style:text-properties fo:font-size="12pt" style:font-size-asian="12pt" style:font-size-complex="12pt"/>
    </style:style>
    <style:style style:name="T133_30" style:family="text">
      <style:text-properties fo:font-size="12pt" style:font-size-asian="12pt" style:font-size-complex="12pt"/>
    </style:style>
    <style:style style:name="T133_31" style:family="text">
      <style:text-properties fo:font-size="12pt" style:font-size-asian="12pt" style:font-size-complex="12pt"/>
    </style:style>
    <style:style style:name="T133_32" style:family="text">
      <style:text-properties fo:font-size="12pt" style:font-size-asian="12pt" style:font-size-complex="12pt"/>
    </style:style>
    <style:style style:name="T133_33" style:family="text">
      <style:text-properties fo:font-size="12pt" style:font-size-asian="12pt" style:font-size-complex="12pt"/>
    </style:style>
    <style:style style:name="T133_34" style:family="text">
      <style:text-properties fo:font-size="12pt" style:font-size-asian="12pt" style:font-size-complex="12pt"/>
    </style:style>
    <style:style style:name="T133_35" style:family="text">
      <style:text-properties fo:font-size="12pt" style:font-size-asian="12pt" style:font-size-complex="12pt"/>
    </style:style>
    <style:style style:name="T133_36" style:family="text">
      <style:text-properties fo:font-size="12pt" style:font-size-asian="12pt" style:font-size-complex="12pt"/>
    </style:style>
    <style:style style:name="T133_37" style:family="text">
      <style:text-properties fo:font-size="12pt" style:font-size-asian="12pt" style:font-size-complex="12pt"/>
    </style:style>
    <style:style style:name="T133_38" style:family="text">
      <style:text-properties fo:font-size="12pt" style:font-size-asian="12pt" style:font-size-complex="12pt"/>
    </style:style>
    <style:style style:name="T133_39" style:family="text">
      <style:text-properties fo:font-size="12pt" style:font-size-asian="12pt" style:font-size-complex="12pt"/>
    </style:style>
    <style:style style:name="T133_40" style:family="text">
      <style:text-properties fo:font-size="12pt" style:font-size-asian="12pt" style:font-size-complex="12pt"/>
    </style:style>
    <style:style style:name="T133_41" style:family="text">
      <style:text-properties fo:font-size="12pt" style:font-size-asian="12pt" style:font-size-complex="12pt"/>
    </style:style>
    <style:style style:name="T133_42" style:family="text">
      <style:text-properties fo:font-size="12pt" style:font-size-asian="12pt" style:font-size-complex="12pt"/>
    </style:style>
    <style:style style:name="T133_43" style:family="text">
      <style:text-properties fo:font-size="12pt" style:font-size-asian="12pt" style:font-size-complex="12pt"/>
    </style:style>
    <style:style style:name="T133_44" style:family="text">
      <style:text-properties fo:font-size="12pt" style:font-size-asian="12pt" style:font-size-complex="12pt"/>
    </style:style>
    <style:style style:name="T133_45" style:family="text">
      <style:text-properties fo:font-size="12pt" style:font-size-asian="12pt" style:font-size-complex="12pt"/>
    </style:style>
    <style:style style:name="T133_46" style:family="text">
      <style:text-properties fo:font-size="12pt" style:font-size-asian="12pt" style:font-size-complex="12pt"/>
    </style:style>
    <style:style style:name="T133_47" style:family="text">
      <style:text-properties fo:font-size="12pt" style:font-size-asian="12pt" style:font-size-complex="12pt"/>
    </style:style>
    <style:style style:name="T133_48" style:family="text">
      <style:text-properties fo:font-size="12pt" style:font-size-asian="12pt" style:font-size-complex="12pt"/>
    </style:style>
    <style:style style:name="T133_49" style:family="text">
      <style:text-properties fo:font-size="12pt" style:font-size-asian="12pt" style:font-size-complex="12pt"/>
    </style:style>
    <style:style style:name="T133_50" style:family="text">
      <style:text-properties fo:font-size="12pt" style:font-size-asian="12pt" style:font-size-complex="12pt"/>
    </style:style>
    <style:style style:name="T133_51" style:family="text">
      <style:text-properties fo:font-size="12pt" style:font-size-asian="12pt" style:font-size-complex="12pt"/>
    </style:style>
    <style:style style:name="T133_52" style:family="text">
      <style:text-properties fo:font-size="12pt" style:font-size-asian="12pt" style:font-size-complex="12pt"/>
    </style:style>
    <style:style style:name="T133_53" style:family="text">
      <style:text-properties fo:font-size="12pt" style:font-size-asian="12pt" style:font-size-complex="12pt"/>
    </style:style>
    <style:style style:name="T133_54" style:family="text">
      <style:text-properties fo:font-size="12pt" style:font-size-asian="12pt" style:font-size-complex="12pt"/>
    </style:style>
    <style:style style:name="T133_55" style:family="text">
      <style:text-properties fo:font-size="12pt" style:font-size-asian="12pt" style:font-size-complex="12pt"/>
    </style:style>
    <style:style style:name="T133_56" style:family="text">
      <style:text-properties fo:font-size="12pt" style:font-size-asian="12pt" style:font-size-complex="12pt"/>
    </style:style>
    <style:style style:name="T133_57" style:family="text">
      <style:text-properties fo:font-size="12pt" style:font-size-asian="12pt" style:font-size-complex="12pt"/>
    </style:style>
    <style:style style:name="T133_58" style:family="text">
      <style:text-properties fo:font-size="12pt" style:font-size-asian="12pt" style:font-size-complex="12pt"/>
    </style:style>
    <style:style style:name="T133_59" style:family="text">
      <style:text-properties fo:font-size="12pt" style:font-size-asian="12pt" style:font-size-complex="12pt"/>
    </style:style>
    <style:style style:name="T133_60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fo:margin-bottom="0.353cm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T134_10" style:family="text">
      <style:text-properties fo:font-size="12pt" style:font-size-asian="12pt" style:font-size-complex="12pt"/>
    </style:style>
    <style:style style:name="T134_11" style:family="text">
      <style:text-properties fo:font-size="12pt" style:font-size-asian="12pt" style:font-size-complex="12pt"/>
    </style:style>
    <style:style style:name="T134_12" style:family="text">
      <style:text-properties fo:font-size="12pt" style:font-size-asian="12pt" style:font-size-complex="12pt"/>
    </style:style>
    <style:style style:name="T134_13" style:family="text">
      <style:text-properties fo:font-size="12pt" style:font-size-asian="12pt" style:font-size-complex="12pt"/>
    </style:style>
    <style:style style:name="T134_14" style:family="text">
      <style:text-properties fo:font-size="12pt" style:font-size-asian="12pt" style:font-size-complex="12pt"/>
    </style:style>
    <style:style style:name="T134_15" style:family="text">
      <style:text-properties fo:font-size="12pt" style:font-size-asian="12pt" style:font-size-complex="12pt"/>
    </style:style>
    <style:style style:name="T134_16" style:family="text">
      <style:text-properties fo:font-size="12pt" style:font-size-asian="12pt" style:font-size-complex="12pt"/>
    </style:style>
    <style:style style:name="T134_17" style:family="text">
      <style:text-properties fo:font-size="12pt" style:font-size-asian="12pt" style:font-size-complex="12pt"/>
    </style:style>
    <style:style style:name="T134_18" style:family="text">
      <style:text-properties fo:font-size="12pt" style:font-size-asian="12pt" style:font-size-complex="12pt"/>
    </style:style>
    <style:style style:name="T134_19" style:family="text">
      <style:text-properties fo:font-size="12pt" style:font-size-asian="12pt" style:font-size-complex="12pt"/>
    </style:style>
    <style:style style:name="T134_20" style:family="text">
      <style:text-properties fo:font-size="12pt" style:font-size-asian="12pt" style:font-size-complex="12pt"/>
    </style:style>
    <style:style style:name="T134_21" style:family="text">
      <style:text-properties fo:font-size="12pt" style:font-size-asian="12pt" style:font-size-complex="12pt"/>
    </style:style>
    <style:style style:name="T134_22" style:family="text">
      <style:text-properties fo:font-size="12pt" style:font-size-asian="12pt" style:font-size-complex="12pt"/>
    </style:style>
    <style:style style:name="T134_23" style:family="text">
      <style:text-properties fo:font-size="12pt" style:font-size-asian="12pt" style:font-size-complex="12pt"/>
    </style:style>
    <style:style style:name="T134_24" style:family="text">
      <style:text-properties fo:font-size="12pt" style:font-size-asian="12pt" style:font-size-complex="12pt"/>
    </style:style>
    <style:style style:name="T134_25" style:family="text">
      <style:text-properties fo:font-size="12pt" style:font-size-asian="12pt" style:font-size-complex="12pt"/>
    </style:style>
    <style:style style:name="T134_26" style:family="text">
      <style:text-properties fo:font-size="12pt" style:font-size-asian="12pt" style:font-size-complex="12pt"/>
    </style:style>
    <style:style style:name="T134_27" style:family="text">
      <style:text-properties fo:font-size="12pt" style:font-size-asian="12pt" style:font-size-complex="12pt"/>
    </style:style>
    <style:style style:name="T134_28" style:family="text">
      <style:text-properties fo:font-size="12pt" style:font-size-asian="12pt" style:font-size-complex="12pt"/>
    </style:style>
    <style:style style:name="T134_29" style:family="text">
      <style:text-properties fo:font-size="12pt" style:font-size-asian="12pt" style:font-size-complex="12pt"/>
    </style:style>
    <style:style style:name="T134_30" style:family="text">
      <style:text-properties fo:font-size="12pt" style:font-size-asian="12pt" style:font-size-complex="12pt"/>
    </style:style>
    <style:style style:name="T134_31" style:family="text">
      <style:text-properties fo:font-size="12pt" style:font-size-asian="12pt" style:font-size-complex="12pt"/>
    </style:style>
    <style:style style:name="T134_32" style:family="text">
      <style:text-properties fo:font-size="12pt" style:font-size-asian="12pt" style:font-size-complex="12pt"/>
    </style:style>
    <style:style style:name="T134_33" style:family="text">
      <style:text-properties fo:font-size="12pt" style:font-size-asian="12pt" style:font-size-complex="12pt"/>
    </style:style>
    <style:style style:name="T134_34" style:family="text">
      <style:text-properties fo:font-size="12pt" style:font-size-asian="12pt" style:font-size-complex="12pt"/>
    </style:style>
    <style:style style:name="T134_35" style:family="text">
      <style:text-properties fo:font-size="12pt" style:font-size-asian="12pt" style:font-size-complex="12pt"/>
    </style:style>
    <style:style style:name="T134_36" style:family="text">
      <style:text-properties fo:font-size="12pt" style:font-size-asian="12pt" style:font-size-complex="12pt"/>
    </style:style>
    <style:style style:name="T134_37" style:family="text">
      <style:text-properties fo:font-size="12pt" style:font-size-asian="12pt" style:font-size-complex="12pt"/>
    </style:style>
    <style:style style:name="T134_38" style:family="text">
      <style:text-properties fo:font-size="12pt" style:font-size-asian="12pt" style:font-size-complex="12pt"/>
    </style:style>
    <style:style style:name="T134_39" style:family="text">
      <style:text-properties fo:font-size="12pt" style:font-size-asian="12pt" style:font-size-complex="12pt"/>
    </style:style>
    <style:style style:name="T134_40" style:family="text">
      <style:text-properties fo:font-size="12pt" style:font-size-asian="12pt" style:font-size-complex="12pt"/>
    </style:style>
    <style:style style:name="T134_41" style:family="text">
      <style:text-properties fo:font-size="12pt" style:font-size-asian="12pt" style:font-size-complex="12pt"/>
    </style:style>
    <style:style style:name="T134_42" style:family="text">
      <style:text-properties fo:font-size="12pt" style:font-size-asian="12pt" style:font-size-complex="12pt"/>
    </style:style>
    <style:style style:name="T134_43" style:family="text">
      <style:text-properties fo:font-size="12pt" style:font-size-asian="12pt" style:font-size-complex="12pt"/>
    </style:style>
    <style:style style:name="T134_44" style:family="text">
      <style:text-properties fo:font-size="12pt" style:font-size-asian="12pt" style:font-size-complex="12pt"/>
    </style:style>
    <style:style style:name="T134_45" style:family="text">
      <style:text-properties fo:font-size="12pt" style:font-size-asian="12pt" style:font-size-complex="12pt"/>
    </style:style>
    <style:style style:name="T134_46" style:family="text">
      <style:text-properties fo:font-size="12pt" style:font-size-asian="12pt" style:font-size-complex="12pt"/>
    </style:style>
    <style:style style:name="T134_47" style:family="text">
      <style:text-properties fo:font-size="12pt" style:font-size-asian="12pt" style:font-size-complex="12pt"/>
    </style:style>
    <style:style style:name="T134_48" style:family="text">
      <style:text-properties fo:font-size="12pt" style:font-size-asian="12pt" style:font-size-complex="12pt"/>
    </style:style>
    <style:style style:name="T134_49" style:family="text">
      <style:text-properties fo:font-size="12pt" style:font-size-asian="12pt" style:font-size-complex="12pt"/>
    </style:style>
    <style:style style:name="T134_50" style:family="text">
      <style:text-properties fo:font-size="12pt" style:font-size-asian="12pt" style:font-size-complex="12pt"/>
    </style:style>
    <style:style style:name="T134_51" style:family="text">
      <style:text-properties fo:font-size="12pt" style:font-size-asian="12pt" style:font-size-complex="12pt"/>
    </style:style>
    <style:style style:name="T134_52" style:family="text">
      <style:text-properties fo:font-size="12pt" style:font-size-asian="12pt" style:font-size-complex="12pt"/>
    </style:style>
    <style:style style:name="T134_53" style:family="text">
      <style:text-properties fo:font-size="12pt" style:font-size-asian="12pt" style:font-size-complex="12pt"/>
    </style:style>
    <style:style style:name="T134_54" style:family="text">
      <style:text-properties fo:font-size="12pt" style:font-size-asian="12pt" style:font-size-complex="12pt"/>
    </style:style>
    <style:style style:name="T134_55" style:family="text">
      <style:text-properties fo:font-size="12pt" style:font-size-asian="12pt" style:font-size-complex="12pt"/>
    </style:style>
    <style:style style:name="T134_56" style:family="text">
      <style:text-properties fo:font-size="12pt" style:font-size-asian="12pt" style:font-size-complex="12pt"/>
    </style:style>
    <style:style style:name="T134_57" style:family="text">
      <style:text-properties fo:font-size="12pt" style:font-size-asian="12pt" style:font-size-complex="12pt"/>
    </style:style>
    <style:style style:name="T134_58" style:family="text">
      <style:text-properties fo:font-size="12pt" style:font-size-asian="12pt" style:font-size-complex="12pt"/>
    </style:style>
    <style:style style:name="T134_59" style:family="text">
      <style:text-properties fo:font-size="12pt" style:font-size-asian="12pt" style:font-size-complex="12pt"/>
    </style:style>
    <style:style style:name="T134_60" style:family="text">
      <style:text-properties fo:font-size="12pt" style:font-size-asian="12pt" style:font-size-complex="12pt"/>
    </style:style>
    <style:style style:name="T134_61" style:family="text">
      <style:text-properties fo:font-size="12pt" style:font-size-asian="12pt" style:font-size-complex="12pt"/>
    </style:style>
    <style:style style:name="T134_62" style:family="text">
      <style:text-properties fo:font-size="12pt" style:font-size-asian="12pt" style:font-size-complex="12pt"/>
    </style:style>
    <style:style style:name="T134_63" style:family="text">
      <style:text-properties fo:font-size="12pt" style:font-size-asian="12pt" style:font-size-complex="12pt"/>
    </style:style>
    <style:style style:name="T134_64" style:family="text">
      <style:text-properties fo:font-size="12pt" style:font-size-asian="12pt" style:font-size-complex="12pt"/>
    </style:style>
    <style:style style:name="T134_65" style:family="text">
      <style:text-properties fo:font-size="12pt" style:font-size-asian="12pt" style:font-size-complex="12pt"/>
    </style:style>
    <style:style style:name="T134_66" style:family="text">
      <style:text-properties fo:font-size="12pt" style:font-size-asian="12pt" style:font-size-complex="12pt"/>
    </style:style>
    <style:style style:name="T134_67" style:family="text">
      <style:text-properties fo:font-size="12pt" style:font-size-asian="12pt" style:font-size-complex="12pt"/>
    </style:style>
    <style:style style:name="T134_68" style:family="text">
      <style:text-properties fo:font-size="12pt" style:font-size-asian="12pt" style:font-size-complex="12pt"/>
    </style:style>
    <style:style style:name="T134_69" style:family="text">
      <style:text-properties fo:font-size="12pt" style:font-size-asian="12pt" style:font-size-complex="12pt"/>
    </style:style>
    <style:style style:name="T134_70" style:family="text">
      <style:text-properties fo:font-size="12pt" style:font-size-asian="12pt" style:font-size-complex="12pt"/>
    </style:style>
    <style:style style:name="T134_71" style:family="text">
      <style:text-properties fo:font-size="12pt" style:font-size-asian="12pt" style:font-size-complex="12pt"/>
    </style:style>
    <style:style style:name="T134_72" style:family="text">
      <style:text-properties fo:font-size="12pt" style:font-size-asian="12pt" style:font-size-complex="12pt"/>
    </style:style>
    <style:style style:name="T134_73" style:family="text">
      <style:text-properties fo:font-size="12pt" style:font-size-asian="12pt" style:font-size-complex="12pt"/>
    </style:style>
    <style:style style:name="T134_74" style:family="text">
      <style:text-properties fo:font-size="12pt" style:font-size-asian="12pt" style:font-size-complex="12pt"/>
    </style:style>
    <style:style style:name="T134_75" style:family="text">
      <style:text-properties fo:font-size="12pt" style:font-size-asian="12pt" style:font-size-complex="12pt"/>
    </style:style>
    <style:style style:name="T134_76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fo:margin-bottom="0.353cm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T135_20" style:family="text">
      <style:text-properties fo:font-size="12pt" style:font-size-asian="12pt" style:font-size-complex="12pt"/>
    </style:style>
    <style:style style:name="T135_21" style:family="text">
      <style:text-properties fo:font-size="12pt" style:font-size-asian="12pt" style:font-size-complex="12pt"/>
    </style:style>
    <style:style style:name="T135_22" style:family="text">
      <style:text-properties fo:font-size="12pt" style:font-size-asian="12pt" style:font-size-complex="12pt"/>
    </style:style>
    <style:style style:name="T135_23" style:family="text">
      <style:text-properties fo:font-size="12pt" style:font-size-asian="12pt" style:font-size-complex="12pt"/>
    </style:style>
    <style:style style:name="T135_24" style:family="text">
      <style:text-properties fo:font-size="12pt" style:font-size-asian="12pt" style:font-size-complex="12pt"/>
    </style:style>
    <style:style style:name="T135_25" style:family="text">
      <style:text-properties fo:font-size="12pt" style:font-size-asian="12pt" style:font-size-complex="12pt"/>
    </style:style>
    <style:style style:name="T135_26" style:family="text">
      <style:text-properties fo:font-size="12pt" style:font-size-asian="12pt" style:font-size-complex="12pt"/>
    </style:style>
    <style:style style:name="T135_27" style:family="text">
      <style:text-properties fo:font-size="12pt" style:font-size-asian="12pt" style:font-size-complex="12pt"/>
    </style:style>
    <style:style style:name="T135_28" style:family="text">
      <style:text-properties fo:font-size="12pt" style:font-size-asian="12pt" style:font-size-complex="12pt"/>
    </style:style>
    <style:style style:name="T135_29" style:family="text">
      <style:text-properties fo:font-size="12pt" style:font-size-asian="12pt" style:font-size-complex="12pt"/>
    </style:style>
    <style:style style:name="T135_30" style:family="text">
      <style:text-properties fo:font-size="12pt" style:font-size-asian="12pt" style:font-size-complex="12pt"/>
    </style:style>
    <style:style style:name="T135_31" style:family="text">
      <style:text-properties fo:font-size="12pt" style:font-size-asian="12pt" style:font-size-complex="12pt"/>
    </style:style>
    <style:style style:name="T135_32" style:family="text">
      <style:text-properties fo:font-size="12pt" style:font-size-asian="12pt" style:font-size-complex="12pt"/>
    </style:style>
    <style:style style:name="T135_33" style:family="text">
      <style:text-properties fo:font-size="12pt" style:font-size-asian="12pt" style:font-size-complex="12pt"/>
    </style:style>
    <style:style style:name="T135_34" style:family="text">
      <style:text-properties fo:font-size="12pt" style:font-size-asian="12pt" style:font-size-complex="12pt"/>
    </style:style>
    <style:style style:name="T135_35" style:family="text">
      <style:text-properties fo:font-size="12pt" style:font-size-asian="12pt" style:font-size-complex="12pt"/>
    </style:style>
    <style:style style:name="T135_36" style:family="text">
      <style:text-properties fo:font-size="12pt" style:font-size-asian="12pt" style:font-size-complex="12pt"/>
    </style:style>
    <style:style style:name="T135_37" style:family="text">
      <style:text-properties fo:font-size="12pt" style:font-size-asian="12pt" style:font-size-complex="12pt"/>
    </style:style>
    <style:style style:name="T135_38" style:family="text">
      <style:text-properties fo:font-size="12pt" style:font-size-asian="12pt" style:font-size-complex="12pt"/>
    </style:style>
    <style:style style:name="T135_39" style:family="text">
      <style:text-properties fo:font-size="12pt" style:font-size-asian="12pt" style:font-size-complex="12pt"/>
    </style:style>
    <style:style style:name="T135_40" style:family="text">
      <style:text-properties fo:font-size="12pt" style:font-size-asian="12pt" style:font-size-complex="12pt"/>
    </style:style>
    <style:style style:name="T135_41" style:family="text">
      <style:text-properties fo:font-size="12pt" style:font-size-asian="12pt" style:font-size-complex="12pt"/>
    </style:style>
    <style:style style:name="T135_42" style:family="text">
      <style:text-properties fo:font-size="12pt" style:font-size-asian="12pt" style:font-size-complex="12pt"/>
    </style:style>
    <style:style style:name="T135_43" style:family="text">
      <style:text-properties fo:font-size="12pt" style:font-size-asian="12pt" style:font-size-complex="12pt"/>
    </style:style>
    <style:style style:name="T135_44" style:family="text">
      <style:text-properties fo:font-size="12pt" style:font-size-asian="12pt" style:font-size-complex="12pt"/>
    </style:style>
    <style:style style:name="T135_45" style:family="text">
      <style:text-properties fo:font-size="12pt" style:font-size-asian="12pt" style:font-size-complex="12pt"/>
    </style:style>
    <style:style style:name="T135_46" style:family="text">
      <style:text-properties fo:font-size="12pt" style:font-size-asian="12pt" style:font-size-complex="12pt"/>
    </style:style>
    <style:style style:name="T135_47" style:family="text">
      <style:text-properties fo:font-size="12pt" style:font-size-asian="12pt" style:font-size-complex="12pt"/>
    </style:style>
    <style:style style:name="T135_48" style:family="text">
      <style:text-properties fo:font-size="12pt" style:font-size-asian="12pt" style:font-size-complex="12pt"/>
    </style:style>
    <style:style style:name="T135_49" style:family="text">
      <style:text-properties fo:font-size="12pt" style:font-size-asian="12pt" style:font-size-complex="12pt"/>
    </style:style>
    <style:style style:name="T135_50" style:family="text">
      <style:text-properties fo:font-size="12pt" style:font-size-asian="12pt" style:font-size-complex="12pt"/>
    </style:style>
    <style:style style:name="T135_51" style:family="text">
      <style:text-properties fo:font-size="12pt" style:font-size-asian="12pt" style:font-size-complex="12pt"/>
    </style:style>
    <style:style style:name="T135_52" style:family="text">
      <style:text-properties fo:font-size="12pt" style:font-size-asian="12pt" style:font-size-complex="12pt"/>
    </style:style>
    <style:style style:name="T135_53" style:family="text">
      <style:text-properties fo:font-size="12pt" style:font-size-asian="12pt" style:font-size-complex="12pt"/>
    </style:style>
    <style:style style:name="T135_54" style:family="text">
      <style:text-properties fo:font-size="12pt" style:font-size-asian="12pt" style:font-size-complex="12pt"/>
    </style:style>
    <style:style style:name="T135_55" style:family="text">
      <style:text-properties fo:font-size="12pt" style:font-size-asian="12pt" style:font-size-complex="12pt"/>
    </style:style>
    <style:style style:name="T135_56" style:family="text">
      <style:text-properties fo:font-size="12pt" style:font-size-asian="12pt" style:font-size-complex="12pt"/>
    </style:style>
    <style:style style:name="T135_57" style:family="text">
      <style:text-properties fo:font-size="12pt" style:font-size-asian="12pt" style:font-size-complex="12pt"/>
    </style:style>
    <style:style style:name="T135_58" style:family="text">
      <style:text-properties fo:font-size="12pt" style:font-size-asian="12pt" style:font-size-complex="12pt"/>
    </style:style>
    <style:style style:name="T135_59" style:family="text">
      <style:text-properties fo:font-size="12pt" style:font-size-asian="12pt" style:font-size-complex="12pt"/>
    </style:style>
    <style:style style:name="T135_60" style:family="text">
      <style:text-properties fo:font-size="12pt" style:font-size-asian="12pt" style:font-size-complex="12pt"/>
    </style:style>
    <style:style style:name="T135_61" style:family="text">
      <style:text-properties fo:font-size="12pt" style:font-size-asian="12pt" style:font-size-complex="12pt"/>
    </style:style>
    <style:style style:name="T135_62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fo:margin-bottom="0.353cm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T136_10" style:family="text">
      <style:text-properties fo:font-size="12pt" style:font-size-asian="12pt" style:font-size-complex="12pt"/>
    </style:style>
    <style:style style:name="T136_11" style:family="text">
      <style:text-properties fo:font-size="12pt" style:font-size-asian="12pt" style:font-size-complex="12pt"/>
    </style:style>
    <style:style style:name="T136_12" style:family="text">
      <style:text-properties fo:font-size="12pt" style:font-size-asian="12pt" style:font-size-complex="12pt"/>
    </style:style>
    <style:style style:name="T136_13" style:family="text">
      <style:text-properties fo:font-size="12pt" style:font-size-asian="12pt" style:font-size-complex="12pt"/>
    </style:style>
    <style:style style:name="T136_14" style:family="text">
      <style:text-properties fo:font-size="12pt" style:font-size-asian="12pt" style:font-size-complex="12pt"/>
    </style:style>
    <style:style style:name="T136_15" style:family="text">
      <style:text-properties fo:font-size="12pt" style:font-size-asian="12pt" style:font-size-complex="12pt"/>
    </style:style>
    <style:style style:name="T136_16" style:family="text">
      <style:text-properties fo:font-size="12pt" style:font-size-asian="12pt" style:font-size-complex="12pt"/>
    </style:style>
    <style:style style:name="T136_17" style:family="text">
      <style:text-properties fo:font-size="12pt" style:font-size-asian="12pt" style:font-size-complex="12pt"/>
    </style:style>
    <style:style style:name="T136_18" style:family="text">
      <style:text-properties fo:font-size="12pt" style:font-size-asian="12pt" style:font-size-complex="12pt"/>
    </style:style>
    <style:style style:name="T136_19" style:family="text">
      <style:text-properties fo:font-size="12pt" style:font-size-asian="12pt" style:font-size-complex="12pt"/>
    </style:style>
    <style:style style:name="T136_20" style:family="text">
      <style:text-properties fo:font-size="12pt" style:font-size-asian="12pt" style:font-size-complex="12pt"/>
    </style:style>
    <style:style style:name="T136_21" style:family="text">
      <style:text-properties fo:font-size="12pt" style:font-size-asian="12pt" style:font-size-complex="12pt"/>
    </style:style>
    <style:style style:name="T136_22" style:family="text">
      <style:text-properties fo:font-size="12pt" style:font-size-asian="12pt" style:font-size-complex="12pt"/>
    </style:style>
    <style:style style:name="T136_23" style:family="text">
      <style:text-properties fo:font-size="12pt" style:font-size-asian="12pt" style:font-size-complex="12pt"/>
    </style:style>
    <style:style style:name="T136_24" style:family="text">
      <style:text-properties fo:font-size="12pt" style:font-size-asian="12pt" style:font-size-complex="12pt"/>
    </style:style>
    <style:style style:name="T136_25" style:family="text">
      <style:text-properties fo:font-size="12pt" style:font-size-asian="12pt" style:font-size-complex="12pt"/>
    </style:style>
    <style:style style:name="T136_26" style:family="text">
      <style:text-properties fo:font-size="12pt" style:font-size-asian="12pt" style:font-size-complex="12pt"/>
    </style:style>
    <style:style style:name="T136_27" style:family="text">
      <style:text-properties fo:font-size="12pt" style:font-size-asian="12pt" style:font-size-complex="12pt"/>
    </style:style>
    <style:style style:name="T136_28" style:family="text">
      <style:text-properties fo:font-size="12pt" style:font-size-asian="12pt" style:font-size-complex="12pt"/>
    </style:style>
    <style:style style:name="T136_29" style:family="text">
      <style:text-properties fo:font-size="12pt" style:font-size-asian="12pt" style:font-size-complex="12pt"/>
    </style:style>
    <style:style style:name="T136_30" style:family="text">
      <style:text-properties fo:font-size="12pt" style:font-size-asian="12pt" style:font-size-complex="12pt"/>
    </style:style>
    <style:style style:name="T136_31" style:family="text">
      <style:text-properties fo:font-size="12pt" style:font-size-asian="12pt" style:font-size-complex="12pt"/>
    </style:style>
    <style:style style:name="T136_32" style:family="text">
      <style:text-properties fo:font-size="12pt" style:font-size-asian="12pt" style:font-size-complex="12pt"/>
    </style:style>
    <style:style style:name="T136_33" style:family="text">
      <style:text-properties fo:font-size="12pt" style:font-size-asian="12pt" style:font-size-complex="12pt"/>
    </style:style>
    <style:style style:name="T136_34" style:family="text">
      <style:text-properties fo:font-size="12pt" style:font-size-asian="12pt" style:font-size-complex="12pt"/>
    </style:style>
    <style:style style:name="T136_35" style:family="text">
      <style:text-properties fo:font-size="12pt" style:font-size-asian="12pt" style:font-size-complex="12pt"/>
    </style:style>
    <style:style style:name="T136_36" style:family="text">
      <style:text-properties fo:font-size="12pt" style:font-size-asian="12pt" style:font-size-complex="12pt"/>
    </style:style>
    <style:style style:name="T136_37" style:family="text">
      <style:text-properties fo:font-size="12pt" style:font-size-asian="12pt" style:font-size-complex="12pt"/>
    </style:style>
    <style:style style:name="T136_38" style:family="text">
      <style:text-properties fo:font-size="12pt" style:font-size-asian="12pt" style:font-size-complex="12pt"/>
    </style:style>
    <style:style style:name="T136_39" style:family="text">
      <style:text-properties fo:font-size="12pt" style:font-size-asian="12pt" style:font-size-complex="12pt"/>
    </style:style>
    <style:style style:name="T136_40" style:family="text">
      <style:text-properties fo:font-size="12pt" style:font-size-asian="12pt" style:font-size-complex="12pt"/>
    </style:style>
    <style:style style:name="T136_41" style:family="text">
      <style:text-properties fo:font-size="12pt" style:font-size-asian="12pt" style:font-size-complex="12pt"/>
    </style:style>
    <style:style style:name="T136_42" style:family="text">
      <style:text-properties fo:font-size="12pt" style:font-size-asian="12pt" style:font-size-complex="12pt"/>
    </style:style>
    <style:style style:name="T136_43" style:family="text">
      <style:text-properties fo:font-size="12pt" style:font-size-asian="12pt" style:font-size-complex="12pt"/>
    </style:style>
    <style:style style:name="T136_44" style:family="text">
      <style:text-properties fo:font-size="12pt" style:font-size-asian="12pt" style:font-size-complex="12pt"/>
    </style:style>
    <style:style style:name="T136_45" style:family="text">
      <style:text-properties fo:font-size="12pt" style:font-size-asian="12pt" style:font-size-complex="12pt"/>
    </style:style>
    <style:style style:name="T136_46" style:family="text">
      <style:text-properties fo:font-size="12pt" style:font-size-asian="12pt" style:font-size-complex="12pt"/>
    </style:style>
    <style:style style:name="T136_47" style:family="text">
      <style:text-properties fo:font-size="12pt" style:font-size-asian="12pt" style:font-size-complex="12pt"/>
    </style:style>
    <style:style style:name="T136_48" style:family="text">
      <style:text-properties fo:font-size="12pt" style:font-size-asian="12pt" style:font-size-complex="12pt"/>
    </style:style>
    <style:style style:name="T136_49" style:family="text">
      <style:text-properties fo:font-size="12pt" style:font-size-asian="12pt" style:font-size-complex="12pt"/>
    </style:style>
    <style:style style:name="T136_50" style:family="text">
      <style:text-properties fo:font-size="12pt" style:font-size-asian="12pt" style:font-size-complex="12pt"/>
    </style:style>
    <style:style style:name="T136_51" style:family="text">
      <style:text-properties fo:font-size="12pt" style:font-size-asian="12pt" style:font-size-complex="12pt"/>
    </style:style>
    <style:style style:name="T136_52" style:family="text">
      <style:text-properties fo:font-size="12pt" style:font-size-asian="12pt" style:font-size-complex="12pt"/>
    </style:style>
    <style:style style:name="T136_53" style:family="text">
      <style:text-properties fo:font-size="12pt" style:font-size-asian="12pt" style:font-size-complex="12pt"/>
    </style:style>
    <style:style style:name="T136_54" style:family="text">
      <style:text-properties fo:font-size="12pt" style:font-size-asian="12pt" style:font-size-complex="12pt"/>
    </style:style>
    <style:style style:name="T136_55" style:family="text">
      <style:text-properties fo:font-size="12pt" style:font-size-asian="12pt" style:font-size-complex="12pt"/>
    </style:style>
    <style:style style:name="T136_56" style:family="text">
      <style:text-properties fo:font-size="12pt" style:font-size-asian="12pt" style:font-size-complex="12pt"/>
    </style:style>
    <style:style style:name="T136_57" style:family="text">
      <style:text-properties fo:font-size="12pt" style:font-size-asian="12pt" style:font-size-complex="12pt"/>
    </style:style>
    <style:style style:name="T136_58" style:family="text">
      <style:text-properties fo:font-size="12pt" style:font-size-asian="12pt" style:font-size-complex="12pt"/>
    </style:style>
    <style:style style:name="T136_59" style:family="text">
      <style:text-properties fo:font-size="12pt" style:font-size-asian="12pt" style:font-size-complex="12pt"/>
    </style:style>
    <style:style style:name="T136_60" style:family="text">
      <style:text-properties fo:font-size="12pt" style:font-size-asian="12pt" style:font-size-complex="12pt"/>
    </style:style>
    <style:style style:name="T136_61" style:family="text">
      <style:text-properties fo:font-size="12pt" style:font-size-asian="12pt" style:font-size-complex="12pt"/>
    </style:style>
    <style:style style:name="T136_62" style:family="text">
      <style:text-properties fo:font-size="12pt" style:font-size-asian="12pt" style:font-size-complex="12pt"/>
    </style:style>
    <style:style style:name="T136_63" style:family="text">
      <style:text-properties fo:font-size="12pt" style:font-size-asian="12pt" style:font-size-complex="12pt"/>
    </style:style>
    <style:style style:name="T136_64" style:family="text">
      <style:text-properties fo:font-size="12pt" style:font-size-asian="12pt" style:font-size-complex="12pt"/>
    </style:style>
    <style:style style:name="T136_65" style:family="text">
      <style:text-properties fo:font-size="12pt" style:font-size-asian="12pt" style:font-size-complex="12pt"/>
    </style:style>
    <style:style style:name="T136_66" style:family="text">
      <style:text-properties fo:font-size="12pt" style:font-size-asian="12pt" style:font-size-complex="12pt"/>
    </style:style>
    <style:style style:name="T136_67" style:family="text">
      <style:text-properties fo:font-size="12pt" style:font-size-asian="12pt" style:font-size-complex="12pt"/>
    </style:style>
    <style:style style:name="T136_68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2pt" style:font-size-asian="12pt" style:font-size-complex="12pt"/>
    </style:style>
    <style:style style:name="P138" style:family="paragraph" style:parent-style-name="Heading_20_1">
      <style:paragraph-properties fo:break-before="auto" fo:line-height="115%" fo:margin-top="0.847cm" style:writing-mode="lr-tb"/>
    </style:style>
    <style:style style:name="T138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fo:margin-bottom="0.353cm" style:writing-mode="lr-tb"/>
    </style:style>
    <style:style style:name="T139_1" style:family="text"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line-height="115%" fo:margin-bottom="0.353cm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T140_7" style:family="text">
      <style:text-properties fo:font-size="12pt" style:font-size-asian="12pt" style:font-size-complex="12pt"/>
    </style:style>
    <style:style style:name="T140_8" style:family="text">
      <style:text-properties fo:font-size="12pt" style:font-size-asian="12pt" style:font-size-complex="12pt"/>
    </style:style>
    <style:style style:name="T140_9" style:family="text">
      <style:text-properties fo:font-size="12pt" style:font-size-asian="12pt" style:font-size-complex="12pt"/>
    </style:style>
    <style:style style:name="T140_10" style:family="text">
      <style:text-properties fo:font-size="12pt" style:font-size-asian="12pt" style:font-size-complex="12pt"/>
    </style:style>
    <style:style style:name="T140_11" style:family="text">
      <style:text-properties fo:font-size="12pt" style:font-size-asian="12pt" style:font-size-complex="12pt"/>
    </style:style>
    <style:style style:name="T140_12" style:family="text">
      <style:text-properties fo:font-size="12pt" style:font-size-asian="12pt" style:font-size-complex="12pt"/>
    </style:style>
    <style:style style:name="T140_13" style:family="text">
      <style:text-properties fo:font-size="12pt" style:font-size-asian="12pt" style:font-size-complex="12pt"/>
    </style:style>
    <style:style style:name="T140_14" style:family="text">
      <style:text-properties fo:font-size="12pt" style:font-size-asian="12pt" style:font-size-complex="12pt"/>
    </style:style>
    <style:style style:name="T140_15" style:family="text">
      <style:text-properties fo:font-size="12pt" style:font-size-asian="12pt" style:font-size-complex="12pt"/>
    </style:style>
    <style:style style:name="T140_16" style:family="text">
      <style:text-properties fo:font-size="12pt" style:font-size-asian="12pt" style:font-size-complex="12pt"/>
    </style:style>
    <style:style style:name="T140_17" style:family="text">
      <style:text-properties fo:font-size="12pt" style:font-size-asian="12pt" style:font-size-complex="12pt"/>
    </style:style>
    <style:style style:name="T140_18" style:family="text">
      <style:text-properties fo:font-size="12pt" style:font-size-asian="12pt" style:font-size-complex="12pt"/>
    </style:style>
    <style:style style:name="T140_19" style:family="text">
      <style:text-properties fo:font-size="12pt" style:font-size-asian="12pt" style:font-size-complex="12pt"/>
    </style:style>
    <style:style style:name="T140_20" style:family="text">
      <style:text-properties fo:font-size="12pt" style:font-size-asian="12pt" style:font-size-complex="12pt"/>
    </style:style>
    <style:style style:name="T140_21" style:family="text">
      <style:text-properties fo:font-size="12pt" style:font-size-asian="12pt" style:font-size-complex="12pt"/>
    </style:style>
    <style:style style:name="T140_22" style:family="text">
      <style:text-properties fo:font-size="12pt" style:font-size-asian="12pt" style:font-size-complex="12pt"/>
    </style:style>
    <style:style style:name="T140_23" style:family="text">
      <style:text-properties fo:font-size="12pt" style:font-size-asian="12pt" style:font-size-complex="12pt"/>
    </style:style>
    <style:style style:name="T140_24" style:family="text">
      <style:text-properties fo:font-size="12pt" style:font-size-asian="12pt" style:font-size-complex="12pt"/>
    </style:style>
    <style:style style:name="T140_25" style:family="text">
      <style:text-properties fo:font-size="12pt" style:font-size-asian="12pt" style:font-size-complex="12pt"/>
    </style:style>
    <style:style style:name="T140_26" style:family="text">
      <style:text-properties fo:font-size="12pt" style:font-size-asian="12pt" style:font-size-complex="12pt"/>
    </style:style>
    <style:style style:name="T140_27" style:family="text">
      <style:text-properties fo:font-size="12pt" style:font-size-asian="12pt" style:font-size-complex="12pt"/>
    </style:style>
    <style:style style:name="T140_28" style:family="text">
      <style:text-properties fo:font-size="12pt" style:font-size-asian="12pt" style:font-size-complex="12pt"/>
    </style:style>
    <style:style style:name="T140_29" style:family="text">
      <style:text-properties fo:font-size="12pt" style:font-size-asian="12pt" style:font-size-complex="12pt"/>
    </style:style>
    <style:style style:name="T140_30" style:family="text">
      <style:text-properties fo:font-size="12pt" style:font-size-asian="12pt" style:font-size-complex="12pt"/>
    </style:style>
    <style:style style:name="T140_31" style:family="text">
      <style:text-properties fo:font-size="12pt" style:font-size-asian="12pt" style:font-size-complex="12pt"/>
    </style:style>
    <style:style style:name="T140_32" style:family="text">
      <style:text-properties fo:font-size="12pt" style:font-size-asian="12pt" style:font-size-complex="12pt"/>
    </style:style>
    <style:style style:name="T140_33" style:family="text">
      <style:text-properties fo:font-size="12pt" style:font-size-asian="12pt" style:font-size-complex="12pt"/>
    </style:style>
    <style:style style:name="T140_34" style:family="text">
      <style:text-properties fo:font-size="12pt" style:font-size-asian="12pt" style:font-size-complex="12pt"/>
    </style:style>
    <style:style style:name="T140_35" style:family="text">
      <style:text-properties fo:font-size="12pt" style:font-size-asian="12pt" style:font-size-complex="12pt"/>
    </style:style>
    <style:style style:name="T140_36" style:family="text">
      <style:text-properties fo:font-size="12pt" style:font-size-asian="12pt" style:font-size-complex="12pt"/>
    </style:style>
    <style:style style:name="T140_37" style:family="text">
      <style:text-properties fo:font-size="12pt" style:font-size-asian="12pt" style:font-size-complex="12pt"/>
    </style:style>
    <style:style style:name="T140_38" style:family="text">
      <style:text-properties fo:font-size="12pt" style:font-size-asian="12pt" style:font-size-complex="12pt"/>
    </style:style>
    <style:style style:name="T140_39" style:family="text">
      <style:text-properties fo:font-size="12pt" style:font-size-asian="12pt" style:font-size-complex="12pt"/>
    </style:style>
    <style:style style:name="T140_40" style:family="text">
      <style:text-properties fo:font-size="12pt" style:font-size-asian="12pt" style:font-size-complex="12pt"/>
    </style:style>
    <style:style style:name="T140_41" style:family="text">
      <style:text-properties fo:font-size="12pt" style:font-size-asian="12pt" style:font-size-complex="12pt"/>
    </style:style>
    <style:style style:name="T140_42" style:family="text">
      <style:text-properties fo:font-size="12pt" style:font-size-asian="12pt" style:font-size-complex="12pt"/>
    </style:style>
    <style:style style:name="T140_43" style:family="text">
      <style:text-properties fo:font-size="12pt" style:font-size-asian="12pt" style:font-size-complex="12pt"/>
    </style:style>
    <style:style style:name="T140_44" style:family="text">
      <style:text-properties fo:font-size="12pt" style:font-size-asian="12pt" style:font-size-complex="12pt"/>
    </style:style>
    <style:style style:name="T140_45" style:family="text">
      <style:text-properties fo:font-size="12pt" style:font-size-asian="12pt" style:font-size-complex="12pt"/>
    </style:style>
    <style:style style:name="T140_46" style:family="text">
      <style:text-properties fo:font-size="12pt" style:font-size-asian="12pt" style:font-size-complex="12pt"/>
    </style:style>
    <style:style style:name="T140_47" style:family="text">
      <style:text-properties fo:font-size="12pt" style:font-size-asian="12pt" style:font-size-complex="12pt"/>
    </style:style>
    <style:style style:name="T140_48" style:family="text">
      <style:text-properties fo:font-size="12pt" style:font-size-asian="12pt" style:font-size-complex="12pt"/>
    </style:style>
    <style:style style:name="T140_49" style:family="text">
      <style:text-properties fo:font-size="12pt" style:font-size-asian="12pt" style:font-size-complex="12pt"/>
    </style:style>
    <style:style style:name="T140_50" style:family="text">
      <style:text-properties fo:font-size="12pt" style:font-size-asian="12pt" style:font-size-complex="12pt"/>
    </style:style>
    <style:style style:name="T140_51" style:family="text">
      <style:text-properties fo:font-size="12pt" style:font-size-asian="12pt" style:font-size-complex="12pt"/>
    </style:style>
    <style:style style:name="T140_52" style:family="text">
      <style:text-properties fo:font-size="12pt" style:font-size-asian="12pt" style:font-size-complex="12pt"/>
    </style:style>
    <style:style style:name="T140_53" style:family="text">
      <style:text-properties fo:font-size="12pt" style:font-size-asian="12pt" style:font-size-complex="12pt"/>
    </style:style>
    <style:style style:name="T140_54" style:family="text">
      <style:text-properties fo:font-size="12pt" style:font-size-asian="12pt" style:font-size-complex="12pt"/>
    </style:style>
    <style:style style:name="T140_55" style:family="text">
      <style:text-properties fo:font-size="12pt" style:font-size-asian="12pt" style:font-size-complex="12pt"/>
    </style:style>
    <style:style style:name="T140_56" style:family="text">
      <style:text-properties fo:font-size="12pt" style:font-size-asian="12pt" style:font-size-complex="12pt"/>
    </style:style>
    <style:style style:name="T140_57" style:family="text">
      <style:text-properties fo:font-size="12pt" style:font-size-asian="12pt" style:font-size-complex="12pt"/>
    </style:style>
    <style:style style:name="T140_58" style:family="text">
      <style:text-properties fo:font-size="12pt" style:font-size-asian="12pt" style:font-size-complex="12pt"/>
    </style:style>
    <style:style style:name="T140_59" style:family="text">
      <style:text-properties fo:font-size="12pt" style:font-size-asian="12pt" style:font-size-complex="12pt"/>
    </style:style>
    <style:style style:name="T140_60" style:family="text">
      <style:text-properties fo:font-size="12pt" style:font-size-asian="12pt" style:font-size-complex="12pt"/>
    </style:style>
    <style:style style:name="T140_61" style:family="text">
      <style:text-properties fo:font-size="12pt" style:font-size-asian="12pt" style:font-size-complex="12pt"/>
    </style:style>
    <style:style style:name="T140_62" style:family="text">
      <style:text-properties fo:font-size="12pt" style:font-size-asian="12pt" style:font-size-complex="12pt"/>
    </style:style>
    <style:style style:name="T140_63" style:family="text">
      <style:text-properties fo:font-size="12pt" style:font-size-asian="12pt" style:font-size-complex="12pt"/>
    </style:style>
    <style:style style:name="T140_64" style:family="text">
      <style:text-properties fo:font-size="12pt" style:font-size-asian="12pt" style:font-size-complex="12pt"/>
    </style:style>
    <style:style style:name="T140_65" style:family="text">
      <style:text-properties fo:font-size="12pt" style:font-size-asian="12pt" style:font-size-complex="12pt"/>
    </style:style>
    <style:style style:name="T140_66" style:family="text">
      <style:text-properties fo:font-size="12pt" style:font-size-asian="12pt" style:font-size-complex="12pt"/>
    </style:style>
    <style:style style:name="T140_67" style:family="text">
      <style:text-properties fo:font-size="12pt" style:font-size-asian="12pt" style:font-size-complex="12pt"/>
    </style:style>
    <style:style style:name="T140_68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fo:margin-bottom="0.353cm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T141_20" style:family="text">
      <style:text-properties fo:font-size="12pt" style:font-size-asian="12pt" style:font-size-complex="12pt"/>
    </style:style>
    <style:style style:name="T141_21" style:family="text">
      <style:text-properties fo:font-size="12pt" style:font-size-asian="12pt" style:font-size-complex="12pt"/>
    </style:style>
    <style:style style:name="T141_22" style:family="text">
      <style:text-properties fo:font-size="12pt" style:font-size-asian="12pt" style:font-size-complex="12pt"/>
    </style:style>
    <style:style style:name="T141_23" style:family="text">
      <style:text-properties fo:font-size="12pt" style:font-size-asian="12pt" style:font-size-complex="12pt"/>
    </style:style>
    <style:style style:name="T141_24" style:family="text">
      <style:text-properties fo:font-size="12pt" style:font-size-asian="12pt" style:font-size-complex="12pt"/>
    </style:style>
    <style:style style:name="T141_25" style:family="text">
      <style:text-properties fo:font-size="12pt" style:font-size-asian="12pt" style:font-size-complex="12pt"/>
    </style:style>
    <style:style style:name="T141_26" style:family="text">
      <style:text-properties fo:font-size="12pt" style:font-size-asian="12pt" style:font-size-complex="12pt"/>
    </style:style>
    <style:style style:name="T141_27" style:family="text">
      <style:text-properties fo:font-size="12pt" style:font-size-asian="12pt" style:font-size-complex="12pt"/>
    </style:style>
    <style:style style:name="T141_28" style:family="text">
      <style:text-properties fo:font-size="12pt" style:font-size-asian="12pt" style:font-size-complex="12pt"/>
    </style:style>
    <style:style style:name="T141_29" style:family="text">
      <style:text-properties fo:font-size="12pt" style:font-size-asian="12pt" style:font-size-complex="12pt"/>
    </style:style>
    <style:style style:name="T141_30" style:family="text">
      <style:text-properties fo:font-size="12pt" style:font-size-asian="12pt" style:font-size-complex="12pt"/>
    </style:style>
    <style:style style:name="T141_31" style:family="text">
      <style:text-properties fo:font-size="12pt" style:font-size-asian="12pt" style:font-size-complex="12pt"/>
    </style:style>
    <style:style style:name="T141_32" style:family="text">
      <style:text-properties fo:font-size="12pt" style:font-size-asian="12pt" style:font-size-complex="12pt"/>
    </style:style>
    <style:style style:name="T141_33" style:family="text">
      <style:text-properties fo:font-size="12pt" style:font-size-asian="12pt" style:font-size-complex="12pt"/>
    </style:style>
    <style:style style:name="T141_34" style:family="text">
      <style:text-properties fo:font-size="12pt" style:font-size-asian="12pt" style:font-size-complex="12pt"/>
    </style:style>
    <style:style style:name="T141_35" style:family="text">
      <style:text-properties fo:font-size="12pt" style:font-size-asian="12pt" style:font-size-complex="12pt"/>
    </style:style>
    <style:style style:name="T141_36" style:family="text">
      <style:text-properties fo:font-size="12pt" style:font-size-asian="12pt" style:font-size-complex="12pt"/>
    </style:style>
    <style:style style:name="T141_37" style:family="text">
      <style:text-properties fo:font-size="12pt" style:font-size-asian="12pt" style:font-size-complex="12pt"/>
    </style:style>
    <style:style style:name="T141_38" style:family="text">
      <style:text-properties fo:font-size="12pt" style:font-size-asian="12pt" style:font-size-complex="12pt"/>
    </style:style>
    <style:style style:name="T141_39" style:family="text">
      <style:text-properties fo:font-size="12pt" style:font-size-asian="12pt" style:font-size-complex="12pt"/>
    </style:style>
    <style:style style:name="T141_40" style:family="text">
      <style:text-properties fo:font-size="12pt" style:font-size-asian="12pt" style:font-size-complex="12pt"/>
    </style:style>
    <style:style style:name="T141_41" style:family="text">
      <style:text-properties fo:font-size="12pt" style:font-size-asian="12pt" style:font-size-complex="12pt"/>
    </style:style>
    <style:style style:name="T141_42" style:family="text">
      <style:text-properties fo:font-size="12pt" style:font-size-asian="12pt" style:font-size-complex="12pt"/>
    </style:style>
    <style:style style:name="T141_43" style:family="text">
      <style:text-properties fo:font-size="12pt" style:font-size-asian="12pt" style:font-size-complex="12pt"/>
    </style:style>
    <style:style style:name="T141_44" style:family="text">
      <style:text-properties fo:font-size="12pt" style:font-size-asian="12pt" style:font-size-complex="12pt"/>
    </style:style>
    <style:style style:name="T141_45" style:family="text">
      <style:text-properties fo:font-size="12pt" style:font-size-asian="12pt" style:font-size-complex="12pt"/>
    </style:style>
    <style:style style:name="T141_46" style:family="text">
      <style:text-properties fo:font-size="12pt" style:font-size-asian="12pt" style:font-size-complex="12pt"/>
    </style:style>
    <style:style style:name="T141_47" style:family="text">
      <style:text-properties fo:font-size="12pt" style:font-size-asian="12pt" style:font-size-complex="12pt"/>
    </style:style>
    <style:style style:name="T141_48" style:family="text">
      <style:text-properties fo:font-size="12pt" style:font-size-asian="12pt" style:font-size-complex="12pt"/>
    </style:style>
    <style:style style:name="T141_49" style:family="text">
      <style:text-properties fo:font-size="12pt" style:font-size-asian="12pt" style:font-size-complex="12pt"/>
    </style:style>
    <style:style style:name="T141_50" style:family="text">
      <style:text-properties fo:font-size="12pt" style:font-size-asian="12pt" style:font-size-complex="12pt"/>
    </style:style>
    <style:style style:name="T141_51" style:family="text">
      <style:text-properties fo:font-size="12pt" style:font-size-asian="12pt" style:font-size-complex="12pt"/>
    </style:style>
    <style:style style:name="T141_52" style:family="text">
      <style:text-properties fo:font-size="12pt" style:font-size-asian="12pt" style:font-size-complex="12pt"/>
    </style:style>
    <style:style style:name="T141_53" style:family="text">
      <style:text-properties fo:font-size="12pt" style:font-size-asian="12pt" style:font-size-complex="12pt"/>
    </style:style>
    <style:style style:name="T141_54" style:family="text">
      <style:text-properties fo:font-size="12pt" style:font-size-asian="12pt" style:font-size-complex="12pt"/>
    </style:style>
    <style:style style:name="T141_55" style:family="text">
      <style:text-properties fo:font-size="12pt" style:font-size-asian="12pt" style:font-size-complex="12pt"/>
    </style:style>
    <style:style style:name="T141_56" style:family="text">
      <style:text-properties fo:font-size="12pt" style:font-size-asian="12pt" style:font-size-complex="12pt"/>
    </style:style>
    <style:style style:name="T141_57" style:family="text">
      <style:text-properties fo:font-size="12pt" style:font-size-asian="12pt" style:font-size-complex="12pt"/>
    </style:style>
    <style:style style:name="T141_58" style:family="text">
      <style:text-properties fo:font-size="12pt" style:font-size-asian="12pt" style:font-size-complex="12pt"/>
    </style:style>
    <style:style style:name="T141_59" style:family="text">
      <style:text-properties fo:font-size="12pt" style:font-size-asian="12pt" style:font-size-complex="12pt"/>
    </style:style>
    <style:style style:name="T141_60" style:family="text">
      <style:text-properties fo:font-size="12pt" style:font-size-asian="12pt" style:font-size-complex="12pt"/>
    </style:style>
    <style:style style:name="T141_61" style:family="text">
      <style:text-properties fo:font-size="12pt" style:font-size-asian="12pt" style:font-size-complex="12pt"/>
    </style:style>
    <style:style style:name="T141_62" style:family="text">
      <style:text-properties fo:font-size="12pt" style:font-size-asian="12pt" style:font-size-complex="12pt"/>
    </style:style>
    <style:style style:name="T141_63" style:family="text">
      <style:text-properties fo:font-size="12pt" style:font-size-asian="12pt" style:font-size-complex="12pt"/>
    </style:style>
    <style:style style:name="T141_64" style:family="text">
      <style:text-properties fo:font-size="12pt" style:font-size-asian="12pt" style:font-size-complex="12pt"/>
    </style:style>
    <style:style style:name="T141_65" style:family="text">
      <style:text-properties fo:font-size="12pt" style:font-size-asian="12pt" style:font-size-complex="12pt"/>
    </style:style>
    <style:style style:name="T141_66" style:family="text">
      <style:text-properties fo:font-size="12pt" style:font-size-asian="12pt" style:font-size-complex="12pt"/>
    </style:style>
    <style:style style:name="T141_67" style:family="text">
      <style:text-properties fo:font-size="12pt" style:font-size-asian="12pt" style:font-size-complex="12pt"/>
    </style:style>
    <style:style style:name="T141_68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fo:margin-bottom="0.353cm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T142_8" style:family="text">
      <style:text-properties fo:font-size="12pt" style:font-size-asian="12pt" style:font-size-complex="12pt"/>
    </style:style>
    <style:style style:name="T142_9" style:family="text">
      <style:text-properties fo:font-size="12pt" style:font-size-asian="12pt" style:font-size-complex="12pt"/>
    </style:style>
    <style:style style:name="T142_10" style:family="text">
      <style:text-properties fo:font-size="12pt" style:font-size-asian="12pt" style:font-size-complex="12pt"/>
    </style:style>
    <style:style style:name="T142_11" style:family="text">
      <style:text-properties fo:font-size="12pt" style:font-size-asian="12pt" style:font-size-complex="12pt"/>
    </style:style>
    <style:style style:name="T142_12" style:family="text">
      <style:text-properties fo:font-size="12pt" style:font-size-asian="12pt" style:font-size-complex="12pt"/>
    </style:style>
    <style:style style:name="T142_13" style:family="text">
      <style:text-properties fo:font-size="12pt" style:font-size-asian="12pt" style:font-size-complex="12pt"/>
    </style:style>
    <style:style style:name="T142_14" style:family="text">
      <style:text-properties fo:font-size="12pt" style:font-size-asian="12pt" style:font-size-complex="12pt"/>
    </style:style>
    <style:style style:name="T142_15" style:family="text">
      <style:text-properties fo:font-size="12pt" style:font-size-asian="12pt" style:font-size-complex="12pt"/>
    </style:style>
    <style:style style:name="T142_16" style:family="text">
      <style:text-properties fo:font-size="12pt" style:font-size-asian="12pt" style:font-size-complex="12pt"/>
    </style:style>
    <style:style style:name="T142_17" style:family="text">
      <style:text-properties fo:font-size="12pt" style:font-size-asian="12pt" style:font-size-complex="12pt"/>
    </style:style>
    <style:style style:name="T142_18" style:family="text">
      <style:text-properties fo:font-size="12pt" style:font-size-asian="12pt" style:font-size-complex="12pt"/>
    </style:style>
    <style:style style:name="T142_19" style:family="text">
      <style:text-properties fo:font-size="12pt" style:font-size-asian="12pt" style:font-size-complex="12pt"/>
    </style:style>
    <style:style style:name="T142_20" style:family="text">
      <style:text-properties fo:font-size="12pt" style:font-size-asian="12pt" style:font-size-complex="12pt"/>
    </style:style>
    <style:style style:name="T142_21" style:family="text">
      <style:text-properties fo:font-size="12pt" style:font-size-asian="12pt" style:font-size-complex="12pt"/>
    </style:style>
    <style:style style:name="T142_22" style:family="text">
      <style:text-properties fo:font-size="12pt" style:font-size-asian="12pt" style:font-size-complex="12pt"/>
    </style:style>
    <style:style style:name="T142_23" style:family="text">
      <style:text-properties fo:font-size="12pt" style:font-size-asian="12pt" style:font-size-complex="12pt"/>
    </style:style>
    <style:style style:name="T142_24" style:family="text">
      <style:text-properties fo:font-size="12pt" style:font-size-asian="12pt" style:font-size-complex="12pt"/>
    </style:style>
    <style:style style:name="T142_25" style:family="text">
      <style:text-properties fo:font-size="12pt" style:font-size-asian="12pt" style:font-size-complex="12pt"/>
    </style:style>
    <style:style style:name="T142_26" style:family="text">
      <style:text-properties fo:font-size="12pt" style:font-size-asian="12pt" style:font-size-complex="12pt"/>
    </style:style>
    <style:style style:name="T142_27" style:family="text">
      <style:text-properties fo:font-size="12pt" style:font-size-asian="12pt" style:font-size-complex="12pt"/>
    </style:style>
    <style:style style:name="T142_28" style:family="text">
      <style:text-properties fo:font-size="12pt" style:font-size-asian="12pt" style:font-size-complex="12pt"/>
    </style:style>
    <style:style style:name="T142_29" style:family="text">
      <style:text-properties fo:font-size="12pt" style:font-size-asian="12pt" style:font-size-complex="12pt"/>
    </style:style>
    <style:style style:name="T142_30" style:family="text">
      <style:text-properties fo:font-size="12pt" style:font-size-asian="12pt" style:font-size-complex="12pt"/>
    </style:style>
    <style:style style:name="T142_31" style:family="text">
      <style:text-properties fo:font-size="12pt" style:font-size-asian="12pt" style:font-size-complex="12pt"/>
    </style:style>
    <style:style style:name="T142_32" style:family="text">
      <style:text-properties fo:font-size="12pt" style:font-size-asian="12pt" style:font-size-complex="12pt"/>
    </style:style>
    <style:style style:name="T142_33" style:family="text">
      <style:text-properties fo:font-size="12pt" style:font-size-asian="12pt" style:font-size-complex="12pt"/>
    </style:style>
    <style:style style:name="T142_34" style:family="text">
      <style:text-properties fo:font-size="12pt" style:font-size-asian="12pt" style:font-size-complex="12pt"/>
    </style:style>
    <style:style style:name="T142_35" style:family="text">
      <style:text-properties fo:font-size="12pt" style:font-size-asian="12pt" style:font-size-complex="12pt"/>
    </style:style>
    <style:style style:name="T142_36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fo:margin-bottom="0.353cm" style:writing-mode="lr-tb"/>
    </style:style>
    <style:style style:name="T143_1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line-height="115%" fo:margin-bottom="0.353cm" style:writing-mode="lr-tb"/>
    </style:style>
    <style:style style:name="T144_1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line-height="115%" fo:margin-bottom="0.353cm" style:writing-mode="lr-tb"/>
    </style:style>
    <style:style style:name="T145_1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fo:margin-bottom="0.353cm" style:writing-mode="lr-tb"/>
    </style:style>
    <style:style style:name="T146_1" style:family="text">
      <style:text-properties fo:font-size="12pt" style:font-size-asian="12pt" style:font-size-complex="12pt"/>
    </style:style>
    <style:style style:name="T146_2" style:family="text">
      <style:text-properties fo:font-size="12pt" style:font-size-asian="12pt" style:font-size-complex="12pt"/>
    </style:style>
    <style:style style:name="T146_3" style:family="text">
      <style:text-properties fo:font-size="12pt" style:font-size-asian="12pt" style:font-size-complex="12pt"/>
    </style:style>
    <style:style style:name="T146_4" style:family="text">
      <style:text-properties fo:font-size="12pt" style:font-size-asian="12pt" style:font-size-complex="12pt"/>
    </style:style>
    <style:style style:name="T146_5" style:family="text">
      <style:text-properties fo:font-size="12pt" style:font-size-asian="12pt" style:font-size-complex="12pt"/>
    </style:style>
    <style:style style:name="T146_6" style:family="text">
      <style:text-properties fo:font-size="12pt" style:font-size-asian="12pt" style:font-size-complex="12pt"/>
    </style:style>
    <style:style style:name="T146_7" style:family="text">
      <style:text-properties fo:font-size="12pt" style:font-size-asian="12pt" style:font-size-complex="12pt"/>
    </style:style>
    <style:style style:name="T146_8" style:family="text">
      <style:text-properties fo:font-size="12pt" style:font-size-asian="12pt" style:font-size-complex="12pt"/>
    </style:style>
    <style:style style:name="T146_9" style:family="text">
      <style:text-properties fo:font-size="12pt" style:font-size-asian="12pt" style:font-size-complex="12pt"/>
    </style:style>
    <style:style style:name="T146_10" style:family="text">
      <style:text-properties fo:font-size="12pt" style:font-size-asian="12pt" style:font-size-complex="12pt"/>
    </style:style>
    <style:style style:name="P147" style:family="paragraph" style:parent-style-name="Standard">
      <style:paragraph-properties fo:break-before="auto" fo:line-height="115%" fo:margin-bottom="0.353cm" style:writing-mode="lr-tb"/>
    </style:style>
    <style:style style:name="T147_1" style:family="text">
      <style:text-properties fo:color="#00ff00" fo:font-size="12pt" style:font-size-asian="12pt" style:font-size-complex="12pt"/>
    </style:style>
    <style:style style:name="T147_2" style:family="text"/>
    <style:style style:name="T147_3" style:family="text">
      <style:text-properties fo:color="#00ff00" fo:font-size="12pt" style:font-size-asian="12pt" style:font-size-complex="12pt"/>
    </style:style>
    <style:style style:name="T147_4" style:family="text"/>
    <style:style style:name="T147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6" style:family="text"/>
    <style:style style:name="T147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8" style:family="text"/>
    <style:style style:name="T147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0" style:family="text"/>
    <style:style style:name="T147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2" style:family="text"/>
    <style:style style:name="T147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4" style:family="text"/>
    <style:style style:name="T147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6" style:family="text"/>
    <style:style style:name="T147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8" style:family="text"/>
    <style:style style:name="T147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20" style:family="text"/>
    <style:style style:name="T147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22" style:family="text"/>
    <style:style style:name="T147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24" style:family="text"/>
    <style:style style:name="T147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26" style:family="text"/>
    <style:style style:name="T147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28" style:family="text"/>
    <style:style style:name="T147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30" style:family="text"/>
    <style:style style:name="T147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32" style:family="text"/>
    <style:style style:name="T147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34" style:family="text"/>
    <style:style style:name="T147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36" style:family="text"/>
    <style:style style:name="T147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38" style:family="text"/>
    <style:style style:name="T147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40" style:family="text"/>
    <style:style style:name="T147_4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42" style:family="text"/>
    <style:style style:name="T147_4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44" style:family="text"/>
    <style:style style:name="T147_4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46" style:family="text"/>
    <style:style style:name="T147_4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48" style:family="text"/>
    <style:style style:name="T147_4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50" style:family="text"/>
    <style:style style:name="T147_5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52" style:family="text"/>
    <style:style style:name="T147_5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54" style:family="text"/>
    <style:style style:name="T147_5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56" style:family="text"/>
    <style:style style:name="T147_5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58" style:family="text"/>
    <style:style style:name="T147_5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60" style:family="text"/>
    <style:style style:name="T147_6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62" style:family="text"/>
    <style:style style:name="T147_6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64" style:family="text"/>
    <style:style style:name="T147_6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66" style:family="text"/>
    <style:style style:name="T147_6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68" style:family="text"/>
    <style:style style:name="T147_6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70" style:family="text"/>
    <style:style style:name="T147_7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72" style:family="text"/>
    <style:style style:name="T147_7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74" style:family="text"/>
    <style:style style:name="T147_7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76" style:family="text"/>
    <style:style style:name="T147_7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78" style:family="text"/>
    <style:style style:name="T147_7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80" style:family="text"/>
    <style:style style:name="T147_8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82" style:family="text"/>
    <style:style style:name="T147_8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84" style:family="text"/>
    <style:style style:name="T147_8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86" style:family="text"/>
    <style:style style:name="T147_8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88" style:family="text"/>
    <style:style style:name="T147_8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90" style:family="text"/>
    <style:style style:name="T147_9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92" style:family="text"/>
    <style:style style:name="T147_9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94" style:family="text"/>
    <style:style style:name="T147_9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96" style:family="text"/>
    <style:style style:name="T147_9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98" style:family="text"/>
    <style:style style:name="T147_9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00" style:family="text"/>
    <style:style style:name="T147_10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02" style:family="text"/>
    <style:style style:name="T147_10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04" style:family="text"/>
    <style:style style:name="T147_10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7_106" style:family="text"/>
    <style:style style:name="T147_107" style:family="text">
      <style:text-properties fo:color="#0000ff" fo:font-size="12pt" style:font-size-asian="12pt" style:font-size-complex="12pt" style:text-underline-style="solid" style:text-underline-color="font-color"/>
    </style:style>
    <style:style style:name="P148" style:family="paragraph" style:parent-style-name="Standard">
      <style:paragraph-properties fo:break-before="auto" fo:line-height="115%" fo:margin-bottom="0.353cm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line-height="115%" fo:margin-bottom="0.353cm" style:writing-mode="lr-tb"/>
    </style:style>
    <style:style style:name="T149_1" style:family="text">
      <style:text-properties fo:color="#00ff00" fo:font-size="12pt" style:font-size-asian="12pt" style:font-size-complex="12pt"/>
    </style:style>
    <style:style style:name="T149_2" style:family="text"/>
    <style:style style:name="T149_3" style:family="text">
      <style:text-properties fo:font-size="12pt" style:font-size-asian="12pt" style:font-size-complex="12pt"/>
    </style:style>
    <style:style style:name="T149_4" style:family="text"/>
    <style:style style:name="T149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6" style:family="text"/>
    <style:style style:name="T149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8" style:family="text"/>
    <style:style style:name="T149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10" style:family="text"/>
    <style:style style:name="T149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12" style:family="text"/>
    <style:style style:name="T149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14" style:family="text"/>
    <style:style style:name="T149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16" style:family="text"/>
    <style:style style:name="T149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18" style:family="text"/>
    <style:style style:name="T149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20" style:family="text"/>
    <style:style style:name="T149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22" style:family="text"/>
    <style:style style:name="T149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24" style:family="text"/>
    <style:style style:name="T149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26" style:family="text"/>
    <style:style style:name="T149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28" style:family="text"/>
    <style:style style:name="T149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30" style:family="text"/>
    <style:style style:name="T149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32" style:family="text"/>
    <style:style style:name="T149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34" style:family="text"/>
    <style:style style:name="T149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36" style:family="text"/>
    <style:style style:name="T149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38" style:family="text"/>
    <style:style style:name="T149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40" style:family="text"/>
    <style:style style:name="T149_4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42" style:family="text"/>
    <style:style style:name="T149_4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44" style:family="text"/>
    <style:style style:name="T149_4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46" style:family="text"/>
    <style:style style:name="T149_4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48" style:family="text"/>
    <style:style style:name="T149_4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50" style:family="text"/>
    <style:style style:name="T149_5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52" style:family="text"/>
    <style:style style:name="T149_5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54" style:family="text"/>
    <style:style style:name="T149_5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56" style:family="text"/>
    <style:style style:name="T149_5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58" style:family="text"/>
    <style:style style:name="T149_5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60" style:family="text"/>
    <style:style style:name="T149_6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62" style:family="text"/>
    <style:style style:name="T149_6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64" style:family="text"/>
    <style:style style:name="T149_6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66" style:family="text"/>
    <style:style style:name="T149_6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68" style:family="text"/>
    <style:style style:name="T149_6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70" style:family="text"/>
    <style:style style:name="T149_7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72" style:family="text"/>
    <style:style style:name="T149_7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74" style:family="text"/>
    <style:style style:name="T149_7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76" style:family="text"/>
    <style:style style:name="T149_7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78" style:family="text"/>
    <style:style style:name="T149_7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80" style:family="text"/>
    <style:style style:name="T149_8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82" style:family="text"/>
    <style:style style:name="T149_8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84" style:family="text"/>
    <style:style style:name="T149_8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86" style:family="text"/>
    <style:style style:name="T149_8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88" style:family="text"/>
    <style:style style:name="T149_8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90" style:family="text"/>
    <style:style style:name="T149_9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92" style:family="text"/>
    <style:style style:name="T149_9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94" style:family="text"/>
    <style:style style:name="T149_95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96" style:family="text"/>
    <style:style style:name="T149_97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98" style:family="text"/>
    <style:style style:name="T149_99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100" style:family="text"/>
    <style:style style:name="T149_101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102" style:family="text"/>
    <style:style style:name="T149_103" style:family="text">
      <style:text-properties fo:color="#0000ff" fo:font-size="12pt" style:font-size-asian="12pt" style:font-size-complex="12pt" style:text-underline-style="solid" style:text-underline-color="font-color"/>
    </style:style>
    <style:style style:name="T149_104" style:family="text"/>
    <style:style style:name="T149_105" style:family="text">
      <style:text-properties fo:color="#0000ff" fo:font-size="12pt" style:font-size-asian="12pt" style:font-size-complex="12pt" style:text-underline-style="solid" style:text-underline-color="font-color"/>
    </style:style>
    <style:style style:name="P150" style:family="paragraph" style:parent-style-name="Standard">
      <style:paragraph-properties fo:break-before="auto" fo:line-height="115%" fo:margin-bottom="0.353cm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fo:margin-bottom="0.353cm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/>
    <style:style style:name="T151_3" style:family="text">
      <style:text-properties fo:font-size="12pt" style:font-size-asian="12pt" style:font-size-complex="12pt"/>
    </style:style>
    <style:style style:name="T151_4" style:family="text"/>
    <style:style style:name="T151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6" style:family="text"/>
    <style:style style:name="T151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8" style:family="text"/>
    <style:style style:name="T151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0" style:family="text"/>
    <style:style style:name="T151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2" style:family="text"/>
    <style:style style:name="T151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4" style:family="text"/>
    <style:style style:name="T151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6" style:family="text"/>
    <style:style style:name="T151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8" style:family="text"/>
    <style:style style:name="T151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20" style:family="text"/>
    <style:style style:name="T151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22" style:family="text"/>
    <style:style style:name="T151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24" style:family="text"/>
    <style:style style:name="T151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26" style:family="text"/>
    <style:style style:name="T151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28" style:family="text"/>
    <style:style style:name="T151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30" style:family="text"/>
    <style:style style:name="T151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32" style:family="text"/>
    <style:style style:name="T151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34" style:family="text"/>
    <style:style style:name="T151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36" style:family="text"/>
    <style:style style:name="T151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38" style:family="text"/>
    <style:style style:name="T151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40" style:family="text"/>
    <style:style style:name="T151_4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42" style:family="text"/>
    <style:style style:name="T151_4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44" style:family="text"/>
    <style:style style:name="T151_4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46" style:family="text"/>
    <style:style style:name="T151_4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48" style:family="text"/>
    <style:style style:name="T151_4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50" style:family="text"/>
    <style:style style:name="T151_5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52" style:family="text"/>
    <style:style style:name="T151_5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54" style:family="text"/>
    <style:style style:name="T151_5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56" style:family="text"/>
    <style:style style:name="T151_5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58" style:family="text"/>
    <style:style style:name="T151_5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60" style:family="text"/>
    <style:style style:name="T151_6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62" style:family="text"/>
    <style:style style:name="T151_6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64" style:family="text"/>
    <style:style style:name="T151_6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66" style:family="text"/>
    <style:style style:name="T151_6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68" style:family="text"/>
    <style:style style:name="T151_6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70" style:family="text"/>
    <style:style style:name="T151_7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72" style:family="text"/>
    <style:style style:name="T151_7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74" style:family="text"/>
    <style:style style:name="T151_7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76" style:family="text"/>
    <style:style style:name="T151_7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78" style:family="text"/>
    <style:style style:name="T151_7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80" style:family="text"/>
    <style:style style:name="T151_8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82" style:family="text"/>
    <style:style style:name="T151_8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84" style:family="text"/>
    <style:style style:name="T151_8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86" style:family="text"/>
    <style:style style:name="T151_8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88" style:family="text"/>
    <style:style style:name="T151_8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90" style:family="text"/>
    <style:style style:name="T151_9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92" style:family="text"/>
    <style:style style:name="T151_9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94" style:family="text"/>
    <style:style style:name="T151_9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96" style:family="text"/>
    <style:style style:name="T151_9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98" style:family="text"/>
    <style:style style:name="T151_9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00" style:family="text"/>
    <style:style style:name="T151_10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02" style:family="text"/>
    <style:style style:name="T151_10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04" style:family="text"/>
    <style:style style:name="T151_10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06" style:family="text"/>
    <style:style style:name="T151_10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08" style:family="text"/>
    <style:style style:name="T151_10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1_110" style:family="text"/>
    <style:style style:name="T151_111" style:family="text">
      <style:text-properties fo:color="#0000ff" fo:font-size="12pt" style:font-size-asian="12pt" style:font-size-complex="12pt" style:text-underline-style="solid" style:text-underline-color="font-color"/>
    </style:style>
    <style:style style:name="P152" style:family="paragraph" style:parent-style-name="Standard">
      <style:paragraph-properties fo:break-before="auto" fo:line-height="115%" fo:margin-bottom="0.353cm" style:writing-mode="lr-tb"/>
    </style:style>
    <style:style style:name="T152_1" style:family="text">
      <style:text-properties fo:font-size="12pt" style:font-size-asian="12pt" style:font-size-complex="12pt"/>
    </style:style>
    <style:style style:name="T152_2" style:family="text">
      <style:text-properties fo:font-size="12pt" style:font-size-asian="12pt" style:font-size-complex="12pt"/>
    </style:style>
    <style:style style:name="T152_3" style:family="text">
      <style:text-properties fo:font-size="12pt" style:font-size-asian="12pt" style:font-size-complex="12pt"/>
    </style:style>
    <style:style style:name="T152_4" style:family="text">
      <style:text-properties fo:font-size="12pt" style:font-size-asian="12pt" style:font-size-complex="12pt"/>
    </style:style>
    <style:style style:name="T152_5" style:family="text">
      <style:text-properties fo:font-size="12pt" style:font-size-asian="12pt" style:font-size-complex="12pt"/>
    </style:style>
    <style:style style:name="T152_6" style:family="text">
      <style:text-properties fo:font-size="12pt" style:font-size-asian="12pt" style:font-size-complex="12pt"/>
    </style:style>
    <style:style style:name="T152_7" style:family="text">
      <style:text-properties fo:font-size="12pt" style:font-size-asian="12pt" style:font-size-complex="12pt"/>
    </style:style>
    <style:style style:name="T152_8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line-height="115%" fo:margin-bottom="0.353cm" style:writing-mode="lr-tb"/>
    </style:style>
    <style:style style:name="T153_1" style:family="text">
      <style:text-properties fo:font-size="12pt" style:font-size-asian="12pt" style:font-size-complex="12pt"/>
    </style:style>
    <style:style style:name="T153_2" style:family="text"/>
    <style:style style:name="T153_3" style:family="text">
      <style:text-properties fo:font-size="12pt" style:font-size-asian="12pt" style:font-size-complex="12pt"/>
    </style:style>
    <style:style style:name="T153_4" style:family="text"/>
    <style:style style:name="T153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6" style:family="text"/>
    <style:style style:name="T153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8" style:family="text"/>
    <style:style style:name="T153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10" style:family="text"/>
    <style:style style:name="T153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12" style:family="text"/>
    <style:style style:name="T153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14" style:family="text"/>
    <style:style style:name="T153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16" style:family="text"/>
    <style:style style:name="T153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18" style:family="text"/>
    <style:style style:name="T153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20" style:family="text"/>
    <style:style style:name="T153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22" style:family="text"/>
    <style:style style:name="T153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24" style:family="text"/>
    <style:style style:name="T153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26" style:family="text"/>
    <style:style style:name="T153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28" style:family="text"/>
    <style:style style:name="T153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30" style:family="text"/>
    <style:style style:name="T153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32" style:family="text"/>
    <style:style style:name="T153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34" style:family="text"/>
    <style:style style:name="T153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36" style:family="text"/>
    <style:style style:name="T153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38" style:family="text"/>
    <style:style style:name="T153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40" style:family="text"/>
    <style:style style:name="T153_4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42" style:family="text"/>
    <style:style style:name="T153_4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44" style:family="text"/>
    <style:style style:name="T153_4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46" style:family="text"/>
    <style:style style:name="T153_4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48" style:family="text"/>
    <style:style style:name="T153_4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50" style:family="text"/>
    <style:style style:name="T153_5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52" style:family="text"/>
    <style:style style:name="T153_5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54" style:family="text"/>
    <style:style style:name="T153_5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56" style:family="text"/>
    <style:style style:name="T153_5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58" style:family="text"/>
    <style:style style:name="T153_5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60" style:family="text"/>
    <style:style style:name="T153_6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62" style:family="text"/>
    <style:style style:name="T153_6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64" style:family="text"/>
    <style:style style:name="T153_6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66" style:family="text"/>
    <style:style style:name="T153_6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68" style:family="text"/>
    <style:style style:name="T153_6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70" style:family="text"/>
    <style:style style:name="T153_7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72" style:family="text"/>
    <style:style style:name="T153_7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74" style:family="text"/>
    <style:style style:name="T153_7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76" style:family="text"/>
    <style:style style:name="T153_7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78" style:family="text"/>
    <style:style style:name="T153_7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80" style:family="text"/>
    <style:style style:name="T153_8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82" style:family="text"/>
    <style:style style:name="T153_8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84" style:family="text"/>
    <style:style style:name="T153_8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86" style:family="text"/>
    <style:style style:name="T153_8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88" style:family="text"/>
    <style:style style:name="T153_8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90" style:family="text"/>
    <style:style style:name="T153_9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92" style:family="text"/>
    <style:style style:name="T153_9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3_94" style:family="text"/>
    <style:style style:name="T153_95" style:family="text">
      <style:text-properties fo:color="#0000ff" fo:font-size="12pt" style:font-size-asian="12pt" style:font-size-complex="12pt" style:text-underline-style="solid" style:text-underline-color="font-color"/>
    </style:style>
    <style:style style:name="P154" style:family="paragraph" style:parent-style-name="Standard">
      <style:paragraph-properties fo:break-before="auto" fo:line-height="115%" fo:margin-bottom="0.353cm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15%" fo:margin-bottom="0.353cm" style:writing-mode="lr-tb"/>
    </style:style>
    <style:style style:name="T155_1" style:family="text">
      <style:text-properties fo:font-size="12pt" style:font-size-asian="12pt" style:font-size-complex="12pt"/>
    </style:style>
    <style:style style:name="T155_2" style:family="text"/>
    <style:style style:name="T155_3" style:family="text">
      <style:text-properties fo:font-size="12pt" style:font-size-asian="12pt" style:font-size-complex="12pt"/>
    </style:style>
    <style:style style:name="T155_4" style:family="text"/>
    <style:style style:name="T155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6" style:family="text"/>
    <style:style style:name="T155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8" style:family="text"/>
    <style:style style:name="T155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10" style:family="text"/>
    <style:style style:name="T155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12" style:family="text"/>
    <style:style style:name="T155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14" style:family="text"/>
    <style:style style:name="T155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16" style:family="text"/>
    <style:style style:name="T155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18" style:family="text"/>
    <style:style style:name="T155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20" style:family="text"/>
    <style:style style:name="T155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22" style:family="text"/>
    <style:style style:name="T155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24" style:family="text"/>
    <style:style style:name="T155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26" style:family="text"/>
    <style:style style:name="T155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28" style:family="text"/>
    <style:style style:name="T155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30" style:family="text"/>
    <style:style style:name="T155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32" style:family="text"/>
    <style:style style:name="T155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34" style:family="text"/>
    <style:style style:name="T155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36" style:family="text"/>
    <style:style style:name="T155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38" style:family="text"/>
    <style:style style:name="T155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40" style:family="text"/>
    <style:style style:name="T155_4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42" style:family="text"/>
    <style:style style:name="T155_4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44" style:family="text"/>
    <style:style style:name="T155_4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46" style:family="text"/>
    <style:style style:name="T155_4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48" style:family="text"/>
    <style:style style:name="T155_4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50" style:family="text"/>
    <style:style style:name="T155_5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52" style:family="text"/>
    <style:style style:name="T155_5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54" style:family="text"/>
    <style:style style:name="T155_5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56" style:family="text"/>
    <style:style style:name="T155_5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58" style:family="text"/>
    <style:style style:name="T155_5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60" style:family="text"/>
    <style:style style:name="T155_6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62" style:family="text"/>
    <style:style style:name="T155_6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64" style:family="text"/>
    <style:style style:name="T155_6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66" style:family="text"/>
    <style:style style:name="T155_6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68" style:family="text"/>
    <style:style style:name="T155_6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70" style:family="text"/>
    <style:style style:name="T155_7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72" style:family="text"/>
    <style:style style:name="T155_7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74" style:family="text"/>
    <style:style style:name="T155_7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76" style:family="text"/>
    <style:style style:name="T155_7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78" style:family="text"/>
    <style:style style:name="T155_7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80" style:family="text"/>
    <style:style style:name="T155_8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82" style:family="text"/>
    <style:style style:name="T155_8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84" style:family="text"/>
    <style:style style:name="T155_8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86" style:family="text"/>
    <style:style style:name="T155_8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88" style:family="text"/>
    <style:style style:name="T155_8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90" style:family="text"/>
    <style:style style:name="T155_9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92" style:family="text"/>
    <style:style style:name="T155_9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94" style:family="text"/>
    <style:style style:name="T155_9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96" style:family="text"/>
    <style:style style:name="T155_9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98" style:family="text"/>
    <style:style style:name="T155_9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100" style:family="text"/>
    <style:style style:name="T155_10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5_102" style:family="text"/>
    <style:style style:name="T155_103" style:family="text">
      <style:text-properties fo:color="#0000ff" fo:font-size="12pt" style:font-size-asian="12pt" style:font-size-complex="12pt" style:text-underline-style="solid" style:text-underline-color="font-color"/>
    </style:style>
    <style:style style:name="P156" style:family="paragraph" style:parent-style-name="Standard">
      <style:paragraph-properties fo:break-before="auto" fo:line-height="115%" fo:margin-bottom="0.353cm" style:writing-mode="lr-tb"/>
    </style:style>
    <style:style style:name="T156_1" style:family="text">
      <style:text-properties fo:font-size="12pt" style:font-size-asian="12pt" style:font-size-complex="12pt"/>
    </style:style>
    <style:style style:name="T156_2" style:family="text">
      <style:text-properties fo:font-size="12pt" style:font-size-asian="12pt" style:font-size-complex="12pt"/>
    </style:style>
    <style:style style:name="T156_3" style:family="text">
      <style:text-properties fo:font-size="12pt" style:font-size-asian="12pt" style:font-size-complex="12pt"/>
    </style:style>
    <style:style style:name="T156_4" style:family="text">
      <style:text-properties fo:font-size="12pt" style:font-size-asian="12pt" style:font-size-complex="12pt"/>
    </style:style>
    <style:style style:name="P157" style:family="paragraph" style:parent-style-name="Standard">
      <style:paragraph-properties fo:break-before="auto" fo:line-height="115%" fo:margin-bottom="0.353cm" style:writing-mode="lr-tb"/>
    </style:style>
    <style:style style:name="T157_1" style:family="text">
      <style:text-properties fo:font-size="12pt" style:font-size-asian="12pt" style:font-size-complex="12pt"/>
    </style:style>
    <style:style style:name="T157_2" style:family="text"/>
    <style:style style:name="T157_3" style:family="text">
      <style:text-properties fo:font-size="12pt" style:font-size-asian="12pt" style:font-size-complex="12pt"/>
    </style:style>
    <style:style style:name="T157_4" style:family="text"/>
    <style:style style:name="T157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6" style:family="text"/>
    <style:style style:name="T157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8" style:family="text"/>
    <style:style style:name="T157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0" style:family="text"/>
    <style:style style:name="T157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2" style:family="text"/>
    <style:style style:name="T157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4" style:family="text"/>
    <style:style style:name="T157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6" style:family="text"/>
    <style:style style:name="T157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8" style:family="text"/>
    <style:style style:name="T157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20" style:family="text"/>
    <style:style style:name="T157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22" style:family="text"/>
    <style:style style:name="T157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24" style:family="text"/>
    <style:style style:name="T157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26" style:family="text"/>
    <style:style style:name="T157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28" style:family="text"/>
    <style:style style:name="T157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30" style:family="text"/>
    <style:style style:name="T157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32" style:family="text"/>
    <style:style style:name="T157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34" style:family="text"/>
    <style:style style:name="T157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36" style:family="text"/>
    <style:style style:name="T157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38" style:family="text"/>
    <style:style style:name="T157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40" style:family="text"/>
    <style:style style:name="T157_4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42" style:family="text"/>
    <style:style style:name="T157_4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44" style:family="text"/>
    <style:style style:name="T157_4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46" style:family="text"/>
    <style:style style:name="T157_4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48" style:family="text"/>
    <style:style style:name="T157_4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50" style:family="text"/>
    <style:style style:name="T157_5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52" style:family="text"/>
    <style:style style:name="T157_5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54" style:family="text"/>
    <style:style style:name="T157_5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56" style:family="text"/>
    <style:style style:name="T157_5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58" style:family="text"/>
    <style:style style:name="T157_5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60" style:family="text"/>
    <style:style style:name="T157_6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62" style:family="text"/>
    <style:style style:name="T157_6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64" style:family="text"/>
    <style:style style:name="T157_6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66" style:family="text"/>
    <style:style style:name="T157_6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68" style:family="text"/>
    <style:style style:name="T157_6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70" style:family="text"/>
    <style:style style:name="T157_7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72" style:family="text"/>
    <style:style style:name="T157_7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74" style:family="text"/>
    <style:style style:name="T157_7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76" style:family="text"/>
    <style:style style:name="T157_7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78" style:family="text"/>
    <style:style style:name="T157_7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80" style:family="text"/>
    <style:style style:name="T157_8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82" style:family="text"/>
    <style:style style:name="T157_8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84" style:family="text"/>
    <style:style style:name="T157_8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86" style:family="text"/>
    <style:style style:name="T157_8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88" style:family="text"/>
    <style:style style:name="T157_8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90" style:family="text"/>
    <style:style style:name="T157_9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92" style:family="text"/>
    <style:style style:name="T157_9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94" style:family="text"/>
    <style:style style:name="T157_9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96" style:family="text"/>
    <style:style style:name="T157_9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98" style:family="text"/>
    <style:style style:name="T157_9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00" style:family="text"/>
    <style:style style:name="T157_10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02" style:family="text"/>
    <style:style style:name="T157_10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04" style:family="text"/>
    <style:style style:name="T157_10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06" style:family="text"/>
    <style:style style:name="T157_10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08" style:family="text"/>
    <style:style style:name="T157_10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10" style:family="text"/>
    <style:style style:name="T157_1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12" style:family="text"/>
    <style:style style:name="T157_1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14" style:family="text"/>
    <style:style style:name="T157_1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16" style:family="text"/>
    <style:style style:name="T157_1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18" style:family="text"/>
    <style:style style:name="T157_1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20" style:family="text"/>
    <style:style style:name="T157_1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22" style:family="text"/>
    <style:style style:name="T157_1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24" style:family="text"/>
    <style:style style:name="T157_1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26" style:family="text"/>
    <style:style style:name="T157_1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28" style:family="text"/>
    <style:style style:name="T157_1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30" style:family="text"/>
    <style:style style:name="T157_1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32" style:family="text"/>
    <style:style style:name="T157_1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34" style:family="text"/>
    <style:style style:name="T157_1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36" style:family="text"/>
    <style:style style:name="T157_1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57_138" style:family="text"/>
    <style:style style:name="T157_139" style:family="text">
      <style:text-properties fo:color="#0000ff" fo:font-size="12pt" style:font-size-asian="12pt" style:font-size-complex="12pt" style:text-underline-style="solid" style:text-underline-color="font-color"/>
    </style:style>
    <style:style style:name="P158" style:family="paragraph" style:parent-style-name="Standard">
      <style:paragraph-properties fo:break-before="auto" fo:line-height="115%" fo:margin-bottom="0.353cm" style:writing-mode="lr-tb"/>
    </style:style>
    <style:style style:name="T158_1" style:family="text">
      <style:text-properties fo:font-size="12pt" style:font-size-asian="12pt" style:font-size-complex="12pt"/>
    </style:style>
    <style:style style:name="T158_2" style:family="text">
      <style:text-properties fo:font-size="12pt" style:font-size-asian="12pt" style:font-size-complex="12pt"/>
    </style:style>
    <style:style style:name="T158_3" style:family="text">
      <style:text-properties fo:font-size="12pt" style:font-size-asian="12pt" style:font-size-complex="12pt"/>
    </style:style>
    <style:style style:name="T158_4" style:family="text">
      <style:text-properties fo:font-size="12pt" style:font-size-asian="12pt" style:font-size-complex="12pt"/>
    </style:style>
    <style:style style:name="T158_5" style:family="text">
      <style:text-properties fo:font-size="12pt" style:font-size-asian="12pt" style:font-size-complex="12pt"/>
    </style:style>
    <style:style style:name="T158_6" style:family="text">
      <style:text-properties fo:font-size="12pt" style:font-size-asian="12pt" style:font-size-complex="12pt"/>
    </style:style>
    <style:style style:name="P159" style:family="paragraph" style:parent-style-name="Standard">
      <style:paragraph-properties fo:break-before="auto" fo:line-height="115%" fo:margin-bottom="0.353cm" style:writing-mode="lr-tb"/>
    </style:style>
    <style:style style:name="T159_1" style:family="text">
      <style:text-properties fo:font-size="12pt" style:font-size-asian="12pt" style:font-size-complex="12pt"/>
    </style:style>
    <style:style style:name="T159_2" style:family="text">
      <style:text-properties fo:font-size="12pt" style:font-size-asian="12pt" style:font-size-complex="12pt"/>
    </style:style>
    <style:style style:name="T159_3" style:family="text">
      <style:text-properties fo:font-size="12pt" style:font-size-asian="12pt" style:font-size-complex="12pt"/>
    </style:style>
    <style:style style:name="T159_4" style:family="text">
      <style:text-properties fo:font-size="12pt" style:font-size-asian="12pt" style:font-size-complex="12pt"/>
    </style:style>
    <style:style style:name="T159_5" style:family="text">
      <style:text-properties fo:font-size="12pt" style:font-size-asian="12pt" style:font-size-complex="12pt"/>
    </style:style>
    <style:style style:name="T159_6" style:family="text">
      <style:text-properties fo:font-size="12pt" style:font-size-asian="12pt" style:font-size-complex="12pt"/>
    </style:style>
    <style:style style:name="T159_7" style:family="text">
      <style:text-properties fo:font-size="12pt" style:font-size-asian="12pt" style:font-size-complex="12pt"/>
    </style:style>
    <style:style style:name="T159_8" style:family="text">
      <style:text-properties fo:font-size="12pt" style:font-size-asian="12pt" style:font-size-complex="12pt"/>
    </style:style>
    <style:style style:name="T159_9" style:family="text">
      <style:text-properties fo:font-size="12pt" style:font-size-asian="12pt" style:font-size-complex="12pt"/>
    </style:style>
    <style:style style:name="T159_10" style:family="text">
      <style:text-properties fo:font-size="12pt" style:font-size-asian="12pt" style:font-size-complex="12pt"/>
    </style:style>
    <style:style style:name="T159_11" style:family="text">
      <style:text-properties fo:font-size="12pt" style:font-size-asian="12pt" style:font-size-complex="12pt"/>
    </style:style>
    <style:style style:name="T159_12" style:family="text">
      <style:text-properties fo:font-size="12pt" style:font-size-asian="12pt" style:font-size-complex="12pt"/>
    </style:style>
    <style:style style:name="T159_13" style:family="text">
      <style:text-properties fo:font-size="12pt" style:font-size-asian="12pt" style:font-size-complex="12pt"/>
    </style:style>
    <style:style style:name="T159_14" style:family="text">
      <style:text-properties fo:font-size="12pt" style:font-size-asian="12pt" style:font-size-complex="12pt"/>
    </style:style>
    <style:style style:name="T159_15" style:family="text">
      <style:text-properties fo:font-size="12pt" style:font-size-asian="12pt" style:font-size-complex="12pt"/>
    </style:style>
    <style:style style:name="T159_16" style:family="text">
      <style:text-properties fo:font-size="12pt" style:font-size-asian="12pt" style:font-size-complex="12pt"/>
    </style:style>
    <style:style style:name="T159_17" style:family="text">
      <style:text-properties fo:font-size="12pt" style:font-size-asian="12pt" style:font-size-complex="12pt"/>
    </style:style>
    <style:style style:name="T159_18" style:family="text">
      <style:text-properties fo:font-size="12pt" style:font-size-asian="12pt" style:font-size-complex="12pt"/>
    </style:style>
    <style:style style:name="T159_19" style:family="text">
      <style:text-properties fo:font-size="12pt" style:font-size-asian="12pt" style:font-size-complex="12pt"/>
    </style:style>
    <style:style style:name="T159_20" style:family="text">
      <style:text-properties fo:font-size="12pt" style:font-size-asian="12pt" style:font-size-complex="12pt"/>
    </style:style>
    <style:style style:name="T159_21" style:family="text">
      <style:text-properties fo:font-size="12pt" style:font-size-asian="12pt" style:font-size-complex="12pt"/>
    </style:style>
    <style:style style:name="T159_22" style:family="text">
      <style:text-properties fo:font-size="12pt" style:font-size-asian="12pt" style:font-size-complex="12pt"/>
    </style:style>
    <style:style style:name="T159_23" style:family="text">
      <style:text-properties fo:font-size="12pt" style:font-size-asian="12pt" style:font-size-complex="12pt"/>
    </style:style>
    <style:style style:name="T159_24" style:family="text">
      <style:text-properties fo:font-size="12pt" style:font-size-asian="12pt" style:font-size-complex="12pt"/>
    </style:style>
    <style:style style:name="P160" style:family="paragraph" style:parent-style-name="Standard">
      <style:paragraph-properties fo:break-before="auto" fo:line-height="115%" fo:margin-bottom="0.353cm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T160_8" style:family="text">
      <style:text-properties fo:font-size="12pt" style:font-size-asian="12pt" style:font-size-complex="12pt"/>
    </style:style>
    <style:style style:name="T160_9" style:family="text">
      <style:text-properties fo:font-size="12pt" style:font-size-asian="12pt" style:font-size-complex="12pt"/>
    </style:style>
    <style:style style:name="T160_10" style:family="text">
      <style:text-properties fo:font-size="12pt" style:font-size-asian="12pt" style:font-size-complex="12pt"/>
    </style:style>
    <style:style style:name="T160_11" style:family="text">
      <style:text-properties fo:font-size="12pt" style:font-size-asian="12pt" style:font-size-complex="12pt"/>
    </style:style>
    <style:style style:name="T160_12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fo:margin-bottom="0.353cm" style:writing-mode="lr-tb"/>
    </style:style>
    <style:style style:name="T161_1" style:family="text">
      <style:text-properties fo:font-size="12pt" style:font-size-asian="12pt" style:font-size-complex="12pt"/>
    </style:style>
    <style:style style:name="T161_2" style:family="text"/>
    <style:style style:name="T161_3" style:family="text">
      <style:text-properties fo:font-size="12pt" style:font-size-asian="12pt" style:font-size-complex="12pt"/>
    </style:style>
    <style:style style:name="T161_4" style:family="text"/>
    <style:style style:name="T161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6" style:family="text"/>
    <style:style style:name="T161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8" style:family="text"/>
    <style:style style:name="T161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10" style:family="text"/>
    <style:style style:name="T161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12" style:family="text"/>
    <style:style style:name="T161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14" style:family="text"/>
    <style:style style:name="T161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16" style:family="text"/>
    <style:style style:name="T161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18" style:family="text"/>
    <style:style style:name="T161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20" style:family="text"/>
    <style:style style:name="T161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22" style:family="text"/>
    <style:style style:name="T161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24" style:family="text"/>
    <style:style style:name="T161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26" style:family="text"/>
    <style:style style:name="T161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28" style:family="text"/>
    <style:style style:name="T161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30" style:family="text"/>
    <style:style style:name="T161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1_32" style:family="text"/>
    <style:style style:name="T161_33" style:family="text">
      <style:text-properties fo:color="#0000ff" fo:font-size="12pt" style:font-size-asian="12pt" style:font-size-complex="12pt" style:text-underline-style="solid" style:text-underline-color="font-color"/>
    </style:style>
    <style:style style:name="P162" style:family="paragraph" style:parent-style-name="Standard">
      <style:paragraph-properties fo:break-before="auto" fo:line-height="115%" fo:margin-bottom="0.353cm" style:writing-mode="lr-tb"/>
    </style:style>
    <style:style style:name="T162_1" style:family="text">
      <style:text-properties fo:font-size="12pt" style:font-size-asian="12pt" style:font-size-complex="12pt"/>
    </style:style>
    <style:style style:name="T162_2" style:family="text">
      <style:text-properties fo:font-size="12pt" style:font-size-asian="12pt" style:font-size-complex="12pt"/>
    </style:style>
    <style:style style:name="T162_3" style:family="text">
      <style:text-properties fo:font-size="12pt" style:font-size-asian="12pt" style:font-size-complex="12pt"/>
    </style:style>
    <style:style style:name="T162_4" style:family="text">
      <style:text-properties fo:font-size="12pt" style:font-size-asian="12pt" style:font-size-complex="12pt"/>
    </style:style>
    <style:style style:name="T162_5" style:family="text">
      <style:text-properties fo:font-size="12pt" style:font-size-asian="12pt" style:font-size-complex="12pt"/>
    </style:style>
    <style:style style:name="T162_6" style:family="text">
      <style:text-properties fo:font-size="12pt" style:font-size-asian="12pt" style:font-size-complex="12pt"/>
    </style:style>
    <style:style style:name="T162_7" style:family="text">
      <style:text-properties fo:font-size="12pt" style:font-size-asian="12pt" style:font-size-complex="12pt"/>
    </style:style>
    <style:style style:name="T162_8" style:family="text">
      <style:text-properties fo:font-size="12pt" style:font-size-asian="12pt" style:font-size-complex="12pt"/>
    </style:style>
    <style:style style:name="P163" style:family="paragraph" style:parent-style-name="Standard">
      <style:paragraph-properties fo:break-before="auto" fo:line-height="115%" fo:margin-bottom="0.353cm" style:writing-mode="lr-tb"/>
    </style:style>
    <style:style style:name="T163_1" style:family="text">
      <style:text-properties fo:color="#00ff00" fo:font-size="12pt" style:font-size-asian="12pt" style:font-size-complex="12pt"/>
    </style:style>
    <style:style style:name="T163_2" style:family="text"/>
    <style:style style:name="T163_3" style:family="text">
      <style:text-properties fo:color="#00ff00" fo:font-size="12pt" style:font-size-asian="12pt" style:font-size-complex="12pt"/>
    </style:style>
    <style:style style:name="T163_4" style:family="text"/>
    <style:style style:name="T163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6" style:family="text"/>
    <style:style style:name="T163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8" style:family="text"/>
    <style:style style:name="T163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10" style:family="text"/>
    <style:style style:name="T163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12" style:family="text"/>
    <style:style style:name="T163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14" style:family="text"/>
    <style:style style:name="T163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16" style:family="text"/>
    <style:style style:name="T163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18" style:family="text"/>
    <style:style style:name="T163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20" style:family="text"/>
    <style:style style:name="T163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22" style:family="text"/>
    <style:style style:name="T163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24" style:family="text"/>
    <style:style style:name="T163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26" style:family="text"/>
    <style:style style:name="T163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28" style:family="text"/>
    <style:style style:name="T163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30" style:family="text"/>
    <style:style style:name="T163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32" style:family="text"/>
    <style:style style:name="T163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34" style:family="text"/>
    <style:style style:name="T163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36" style:family="text"/>
    <style:style style:name="T163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38" style:family="text"/>
    <style:style style:name="T163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40" style:family="text"/>
    <style:style style:name="T163_4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42" style:family="text"/>
    <style:style style:name="T163_4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44" style:family="text"/>
    <style:style style:name="T163_4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46" style:family="text"/>
    <style:style style:name="T163_4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48" style:family="text"/>
    <style:style style:name="T163_4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50" style:family="text"/>
    <style:style style:name="T163_5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52" style:family="text"/>
    <style:style style:name="T163_5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54" style:family="text"/>
    <style:style style:name="T163_5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56" style:family="text"/>
    <style:style style:name="T163_5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58" style:family="text"/>
    <style:style style:name="T163_5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60" style:family="text"/>
    <style:style style:name="T163_6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62" style:family="text"/>
    <style:style style:name="T163_6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64" style:family="text"/>
    <style:style style:name="T163_6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66" style:family="text"/>
    <style:style style:name="T163_6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3_68" style:family="text"/>
    <style:style style:name="T163_69" style:family="text">
      <style:text-properties fo:color="#0000ff" fo:font-size="12pt" style:font-size-asian="12pt" style:font-size-complex="12pt" style:text-underline-style="solid" style:text-underline-color="font-color"/>
    </style:style>
    <style:style style:name="P164" style:family="paragraph" style:parent-style-name="Standard">
      <style:paragraph-properties fo:break-before="auto" fo:line-height="115%" fo:margin-bottom="0.353cm" style:writing-mode="lr-tb"/>
    </style:style>
    <style:style style:name="T164_1" style:family="text">
      <style:text-properties fo:font-size="12pt" style:font-size-asian="12pt" style:font-size-complex="12pt"/>
    </style:style>
    <style:style style:name="T164_2" style:family="text">
      <style:text-properties fo:font-size="12pt" style:font-size-asian="12pt" style:font-size-complex="12pt"/>
    </style:style>
    <style:style style:name="T164_3" style:family="text">
      <style:text-properties fo:font-size="12pt" style:font-size-asian="12pt" style:font-size-complex="12pt"/>
    </style:style>
    <style:style style:name="T164_4" style:family="text">
      <style:text-properties fo:font-size="12pt" style:font-size-asian="12pt" style:font-size-complex="12pt"/>
    </style:style>
    <style:style style:name="T164_5" style:family="text">
      <style:text-properties fo:font-size="12pt" style:font-size-asian="12pt" style:font-size-complex="12pt"/>
    </style:style>
    <style:style style:name="T164_6" style:family="text">
      <style:text-properties fo:font-size="12pt" style:font-size-asian="12pt" style:font-size-complex="12pt"/>
    </style:style>
    <style:style style:name="T164_7" style:family="text">
      <style:text-properties fo:font-size="12pt" style:font-size-asian="12pt" style:font-size-complex="12pt"/>
    </style:style>
    <style:style style:name="T164_8" style:family="text">
      <style:text-properties fo:font-size="12pt" style:font-size-asian="12pt" style:font-size-complex="12pt"/>
    </style:style>
    <style:style style:name="P165" style:family="paragraph" style:parent-style-name="Standard">
      <style:paragraph-properties fo:break-before="auto" fo:line-height="115%" fo:margin-bottom="0.353cm" style:writing-mode="lr-tb"/>
    </style:style>
    <style:style style:name="T165_1" style:family="text">
      <style:text-properties fo:color="#00ff00"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/>
    <style:style style:name="T165_4" style:family="text">
      <style:text-properties fo:font-size="12pt" style:font-size-asian="12pt" style:font-size-complex="12pt"/>
    </style:style>
    <style:style style:name="T165_5" style:family="text"/>
    <style:style style:name="T165_6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7" style:family="text"/>
    <style:style style:name="T165_8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9" style:family="text"/>
    <style:style style:name="T165_10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11" style:family="text"/>
    <style:style style:name="T165_12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13" style:family="text"/>
    <style:style style:name="T165_14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15" style:family="text"/>
    <style:style style:name="T165_16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17" style:family="text"/>
    <style:style style:name="T165_18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19" style:family="text"/>
    <style:style style:name="T165_20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21" style:family="text"/>
    <style:style style:name="T165_22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23" style:family="text"/>
    <style:style style:name="T165_24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25" style:family="text"/>
    <style:style style:name="T165_26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27" style:family="text"/>
    <style:style style:name="T165_28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29" style:family="text"/>
    <style:style style:name="T165_30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31" style:family="text"/>
    <style:style style:name="T165_32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33" style:family="text"/>
    <style:style style:name="T165_34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35" style:family="text"/>
    <style:style style:name="T165_36" style:family="text">
      <style:text-properties fo:color="#0000ff" fo:font-size="12pt" style:font-size-asian="12pt" style:font-size-complex="12pt" style:text-underline-style="solid" style:text-underline-color="font-color"/>
    </style:style>
    <style:style style:name="T165_37" style:family="text"/>
    <style:style style:name="T165_38" style:family="text">
      <style:text-properties fo:color="#0000ff" fo:font-size="12pt" style:font-size-asian="12pt" style:font-size-complex="12pt" style:text-underline-style="solid" style:text-underline-color="font-color"/>
    </style:style>
    <style:style style:name="P166" style:family="paragraph" style:parent-style-name="Standard">
      <style:paragraph-properties fo:break-before="auto" fo:line-height="115%" fo:margin-bottom="0.353cm" style:writing-mode="lr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break-before="auto" fo:line-height="115%" fo:margin-bottom="0.353cm" style:writing-mode="lr-tb"/>
    </style:style>
    <style:style style:name="T167_1" style:family="text">
      <style:text-properties fo:font-size="12pt" style:font-size-asian="12pt" style:font-size-complex="12pt"/>
    </style:style>
    <style:style style:name="T167_2" style:family="text"/>
    <style:style style:name="T167_3" style:family="text">
      <style:text-properties fo:font-size="12pt" style:font-size-asian="12pt" style:font-size-complex="12pt"/>
    </style:style>
    <style:style style:name="T167_4" style:family="text"/>
    <style:style style:name="T167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6" style:family="text"/>
    <style:style style:name="T167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8" style:family="text"/>
    <style:style style:name="T167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10" style:family="text"/>
    <style:style style:name="T167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12" style:family="text"/>
    <style:style style:name="T167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14" style:family="text"/>
    <style:style style:name="T167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16" style:family="text"/>
    <style:style style:name="T167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18" style:family="text"/>
    <style:style style:name="T167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20" style:family="text"/>
    <style:style style:name="T167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22" style:family="text"/>
    <style:style style:name="T167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24" style:family="text"/>
    <style:style style:name="T167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26" style:family="text"/>
    <style:style style:name="T167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28" style:family="text"/>
    <style:style style:name="T167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30" style:family="text"/>
    <style:style style:name="T167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32" style:family="text"/>
    <style:style style:name="T167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34" style:family="text"/>
    <style:style style:name="T167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7_36" style:family="text"/>
    <style:style style:name="T167_37" style:family="text">
      <style:text-properties fo:color="#0000ff" fo:font-size="12pt" style:font-size-asian="12pt" style:font-size-complex="12pt" style:text-underline-style="solid" style:text-underline-color="font-color"/>
    </style:style>
    <style:style style:name="P168" style:family="paragraph" style:parent-style-name="Standard">
      <style:paragraph-properties fo:break-before="auto" fo:line-height="115%" fo:margin-bottom="0.353cm" style:writing-mode="lr-tb"/>
    </style:style>
    <style:style style:name="T168_1" style:family="text">
      <style:text-properties fo:font-size="12pt" style:font-size-asian="12pt" style:font-size-complex="12pt"/>
    </style:style>
    <style:style style:name="T168_2" style:family="text">
      <style:text-properties fo:font-size="12pt" style:font-size-asian="12pt" style:font-size-complex="12pt"/>
    </style:style>
    <style:style style:name="T168_3" style:family="text">
      <style:text-properties fo:font-size="12pt" style:font-size-asian="12pt" style:font-size-complex="12pt"/>
    </style:style>
    <style:style style:name="T168_4" style:family="text"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line-height="115%" fo:margin-bottom="0.353cm" style:writing-mode="lr-tb"/>
    </style:style>
    <style:style style:name="T169_1" style:family="text">
      <style:text-properties fo:font-size="12pt" style:font-size-asian="12pt" style:font-size-complex="12pt"/>
    </style:style>
    <style:style style:name="T169_2" style:family="text"/>
    <style:style style:name="T169_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4" style:family="text"/>
    <style:style style:name="T169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6" style:family="text"/>
    <style:style style:name="T169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8" style:family="text"/>
    <style:style style:name="T169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10" style:family="text"/>
    <style:style style:name="T169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12" style:family="text"/>
    <style:style style:name="T169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14" style:family="text"/>
    <style:style style:name="T169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16" style:family="text"/>
    <style:style style:name="T169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18" style:family="text"/>
    <style:style style:name="T169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20" style:family="text"/>
    <style:style style:name="T169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22" style:family="text"/>
    <style:style style:name="T169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24" style:family="text"/>
    <style:style style:name="T169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26" style:family="text"/>
    <style:style style:name="T169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28" style:family="text"/>
    <style:style style:name="T169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30" style:family="text"/>
    <style:style style:name="T169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32" style:family="text"/>
    <style:style style:name="T169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34" style:family="text"/>
    <style:style style:name="T169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36" style:family="text"/>
    <style:style style:name="T169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38" style:family="text"/>
    <style:style style:name="T169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40" style:family="text"/>
    <style:style style:name="T169_41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42" style:family="text"/>
    <style:style style:name="T169_43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44" style:family="text"/>
    <style:style style:name="T169_45" style:family="text">
      <style:text-properties fo:color="#0000ff" fo:font-size="12pt" style:font-size-asian="12pt" style:font-size-complex="12pt" style:text-underline-style="solid" style:text-underline-color="font-color"/>
    </style:style>
    <style:style style:name="T169_46" style:family="text"/>
    <style:style style:name="T169_47" style:family="text">
      <style:text-properties fo:color="#0000ff" fo:font-size="12pt" style:font-size-asian="12pt" style:font-size-complex="12pt" style:text-underline-style="solid" style:text-underline-color="font-color"/>
    </style:style>
    <style:style style:name="P170" style:family="paragraph" style:parent-style-name="Standard">
      <style:paragraph-properties fo:break-before="auto" fo:line-height="115%" fo:margin-bottom="0.353cm" style:writing-mode="lr-tb"/>
    </style:style>
    <style:style style:name="T170_1" style:family="text">
      <style:text-properties fo:font-size="12pt" style:font-size-asian="12pt" style:font-size-complex="12pt"/>
    </style:style>
    <style:style style:name="T170_2" style:family="text">
      <style:text-properties fo:font-size="12pt" style:font-size-asian="12pt" style:font-size-complex="12pt"/>
    </style:style>
    <style:style style:name="T170_3" style:family="text">
      <style:text-properties fo:font-size="12pt" style:font-size-asian="12pt" style:font-size-complex="12pt"/>
    </style:style>
    <style:style style:name="T170_4" style:family="text">
      <style:text-properties fo:font-size="12pt" style:font-size-asian="12pt" style:font-size-complex="12pt"/>
    </style:style>
    <style:style style:name="T170_5" style:family="text">
      <style:text-properties fo:font-size="12pt" style:font-size-asian="12pt" style:font-size-complex="12pt"/>
    </style:style>
    <style:style style:name="T170_6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15%" fo:margin-bottom="0.353cm" style:writing-mode="lr-tb"/>
    </style:style>
    <style:style style:name="T171_1" style:family="text">
      <style:text-properties fo:font-size="12pt" style:font-size-asian="12pt" style:font-size-complex="12pt"/>
    </style:style>
    <style:style style:name="T171_2" style:family="text"/>
    <style:style style:name="T171_3" style:family="text">
      <style:text-properties fo:font-size="12pt" style:font-size-asian="12pt" style:font-size-complex="12pt"/>
    </style:style>
    <style:style style:name="T171_4" style:family="text"/>
    <style:style style:name="T171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6" style:family="text"/>
    <style:style style:name="T171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8" style:family="text"/>
    <style:style style:name="T171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10" style:family="text"/>
    <style:style style:name="T171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12" style:family="text"/>
    <style:style style:name="T171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14" style:family="text"/>
    <style:style style:name="T171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16" style:family="text"/>
    <style:style style:name="T171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18" style:family="text"/>
    <style:style style:name="T171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20" style:family="text"/>
    <style:style style:name="T171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22" style:family="text"/>
    <style:style style:name="T171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24" style:family="text"/>
    <style:style style:name="T171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26" style:family="text"/>
    <style:style style:name="T171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28" style:family="text"/>
    <style:style style:name="T171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30" style:family="text"/>
    <style:style style:name="T171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32" style:family="text"/>
    <style:style style:name="T171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34" style:family="text"/>
    <style:style style:name="T171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36" style:family="text"/>
    <style:style style:name="T171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38" style:family="text"/>
    <style:style style:name="T171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1_40" style:family="text"/>
    <style:style style:name="T171_41" style:family="text">
      <style:text-properties fo:color="#0000ff" fo:font-size="12pt" style:font-size-asian="12pt" style:font-size-complex="12pt" style:text-underline-style="solid" style:text-underline-color="font-color"/>
    </style:style>
    <style:style style:name="P172" style:family="paragraph" style:parent-style-name="Standard">
      <style:paragraph-properties fo:break-before="auto" fo:line-height="115%" fo:margin-bottom="0.353cm" style:writing-mode="lr-tb"/>
    </style:style>
    <style:style style:name="T172_1" style:family="text">
      <style:text-properties fo:font-size="12pt" style:font-size-asian="12pt" style:font-size-complex="12pt"/>
    </style:style>
    <style:style style:name="T172_2" style:family="text">
      <style:text-properties fo:font-size="12pt" style:font-size-asian="12pt" style:font-size-complex="12pt"/>
    </style:style>
    <style:style style:name="T172_3" style:family="text">
      <style:text-properties fo:font-size="12pt" style:font-size-asian="12pt" style:font-size-complex="12pt"/>
    </style:style>
    <style:style style:name="T172_4" style:family="text">
      <style:text-properties fo:font-size="12pt" style:font-size-asian="12pt" style:font-size-complex="12pt"/>
    </style:style>
    <style:style style:name="T172_5" style:family="text">
      <style:text-properties fo:font-size="12pt" style:font-size-asian="12pt" style:font-size-complex="12pt"/>
    </style:style>
    <style:style style:name="T172_6" style:family="text">
      <style:text-properties fo:font-size="12pt" style:font-size-asian="12pt" style:font-size-complex="12pt"/>
    </style:style>
    <style:style style:name="P173" style:family="paragraph" style:parent-style-name="Standard">
      <style:paragraph-properties fo:break-before="auto" fo:line-height="115%" fo:margin-bottom="0.353cm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/>
    <style:style style:name="T173_3" style:family="text">
      <style:text-properties fo:font-size="12pt" style:font-size-asian="12pt" style:font-size-complex="12pt"/>
    </style:style>
    <style:style style:name="T173_4" style:family="text"/>
    <style:style style:name="T173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6" style:family="text"/>
    <style:style style:name="T173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8" style:family="text"/>
    <style:style style:name="T173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10" style:family="text"/>
    <style:style style:name="T173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12" style:family="text"/>
    <style:style style:name="T173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14" style:family="text"/>
    <style:style style:name="T173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16" style:family="text"/>
    <style:style style:name="T173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18" style:family="text"/>
    <style:style style:name="T173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20" style:family="text"/>
    <style:style style:name="T173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22" style:family="text"/>
    <style:style style:name="T173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24" style:family="text"/>
    <style:style style:name="T173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26" style:family="text"/>
    <style:style style:name="T173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28" style:family="text"/>
    <style:style style:name="T173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30" style:family="text"/>
    <style:style style:name="T173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32" style:family="text"/>
    <style:style style:name="T173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34" style:family="text"/>
    <style:style style:name="T173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36" style:family="text"/>
    <style:style style:name="T173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38" style:family="text"/>
    <style:style style:name="T173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3_40" style:family="text"/>
    <style:style style:name="T173_41" style:family="text">
      <style:text-properties fo:color="#0000ff" fo:font-size="12pt" style:font-size-asian="12pt" style:font-size-complex="12pt" style:text-underline-style="solid" style:text-underline-color="font-color"/>
    </style:style>
    <style:style style:name="P174" style:family="paragraph" style:parent-style-name="Standard">
      <style:paragraph-properties fo:break-before="auto" fo:line-height="115%" fo:margin-bottom="0.353cm" style:writing-mode="lr-tb"/>
    </style:style>
    <style:style style:name="T174_1" style:family="text">
      <style:text-properties fo:font-size="12pt" style:font-size-asian="12pt" style:font-size-complex="12pt"/>
    </style:style>
    <style:style style:name="T174_2" style:family="text">
      <style:text-properties fo:font-size="12pt" style:font-size-asian="12pt" style:font-size-complex="12pt"/>
    </style:style>
    <style:style style:name="T174_3" style:family="text">
      <style:text-properties fo:font-size="12pt" style:font-size-asian="12pt" style:font-size-complex="12pt"/>
    </style:style>
    <style:style style:name="T174_4" style:family="text">
      <style:text-properties fo:font-size="12pt" style:font-size-asian="12pt" style:font-size-complex="12pt"/>
    </style:style>
    <style:style style:name="T174_5" style:family="text">
      <style:text-properties fo:font-size="12pt" style:font-size-asian="12pt" style:font-size-complex="12pt"/>
    </style:style>
    <style:style style:name="T174_6" style:family="text">
      <style:text-properties fo:font-size="12pt" style:font-size-asian="12pt" style:font-size-complex="12pt"/>
    </style:style>
    <style:style style:name="T174_7" style:family="text">
      <style:text-properties fo:font-size="12pt" style:font-size-asian="12pt" style:font-size-complex="12pt"/>
    </style:style>
    <style:style style:name="T174_8" style:family="text">
      <style:text-properties fo:font-size="12pt" style:font-size-asian="12pt" style:font-size-complex="12pt"/>
    </style:style>
    <style:style style:name="T174_9" style:family="text">
      <style:text-properties fo:font-size="12pt" style:font-size-asian="12pt" style:font-size-complex="12pt"/>
    </style:style>
    <style:style style:name="T174_10" style:family="text">
      <style:text-properties fo:font-size="12pt" style:font-size-asian="12pt" style:font-size-complex="12pt"/>
    </style:style>
    <style:style style:name="T174_11" style:family="text">
      <style:text-properties fo:font-size="12pt" style:font-size-asian="12pt" style:font-size-complex="12pt"/>
    </style:style>
    <style:style style:name="T174_12" style:family="text"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fo:margin-bottom="0.353cm" style:writing-mode="lr-tb"/>
    </style:style>
    <style:style style:name="T175_1" style:family="text">
      <style:text-properties fo:font-size="12pt" style:font-size-asian="12pt" style:font-size-complex="12pt"/>
    </style:style>
    <style:style style:name="T175_2" style:family="text"/>
    <style:style style:name="T175_3" style:family="text"/>
    <style:style style:name="T175_4" style:family="text"/>
    <style:style style:name="T175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6" style:family="text"/>
    <style:style style:name="T175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8" style:family="text"/>
    <style:style style:name="T175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10" style:family="text"/>
    <style:style style:name="T175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12" style:family="text"/>
    <style:style style:name="T175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14" style:family="text"/>
    <style:style style:name="T175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16" style:family="text"/>
    <style:style style:name="T175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18" style:family="text"/>
    <style:style style:name="T175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20" style:family="text"/>
    <style:style style:name="T175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22" style:family="text"/>
    <style:style style:name="T175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24" style:family="text"/>
    <style:style style:name="T175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26" style:family="text"/>
    <style:style style:name="T175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28" style:family="text"/>
    <style:style style:name="T175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30" style:family="text"/>
    <style:style style:name="T175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5_32" style:family="text"/>
    <style:style style:name="T175_33" style:family="text">
      <style:text-properties fo:color="#0000ff" fo:font-size="12pt" style:font-size-asian="12pt" style:font-size-complex="12pt" style:text-underline-style="solid" style:text-underline-color="font-color"/>
    </style:style>
    <style:style style:name="P176" style:family="paragraph" style:parent-style-name="Standard">
      <style:paragraph-properties fo:break-before="auto" fo:line-height="115%" fo:margin-bottom="0.353cm" style:writing-mode="lr-tb"/>
    </style:style>
    <style:style style:name="T176_1" style:family="text">
      <style:text-properties fo:font-size="12pt" style:font-size-asian="12pt" style:font-size-complex="12pt"/>
    </style:style>
    <style:style style:name="T176_2" style:family="text">
      <style:text-properties fo:font-size="12pt" style:font-size-asian="12pt" style:font-size-complex="12pt"/>
    </style:style>
    <style:style style:name="T176_3" style:family="text">
      <style:text-properties fo:font-size="12pt" style:font-size-asian="12pt" style:font-size-complex="12pt"/>
    </style:style>
    <style:style style:name="T176_4" style:family="text">
      <style:text-properties fo:font-size="12pt" style:font-size-asian="12pt" style:font-size-complex="12pt"/>
    </style:style>
    <style:style style:name="T176_5" style:family="text">
      <style:text-properties fo:font-size="12pt" style:font-size-asian="12pt" style:font-size-complex="12pt"/>
    </style:style>
    <style:style style:name="T176_6" style:family="text">
      <style:text-properties fo:font-size="12pt" style:font-size-asian="12pt" style:font-size-complex="12pt"/>
    </style:style>
    <style:style style:name="T176_7" style:family="text">
      <style:text-properties fo:font-size="12pt" style:font-size-asian="12pt" style:font-size-complex="12pt"/>
    </style:style>
    <style:style style:name="T176_8" style:family="text">
      <style:text-properties fo:font-size="12pt" style:font-size-asian="12pt" style:font-size-complex="12pt"/>
    </style:style>
    <style:style style:name="T176_9" style:family="text">
      <style:text-properties fo:font-size="12pt" style:font-size-asian="12pt" style:font-size-complex="12pt"/>
    </style:style>
    <style:style style:name="T176_10" style:family="text">
      <style:text-properties fo:font-size="12pt" style:font-size-asian="12pt" style:font-size-complex="12pt"/>
    </style:style>
    <style:style style:name="P177" style:family="paragraph" style:parent-style-name="Standard">
      <style:paragraph-properties fo:break-before="auto" fo:line-height="115%" fo:margin-bottom="0.353cm" style:writing-mode="lr-tb"/>
    </style:style>
    <style:style style:name="T177_1" style:family="text">
      <style:text-properties fo:font-size="12pt" style:font-size-asian="12pt" style:font-size-complex="12pt"/>
    </style:style>
    <style:style style:name="T177_2" style:family="text"/>
    <style:style style:name="T177_3" style:family="text">
      <style:text-properties fo:font-size="12pt" style:font-size-asian="12pt" style:font-size-complex="12pt"/>
    </style:style>
    <style:style style:name="T177_4" style:family="text"/>
    <style:style style:name="T177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6" style:family="text"/>
    <style:style style:name="T177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8" style:family="text"/>
    <style:style style:name="T177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10" style:family="text"/>
    <style:style style:name="T177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12" style:family="text"/>
    <style:style style:name="T177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14" style:family="text"/>
    <style:style style:name="T177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16" style:family="text"/>
    <style:style style:name="T177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18" style:family="text"/>
    <style:style style:name="T177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20" style:family="text"/>
    <style:style style:name="T177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22" style:family="text"/>
    <style:style style:name="T177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24" style:family="text"/>
    <style:style style:name="T177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26" style:family="text"/>
    <style:style style:name="T177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28" style:family="text"/>
    <style:style style:name="T177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30" style:family="text"/>
    <style:style style:name="T177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32" style:family="text"/>
    <style:style style:name="T177_3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34" style:family="text"/>
    <style:style style:name="T177_3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36" style:family="text"/>
    <style:style style:name="T177_3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38" style:family="text"/>
    <style:style style:name="T177_3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7_40" style:family="text"/>
    <style:style style:name="T177_41" style:family="text">
      <style:text-properties fo:color="#0000ff" fo:font-size="12pt" style:font-size-asian="12pt" style:font-size-complex="12pt" style:text-underline-style="solid" style:text-underline-color="font-color"/>
    </style:style>
    <style:style style:name="P178" style:family="paragraph" style:parent-style-name="Standard">
      <style:paragraph-properties fo:break-before="auto" fo:line-height="115%" fo:margin-bottom="0.353cm" style:writing-mode="lr-tb"/>
    </style:style>
    <style:style style:name="T178_1" style:family="text">
      <style:text-properties fo:font-size="12pt" style:font-size-asian="12pt" style:font-size-complex="12pt"/>
    </style:style>
    <style:style style:name="T178_2" style:family="text">
      <style:text-properties fo:font-size="12pt" style:font-size-asian="12pt" style:font-size-complex="12pt"/>
    </style:style>
    <style:style style:name="T178_3" style:family="text">
      <style:text-properties fo:font-size="12pt" style:font-size-asian="12pt" style:font-size-complex="12pt"/>
    </style:style>
    <style:style style:name="T178_4" style:family="text">
      <style:text-properties fo:font-size="12pt" style:font-size-asian="12pt" style:font-size-complex="12pt"/>
    </style:style>
    <style:style style:name="T178_5" style:family="text">
      <style:text-properties fo:font-size="12pt" style:font-size-asian="12pt" style:font-size-complex="12pt"/>
    </style:style>
    <style:style style:name="T178_6" style:family="text">
      <style:text-properties fo:font-size="12pt" style:font-size-asian="12pt" style:font-size-complex="12pt"/>
    </style:style>
    <style:style style:name="P179" style:family="paragraph" style:parent-style-name="Standard">
      <style:paragraph-properties fo:break-before="auto" fo:line-height="115%" fo:margin-bottom="0.353cm" style:writing-mode="lr-tb"/>
    </style:style>
    <style:style style:name="T179_1" style:family="text">
      <style:text-properties fo:color="#00ff00" fo:font-size="12pt" style:font-size-asian="12pt" style:font-size-complex="12pt"/>
    </style:style>
    <style:style style:name="T179_2" style:family="text"/>
    <style:style style:name="T179_3" style:family="text">
      <style:text-properties fo:font-size="12pt" style:font-size-asian="12pt" style:font-size-complex="12pt"/>
    </style:style>
    <style:style style:name="T179_4" style:family="text"/>
    <style:style style:name="T179_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6" style:family="text"/>
    <style:style style:name="T179_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8" style:family="text"/>
    <style:style style:name="T179_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10" style:family="text"/>
    <style:style style:name="T179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12" style:family="text"/>
    <style:style style:name="T179_1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14" style:family="text"/>
    <style:style style:name="T179_1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16" style:family="text"/>
    <style:style style:name="T179_1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18" style:family="text"/>
    <style:style style:name="T179_1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20" style:family="text"/>
    <style:style style:name="T179_2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22" style:family="text"/>
    <style:style style:name="T179_23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24" style:family="text"/>
    <style:style style:name="T179_25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26" style:family="text"/>
    <style:style style:name="T179_27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28" style:family="text"/>
    <style:style style:name="T179_29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30" style:family="text"/>
    <style:style style:name="T179_31" style:family="text">
      <style:text-properties fo:color="#0000ff" fo:font-size="12pt" style:font-size-asian="12pt" style:font-size-complex="12pt" style:text-underline-style="solid" style:text-underline-color="font-color"/>
    </style:style>
    <style:style style:name="T179_32" style:family="text"/>
    <style:style style:name="T179_33" style:family="text">
      <style:text-properties fo:color="#0000ff" fo:font-size="12pt" style:font-size-asian="12pt" style:font-size-complex="12pt" style:text-underline-style="solid" style:text-underline-color="font-color"/>
    </style:style>
    <style:style style:name="P180" style:family="paragraph" style:parent-style-name="Standard">
      <style:paragraph-properties fo:break-before="auto" fo:line-height="115%" fo:margin-bottom="0.353cm" style:writing-mode="lr-tb"/>
    </style:style>
    <style:style style:name="T180_1" style:family="text">
      <style:text-properties fo:font-size="12pt" style:font-size-asian="12pt" style:font-size-complex="12pt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P18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MC</text:span><text:span text:style-name="T1_2"><text:s/></text:span><text:span text:style-name="T1_3">Zdobywają</text:span><text:span text:style-name="T1_4"><text:s/></text:span><text:span text:style-name="T1_5">Swoje</text:span><text:span text:style-name="T1_6"><text:s/></text:span><text:span text:style-name="T1_7">Znaczki</text:span></text:p>
      <text:p text:style-name="P2"><text:span text:style-name="T2_1">Rośliny</text:span><text:span text:style-name="T2_2"><text:s/></text:span><text:span text:style-name="T2_3">Owadożerne</text:span></text:p>
      <text:p text:style-name="P3"><text:span text:style-name="T3_1"><text:s/></text:span></text:p>
      <text:p text:style-name="P4"><text:span text:style-name="T4_1">Mało</text:span><text:span text:style-name="T4_2"><text:s/></text:span><text:span text:style-name="T4_3">kto</text:span><text:span text:style-name="T4_4"><text:s/></text:span><text:span text:style-name="T4_5">potrafi</text:span><text:span text:style-name="T4_6"><text:s/></text:span><text:span text:style-name="T4_7">przejść</text:span><text:span text:style-name="T4_8"><text:s/></text:span><text:span text:style-name="T4_9">obojętnie</text:span><text:span text:style-name="T4_10"><text:s/></text:span><text:span text:style-name="T4_11">obok</text:span><text:span text:style-name="T4_12"><text:s/></text:span><text:span text:style-name="T4_13">muchołówki</text:span><text:span text:style-name="T4_14">,<text:s/></text:span><text:span text:style-name="T4_15">rosiczki</text:span><text:span text:style-name="T4_16">,<text:s/></text:span><text:span text:style-name="T4_17">dzbanecznika</text:span><text:span text:style-name="T4_18">,<text:s/></text:span><text:span text:style-name="T4_19">kapturnicy</text:span><text:span text:style-name="T4_20">,<text:s/></text:span><text:span text:style-name="T4_21">cefalotusa</text:span><text:span text:style-name="T4_22">,<text:s/></text:span><text:span text:style-name="T4_23">darlingtonii</text:span><text:span text:style-name="T4_24"><text:s/></text:span><text:span text:style-name="T4_25">bądź</text:span><text:span text:style-name="T4_26"><text:s/></text:span><text:span text:style-name="T4_27">heliamfory</text:span><text:span text:style-name="T4_28">.<text:s/></text:span><text:span text:style-name="T4_29">Te</text:span><text:span text:style-name="T4_30"><text:s/></text:span><text:span text:style-name="T4_31">rośliny</text:span><text:span text:style-name="T4_32"><text:s/></text:span><text:span text:style-name="T4_33">są</text:span><text:span text:style-name="T4_34"><text:s/></text:span><text:span text:style-name="T4_35">po</text:span><text:span text:style-name="T4_36"><text:s/></text:span><text:span text:style-name="T4_37">prostu</text:span><text:span text:style-name="T4_38"><text:s/></text:span><text:span text:style-name="T4_39">inne</text:span><text:span text:style-name="T4_40"><text:s/></text:span><text:span text:style-name="T4_41">i</text:span><text:span text:style-name="T4_42"><text:s/></text:span><text:span text:style-name="T4_43">to</text:span><text:span text:style-name="T4_44"><text:s/></text:span><text:span text:style-name="T4_45">nie</text:span><text:span text:style-name="T4_46"><text:s/></text:span><text:span text:style-name="T4_47">tylko</text:span><text:span text:style-name="T4_48"><text:s/></text:span><text:span text:style-name="T4_49">dlatego</text:span><text:span text:style-name="T4_50">,<text:s/></text:span><text:span text:style-name="T4_51">że</text:span><text:span text:style-name="T4_52"><text:s/></text:span><text:span text:style-name="T4_53">jedzą</text:span><text:span text:style-name="T4_54"><text:s/></text:span><text:span text:style-name="T4_55">owady</text:span><text:span text:style-name="T4_56">.<text:s/></text:span><text:span text:style-name="T4_57">Mają</text:span><text:span text:style-name="T4_58"><text:s/></text:span><text:span text:style-name="T4_59">też</text:span><text:span text:style-name="T4_60"><text:s/></text:span><text:span text:style-name="T4_61">nietypowy</text:span><text:span text:style-name="T4_62"><text:s/></text:span><text:span text:style-name="T4_63">wygląd</text:span><text:span text:style-name="T4_64">,<text:s/></text:span><text:span text:style-name="T4_65">który</text:span><text:span text:style-name="T4_66"><text:s/></text:span><text:span text:style-name="T4_67">sprawia</text:span><text:span text:style-name="T4_68">,<text:s/></text:span><text:span text:style-name="T4_69">że</text:span><text:span text:style-name="T4_70"><text:s/></text:span><text:span text:style-name="T4_71">znajdują</text:span><text:span text:style-name="T4_72"><text:s/></text:span><text:span text:style-name="T4_73">wielu</text:span><text:span text:style-name="T4_74"><text:s/></text:span><text:span text:style-name="T4_75">miłośników</text:span><text:span text:style-name="T4_76"><text:s/></text:span><text:span text:style-name="T4_77">na</text:span><text:span text:style-name="T4_78"><text:s/></text:span><text:span text:style-name="T4_79">całym</text:span><text:span text:style-name="T4_80"><text:s/></text:span><text:span text:style-name="T4_81">świecie</text:span><text:span text:style-name="T4_82">.<text:s/></text:span><text:span text:style-name="T4_83">Niestety</text:span><text:span text:style-name="T4_84">,<text:s/></text:span><text:span text:style-name="T4_85">na</text:span><text:span text:style-name="T4_86"><text:s/></text:span><text:span text:style-name="T4_87">ich</text:span><text:span text:style-name="T4_88"><text:s/></text:span><text:span text:style-name="T4_89">temat</text:span><text:span text:style-name="T4_90"><text:s/></text:span><text:span text:style-name="T4_91">pokutuje</text:span><text:span text:style-name="T4_92"><text:s/></text:span><text:span text:style-name="T4_93">wiele</text:span><text:span text:style-name="T4_94"><text:s/></text:span><text:span text:style-name="T4_95">mitów</text:span><text:span text:style-name="T4_96">,<text:s/></text:span><text:span text:style-name="T4_97">według</text:span><text:span text:style-name="T4_98"><text:s/></text:span><text:span text:style-name="T4_99">których</text:span><text:span text:style-name="T4_100"><text:s/></text:span><text:span text:style-name="T4_101">jedzą</text:span><text:span text:style-name="T4_102"><text:s/></text:span><text:span text:style-name="T4_103">mózgi</text:span><text:span text:style-name="T4_104">,<text:s/></text:span><text:span text:style-name="T4_105">są</text:span><text:span text:style-name="T4_106"><text:s/></text:span><text:span text:style-name="T4_107">trudne</text:span><text:span text:style-name="T4_108"><text:s/></text:span><text:span text:style-name="T4_109">w</text:span><text:span text:style-name="T4_110"><text:s/></text:span><text:span text:style-name="T4_111">uprawie</text:span><text:span text:style-name="T4_112"><text:s/></text:span><text:span text:style-name="T4_113">czy</text:span><text:span text:style-name="T4_114"><text:s/></text:span><text:span text:style-name="T4_115">też</text:span><text:span text:style-name="T4_116"><text:s/></text:span><text:span text:style-name="T4_117">nienawidzą</text:span><text:span text:style-name="T4_118"><text:s/></text:span><text:span text:style-name="T4_119">światła</text:span><text:span text:style-name="T4_120">.<text:s/></text:span><text:span text:style-name="T4_121">A</text:span><text:span text:style-name="T4_122"><text:s/></text:span><text:span text:style-name="T4_123">to</text:span><text:span text:style-name="T4_124"><text:s/></text:span><text:span text:style-name="T4_125">przecież</text:span><text:span text:style-name="T4_126"><text:s/></text:span><text:span text:style-name="T4_127">bzdury</text:span><text:span text:style-name="T4_128">!<text:s/></text:span><text:span text:style-name="T4_129">Owszem</text:span><text:span text:style-name="T4_130">,<text:s/></text:span><text:span text:style-name="T4_131">są</text:span><text:span text:style-name="T4_132"><text:s/></text:span><text:span text:style-name="T4_133">trudne</text:span><text:span text:style-name="T4_134"><text:s/></text:span><text:span text:style-name="T4_135">grupy</text:span><text:span text:style-name="T4_136"><text:s/></text:span><text:span text:style-name="T4_137">i</text:span><text:span text:style-name="T4_138"><text:s/></text:span><text:span text:style-name="T4_139">gatunki</text:span><text:span text:style-name="T4_140">,<text:s/></text:span><text:span text:style-name="T4_141">ale</text:span><text:span text:style-name="T4_142"><text:s/></text:span><text:span text:style-name="T4_143">wiele</text:span><text:span text:style-name="T4_144"><text:s/></text:span><text:span text:style-name="T4_145">z</text:span><text:span text:style-name="T4_146"><text:s/></text:span><text:span text:style-name="T4_147">tych</text:span><text:span text:style-name="T4_148"><text:s/></text:span><text:span text:style-name="T4_149">roślin</text:span><text:span text:style-name="T4_150"><text:s/></text:span><text:span text:style-name="T4_151">dostarcza</text:span><text:span text:style-name="T4_152"><text:s/></text:span><text:span text:style-name="T4_153">o</text:span><text:span text:style-name="T4_154"><text:s/></text:span><text:span text:style-name="T4_155">wiele</text:span><text:span text:style-name="T4_156"><text:s/></text:span><text:span text:style-name="T4_157">mniej</text:span><text:span text:style-name="T4_158"><text:s/></text:span><text:span text:style-name="T4_159">kłopotów</text:span><text:span text:style-name="T4_160"><text:s/></text:span><text:span text:style-name="T4_161">niż</text:span><text:span text:style-name="T4_162"><text:s/></text:span><text:span text:style-name="T4_163">typowe</text:span><text:span text:style-name="T4_164"><text:s/></text:span><text:span text:style-name="T4_165">paprotki</text:span><text:span text:style-name="T4_166"><text:s/></text:span><text:span text:style-name="T4_167">czy</text:span><text:span text:style-name="T4_168"><text:s/></text:span><text:span text:style-name="T4_169">kaktusy</text:span><text:span text:style-name="T4_170">.</text:span></text:p>
      <text:p text:style-name="P5"><text:span text:style-name="T5_1"><text:s/></text:span></text:p>
      <text:h text:style-name="P6" text:outline-level="10"><text:bookmark-start text:name="h.em2jxjcrbe41"/><text:bookmark-end text:name="h.em2jxjcrbe41"/><text:span text:style-name="T6_1">Różnorodność</text:span></text:h>
      <text:p text:style-name="P7"><text:span text:style-name="T7_1"><text:s/></text:span></text:p>
      <text:p text:style-name="P8"><text:span text:style-name="T8_1">Rośliny</text:span><text:span text:style-name="T8_2"><text:s/></text:span><text:span text:style-name="T8_3">owadożerne</text:span><text:span text:style-name="T8_4"><text:s/></text:span><text:span text:style-name="T8_5">występują</text:span><text:span text:style-name="T8_6"><text:s/></text:span><text:span text:style-name="T8_7">na</text:span><text:span text:style-name="T8_8"><text:s/></text:span><text:span text:style-name="T8_9">wszystkich</text:span><text:span text:style-name="T8_10"><text:s/></text:span><text:span text:style-name="T8_11">kontynentach</text:span><text:span text:style-name="T8_12"><text:s/></text:span><text:span text:style-name="T8_13">za</text:span><text:span text:style-name="T8_14"><text:s/></text:span><text:span text:style-name="T8_15">wyjątkiem</text:span><text:span text:style-name="T8_16"><text:s/></text:span><text:span text:style-name="T8_17">Antarktydy</text:span><text:span text:style-name="T8_18">.<text:s/></text:span><text:span text:style-name="T8_19">Zamieszkują</text:span><text:span text:style-name="T8_20"><text:s/></text:span><text:span text:style-name="T8_21">różne</text:span><text:span text:style-name="T8_22"><text:s/></text:span><text:span text:style-name="T8_23">środowiska</text:span><text:span text:style-name="T8_24"><text:s/>–<text:s/></text:span><text:span text:style-name="T8_25">bagna</text:span><text:span text:style-name="T8_26">,<text:s/></text:span><text:span text:style-name="T8_27">korony</text:span><text:span text:style-name="T8_28"><text:s/></text:span><text:span text:style-name="T8_29">drzew</text:span><text:span text:style-name="T8_30">,<text:s/></text:span><text:span text:style-name="T8_31">nasłonecznione</text:span><text:span text:style-name="T8_32"><text:s/></text:span><text:span text:style-name="T8_33">skały</text:span><text:span text:style-name="T8_34">,<text:s/></text:span><text:span text:style-name="T8_35">torfowiska</text:span><text:span text:style-name="T8_36">,<text:s/></text:span><text:span text:style-name="T8_37">lasy</text:span><text:span text:style-name="T8_38"><text:s/></text:span><text:span text:style-name="T8_39">deszczowe</text:span><text:span text:style-name="T8_40">,<text:s/></text:span><text:span text:style-name="T8_41">rzeki</text:span><text:span text:style-name="T8_42">,<text:s/></text:span><text:span text:style-name="T8_43">jeziora</text:span><text:span text:style-name="T8_44">…<text:s/></text:span><text:span text:style-name="T8_45">Nie</text:span><text:span text:style-name="T8_46"><text:s/></text:span><text:span text:style-name="T8_47">powinno</text:span><text:span text:style-name="T8_48"><text:s/></text:span><text:span text:style-name="T8_49">więc</text:span><text:span text:style-name="T8_50"><text:s/></text:span><text:span text:style-name="T8_51">nikogo</text:span><text:span text:style-name="T8_52"><text:s/></text:span><text:span text:style-name="T8_53">dziwić</text:span><text:span text:style-name="T8_54">,<text:s/></text:span><text:span text:style-name="T8_55">iż</text:span><text:span text:style-name="T8_56"><text:s/></text:span><text:span text:style-name="T8_57">różnią</text:span><text:span text:style-name="T8_58"><text:s/></text:span><text:span text:style-name="T8_59">się</text:span><text:span text:style-name="T8_60"><text:s/></text:span><text:span text:style-name="T8_61">wymaganiami</text:span><text:span text:style-name="T8_62"><text:s/></text:span><text:span text:style-name="T8_63">oraz</text:span><text:span text:style-name="T8_64"><text:s/></text:span><text:span text:style-name="T8_65">wyglądem</text:span><text:span text:style-name="T8_66">.<text:s/></text:span><text:span text:style-name="T8_67">Ale</text:span><text:span text:style-name="T8_68"><text:s/></text:span><text:span text:style-name="T8_69">to</text:span><text:span text:style-name="T8_70"><text:s/></text:span><text:span text:style-name="T8_71">właśnie</text:span><text:span text:style-name="T8_72"><text:s/></text:span><text:span text:style-name="T8_73">ich</text:span><text:span text:style-name="T8_74"><text:s/></text:span><text:span text:style-name="T8_75">duże</text:span><text:span text:style-name="T8_76"><text:s/></text:span><text:span text:style-name="T8_77">zróżnicowanie</text:span><text:span text:style-name="T8_78"><text:s/></text:span><text:span text:style-name="T8_79">sprawia</text:span><text:span text:style-name="T8_80">,<text:s/></text:span><text:span text:style-name="T8_81">iż</text:span><text:span text:style-name="T8_82"><text:s/></text:span><text:span text:style-name="T8_83">doskonale</text:span><text:span text:style-name="T8_84"><text:s/></text:span><text:span text:style-name="T8_85">sprawdzają</text:span><text:span text:style-name="T8_86"><text:s/></text:span><text:span text:style-name="T8_87">się</text:span><text:span text:style-name="T8_88"><text:s/></text:span><text:span text:style-name="T8_89">jako</text:span><text:span text:style-name="T8_90"><text:s/></text:span><text:span text:style-name="T8_91">rośliny</text:span><text:span text:style-name="T8_92"><text:s/></text:span><text:span text:style-name="T8_93">domowe</text:span><text:span text:style-name="T8_94">,<text:s/></text:span><text:span text:style-name="T8_95">ponieważ</text:span><text:span text:style-name="T8_96"><text:s/></text:span><text:span text:style-name="T8_97">każdy</text:span><text:span text:style-name="T8_98"><text:s/></text:span><text:span text:style-name="T8_99">znajdzie</text:span><text:span text:style-name="T8_100"><text:s/></text:span><text:span text:style-name="T8_101">coś</text:span><text:span text:style-name="T8_102"><text:s/></text:span><text:span text:style-name="T8_103">dla</text:span><text:span text:style-name="T8_104"><text:s/></text:span><text:span text:style-name="T8_105">siebie</text:span><text:span text:style-name="T8_106">!</text:span></text:p>
      <text:p text:style-name="P9"><text:span text:style-name="T9_1">Na</text:span><text:span text:style-name="T9_2"><text:s/></text:span><text:span text:style-name="T9_3">świecie</text:span><text:span text:style-name="T9_4"><text:s/></text:span><text:span text:style-name="T9_5">istnieje</text:span><text:span text:style-name="T9_6"><text:s/></text:span><text:span text:style-name="T9_7">wiele</text:span><text:span text:style-name="T9_8"><text:s/></text:span><text:span text:style-name="T9_9">rodzajów</text:span><text:span text:style-name="T9_10"><text:s/></text:span><text:span text:style-name="T9_11">tych</text:span><text:span text:style-name="T9_12"><text:s/></text:span><text:span text:style-name="T9_13">niesamowitych</text:span><text:span text:style-name="T9_14"><text:s/></text:span><text:span text:style-name="T9_15">stworzeń</text:span><text:span text:style-name="T9_16"><text:s/>–<text:s/></text:span><text:span text:style-name="T9_17">są</text:span><text:span text:style-name="T9_18"><text:s/></text:span><text:span text:style-name="T9_19">to</text:span><text:span text:style-name="T9_20">:<text:s/></text:span><text:span text:style-name="T9_21">rosiczka</text:span><text:span text:style-name="T9_22">,<text:s/></text:span><text:span text:style-name="T9_23">dzbanecznik</text:span><text:span text:style-name="T9_24">,<text:s/></text:span><text:span text:style-name="T9_25">kapturnica</text:span><text:span text:style-name="T9_26">,<text:s/></text:span><text:span text:style-name="T9_27">tłustosz</text:span><text:span text:style-name="T9_28">,<text:s/></text:span><text:span text:style-name="T9_29">muchołówka</text:span><text:span text:style-name="T9_30">,<text:s/></text:span><text:span text:style-name="T9_31">cefalotus</text:span><text:span text:style-name="T9_32">,<text:s/></text:span><text:span text:style-name="T9_33">rosolistnik</text:span><text:span text:style-name="T9_34">,<text:s/></text:span><text:span text:style-name="T9_35">darlingtonia</text:span><text:span text:style-name="T9_36">,<text:s/></text:span><text:span text:style-name="T9_37">pływacz</text:span><text:span text:style-name="T9_38">,<text:s/></text:span><text:span text:style-name="T9_39">heliamfora</text:span><text:span text:style-name="T9_40">,<text:s/></text:span><text:span text:style-name="T9_41">aldrowanda</text:span><text:span text:style-name="T9_42"><text:s/></text:span><text:span text:style-name="T9_43">i</text:span><text:span text:style-name="T9_44"><text:s/></text:span><text:span text:style-name="T9_45">tuliłezka</text:span><text:span text:style-name="T9_46">.<text:s/></text:span><text:span text:style-name="T9_47">Do</text:span><text:span text:style-name="T9_48"><text:s/></text:span><text:span text:style-name="T9_49">tego</text:span><text:span text:style-name="T9_50"><text:s/></text:span><text:span text:style-name="T9_51">dochodzą</text:span><text:span text:style-name="T9_52"><text:s/></text:span><text:span text:style-name="T9_53">rośliny</text:span><text:span text:style-name="T9_54">,<text:s/></text:span><text:span text:style-name="T9_55">których</text:span><text:span text:style-name="T9_56"><text:s/></text:span><text:span text:style-name="T9_57">mięsożerność</text:span><text:span text:style-name="T9_58"><text:s/></text:span><text:span text:style-name="T9_59">nie</text:span><text:span text:style-name="T9_60"><text:s/></text:span><text:span text:style-name="T9_61">została</text:span><text:span text:style-name="T9_62"><text:s/></text:span><text:span text:style-name="T9_63">w</text:span><text:span text:style-name="T9_64"><text:s/></text:span><text:span text:style-name="T9_65">pełni</text:span><text:span text:style-name="T9_66"><text:s/></text:span><text:span text:style-name="T9_67">potwierdzona</text:span><text:span text:style-name="T9_68"><text:s/></text:span><text:span text:style-name="T9_69">i</text:span><text:span text:style-name="T9_70"><text:s/></text:span><text:span text:style-name="T9_71">których</text:span><text:span text:style-name="T9_72"><text:s/></text:span><text:span text:style-name="T9_73">z</text:span><text:span text:style-name="T9_74"><text:s/></text:span><text:span text:style-name="T9_75">tego</text:span><text:span text:style-name="T9_76"><text:s/></text:span><text:span text:style-name="T9_77">powodu</text:span><text:span text:style-name="T9_78"><text:s/></text:span><text:span text:style-name="T9_79">nie</text:span><text:span text:style-name="T9_80"><text:s/></text:span><text:span text:style-name="T9_81">wymieniłam</text:span><text:span text:style-name="T9_82">.</text:span></text:p>
      <text:p text:style-name="P10"><text:span text:style-name="T10_1">Co</text:span><text:span text:style-name="T10_2"><text:s/></text:span><text:span text:style-name="T10_3">ciekawe</text:span><text:span text:style-name="T10_4">,<text:s/></text:span><text:span text:style-name="T10_5">w</text:span><text:span text:style-name="T10_6"><text:s/></text:span><text:span text:style-name="T10_7">Polsce</text:span><text:span text:style-name="T10_8"><text:s/></text:span><text:span text:style-name="T10_9">występują</text:span><text:span text:style-name="T10_10"><text:s/></text:span><text:span text:style-name="T10_11">aż</text:span><text:span text:style-name="T10_12"><text:s/></text:span><text:span text:style-name="T10_13">cztery</text:span><text:span text:style-name="T10_14"><text:s/></text:span><text:span text:style-name="T10_15">rodzaje</text:span><text:span text:style-name="T10_16"><text:s/>–<text:s/></text:span><text:span text:style-name="T10_17">rosiczka</text:span><text:span text:style-name="T10_18">,<text:s/></text:span><text:span text:style-name="T10_19">tłustosz</text:span><text:span text:style-name="T10_20">,<text:s/></text:span><text:span text:style-name="T10_21">pływacz</text:span><text:span text:style-name="T10_22"><text:s/></text:span><text:span text:style-name="T10_23">i</text:span><text:span text:style-name="T10_24"><text:s/></text:span><text:span text:style-name="T10_25">aldrowanda</text:span><text:span text:style-name="T10_26">.</text:span></text:p>
      <text:p text:style-name="P11"><text:span text:style-name="T11_1">Wiele</text:span><text:span text:style-name="T11_2"><text:s/></text:span><text:span text:style-name="T11_3">osób</text:span><text:span text:style-name="T11_4"><text:s/></text:span><text:span text:style-name="T11_5">myśli</text:span><text:span text:style-name="T11_6">,<text:s/></text:span><text:span text:style-name="T11_7">że</text:span><text:span text:style-name="T11_8"><text:s/></text:span><text:span text:style-name="T11_9">rośliny</text:span><text:span text:style-name="T11_10"><text:s/></text:span><text:span text:style-name="T11_11">mięsożerne</text:span><text:span text:style-name="T11_12"><text:s/></text:span><text:span text:style-name="T11_13">są</text:span><text:span text:style-name="T11_14"><text:s/></text:span><text:span text:style-name="T11_15">brzydkie</text:span><text:span text:style-name="T11_16"><text:s/></text:span><text:span text:style-name="T11_17">i</text:span><text:span text:style-name="T11_18"><text:s/></text:span><text:span text:style-name="T11_19">niepozorne</text:span><text:span text:style-name="T11_20">,<text:s/></text:span><text:span text:style-name="T11_21">a</text:span><text:span text:style-name="T11_22"><text:s/></text:span><text:span text:style-name="T11_23">ich</text:span><text:span text:style-name="T11_24"><text:s/></text:span><text:span text:style-name="T11_25">liście</text:span><text:span text:style-name="T11_26"><text:s/></text:span><text:span text:style-name="T11_27">to</text:span><text:span text:style-name="T11_28"><text:s/></text:span><text:span text:style-name="T11_29">jedyna</text:span><text:span text:style-name="T11_30"><text:s/></text:span><text:span text:style-name="T11_31">ozdoba</text:span><text:span text:style-name="T11_32">.<text:s/></text:span><text:span text:style-name="T11_33">Kolejny</text:span><text:span text:style-name="T11_34"><text:s/></text:span><text:span text:style-name="T11_35">błąd</text:span><text:span text:style-name="T11_36">.<text:s/></text:span><text:span text:style-name="T11_37">Wiele</text:span><text:span text:style-name="T11_38"><text:s/></text:span><text:span text:style-name="T11_39">z</text:span><text:span text:style-name="T11_40"><text:s/></text:span><text:span text:style-name="T11_41">nich</text:span><text:span text:style-name="T11_42"><text:s/></text:span><text:span text:style-name="T11_43">wypuszcza</text:span><text:span text:style-name="T11_44"><text:s/></text:span><text:span text:style-name="T11_45">piękne</text:span><text:span text:style-name="T11_46"><text:s/></text:span><text:span text:style-name="T11_47">kwiaty</text:span><text:span text:style-name="T11_48">.<text:s/></text:span><text:span text:style-name="T11_49">Posiadaczami</text:span><text:span text:style-name="T11_50"><text:s/></text:span><text:span text:style-name="T11_51">najciekawszych</text:span><text:span text:style-name="T11_52"><text:s/></text:span><text:span text:style-name="T11_53">są</text:span><text:span text:style-name="T11_54"><text:s/></text:span><text:span text:style-name="T11_55">kapturnice</text:span><text:span text:style-name="T11_56">,<text:s/></text:span><text:span text:style-name="T11_57">pływacze</text:span><text:span text:style-name="T11_58"><text:s/></text:span><text:span text:style-name="T11_59">i</text:span><text:span text:style-name="T11_60"><text:s/></text:span><text:span text:style-name="T11_61">heliamfory</text:span><text:span text:style-name="T11_62">.</text:span></text:p>
      <text:p text:style-name="P12"><text:span text:style-name="T12_1">Nie</text:span><text:span text:style-name="T12_2"><text:s/></text:span><text:span text:style-name="T12_3">wszystkie</text:span><text:span text:style-name="T12_4"><text:s/></text:span><text:span text:style-name="T12_5">rośliny</text:span><text:span text:style-name="T12_6"><text:s/></text:span><text:span text:style-name="T12_7">muszą</text:span><text:span text:style-name="T12_8"><text:s/></text:span><text:span text:style-name="T12_9">też</text:span><text:span text:style-name="T12_10"><text:s/></text:span><text:span text:style-name="T12_11">mieszkać</text:span><text:span text:style-name="T12_12"><text:s/></text:span><text:span text:style-name="T12_13">w</text:span><text:span text:style-name="T12_14"><text:s/></text:span><text:span text:style-name="T12_15">terrarium</text:span><text:span text:style-name="T12_16">.<text:s/></text:span><text:span text:style-name="T12_17">Ba</text:span><text:span text:style-name="T12_18">!<text:s/></text:span><text:span text:style-name="T12_19">Większość</text:span><text:span text:style-name="T12_20"><text:s/></text:span><text:span text:style-name="T12_21">wcale</text:span><text:span text:style-name="T12_22"><text:s/></text:span><text:span text:style-name="T12_23">nie</text:span><text:span text:style-name="T12_24"><text:s/></text:span><text:span text:style-name="T12_25">musi</text:span><text:span text:style-name="T12_26">,<text:s/></text:span><text:span text:style-name="T12_27">a</text:span><text:span text:style-name="T12_28"><text:s/></text:span><text:span text:style-name="T12_29">wiele</text:span><text:span text:style-name="T12_30"><text:s/></text:span><text:span text:style-name="T12_31">wręcz</text:span><text:span text:style-name="T12_32"><text:s/></text:span><text:span text:style-name="T12_33">nie</text:span><text:span text:style-name="T12_34"><text:s/></text:span><text:span text:style-name="T12_35">może</text:span><text:span text:style-name="T12_36">!</text:span></text:p>
      <text:p text:style-name="P13"><text:span text:style-name="T13_1"><text:s/></text:span></text:p>
      <text:h text:style-name="P14" text:outline-level="10"><text:bookmark-start text:name="h.94cv7sx7b4f"/><text:bookmark-end text:name="h.94cv7sx7b4f"/><text:span text:style-name="T14_1">Skąd</text:span><text:span text:style-name="T14_2"><text:s/></text:span><text:span text:style-name="T14_3">to</text:span><text:span text:style-name="T14_4"><text:s/></text:span><text:span text:style-name="T14_5">się</text:span><text:span text:style-name="T14_6"><text:s/></text:span><text:span text:style-name="T14_7">bierze</text:span><text:span text:style-name="T14_8">?</text:span></text:h>
      <text:p text:style-name="P15"><text:span text:style-name="T15_1"><text:s/></text:span></text:p>
      <text:p text:style-name="P16"><text:span text:style-name="T16_1">Cóż</text:span><text:span text:style-name="T16_2">,<text:s/></text:span><text:span text:style-name="T16_3">w</text:span><text:span text:style-name="T16_4"><text:s/></text:span><text:span text:style-name="T16_5">ten</text:span><text:span text:style-name="T16_6"><text:s/></text:span><text:span text:style-name="T16_7">sposób</text:span><text:span text:style-name="T16_8"><text:s/></text:span><text:span text:style-name="T16_9">rośliny</text:span><text:span text:style-name="T16_10"><text:s/></text:span><text:span text:style-name="T16_11">po</text:span><text:span text:style-name="T16_12"><text:s/></text:span><text:span text:style-name="T16_13">prostu</text:span><text:span text:style-name="T16_14"><text:s/></text:span><text:span text:style-name="T16_15">same</text:span><text:span text:style-name="T16_16"><text:s/></text:span><text:span text:style-name="T16_17">się</text:span><text:span text:style-name="T16_18"><text:s/></text:span><text:span text:style-name="T16_19">nawożą</text:span><text:span text:style-name="T16_20">.<text:s/></text:span><text:span text:style-name="T16_21">Zjadanie</text:span><text:span text:style-name="T16_22"><text:s/></text:span><text:span text:style-name="T16_23">stawonogów</text:span><text:span text:style-name="T16_24"><text:s/></text:span><text:span text:style-name="T16_25">i</text:span><text:span text:style-name="T16_26"><text:s/></text:span><text:span text:style-name="T16_27">innych</text:span><text:span text:style-name="T16_28"><text:s/></text:span><text:span text:style-name="T16_29">niewielkich</text:span><text:span text:style-name="T16_30"><text:s/></text:span><text:span text:style-name="T16_31">zwierząt</text:span><text:span text:style-name="T16_32"><text:s/></text:span><text:span text:style-name="T16_33">jest</text:span><text:span text:style-name="T16_34"><text:s/></text:span><text:span text:style-name="T16_35">dla</text:span><text:span text:style-name="T16_36"><text:s/></text:span><text:span text:style-name="T16_37">nich</text:span><text:span text:style-name="T16_38"><text:s/></text:span><text:span text:style-name="T16_39">sposobem</text:span><text:span text:style-name="T16_40"><text:s/></text:span><text:span text:style-name="T16_41">na</text:span><text:span text:style-name="T16_42"><text:s/></text:span><text:span text:style-name="T16_43">zdobycie</text:span><text:span text:style-name="T16_44"><text:s/></text:span><text:span text:style-name="T16_45">cennego</text:span><text:span text:style-name="T16_46"><text:s/></text:span><text:span text:style-name="T16_47">azotu</text:span><text:span text:style-name="T16_48">,<text:s/></text:span><text:span text:style-name="T16_49">o</text:span><text:span text:style-name="T16_50"><text:s/></text:span><text:span text:style-name="T16_51">który</text:span><text:span text:style-name="T16_52"><text:s/></text:span><text:span text:style-name="T16_53">ciężko</text:span><text:span text:style-name="T16_54"><text:s/></text:span><text:span text:style-name="T16_55">w</text:span><text:span text:style-name="T16_56"><text:s/></text:span><text:span text:style-name="T16_57">naturalnych</text:span><text:span text:style-name="T16_58"><text:s/></text:span><text:span text:style-name="T16_59">warunkach</text:span><text:span text:style-name="T16_60"><text:s/></text:span><text:span text:style-name="T16_61">ich</text:span><text:span text:style-name="T16_62"><text:s/></text:span><text:span text:style-name="T16_63">występowania</text:span><text:span text:style-name="T16_64">.</text:span></text:p>
      <text:p text:style-name="P17"><text:span text:style-name="T17_1">Poza</text:span><text:span text:style-name="T17_2"><text:s/></text:span><text:span text:style-name="T17_3">tym</text:span><text:span text:style-name="T17_4"><text:s/></text:span><text:span text:style-name="T17_5">owadożery</text:span><text:span text:style-name="T17_6"><text:s/></text:span><text:span text:style-name="T17_7">normalnie</text:span><text:span text:style-name="T17_8"><text:s/></text:span><text:span text:style-name="T17_9">przeprowadzają</text:span><text:span text:style-name="T17_10"><text:s/></text:span><text:span text:style-name="T17_11">proces</text:span><text:span text:style-name="T17_12"><text:s/></text:span><text:span text:style-name="T17_13">fotosyntezy</text:span><text:span text:style-name="T17_14"><text:s/></text:span><text:span text:style-name="T17_15">i</text:span><text:span text:style-name="T17_16"><text:s/></text:span><text:span text:style-name="T17_17">doskonale</text:span><text:span text:style-name="T17_18"><text:s/></text:span><text:span text:style-name="T17_19">sobie</text:span><text:span text:style-name="T17_20"><text:s/></text:span><text:span text:style-name="T17_21">radzą</text:span><text:span text:style-name="T17_22"><text:s/></text:span><text:span text:style-name="T17_23">bez</text:span><text:span text:style-name="T17_24"><text:s/></text:span><text:span text:style-name="T17_25">dokarmiania</text:span><text:span text:style-name="T17_26">,<text:s/></text:span><text:span text:style-name="T17_27">które</text:span><text:span text:style-name="T17_28"><text:s/></text:span><text:span text:style-name="T17_29">zresztą</text:span><text:span text:style-name="T17_30"><text:s/></text:span><text:span text:style-name="T17_31">może</text:span><text:span text:style-name="T17_32"><text:s/></text:span><text:span text:style-name="T17_33">być</text:span><text:span text:style-name="T17_34"><text:s/></text:span><text:span text:style-name="T17_35">dla</text:span><text:span text:style-name="T17_36"><text:s/></text:span><text:span text:style-name="T17_37">nich</text:span><text:span text:style-name="T17_38"><text:s/></text:span><text:span text:style-name="T17_39">szkodliwe</text:span><text:span text:style-name="T17_40">.</text:span></text:p>
      <text:p text:style-name="P18"><text:span text:style-name="T18_1"><text:s/></text:span></text:p>
      <text:h text:style-name="P19" text:outline-level="10"><text:bookmark-start text:name="h.q9rchhwgk9cm"/><text:bookmark-end text:name="h.q9rchhwgk9cm"/><text:span text:style-name="T19_1">Metody</text:span><text:span text:style-name="T19_2"><text:s/></text:span><text:span text:style-name="T19_3">zabijania</text:span></text:h>
      <text:p text:style-name="P20"><text:span text:style-name="T20_1"><text:s/></text:span></text:p>
      <text:p text:style-name="P21"><text:span text:style-name="T21_1">Generalnie</text:span><text:span text:style-name="T21_2"><text:s/></text:span><text:span text:style-name="T21_3">istnieją</text:span><text:span text:style-name="T21_4"><text:s/></text:span><text:span text:style-name="T21_5">cztery</text:span><text:span text:style-name="T21_6"><text:s/></text:span><text:span text:style-name="T21_7">sposoby</text:span><text:span text:style-name="T21_8"><text:s/></text:span><text:span text:style-name="T21_9">polowania</text:span><text:span text:style-name="T21_10"><text:s/></text:span><text:span text:style-name="T21_11">na</text:span><text:span text:style-name="T21_12"><text:s/></text:span><text:span text:style-name="T21_13">ofiarę</text:span><text:span text:style-name="T21_14">:</text:span></text:p>
      <text:list text:style-name="LS1" xml:id="list0">
        <text:list-item>
          <text:p text:style-name="P22"><text:span text:style-name="T22_1">Przy</text:span><text:span text:style-name="T22_2"><text:s/></text:span><text:span text:style-name="T22_3">pomocy</text:span><text:span text:style-name="T22_4"><text:s/></text:span><text:span text:style-name="T22_5">lepkiej</text:span><text:span text:style-name="T22_6"><text:s/></text:span><text:span text:style-name="T22_7">powierzchni</text:span><text:span text:style-name="T22_8">,<text:s/></text:span><text:span text:style-name="T22_9">która</text:span><text:span text:style-name="T22_10"><text:s/></text:span><text:span text:style-name="T22_11">więzi</text:span><text:span text:style-name="T22_12"><text:s/></text:span><text:span text:style-name="T22_13">owada</text:span><text:span text:style-name="T22_14">,<text:s/></text:span><text:span text:style-name="T22_15">po</text:span><text:span text:style-name="T22_16"><text:s/></text:span><text:span text:style-name="T22_17">czym</text:span><text:span text:style-name="T22_18"><text:s/></text:span><text:span text:style-name="T22_19">go</text:span><text:span text:style-name="T22_20"><text:s/></text:span><text:span text:style-name="T22_21">trawi</text:span><text:span text:style-name="T22_22">.</text:span></text:p>
        </text:list-item>
        <text:list-item>
          <text:p text:style-name="P23"><text:span text:style-name="T23_1">Topienie</text:span><text:span text:style-name="T23_2"><text:s/></text:span><text:span text:style-name="T23_3">w</text:span><text:span text:style-name="T23_4"><text:s/></text:span><text:span text:style-name="T23_5">sokach</text:span><text:span text:style-name="T23_6"><text:s/></text:span><text:span text:style-name="T23_7">trawiennych</text:span><text:span text:style-name="T23_8">/</text:span><text:span text:style-name="T23_9">wodzie</text:span><text:span text:style-name="T23_10">.</text:span></text:p>
        </text:list-item>
        <text:list-item>
          <text:p text:style-name="P24"><text:span text:style-name="T24_1">Wciąganie</text:span><text:span text:style-name="T24_2"><text:s/></text:span><text:span text:style-name="T24_3">pożywienia</text:span><text:span text:style-name="T24_4"><text:s/></text:span><text:span text:style-name="T24_5">przy</text:span><text:span text:style-name="T24_6"><text:s/></text:span><text:span text:style-name="T24_7">pomocy</text:span><text:span text:style-name="T24_8"><text:s/></text:span><text:span text:style-name="T24_9">tworzącego</text:span><text:span text:style-name="T24_10"><text:s/></text:span><text:span text:style-name="T24_11">się</text:span><text:span text:style-name="T24_12"><text:s/></text:span><text:span text:style-name="T24_13">podciśnienia</text:span><text:span text:style-name="T24_14"><text:s/></text:span><text:span text:style-name="T24_15">do</text:span><text:span text:style-name="T24_16"><text:s/></text:span><text:span text:style-name="T24_17">bąbla</text:span><text:span text:style-name="T24_18"><text:s/></text:span><text:span text:style-name="T24_19">powietrza</text:span><text:span text:style-name="T24_20">.</text:span></text:p>
        </text:list-item>
        <text:list-item>
          <text:p text:style-name="P25"><text:span text:style-name="T25_1">Mechaniczna</text:span><text:span text:style-name="T25_2"><text:s/></text:span><text:span text:style-name="T25_3">pułapka</text:span><text:span text:style-name="T25_4">.</text:span></text:p>
        </text:list-item>
      </text:list>
      <text:p text:style-name="P26"><text:span text:style-name="T26_1"><text:s/></text:span></text:p>
      <text:p text:style-name="P27"><text:span text:style-name="T27_1">Metoda</text:span><text:span text:style-name="T27_2"><text:s/></text:span><text:span text:style-name="T27_3">A</text:span><text:span text:style-name="T27_4"><text:s/></text:span><text:span text:style-name="T27_5">jest</text:span><text:span text:style-name="T27_6"><text:s/></text:span><text:span text:style-name="T27_7">typowa</text:span><text:span text:style-name="T27_8"><text:s/></text:span><text:span text:style-name="T27_9">dla</text:span><text:span text:style-name="T27_10"><text:s/></text:span><text:span text:style-name="T27_11">rosiczek</text:span><text:span text:style-name="T27_12">,<text:s/></text:span><text:span text:style-name="T27_13">rosolistników</text:span><text:span text:style-name="T27_14">,<text:s/></text:span><text:span text:style-name="T27_15">tłustoszy</text:span><text:span text:style-name="T27_16"><text:s/></text:span><text:span text:style-name="T27_17">i</text:span><text:span text:style-name="T27_18"><text:s/></text:span><text:span text:style-name="T27_19">tuliłezki</text:span><text:span text:style-name="T27_20">.<text:s/></text:span><text:span text:style-name="T27_21">Dodatkowo</text:span><text:span text:style-name="T27_22"><text:s/></text:span><text:span text:style-name="T27_23">rośliny</text:span><text:span text:style-name="T27_24"><text:s/></text:span><text:span text:style-name="T27_25">te</text:span><text:span text:style-name="T27_26"><text:s/></text:span><text:span text:style-name="T27_27">owijają</text:span><text:span text:style-name="T27_28"><text:s/></text:span><text:span text:style-name="T27_29">swoje</text:span><text:span text:style-name="T27_30"><text:s/></text:span><text:span text:style-name="T27_31">liście</text:span><text:span text:style-name="T27_32"><text:s/></text:span><text:span text:style-name="T27_33">wokół</text:span><text:span text:style-name="T27_34"><text:s/></text:span><text:span text:style-name="T27_35">swego</text:span><text:span text:style-name="T27_36"><text:s/></text:span><text:span text:style-name="T27_37">dawcy</text:span><text:span text:style-name="T27_38"><text:s/></text:span><text:span text:style-name="T27_39">azotu</text:span><text:span text:style-name="T27_40">,<text:s/></text:span><text:span text:style-name="T27_41">co</text:span><text:span text:style-name="T27_42"><text:s/></text:span><text:span text:style-name="T27_43">zwiększa</text:span><text:span text:style-name="T27_44"><text:s/></text:span><text:span text:style-name="T27_45">powierzchnię</text:span><text:span text:style-name="T27_46"><text:s/></text:span><text:span text:style-name="T27_47">czynną</text:span><text:span text:style-name="T27_48"><text:s/></text:span><text:span text:style-name="T27_49">trawienia</text:span><text:span text:style-name="T27_50"><text:s/></text:span><text:span text:style-name="T27_51">i</text:span><text:span text:style-name="T27_52"><text:s/></text:span><text:span text:style-name="T27_53">wchłaniania</text:span><text:span text:style-name="T27_54">.</text:span></text:p>
      <text:p text:style-name="P28"><text:span text:style-name="T28_1">Ze</text:span><text:span text:style-name="T28_2"><text:s/></text:span><text:span text:style-name="T28_3">sposobu</text:span><text:span text:style-name="T28_4"><text:s/></text:span><text:span text:style-name="T28_5">B</text:span><text:span text:style-name="T28_6"><text:s/></text:span><text:span text:style-name="T28_7">korzystają</text:span><text:span text:style-name="T28_8"><text:s/></text:span><text:span text:style-name="T28_9">heliamfory</text:span><text:span text:style-name="T28_10">,<text:s/></text:span><text:span text:style-name="T28_11">dzbaneczniki</text:span><text:span text:style-name="T28_12"><text:s/></text:span><text:span text:style-name="T28_13">i</text:span><text:span text:style-name="T28_14"><text:s/></text:span><text:span text:style-name="T28_15">kapturnice</text:span><text:span text:style-name="T28_16">.</text:span></text:p>
      <text:p text:style-name="P29"><text:span text:style-name="T29_1">C</text:span><text:span text:style-name="T29_2"><text:s/></text:span><text:span text:style-name="T29_3">to</text:span><text:span text:style-name="T29_4"><text:s/></text:span><text:span text:style-name="T29_5">strategia</text:span><text:span text:style-name="T29_6"><text:s/></text:span><text:span text:style-name="T29_7">roślin</text:span><text:span text:style-name="T29_8"><text:s/></text:span><text:span text:style-name="T29_9">wodnych</text:span><text:span text:style-name="T29_10">,<text:s/></text:span><text:span text:style-name="T29_11">czyli</text:span><text:span text:style-name="T29_12"><text:s/></text:span><text:span text:style-name="T29_13">niektórych</text:span><text:span text:style-name="T29_14"><text:s/></text:span><text:span text:style-name="T29_15">pływaczy</text:span><text:span text:style-name="T29_16">.<text:s/></text:span><text:span text:style-name="T29_17">W</text:span><text:span text:style-name="T29_18"><text:s/></text:span><text:span text:style-name="T29_19">zmodyfikowanej</text:span><text:span text:style-name="T29_20"><text:s/></text:span><text:span text:style-name="T29_21">wersji</text:span><text:span text:style-name="T29_22">,<text:s/></text:span><text:span text:style-name="T29_23">gdzie</text:span><text:span text:style-name="T29_24"><text:s/></text:span><text:span text:style-name="T29_25">pułapkę</text:span><text:span text:style-name="T29_26"><text:s/></text:span><text:span text:style-name="T29_27">uruchamia</text:span><text:span text:style-name="T29_28"><text:s/></text:span><text:span text:style-name="T29_29">bodziec</text:span><text:span text:style-name="T29_30"><text:s/></text:span><text:span text:style-name="T29_31">dotykowy</text:span><text:span text:style-name="T29_32">,<text:s/></text:span><text:span text:style-name="T29_33">występuje</text:span><text:span text:style-name="T29_34"><text:s/></text:span><text:span text:style-name="T29_35">również</text:span><text:span text:style-name="T29_36"><text:s/></text:span><text:span text:style-name="T29_37">u</text:span><text:span text:style-name="T29_38"><text:s/></text:span><text:span text:style-name="T29_39">aldrowandy</text:span><text:span text:style-name="T29_40">.</text:span></text:p>
      <text:p text:style-name="P30"><text:span text:style-name="T30_1">Zaś</text:span><text:span text:style-name="T30_2"><text:s/></text:span><text:span text:style-name="T30_3">mechaniczne</text:span><text:span text:style-name="T30_4"><text:s/></text:span><text:span text:style-name="T30_5">pułapki</text:span><text:span text:style-name="T30_6">,<text:s/></text:span><text:span text:style-name="T30_7">które</text:span><text:span text:style-name="T30_8"><text:s/></text:span><text:span text:style-name="T30_9">zamykają</text:span><text:span text:style-name="T30_10"><text:s/></text:span><text:span text:style-name="T30_11">się</text:span><text:span text:style-name="T30_12"><text:s/></text:span><text:span text:style-name="T30_13">pod</text:span><text:span text:style-name="T30_14"><text:s/></text:span><text:span text:style-name="T30_15">wpływem</text:span><text:span text:style-name="T30_16"><text:s/></text:span><text:span text:style-name="T30_17">bodźca</text:span><text:span text:style-name="T30_18"><text:s/></text:span><text:span text:style-name="T30_19">dotykowego</text:span><text:span text:style-name="T30_20">,<text:s/></text:span><text:span text:style-name="T30_21">mają</text:span><text:span text:style-name="T30_22"><text:s/></text:span><text:span text:style-name="T30_23">muchołówki</text:span><text:span text:style-name="T30_24">.</text:span></text:p>
      <text:p text:style-name="P31"><text:span text:style-name="T31_1"><text:s/></text:span></text:p>
      <text:h text:style-name="P32" text:outline-level="10"><text:bookmark-start text:name="h.45ajlzmu5w5h"/><text:bookmark-end text:name="h.45ajlzmu5w5h"/><text:span text:style-name="T32_1">Ogólne</text:span><text:span text:style-name="T32_2"><text:s/></text:span><text:span text:style-name="T32_3">porady</text:span><text:span text:style-name="T32_4"><text:s/></text:span><text:span text:style-name="T32_5">odnośnie</text:span><text:span text:style-name="T32_6"><text:s/></text:span><text:span text:style-name="T32_7">uprawy</text:span></text:h>
      <text:p text:style-name="P33"><text:span text:style-name="T33_1"><text:s/></text:span></text:p>
      <text:p text:style-name="P34"><text:span text:style-name="T34_1">Najważniejsza</text:span><text:span text:style-name="T34_2"><text:s/></text:span><text:span text:style-name="T34_3">z</text:span><text:span text:style-name="T34_4"><text:s/></text:span><text:span text:style-name="T34_5">nich</text:span><text:span text:style-name="T34_6"><text:s/>–<text:s/></text:span><text:span text:style-name="T34_7">podlewać</text:span><text:span text:style-name="T34_8"><text:s/></text:span><text:span text:style-name="T34_9">należy</text:span><text:span text:style-name="T34_10"><text:s/></text:span><text:span text:style-name="T34_11">wodą</text:span><text:span text:style-name="T34_12"><text:s/></text:span><text:span text:style-name="T34_13">miękką</text:span><text:span text:style-name="T34_14">,<text:s/></text:span><text:span text:style-name="T34_15">czyli</text:span><text:span text:style-name="T34_16"><text:s/></text:span><text:span text:style-name="T34_17">destylowaną</text:span><text:span text:style-name="T34_18">,<text:s/></text:span><text:span text:style-name="T34_19">demineralizowaną</text:span><text:span text:style-name="T34_20"><text:s/></text:span><text:span text:style-name="T34_21">bądź</text:span><text:span text:style-name="T34_22"><text:s/></text:span><text:span text:style-name="T34_23">deszczówką</text:span><text:span text:style-name="T34_24">.<text:s/></text:span><text:span text:style-name="T34_25">Woda</text:span><text:span text:style-name="T34_26"><text:s/></text:span><text:span text:style-name="T34_27">przegotowana</text:span><text:span text:style-name="T34_28"><text:s/></text:span><text:span text:style-name="T34_29">to</text:span><text:span text:style-name="T34_30"><text:s/></text:span><text:span text:style-name="T34_31">nie</text:span><text:span text:style-name="T34_32"><text:s/></text:span><text:span text:style-name="T34_33">jest</text:span><text:span text:style-name="T34_34"><text:s/></text:span><text:span text:style-name="T34_35">woda</text:span><text:span text:style-name="T34_36"><text:s/></text:span><text:span text:style-name="T34_37">miękka</text:span><text:span text:style-name="T34_38">!<text:s/></text:span><text:span text:style-name="T34_39">W</text:span><text:span text:style-name="T34_40"><text:s/></text:span><text:span text:style-name="T34_41">przypadku</text:span><text:span text:style-name="T34_42"><text:s/></text:span><text:span text:style-name="T34_43">posiadania</text:span><text:span text:style-name="T34_44"><text:s/></text:span><text:span text:style-name="T34_45">dużej</text:span><text:span text:style-name="T34_46"><text:s/></text:span><text:span text:style-name="T34_47">ilości</text:span><text:span text:style-name="T34_48"><text:s/></text:span><text:span text:style-name="T34_49">roślin</text:span><text:span text:style-name="T34_50"><text:s/></text:span><text:span text:style-name="T34_51">przydatny</text:span><text:span text:style-name="T34_52"><text:s/></text:span><text:span text:style-name="T34_53">jest</text:span><text:span text:style-name="T34_54"><text:s/></text:span><text:span text:style-name="T34_55">filtr</text:span><text:span text:style-name="T34_56"><text:s/></text:span><text:span text:style-name="T34_57">RO</text:span><text:span text:style-name="T34_58">.</text:span></text:p>
      <text:p text:style-name="P35"><text:span text:style-name="T35_1">Generalnie</text:span><text:span text:style-name="T35_2"><text:s/></text:span><text:span text:style-name="T35_3">należy</text:span><text:span text:style-name="T35_4"><text:s/></text:span><text:span text:style-name="T35_5">podlewać</text:span><text:span text:style-name="T35_6"><text:s/></text:span><text:span text:style-name="T35_7">przez</text:span><text:span text:style-name="T35_8"><text:s/></text:span><text:span text:style-name="T35_9">podsiąkanie</text:span><text:span text:style-name="T35_10">,<text:s/></text:span><text:span text:style-name="T35_11">za</text:span><text:span text:style-name="T35_12"><text:s/></text:span><text:span text:style-name="T35_13">wyjątkiem</text:span><text:span text:style-name="T35_14"><text:s/></text:span><text:span text:style-name="T35_15">dzbaneczników</text:span><text:span text:style-name="T35_16">.</text:span></text:p>
      <text:p text:style-name="P36"><text:span text:style-name="T36_1">Roślin</text:span><text:span text:style-name="T36_2"><text:s/></text:span><text:span text:style-name="T36_3">owadożernych</text:span><text:span text:style-name="T36_4"><text:s/></text:span><text:span text:style-name="T36_5">lepiej</text:span><text:span text:style-name="T36_6"><text:s/></text:span><text:span text:style-name="T36_7">nie</text:span><text:span text:style-name="T36_8"><text:s/></text:span><text:span text:style-name="T36_9">dokarmiać</text:span><text:span text:style-name="T36_10"><text:s/></text:span><text:span text:style-name="T36_11">ani</text:span><text:span text:style-name="T36_12"><text:s/></text:span><text:span text:style-name="T36_13">nie</text:span><text:span text:style-name="T36_14"><text:s/></text:span><text:span text:style-name="T36_15">nawozić</text:span><text:span text:style-name="T36_16">.<text:s/></text:span><text:span text:style-name="T36_17">O</text:span><text:span text:style-name="T36_18"><text:s/></text:span><text:span text:style-name="T36_19">ile</text:span><text:span text:style-name="T36_20"><text:s/></text:span><text:span text:style-name="T36_21">dokarmianie</text:span><text:span text:style-name="T36_22"><text:s/></text:span><text:span text:style-name="T36_23">owadami</text:span><text:span text:style-name="T36_24"><text:s/></text:span><text:span text:style-name="T36_25">nie</text:span><text:span text:style-name="T36_26"><text:s/></text:span><text:span text:style-name="T36_27">jest</text:span><text:span text:style-name="T36_28"><text:s/></text:span><text:span text:style-name="T36_29">szczególnie</text:span><text:span text:style-name="T36_30"><text:s/></text:span><text:span text:style-name="T36_31">niebezpieczne</text:span><text:span text:style-name="T36_32">,<text:s/></text:span><text:span text:style-name="T36_33">a</text:span><text:span text:style-name="T36_34"><text:s/></text:span><text:span text:style-name="T36_35">w</text:span><text:span text:style-name="T36_36"><text:s/></text:span><text:span text:style-name="T36_37">przypadku</text:span><text:span text:style-name="T36_38"><text:s/></text:span><text:span text:style-name="T36_39">siewek</text:span><text:span text:style-name="T36_40"><text:s/></text:span><text:span text:style-name="T36_41">może</text:span><text:span text:style-name="T36_42"><text:s/></text:span><text:span text:style-name="T36_43">być</text:span><text:span text:style-name="T36_44"><text:s/></text:span><text:span text:style-name="T36_45">nawet</text:span><text:span text:style-name="T36_46"><text:s/></text:span><text:span text:style-name="T36_47">wskazane</text:span><text:span text:style-name="T36_48">,<text:s/></text:span><text:span text:style-name="T36_49">o</text:span><text:span text:style-name="T36_50"><text:s/></text:span><text:span text:style-name="T36_51">tyle</text:span><text:span text:style-name="T36_52"><text:s/></text:span><text:span text:style-name="T36_53">nawożenie</text:span><text:span text:style-name="T36_54"><text:s/></text:span><text:span text:style-name="T36_55">grozi</text:span><text:span text:style-name="T36_56"><text:s/></text:span><text:span text:style-name="T36_57">spaleniem</text:span><text:span text:style-name="T36_58"><text:s/></text:span><text:span text:style-name="T36_59">delikatnego</text:span><text:span text:style-name="T36_60"><text:s/></text:span><text:span text:style-name="T36_61">systemu</text:span><text:span text:style-name="T36_62"><text:s/></text:span><text:span text:style-name="T36_63">korzeniowego</text:span><text:span text:style-name="T36_64">.</text:span></text:p>
      <text:p text:style-name="P37"><text:span text:style-name="T37_1">Większość</text:span><text:span text:style-name="T37_2"><text:s/></text:span><text:span text:style-name="T37_3">tych</text:span><text:span text:style-name="T37_4"><text:s/></text:span><text:span text:style-name="T37_5">roślin</text:span><text:span text:style-name="T37_6"><text:s/></text:span><text:span text:style-name="T37_7">rośnie</text:span><text:span text:style-name="T37_8"><text:s/></text:span><text:span text:style-name="T37_9">w</text:span><text:span text:style-name="T37_10"><text:s/></text:span><text:span text:style-name="T37_11">torfie</text:span><text:span text:style-name="T37_12"><text:s/></text:span><text:span text:style-name="T37_13">kwaśnym</text:span><text:span text:style-name="T37_14">.<text:s/></text:span><text:span text:style-name="T37_15">Kupować</text:span><text:span text:style-name="T37_16"><text:s/></text:span><text:span text:style-name="T37_17">należy</text:span><text:span text:style-name="T37_18"><text:s/></text:span><text:span text:style-name="T37_19">torf</text:span><text:span text:style-name="T37_20"><text:s/></text:span><text:span text:style-name="T37_21">bez</text:span><text:span text:style-name="T37_22"><text:s/></text:span><text:span text:style-name="T37_23">żadnych</text:span><text:span text:style-name="T37_24"><text:s/></text:span><text:span text:style-name="T37_25">dodatków</text:span><text:span text:style-name="T37_26">.<text:s/></text:span><text:span text:style-name="T37_27">Powinien</text:span><text:span text:style-name="T37_28"><text:s/></text:span><text:span text:style-name="T37_29">być</text:span><text:span text:style-name="T37_30"><text:s/></text:span><text:span text:style-name="T37_31">jasnobrązowy</text:span><text:span text:style-name="T37_32">,<text:s/></text:span><text:span text:style-name="T37_33">bez</text:span><text:span text:style-name="T37_34"><text:s/></text:span><text:span text:style-name="T37_35">jakichś</text:span><text:span text:style-name="T37_36"><text:s/></text:span><text:span text:style-name="T37_37">śmieci</text:span><text:span text:style-name="T37_38">.<text:s/></text:span><text:span text:style-name="T37_39">Normalnym</text:span><text:span text:style-name="T37_40"><text:s/></text:span><text:span text:style-name="T37_41">widokiem</text:span><text:span text:style-name="T37_42"><text:s/></text:span><text:span text:style-name="T37_43">są</text:span><text:span text:style-name="T37_44"><text:s/></text:span><text:span text:style-name="T37_45">jakieś</text:span><text:span text:style-name="T37_46"><text:s/></text:span><text:span text:style-name="T37_47">drobne</text:span><text:span text:style-name="T37_48"><text:s/></text:span><text:span text:style-name="T37_49">patyczki</text:span><text:span text:style-name="T37_50">,<text:s/></text:span><text:span text:style-name="T37_51">czy</text:span><text:span text:style-name="T37_52"><text:s/></text:span><text:span text:style-name="T37_53">zasuszone</text:span><text:span text:style-name="T37_54"><text:s/></text:span><text:span text:style-name="T37_55">kawałki</text:span><text:span text:style-name="T37_56"><text:s/></text:span><text:span text:style-name="T37_57">mchu</text:span><text:span text:style-name="T37_58"><text:s/></text:span><text:span text:style-name="T37_59">torfowca</text:span><text:span text:style-name="T37_60">.</text:span></text:p>
      <text:p text:style-name="P38"><text:span text:style-name="T38_1">Innym</text:span><text:span text:style-name="T38_2"><text:s/></text:span><text:span text:style-name="T38_3">podłożem</text:span><text:span text:style-name="T38_4"><text:s/></text:span><text:span text:style-name="T38_5">sprawdzającym</text:span><text:span text:style-name="T38_6"><text:s/></text:span><text:span text:style-name="T38_7">się</text:span><text:span text:style-name="T38_8"><text:s/></text:span><text:span text:style-name="T38_9">w</text:span><text:span text:style-name="T38_10"><text:s/></text:span><text:span text:style-name="T38_11">uprawie</text:span><text:span text:style-name="T38_12"><text:s/></text:span><text:span text:style-name="T38_13">owadożerów</text:span><text:span text:style-name="T38_14"><text:s/></text:span><text:span text:style-name="T38_15">jest</text:span><text:span text:style-name="T38_16"><text:s/></text:span><text:span text:style-name="T38_17">mech</text:span><text:span text:style-name="T38_18"><text:s/></text:span><text:span text:style-name="T38_19">sphagnum</text:span><text:span text:style-name="T38_20"><text:s/></text:span><text:span text:style-name="T38_21">w</text:span><text:span text:style-name="T38_22"><text:s/></text:span><text:span text:style-name="T38_23">formie</text:span><text:span text:style-name="T38_24"><text:s/></text:span><text:span text:style-name="T38_25">żywej</text:span><text:span text:style-name="T38_26"><text:s/></text:span><text:span text:style-name="T38_27">bądź</text:span><text:span text:style-name="T38_28"><text:s/></text:span><text:span text:style-name="T38_29">ususzonej</text:span><text:span text:style-name="T38_30">.<text:s/></text:span><text:span text:style-name="T38_31">Mech</text:span><text:span text:style-name="T38_32"><text:s/></text:span><text:span text:style-name="T38_33">torfowiec</text:span><text:span text:style-name="T38_34"><text:s/></text:span><text:span text:style-name="T38_35">wygląda</text:span><text:span text:style-name="T38_36"><text:s/></text:span><text:span text:style-name="T38_37">ładnie</text:span><text:span text:style-name="T38_38"><text:s/></text:span><text:span text:style-name="T38_39">i</text:span><text:span text:style-name="T38_40"><text:s/></text:span><text:span text:style-name="T38_41">jest</text:span><text:span text:style-name="T38_42"><text:s/></text:span><text:span text:style-name="T38_43">lubiany</text:span><text:span text:style-name="T38_44"><text:s/></text:span><text:span text:style-name="T38_45">przez</text:span><text:span text:style-name="T38_46"><text:s/></text:span><text:span text:style-name="T38_47">rośliny</text:span><text:span text:style-name="T38_48"><text:s/></text:span><text:span text:style-name="T38_49">o</text:span><text:span text:style-name="T38_50"><text:s/></text:span><text:span text:style-name="T38_51">bardzo</text:span><text:span text:style-name="T38_52"><text:s/></text:span><text:span text:style-name="T38_53">wysokich</text:span><text:span text:style-name="T38_54"><text:s/></text:span><text:span text:style-name="T38_55">wymaganiach</text:span><text:span text:style-name="T38_56"><text:s/></text:span><text:span text:style-name="T38_57">pod</text:span><text:span text:style-name="T38_58"><text:s/></text:span><text:span text:style-name="T38_59">względem</text:span><text:span text:style-name="T38_60"><text:s/></text:span><text:span text:style-name="T38_61">wilgotności</text:span><text:span text:style-name="T38_62"><text:s/></text:span><text:span text:style-name="T38_63">powietrza</text:span><text:span text:style-name="T38_64">.</text:span></text:p>
      <text:p text:style-name="P39"><text:span text:style-name="T39_1">Właśnie</text:span><text:span text:style-name="T39_2"><text:s/>–<text:s/></text:span><text:span text:style-name="T39_3">wilgotność</text:span><text:span text:style-name="T39_4">.<text:s/></text:span><text:span text:style-name="T39_5">Większość</text:span><text:span text:style-name="T39_6"><text:s/></text:span><text:span text:style-name="T39_7">roślin</text:span><text:span text:style-name="T39_8"><text:s/></text:span><text:span text:style-name="T39_9">owadożernych</text:span><text:span text:style-name="T39_10"><text:s/></text:span><text:span text:style-name="T39_11">to</text:span><text:span text:style-name="T39_12"><text:s/></text:span><text:span text:style-name="T39_13">rośliny</text:span><text:span text:style-name="T39_14"><text:s/></text:span><text:span text:style-name="T39_15">żyjące</text:span><text:span text:style-name="T39_16"><text:s/></text:span><text:span text:style-name="T39_17">w</text:span><text:span text:style-name="T39_18"><text:s/></text:span><text:span text:style-name="T39_19">środowisku</text:span><text:span text:style-name="T39_20"><text:s/></text:span><text:span text:style-name="T39_21">obfitującym</text:span><text:span text:style-name="T39_22"><text:s/></text:span><text:span text:style-name="T39_23">w</text:span><text:span text:style-name="T39_24"><text:s/></text:span><text:span text:style-name="T39_25">wodę</text:span><text:span text:style-name="T39_26">.<text:s/></text:span><text:span text:style-name="T39_27">Zapewnienie</text:span><text:span text:style-name="T39_28"><text:s/></text:span><text:span text:style-name="T39_29">im</text:span><text:span text:style-name="T39_30"><text:s/></text:span><text:span text:style-name="T39_31">takich</text:span><text:span text:style-name="T39_32"><text:s/></text:span><text:span text:style-name="T39_33">warunków</text:span><text:span text:style-name="T39_34"><text:s/></text:span><text:span text:style-name="T39_35">to</text:span><text:span text:style-name="T39_36"><text:s/></text:span><text:span text:style-name="T39_37">najczęstszy</text:span><text:span text:style-name="T39_38"><text:s/></text:span><text:span text:style-name="T39_39">strach</text:span><text:span text:style-name="T39_40"><text:s/></text:span><text:span text:style-name="T39_41">młodych</text:span><text:span text:style-name="T39_42"><text:s/></text:span><text:span text:style-name="T39_43">hodowców</text:span><text:span text:style-name="T39_44">.<text:s/></text:span><text:span text:style-name="T39_45">A</text:span><text:span text:style-name="T39_46"><text:s/></text:span><text:span text:style-name="T39_47">uzyskanie</text:span><text:span text:style-name="T39_48"><text:s/></text:span><text:span text:style-name="T39_49">podwyższonej</text:span><text:span text:style-name="T39_50"><text:s/></text:span><text:span text:style-name="T39_51">wilgotności</text:span><text:span text:style-name="T39_52"><text:s/></text:span><text:span text:style-name="T39_53">jest</text:span><text:span text:style-name="T39_54"><text:s/></text:span><text:span text:style-name="T39_55">banalnie</text:span><text:span text:style-name="T39_56"><text:s/></text:span><text:span text:style-name="T39_57">proste</text:span><text:span text:style-name="T39_58">!</text:span></text:p>
      <text:p text:style-name="P40"><text:span text:style-name="T40_1">Najprostszą</text:span><text:span text:style-name="T40_2"><text:s/></text:span><text:span text:style-name="T40_3">metodą</text:span><text:span text:style-name="T40_4"><text:s/></text:span><text:span text:style-name="T40_5">jest</text:span><text:span text:style-name="T40_6"><text:s/></text:span><text:span text:style-name="T40_7">podstawka</text:span><text:span text:style-name="T40_8"><text:s/></text:span><text:span text:style-name="T40_9">bądź</text:span><text:span text:style-name="T40_10"><text:s/></text:span><text:span text:style-name="T40_11">kuweta</text:span><text:span text:style-name="T40_12"><text:s/></text:span><text:span text:style-name="T40_13">z</text:span><text:span text:style-name="T40_14"><text:s/></text:span><text:span text:style-name="T40_15">keramzytem</text:span><text:span text:style-name="T40_16">,<text:s/></text:span><text:span text:style-name="T40_17">który</text:span><text:span text:style-name="T40_18"><text:s/></text:span><text:span text:style-name="T40_19">jest</text:span><text:span text:style-name="T40_20"><text:s/></text:span><text:span text:style-name="T40_21">zalany</text:span><text:span text:style-name="T40_22"><text:s/></text:span><text:span text:style-name="T40_23">wodą</text:span><text:span text:style-name="T40_24">.<text:s/></text:span><text:span text:style-name="T40_25">Sprawdza</text:span><text:span text:style-name="T40_26"><text:s/></text:span><text:span text:style-name="T40_27">się</text:span><text:span text:style-name="T40_28"><text:s/></text:span><text:span text:style-name="T40_29">to</text:span><text:span text:style-name="T40_30"><text:s/></text:span><text:span text:style-name="T40_31">szczególnie</text:span><text:span text:style-name="T40_32"><text:s/></text:span><text:span text:style-name="T40_33">w</text:span><text:span text:style-name="T40_34"><text:s/></text:span><text:span text:style-name="T40_35">przypadku</text:span><text:span text:style-name="T40_36"><text:s/></text:span><text:span text:style-name="T40_37">wielu</text:span><text:span text:style-name="T40_38"><text:s/></text:span><text:span text:style-name="T40_39">dzbaneczników</text:span><text:span text:style-name="T40_40"><text:s/></text:span><text:span text:style-name="T40_41">i</text:span><text:span text:style-name="T40_42"><text:s/></text:span><text:span text:style-name="T40_43">tłustoszy</text:span><text:span text:style-name="T40_44">,<text:s/></text:span><text:span text:style-name="T40_45">czyli</text:span><text:span text:style-name="T40_46"><text:s/></text:span><text:span text:style-name="T40_47">roślin</text:span><text:span text:style-name="T40_48">,<text:s/></text:span><text:span text:style-name="T40_49">które</text:span><text:span text:style-name="T40_50"><text:s/></text:span><text:span text:style-name="T40_51">nie</text:span><text:span text:style-name="T40_52"><text:s/></text:span><text:span text:style-name="T40_53">powinny</text:span><text:span text:style-name="T40_54"><text:s/></text:span><text:span text:style-name="T40_55">stale</text:span><text:span text:style-name="T40_56"><text:s/></text:span><text:span text:style-name="T40_57">stać</text:span><text:span text:style-name="T40_58"><text:s/></text:span><text:span text:style-name="T40_59">w</text:span><text:span text:style-name="T40_60"><text:s/></text:span><text:span text:style-name="T40_61">wodzie</text:span><text:span text:style-name="T40_62">.<text:s/></text:span><text:span text:style-name="T40_63">W</text:span><text:span text:style-name="T40_64"><text:s/></text:span><text:span text:style-name="T40_65">przypadku</text:span><text:span text:style-name="T40_66"><text:s/></text:span><text:span text:style-name="T40_67">rosiczek</text:span><text:span text:style-name="T40_68">,<text:s/></text:span><text:span text:style-name="T40_69">które</text:span><text:span text:style-name="T40_70"><text:s/></text:span><text:span text:style-name="T40_71">i</text:span><text:span text:style-name="T40_72"><text:s/></text:span><text:span text:style-name="T40_73">tak</text:span><text:span text:style-name="T40_74"><text:s/></text:span><text:span text:style-name="T40_75">stać</text:span><text:span text:style-name="T40_76"><text:s/></text:span><text:span text:style-name="T40_77">w</text:span><text:span text:style-name="T40_78"><text:s/></text:span><text:span text:style-name="T40_79">wodzie</text:span><text:span text:style-name="T40_80"><text:s/></text:span><text:span text:style-name="T40_81">powinny</text:span><text:span text:style-name="T40_82">,<text:s/></text:span><text:span text:style-name="T40_83">keramzyt</text:span><text:span text:style-name="T40_84"><text:s/></text:span><text:span text:style-name="T40_85">jest</text:span><text:span text:style-name="T40_86"><text:s/></text:span><text:span text:style-name="T40_87">zbędny</text:span><text:span text:style-name="T40_88">.</text:span></text:p>
      <text:p text:style-name="P41"><text:span text:style-name="T41_1">Inną</text:span><text:span text:style-name="T41_2"><text:s/></text:span><text:span text:style-name="T41_3">metodą</text:span><text:span text:style-name="T41_4"><text:s/></text:span><text:span text:style-name="T41_5">są</text:span><text:span text:style-name="T41_6"><text:s/></text:span><text:span text:style-name="T41_7">szklane</text:span><text:span text:style-name="T41_8"><text:s/></text:span><text:span text:style-name="T41_9">wazony</text:span><text:span text:style-name="T41_10">,<text:s/></text:span><text:span text:style-name="T41_11">akwaria</text:span><text:span text:style-name="T41_12"><text:s/></text:span><text:span text:style-name="T41_13">i</text:span><text:span text:style-name="T41_14"><text:s/></text:span><text:span text:style-name="T41_15">małe</text:span><text:span text:style-name="T41_16"><text:s/></text:span><text:span text:style-name="T41_17">szklarenki</text:span><text:span text:style-name="T41_18">.<text:s/></text:span><text:span text:style-name="T41_19">Metoda</text:span><text:span text:style-name="T41_20"><text:s/></text:span><text:span text:style-name="T41_21">skuteczna</text:span><text:span text:style-name="T41_22"><text:s/></text:span><text:span text:style-name="T41_23">i</text:span><text:span text:style-name="T41_24"><text:s/></text:span><text:span text:style-name="T41_25">estetyczna</text:span><text:span text:style-name="T41_26">.<text:s/></text:span><text:span text:style-name="T41_27">Sama</text:span><text:span text:style-name="T41_28"><text:s/></text:span><text:span text:style-name="T41_29">stosuję</text:span><text:span text:style-name="T41_30"><text:s/></text:span><text:span text:style-name="T41_31">i</text:span><text:span text:style-name="T41_32"><text:s/></text:span><text:span text:style-name="T41_33">udawało</text:span><text:span text:style-name="T41_34"><text:s/></text:span><text:span text:style-name="T41_35">mi</text:span><text:span text:style-name="T41_36"><text:s/></text:span><text:span text:style-name="T41_37">się</text:span><text:span text:style-name="T41_38"><text:s/></text:span><text:span text:style-name="T41_39">uzyskać</text:span><text:span text:style-name="T41_40"><text:s/></text:span><text:span text:style-name="T41_41">wilgotność</text:span><text:span text:style-name="T41_42"><text:s/></text:span><text:span text:style-name="T41_43">nawet</text:span><text:span text:style-name="T41_44"><text:s/></text:span><text:span text:style-name="T41_45">do</text:span><text:span text:style-name="T41_46"><text:s/>90%.<text:s/></text:span><text:span text:style-name="T41_47">Sposób</text:span><text:span text:style-name="T41_48"><text:s/></text:span><text:span text:style-name="T41_49">idealny</text:span><text:span text:style-name="T41_50"><text:s/></text:span><text:span text:style-name="T41_51">szczególnie</text:span><text:span text:style-name="T41_52"><text:s/></text:span><text:span text:style-name="T41_53">w</text:span><text:span text:style-name="T41_54"><text:s/></text:span><text:span text:style-name="T41_55">czasie</text:span><text:span text:style-name="T41_56"><text:s/></text:span><text:span text:style-name="T41_57">wielkich</text:span><text:span text:style-name="T41_58"><text:s/></text:span><text:span text:style-name="T41_59">upałów</text:span><text:span text:style-name="T41_60"><text:s/></text:span><text:span text:style-name="T41_61">oraz</text:span><text:span text:style-name="T41_62"><text:s/></text:span><text:span text:style-name="T41_63">w</text:span><text:span text:style-name="T41_64"><text:s/></text:span><text:span text:style-name="T41_65">sezonie</text:span><text:span text:style-name="T41_66"><text:s/></text:span><text:span text:style-name="T41_67">grzewczym</text:span><text:span text:style-name="T41_68">,<text:s/></text:span><text:span text:style-name="T41_69">kiedy</text:span><text:span text:style-name="T41_70"><text:s/></text:span><text:span text:style-name="T41_71">powietrze</text:span><text:span text:style-name="T41_72"><text:s/></text:span><text:span text:style-name="T41_73">jest</text:span><text:span text:style-name="T41_74"><text:s/></text:span><text:span text:style-name="T41_75">szczególnie</text:span><text:span text:style-name="T41_76"><text:s/></text:span><text:span text:style-name="T41_77">suche</text:span><text:span text:style-name="T41_78">.</text:span></text:p>
      <text:p text:style-name="P42"><text:span text:style-name="T42_1">Ostatnią</text:span><text:span text:style-name="T42_2"><text:s/></text:span><text:span text:style-name="T42_3">metodą</text:span><text:span text:style-name="T42_4"><text:s/></text:span><text:span text:style-name="T42_5">są</text:span><text:span text:style-name="T42_6"><text:s/></text:span><text:span text:style-name="T42_7">terraria</text:span><text:span text:style-name="T42_8">.<text:s/></text:span><text:span text:style-name="T42_9">Nowoczesny</text:span><text:span text:style-name="T42_10"><text:s/></text:span><text:span text:style-name="T42_11">sprzęt</text:span><text:span text:style-name="T42_12"><text:s/></text:span><text:span text:style-name="T42_13">połączony</text:span><text:span text:style-name="T42_14"><text:s/></text:span><text:span text:style-name="T42_15">z</text:span><text:span text:style-name="T42_16"><text:s/></text:span><text:span text:style-name="T42_17">zamkniętą</text:span><text:span text:style-name="T42_18"><text:s/></text:span><text:span text:style-name="T42_19">przestrzenią</text:span><text:span text:style-name="T42_20"><text:s/></text:span><text:span text:style-name="T42_21">sprawia</text:span><text:span text:style-name="T42_22">,<text:s/></text:span><text:span text:style-name="T42_23">że</text:span><text:span text:style-name="T42_24"><text:s/></text:span><text:span text:style-name="T42_25">można</text:span><text:span text:style-name="T42_26"><text:s/></text:span><text:span text:style-name="T42_27">uzyskać</text:span><text:span text:style-name="T42_28"><text:s/></text:span><text:span text:style-name="T42_29">dowolne</text:span><text:span text:style-name="T42_30"><text:s/></text:span><text:span text:style-name="T42_31">warunki</text:span><text:span text:style-name="T42_32">.<text:s/></text:span><text:span text:style-name="T42_33">Jest</text:span><text:span text:style-name="T42_34"><text:s/></text:span><text:span text:style-name="T42_35">to</text:span><text:span text:style-name="T42_36"><text:s/></text:span><text:span text:style-name="T42_37">dobre</text:span><text:span text:style-name="T42_38"><text:s/></text:span><text:span text:style-name="T42_39">dla</text:span><text:span text:style-name="T42_40"><text:s/></text:span><text:span text:style-name="T42_41">wielu</text:span><text:span text:style-name="T42_42"><text:s/></text:span><text:span text:style-name="T42_43">roślin</text:span><text:span text:style-name="T42_44">,<text:s/></text:span><text:span text:style-name="T42_45">estetyczne</text:span><text:span text:style-name="T42_46">,<text:s/></text:span><text:span text:style-name="T42_47">ale</text:span><text:span text:style-name="T42_48"><text:s/></text:span><text:span text:style-name="T42_49">kosztowne</text:span><text:span text:style-name="T42_50">.<text:s/></text:span><text:span text:style-name="T42_51">Ma</text:span><text:span text:style-name="T42_52"><text:s/></text:span><text:span text:style-name="T42_53">tę</text:span><text:span text:style-name="T42_54"><text:s/></text:span><text:span text:style-name="T42_55">zaletę</text:span><text:span text:style-name="T42_56">,<text:s/></text:span><text:span text:style-name="T42_57">że</text:span><text:span text:style-name="T42_58"><text:s/></text:span><text:span text:style-name="T42_59">nie</text:span><text:span text:style-name="T42_60"><text:s/></text:span><text:span text:style-name="T42_61">trzeba</text:span><text:span text:style-name="T42_62"><text:s/></text:span><text:span text:style-name="T42_63">martwić</text:span><text:span text:style-name="T42_64"><text:s/></text:span><text:span text:style-name="T42_65">się</text:span><text:span text:style-name="T42_66"><text:s/></text:span><text:span text:style-name="T42_67">oświetleniem</text:span><text:span text:style-name="T42_68">,<text:s/></text:span><text:span text:style-name="T42_69">ponieważ</text:span><text:span text:style-name="T42_70"><text:s/></text:span><text:span text:style-name="T42_71">można</text:span><text:span text:style-name="T42_72"><text:s/></text:span><text:span text:style-name="T42_73">zamontować</text:span><text:span text:style-name="T42_74"><text:s/></text:span><text:span text:style-name="T42_75">odpowiednie</text:span><text:span text:style-name="T42_76">.<text:s/></text:span><text:span text:style-name="T42_77">Jest</text:span><text:span text:style-name="T42_78"><text:s/></text:span><text:span text:style-name="T42_79">to</text:span><text:span text:style-name="T42_80"><text:s/></text:span><text:span text:style-name="T42_81">jedyna</text:span><text:span text:style-name="T42_82"><text:s/></text:span><text:span text:style-name="T42_83">metoda</text:span><text:span text:style-name="T42_84"><text:s/></text:span><text:span text:style-name="T42_85">na</text:span><text:span text:style-name="T42_86"><text:s/></text:span><text:span text:style-name="T42_87">uprawę</text:span><text:span text:style-name="T42_88"><text:s/></text:span><text:span text:style-name="T42_89">niektórych</text:span><text:span text:style-name="T42_90"><text:s/></text:span><text:span text:style-name="T42_91">gatunków</text:span><text:span text:style-name="T42_92">,<text:s/></text:span><text:span text:style-name="T42_93">a</text:span><text:span text:style-name="T42_94"><text:s/></text:span><text:span text:style-name="T42_95">nawet</text:span><text:span text:style-name="T42_96"><text:s/></text:span><text:span text:style-name="T42_97">rodzajów</text:span><text:span text:style-name="T42_98">.</text:span></text:p>
      <text:p text:style-name="P43"><text:span text:style-name="T43_1">Kolejną</text:span><text:span text:style-name="T43_2"><text:s/></text:span><text:span text:style-name="T43_3">bolączką</text:span><text:span text:style-name="T43_4"><text:s/></text:span><text:span text:style-name="T43_5">jest</text:span><text:span text:style-name="T43_6"><text:s/></text:span><text:span text:style-name="T43_7">oświetlenie</text:span><text:span text:style-name="T43_8">.<text:s/></text:span><text:span text:style-name="T43_9">Jakoś</text:span><text:span text:style-name="T43_10"><text:s/></text:span><text:span text:style-name="T43_11">tak</text:span><text:span text:style-name="T43_12"><text:s/></text:span><text:span text:style-name="T43_13">to</text:span><text:span text:style-name="T43_14"><text:s/></text:span><text:span text:style-name="T43_15">już</text:span><text:span text:style-name="T43_16"><text:s/></text:span><text:span text:style-name="T43_17">jest</text:span><text:span text:style-name="T43_18">,<text:s/></text:span><text:span text:style-name="T43_19">że</text:span><text:span text:style-name="T43_20"><text:s/></text:span><text:span text:style-name="T43_21">człowiek</text:span><text:span text:style-name="T43_22"><text:s/></text:span><text:span text:style-name="T43_23">najbardziej</text:span><text:span text:style-name="T43_24"><text:s/></text:span><text:span text:style-name="T43_25">marzy</text:span><text:span text:style-name="T43_26"><text:s/></text:span><text:span text:style-name="T43_27">o</text:span><text:span text:style-name="T43_28"><text:s/></text:span><text:span text:style-name="T43_29">okazach</text:span><text:span text:style-name="T43_30">,<text:s/></text:span><text:span text:style-name="T43_31">na</text:span><text:span text:style-name="T43_32"><text:s/></text:span><text:span text:style-name="T43_33">które</text:span><text:span text:style-name="T43_34"><text:s/></text:span><text:span text:style-name="T43_35">nie</text:span><text:span text:style-name="T43_36"><text:s/></text:span><text:span text:style-name="T43_37">ma</text:span><text:span text:style-name="T43_38"><text:s/></text:span><text:span text:style-name="T43_39">w</text:span><text:span text:style-name="T43_40"><text:s/></text:span><text:span text:style-name="T43_41">ogóle</text:span><text:span text:style-name="T43_42"><text:s/></text:span><text:span text:style-name="T43_43">warunków</text:span><text:span text:style-name="T43_44">.<text:s/></text:span><text:span text:style-name="T43_45">I</text:span><text:span text:style-name="T43_46"><text:s/></text:span><text:span text:style-name="T43_47">z</text:span><text:span text:style-name="T43_48"><text:s/></text:span><text:span text:style-name="T43_49">pomocą</text:span><text:span text:style-name="T43_50"><text:s/></text:span><text:span text:style-name="T43_51">przychodzi</text:span><text:span text:style-name="T43_52"><text:s/></text:span><text:span text:style-name="T43_53">nam</text:span><text:span text:style-name="T43_54"><text:s/></text:span><text:span text:style-name="T43_55">technika</text:span><text:span text:style-name="T43_56">.<text:s/></text:span><text:span text:style-name="T43_57">Da</text:span><text:span text:style-name="T43_58"><text:s/></text:span><text:span text:style-name="T43_59">się</text:span><text:span text:style-name="T43_60"><text:s/></text:span><text:span text:style-name="T43_61">znaleźć</text:span><text:span text:style-name="T43_62"><text:s/></text:span><text:span text:style-name="T43_63">owadożera</text:span><text:span text:style-name="T43_64"><text:s/></text:span><text:span text:style-name="T43_65">na</text:span><text:span text:style-name="T43_66"><text:s/></text:span><text:span text:style-name="T43_67">każdy</text:span><text:span text:style-name="T43_68"><text:s/></text:span><text:span text:style-name="T43_69">parapet</text:span><text:span text:style-name="T43_70">,<text:s/></text:span><text:span text:style-name="T43_71">no</text:span><text:span text:style-name="T43_72">,<text:s/></text:span><text:span text:style-name="T43_73">może</text:span><text:span text:style-name="T43_74"><text:s/></text:span><text:span text:style-name="T43_75">za</text:span><text:span text:style-name="T43_76"><text:s/></text:span><text:span text:style-name="T43_77">wyjątkiem</text:span><text:span text:style-name="T43_78"><text:s/></text:span><text:span text:style-name="T43_79">północnego</text:span><text:span text:style-name="T43_80">.<text:s/></text:span><text:span text:style-name="T43_81">Niestety</text:span><text:span text:style-name="T43_82">,<text:s/></text:span><text:span text:style-name="T43_83">dla</text:span><text:span text:style-name="T43_84"><text:s/></text:span><text:span text:style-name="T43_85">wielu</text:span><text:span text:style-name="T43_86"><text:s/></text:span><text:span text:style-name="T43_87">roślin</text:span><text:span text:style-name="T43_88"><text:s/></text:span><text:span text:style-name="T43_89">nawet</text:span><text:span text:style-name="T43_90"><text:s/></text:span><text:span text:style-name="T43_91">południe</text:span><text:span text:style-name="T43_92"><text:s/></text:span><text:span text:style-name="T43_93">to</text:span><text:span text:style-name="T43_94"><text:s/></text:span><text:span text:style-name="T43_95">za</text:span><text:span text:style-name="T43_96"><text:s/></text:span><text:span text:style-name="T43_97">mało</text:span><text:span text:style-name="T43_98">,<text:s/></text:span><text:span text:style-name="T43_99">szczególnie</text:span><text:span text:style-name="T43_100"><text:s/></text:span><text:span text:style-name="T43_101">zimą</text:span><text:span text:style-name="T43_102">.<text:s/></text:span><text:span text:style-name="T43_103">Wtedy</text:span><text:span text:style-name="T43_104"><text:s/></text:span><text:span text:style-name="T43_105">koniecznością</text:span><text:span text:style-name="T43_106"><text:s/></text:span><text:span text:style-name="T43_107">jest</text:span><text:span text:style-name="T43_108"><text:s/></text:span><text:span text:style-name="T43_109">sztuczne</text:span><text:span text:style-name="T43_110"><text:s/></text:span><text:span text:style-name="T43_111">światło</text:span><text:span text:style-name="T43_112">.<text:s/></text:span><text:span text:style-name="T43_113">Z</text:span><text:span text:style-name="T43_114"><text:s/></text:span><text:span text:style-name="T43_115">pomocą</text:span><text:span text:style-name="T43_116"><text:s/></text:span><text:span text:style-name="T43_117">przychodzą</text:span><text:span text:style-name="T43_118"><text:s/></text:span><text:span text:style-name="T43_119">LEDy</text:span><text:span text:style-name="T43_120"><text:s/></text:span><text:span text:style-name="T43_121">i</text:span><text:span text:style-name="T43_122"><text:s/></text:span><text:span text:style-name="T43_123">świetlówki</text:span><text:span text:style-name="T43_124">.</text:span></text:p>
      <text:p text:style-name="P44"><text:span text:style-name="T44_1"><text:s/></text:span></text:p>
      <text:h text:style-name="P45" text:outline-level="10"><text:bookmark-start text:name="h.qmd0czza98i5"/><text:bookmark-end text:name="h.qmd0czza98i5"/><text:span text:style-name="T45_1">Rosiczki</text:span><text:span text:style-name="T45_2">,<text:s/></text:span><text:span text:style-name="T45_3">czyli</text:span><text:span text:style-name="T45_4"><text:s/></text:span><text:span text:style-name="T45_5">Drosera</text:span></text:h>
      <text:p text:style-name="P46"><text:span text:style-name="T46_1"><text:s/></text:span></text:p>
      <text:p text:style-name="P47"><text:span text:style-name="T47_1">Rosiczki</text:span><text:span text:style-name="T47_2"><text:s/></text:span><text:span text:style-name="T47_3">są</text:span><text:span text:style-name="T47_4"><text:s/></text:span><text:span text:style-name="T47_5">grupą</text:span><text:span text:style-name="T47_6"><text:s/></text:span><text:span text:style-name="T47_7">liczną</text:span><text:span text:style-name="T47_8"><text:s/></text:span><text:span text:style-name="T47_9">i</text:span><text:span text:style-name="T47_10"><text:s/></text:span><text:span text:style-name="T47_11">zróżnicowaną</text:span><text:span text:style-name="T47_12">.<text:s/></text:span><text:span text:style-name="T47_13">Ich</text:span><text:span text:style-name="T47_14"><text:s/></text:span><text:span text:style-name="T47_15">cechą</text:span><text:span text:style-name="T47_16"><text:s/></text:span><text:span text:style-name="T47_17">charakterystyczną</text:span><text:span text:style-name="T47_18"><text:s/></text:span><text:span text:style-name="T47_19">są</text:span><text:span text:style-name="T47_20"><text:s/></text:span><text:span text:style-name="T47_21">liście</text:span><text:span text:style-name="T47_22"><text:s/></text:span><text:span text:style-name="T47_23">pokryte</text:span><text:span text:style-name="T47_24"><text:s/></text:span><text:span text:style-name="T47_25">włoskami</text:span><text:span text:style-name="T47_26"><text:s/></text:span><text:span text:style-name="T47_27">gruczołowatymi</text:span><text:span text:style-name="T47_28">,<text:s/></text:span><text:span text:style-name="T47_29">które</text:span><text:span text:style-name="T47_30"><text:s/></text:span><text:span text:style-name="T47_31">błyszczą</text:span><text:span text:style-name="T47_32"><text:s/></text:span><text:span text:style-name="T47_33">się</text:span><text:span text:style-name="T47_34">,<text:s/></text:span><text:span text:style-name="T47_35">co</text:span><text:span text:style-name="T47_36"><text:s/></text:span><text:span text:style-name="T47_37">przyciąga</text:span><text:span text:style-name="T47_38"><text:s/></text:span><text:span text:style-name="T47_39">ofiary</text:span><text:span text:style-name="T47_40">.<text:s/></text:span><text:span text:style-name="T47_41">Rośliny</text:span><text:span text:style-name="T47_42"><text:s/></text:span><text:span text:style-name="T47_43">te</text:span><text:span text:style-name="T47_44"><text:s/></text:span><text:span text:style-name="T47_45">chętnie</text:span><text:span text:style-name="T47_46"><text:s/></text:span><text:span text:style-name="T47_47">kwitną</text:span><text:span text:style-name="T47_48"><text:s/></text:span><text:span text:style-name="T47_49">w</text:span><text:span text:style-name="T47_50"><text:s/></text:span><text:span text:style-name="T47_51">warunkach</text:span><text:span text:style-name="T47_52"><text:s/></text:span><text:span text:style-name="T47_53">domowych</text:span><text:span text:style-name="T47_54"><text:s/></text:span><text:span text:style-name="T47_55">i</text:span><text:span text:style-name="T47_56"><text:s/></text:span><text:span text:style-name="T47_57">istnieje</text:span><text:span text:style-name="T47_58"><text:s/></text:span><text:span text:style-name="T47_59">możliwość</text:span><text:span text:style-name="T47_60"><text:s/></text:span><text:span text:style-name="T47_61">rozmnożenia</text:span><text:span text:style-name="T47_62"><text:s/></text:span><text:span text:style-name="T47_63">ich</text:span><text:span text:style-name="T47_64"><text:s/></text:span><text:span text:style-name="T47_65">z</text:span><text:span text:style-name="T47_66"><text:s/></text:span><text:span text:style-name="T47_67">nasion</text:span><text:span text:style-name="T47_68">,<text:s/></text:span><text:span text:style-name="T47_69">do</text:span><text:span text:style-name="T47_70"><text:s/></text:span><text:span text:style-name="T47_71">czego</text:span><text:span text:style-name="T47_72"><text:s/></text:span><text:span text:style-name="T47_73">często</text:span><text:span text:style-name="T47_74"><text:s/></text:span><text:span text:style-name="T47_75">dochodzi</text:span><text:span text:style-name="T47_76"><text:s/></text:span><text:span text:style-name="T47_77">samoistnie</text:span><text:span text:style-name="T47_78">,<text:s/></text:span><text:span text:style-name="T47_79">ponieważ</text:span><text:span text:style-name="T47_80"><text:s/></text:span><text:span text:style-name="T47_81">wiele</text:span><text:span text:style-name="T47_82"><text:s/></text:span><text:span text:style-name="T47_83">gatunków</text:span><text:span text:style-name="T47_84"><text:s/></text:span><text:span text:style-name="T47_85">jest</text:span><text:span text:style-name="T47_86"><text:s/></text:span><text:span text:style-name="T47_87">samopylnych</text:span><text:span text:style-name="T47_88">.</text:span></text:p>
      <text:p text:style-name="P48"><text:span text:style-name="T48_1">Większość</text:span><text:span text:style-name="T48_2"><text:s/></text:span><text:span text:style-name="T48_3">z</text:span><text:span text:style-name="T48_4"><text:s/></text:span><text:span text:style-name="T48_5">nich</text:span><text:span text:style-name="T48_6"><text:s/></text:span><text:span text:style-name="T48_7">uwielbia</text:span><text:span text:style-name="T48_8"><text:s/></text:span><text:span text:style-name="T48_9">pełne</text:span><text:span text:style-name="T48_10"><text:s/></text:span><text:span text:style-name="T48_11">nasłonecznienie</text:span><text:span text:style-name="T48_12">,<text:s/></text:span><text:span text:style-name="T48_13">na</text:span><text:span text:style-name="T48_14"><text:s/></text:span><text:span text:style-name="T48_15">którym</text:span><text:span text:style-name="T48_16"><text:s/></text:span><text:span text:style-name="T48_17">pięknie</text:span><text:span text:style-name="T48_18"><text:s/></text:span><text:span text:style-name="T48_19">się</text:span><text:span text:style-name="T48_20"><text:s/></text:span><text:span text:style-name="T48_21">wybarwiają</text:span><text:span text:style-name="T48_22">,<text:s/></text:span><text:span text:style-name="T48_23">dlatego</text:span><text:span text:style-name="T48_24"><text:s/></text:span><text:span text:style-name="T48_25">warto</text:span><text:span text:style-name="T48_26"><text:s/></text:span><text:span text:style-name="T48_27">im</text:span><text:span text:style-name="T48_28"><text:s/></text:span><text:span text:style-name="T48_29">je</text:span><text:span text:style-name="T48_30"><text:s/></text:span><text:span text:style-name="T48_31">zapewnić</text:span><text:span text:style-name="T48_32">.<text:s/></text:span><text:span text:style-name="T48_33">Poza</text:span><text:span text:style-name="T48_34"><text:s/></text:span><text:span text:style-name="T48_35">paroma</text:span><text:span text:style-name="T48_36"><text:s/></text:span><text:span text:style-name="T48_37">wyjątkami</text:span><text:span text:style-name="T48_38">,<text:s/></text:span><text:span text:style-name="T48_39">doniczki</text:span><text:span text:style-name="T48_40"><text:s/></text:span><text:span text:style-name="T48_41">z</text:span><text:span text:style-name="T48_42"><text:s/></text:span><text:span text:style-name="T48_43">nimi</text:span><text:span text:style-name="T48_44"><text:s/></text:span><text:span text:style-name="T48_45">powinny</text:span><text:span text:style-name="T48_46"><text:s/></text:span><text:span text:style-name="T48_47">cały</text:span><text:span text:style-name="T48_48"><text:s/></text:span><text:span text:style-name="T48_49">czas</text:span><text:span text:style-name="T48_50"><text:s/></text:span><text:span text:style-name="T48_51">stać</text:span><text:span text:style-name="T48_52"><text:s/></text:span><text:span text:style-name="T48_53">w</text:span><text:span text:style-name="T48_54"><text:s/></text:span><text:span text:style-name="T48_55">wodzie</text:span><text:span text:style-name="T48_56"><text:s/></text:span><text:span text:style-name="T48_57">do</text:span><text:span text:style-name="T48_58"><text:s/></text:span><text:span text:style-name="T48_59">wysokości</text:span><text:span text:style-name="T48_60"><text:s/></text:span><text:span text:style-name="T48_61">około</text:span><text:span text:style-name="T48_62"><text:s/>1-2<text:s/></text:span><text:span text:style-name="T48_63">cm</text:span><text:span text:style-name="T48_64">.</text:span></text:p>
      <text:p text:style-name="P49"><text:span text:style-name="T49_1">Podłoże</text:span><text:span text:style-name="T49_2"><text:s/></text:span><text:span text:style-name="T49_3">może</text:span><text:span text:style-name="T49_4"><text:s/></text:span><text:span text:style-name="T49_5">stanowić</text:span><text:span text:style-name="T49_6"><text:s/></text:span><text:span text:style-name="T49_7">torf</text:span><text:span text:style-name="T49_8"><text:s/></text:span><text:span text:style-name="T49_9">czysty</text:span><text:span text:style-name="T49_10"><text:s/></text:span><text:span text:style-name="T49_11">bądź</text:span><text:span text:style-name="T49_12"><text:s/></text:span><text:span text:style-name="T49_13">z</text:span><text:span text:style-name="T49_14"><text:s/></text:span><text:span text:style-name="T49_15">niewielką</text:span><text:span text:style-name="T49_16"><text:s/></text:span><text:span text:style-name="T49_17">domieszką</text:span><text:span text:style-name="T49_18"><text:s/></text:span><text:span text:style-name="T49_19">perlitu</text:span><text:span text:style-name="T49_20">.</text:span></text:p>
      <text:p text:style-name="P50"><text:span text:style-name="T50_1">Rosiczki</text:span><text:span text:style-name="T50_2"><text:s/></text:span><text:span text:style-name="T50_3">można</text:span><text:span text:style-name="T50_4"><text:s/></text:span><text:span text:style-name="T50_5">podzielić</text:span><text:span text:style-name="T50_6"><text:s/></text:span><text:span text:style-name="T50_7">na</text:span><text:span text:style-name="T50_8">:<text:s/></text:span><text:span text:style-name="T50_9">bulwiaste</text:span><text:span text:style-name="T50_10">,<text:s/></text:span><text:span text:style-name="T50_11">pigmejskie</text:span><text:span text:style-name="T50_12">,<text:s/></text:span><text:span text:style-name="T50_13">zimnolubne</text:span><text:span text:style-name="T50_14">,<text:s/></text:span><text:span text:style-name="T50_15">grupy</text:span><text:span text:style-name="T50_16"><text:s/></text:span><text:span text:style-name="T50_17">petiolaris</text:span><text:span text:style-name="T50_18">,<text:s/></text:span><text:span text:style-name="T50_19">lasu</text:span><text:span text:style-name="T50_20"><text:s/></text:span><text:span text:style-name="T50_21">deszczowego</text:span><text:span text:style-name="T50_22"><text:s/></text:span><text:span text:style-name="T50_23">i</text:span><text:span text:style-name="T50_24"><text:s/></text:span><text:span text:style-name="T50_25">tropikalne</text:span><text:span text:style-name="T50_26">.<text:s/></text:span><text:span text:style-name="T50_27">W</text:span><text:span text:style-name="T50_28"><text:s/></text:span><text:span text:style-name="T50_29">warunkach</text:span><text:span text:style-name="T50_30"><text:s/></text:span><text:span text:style-name="T50_31">domowych</text:span><text:span text:style-name="T50_32"><text:s/></text:span><text:span text:style-name="T50_33">najczęściej</text:span><text:span text:style-name="T50_34"><text:s/></text:span><text:span text:style-name="T50_35">spotyka</text:span><text:span text:style-name="T50_36"><text:s/></text:span><text:span text:style-name="T50_37">się</text:span><text:span text:style-name="T50_38"><text:s/></text:span><text:span text:style-name="T50_39">te</text:span><text:span text:style-name="T50_40"><text:s/></text:span><text:span text:style-name="T50_41">ostatnie</text:span><text:span text:style-name="T50_42">,<text:s/></text:span><text:span text:style-name="T50_43">ponieważ</text:span><text:span text:style-name="T50_44"><text:s/></text:span><text:span text:style-name="T50_45">są</text:span><text:span text:style-name="T50_46"><text:s/></text:span><text:span text:style-name="T50_47">grupą</text:span><text:span text:style-name="T50_48"><text:s/></text:span><text:span text:style-name="T50_49">liczną</text:span><text:span text:style-name="T50_50"><text:s/></text:span><text:span text:style-name="T50_51">i</text:span><text:span text:style-name="T50_52"><text:s/></text:span><text:span text:style-name="T50_53">dość</text:span><text:span text:style-name="T50_54"><text:s/></text:span><text:span text:style-name="T50_55">łatwą</text:span><text:span text:style-name="T50_56"><text:s/></text:span><text:span text:style-name="T50_57">w</text:span><text:span text:style-name="T50_58"><text:s/></text:span><text:span text:style-name="T50_59">hodowli</text:span><text:span text:style-name="T50_60">.</text:span></text:p>
      <text:p text:style-name="P51"><text:span text:style-name="T51_1"><text:s/></text:span></text:p>
      <text:h text:style-name="P52" text:outline-level="10"><text:bookmark-start text:name="h.cuni62dfez53"/><text:bookmark-end text:name="h.cuni62dfez53"/><text:span text:style-name="T52_1">Rosiczki</text:span><text:span text:style-name="T52_2"><text:s/></text:span><text:span text:style-name="T52_3">tropikalne</text:span></text:h>
      <text:p text:style-name="P53"><text:span text:style-name="T53_1"><text:s/></text:span></text:p>
      <text:p text:style-name="P54"><text:span text:style-name="T54_1">Są</text:span><text:span text:style-name="T54_2"><text:s/></text:span><text:span text:style-name="T54_3">to</text:span><text:span text:style-name="T54_4"><text:s/></text:span><text:span text:style-name="T54_5">rośliny</text:span><text:span text:style-name="T54_6"><text:s/></text:span><text:span text:style-name="T54_7">polecane</text:span><text:span text:style-name="T54_8"><text:s/></text:span><text:span text:style-name="T54_9">zarówno</text:span><text:span text:style-name="T54_10"><text:s/></text:span><text:span text:style-name="T54_11">dla</text:span><text:span text:style-name="T54_12"><text:s/></text:span><text:span text:style-name="T54_13">początkujących</text:span><text:span text:style-name="T54_14">,<text:s/></text:span><text:span text:style-name="T54_15">jak</text:span><text:span text:style-name="T54_16"><text:s/></text:span><text:span text:style-name="T54_17">i</text:span><text:span text:style-name="T54_18"><text:s/></text:span><text:span text:style-name="T54_19">zaawansowanych</text:span><text:span text:style-name="T54_20"><text:s/></text:span><text:span text:style-name="T54_21">hodowców</text:span><text:span text:style-name="T54_22">.<text:s/></text:span><text:span text:style-name="T54_23">Popularność</text:span><text:span text:style-name="T54_24"><text:s/></text:span><text:span text:style-name="T54_25">zapewniają</text:span><text:span text:style-name="T54_26"><text:s/></text:span><text:span text:style-name="T54_27">im</text:span><text:span text:style-name="T54_28"><text:s/></text:span><text:span text:style-name="T54_29">stosunkowo</text:span><text:span text:style-name="T54_30"><text:s/></text:span><text:span text:style-name="T54_31">niewielkie</text:span><text:span text:style-name="T54_32"><text:s/></text:span><text:span text:style-name="T54_33">wymagania</text:span><text:span text:style-name="T54_34">,<text:s/></text:span><text:span text:style-name="T54_35">brak</text:span><text:span text:style-name="T54_36"><text:s/></text:span><text:span text:style-name="T54_37">okresu</text:span><text:span text:style-name="T54_38"><text:s/></text:span><text:span text:style-name="T54_39">spoczynku</text:span><text:span text:style-name="T54_40"><text:s/></text:span><text:span text:style-name="T54_41">i</text:span><text:span text:style-name="T54_42"><text:s/></text:span><text:span text:style-name="T54_43">duża</text:span><text:span text:style-name="T54_44"><text:s/></text:span><text:span text:style-name="T54_45">różnorodność</text:span><text:span text:style-name="T54_46">.<text:s/></text:span><text:span text:style-name="T54_47">Doskonale</text:span><text:span text:style-name="T54_48"><text:s/></text:span><text:span text:style-name="T54_49">radzą</text:span><text:span text:style-name="T54_50"><text:s/></text:span><text:span text:style-name="T54_51">sobie</text:span><text:span text:style-name="T54_52"><text:s/></text:span><text:span text:style-name="T54_53">w</text:span><text:span text:style-name="T54_54"><text:s/></text:span><text:span text:style-name="T54_55">warunkach</text:span><text:span text:style-name="T54_56"><text:s/></text:span><text:span text:style-name="T54_57">parapetowych</text:span><text:span text:style-name="T54_58">,<text:s/></text:span><text:span text:style-name="T54_59">szczególnie</text:span><text:span text:style-name="T54_60"><text:s/></text:span><text:span text:style-name="T54_61">jeśli</text:span><text:span text:style-name="T54_62"><text:s/></text:span><text:span text:style-name="T54_63">wsadzi</text:span><text:span text:style-name="T54_64"><text:s/></text:span><text:span text:style-name="T54_65">się</text:span><text:span text:style-name="T54_66"><text:s/></text:span><text:span text:style-name="T54_67">je</text:span><text:span text:style-name="T54_68"><text:s/></text:span><text:span text:style-name="T54_69">do</text:span><text:span text:style-name="T54_70"><text:s/></text:span><text:span text:style-name="T54_71">akwarium</text:span><text:span text:style-name="T54_72"><text:s/></text:span><text:span text:style-name="T54_73">bądź</text:span><text:span text:style-name="T54_74"><text:s/></text:span><text:span text:style-name="T54_75">na</text:span><text:span text:style-name="T54_76"><text:s/></text:span><text:span text:style-name="T54_77">tackę</text:span><text:span text:style-name="T54_78"><text:s/></text:span><text:span text:style-name="T54_79">z</text:span><text:span text:style-name="T54_80"><text:s/></text:span><text:span text:style-name="T54_81">keramzytem</text:span><text:span text:style-name="T54_82">.<text:s/></text:span><text:span text:style-name="T54_83">Odpowiednie</text:span><text:span text:style-name="T54_84"><text:s/></text:span><text:span text:style-name="T54_85">są</text:span><text:span text:style-name="T54_86"><text:s/></text:span><text:span text:style-name="T54_87">okna</text:span><text:span text:style-name="T54_88"><text:s/></text:span><text:span text:style-name="T54_89">południowe</text:span><text:span text:style-name="T54_90">,<text:s/></text:span><text:span text:style-name="T54_91">wschodnie</text:span><text:span text:style-name="T54_92"><text:s/></text:span><text:span text:style-name="T54_93">i</text:span><text:span text:style-name="T54_94"><text:s/></text:span><text:span text:style-name="T54_95">zachodnie</text:span><text:span text:style-name="T54_96">.</text:span></text:p>
      <text:p text:style-name="P55"><text:span text:style-name="T55_1">Do</text:span><text:span text:style-name="T55_2"><text:s/></text:span><text:span text:style-name="T55_3">tej</text:span><text:span text:style-name="T55_4"><text:s/></text:span><text:span text:style-name="T55_5">grupy</text:span><text:span text:style-name="T55_6"><text:s/></text:span><text:span text:style-name="T55_7">należy</text:span><text:span text:style-name="T55_8"><text:s/></text:span><text:span text:style-name="T55_9">też</text:span><text:span text:style-name="T55_10"><text:s/></text:span><text:span text:style-name="T55_11">największa</text:span><text:span text:style-name="T55_12"><text:s/></text:span><text:span text:style-name="T55_13">rosiczka</text:span><text:span text:style-name="T55_14"><text:s/></text:span><text:span text:style-name="T55_15">świata</text:span><text:span text:style-name="T55_16"><text:s/>–<text:s/></text:span><text:span text:style-name="T55_17">Drosera</text:span><text:span text:style-name="T55_18"><text:s/></text:span><text:span text:style-name="T55_19">regia</text:span><text:span text:style-name="T55_20">.<text:s/></text:span><text:span text:style-name="T55_21">Jej</text:span><text:span text:style-name="T55_22"><text:s/></text:span><text:span text:style-name="T55_23">liście</text:span><text:span text:style-name="T55_24"><text:s/></text:span><text:span text:style-name="T55_25">dorastają</text:span><text:span text:style-name="T55_26"><text:s/></text:span><text:span text:style-name="T55_27">do</text:span><text:span text:style-name="T55_28"><text:s/>50<text:s/></text:span><text:span text:style-name="T55_29">cm</text:span><text:span text:style-name="T55_30">.<text:s/></text:span><text:span text:style-name="T55_31">Niektórzy</text:span><text:span text:style-name="T55_32"><text:s/></text:span><text:span text:style-name="T55_33">twierdzą</text:span><text:span text:style-name="T55_34">,<text:s/></text:span><text:span text:style-name="T55_35">że</text:span><text:span text:style-name="T55_36"><text:s/></text:span><text:span text:style-name="T55_37">jest</text:span><text:span text:style-name="T55_38"><text:s/></text:span><text:span text:style-name="T55_39">trudna</text:span><text:span text:style-name="T55_40"><text:s/></text:span><text:span text:style-name="T55_41">i</text:span><text:span text:style-name="T55_42"><text:s/></text:span><text:span text:style-name="T55_43">lubi</text:span><text:span text:style-name="T55_44"><text:s/></text:span><text:span text:style-name="T55_45">wysokie</text:span><text:span text:style-name="T55_46"><text:s/></text:span><text:span text:style-name="T55_47">doniczki</text:span><text:span text:style-name="T55_48">,<text:s/></text:span><text:span text:style-name="T55_49">ja</text:span><text:span text:style-name="T55_50"><text:s/></text:span><text:span text:style-name="T55_51">niczego</text:span><text:span text:style-name="T55_52"><text:s/></text:span><text:span text:style-name="T55_53">takiego</text:span><text:span text:style-name="T55_54"><text:s/></text:span><text:span text:style-name="T55_55">nie</text:span><text:span text:style-name="T55_56"><text:s/></text:span><text:span text:style-name="T55_57">zauważyłam</text:span><text:span text:style-name="T55_58">.<text:s/></text:span><text:span text:style-name="T55_59">Ma</text:span><text:span text:style-name="T55_60"><text:s/></text:span><text:span text:style-name="T55_61">bardzo</text:span><text:span text:style-name="T55_62"><text:s/></text:span><text:span text:style-name="T55_63">soczyste</text:span><text:span text:style-name="T55_64"><text:s/></text:span><text:span text:style-name="T55_65">liście</text:span><text:span text:style-name="T55_66"><text:s/></text:span><text:span text:style-name="T55_67">i</text:span><text:span text:style-name="T55_68"><text:s/></text:span><text:span text:style-name="T55_69">podoła</text:span><text:span text:style-name="T55_70"><text:s/></text:span><text:span text:style-name="T55_71">każdemu</text:span><text:span text:style-name="T55_72"><text:s/></text:span><text:span text:style-name="T55_73">owadowi</text:span><text:span text:style-name="T55_74">.</text:span></text:p>
      <text:p text:style-name="P56"><text:span text:style-name="T56_1">Najbardziej</text:span><text:span text:style-name="T56_2"><text:s/></text:span><text:span text:style-name="T56_3">polecanym</text:span><text:span text:style-name="T56_4"><text:s/></text:span><text:span text:style-name="T56_5">dla</text:span><text:span text:style-name="T56_6"><text:s/></text:span><text:span text:style-name="T56_7">początkujących</text:span><text:span text:style-name="T56_8"><text:s/></text:span><text:span text:style-name="T56_9">gatunkiem</text:span><text:span text:style-name="T56_10"><text:s/></text:span><text:span text:style-name="T56_11">jest</text:span><text:span text:style-name="T56_12"><text:s/></text:span><text:span text:style-name="T56_13">Drosera</text:span><text:span text:style-name="T56_14"><text:s/></text:span><text:span text:style-name="T56_15">capensis</text:span><text:span text:style-name="T56_16"><text:s/></text:span><text:span text:style-name="T56_17">ze</text:span><text:span text:style-name="T56_18"><text:s/></text:span><text:span text:style-name="T56_19">swoimi</text:span><text:span text:style-name="T56_20"><text:s/></text:span><text:span text:style-name="T56_21">wszystkimi</text:span><text:span text:style-name="T56_22"><text:s/></text:span><text:span text:style-name="T56_23">odmianami</text:span><text:span text:style-name="T56_24">.<text:s/></text:span><text:span text:style-name="T56_25">Jest</text:span><text:span text:style-name="T56_26"><text:s/></text:span><text:span text:style-name="T56_27">piękna</text:span><text:span text:style-name="T56_28">,<text:s/></text:span><text:span text:style-name="T56_29">imponująca</text:span><text:span text:style-name="T56_30"><text:s/></text:span><text:span text:style-name="T56_31">i</text:span><text:span text:style-name="T56_32"><text:s/></text:span><text:span text:style-name="T56_33">wybacza</text:span><text:span text:style-name="T56_34"><text:s/></text:span><text:span text:style-name="T56_35">błędy</text:span><text:span text:style-name="T56_36">.<text:s/></text:span><text:span text:style-name="T56_37">Do</text:span><text:span text:style-name="T56_38"><text:s/></text:span><text:span text:style-name="T56_39">tego</text:span><text:span text:style-name="T56_40"><text:s/></text:span><text:span text:style-name="T56_41">rozmnaża</text:span><text:span text:style-name="T56_42"><text:s/></text:span><text:span text:style-name="T56_43">się</text:span><text:span text:style-name="T56_44"><text:s/></text:span><text:span text:style-name="T56_45">szybko</text:span><text:span text:style-name="T56_46"><text:s/></text:span><text:span text:style-name="T56_47">i</text:span><text:span text:style-name="T56_48"><text:s/></text:span><text:span text:style-name="T56_49">łatwo</text:span><text:span text:style-name="T56_50">,<text:s/></text:span><text:span text:style-name="T56_51">ponieważ</text:span><text:span text:style-name="T56_52"><text:s/></text:span><text:span text:style-name="T56_53">jest</text:span><text:span text:style-name="T56_54"><text:s/></text:span><text:span text:style-name="T56_55">samopylna</text:span><text:span text:style-name="T56_56">.</text:span></text:p>
      <text:p text:style-name="P57"><text:span text:style-name="T57_1"><text:s/></text:span></text:p>
      <text:h text:style-name="P58" text:outline-level="10"><text:bookmark-start text:name="h.osurl5dksvyi"/><text:bookmark-end text:name="h.osurl5dksvyi"/><text:span text:style-name="T58_1">Rosiczki</text:span><text:span text:style-name="T58_2"><text:s/></text:span><text:span text:style-name="T58_3">grupy</text:span><text:span text:style-name="T58_4"><text:s/></text:span><text:span text:style-name="T58_5">petiolaris</text:span></text:h>
      <text:h text:style-name="P59" text:outline-level="10"><text:bookmark-start text:name="h.gpmqkb6mciu7"/><text:bookmark-end text:name="h.gpmqkb6mciu7"/><text:span text:style-name="T59_1"><text:s/></text:span></text:h>
      <text:p text:style-name="P60"><text:span text:style-name="T60_1">Moim</text:span><text:span text:style-name="T60_2"><text:s/></text:span><text:span text:style-name="T60_3">zdaniem</text:span><text:span text:style-name="T60_4"><text:s/></text:span><text:span text:style-name="T60_5">są</text:span><text:span text:style-name="T60_6"><text:s/></text:span><text:span text:style-name="T60_7">to</text:span><text:span text:style-name="T60_8"><text:s/></text:span><text:span text:style-name="T60_9">najpiękniejsze</text:span><text:span text:style-name="T60_10"><text:s/></text:span><text:span text:style-name="T60_11">z</text:span><text:span text:style-name="T60_12"><text:s/></text:span><text:span text:style-name="T60_13">rosiczek</text:span><text:span text:style-name="T60_14">,<text:s/></text:span><text:span text:style-name="T60_15">choć</text:span><text:span text:style-name="T60_16"><text:s/></text:span><text:span text:style-name="T60_17">o</text:span><text:span text:style-name="T60_18"><text:s/></text:span><text:span text:style-name="T60_19">wiele</text:span><text:span text:style-name="T60_20"><text:s/></text:span><text:span text:style-name="T60_21">trudniejsze</text:span><text:span text:style-name="T60_22"><text:s/></text:span><text:span text:style-name="T60_23">w</text:span><text:span text:style-name="T60_24"><text:s/></text:span><text:span text:style-name="T60_25">uprawie</text:span><text:span text:style-name="T60_26"><text:s/></text:span><text:span text:style-name="T60_27">od</text:span><text:span text:style-name="T60_28"><text:s/></text:span><text:span text:style-name="T60_29">poprzednio</text:span><text:span text:style-name="T60_30"><text:s/></text:span><text:span text:style-name="T60_31">omawianej</text:span><text:span text:style-name="T60_32"><text:s/></text:span><text:span text:style-name="T60_33">grupy</text:span><text:span text:style-name="T60_34">.<text:s/></text:span><text:span text:style-name="T60_35">Petiolarisy</text:span><text:span text:style-name="T60_36"><text:s/></text:span><text:span text:style-name="T60_37">mają</text:span><text:span text:style-name="T60_38"><text:s/></text:span><text:span text:style-name="T60_39">bowiem</text:span><text:span text:style-name="T60_40"><text:s/></text:span><text:span text:style-name="T60_41">niezwykle</text:span><text:span text:style-name="T60_42"><text:s/></text:span><text:span text:style-name="T60_43">wysokie</text:span><text:span text:style-name="T60_44"><text:s/></text:span><text:span text:style-name="T60_45">wymagania</text:span><text:span text:style-name="T60_46"><text:s/></text:span><text:span text:style-name="T60_47">świetlne</text:span><text:span text:style-name="T60_48"><text:s/></text:span><text:span text:style-name="T60_49">i</text:span><text:span text:style-name="T60_50"><text:s/></text:span><text:span text:style-name="T60_51">bez</text:span><text:span text:style-name="T60_52"><text:s/></text:span><text:span text:style-name="T60_53">sztucznego</text:span><text:span text:style-name="T60_54"><text:s/></text:span><text:span text:style-name="T60_55">oświetlenia</text:span><text:span text:style-name="T60_56"><text:s/></text:span><text:span text:style-name="T60_57">o</text:span><text:span text:style-name="T60_58"><text:s/></text:span><text:span text:style-name="T60_59">odpowiedniej</text:span><text:span text:style-name="T60_60"><text:s/></text:span><text:span text:style-name="T60_61">mocy</text:span><text:span text:style-name="T60_62"><text:s/></text:span><text:span text:style-name="T60_63">ani</text:span><text:span text:style-name="T60_64"><text:s/></text:span><text:span text:style-name="T60_65">rusz</text:span><text:span text:style-name="T60_66">.<text:s/></text:span><text:span text:style-name="T60_67">Do</text:span><text:span text:style-name="T60_68"><text:s/></text:span><text:span text:style-name="T60_69">tego</text:span><text:span text:style-name="T60_70"><text:s/></text:span><text:span text:style-name="T60_71">dochodzi</text:span><text:span text:style-name="T60_72"><text:s/></text:span><text:span text:style-name="T60_73">ich</text:span><text:span text:style-name="T60_74"><text:s/></text:span><text:span text:style-name="T60_75">ciepłolubność</text:span><text:span text:style-name="T60_76">,<text:s/></text:span><text:span text:style-name="T60_77">co</text:span><text:span text:style-name="T60_78"><text:s/></text:span><text:span text:style-name="T60_79">w</text:span><text:span text:style-name="T60_80"><text:s/></text:span><text:span text:style-name="T60_81">tym</text:span><text:span text:style-name="T60_82"><text:s/></text:span><text:span text:style-name="T60_83">wypadku</text:span><text:span text:style-name="T60_84"><text:s/></text:span><text:span text:style-name="T60_85">oznacza</text:span><text:span text:style-name="T60_86"><text:s/></text:span><text:span text:style-name="T60_87">niechęć</text:span><text:span text:style-name="T60_88"><text:s/></text:span><text:span text:style-name="T60_89">do</text:span><text:span text:style-name="T60_90"><text:s/></text:span><text:span text:style-name="T60_91">temperatur</text:span><text:span text:style-name="T60_92"><text:s/></text:span><text:span text:style-name="T60_93">poniżej</text:span><text:span text:style-name="T60_94"><text:s/>25<text:s/></text:span><text:span text:style-name="T60_95">stopni</text:span><text:span text:style-name="T60_96"><text:s/></text:span><text:span text:style-name="T60_97">Celsjusza</text:span><text:span text:style-name="T60_98">.<text:s/></text:span><text:span text:style-name="T60_99">W</text:span><text:span text:style-name="T60_100"><text:s/></text:span><text:span text:style-name="T60_101">przypadku</text:span><text:span text:style-name="T60_102"><text:s/></text:span><text:span text:style-name="T60_103">niezapewnienia</text:span><text:span text:style-name="T60_104"><text:s/></text:span><text:span text:style-name="T60_105">im</text:span><text:span text:style-name="T60_106"><text:s/></text:span><text:span text:style-name="T60_107">tego</text:span><text:span text:style-name="T60_108"><text:s/></text:span><text:span text:style-name="T60_109">przechodzą</text:span><text:span text:style-name="T60_110"><text:s/></text:span><text:span text:style-name="T60_111">w</text:span><text:span text:style-name="T60_112"><text:s/></text:span><text:span text:style-name="T60_113">okres</text:span><text:span text:style-name="T60_114"><text:s/></text:span><text:span text:style-name="T60_115">spoczynku</text:span><text:span text:style-name="T60_116">,<text:s/></text:span><text:span text:style-name="T60_117">który</text:span><text:span text:style-name="T60_118"><text:s/></text:span><text:span text:style-name="T60_119">łatwo</text:span><text:span text:style-name="T60_120"><text:s/></text:span><text:span text:style-name="T60_121">przegapić</text:span><text:span text:style-name="T60_122">,<text:s/></text:span><text:span text:style-name="T60_123">a</text:span><text:span text:style-name="T60_124"><text:s/></text:span><text:span text:style-name="T60_125">który</text:span><text:span text:style-name="T60_126"><text:s/></text:span><text:span text:style-name="T60_127">objawia</text:span><text:span text:style-name="T60_128"><text:s/></text:span><text:span text:style-name="T60_129">się</text:span><text:span text:style-name="T60_130"><text:s/></text:span><text:span text:style-name="T60_131">poprzez</text:span><text:span text:style-name="T60_132"><text:s/></text:span><text:span text:style-name="T60_133">wytwarzanie</text:span><text:span text:style-name="T60_134"><text:s/></text:span><text:span text:style-name="T60_135">coraz</text:span><text:span text:style-name="T60_136"><text:s/></text:span><text:span text:style-name="T60_137">krótszych</text:span><text:span text:style-name="T60_138"><text:s/></text:span><text:span text:style-name="T60_139">liści</text:span><text:span text:style-name="T60_140"><text:s/></text:span><text:span text:style-name="T60_141">przez</text:span><text:span text:style-name="T60_142"><text:s/></text:span><text:span text:style-name="T60_143">roślinę</text:span><text:span text:style-name="T60_144">.<text:s/></text:span><text:span text:style-name="T60_145">Przez</text:span><text:span text:style-name="T60_146"><text:s/></text:span><text:span text:style-name="T60_147">ten</text:span><text:span text:style-name="T60_148"><text:s/></text:span><text:span text:style-name="T60_149">okres</text:span><text:span text:style-name="T60_150"><text:s/></text:span><text:span text:style-name="T60_151">należy</text:span><text:span text:style-name="T60_152"><text:s/></text:span><text:span text:style-name="T60_153">zapewnić</text:span><text:span text:style-name="T60_154"><text:s/></text:span><text:span text:style-name="T60_155">im</text:span><text:span text:style-name="T60_156"><text:s/></text:span><text:span text:style-name="T60_157">około</text:span><text:span text:style-name="T60_158"><text:s/>22<text:s/></text:span><text:span text:style-name="T60_159">stopni</text:span><text:span text:style-name="T60_160"><text:s/></text:span><text:span text:style-name="T60_161">i</text:span><text:span text:style-name="T60_162"><text:s/></text:span><text:span text:style-name="T60_163">podlewać</text:span><text:span text:style-name="T60_164"><text:s/></text:span><text:span text:style-name="T60_165">mniej</text:span><text:span text:style-name="T60_166">,<text:s/></text:span><text:span text:style-name="T60_167">ale</text:span><text:span text:style-name="T60_168"><text:s/></text:span><text:span text:style-name="T60_169">torf</text:span><text:span text:style-name="T60_170"><text:s/></text:span><text:span text:style-name="T60_171">nie</text:span><text:span text:style-name="T60_172"><text:s/></text:span><text:span text:style-name="T60_173">może</text:span><text:span text:style-name="T60_174"><text:s/></text:span><text:span text:style-name="T60_175">być</text:span><text:span text:style-name="T60_176"><text:s/></text:span><text:span text:style-name="T60_177">suchy</text:span><text:span text:style-name="T60_178">.</text:span></text:p>
      <text:p text:style-name="P61"><text:span text:style-name="T61_1">Jednak</text:span><text:span text:style-name="T61_2"><text:s/></text:span><text:span text:style-name="T61_3">zdecydowanie</text:span><text:span text:style-name="T61_4"><text:s/></text:span><text:span text:style-name="T61_5">warto</text:span><text:span text:style-name="T61_6"><text:s/></text:span><text:span text:style-name="T61_7">zmierzyć</text:span><text:span text:style-name="T61_8"><text:s/></text:span><text:span text:style-name="T61_9">się</text:span><text:span text:style-name="T61_10"><text:s/></text:span><text:span text:style-name="T61_11">z</text:span><text:span text:style-name="T61_12"><text:s/></text:span><text:span text:style-name="T61_13">petiolarisami</text:span><text:span text:style-name="T61_14">,<text:s/></text:span><text:span text:style-name="T61_15">ponieważ</text:span><text:span text:style-name="T61_16"><text:s/></text:span><text:span text:style-name="T61_17">są</text:span><text:span text:style-name="T61_18"><text:s/></text:span><text:span text:style-name="T61_19">bajecznie</text:span><text:span text:style-name="T61_20"><text:s/></text:span><text:span text:style-name="T61_21">kolorowe</text:span><text:span text:style-name="T61_22"><text:s/></text:span><text:span text:style-name="T61_23">i</text:span><text:span text:style-name="T61_24"><text:s/></text:span><text:span text:style-name="T61_25">mają</text:span><text:span text:style-name="T61_26"><text:s/></text:span><text:span text:style-name="T61_27">ciekawy</text:span><text:span text:style-name="T61_28"><text:s/></text:span><text:span text:style-name="T61_29">pokrój</text:span><text:span text:style-name="T61_30">.</text:span></text:p>
      <text:p text:style-name="P62"><text:span text:style-name="T62_1">Za</text:span><text:span text:style-name="T62_2"><text:s/></text:span><text:span text:style-name="T62_3">najodporniejszy</text:span><text:span text:style-name="T62_4"><text:s/></text:span><text:span text:style-name="T62_5">gatunek</text:span><text:span text:style-name="T62_6"><text:s/></text:span><text:span text:style-name="T62_7">uchodzi</text:span><text:span text:style-name="T62_8"><text:s/></text:span><text:span text:style-name="T62_9">popularna</text:span><text:span text:style-name="T62_10"><text:s/></text:span><text:span text:style-name="T62_11">Drosera</text:span><text:span text:style-name="T62_12"><text:s/></text:span><text:span text:style-name="T62_13">paradoxa</text:span><text:span text:style-name="T62_14">.</text:span></text:p>
      <text:p text:style-name="P63"><text:span text:style-name="T63_1"><text:s/></text:span></text:p>
      <text:h text:style-name="P64" text:outline-level="10"><text:bookmark-start text:name="h.2xhj1snqqtye"/><text:bookmark-end text:name="h.2xhj1snqqtye"/><text:span text:style-name="T64_1">Rosiczki</text:span><text:span text:style-name="T64_2"><text:s/></text:span><text:span text:style-name="T64_3">lasu</text:span><text:span text:style-name="T64_4"><text:s/></text:span><text:span text:style-name="T64_5">deszczowego</text:span></text:h>
      <text:p text:style-name="P65"><text:span text:style-name="T65_1"><text:s/></text:span></text:p>
      <text:p text:style-name="P66"><text:span text:style-name="T66_1">Mowa</text:span><text:span text:style-name="T66_2"><text:s/></text:span><text:span text:style-name="T66_3">o</text:span><text:span text:style-name="T66_4"><text:s/></text:span><text:span text:style-name="T66_5">trzech</text:span><text:span text:style-name="T66_6"><text:s/></text:span><text:span text:style-name="T66_7">siostrach</text:span><text:span text:style-name="T66_8"><text:s/></text:span><text:span text:style-name="T66_9">z</text:span><text:span text:style-name="T66_10"><text:s/></text:span><text:span text:style-name="T66_11">Queensland</text:span><text:span text:style-name="T66_12"><text:s/>–<text:s/></text:span><text:span text:style-name="T66_13">rosiczkach</text:span><text:span text:style-name="T66_14"><text:s/></text:span><text:span text:style-name="T66_15">australijskich</text:span><text:span text:style-name="T66_16">:<text:s/></text:span><text:span text:style-name="T66_17">Drosera</text:span><text:span text:style-name="T66_18"><text:s/></text:span><text:span text:style-name="T66_19">adelae</text:span><text:span text:style-name="T66_20">,<text:s/></text:span><text:span text:style-name="T66_21">Drosera</text:span><text:span text:style-name="T66_22"><text:s/></text:span><text:span text:style-name="T66_23">prolifera</text:span><text:span text:style-name="T66_24"><text:s/></text:span><text:span text:style-name="T66_25">i</text:span><text:span text:style-name="T66_26"><text:s/></text:span><text:span text:style-name="T66_27">Drosera</text:span><text:span text:style-name="T66_28"><text:s/></text:span><text:span text:style-name="T66_29">schizandra</text:span><text:span text:style-name="T66_30">.<text:s/></text:span><text:span text:style-name="T66_31">Ta</text:span><text:span text:style-name="T66_32"><text:s/></text:span><text:span text:style-name="T66_33">grupa</text:span><text:span text:style-name="T66_34"><text:s/></text:span><text:span text:style-name="T66_35">już</text:span><text:span text:style-name="T66_36"><text:s/></text:span><text:span text:style-name="T66_37">na</text:span><text:span text:style-name="T66_38"><text:s/></text:span><text:span text:style-name="T66_39">pierwszy</text:span><text:span text:style-name="T66_40"><text:s/></text:span><text:span text:style-name="T66_41">rzut</text:span><text:span text:style-name="T66_42"><text:s/></text:span><text:span text:style-name="T66_43">oka</text:span><text:span text:style-name="T66_44"><text:s/></text:span><text:span text:style-name="T66_45">mocno</text:span><text:span text:style-name="T66_46"><text:s/></text:span><text:span text:style-name="T66_47">różni</text:span><text:span text:style-name="T66_48"><text:s/></text:span><text:span text:style-name="T66_49">się</text:span><text:span text:style-name="T66_50"><text:s/></text:span><text:span text:style-name="T66_51">od</text:span><text:span text:style-name="T66_52"><text:s/></text:span><text:span text:style-name="T66_53">poprzedniczek</text:span><text:span text:style-name="T66_54">,<text:s/></text:span><text:span text:style-name="T66_55">ponieważ</text:span><text:span text:style-name="T66_56"><text:s/></text:span><text:span text:style-name="T66_57">ich</text:span><text:span text:style-name="T66_58"><text:s/></text:span><text:span text:style-name="T66_59">liście</text:span><text:span text:style-name="T66_60"><text:s/></text:span><text:span text:style-name="T66_61">są</text:span><text:span text:style-name="T66_62"><text:s/></text:span><text:span text:style-name="T66_63">bardzo</text:span><text:span text:style-name="T66_64"><text:s/></text:span><text:span text:style-name="T66_65">cienkie</text:span><text:span text:style-name="T66_66">.<text:s/></text:span><text:span text:style-name="T66_67">Mają</text:span><text:span text:style-name="T66_68"><text:s/></text:span><text:span text:style-name="T66_69">również</text:span><text:span text:style-name="T66_70"><text:s/></text:span><text:span text:style-name="T66_71">charakterystyczne</text:span><text:span text:style-name="T66_72"><text:s/></text:span><text:span text:style-name="T66_73">kwiaty</text:span><text:span text:style-name="T66_74"><text:s/></text:span><text:span text:style-name="T66_75">w</text:span><text:span text:style-name="T66_76"><text:s/></text:span><text:span text:style-name="T66_77">kształcie</text:span><text:span text:style-name="T66_78"><text:s/></text:span><text:span text:style-name="T66_79">pięcioramiennych</text:span><text:span text:style-name="T66_80"><text:s/></text:span><text:span text:style-name="T66_81">gwiazd</text:span><text:span text:style-name="T66_82">.<text:s/></text:span><text:span text:style-name="T66_83">I</text:span><text:span text:style-name="T66_84"><text:s/>–<text:s/></text:span><text:span text:style-name="T66_85">co</text:span><text:span text:style-name="T66_86"><text:s/></text:span><text:span text:style-name="T66_87">najciekawsze</text:span><text:span text:style-name="T66_88"><text:s/>–<text:s/></text:span><text:span text:style-name="T66_89">są</text:span><text:span text:style-name="T66_90"><text:s/></text:span><text:span text:style-name="T66_91">one</text:span><text:span text:style-name="T66_92"><text:s/></text:span><text:span text:style-name="T66_93">cieniolubne</text:span><text:span text:style-name="T66_94">.</text:span></text:p>
      <text:p text:style-name="P67"><text:span text:style-name="T67_1">Nie</text:span><text:span text:style-name="T67_2"><text:s/></text:span><text:span text:style-name="T67_3">jest</text:span><text:span text:style-name="T67_4"><text:s/></text:span><text:span text:style-name="T67_5">to</text:span><text:span text:style-name="T67_6"><text:s/></text:span><text:span text:style-name="T67_7">takie</text:span><text:span text:style-name="T67_8"><text:s/></text:span><text:span text:style-name="T67_9">dziwne</text:span><text:span text:style-name="T67_10">,<text:s/></text:span><text:span text:style-name="T67_11">zważywszy</text:span><text:span text:style-name="T67_12"><text:s/></text:span><text:span text:style-name="T67_13">na</text:span><text:span text:style-name="T67_14"><text:s/></text:span><text:span text:style-name="T67_15">ich</text:span><text:span text:style-name="T67_16"><text:s/></text:span><text:span text:style-name="T67_17">naturalne</text:span><text:span text:style-name="T67_18"><text:s/></text:span><text:span text:style-name="T67_19">środowisko</text:span><text:span text:style-name="T67_20">.<text:s/></text:span><text:span text:style-name="T67_21">Na</text:span><text:span text:style-name="T67_22"><text:s/></text:span><text:span text:style-name="T67_23">dno</text:span><text:span text:style-name="T67_24"><text:s/></text:span><text:span text:style-name="T67_25">lasu</text:span><text:span text:style-name="T67_26"><text:s/></text:span><text:span text:style-name="T67_27">dociera</text:span><text:span text:style-name="T67_28"><text:s/></text:span><text:span text:style-name="T67_29">światło</text:span><text:span text:style-name="T67_30"><text:s/></text:span><text:span text:style-name="T67_31">mocno</text:span><text:span text:style-name="T67_32"><text:s/></text:span><text:span text:style-name="T67_33">rozproszone</text:span><text:span text:style-name="T67_34">,<text:s/></text:span><text:span text:style-name="T67_35">a</text:span><text:span text:style-name="T67_36"><text:s/></text:span><text:span text:style-name="T67_37">duża</text:span><text:span text:style-name="T67_38"><text:s/></text:span><text:span text:style-name="T67_39">wilgotność</text:span><text:span text:style-name="T67_40"><text:s/></text:span><text:span text:style-name="T67_41">sprawia</text:span><text:span text:style-name="T67_42">,<text:s/></text:span><text:span text:style-name="T67_43">że</text:span><text:span text:style-name="T67_44"><text:s/></text:span><text:span text:style-name="T67_45">nie</text:span><text:span text:style-name="T67_46"><text:s/></text:span><text:span text:style-name="T67_47">muszą</text:span><text:span text:style-name="T67_48"><text:s/></text:span><text:span text:style-name="T67_49">przeprowadzać</text:span><text:span text:style-name="T67_50"><text:s/></text:span><text:span text:style-name="T67_51">oszczędnej</text:span><text:span text:style-name="T67_52"><text:s/></text:span><text:span text:style-name="T67_53">gospodarki</text:span><text:span text:style-name="T67_54"><text:s/></text:span><text:span text:style-name="T67_55">wodnej</text:span><text:span text:style-name="T67_56"><text:s/></text:span><text:span text:style-name="T67_57">i</text:span><text:span text:style-name="T67_58">,<text:s/></text:span><text:span text:style-name="T67_59">w</text:span><text:span text:style-name="T67_60"><text:s/></text:span><text:span text:style-name="T67_61">odróżnieniu</text:span><text:span text:style-name="T67_62"><text:s/></text:span><text:span text:style-name="T67_63">od</text:span><text:span text:style-name="T67_64"><text:s/></text:span><text:span text:style-name="T67_65">innych</text:span><text:span text:style-name="T67_66"><text:s/></text:span><text:span text:style-name="T67_67">grup</text:span><text:span text:style-name="T67_68"><text:s/></text:span><text:span text:style-name="T67_69">rosiczek</text:span><text:span text:style-name="T67_70">,<text:s/></text:span><text:span text:style-name="T67_71">nie</text:span><text:span text:style-name="T67_72"><text:s/></text:span><text:span text:style-name="T67_73">muszą</text:span><text:span text:style-name="T67_74"><text:s/></text:span><text:span text:style-name="T67_75">się</text:span><text:span text:style-name="T67_76"><text:s/></text:span><text:span text:style-name="T67_77">chronić</text:span><text:span text:style-name="T67_78"><text:s/></text:span><text:span text:style-name="T67_79">przed</text:span><text:span text:style-name="T67_80"><text:s/></text:span><text:span text:style-name="T67_81">zgubnym</text:span><text:span text:style-name="T67_82"><text:s/></text:span><text:span text:style-name="T67_83">dla</text:span><text:span text:style-name="T67_84"><text:s/></text:span><text:span text:style-name="T67_85">chlorofilu</text:span><text:span text:style-name="T67_86"><text:s/></text:span><text:span text:style-name="T67_87">i</text:span><text:span text:style-name="T67_88"><text:s/></text:span><text:span text:style-name="T67_89">mutagennym</text:span><text:span text:style-name="T67_90"><text:s/></text:span><text:span text:style-name="T67_91">dla</text:span><text:span text:style-name="T67_92"><text:s/></text:span><text:span text:style-name="T67_93">kwasów</text:span><text:span text:style-name="T67_94"><text:s/></text:span><text:span text:style-name="T67_95">nukleinowych</text:span><text:span text:style-name="T67_96"><text:s/></text:span><text:span text:style-name="T67_97">promieniowaniem</text:span><text:span text:style-name="T67_98"><text:s/></text:span><text:span text:style-name="T67_99">UV</text:span><text:span text:style-name="T67_100">.</text:span></text:p>
      <text:p text:style-name="P68"><text:span text:style-name="T68_1">Jak</text:span><text:span text:style-name="T68_2"><text:s/></text:span><text:span text:style-name="T68_3">wyglądają</text:span><text:span text:style-name="T68_4"><text:s/></text:span><text:span text:style-name="T68_5">kwestie</text:span><text:span text:style-name="T68_6"><text:s/></text:span><text:span text:style-name="T68_7">ich</text:span><text:span text:style-name="T68_8"><text:s/></text:span><text:span text:style-name="T68_9">uprawy</text:span><text:span text:style-name="T68_10">?</text:span></text:p>
      <text:p text:style-name="P69"><text:span text:style-name="T69_1">Rosiczkę</text:span><text:span text:style-name="T69_2"><text:s/></text:span><text:span text:style-name="T69_3">adeli</text:span><text:span text:style-name="T69_4"><text:s/></text:span><text:span text:style-name="T69_5">zdecydowanie</text:span><text:span text:style-name="T69_6"><text:s/></text:span><text:span text:style-name="T69_7">można</text:span><text:span text:style-name="T69_8"><text:s/></text:span><text:span text:style-name="T69_9">uprawiać</text:span><text:span text:style-name="T69_10"><text:s/></text:span><text:span text:style-name="T69_11">na</text:span><text:span text:style-name="T69_12"><text:s/></text:span><text:span text:style-name="T69_13">parapetach</text:span><text:span text:style-name="T69_14"><text:s/></text:span><text:span text:style-name="T69_15">wschodnich</text:span><text:span text:style-name="T69_16"><text:s/></text:span><text:span text:style-name="T69_17">i</text:span><text:span text:style-name="T69_18"><text:s/></text:span><text:span text:style-name="T69_19">zachodnich</text:span><text:span text:style-name="T69_20">.<text:s/></text:span><text:span text:style-name="T69_21">Gdyby</text:span><text:span text:style-name="T69_22"><text:s/></text:span><text:span text:style-name="T69_23">miała</text:span><text:span text:style-name="T69_24"><text:s/></text:span><text:span text:style-name="T69_25">za</text:span><text:span text:style-name="T69_26"><text:s/></text:span><text:span text:style-name="T69_27">dużo</text:span><text:span text:style-name="T69_28"><text:s/></text:span><text:span text:style-name="T69_29">światła</text:span><text:span text:style-name="T69_30">,<text:s/></text:span><text:span text:style-name="T69_31">można</text:span><text:span text:style-name="T69_32"><text:s/></text:span><text:span text:style-name="T69_33">ją</text:span><text:span text:style-name="T69_34"><text:s/></text:span><text:span text:style-name="T69_35">zasłonić</text:span><text:span text:style-name="T69_36"><text:s/></text:span><text:span text:style-name="T69_37">innymi</text:span><text:span text:style-name="T69_38"><text:s/></text:span><text:span text:style-name="T69_39">roślinami</text:span><text:span text:style-name="T69_40"><text:s/></text:span><text:span text:style-name="T69_41">bądź</text:span><text:span text:style-name="T69_42"><text:s/></text:span><text:span text:style-name="T69_43">cieniować</text:span><text:span text:style-name="T69_44"><text:s/></text:span><text:span text:style-name="T69_45">w</text:span><text:span text:style-name="T69_46"><text:s/></text:span><text:span text:style-name="T69_47">najgorętsze</text:span><text:span text:style-name="T69_48"><text:s/></text:span><text:span text:style-name="T69_49">dni</text:span><text:span text:style-name="T69_50">.<text:s/></text:span><text:span text:style-name="T69_51">W</text:span><text:span text:style-name="T69_52"><text:s/></text:span><text:span text:style-name="T69_53">takich</text:span><text:span text:style-name="T69_54"><text:s/></text:span><text:span text:style-name="T69_55">warunkach</text:span><text:span text:style-name="T69_56"><text:s/></text:span><text:span text:style-name="T69_57">wybarwia</text:span><text:span text:style-name="T69_58"><text:s/></text:span><text:span text:style-name="T69_59">się</text:span><text:span text:style-name="T69_60"><text:s/></text:span><text:span text:style-name="T69_61">na</text:span><text:span text:style-name="T69_62"><text:s/></text:span><text:span text:style-name="T69_63">ładny</text:span><text:span text:style-name="T69_64">,<text:s/></text:span><text:span text:style-name="T69_65">czerwony</text:span><text:span text:style-name="T69_66"><text:s/></text:span><text:span text:style-name="T69_67">kolor</text:span><text:span text:style-name="T69_68">.<text:s/></text:span><text:span text:style-name="T69_69">Aby</text:span><text:span text:style-name="T69_70"><text:s/></text:span><text:span text:style-name="T69_71">podwyższyć</text:span><text:span text:style-name="T69_72"><text:s/></text:span><text:span text:style-name="T69_73">jej</text:span><text:span text:style-name="T69_74"><text:s/></text:span><text:span text:style-name="T69_75">wilgotność</text:span><text:span text:style-name="T69_76">,<text:s/></text:span><text:span text:style-name="T69_77">dobrze</text:span><text:span text:style-name="T69_78"><text:s/></text:span><text:span text:style-name="T69_79">ją</text:span><text:span text:style-name="T69_80"><text:s/></text:span><text:span text:style-name="T69_81">trzymać</text:span><text:span text:style-name="T69_82"><text:s/></text:span><text:span text:style-name="T69_83">w</text:span><text:span text:style-name="T69_84"><text:s/></text:span><text:span text:style-name="T69_85">akwarium</text:span><text:span text:style-name="T69_86"><text:s/></text:span><text:span text:style-name="T69_87">bądź</text:span><text:span text:style-name="T69_88"><text:s/></text:span><text:span text:style-name="T69_89">szklanym</text:span><text:span text:style-name="T69_90"><text:s/></text:span><text:span text:style-name="T69_91">wazonie</text:span><text:span text:style-name="T69_92">.<text:s/></text:span><text:span text:style-name="T69_93">Powinna</text:span><text:span text:style-name="T69_94"><text:s/></text:span><text:span text:style-name="T69_95">cały</text:span><text:span text:style-name="T69_96"><text:s/></text:span><text:span text:style-name="T69_97">czas</text:span><text:span text:style-name="T69_98"><text:s/></text:span><text:span text:style-name="T69_99">stać</text:span><text:span text:style-name="T69_100"><text:s/></text:span><text:span text:style-name="T69_101">w</text:span><text:span text:style-name="T69_102"><text:s/></text:span><text:span text:style-name="T69_103">wodzie</text:span><text:span text:style-name="T69_104">,<text:s/></text:span><text:span text:style-name="T69_105">tak</text:span><text:span text:style-name="T69_106"><text:s/></text:span><text:span text:style-name="T69_107">samo</text:span><text:span text:style-name="T69_108"><text:s/></text:span><text:span text:style-name="T69_109">jak</text:span><text:span text:style-name="T69_110"><text:s/></text:span><text:span text:style-name="T69_111">rosiczki</text:span><text:span text:style-name="T69_112"><text:s/></text:span><text:span text:style-name="T69_113">tropikalne</text:span><text:span text:style-name="T69_114">.<text:s/></text:span><text:span text:style-name="T69_115">Dobre</text:span><text:span text:style-name="T69_116"><text:s/></text:span><text:span text:style-name="T69_117">podłoże</text:span><text:span text:style-name="T69_118"><text:s/></text:span><text:span text:style-name="T69_119">stanowi</text:span><text:span text:style-name="T69_120"><text:s/></text:span><text:span text:style-name="T69_121">czysty</text:span><text:span text:style-name="T69_122"><text:s/></text:span><text:span text:style-name="T69_123">torf</text:span><text:span text:style-name="T69_124">,<text:s/></text:span><text:span text:style-name="T69_125">do</text:span><text:span text:style-name="T69_126"><text:s/></text:span><text:span text:style-name="T69_127">którego</text:span><text:span text:style-name="T69_128"><text:s/></text:span><text:span text:style-name="T69_129">można</text:span><text:span text:style-name="T69_130"><text:s/></text:span><text:span text:style-name="T69_131">dodać</text:span><text:span text:style-name="T69_132"><text:s/></text:span><text:span text:style-name="T69_133">nieco</text:span><text:span text:style-name="T69_134"><text:s/></text:span><text:span text:style-name="T69_135">żwirku</text:span><text:span text:style-name="T69_136"><text:s/></text:span><text:span text:style-name="T69_137">bądź</text:span><text:span text:style-name="T69_138"><text:s/></text:span><text:span text:style-name="T69_139">perlitu</text:span><text:span text:style-name="T69_140">.<text:s/></text:span><text:span text:style-name="T69_141">Z</text:span><text:span text:style-name="T69_142"><text:s/></text:span><text:span text:style-name="T69_143">doświadczenia</text:span><text:span text:style-name="T69_144"><text:s/></text:span><text:span text:style-name="T69_145">wiem</text:span><text:span text:style-name="T69_146">,<text:s/></text:span><text:span text:style-name="T69_147">że</text:span><text:span text:style-name="T69_148"><text:s/></text:span><text:span text:style-name="T69_149">rośnie</text:span><text:span text:style-name="T69_150"><text:s/></text:span><text:span text:style-name="T69_151">szybko</text:span><text:span text:style-name="T69_152">,<text:s/></text:span><text:span text:style-name="T69_153">tworzy</text:span><text:span text:style-name="T69_154"><text:s/></text:span><text:span text:style-name="T69_155">kwiaty</text:span><text:span text:style-name="T69_156"><text:s/></text:span><text:span text:style-name="T69_157">i</text:span><text:span text:style-name="T69_158"><text:s/></text:span><text:span text:style-name="T69_159">mnoży</text:span><text:span text:style-name="T69_160"><text:s/></text:span><text:span text:style-name="T69_161">się</text:span><text:span text:style-name="T69_162"><text:s/></text:span><text:span text:style-name="T69_163">jak</text:span><text:span text:style-name="T69_164"><text:s/></text:span><text:span text:style-name="T69_165">głupia</text:span><text:span text:style-name="T69_166">,<text:s/></text:span><text:span text:style-name="T69_167">więc</text:span><text:span text:style-name="T69_168"><text:s/></text:span><text:span text:style-name="T69_169">raczej</text:span><text:span text:style-name="T69_170"><text:s/></text:span><text:span text:style-name="T69_171">nie</text:span><text:span text:style-name="T69_172"><text:s/></text:span><text:span text:style-name="T69_173">jest</text:span><text:span text:style-name="T69_174"><text:s/></text:span><text:span text:style-name="T69_175">jej</text:span><text:span text:style-name="T69_176"><text:s/></text:span><text:span text:style-name="T69_177">źle</text:span><text:span text:style-name="T69_178">.<text:s/></text:span><text:span text:style-name="T69_179">Wiele</text:span><text:span text:style-name="T69_180"><text:s/></text:span><text:span text:style-name="T69_181">osób</text:span><text:span text:style-name="T69_182"><text:s/></text:span><text:span text:style-name="T69_183">trzyma</text:span><text:span text:style-name="T69_184"><text:s/></text:span><text:span text:style-name="T69_185">ją</text:span><text:span text:style-name="T69_186"><text:s/></text:span><text:span text:style-name="T69_187">w</text:span><text:span text:style-name="T69_188"><text:s/></text:span><text:span text:style-name="T69_189">terrariach</text:span><text:span text:style-name="T69_190">.</text:span></text:p>
      <text:p text:style-name="P70"><text:span text:style-name="T70_1">Prolifera</text:span><text:span text:style-name="T70_2"><text:s/></text:span><text:span text:style-name="T70_3">i</text:span><text:span text:style-name="T70_4"><text:s/></text:span><text:span text:style-name="T70_5">schizandra</text:span><text:span text:style-name="T70_6"><text:s/></text:span><text:span text:style-name="T70_7">to</text:span><text:span text:style-name="T70_8"><text:s/></text:span><text:span text:style-name="T70_9">już</text:span><text:span text:style-name="T70_10"><text:s/></text:span><text:span text:style-name="T70_11">rośliny</text:span><text:span text:style-name="T70_12"><text:s/></text:span><text:span text:style-name="T70_13">typowo</text:span><text:span text:style-name="T70_14"><text:s/></text:span><text:span text:style-name="T70_15">terraryjne</text:span><text:span text:style-name="T70_16">,<text:s/></text:span><text:span text:style-name="T70_17">jednak</text:span><text:span text:style-name="T70_18"><text:s/></text:span><text:span text:style-name="T70_19">niektórym</text:span><text:span text:style-name="T70_20"><text:s/></text:span><text:span text:style-name="T70_21">osobom</text:span><text:span text:style-name="T70_22"><text:s/></text:span><text:span text:style-name="T70_23">udaje</text:span><text:span text:style-name="T70_24"><text:s/></text:span><text:span text:style-name="T70_25">się</text:span><text:span text:style-name="T70_26"><text:s/></text:span><text:span text:style-name="T70_27">ich</text:span><text:span text:style-name="T70_28"><text:s/></text:span><text:span text:style-name="T70_29">uprawa</text:span><text:span text:style-name="T70_30"><text:s/></text:span><text:span text:style-name="T70_31">w</text:span><text:span text:style-name="T70_32"><text:s/></text:span><text:span text:style-name="T70_33">warunkach</text:span><text:span text:style-name="T70_34"><text:s/></text:span><text:span text:style-name="T70_35">parapetowych</text:span><text:span text:style-name="T70_36">.<text:s/></text:span><text:span text:style-name="T70_37">Osobiście</text:span><text:span text:style-name="T70_38"><text:s/></text:span><text:span text:style-name="T70_39">dopiero</text:span><text:span text:style-name="T70_40"><text:s/></text:span><text:span text:style-name="T70_41">eksperymentuję</text:span><text:span text:style-name="T70_42"><text:s/></text:span><text:span text:style-name="T70_43">na</text:span><text:span text:style-name="T70_44"><text:s/></text:span><text:span text:style-name="T70_45">tych</text:span><text:span text:style-name="T70_46"><text:s/></text:span><text:span text:style-name="T70_47">gatunkach</text:span><text:span text:style-name="T70_48">,<text:s/></text:span><text:span text:style-name="T70_49">jednak</text:span><text:span text:style-name="T70_50"><text:s/></text:span><text:span text:style-name="T70_51">ze</text:span><text:span text:style-name="T70_52"><text:s/></text:span><text:span text:style-name="T70_53">względów</text:span><text:span text:style-name="T70_54"><text:s/></text:span><text:span text:style-name="T70_55">finansowych</text:span><text:span text:style-name="T70_56"><text:s/></text:span><text:span text:style-name="T70_57">badania</text:span><text:span text:style-name="T70_58"><text:s/></text:span><text:span text:style-name="T70_59">przeprowadzam</text:span><text:span text:style-name="T70_60"><text:s/></text:span><text:span text:style-name="T70_61">na</text:span><text:span text:style-name="T70_62"><text:s/></text:span><text:span text:style-name="T70_63">siewkach</text:span><text:span text:style-name="T70_64">,<text:s/></text:span><text:span text:style-name="T70_65">więc</text:span><text:span text:style-name="T70_66"><text:s/></text:span><text:span text:style-name="T70_67">minie</text:span><text:span text:style-name="T70_68"><text:s/></text:span><text:span text:style-name="T70_69">jeszcze</text:span><text:span text:style-name="T70_70"><text:s/></text:span><text:span text:style-name="T70_71">sporo</text:span><text:span text:style-name="T70_72"><text:s/></text:span><text:span text:style-name="T70_73">czasu</text:span><text:span text:style-name="T70_74">,<text:s/></text:span><text:span text:style-name="T70_75">nim</text:span><text:span text:style-name="T70_76"><text:s/></text:span><text:span text:style-name="T70_77">odkryję</text:span><text:span text:style-name="T70_78"><text:s/></text:span><text:span text:style-name="T70_79">tajniki</text:span><text:span text:style-name="T70_80"><text:s/></text:span><text:span text:style-name="T70_81">ich</text:span><text:span text:style-name="T70_82"><text:s/></text:span><text:span text:style-name="T70_83">uprawy</text:span><text:span text:style-name="T70_84">.<text:s/></text:span><text:span text:style-name="T70_85">Wszystkie</text:span><text:span text:style-name="T70_86"><text:s/></text:span><text:span text:style-name="T70_87">trzy</text:span><text:span text:style-name="T70_88"><text:s/></text:span><text:span text:style-name="T70_89">siostry</text:span><text:span text:style-name="T70_90"><text:s/></text:span><text:span text:style-name="T70_91">nie</text:span><text:span text:style-name="T70_92"><text:s/></text:span><text:span text:style-name="T70_93">są</text:span><text:span text:style-name="T70_94"><text:s/></text:span><text:span text:style-name="T70_95">samopylne</text:span><text:span text:style-name="T70_96">.</text:span></text:p>
      <text:p text:style-name="P71"><text:span text:style-name="T71_1"><text:s/></text:span></text:p>
      <text:h text:style-name="P72" text:outline-level="10"><text:bookmark-start text:name="h.t3qqtys058u4"/><text:bookmark-end text:name="h.t3qqtys058u4"/><text:span text:style-name="T72_1">Rosiczki</text:span><text:span text:style-name="T72_2"><text:s/></text:span><text:span text:style-name="T72_3">zimnolubne</text:span></text:h>
      <text:p text:style-name="P73"><text:span text:style-name="T73_1"><text:s/></text:span></text:p>
      <text:p text:style-name="P74"><text:span text:style-name="T74_1">To</text:span><text:span text:style-name="T74_2"><text:s/></text:span><text:span text:style-name="T74_3">nic</text:span><text:span text:style-name="T74_4"><text:s/></text:span><text:span text:style-name="T74_5">innego</text:span><text:span text:style-name="T74_6"><text:s/></text:span><text:span text:style-name="T74_7">jak</text:span><text:span text:style-name="T74_8"><text:s/></text:span><text:span text:style-name="T74_9">rosiczki</text:span><text:span text:style-name="T74_10"><text:s/></text:span><text:span text:style-name="T74_11">klimatu</text:span><text:span text:style-name="T74_12"><text:s/></text:span><text:span text:style-name="T74_13">umiarkowanego</text:span><text:span text:style-name="T74_14">.<text:s/></text:span><text:span text:style-name="T74_15">Zaliczają</text:span><text:span text:style-name="T74_16"><text:s/></text:span><text:span text:style-name="T74_17">się</text:span><text:span text:style-name="T74_18"><text:s/></text:span><text:span text:style-name="T74_19">do</text:span><text:span text:style-name="T74_20"><text:s/></text:span><text:span text:style-name="T74_21">nich</text:span><text:span text:style-name="T74_22"><text:s/></text:span><text:span text:style-name="T74_23">występujące</text:span><text:span text:style-name="T74_24"><text:s/></text:span><text:span text:style-name="T74_25">w</text:span><text:span text:style-name="T74_26"><text:s/></text:span><text:span text:style-name="T74_27">Polsce</text:span><text:span text:style-name="T74_28"><text:s/></text:span><text:span text:style-name="T74_29">Drosera</text:span><text:span text:style-name="T74_30"><text:s/></text:span><text:span text:style-name="T74_31">anglica</text:span><text:span text:style-name="T74_32">,<text:s/></text:span><text:span text:style-name="T74_33">Drosera</text:span><text:span text:style-name="T74_34"><text:s/></text:span><text:span text:style-name="T74_35">rotundifolia</text:span><text:span text:style-name="T74_36"><text:s/></text:span><text:span text:style-name="T74_37">i</text:span><text:span text:style-name="T74_38"><text:s/></text:span><text:span text:style-name="T74_39">Drosera</text:span><text:span text:style-name="T74_40"><text:s/></text:span><text:span text:style-name="T74_41">intermedia</text:span><text:span text:style-name="T74_42">.<text:s/></text:span><text:span text:style-name="T74_43">Wszystkie</text:span><text:span text:style-name="T74_44"><text:s/></text:span><text:span text:style-name="T74_45">te</text:span><text:span text:style-name="T74_46"><text:s/></text:span><text:span text:style-name="T74_47">trzy</text:span><text:span text:style-name="T74_48"><text:s/></text:span><text:span text:style-name="T74_49">gatunki</text:span><text:span text:style-name="T74_50"><text:s/></text:span><text:span text:style-name="T74_51">się</text:span><text:span text:style-name="T74_52"><text:s/></text:span><text:span text:style-name="T74_53">ze</text:span><text:span text:style-name="T74_54"><text:s/></text:span><text:span text:style-name="T74_55">sobą</text:span><text:span text:style-name="T74_56"><text:s/></text:span><text:span text:style-name="T74_57">krzyżują</text:span><text:span text:style-name="T74_58">.</text:span></text:p>
      <text:p text:style-name="P75"><text:span text:style-name="T75_1">Rosiczki</text:span><text:span text:style-name="T75_2"><text:s/></text:span><text:span text:style-name="T75_3">zimnolubne</text:span><text:span text:style-name="T75_4"><text:s/></text:span><text:span text:style-name="T75_5">może</text:span><text:span text:style-name="T75_6"><text:s/></text:span><text:span text:style-name="T75_7">słabiej</text:span><text:span text:style-name="T75_8"><text:s/></text:span><text:span text:style-name="T75_9">od</text:span><text:span text:style-name="T75_10"><text:s/></text:span><text:span text:style-name="T75_11">rosiczek</text:span><text:span text:style-name="T75_12"><text:s/></text:span><text:span text:style-name="T75_13">tropikalnych</text:span><text:span text:style-name="T75_14"><text:s/></text:span><text:span text:style-name="T75_15">sprawdzają</text:span><text:span text:style-name="T75_16"><text:s/></text:span><text:span text:style-name="T75_17">się</text:span><text:span text:style-name="T75_18"><text:s/></text:span><text:span text:style-name="T75_19">jako</text:span><text:span text:style-name="T75_20"><text:s/></text:span><text:span text:style-name="T75_21">rośliny</text:span><text:span text:style-name="T75_22"><text:s/></text:span><text:span text:style-name="T75_23">doniczkowe</text:span><text:span text:style-name="T75_24">,<text:s/></text:span><text:span text:style-name="T75_25">ponieważ</text:span><text:span text:style-name="T75_26"><text:s/></text:span><text:span text:style-name="T75_27">wymagają</text:span><text:span text:style-name="T75_28"><text:s/></text:span><text:span text:style-name="T75_29">zimowego</text:span><text:span text:style-name="T75_30"><text:s/></text:span><text:span text:style-name="T75_31">okresu</text:span><text:span text:style-name="T75_32"><text:s/></text:span><text:span text:style-name="T75_33">spoczynku</text:span><text:span text:style-name="T75_34">,<text:s/></text:span><text:span text:style-name="T75_35">ale</text:span><text:span text:style-name="T75_36"><text:s/></text:span><text:span text:style-name="T75_37">są</text:span><text:span text:style-name="T75_38"><text:s/></text:span><text:span text:style-name="T75_39">za</text:span><text:span text:style-name="T75_40"><text:s/></text:span><text:span text:style-name="T75_41">to</text:span><text:span text:style-name="T75_42"><text:s/></text:span><text:span text:style-name="T75_43">znakomitymi</text:span><text:span text:style-name="T75_44"><text:s/></text:span><text:span text:style-name="T75_45">roślinami</text:span><text:span text:style-name="T75_46"><text:s/></text:span><text:span text:style-name="T75_47">do</text:span><text:span text:style-name="T75_48"><text:s/></text:span><text:span text:style-name="T75_49">przydomowego</text:span><text:span text:style-name="T75_50"><text:s/></text:span><text:span text:style-name="T75_51">torfowiska</text:span><text:span text:style-name="T75_52">.</text:span></text:p>
      <text:p text:style-name="P76"><text:span text:style-name="T76_1">Innymi</text:span><text:span text:style-name="T76_2"><text:s/></text:span><text:span text:style-name="T76_3">roślinami</text:span><text:span text:style-name="T76_4"><text:s/></text:span><text:span text:style-name="T76_5">z</text:span><text:span text:style-name="T76_6"><text:s/></text:span><text:span text:style-name="T76_7">tej</text:span><text:span text:style-name="T76_8"><text:s/></text:span><text:span text:style-name="T76_9">grupy</text:span><text:span text:style-name="T76_10"><text:s/></text:span><text:span text:style-name="T76_11">są</text:span><text:span text:style-name="T76_12"><text:s/></text:span><text:span text:style-name="T76_13">australijska</text:span><text:span text:style-name="T76_14"><text:s/></text:span><text:span text:style-name="T76_15">Drosera</text:span><text:span text:style-name="T76_16"><text:s/></text:span><text:span text:style-name="T76_17">binata</text:span><text:span text:style-name="T76_18"><text:s/></text:span><text:span text:style-name="T76_19">oraz</text:span><text:span text:style-name="T76_20"><text:s/></text:span><text:span text:style-name="T76_21">północnoamerykańska</text:span><text:span text:style-name="T76_22"><text:s/></text:span><text:span text:style-name="T76_23">Drosera</text:span><text:span text:style-name="T76_24"><text:s/></text:span><text:span text:style-name="T76_25">filiformis</text:span><text:span text:style-name="T76_26">.<text:s/></text:span><text:span text:style-name="T76_27">Obydwie</text:span><text:span text:style-name="T76_28"><text:s/></text:span><text:span text:style-name="T76_29">posiadają</text:span><text:span text:style-name="T76_30"><text:s/></text:span><text:span text:style-name="T76_31">odmiany</text:span><text:span text:style-name="T76_32">,<text:s/></text:span><text:span text:style-name="T76_33">które</text:span><text:span text:style-name="T76_34"><text:s/></text:span><text:span text:style-name="T76_35">nie</text:span><text:span text:style-name="T76_36"><text:s/></text:span><text:span text:style-name="T76_37">wymagają</text:span><text:span text:style-name="T76_38"><text:s/></text:span><text:span text:style-name="T76_39">zimowania</text:span><text:span text:style-name="T76_40"><text:s/></text:span><text:span text:style-name="T76_41">i</text:span><text:span text:style-name="T76_42"><text:s/></text:span><text:span text:style-name="T76_43">które</text:span><text:span text:style-name="T76_44"><text:s/></text:span><text:span text:style-name="T76_45">można</text:span><text:span text:style-name="T76_46"><text:s/></text:span><text:span text:style-name="T76_47">uprawiać</text:span><text:span text:style-name="T76_48"><text:s/></text:span><text:span text:style-name="T76_49">jak</text:span><text:span text:style-name="T76_50"><text:s/></text:span><text:span text:style-name="T76_51">rosiczki</text:span><text:span text:style-name="T76_52"><text:s/></text:span><text:span text:style-name="T76_53">tropikalne</text:span><text:span text:style-name="T76_54">.</text:span></text:p>
      <text:p text:style-name="P77"><text:span text:style-name="T77_1"><text:s/></text:span></text:p>
      <text:h text:style-name="P78" text:outline-level="10"><text:bookmark-start text:name="h.6pslfpv5gy6s"/><text:bookmark-end text:name="h.6pslfpv5gy6s"/><text:span text:style-name="T78_1">Rosiczki</text:span><text:span text:style-name="T78_2"><text:s/></text:span><text:span text:style-name="T78_3">pigmejskie</text:span></text:h>
      <text:p text:style-name="P79"><text:span text:style-name="T79_1"><text:s/></text:span></text:p>
      <text:p text:style-name="P80"><text:span text:style-name="T80_1">Podobnie</text:span><text:span text:style-name="T80_2"><text:s/></text:span><text:span text:style-name="T80_3">jak</text:span><text:span text:style-name="T80_4"><text:s/></text:span><text:span text:style-name="T80_5">petiolarisy</text:span><text:span text:style-name="T80_6">,<text:s/></text:span><text:span text:style-name="T80_7">są</text:span><text:span text:style-name="T80_8"><text:s/></text:span><text:span text:style-name="T80_9">bajecznie</text:span><text:span text:style-name="T80_10"><text:s/></text:span><text:span text:style-name="T80_11">kolorowe</text:span><text:span text:style-name="T80_12">,<text:s/></text:span><text:span text:style-name="T80_13">piękne</text:span><text:span text:style-name="T80_14"><text:s/></text:span><text:span text:style-name="T80_15">i</text:span><text:span text:style-name="T80_16"><text:s/></text:span><text:span text:style-name="T80_17">mają</text:span><text:span text:style-name="T80_18"><text:s/></text:span><text:span text:style-name="T80_19">podobne</text:span><text:span text:style-name="T80_20"><text:s/></text:span><text:span text:style-name="T80_21">do</text:span><text:span text:style-name="T80_22"><text:s/></text:span><text:span text:style-name="T80_23">petiolarisów</text:span><text:span text:style-name="T80_24"><text:s/></text:span><text:span text:style-name="T80_25">wymagania</text:span><text:span text:style-name="T80_26">.<text:s/></text:span><text:span text:style-name="T80_27">Podobnie</text:span><text:span text:style-name="T80_28"><text:s/></text:span><text:span text:style-name="T80_29">jak</text:span><text:span text:style-name="T80_30"><text:s/></text:span><text:span text:style-name="T80_31">one</text:span><text:span text:style-name="T80_32"><text:s/></text:span><text:span text:style-name="T80_33">kochają</text:span><text:span text:style-name="T80_34"><text:s/></text:span><text:span text:style-name="T80_35">światło</text:span><text:span text:style-name="T80_36"><text:s/></text:span><text:span text:style-name="T80_37">i</text:span><text:span text:style-name="T80_38"><text:s/></text:span><text:span text:style-name="T80_39">przechodzą</text:span><text:span text:style-name="T80_40"><text:s/></text:span><text:span text:style-name="T80_41">okres</text:span><text:span text:style-name="T80_42"><text:s/></text:span><text:span text:style-name="T80_43">spoczynku</text:span><text:span text:style-name="T80_44">.<text:s/></text:span><text:span text:style-name="T80_45">Uchodzą</text:span><text:span text:style-name="T80_46"><text:s/></text:span><text:span text:style-name="T80_47">jednak</text:span><text:span text:style-name="T80_48"><text:s/></text:span><text:span text:style-name="T80_49">za</text:span><text:span text:style-name="T80_50"><text:s/></text:span><text:span text:style-name="T80_51">prostsze</text:span><text:span text:style-name="T80_52"><text:s/></text:span><text:span text:style-name="T80_53">w</text:span><text:span text:style-name="T80_54"><text:s/></text:span><text:span text:style-name="T80_55">hodowli</text:span><text:span text:style-name="T80_56">,<text:s/></text:span><text:span text:style-name="T80_57">a</text:span><text:span text:style-name="T80_58"><text:s/></text:span><text:span text:style-name="T80_59">ich</text:span><text:span text:style-name="T80_60"><text:s/></text:span><text:span text:style-name="T80_61">okres</text:span><text:span text:style-name="T80_62"><text:s/></text:span><text:span text:style-name="T80_63">spoczynku</text:span><text:span text:style-name="T80_64"><text:s/></text:span><text:span text:style-name="T80_65">wypada</text:span><text:span text:style-name="T80_66"><text:s/></text:span><text:span text:style-name="T80_67">późnym</text:span><text:span text:style-name="T80_68"><text:s/></text:span><text:span text:style-name="T80_69">latem</text:span><text:span text:style-name="T80_70">,<text:s/></text:span><text:span text:style-name="T80_71">jednak</text:span><text:span text:style-name="T80_72"><text:s/></text:span><text:span text:style-name="T80_73">przebiega</text:span><text:span text:style-name="T80_74"><text:s/></text:span><text:span text:style-name="T80_75">podobnie</text:span><text:span text:style-name="T80_76"><text:s/></text:span><text:span text:style-name="T80_77">i</text:span><text:span text:style-name="T80_78"><text:s/></text:span><text:span text:style-name="T80_79">w</text:span><text:span text:style-name="T80_80"><text:s/></text:span><text:span text:style-name="T80_81">tym</text:span><text:span text:style-name="T80_82"><text:s/></text:span><text:span text:style-name="T80_83">czasie</text:span><text:span text:style-name="T80_84"><text:s/></text:span><text:span text:style-name="T80_85">należy</text:span><text:span text:style-name="T80_86"><text:s/></text:span><text:span text:style-name="T80_87">je</text:span><text:span text:style-name="T80_88"><text:s/></text:span><text:span text:style-name="T80_89">podlewać</text:span><text:span text:style-name="T80_90"><text:s/></text:span><text:span text:style-name="T80_91">oszczędniej</text:span><text:span text:style-name="T80_92"><text:s/></text:span><text:span text:style-name="T80_93">i</text:span><text:span text:style-name="T80_94"><text:s/></text:span><text:span text:style-name="T80_95">ostrożniej</text:span><text:span text:style-name="T80_96">.<text:s/></text:span><text:span text:style-name="T80_97">Wytwarzają</text:span><text:span text:style-name="T80_98"><text:s/></text:span><text:span text:style-name="T80_99">wówczas</text:span><text:span text:style-name="T80_100"><text:s/></text:span><text:span text:style-name="T80_101">gemmae</text:span><text:span text:style-name="T80_102">,<text:s/></text:span><text:span text:style-name="T80_103">będące</text:span><text:span text:style-name="T80_104"><text:s/></text:span><text:span text:style-name="T80_105">przetrwalnikami</text:span><text:span text:style-name="T80_106">,<text:s/></text:span><text:span text:style-name="T80_107">które</text:span><text:span text:style-name="T80_108"><text:s/></text:span><text:span text:style-name="T80_109">w</text:span><text:span text:style-name="T80_110"><text:s/></text:span><text:span text:style-name="T80_111">odpowiednim</text:span><text:span text:style-name="T80_112"><text:s/></text:span><text:span text:style-name="T80_113">czasie</text:span><text:span text:style-name="T80_114"><text:s/></text:span><text:span text:style-name="T80_115">się</text:span><text:span text:style-name="T80_116"><text:s/></text:span><text:span text:style-name="T80_117">zbiera</text:span><text:span text:style-name="T80_118"><text:s/></text:span><text:span text:style-name="T80_119">i</text:span><text:span text:style-name="T80_120"><text:s/></text:span><text:span text:style-name="T80_121">wysiewa</text:span><text:span text:style-name="T80_122">.</text:span></text:p>
      <text:p text:style-name="P81"><text:span text:style-name="T81_1"><text:s/></text:span></text:p>
      <text:h text:style-name="P82" text:outline-level="10"><text:bookmark-start text:name="h.qbhcg6dictn3"/><text:bookmark-end text:name="h.qbhcg6dictn3"/><text:span text:style-name="T82_1">Rosiczki</text:span><text:span text:style-name="T82_2"><text:s/></text:span><text:span text:style-name="T82_3">bulwiaste</text:span></text:h>
      <text:p text:style-name="P83"><text:span text:style-name="T83_1"><text:s/></text:span></text:p>
      <text:p text:style-name="P84"><text:span text:style-name="T84_1">Ostatnią</text:span><text:span text:style-name="T84_2"><text:s/></text:span><text:span text:style-name="T84_3">grupą</text:span><text:span text:style-name="T84_4">,<text:s/></text:span><text:span text:style-name="T84_5">którą</text:span><text:span text:style-name="T84_6"><text:s/></text:span><text:span text:style-name="T84_7">omówię</text:span><text:span text:style-name="T84_8">,<text:s/></text:span><text:span text:style-name="T84_9">są</text:span><text:span text:style-name="T84_10"><text:s/></text:span><text:span text:style-name="T84_11">rosiczki</text:span><text:span text:style-name="T84_12"><text:s/></text:span><text:span text:style-name="T84_13">bulwiaste</text:span><text:span text:style-name="T84_14">.<text:s/></text:span><text:span text:style-name="T84_15">Jak</text:span><text:span text:style-name="T84_16"><text:s/></text:span><text:span text:style-name="T84_17">sama</text:span><text:span text:style-name="T84_18"><text:s/></text:span><text:span text:style-name="T84_19">nazwa</text:span><text:span text:style-name="T84_20"><text:s/></text:span><text:span text:style-name="T84_21">wskazuje</text:span><text:span text:style-name="T84_22">,<text:s/></text:span><text:span text:style-name="T84_23">mają</text:span><text:span text:style-name="T84_24"><text:s/></text:span><text:span text:style-name="T84_25">one</text:span><text:span text:style-name="T84_26"><text:s/></text:span><text:span text:style-name="T84_27">bulwy</text:span><text:span text:style-name="T84_28">.<text:s/></text:span><text:span text:style-name="T84_29">Uchodzą</text:span><text:span text:style-name="T84_30"><text:s/></text:span><text:span text:style-name="T84_31">za</text:span><text:span text:style-name="T84_32"><text:s/></text:span><text:span text:style-name="T84_33">wybitnie</text:span><text:span text:style-name="T84_34"><text:s/></text:span><text:span text:style-name="T84_35">trudne</text:span><text:span text:style-name="T84_36"><text:s/></text:span><text:span text:style-name="T84_37">w</text:span><text:span text:style-name="T84_38"><text:s/></text:span><text:span text:style-name="T84_39">hodowli</text:span><text:span text:style-name="T84_40"><text:s/></text:span><text:span text:style-name="T84_41">i</text:span><text:span text:style-name="T84_42"><text:s/></text:span><text:span text:style-name="T84_43">w</text:span><text:span text:style-name="T84_44"><text:s/></text:span><text:span text:style-name="T84_45">zasadzie</text:span><text:span text:style-name="T84_46"><text:s/></text:span><text:span text:style-name="T84_47">mało</text:span><text:span text:style-name="T84_48"><text:s/></text:span><text:span text:style-name="T84_49">o</text:span><text:span text:style-name="T84_50"><text:s/></text:span><text:span text:style-name="T84_51">nich</text:span><text:span text:style-name="T84_52"><text:s/></text:span><text:span text:style-name="T84_53">wiadomo</text:span><text:span text:style-name="T84_54">,<text:s/></text:span><text:span text:style-name="T84_55">ponieważ</text:span><text:span text:style-name="T84_56"><text:s/></text:span><text:span text:style-name="T84_57">w</text:span><text:span text:style-name="T84_58"><text:s/></text:span><text:span text:style-name="T84_59">Polsce</text:span><text:span text:style-name="T84_60"><text:s/></text:span><text:span text:style-name="T84_61">z</text:span><text:span text:style-name="T84_62"><text:s/></text:span><text:span text:style-name="T84_63">powodzeniem</text:span><text:span text:style-name="T84_64"><text:s/></text:span><text:span text:style-name="T84_65">hoduje</text:span><text:span text:style-name="T84_66"><text:s/></text:span><text:span text:style-name="T84_67">je</text:span><text:span text:style-name="T84_68"><text:s/></text:span><text:span text:style-name="T84_69">niewiele</text:span><text:span text:style-name="T84_70"><text:s/></text:span><text:span text:style-name="T84_71">osób</text:span><text:span text:style-name="T84_72">.</text:span></text:p>
      <text:p text:style-name="P85"><text:span text:style-name="T85_1">Latem</text:span><text:span text:style-name="T85_2"><text:s/></text:span><text:span text:style-name="T85_3">przechodzą</text:span><text:span text:style-name="T85_4"><text:s/></text:span><text:span text:style-name="T85_5">okres</text:span><text:span text:style-name="T85_6"><text:s/></text:span><text:span text:style-name="T85_7">spoczynku</text:span><text:span text:style-name="T85_8">.<text:s/></text:span><text:span text:style-name="T85_9">W</text:span><text:span text:style-name="T85_10"><text:s/></text:span><text:span text:style-name="T85_11">naturze</text:span><text:span text:style-name="T85_12"><text:s/></text:span><text:span text:style-name="T85_13">występują</text:span><text:span text:style-name="T85_14"><text:s/></text:span><text:span text:style-name="T85_15">w</text:span><text:span text:style-name="T85_16"><text:s/></text:span><text:span text:style-name="T85_17">rejonach</text:span><text:span text:style-name="T85_18"><text:s/></text:span><text:span text:style-name="T85_19">świata</text:span><text:span text:style-name="T85_20">,<text:s/></text:span><text:span text:style-name="T85_21">w</text:span><text:span text:style-name="T85_22"><text:s/></text:span><text:span text:style-name="T85_23">których</text:span><text:span text:style-name="T85_24"><text:s/></text:span><text:span text:style-name="T85_25">istnieją</text:span><text:span text:style-name="T85_26"><text:s/></text:span><text:span text:style-name="T85_27">pory</text:span><text:span text:style-name="T85_28"><text:s/></text:span><text:span text:style-name="T85_29">sucha</text:span><text:span text:style-name="T85_30"><text:s/></text:span><text:span text:style-name="T85_31">i</text:span><text:span text:style-name="T85_32"><text:s/></text:span><text:span text:style-name="T85_33">deszczowa</text:span><text:span text:style-name="T85_34">.</text:span></text:p>
      <text:p text:style-name="P86"><text:span text:style-name="T86_1"><text:s/>→<text:s/></text:span><text:span text:style-name="T86_2">Ciąg</text:span><text:span text:style-name="T86_3"><text:s/></text:span><text:span text:style-name="T86_4">dalszy</text:span><text:span text:style-name="T86_5"><text:s/></text:span><text:span text:style-name="T86_6">nastąpi</text:span><text:span text:style-name="T86_7">...</text:span></text:p>
      <text:h text:style-name="P87" text:outline-level="10"><text:bookmark-start text:name="h.qiif1fwfojvd"/><text:bookmark-end text:name="h.qiif1fwfojvd"/><text:span text:style-name="T87_1">Kapturnica</text:span><text:span text:style-name="T87_2">,<text:s/></text:span><text:span text:style-name="T87_3">czyli</text:span><text:span text:style-name="T87_4"><text:s/></text:span><text:span text:style-name="T87_5">Sarracenia</text:span></text:h>
      <text:p text:style-name="P88"><text:span text:style-name="T88_1"><text:s/></text:span></text:p>
      <text:p text:style-name="P89"><text:span text:style-name="T89_1">Trudno</text:span><text:span text:style-name="T89_2"><text:s/></text:span><text:span text:style-name="T89_3">o</text:span><text:span text:style-name="T89_4"><text:s/></text:span><text:span text:style-name="T89_5">bardziej</text:span><text:span text:style-name="T89_6"><text:s/></text:span><text:span text:style-name="T89_7">dorodne</text:span><text:span text:style-name="T89_8"><text:s/></text:span><text:span text:style-name="T89_9">i</text:span><text:span text:style-name="T89_10"><text:s/></text:span><text:span text:style-name="T89_11">dekoracyjne</text:span><text:span text:style-name="T89_12"><text:s/></text:span><text:span text:style-name="T89_13">rośliny</text:span><text:span text:style-name="T89_14"><text:s/></text:span><text:span text:style-name="T89_15">niż</text:span><text:span text:style-name="T89_16"><text:s/></text:span><text:span text:style-name="T89_17">kapturnice</text:span><text:span text:style-name="T89_18">.<text:s/></text:span><text:span text:style-name="T89_19">Niektóre</text:span><text:span text:style-name="T89_20"><text:s/></text:span><text:span text:style-name="T89_21">z</text:span><text:span text:style-name="T89_22"><text:s/></text:span><text:span text:style-name="T89_23">nich</text:span><text:span text:style-name="T89_24">,<text:s/></text:span><text:span text:style-name="T89_25">choćby</text:span><text:span text:style-name="T89_26"><text:s/></text:span><text:span text:style-name="T89_27">Sarracenia</text:span><text:span text:style-name="T89_28"><text:s/></text:span><text:span text:style-name="T89_29">flava</text:span><text:span text:style-name="T89_30"><text:s/></text:span><text:span text:style-name="T89_31">i</text:span><text:span text:style-name="T89_32"><text:s/></text:span><text:span text:style-name="T89_33">Sarracenia</text:span><text:span text:style-name="T89_34"><text:s/></text:span><text:span text:style-name="T89_35">leucophylla</text:span><text:span text:style-name="T89_36">,<text:s/></text:span><text:span text:style-name="T89_37">osiągają</text:span><text:span text:style-name="T89_38"><text:s/></text:span><text:span text:style-name="T89_39">do</text:span><text:span text:style-name="T89_40"><text:s/>1,2<text:s/></text:span><text:span text:style-name="T89_41">m</text:span><text:span text:style-name="T89_42"><text:s/></text:span><text:span text:style-name="T89_43">wysokości</text:span><text:span text:style-name="T89_44">!<text:s/></text:span><text:span text:style-name="T89_45">Tymczasem</text:span><text:span text:style-name="T89_46"><text:s/></text:span><text:span text:style-name="T89_47">taka</text:span><text:span text:style-name="T89_48"><text:s/></text:span><text:span text:style-name="T89_49">kapturnica</text:span><text:span text:style-name="T89_50"><text:s/></text:span><text:span text:style-name="T89_51">papuzia</text:span><text:span text:style-name="T89_52"><text:s/></text:span><text:span text:style-name="T89_53">nie</text:span><text:span text:style-name="T89_54"><text:s/></text:span><text:span text:style-name="T89_55">przekracza</text:span><text:span text:style-name="T89_56"><text:s/>15<text:s/></text:span><text:span text:style-name="T89_57">cm</text:span><text:span text:style-name="T89_58">.<text:s/></text:span><text:span text:style-name="T89_59">Na</text:span><text:span text:style-name="T89_60"><text:s/></text:span><text:span text:style-name="T89_61">dodatek</text:span><text:span text:style-name="T89_62"><text:s/></text:span><text:span text:style-name="T89_63">rośliny</text:span><text:span text:style-name="T89_64"><text:s/></text:span><text:span text:style-name="T89_65">te</text:span><text:span text:style-name="T89_66"><text:s/></text:span><text:span text:style-name="T89_67">wytwarzają</text:span><text:span text:style-name="T89_68"><text:s/></text:span><text:span text:style-name="T89_69">przepiękne</text:span><text:span text:style-name="T89_70">,<text:s/></text:span><text:span text:style-name="T89_71">oryginalne</text:span><text:span text:style-name="T89_72"><text:s/></text:span><text:span text:style-name="T89_73">kwiaty</text:span><text:span text:style-name="T89_74">.<text:s/></text:span><text:span text:style-name="T89_75">Ich</text:span><text:span text:style-name="T89_76"><text:s/></text:span><text:span text:style-name="T89_77">gatunków</text:span><text:span text:style-name="T89_78"><text:s/></text:span><text:span text:style-name="T89_79">jest</text:span><text:span text:style-name="T89_80"><text:s/></text:span><text:span text:style-name="T89_81">stosunkowo</text:span><text:span text:style-name="T89_82"><text:s/></text:span><text:span text:style-name="T89_83">niewiele</text:span><text:span text:style-name="T89_84">,<text:s/></text:span><text:span text:style-name="T89_85">jednak</text:span><text:span text:style-name="T89_86"><text:s/></text:span><text:span text:style-name="T89_87">krzyżują</text:span><text:span text:style-name="T89_88"><text:s/></text:span><text:span text:style-name="T89_89">się</text:span><text:span text:style-name="T89_90"><text:s/></text:span><text:span text:style-name="T89_91">pomiędzy</text:span><text:span text:style-name="T89_92"><text:s/></text:span><text:span text:style-name="T89_93">nimi</text:span><text:span text:style-name="T89_94"><text:s/></text:span><text:span text:style-name="T89_95">i</text:span><text:span text:style-name="T89_96"><text:s/></text:span><text:span text:style-name="T89_97">dają</text:span><text:span text:style-name="T89_98"><text:s/></text:span><text:span text:style-name="T89_99">płodne</text:span><text:span text:style-name="T89_100"><text:s/></text:span><text:span text:style-name="T89_101">potomstwo</text:span><text:span text:style-name="T89_102">,<text:s/></text:span><text:span text:style-name="T89_103">które</text:span><text:span text:style-name="T89_104"><text:s/></text:span><text:span text:style-name="T89_105">dalej</text:span><text:span text:style-name="T89_106"><text:s/></text:span><text:span text:style-name="T89_107">się</text:span><text:span text:style-name="T89_108"><text:s/></text:span><text:span text:style-name="T89_109">krzyżuje</text:span><text:span text:style-name="T89_110">.<text:s/></text:span><text:span text:style-name="T89_111">Dzięki</text:span><text:span text:style-name="T89_112"><text:s/></text:span><text:span text:style-name="T89_113">temu</text:span><text:span text:style-name="T89_114"><text:s/></text:span><text:span text:style-name="T89_115">istnieje</text:span><text:span text:style-name="T89_116"><text:s/></text:span><text:span text:style-name="T89_117">wiele</text:span><text:span text:style-name="T89_118"><text:s/></text:span><text:span text:style-name="T89_119">mieszańców</text:span><text:span text:style-name="T89_120"><text:s/></text:span><text:span text:style-name="T89_121">tych</text:span><text:span text:style-name="T89_122"><text:s/></text:span><text:span text:style-name="T89_123">roślin</text:span><text:span text:style-name="T89_124">.<text:s/></text:span><text:span text:style-name="T89_125">Do</text:span><text:span text:style-name="T89_126"><text:s/></text:span><text:span text:style-name="T89_127">tego</text:span><text:span text:style-name="T89_128"><text:s/></text:span><text:span text:style-name="T89_129">dochodzi</text:span><text:span text:style-name="T89_130"><text:s/></text:span><text:span text:style-name="T89_131">spora</text:span><text:span text:style-name="T89_132"><text:s/></text:span><text:span text:style-name="T89_133">różnorodność</text:span><text:span text:style-name="T89_134"><text:s/></text:span><text:span text:style-name="T89_135">w</text:span><text:span text:style-name="T89_136"><text:s/></text:span><text:span text:style-name="T89_137">obrębie</text:span><text:span text:style-name="T89_138"><text:s/></text:span><text:span text:style-name="T89_139">gatunku</text:span><text:span text:style-name="T89_140">.</text:span></text:p>
      <text:p text:style-name="P90"><text:span text:style-name="T90_1">Kapturnice</text:span><text:span text:style-name="T90_2"><text:s/></text:span><text:span text:style-name="T90_3">wytwarzają</text:span><text:span text:style-name="T90_4"><text:s/></text:span><text:span text:style-name="T90_5">piękne</text:span><text:span text:style-name="T90_6"><text:s/></text:span><text:span text:style-name="T90_7">liście</text:span><text:span text:style-name="T90_8"><text:s/></text:span><text:span text:style-name="T90_9">pułapkowe</text:span><text:span text:style-name="T90_10"><text:s/></text:span><text:span text:style-name="T90_11">w</text:span><text:span text:style-name="T90_12"><text:s/></text:span><text:span text:style-name="T90_13">kształcie</text:span><text:span text:style-name="T90_14"><text:s/></text:span><text:span text:style-name="T90_15">kielichów</text:span><text:span text:style-name="T90_16">.<text:s/></text:span><text:span text:style-name="T90_17">Osłaniane</text:span><text:span text:style-name="T90_18"><text:s/></text:span><text:span text:style-name="T90_19">są</text:span><text:span text:style-name="T90_20"><text:s/></text:span><text:span text:style-name="T90_21">daszkiem</text:span><text:span text:style-name="T90_22">.<text:s/></text:span><text:span text:style-name="T90_23">Ich</text:span><text:span text:style-name="T90_24"><text:s/></text:span><text:span text:style-name="T90_25">wejście</text:span><text:span text:style-name="T90_26"><text:s/></text:span><text:span text:style-name="T90_27">pokrywa</text:span><text:span text:style-name="T90_28"><text:s/></text:span><text:span text:style-name="T90_29">lepki</text:span><text:span text:style-name="T90_30"><text:s/></text:span><text:span text:style-name="T90_31">płyn</text:span><text:span text:style-name="T90_32">,<text:s/></text:span><text:span text:style-name="T90_33">który</text:span><text:span text:style-name="T90_34"><text:s/></text:span><text:span text:style-name="T90_35">wabi</text:span><text:span text:style-name="T90_36"><text:s/></text:span><text:span text:style-name="T90_37">owady</text:span><text:span text:style-name="T90_38"><text:s/></text:span><text:span text:style-name="T90_39">i</text:span><text:span text:style-name="T90_40"><text:s/></text:span><text:span text:style-name="T90_41">skłania</text:span><text:span text:style-name="T90_42"><text:s/></text:span><text:span text:style-name="T90_43">je</text:span><text:span text:style-name="T90_44"><text:s/></text:span><text:span text:style-name="T90_45">do</text:span><text:span text:style-name="T90_46"><text:s/></text:span><text:span text:style-name="T90_47">wejścia</text:span><text:span text:style-name="T90_48"><text:s/></text:span><text:span text:style-name="T90_49">do</text:span><text:span text:style-name="T90_50"><text:s/></text:span><text:span text:style-name="T90_51">środka</text:span><text:span text:style-name="T90_52">,<text:s/></text:span><text:span text:style-name="T90_53">skąd</text:span><text:span text:style-name="T90_54"><text:s/></text:span><text:span text:style-name="T90_55">już</text:span><text:span text:style-name="T90_56"><text:s/></text:span><text:span text:style-name="T90_57">nie</text:span><text:span text:style-name="T90_58"><text:s/></text:span><text:span text:style-name="T90_59">wyjdą</text:span><text:span text:style-name="T90_60">.<text:s/></text:span><text:span text:style-name="T90_61">Kiedy</text:span><text:span text:style-name="T90_62"><text:s/></text:span><text:span text:style-name="T90_63">roślina</text:span><text:span text:style-name="T90_64"><text:s/></text:span><text:span text:style-name="T90_65">odkryje</text:span><text:span text:style-name="T90_66"><text:s/></text:span><text:span text:style-name="T90_67">obecność</text:span><text:span text:style-name="T90_68"><text:s/></text:span><text:span text:style-name="T90_69">ofiary</text:span><text:span text:style-name="T90_70">,<text:s/></text:span><text:span text:style-name="T90_71">zaczyna</text:span><text:span text:style-name="T90_72"><text:s/></text:span><text:span text:style-name="T90_73">produkować</text:span><text:span text:style-name="T90_74"><text:s/></text:span><text:span text:style-name="T90_75">soki</text:span><text:span text:style-name="T90_76"><text:s/></text:span><text:span text:style-name="T90_77">trawienne</text:span><text:span text:style-name="T90_78">,<text:s/></text:span><text:span text:style-name="T90_79">które</text:span><text:span text:style-name="T90_80"><text:s/></text:span><text:span text:style-name="T90_81">ją</text:span><text:span text:style-name="T90_82"><text:s/></text:span><text:span text:style-name="T90_83">rozpuszczą</text:span><text:span text:style-name="T90_84">,<text:s/></text:span><text:span text:style-name="T90_85">pozostawiając</text:span><text:span text:style-name="T90_86"><text:s/></text:span><text:span text:style-name="T90_87">jedynie</text:span><text:span text:style-name="T90_88"><text:s/></text:span><text:span text:style-name="T90_89">chitynowy</text:span><text:span text:style-name="T90_90"><text:s/></text:span><text:span text:style-name="T90_91">pancerz</text:span><text:span text:style-name="T90_92">.<text:s/></text:span><text:span text:style-name="T90_93">Wyjątkiem</text:span><text:span text:style-name="T90_94"><text:s/></text:span><text:span text:style-name="T90_95">jest</text:span><text:span text:style-name="T90_96"><text:s/></text:span><text:span text:style-name="T90_97">Sarracenia</text:span><text:span text:style-name="T90_98"><text:s/></text:span><text:span text:style-name="T90_99">purpurea</text:span><text:span text:style-name="T90_100"><text:s/></text:span><text:span text:style-name="T90_101">i</text:span><text:span text:style-name="T90_102"><text:s/></text:span><text:span text:style-name="T90_103">jej</text:span><text:span text:style-name="T90_104"><text:s/></text:span><text:span text:style-name="T90_105">mieszańce</text:span><text:span text:style-name="T90_106">,<text:s/></text:span><text:span text:style-name="T90_107">w</text:span><text:span text:style-name="T90_108"><text:s/></text:span><text:span text:style-name="T90_109">których</text:span><text:span text:style-name="T90_110"><text:s/></text:span><text:span text:style-name="T90_111">kielichach</text:span><text:span text:style-name="T90_112"><text:s/></text:span><text:span text:style-name="T90_113">przez</text:span><text:span text:style-name="T90_114"><text:s/></text:span><text:span text:style-name="T90_115">cały</text:span><text:span text:style-name="T90_116"><text:s/></text:span><text:span text:style-name="T90_117">czas</text:span><text:span text:style-name="T90_118"><text:s/></text:span><text:span text:style-name="T90_119">znajduje</text:span><text:span text:style-name="T90_120"><text:s/></text:span><text:span text:style-name="T90_121">się</text:span><text:span text:style-name="T90_122"><text:s/></text:span><text:span text:style-name="T90_123">płyn</text:span><text:span text:style-name="T90_124"><text:s/></text:span><text:span text:style-name="T90_125">składający</text:span><text:span text:style-name="T90_126"><text:s/></text:span><text:span text:style-name="T90_127">się</text:span><text:span text:style-name="T90_128"><text:s/></text:span><text:span text:style-name="T90_129">z</text:span><text:span text:style-name="T90_130"><text:s/></text:span><text:span text:style-name="T90_131">wody</text:span><text:span text:style-name="T90_132"><text:s/></text:span><text:span text:style-name="T90_133">i</text:span><text:span text:style-name="T90_134"><text:s/></text:span><text:span text:style-name="T90_135">symbiotycznych</text:span><text:span text:style-name="T90_136"><text:s/></text:span><text:span text:style-name="T90_137">bakterii</text:span><text:span text:style-name="T90_138">,<text:s/></text:span><text:span text:style-name="T90_139">które</text:span><text:span text:style-name="T90_140"><text:s/></text:span><text:span text:style-name="T90_141">rozkładają</text:span><text:span text:style-name="T90_142"><text:s/></text:span><text:span text:style-name="T90_143">stawonoga</text:span><text:span text:style-name="T90_144"><text:s/></text:span><text:span text:style-name="T90_145">dla</text:span><text:span text:style-name="T90_146"><text:s/></text:span><text:span text:style-name="T90_147">rośliny</text:span><text:span text:style-name="T90_148">.</text:span></text:p>
      <text:p text:style-name="P91"><text:span text:style-name="T91_1">Ich</text:span><text:span text:style-name="T91_2"><text:s/></text:span><text:span text:style-name="T91_3">rejonem</text:span><text:span text:style-name="T91_4"><text:s/></text:span><text:span text:style-name="T91_5">występowania</text:span><text:span text:style-name="T91_6"><text:s/></text:span><text:span text:style-name="T91_7">są</text:span><text:span text:style-name="T91_8"><text:s/></text:span><text:span text:style-name="T91_9">torfowiska</text:span><text:span text:style-name="T91_10"><text:s/></text:span><text:span text:style-name="T91_11">Ameryki</text:span><text:span text:style-name="T91_12"><text:s/></text:span><text:span text:style-name="T91_13">Północnej</text:span><text:span text:style-name="T91_14">.<text:s/></text:span><text:span text:style-name="T91_15">Najbardziej</text:span><text:span text:style-name="T91_16"><text:s/></text:span><text:span text:style-name="T91_17">mrozoodpornym</text:span><text:span text:style-name="T91_18"><text:s/></text:span><text:span text:style-name="T91_19">gatunkiem</text:span><text:span text:style-name="T91_20"><text:s/></text:span><text:span text:style-name="T91_21">jest</text:span><text:span text:style-name="T91_22"><text:s/></text:span><text:span text:style-name="T91_23">Sarracenia</text:span><text:span text:style-name="T91_24"><text:s/></text:span><text:span text:style-name="T91_25">purpurea</text:span><text:span text:style-name="T91_26">.<text:s/></text:span><text:span text:style-name="T91_27">Sprawia</text:span><text:span text:style-name="T91_28"><text:s/></text:span><text:span text:style-name="T91_29">to</text:span><text:span text:style-name="T91_30">,<text:s/></text:span><text:span text:style-name="T91_31">że</text:span><text:span text:style-name="T91_32"><text:s/></text:span><text:span text:style-name="T91_33">kaptury</text:span><text:span text:style-name="T91_34"><text:s/></text:span><text:span text:style-name="T91_35">doskonale</text:span><text:span text:style-name="T91_36"><text:s/></text:span><text:span text:style-name="T91_37">sprawdzają</text:span><text:span text:style-name="T91_38"><text:s/></text:span><text:span text:style-name="T91_39">się</text:span><text:span text:style-name="T91_40"><text:s/></text:span><text:span text:style-name="T91_41">jako</text:span><text:span text:style-name="T91_42"><text:s/></text:span><text:span text:style-name="T91_43">rośliny</text:span><text:span text:style-name="T91_44"><text:s/></text:span><text:span text:style-name="T91_45">do</text:span><text:span text:style-name="T91_46"><text:s/></text:span><text:span text:style-name="T91_47">przydomowego</text:span><text:span text:style-name="T91_48"><text:s/></text:span><text:span text:style-name="T91_49">torfowiska</text:span><text:span text:style-name="T91_50">,<text:s/></text:span><text:span text:style-name="T91_51">ponieważ</text:span><text:span text:style-name="T91_52"><text:s/></text:span><text:span text:style-name="T91_53">dobrze</text:span><text:span text:style-name="T91_54"><text:s/></text:span><text:span text:style-name="T91_55">sobie</text:span><text:span text:style-name="T91_56"><text:s/></text:span><text:span text:style-name="T91_57">radzą</text:span><text:span text:style-name="T91_58"><text:s/></text:span><text:span text:style-name="T91_59">w</text:span><text:span text:style-name="T91_60"><text:s/></text:span><text:span text:style-name="T91_61">naszym</text:span><text:span text:style-name="T91_62"><text:s/></text:span><text:span text:style-name="T91_63">klimacie</text:span><text:span text:style-name="T91_64">.</text:span></text:p>
      <text:p text:style-name="P92"><text:span text:style-name="T92_1">Moim</text:span><text:span text:style-name="T92_2"><text:s/></text:span><text:span text:style-name="T92_3">zdaniem</text:span><text:span text:style-name="T92_4"><text:s/></text:span><text:span text:style-name="T92_5">są</text:span><text:span text:style-name="T92_6"><text:s/></text:span><text:span text:style-name="T92_7">to</text:span><text:span text:style-name="T92_8"><text:s/></text:span><text:span text:style-name="T92_9">jedne</text:span><text:span text:style-name="T92_10"><text:s/></text:span><text:span text:style-name="T92_11">z</text:span><text:span text:style-name="T92_12"><text:s/></text:span><text:span text:style-name="T92_13">najodporniejszych</text:span><text:span text:style-name="T92_14"><text:s/></text:span><text:span text:style-name="T92_15">owadożerów</text:span><text:span text:style-name="T92_16">.<text:s/></text:span><text:span text:style-name="T92_17">Niestraszne</text:span><text:span text:style-name="T92_18"><text:s/></text:span><text:span text:style-name="T92_19">im</text:span><text:span text:style-name="T92_20"><text:s/></text:span><text:span text:style-name="T92_21">zimno</text:span><text:span text:style-name="T92_22">,<text:s/></text:span><text:span text:style-name="T92_23">deszcz</text:span><text:span text:style-name="T92_24">,<text:s/></text:span><text:span text:style-name="T92_25">wiatr</text:span><text:span text:style-name="T92_26"><text:s/></text:span><text:span text:style-name="T92_27">i</text:span><text:span text:style-name="T92_28"><text:s/></text:span><text:span text:style-name="T92_29">mroźna</text:span><text:span text:style-name="T92_30"><text:s/></text:span><text:span text:style-name="T92_31">polska</text:span><text:span text:style-name="T92_32"><text:s/></text:span><text:span text:style-name="T92_33">zima</text:span><text:span text:style-name="T92_34">.<text:s/></text:span><text:span text:style-name="T92_35">Do</text:span><text:span text:style-name="T92_36"><text:s/></text:span><text:span text:style-name="T92_37">szczęścia</text:span><text:span text:style-name="T92_38"><text:s/></text:span><text:span text:style-name="T92_39">potrzebne</text:span><text:span text:style-name="T92_40"><text:s/></text:span><text:span text:style-name="T92_41">im</text:span><text:span text:style-name="T92_42"><text:s/></text:span><text:span text:style-name="T92_43">jedynie</text:span><text:span text:style-name="T92_44"><text:s/></text:span><text:span text:style-name="T92_45">światło</text:span><text:span text:style-name="T92_46"><text:s/></text:span><text:span text:style-name="T92_47">słońca</text:span><text:span text:style-name="T92_48"><text:s/></text:span><text:span text:style-name="T92_49">i</text:span><text:span text:style-name="T92_50"><text:s/></text:span><text:span text:style-name="T92_51">woda</text:span><text:span text:style-name="T92_52">.<text:s/></text:span><text:span text:style-name="T92_53">Obydwa</text:span><text:span text:style-name="T92_54"><text:s/></text:span><text:span text:style-name="T92_55">czynniki</text:span><text:span text:style-name="T92_56"><text:s/></text:span><text:span text:style-name="T92_57">w</text:span><text:span text:style-name="T92_58"><text:s/></text:span><text:span text:style-name="T92_59">dużych</text:span><text:span text:style-name="T92_60"><text:s/></text:span><text:span text:style-name="T92_61">ilościach</text:span><text:span text:style-name="T92_62">.<text:s/></text:span><text:span text:style-name="T92_63">Należy</text:span><text:span text:style-name="T92_64"><text:s/></text:span><text:span text:style-name="T92_65">pamiętać</text:span><text:span text:style-name="T92_66">,<text:s/></text:span><text:span text:style-name="T92_67">że</text:span><text:span text:style-name="T92_68"><text:s/></text:span><text:span text:style-name="T92_69">światło</text:span><text:span text:style-name="T92_70"><text:s/></text:span><text:span text:style-name="T92_71">nie</text:span><text:span text:style-name="T92_72"><text:s/></text:span><text:span text:style-name="T92_73">może</text:span><text:span text:style-name="T92_74"><text:s/></text:span><text:span text:style-name="T92_75">im</text:span><text:span text:style-name="T92_76"><text:s/></text:span><text:span text:style-name="T92_77">zaszkodzić</text:span><text:span text:style-name="T92_78"><text:s/></text:span><text:span text:style-name="T92_79">i</text:span><text:span text:style-name="T92_80"><text:s/></text:span><text:span text:style-name="T92_81">nawet</text:span><text:span text:style-name="T92_82"><text:s/></text:span><text:span text:style-name="T92_83">jeśli</text:span><text:span text:style-name="T92_84"><text:s/></text:span><text:span text:style-name="T92_85">spali</text:span><text:span text:style-name="T92_86"><text:s/></text:span><text:span text:style-name="T92_87">pierwsze</text:span><text:span text:style-name="T92_88"><text:s/></text:span><text:span text:style-name="T92_89">liście</text:span><text:span text:style-name="T92_90">,<text:s/></text:span><text:span text:style-name="T92_91">to</text:span><text:span text:style-name="T92_92"><text:s/></text:span><text:span text:style-name="T92_93">kolejne</text:span><text:span text:style-name="T92_94"><text:s/></text:span><text:span text:style-name="T92_95">będą</text:span><text:span text:style-name="T92_96"><text:s/></text:span><text:span text:style-name="T92_97">już</text:span><text:span text:style-name="T92_98"><text:s/></text:span><text:span text:style-name="T92_99">odporne</text:span><text:span text:style-name="T92_100">.<text:s/></text:span><text:span text:style-name="T92_101">Kapturnice</text:span><text:span text:style-name="T92_102">,<text:s/></text:span><text:span text:style-name="T92_103">podobnie</text:span><text:span text:style-name="T92_104"><text:s/></text:span><text:span text:style-name="T92_105">jak</text:span><text:span text:style-name="T92_106"><text:s/></text:span><text:span text:style-name="T92_107">rosiczki</text:span><text:span text:style-name="T92_108">,<text:s/></text:span><text:span text:style-name="T92_109">powinny</text:span><text:span text:style-name="T92_110"><text:s/></text:span><text:span text:style-name="T92_111">stać</text:span><text:span text:style-name="T92_112"><text:s/></text:span><text:span text:style-name="T92_113">w</text:span><text:span text:style-name="T92_114"><text:s/></text:span><text:span text:style-name="T92_115">wodzie</text:span><text:span text:style-name="T92_116">,<text:s/></text:span><text:span text:style-name="T92_117">za</text:span><text:span text:style-name="T92_118"><text:s/></text:span><text:span text:style-name="T92_119">wyjątkiem</text:span><text:span text:style-name="T92_120"><text:s/></text:span><text:span text:style-name="T92_121">okresu</text:span><text:span text:style-name="T92_122"><text:s/></text:span><text:span text:style-name="T92_123">spoczynku</text:span><text:span text:style-name="T92_124">,<text:s/></text:span><text:span text:style-name="T92_125">zwanego</text:span><text:span text:style-name="T92_126"><text:s/></text:span><text:span text:style-name="T92_127">zimowaniem</text:span><text:span text:style-name="T92_128">.</text:span></text:p>
      <text:p text:style-name="P93"><text:span text:style-name="T93_1">W</text:span><text:span text:style-name="T93_2"><text:s/></text:span><text:span text:style-name="T93_3">przypadku</text:span><text:span text:style-name="T93_4"><text:s/></text:span><text:span text:style-name="T93_5">uprawy</text:span><text:span text:style-name="T93_6"><text:s/></text:span><text:span text:style-name="T93_7">doniczkowej</text:span><text:span text:style-name="T93_8">,<text:s/></text:span><text:span text:style-name="T93_9">do</text:span><text:span text:style-name="T93_10"><text:s/></text:span><text:span text:style-name="T93_11">której</text:span><text:span text:style-name="T93_12"><text:s/></text:span><text:span text:style-name="T93_13">najlepszy</text:span><text:span text:style-name="T93_14"><text:s/></text:span><text:span text:style-name="T93_15">jest</text:span><text:span text:style-name="T93_16"><text:s/></text:span><text:span text:style-name="T93_17">balkon</text:span><text:span text:style-name="T93_18">,<text:s/></text:span><text:span text:style-name="T93_19">ale</text:span><text:span text:style-name="T93_20"><text:s/></text:span><text:span text:style-name="T93_21">nie</text:span><text:span text:style-name="T93_22"><text:s/></text:span><text:span text:style-name="T93_23">północny</text:span><text:span text:style-name="T93_24"><text:s/></text:span><text:span text:style-name="T93_25">bądź</text:span><text:span text:style-name="T93_26"><text:s/></text:span><text:span text:style-name="T93_27">południowy</text:span><text:span text:style-name="T93_28"><text:s/></text:span><text:span text:style-name="T93_29">parapet</text:span><text:span text:style-name="T93_30">,<text:s/></text:span><text:span text:style-name="T93_31">zimować</text:span><text:span text:style-name="T93_32"><text:s/></text:span><text:span text:style-name="T93_33">można</text:span><text:span text:style-name="T93_34"><text:s/></text:span><text:span text:style-name="T93_35">je</text:span><text:span text:style-name="T93_36"><text:s/></text:span><text:span text:style-name="T93_37">na</text:span><text:span text:style-name="T93_38"><text:s/></text:span><text:span text:style-name="T93_39">balkonie</text:span><text:span text:style-name="T93_40">,<text:s/></text:span><text:span text:style-name="T93_41">w</text:span><text:span text:style-name="T93_42"><text:s/></text:span><text:span text:style-name="T93_43">lodówce</text:span><text:span text:style-name="T93_44">,<text:s/></text:span><text:span text:style-name="T93_45">a</text:span><text:span text:style-name="T93_46"><text:s/></text:span><text:span text:style-name="T93_47">najlepiej</text:span><text:span text:style-name="T93_48"><text:s/></text:span><text:span text:style-name="T93_49">w</text:span><text:span text:style-name="T93_50"><text:s/></text:span><text:span text:style-name="T93_51">chłodnym</text:span><text:span text:style-name="T93_52"><text:s/></text:span><text:span text:style-name="T93_53">pomieszczeniu</text:span><text:span text:style-name="T93_54"><text:s/>–<text:s/></text:span><text:span text:style-name="T93_55">poniżej</text:span><text:span text:style-name="T93_56"><text:s/>10<text:s/></text:span><text:span text:style-name="T93_57">stopni</text:span><text:span text:style-name="T93_58"><text:s/></text:span><text:span text:style-name="T93_59">Celsjusza</text:span><text:span text:style-name="T93_60">,<text:s/></text:span><text:span text:style-name="T93_61">na</text:span><text:span text:style-name="T93_62"><text:s/></text:span><text:span text:style-name="T93_63">parapecie</text:span><text:span text:style-name="T93_64"><text:s/></text:span><text:span text:style-name="T93_65">okiennym</text:span><text:span text:style-name="T93_66">.<text:s/></text:span><text:span text:style-name="T93_67">W</text:span><text:span text:style-name="T93_68"><text:s/></text:span><text:span text:style-name="T93_69">tym</text:span><text:span text:style-name="T93_70"><text:s/></text:span><text:span text:style-name="T93_71">okresie</text:span><text:span text:style-name="T93_72"><text:s/></text:span><text:span text:style-name="T93_73">przestajemy</text:span><text:span text:style-name="T93_74"><text:s/></text:span><text:span text:style-name="T93_75">podlewać</text:span><text:span text:style-name="T93_76"><text:s/></text:span><text:span text:style-name="T93_77">roślinę</text:span><text:span text:style-name="T93_78">,<text:s/></text:span><text:span text:style-name="T93_79">nie</text:span><text:span text:style-name="T93_80"><text:s/></text:span><text:span text:style-name="T93_81">można</text:span><text:span text:style-name="T93_82"><text:s/></text:span><text:span text:style-name="T93_83">jednak</text:span><text:span text:style-name="T93_84"><text:s/></text:span><text:span text:style-name="T93_85">pozwolić</text:span><text:span text:style-name="T93_86">,<text:s/></text:span><text:span text:style-name="T93_87">by</text:span><text:span text:style-name="T93_88"><text:s/></text:span><text:span text:style-name="T93_89">torf</text:span><text:span text:style-name="T93_90"><text:s/></text:span><text:span text:style-name="T93_91">wysechł</text:span><text:span text:style-name="T93_92"><text:s/></text:span><text:span text:style-name="T93_93">na</text:span><text:span text:style-name="T93_94"><text:s/></text:span><text:span text:style-name="T93_95">beton</text:span><text:span text:style-name="T93_96">.<text:s/></text:span><text:span text:style-name="T93_97">W</text:span><text:span text:style-name="T93_98"><text:s/></text:span><text:span text:style-name="T93_99">przypadku</text:span><text:span text:style-name="T93_100"><text:s/></text:span><text:span text:style-name="T93_101">torfowiska</text:span><text:span text:style-name="T93_102"><text:s/></text:span><text:span text:style-name="T93_103">można</text:span><text:span text:style-name="T93_104"><text:s/></text:span><text:span text:style-name="T93_105">je</text:span><text:span text:style-name="T93_106"><text:s/></text:span><text:span text:style-name="T93_107">przykryć</text:span><text:span text:style-name="T93_108"><text:s/></text:span><text:span text:style-name="T93_109">agrowłókniną</text:span><text:span text:style-name="T93_110">.</text:span></text:p>
      <text:p text:style-name="P94"><text:span text:style-name="T94_1">Ciekawostką</text:span><text:span text:style-name="T94_2"><text:s/></text:span><text:span text:style-name="T94_3">jest</text:span><text:span text:style-name="T94_4"><text:s/></text:span><text:span text:style-name="T94_5">wytwarzanie</text:span><text:span text:style-name="T94_6"><text:s/></text:span><text:span text:style-name="T94_7">przez</text:span><text:span text:style-name="T94_8"><text:s/></text:span><text:span text:style-name="T94_9">te</text:span><text:span text:style-name="T94_10"><text:s/></text:span><text:span text:style-name="T94_11">rośliny</text:span><text:span text:style-name="T94_12"><text:s/></text:span><text:span text:style-name="T94_13">dwóch</text:span><text:span text:style-name="T94_14"><text:s/></text:span><text:span text:style-name="T94_15">typów</text:span><text:span text:style-name="T94_16"><text:s/></text:span><text:span text:style-name="T94_17">liści</text:span><text:span text:style-name="T94_18"><text:s/>–<text:s/></text:span><text:span text:style-name="T94_19">owadożernych</text:span><text:span text:style-name="T94_20"><text:s/></text:span><text:span text:style-name="T94_21">kielichów</text:span><text:span text:style-name="T94_22"><text:s/></text:span><text:span text:style-name="T94_23">i</text:span><text:span text:style-name="T94_24"><text:s/></text:span><text:span text:style-name="T94_25">płaskich</text:span><text:span text:style-name="T94_26"><text:s/></text:span><text:span text:style-name="T94_27">liści</text:span><text:span text:style-name="T94_28"><text:s/></text:span><text:span text:style-name="T94_29">służących</text:span><text:span text:style-name="T94_30"><text:s/></text:span><text:span text:style-name="T94_31">jedynie</text:span><text:span text:style-name="T94_32"><text:s/></text:span><text:span text:style-name="T94_33">do</text:span><text:span text:style-name="T94_34"><text:s/></text:span><text:span text:style-name="T94_35">fotosyntezy</text:span><text:span text:style-name="T94_36">.<text:s/></text:span><text:span text:style-name="T94_37">Te</text:span><text:span text:style-name="T94_38"><text:s/></text:span><text:span text:style-name="T94_39">drugie</text:span><text:span text:style-name="T94_40"><text:s/></text:span><text:span text:style-name="T94_41">wytwarzane</text:span><text:span text:style-name="T94_42"><text:s/></text:span><text:span text:style-name="T94_43">są</text:span><text:span text:style-name="T94_44"><text:s/></text:span><text:span text:style-name="T94_45">jesienią</text:span><text:span text:style-name="T94_46"><text:s/></text:span><text:span text:style-name="T94_47">i</text:span><text:span text:style-name="T94_48"><text:s/></text:span><text:span text:style-name="T94_49">wczesną</text:span><text:span text:style-name="T94_50"><text:s/></text:span><text:span text:style-name="T94_51">wiosną</text:span><text:span text:style-name="T94_52">.</text:span></text:p>
      <text:p text:style-name="P95"><text:span text:style-name="T95_1"><text:s/></text:span></text:p>
      <text:h text:style-name="P96" text:outline-level="10"><text:bookmark-start text:name="h.xemjqcwure1t"/><text:bookmark-end text:name="h.xemjqcwure1t"/><text:span text:style-name="T96_1">Muchołówka</text:span><text:span text:style-name="T96_2">,<text:s/></text:span><text:span text:style-name="T96_3">czyli</text:span><text:span text:style-name="T96_4"><text:s/></text:span><text:span text:style-name="T96_5">Dionaea</text:span></text:h>
      <text:p text:style-name="P97"><text:span text:style-name="T97_1"><text:s/></text:span></text:p>
      <text:p text:style-name="P98"><text:span text:style-name="T98_1">To</text:span><text:span text:style-name="T98_2"><text:s/></text:span><text:span text:style-name="T98_3">zdecydowanie</text:span><text:span text:style-name="T98_4"><text:s/></text:span><text:span text:style-name="T98_5">najbardziej</text:span><text:span text:style-name="T98_6"><text:s/></text:span><text:span text:style-name="T98_7">rozpoznawalna</text:span><text:span text:style-name="T98_8"><text:s/></text:span><text:span text:style-name="T98_9">roślina</text:span><text:span text:style-name="T98_10"><text:s/></text:span><text:span text:style-name="T98_11">owadożerna</text:span><text:span text:style-name="T98_12">,<text:s/></text:span><text:span text:style-name="T98_13">a</text:span><text:span text:style-name="T98_14"><text:s/></text:span><text:span text:style-name="T98_15">to</text:span><text:span text:style-name="T98_16"><text:s/></text:span><text:span text:style-name="T98_17">dzięki</text:span><text:span text:style-name="T98_18"><text:s/></text:span><text:span text:style-name="T98_19">jej</text:span><text:span text:style-name="T98_20"><text:s/></text:span><text:span text:style-name="T98_21">zębatym</text:span><text:span text:style-name="T98_22"><text:s/></text:span><text:span text:style-name="T98_23">pułapkom</text:span><text:span text:style-name="T98_24">,<text:s/></text:span><text:span text:style-name="T98_25">które</text:span><text:span text:style-name="T98_26"><text:s/></text:span><text:span text:style-name="T98_27">zamykają</text:span><text:span text:style-name="T98_28"><text:s/></text:span><text:span text:style-name="T98_29">się</text:span><text:span text:style-name="T98_30"><text:s/></text:span><text:span text:style-name="T98_31">błyskawicznie</text:span><text:span text:style-name="T98_32">,<text:s/></text:span><text:span text:style-name="T98_33">gdy</text:span><text:span text:style-name="T98_34"><text:s/></text:span><text:span text:style-name="T98_35">dostanie</text:span><text:span text:style-name="T98_36"><text:s/></text:span><text:span text:style-name="T98_37">się</text:span><text:span text:style-name="T98_38"><text:s/></text:span><text:span text:style-name="T98_39">do</text:span><text:span text:style-name="T98_40"><text:s/></text:span><text:span text:style-name="T98_41">nich</text:span><text:span text:style-name="T98_42"><text:s/></text:span><text:span text:style-name="T98_43">ofiara</text:span><text:span text:style-name="T98_44">,<text:s/></text:span><text:span text:style-name="T98_45">wiążąc</text:span><text:span text:style-name="T98_46"><text:s/></text:span><text:span text:style-name="T98_47">ją</text:span><text:span text:style-name="T98_48"><text:s/></text:span><text:span text:style-name="T98_49">w</text:span><text:span text:style-name="T98_50"><text:s/></text:span><text:span text:style-name="T98_51">żywej</text:span><text:span text:style-name="T98_52"><text:s/></text:span><text:span text:style-name="T98_53">klatce</text:span><text:span text:style-name="T98_54">.<text:s/></text:span><text:span text:style-name="T98_55">Rodzaj</text:span><text:span text:style-name="T98_56"><text:s/></text:span><text:span text:style-name="T98_57">Dionaea</text:span><text:span text:style-name="T98_58"><text:s/></text:span><text:span text:style-name="T98_59">zawiera</text:span><text:span text:style-name="T98_60"><text:s/></text:span><text:span text:style-name="T98_61">tylko</text:span><text:span text:style-name="T98_62"><text:s/></text:span><text:span text:style-name="T98_63">jeden</text:span><text:span text:style-name="T98_64"><text:s/></text:span><text:span text:style-name="T98_65">gatunek</text:span><text:span text:style-name="T98_66"><text:s/>–<text:s/></text:span><text:span text:style-name="T98_67">Dionaea</text:span><text:span text:style-name="T98_68"><text:s/></text:span><text:span text:style-name="T98_69">muscipula</text:span><text:span text:style-name="T98_70">,<text:s/></text:span><text:span text:style-name="T98_71">czyli</text:span><text:span text:style-name="T98_72"><text:s/></text:span><text:span text:style-name="T98_73">muchołówkę</text:span><text:span text:style-name="T98_74"><text:s/></text:span><text:span text:style-name="T98_75">amerykańską</text:span><text:span text:style-name="T98_76">.<text:s/></text:span><text:span text:style-name="T98_77">Roślina</text:span><text:span text:style-name="T98_78"><text:s/></text:span><text:span text:style-name="T98_79">ta</text:span><text:span text:style-name="T98_80"><text:s/></text:span><text:span text:style-name="T98_81">rośnie</text:span><text:span text:style-name="T98_82"><text:s/></text:span><text:span text:style-name="T98_83">na</text:span><text:span text:style-name="T98_84"><text:s/></text:span><text:span text:style-name="T98_85">torfowiskach</text:span><text:span text:style-name="T98_86"><text:s/></text:span><text:span text:style-name="T98_87">Ameryki</text:span><text:span text:style-name="T98_88"><text:s/></text:span><text:span text:style-name="T98_89">Północnej</text:span><text:span text:style-name="T98_90">.</text:span></text:p>
      <text:p text:style-name="P99"><text:span text:style-name="T99_1">Uprawia</text:span><text:span text:style-name="T99_2"><text:s/></text:span><text:span text:style-name="T99_3">się</text:span><text:span text:style-name="T99_4"><text:s/></text:span><text:span text:style-name="T99_5">ją</text:span><text:span text:style-name="T99_6"><text:s/></text:span><text:span text:style-name="T99_7">podobnie</text:span><text:span text:style-name="T99_8"><text:s/></text:span><text:span text:style-name="T99_9">jak</text:span><text:span text:style-name="T99_10"><text:s/></text:span><text:span text:style-name="T99_11">kapturnicę</text:span><text:span text:style-name="T99_12">,<text:s/></text:span><text:span text:style-name="T99_13">ale</text:span><text:span text:style-name="T99_14"><text:s/></text:span><text:span text:style-name="T99_15">nie</text:span><text:span text:style-name="T99_16"><text:s/></text:span><text:span text:style-name="T99_17">powinna</text:span><text:span text:style-name="T99_18"><text:s/></text:span><text:span text:style-name="T99_19">stale</text:span><text:span text:style-name="T99_20"><text:s/></text:span><text:span text:style-name="T99_21">stać</text:span><text:span text:style-name="T99_22"><text:s/></text:span><text:span text:style-name="T99_23">w</text:span><text:span text:style-name="T99_24"><text:s/></text:span><text:span text:style-name="T99_25">wodzie</text:span><text:span text:style-name="T99_26">.<text:s/></text:span><text:span text:style-name="T99_27">Pomiędzy</text:span><text:span text:style-name="T99_28"><text:s/></text:span><text:span text:style-name="T99_29">kolejnymi</text:span><text:span text:style-name="T99_30"><text:s/></text:span><text:span text:style-name="T99_31">podlewaniami</text:span><text:span text:style-name="T99_32"><text:s/></text:span><text:span text:style-name="T99_33">należy</text:span><text:span text:style-name="T99_34"><text:s/></text:span><text:span text:style-name="T99_35">pozostawić</text:span><text:span text:style-name="T99_36"><text:s/></text:span><text:span text:style-name="T99_37">dzień</text:span><text:span text:style-name="T99_38"><text:s/></text:span><text:span text:style-name="T99_39">bez</text:span><text:span text:style-name="T99_40"><text:s/></text:span><text:span text:style-name="T99_41">wody</text:span><text:span text:style-name="T99_42"><text:s/></text:span><text:span text:style-name="T99_43">w</text:span><text:span text:style-name="T99_44"><text:s/></text:span><text:span text:style-name="T99_45">podstawce</text:span><text:span text:style-name="T99_46">.<text:s/></text:span><text:span text:style-name="T99_47">Również</text:span><text:span text:style-name="T99_48"><text:s/></text:span><text:span text:style-name="T99_49">przechodzi</text:span><text:span text:style-name="T99_50"><text:s/></text:span><text:span text:style-name="T99_51">okres</text:span><text:span text:style-name="T99_52"><text:s/></text:span><text:span text:style-name="T99_53">zimowania</text:span><text:span text:style-name="T99_54"><text:s/></text:span><text:span text:style-name="T99_55">i</text:span><text:span text:style-name="T99_56"><text:s/></text:span><text:span text:style-name="T99_57">również</text:span><text:span text:style-name="T99_58"><text:s/></text:span><text:span text:style-name="T99_59">może</text:span><text:span text:style-name="T99_60"><text:s/></text:span><text:span text:style-name="T99_61">rosnąć</text:span><text:span text:style-name="T99_62"><text:s/></text:span><text:span text:style-name="T99_63">na</text:span><text:span text:style-name="T99_64"><text:s/></text:span><text:span text:style-name="T99_65">przydomowym</text:span><text:span text:style-name="T99_66"><text:s/></text:span><text:span text:style-name="T99_67">torfowisku</text:span><text:span text:style-name="T99_68">.</text:span></text:p>
      <text:p text:style-name="P100"><text:span text:style-name="T100_1">Należy</text:span><text:span text:style-name="T100_2"><text:s/></text:span><text:span text:style-name="T100_3">jednak</text:span><text:span text:style-name="T100_4"><text:s/></text:span><text:span text:style-name="T100_5">pamiętać</text:span><text:span text:style-name="T100_6"><text:s/></text:span><text:span text:style-name="T100_7">o</text:span><text:span text:style-name="T100_8"><text:s/></text:span><text:span text:style-name="T100_9">kilku</text:span><text:span text:style-name="T100_10"><text:s/></text:span><text:span text:style-name="T100_11">rzeczach</text:span><text:span text:style-name="T100_12">,<text:s/></text:span><text:span text:style-name="T100_13">jak</text:span><text:span text:style-name="T100_14"><text:s/></text:span><text:span text:style-name="T100_15">chociażby</text:span><text:span text:style-name="T100_16"><text:s/></text:span><text:span text:style-name="T100_17">ucinanie</text:span><text:span text:style-name="T100_18"><text:s/></text:span><text:span text:style-name="T100_19">pędów</text:span><text:span text:style-name="T100_20"><text:s/></text:span><text:span text:style-name="T100_21">kwiatowych</text:span><text:span text:style-name="T100_22">.<text:s/></text:span><text:span text:style-name="T100_23">Jeśli</text:span><text:span text:style-name="T100_24"><text:s/></text:span><text:span text:style-name="T100_25">muchołówka</text:span><text:span text:style-name="T100_26"><text:s/></text:span><text:span text:style-name="T100_27">nie</text:span><text:span text:style-name="T100_28"><text:s/></text:span><text:span text:style-name="T100_29">jest</text:span><text:span text:style-name="T100_30"><text:s/></text:span><text:span text:style-name="T100_31">wystarczająco</text:span><text:span text:style-name="T100_32"><text:s/></text:span><text:span text:style-name="T100_33">silna</text:span><text:span text:style-name="T100_34">,<text:s/></text:span><text:span text:style-name="T100_35">to</text:span><text:span text:style-name="T100_36"><text:s/></text:span><text:span text:style-name="T100_37">kwitnienie</text:span><text:span text:style-name="T100_38"><text:s/></text:span><text:span text:style-name="T100_39">jest</text:span><text:span text:style-name="T100_40"><text:s/></text:span><text:span text:style-name="T100_41">groźne</text:span><text:span text:style-name="T100_42"><text:s/></text:span><text:span text:style-name="T100_43">dla</text:span><text:span text:style-name="T100_44"><text:s/></text:span><text:span text:style-name="T100_45">jej</text:span><text:span text:style-name="T100_46"><text:s/></text:span><text:span text:style-name="T100_47">życia</text:span><text:span text:style-name="T100_48">.<text:s/></text:span><text:span text:style-name="T100_49">Kolejną</text:span><text:span text:style-name="T100_50"><text:s/></text:span><text:span text:style-name="T100_51">sprawą</text:span><text:span text:style-name="T100_52"><text:s/></text:span><text:span text:style-name="T100_53">jest</text:span><text:span text:style-name="T100_54"><text:s/></text:span><text:span text:style-name="T100_55">niewkładanie</text:span><text:span text:style-name="T100_56"><text:s/></text:span><text:span text:style-name="T100_57">niczego</text:span><text:span text:style-name="T100_58"><text:s/></text:span><text:span text:style-name="T100_59">do</text:span><text:span text:style-name="T100_60"><text:s/></text:span><text:span text:style-name="T100_61">pułapek</text:span><text:span text:style-name="T100_62">.<text:s/></text:span><text:span text:style-name="T100_63">Liczba</text:span><text:span text:style-name="T100_64"><text:s/></text:span><text:span text:style-name="T100_65">ich</text:span><text:span text:style-name="T100_66"><text:s/></text:span><text:span text:style-name="T100_67">użyć</text:span><text:span text:style-name="T100_68"><text:s/></text:span><text:span text:style-name="T100_69">jest</text:span><text:span text:style-name="T100_70"><text:s/></text:span><text:span text:style-name="T100_71">ograniczona</text:span><text:span text:style-name="T100_72"><text:s/></text:span><text:span text:style-name="T100_73">i</text:span><text:span text:style-name="T100_74"><text:s/></text:span><text:span text:style-name="T100_75">w</text:span><text:span text:style-name="T100_76">sadzanie</text:span><text:span text:style-name="T100_77"><text:s/></text:span><text:span text:style-name="T100_78">do</text:span><text:span text:style-name="T100_79"><text:s/></text:span><text:span text:style-name="T100_80">nich</text:span><text:span text:style-name="T100_81"><text:s/></text:span><text:span text:style-name="T100_82">czegoś</text:span><text:span text:style-name="T100_83"><text:s/></text:span><text:span text:style-name="T100_84">skraca</text:span><text:span text:style-name="T100_85"><text:s/></text:span><text:span text:style-name="T100_86">długość</text:span><text:span text:style-name="T100_87"><text:s/></text:span><text:span text:style-name="T100_88">ich</text:span><text:span text:style-name="T100_89"><text:s/></text:span><text:span text:style-name="T100_90">życia</text:span><text:span text:style-name="T100_91">.</text:span></text:p>
      <text:p text:style-name="P101"><text:span text:style-name="T101_1">Wyhodowano</text:span><text:span text:style-name="T101_2"><text:s/></text:span><text:span text:style-name="T101_3">wiele</text:span><text:span text:style-name="T101_4"><text:s/></text:span><text:span text:style-name="T101_5">różniących</text:span><text:span text:style-name="T101_6"><text:s/></text:span><text:span text:style-name="T101_7">się</text:span><text:span text:style-name="T101_8"><text:s/></text:span><text:span text:style-name="T101_9">wyglądem</text:span><text:span text:style-name="T101_10"><text:s/></text:span><text:span text:style-name="T101_11">kultywarów</text:span><text:span text:style-name="T101_12"><text:s/></text:span><text:span text:style-name="T101_13">tej</text:span><text:span text:style-name="T101_14"><text:s/></text:span><text:span text:style-name="T101_15">rośliny</text:span><text:span text:style-name="T101_16">.</text:span></text:p>
      <text:p text:style-name="P102"><text:span text:style-name="T102_1"><text:s/></text:span></text:p>
      <text:h text:style-name="P103" text:outline-level="10"><text:bookmark-start text:name="h.s5d4ojncl4ht"/><text:bookmark-end text:name="h.s5d4ojncl4ht"/><text:span text:style-name="T103_1">Tłustosz</text:span><text:span text:style-name="T103_2">,<text:s/></text:span><text:span text:style-name="T103_3">czyli</text:span><text:span text:style-name="T103_4"><text:s/></text:span><text:span text:style-name="T103_5">Pinguicula</text:span></text:h>
      <text:p text:style-name="P104"><text:span text:style-name="T104_1"><text:s/></text:span></text:p>
      <text:p text:style-name="P105"><text:span text:style-name="T105_1">Wiele</text:span><text:span text:style-name="T105_2"><text:s/></text:span><text:span text:style-name="T105_3">osób</text:span><text:span text:style-name="T105_4"><text:s/></text:span><text:span text:style-name="T105_5">nie</text:span><text:span text:style-name="T105_6"><text:s/></text:span><text:span text:style-name="T105_7">docenia</text:span><text:span text:style-name="T105_8"><text:s/></text:span><text:span text:style-name="T105_9">tłustoszy</text:span><text:span text:style-name="T105_10">,<text:s/></text:span><text:span text:style-name="T105_11">których</text:span><text:span text:style-name="T105_12"><text:s/></text:span><text:span text:style-name="T105_13">liście</text:span><text:span text:style-name="T105_14"><text:s/></text:span><text:span text:style-name="T105_15">pułapkowe</text:span><text:span text:style-name="T105_16"><text:s/></text:span><text:span text:style-name="T105_17">z</text:span><text:span text:style-name="T105_18"><text:s/></text:span><text:span text:style-name="T105_19">zewnątrz</text:span><text:span text:style-name="T105_20"><text:s/></text:span><text:span text:style-name="T105_21">nie</text:span><text:span text:style-name="T105_22"><text:s/></text:span><text:span text:style-name="T105_23">prezentują</text:span><text:span text:style-name="T105_24"><text:s/></text:span><text:span text:style-name="T105_25">się</text:span><text:span text:style-name="T105_26"><text:s/></text:span><text:span text:style-name="T105_27">jakoś</text:span><text:span text:style-name="T105_28"><text:s/></text:span><text:span text:style-name="T105_29">szczególnie</text:span><text:span text:style-name="T105_30"><text:s/></text:span><text:span text:style-name="T105_31">okazale</text:span><text:span text:style-name="T105_32">.<text:s/></text:span><text:span text:style-name="T105_33">Są</text:span><text:span text:style-name="T105_34"><text:s/></text:span><text:span text:style-name="T105_35">zebrane</text:span><text:span text:style-name="T105_36"><text:s/></text:span><text:span text:style-name="T105_37">w</text:span><text:span text:style-name="T105_38"><text:s/></text:span><text:span text:style-name="T105_39">rozetę</text:span><text:span text:style-name="T105_40"><text:s/></text:span><text:span text:style-name="T105_41">i</text:span><text:span text:style-name="T105_42"><text:s/></text:span><text:span text:style-name="T105_43">pokrywają</text:span><text:span text:style-name="T105_44"><text:s/></text:span><text:span text:style-name="T105_45">je</text:span><text:span text:style-name="T105_46"><text:s/></text:span><text:span text:style-name="T105_47">drobne</text:span><text:span text:style-name="T105_48"><text:s/></text:span><text:span text:style-name="T105_49">włoski</text:span><text:span text:style-name="T105_50">,<text:s/></text:span><text:span text:style-name="T105_51">a</text:span><text:span text:style-name="T105_52"><text:s/></text:span><text:span text:style-name="T105_53">ich</text:span><text:span text:style-name="T105_54"><text:s/></text:span><text:span text:style-name="T105_55">powierzchnia</text:span><text:span text:style-name="T105_56"><text:s/></text:span><text:span text:style-name="T105_57">przypomina</text:span><text:span text:style-name="T105_58"><text:s/></text:span><text:span text:style-name="T105_59">nawoskowaną</text:span><text:span text:style-name="T105_60">.<text:s/></text:span><text:span text:style-name="T105_61">Działają</text:span><text:span text:style-name="T105_62"><text:s/></text:span><text:span text:style-name="T105_63">na</text:span><text:span text:style-name="T105_64"><text:s/></text:span><text:span text:style-name="T105_65">zasadzie</text:span><text:span text:style-name="T105_66"><text:s/></text:span><text:span text:style-name="T105_67">lepu</text:span><text:span text:style-name="T105_68"><text:s/></text:span><text:span text:style-name="T105_69">na</text:span><text:span text:style-name="T105_70"><text:s/></text:span><text:span text:style-name="T105_71">muchy</text:span><text:span text:style-name="T105_72">.<text:s/></text:span><text:span text:style-name="T105_73">Na</text:span><text:span text:style-name="T105_74"><text:s/></text:span><text:span text:style-name="T105_75">pierwszy</text:span><text:span text:style-name="T105_76"><text:s/></text:span><text:span text:style-name="T105_77">rzut</text:span><text:span text:style-name="T105_78"><text:s/></text:span><text:span text:style-name="T105_79">oka</text:span><text:span text:style-name="T105_80"><text:s/></text:span><text:span text:style-name="T105_81">wydają</text:span><text:span text:style-name="T105_82"><text:s/></text:span><text:span text:style-name="T105_83">się</text:span><text:span text:style-name="T105_84"><text:s/></text:span><text:span text:style-name="T105_85">glutowate</text:span><text:span text:style-name="T105_86"><text:s/></text:span><text:span text:style-name="T105_87">i</text:span><text:span text:style-name="T105_88"><text:s/></text:span><text:span text:style-name="T105_89">miękkie</text:span><text:span text:style-name="T105_90">,<text:s/></text:span><text:span text:style-name="T105_91">tymczasem</text:span><text:span text:style-name="T105_92"><text:s/></text:span><text:span text:style-name="T105_93">jest</text:span><text:span text:style-name="T105_94"><text:s/></text:span><text:span text:style-name="T105_95">dokładnie</text:span><text:span text:style-name="T105_96"><text:s/></text:span><text:span text:style-name="T105_97">na</text:span><text:span text:style-name="T105_98"><text:s/></text:span><text:span text:style-name="T105_99">odwrót</text:span><text:span text:style-name="T105_100">,<text:s/></text:span><text:span text:style-name="T105_101">bo</text:span><text:span text:style-name="T105_102"><text:s/></text:span><text:span text:style-name="T105_103">są</text:span><text:span text:style-name="T105_104"><text:s/></text:span><text:span text:style-name="T105_105">one</text:span><text:span text:style-name="T105_106"><text:s/></text:span><text:span text:style-name="T105_107">sztywne</text:span><text:span text:style-name="T105_108"><text:s/></text:span><text:span text:style-name="T105_109">i</text:span><text:span text:style-name="T105_110"><text:s/></text:span><text:span text:style-name="T105_111">kruche</text:span><text:span text:style-name="T105_112">,<text:s/></text:span><text:span text:style-name="T105_113">co</text:span><text:span text:style-name="T105_114"><text:s/></text:span><text:span text:style-name="T105_115">stanowi</text:span><text:span text:style-name="T105_116"><text:s/></text:span><text:span text:style-name="T105_117">jedną</text:span><text:span text:style-name="T105_118"><text:s/></text:span><text:span text:style-name="T105_119">ze</text:span><text:span text:style-name="T105_120"><text:s/></text:span><text:span text:style-name="T105_121">strategii</text:span><text:span text:style-name="T105_122"><text:s/></text:span><text:span text:style-name="T105_123">rozrodczych</text:span><text:span text:style-name="T105_124"><text:s/></text:span><text:span text:style-name="T105_125">tych</text:span><text:span text:style-name="T105_126"><text:s/></text:span><text:span text:style-name="T105_127">roślin</text:span><text:span text:style-name="T105_128">,<text:s/></text:span><text:span text:style-name="T105_129">ponieważ</text:span><text:span text:style-name="T105_130"><text:s/></text:span><text:span text:style-name="T105_131">z</text:span><text:span text:style-name="T105_132"><text:s/></text:span><text:span text:style-name="T105_133">takiego</text:span><text:span text:style-name="T105_134"><text:s/></text:span><text:span text:style-name="T105_135">liścia</text:span><text:span text:style-name="T105_136"><text:s/></text:span><text:span text:style-name="T105_137">łatwo</text:span><text:span text:style-name="T105_138"><text:s/></text:span><text:span text:style-name="T105_139">powstaje</text:span><text:span text:style-name="T105_140"><text:s/></text:span><text:span text:style-name="T105_141">nowa</text:span><text:span text:style-name="T105_142"><text:s/></text:span><text:span text:style-name="T105_143">roślina</text:span><text:span text:style-name="T105_144">.</text:span></text:p>
      <text:p text:style-name="P106"><text:span text:style-name="T106_1">Tłustosze</text:span><text:span text:style-name="T106_2"><text:s/></text:span><text:span text:style-name="T106_3">chętnie</text:span><text:span text:style-name="T106_4"><text:s/></text:span><text:span text:style-name="T106_5">i</text:span><text:span text:style-name="T106_6"><text:s/></text:span><text:span text:style-name="T106_7">często</text:span><text:span text:style-name="T106_8"><text:s/></text:span><text:span text:style-name="T106_9">kwitną</text:span><text:span text:style-name="T106_10">.<text:s/></text:span><text:span text:style-name="T106_11">Nie</text:span><text:span text:style-name="T106_12"><text:s/></text:span><text:span text:style-name="T106_13">lubią</text:span><text:span text:style-name="T106_14"><text:s/></text:span><text:span text:style-name="T106_15">ostrego</text:span><text:span text:style-name="T106_16">,<text:s/></text:span><text:span text:style-name="T106_17">intensywnego</text:span><text:span text:style-name="T106_18"><text:s/></text:span><text:span text:style-name="T106_19">światła</text:span><text:span text:style-name="T106_20"><text:s/></text:span><text:span text:style-name="T106_21">i</text:span><text:span text:style-name="T106_22"><text:s/></text:span><text:span text:style-name="T106_23">są</text:span><text:span text:style-name="T106_24"><text:s/></text:span><text:span text:style-name="T106_25">podatne</text:span><text:span text:style-name="T106_26"><text:s/></text:span><text:span text:style-name="T106_27">na</text:span><text:span text:style-name="T106_28"><text:s/></text:span><text:span text:style-name="T106_29">choroby</text:span><text:span text:style-name="T106_30"><text:s/></text:span><text:span text:style-name="T106_31">grzybowe</text:span><text:span text:style-name="T106_32">,<text:s/></text:span><text:span text:style-name="T106_33">co</text:span><text:span text:style-name="T106_34"><text:s/></text:span><text:span text:style-name="T106_35">przy</text:span><text:span text:style-name="T106_36"><text:s/></text:span><text:span text:style-name="T106_37">ich</text:span><text:span text:style-name="T106_38"><text:s/></text:span><text:span text:style-name="T106_39">umiłowaniu</text:span><text:span text:style-name="T106_40"><text:s/></text:span><text:span text:style-name="T106_41">do</text:span><text:span text:style-name="T106_42"><text:s/></text:span><text:span text:style-name="T106_43">wysokiej</text:span><text:span text:style-name="T106_44"><text:s/></text:span><text:span text:style-name="T106_45">wilgotności</text:span><text:span text:style-name="T106_46"><text:s/></text:span><text:span text:style-name="T106_47">powietrza</text:span><text:span text:style-name="T106_48"><text:s/></text:span><text:span text:style-name="T106_49">może</text:span><text:span text:style-name="T106_50"><text:s/></text:span><text:span text:style-name="T106_51">mieć</text:span><text:span text:style-name="T106_52"><text:s/></text:span><text:span text:style-name="T106_53">zły</text:span><text:span text:style-name="T106_54"><text:s/></text:span><text:span text:style-name="T106_55">wpływ</text:span><text:span text:style-name="T106_56">.<text:s/></text:span><text:span text:style-name="T106_57">Jeśli</text:span><text:span text:style-name="T106_58"><text:s/></text:span><text:span text:style-name="T106_59">liście</text:span><text:span text:style-name="T106_60"><text:s/></text:span><text:span text:style-name="T106_61">zaczynają</text:span><text:span text:style-name="T106_62"><text:s/></text:span><text:span text:style-name="T106_63">gnić</text:span><text:span text:style-name="T106_64"><text:s/></text:span><text:span text:style-name="T106_65">u</text:span><text:span text:style-name="T106_66"><text:s/></text:span><text:span text:style-name="T106_67">nasady</text:span><text:span text:style-name="T106_68">,<text:s/></text:span><text:span text:style-name="T106_69">to</text:span><text:span text:style-name="T106_70"><text:s/></text:span><text:span text:style-name="T106_71">bardzo</text:span><text:span text:style-name="T106_72"><text:s/></text:span><text:span text:style-name="T106_73">zły</text:span><text:span text:style-name="T106_74"><text:s/></text:span><text:span text:style-name="T106_75">znak</text:span><text:span text:style-name="T106_76"><text:s/></text:span><text:span text:style-name="T106_77">i</text:span><text:span text:style-name="T106_78"><text:s/></text:span><text:span text:style-name="T106_79">oznacza</text:span><text:span text:style-name="T106_80"><text:s/></text:span><text:span text:style-name="T106_81">zbyt</text:span><text:span text:style-name="T106_82"><text:s/></text:span><text:span text:style-name="T106_83">wilgotne</text:span><text:span text:style-name="T106_84"><text:s/></text:span><text:span text:style-name="T106_85">podłoże</text:span><text:span text:style-name="T106_86">,<text:s/></text:span><text:span text:style-name="T106_87">niestety</text:span><text:span text:style-name="T106_88"><text:s/></text:span><text:span text:style-name="T106_89">wtedy</text:span><text:span text:style-name="T106_90"><text:s/></text:span><text:span text:style-name="T106_91">jest</text:span><text:span text:style-name="T106_92"><text:s/></text:span><text:span text:style-name="T106_93">już</text:span><text:span text:style-name="T106_94"><text:s/></text:span><text:span text:style-name="T106_95">zazwyczaj</text:span><text:span text:style-name="T106_96"><text:s/></text:span><text:span text:style-name="T106_97">za</text:span><text:span text:style-name="T106_98"><text:s/></text:span><text:span text:style-name="T106_99">późno</text:span><text:span text:style-name="T106_100">.</text:span></text:p>
      <text:p text:style-name="P107"><text:span text:style-name="T107_1">Najczęściej</text:span><text:span text:style-name="T107_2"><text:s/></text:span><text:span text:style-name="T107_3">hodowane</text:span><text:span text:style-name="T107_4"><text:s/></text:span><text:span text:style-name="T107_5">są</text:span><text:span text:style-name="T107_6"><text:s/></text:span><text:span text:style-name="T107_7">tłustosze</text:span><text:span text:style-name="T107_8"><text:s/></text:span><text:span text:style-name="T107_9">meksykańskie</text:span><text:span text:style-name="T107_10">,<text:s/></text:span><text:span text:style-name="T107_11">ponieważ</text:span><text:span text:style-name="T107_12"><text:s/></text:span><text:span text:style-name="T107_13">nie</text:span><text:span text:style-name="T107_14"><text:s/></text:span><text:span text:style-name="T107_15">wymagają</text:span><text:span text:style-name="T107_16"><text:s/></text:span><text:span text:style-name="T107_17">zimowania</text:span><text:span text:style-name="T107_18">,<text:s/></text:span><text:span text:style-name="T107_19">są</text:span><text:span text:style-name="T107_20"><text:s/></text:span><text:span text:style-name="T107_21">ładne</text:span><text:span text:style-name="T107_22"><text:s/></text:span><text:span text:style-name="T107_23">i</text:span><text:span text:style-name="T107_24"><text:s/></text:span><text:span text:style-name="T107_25">proste</text:span><text:span text:style-name="T107_26"><text:s/></text:span><text:span text:style-name="T107_27">w</text:span><text:span text:style-name="T107_28"><text:s/></text:span><text:span text:style-name="T107_29">uprawie</text:span><text:span text:style-name="T107_30">.<text:s/></text:span><text:span text:style-name="T107_31">To</text:span><text:span text:style-name="T107_32"><text:s/></text:span><text:span text:style-name="T107_33">dobre</text:span><text:span text:style-name="T107_34"><text:s/></text:span><text:span text:style-name="T107_35">rośliny</text:span><text:span text:style-name="T107_36"><text:s/></text:span><text:span text:style-name="T107_37">zarówno</text:span><text:span text:style-name="T107_38"><text:s/></text:span><text:span text:style-name="T107_39">do</text:span><text:span text:style-name="T107_40"><text:s/></text:span><text:span text:style-name="T107_41">terrarium</text:span><text:span text:style-name="T107_42">,<text:s/></text:span><text:span text:style-name="T107_43">jak</text:span><text:span text:style-name="T107_44"><text:s/></text:span><text:span text:style-name="T107_45">i</text:span><text:span text:style-name="T107_46"><text:s/></text:span><text:span text:style-name="T107_47">na</text:span><text:span text:style-name="T107_48"><text:s/></text:span><text:span text:style-name="T107_49">parapet</text:span><text:span text:style-name="T107_50">.<text:s/></text:span><text:span text:style-name="T107_51">Wiele</text:span><text:span text:style-name="T107_52"><text:s/></text:span><text:span text:style-name="T107_53">z</text:span><text:span text:style-name="T107_54"><text:s/></text:span><text:span text:style-name="T107_55">nich</text:span><text:span text:style-name="T107_56"><text:s/></text:span><text:span text:style-name="T107_57">wybarwia</text:span><text:span text:style-name="T107_58"><text:s/></text:span><text:span text:style-name="T107_59">się</text:span><text:span text:style-name="T107_60"><text:s/></text:span><text:span text:style-name="T107_61">ładnie</text:span><text:span text:style-name="T107_62">,<text:s/></text:span><text:span text:style-name="T107_63">mają</text:span><text:span text:style-name="T107_64"><text:s/></text:span><text:span text:style-name="T107_65">też</text:span><text:span text:style-name="T107_66"><text:s/></text:span><text:span text:style-name="T107_67">różne</text:span><text:span text:style-name="T107_68"><text:s/></text:span><text:span text:style-name="T107_69">kształty</text:span><text:span text:style-name="T107_70"><text:s/></text:span><text:span text:style-name="T107_71">i</text:span><text:span text:style-name="T107_72"><text:s/></text:span><text:span text:style-name="T107_73">rozmiary</text:span><text:span text:style-name="T107_74">.<text:s/></text:span><text:span text:style-name="T107_75">Należy</text:span><text:span text:style-name="T107_76"><text:s/></text:span><text:span text:style-name="T107_77">im</text:span><text:span text:style-name="T107_78"><text:s/></text:span><text:span text:style-name="T107_79">zapewnić</text:span><text:span text:style-name="T107_80"><text:s/></text:span><text:span text:style-name="T107_81">rozproszone</text:span><text:span text:style-name="T107_82"><text:s/></text:span><text:span text:style-name="T107_83">światło</text:span><text:span text:style-name="T107_84">,<text:s/></text:span><text:span text:style-name="T107_85">dlatego</text:span><text:span text:style-name="T107_86"><text:s/></text:span><text:span text:style-name="T107_87">idealne</text:span><text:span text:style-name="T107_88"><text:s/></text:span><text:span text:style-name="T107_89">są</text:span><text:span text:style-name="T107_90"><text:s/></text:span><text:span text:style-name="T107_91">dla</text:span><text:span text:style-name="T107_92"><text:s/></text:span><text:span text:style-name="T107_93">nich</text:span><text:span text:style-name="T107_94"><text:s/></text:span><text:span text:style-name="T107_95">okna</text:span><text:span text:style-name="T107_96"><text:s/></text:span><text:span text:style-name="T107_97">wschodnie</text:span><text:span text:style-name="T107_98"><text:s/></text:span><text:span text:style-name="T107_99">i</text:span><text:span text:style-name="T107_100"><text:s/></text:span><text:span text:style-name="T107_101">zachodnie</text:span><text:span text:style-name="T107_102">.</text:span></text:p>
      <text:p text:style-name="P108"><text:span text:style-name="T108_1">W</text:span><text:span text:style-name="T108_2"><text:s/></text:span><text:span text:style-name="T108_3">naturze</text:span><text:span text:style-name="T108_4"><text:s/></text:span><text:span text:style-name="T108_5">porastają</text:span><text:span text:style-name="T108_6"><text:s/></text:span><text:span text:style-name="T108_7">skały</text:span><text:span text:style-name="T108_8"><text:s/></text:span><text:span text:style-name="T108_9">wulkaniczne</text:span><text:span text:style-name="T108_10">,<text:s/></text:span><text:span text:style-name="T108_11">dlatego</text:span><text:span text:style-name="T108_12"><text:s/></text:span><text:span text:style-name="T108_13">podłoże</text:span><text:span text:style-name="T108_14"><text:s/></text:span><text:span text:style-name="T108_15">dla</text:span><text:span text:style-name="T108_16"><text:s/></text:span><text:span text:style-name="T108_17">nich</text:span><text:span text:style-name="T108_18"><text:s/></text:span><text:span text:style-name="T108_19">różni</text:span><text:span text:style-name="T108_20"><text:s/></text:span><text:span text:style-name="T108_21">się</text:span><text:span text:style-name="T108_22"><text:s/></text:span><text:span text:style-name="T108_23">od</text:span><text:span text:style-name="T108_24"><text:s/></text:span><text:span text:style-name="T108_25">tego</text:span><text:span text:style-name="T108_26"><text:s/></text:span><text:span text:style-name="T108_27">dla</text:span><text:span text:style-name="T108_28"><text:s/></text:span><text:span text:style-name="T108_29">innych</text:span><text:span text:style-name="T108_30"><text:s/></text:span><text:span text:style-name="T108_31">owadożerów</text:span><text:span text:style-name="T108_32">.<text:s/></text:span><text:span text:style-name="T108_33">Osobiście</text:span><text:span text:style-name="T108_34"><text:s/></text:span><text:span text:style-name="T108_35">stosuję</text:span><text:span text:style-name="T108_36"><text:s/></text:span><text:span text:style-name="T108_37">mieszankę</text:span><text:span text:style-name="T108_38"><text:s/></text:span><text:span text:style-name="T108_39">perlit</text:span><text:span text:style-name="T108_40">:<text:s/></text:span><text:span text:style-name="T108_41">torf</text:span><text:span text:style-name="T108_42"><text:s/></text:span><text:span text:style-name="T108_43">kwaśny</text:span><text:span text:style-name="T108_44"><text:s/></text:span><text:span text:style-name="T108_45">w</text:span><text:span text:style-name="T108_46"><text:s/></text:span><text:span text:style-name="T108_47">stosunku</text:span><text:span text:style-name="T108_48"><text:s/>3:1,<text:s/></text:span><text:span text:style-name="T108_49">a</text:span><text:span text:style-name="T108_50"><text:s/></text:span><text:span text:style-name="T108_51">do</text:span><text:span text:style-name="T108_52"><text:s/></text:span><text:span text:style-name="T108_53">tego</text:span><text:span text:style-name="T108_54"><text:s/></text:span><text:span text:style-name="T108_55">dodaję</text:span><text:span text:style-name="T108_56"><text:s/></text:span><text:span text:style-name="T108_57">odrobinę</text:span><text:span text:style-name="T108_58"><text:s/></text:span><text:span text:style-name="T108_59">wermikulitu</text:span><text:span text:style-name="T108_60">.<text:s/></text:span><text:span text:style-name="T108_61">Są</text:span><text:span text:style-name="T108_62"><text:s/></text:span><text:span text:style-name="T108_63">też</text:span><text:span text:style-name="T108_64"><text:s/></text:span><text:span text:style-name="T108_65">specyficzne</text:span><text:span text:style-name="T108_66"><text:s/></text:span><text:span text:style-name="T108_67">gatunki</text:span><text:span text:style-name="T108_68"><text:s/>–<text:s/></text:span><text:span text:style-name="T108_69">Pinguicula</text:span><text:span text:style-name="T108_70"><text:s/></text:span><text:span text:style-name="T108_71">agnata</text:span><text:span text:style-name="T108_72"><text:s/></text:span><text:span text:style-name="T108_73">powinna</text:span><text:span text:style-name="T108_74"><text:s/></text:span><text:span text:style-name="T108_75">mieć</text:span><text:span text:style-name="T108_76"><text:s/></text:span><text:span text:style-name="T108_77">dodatek</text:span><text:span text:style-name="T108_78"><text:s/></text:span><text:span text:style-name="T108_79">skał</text:span><text:span text:style-name="T108_80"><text:s/></text:span><text:span text:style-name="T108_81">wapiennych</text:span><text:span text:style-name="T108_82">,<text:s/></text:span><text:span text:style-name="T108_83">a</text:span><text:span text:style-name="T108_84"><text:s/></text:span><text:span text:style-name="T108_85">Pinguicula</text:span><text:span text:style-name="T108_86"><text:s/></text:span><text:span text:style-name="T108_87">gypsicola</text:span><text:span text:style-name="T108_88"><text:s/>–<text:s/></text:span><text:span text:style-name="T108_89">gipsu</text:span><text:span text:style-name="T108_90">.</text:span></text:p>
      <text:p text:style-name="P109"><text:span text:style-name="T109_1">Tłustosze</text:span><text:span text:style-name="T109_2"><text:s/></text:span><text:span text:style-name="T109_3">meksykańskie</text:span><text:span text:style-name="T109_4"><text:s/></text:span><text:span text:style-name="T109_5">nie</text:span><text:span text:style-name="T109_6"><text:s/></text:span><text:span text:style-name="T109_7">zimują</text:span><text:span text:style-name="T109_8">,<text:s/></text:span><text:span text:style-name="T109_9">jednak</text:span><text:span text:style-name="T109_10"><text:s/></text:span><text:span text:style-name="T109_11">przechodzą</text:span><text:span text:style-name="T109_12"><text:s/></text:span><text:span text:style-name="T109_13">okres</text:span><text:span text:style-name="T109_14"><text:s/></text:span><text:span text:style-name="T109_15">spoczynku</text:span><text:span text:style-name="T109_16">.<text:s/></text:span><text:span text:style-name="T109_17">Podczas</text:span><text:span text:style-name="T109_18"><text:s/></text:span><text:span text:style-name="T109_19">niego</text:span><text:span text:style-name="T109_20"><text:s/></text:span><text:span text:style-name="T109_21">wypuszczają</text:span><text:span text:style-name="T109_22"><text:s/></text:span><text:span text:style-name="T109_23">rozetę</text:span><text:span text:style-name="T109_24"><text:s/></text:span><text:span text:style-name="T109_25">zimową</text:span><text:span text:style-name="T109_26">,<text:s/></text:span><text:span text:style-name="T109_27">która</text:span><text:span text:style-name="T109_28"><text:s/></text:span><text:span text:style-name="T109_29">jest</text:span><text:span text:style-name="T109_30"><text:s/></text:span><text:span text:style-name="T109_31">inna</text:span><text:span text:style-name="T109_32"><text:s/></text:span><text:span text:style-name="T109_33">od</text:span><text:span text:style-name="T109_34"><text:s/></text:span><text:span text:style-name="T109_35">letniej</text:span><text:span text:style-name="T109_36">.<text:s/></text:span><text:span text:style-name="T109_37">W</text:span><text:span text:style-name="T109_38"><text:s/></text:span><text:span text:style-name="T109_39">tym</text:span><text:span text:style-name="T109_40"><text:s/></text:span><text:span text:style-name="T109_41">czasie</text:span><text:span text:style-name="T109_42"><text:s/></text:span><text:span text:style-name="T109_43">należy</text:span><text:span text:style-name="T109_44"><text:s/></text:span><text:span text:style-name="T109_45">postępować</text:span><text:span text:style-name="T109_46"><text:s/></text:span><text:span text:style-name="T109_47">ostrożniej</text:span><text:span text:style-name="T109_48"><text:s/></text:span><text:span text:style-name="T109_49">z</text:span><text:span text:style-name="T109_50"><text:s/></text:span><text:span text:style-name="T109_51">podlewaniem</text:span><text:span text:style-name="T109_52">.</text:span></text:p>
      <text:p text:style-name="P110"><text:span text:style-name="T110_1">Nie</text:span><text:span text:style-name="T110_2"><text:s/></text:span><text:span text:style-name="T110_3">byłabym</text:span><text:span text:style-name="T110_4"><text:s/></text:span><text:span text:style-name="T110_5">jednak</text:span><text:span text:style-name="T110_6"><text:s/></text:span><text:span text:style-name="T110_7">sobą</text:span><text:span text:style-name="T110_8">,<text:s/></text:span><text:span text:style-name="T110_9">gdybym</text:span><text:span text:style-name="T110_10"><text:s/></text:span><text:span text:style-name="T110_11">nie</text:span><text:span text:style-name="T110_12"><text:s/></text:span><text:span text:style-name="T110_13">wspomniała</text:span><text:span text:style-name="T110_14"><text:s/></text:span><text:span text:style-name="T110_15">o</text:span><text:span text:style-name="T110_16"><text:s/></text:span><text:span text:style-name="T110_17">gatunkach</text:span><text:span text:style-name="T110_18"><text:s/></text:span><text:span text:style-name="T110_19">zimnolubnych</text:span><text:span text:style-name="T110_20">.<text:s/></text:span><text:span text:style-name="T110_21">W</text:span><text:span text:style-name="T110_22"><text:s/></text:span><text:span text:style-name="T110_23">Polsce</text:span><text:span text:style-name="T110_24"><text:s/></text:span><text:span text:style-name="T110_25">występują</text:span><text:span text:style-name="T110_26"><text:s/></text:span><text:span text:style-name="T110_27">Pinguicula</text:span><text:span text:style-name="T110_28"><text:s/></text:span><text:span text:style-name="T110_29">alpina</text:span><text:span text:style-name="T110_30"><text:s/></text:span><text:span text:style-name="T110_31">i</text:span><text:span text:style-name="T110_32"><text:s/></text:span><text:span text:style-name="T110_33">Pinguicula</text:span><text:span text:style-name="T110_34"><text:s/></text:span><text:span text:style-name="T110_35">vulgaris</text:span><text:span text:style-name="T110_36"><text:s/></text:span><text:span text:style-name="T110_37">ze</text:span><text:span text:style-name="T110_38"><text:s/></text:span><text:span text:style-name="T110_39">swoimi</text:span><text:span text:style-name="T110_40"><text:s/></text:span><text:span text:style-name="T110_41">dwoma</text:span><text:span text:style-name="T110_42"><text:s/></text:span><text:span text:style-name="T110_43">podgatunkami</text:span><text:span text:style-name="T110_44">.<text:s/></text:span><text:span text:style-name="T110_45">Są</text:span><text:span text:style-name="T110_46"><text:s/></text:span><text:span text:style-name="T110_47">do</text:span><text:span text:style-name="T110_48"><text:s/></text:span><text:span text:style-name="T110_49">zdobycia</text:span><text:span text:style-name="T110_50"><text:s/></text:span><text:span text:style-name="T110_51">w</text:span><text:span text:style-name="T110_52"><text:s/></text:span><text:span text:style-name="T110_53">handlu</text:span><text:span text:style-name="T110_54"><text:s/></text:span><text:span text:style-name="T110_55">i</text:span><text:span text:style-name="T110_56"><text:s/></text:span><text:span text:style-name="T110_57">wiele</text:span><text:span text:style-name="T110_58"><text:s/></text:span><text:span text:style-name="T110_59">osób</text:span><text:span text:style-name="T110_60"><text:s/></text:span><text:span text:style-name="T110_61">je</text:span><text:span text:style-name="T110_62"><text:s/></text:span><text:span text:style-name="T110_63">uprawia</text:span><text:span text:style-name="T110_64">.</text:span></text:p>
      <text:p text:style-name="P111"><text:span text:style-name="T111_1"><text:s/></text:span></text:p>
      <text:h text:style-name="P112" text:outline-level="10"><text:bookmark-start text:name="h.q0k61i2tq635"/><text:bookmark-end text:name="h.q0k61i2tq635"/><text:span text:style-name="T112_1">Cefalotus</text:span><text:span text:style-name="T112_2">,<text:s/></text:span><text:span text:style-name="T112_3">czyli</text:span><text:span text:style-name="T112_4"><text:s/></text:span><text:span text:style-name="T112_5">Cephalotus</text:span></text:h>
      <text:p text:style-name="P113"><text:span text:style-name="T113_1"><text:s/></text:span></text:p>
      <text:p text:style-name="P114"><text:span text:style-name="T114_1">W</text:span><text:span text:style-name="T114_2"><text:s/></text:span><text:span text:style-name="T114_3">rodzaju</text:span><text:span text:style-name="T114_4"><text:s/></text:span><text:span text:style-name="T114_5">Cephalotus</text:span><text:span text:style-name="T114_6"><text:s/></text:span><text:span text:style-name="T114_7">znajduje</text:span><text:span text:style-name="T114_8"><text:s/></text:span><text:span text:style-name="T114_9">się</text:span><text:span text:style-name="T114_10"><text:s/></text:span><text:span text:style-name="T114_11">jeden</text:span><text:span text:style-name="T114_12"><text:s/></text:span><text:span text:style-name="T114_13">gatunek</text:span><text:span text:style-name="T114_14"><text:s/>–<text:s/></text:span><text:span text:style-name="T114_15">Cephalotus</text:span><text:span text:style-name="T114_16"><text:s/></text:span><text:span text:style-name="T114_17">follicularis</text:span><text:span text:style-name="T114_18">,<text:s/></text:span><text:span text:style-name="T114_19">czyli</text:span><text:span text:style-name="T114_20"><text:s/></text:span><text:span text:style-name="T114_21">cefalotus</text:span><text:span text:style-name="T114_22"><text:s/></text:span><text:span text:style-name="T114_23">bukłakowaty</text:span><text:span text:style-name="T114_24">.<text:s/></text:span><text:span text:style-name="T114_25">Nazwa</text:span><text:span text:style-name="T114_26"><text:s/></text:span><text:span text:style-name="T114_27">nie</text:span><text:span text:style-name="T114_28"><text:s/></text:span><text:span text:style-name="T114_29">jest</text:span><text:span text:style-name="T114_30"><text:s/></text:span><text:span text:style-name="T114_31">przypadkowa</text:span><text:span text:style-name="T114_32">,<text:s/></text:span><text:span text:style-name="T114_33">ponieważ</text:span><text:span text:style-name="T114_34"><text:s/></text:span><text:span text:style-name="T114_35">mięsożerne</text:span><text:span text:style-name="T114_36"><text:s/></text:span><text:span text:style-name="T114_37">liście</text:span><text:span text:style-name="T114_38"><text:s/></text:span><text:span text:style-name="T114_39">cefalotusa</text:span><text:span text:style-name="T114_40"><text:s/></text:span><text:span text:style-name="T114_41">przypominają</text:span><text:span text:style-name="T114_42"><text:s/></text:span><text:span text:style-name="T114_43">małe</text:span><text:span text:style-name="T114_44"><text:s/></text:span><text:span text:style-name="T114_45">bukłaczki</text:span><text:span text:style-name="T114_46">.<text:s/></text:span><text:span text:style-name="T114_47">Liście</text:span><text:span text:style-name="T114_48"><text:s/></text:span><text:span text:style-name="T114_49">nieowadożerne</text:span><text:span text:style-name="T114_50"><text:s/></text:span><text:span text:style-name="T114_51">są</text:span><text:span text:style-name="T114_52"><text:s/></text:span><text:span text:style-name="T114_53">płaskie</text:span><text:span text:style-name="T114_54"><text:s/></text:span><text:span text:style-name="T114_55">i</text:span><text:span text:style-name="T114_56"><text:s/></text:span><text:span text:style-name="T114_57">drobne</text:span><text:span text:style-name="T114_58">.</text:span></text:p>
      <text:p text:style-name="P115"><text:span text:style-name="T115_1">Roślina</text:span><text:span text:style-name="T115_2"><text:s/></text:span><text:span text:style-name="T115_3">ta</text:span><text:span text:style-name="T115_4"><text:s/></text:span><text:span text:style-name="T115_5">pochodzi</text:span><text:span text:style-name="T115_6"><text:s/></text:span><text:span text:style-name="T115_7">z</text:span><text:span text:style-name="T115_8"><text:s/></text:span><text:span text:style-name="T115_9">Australii</text:span><text:span text:style-name="T115_10"><text:s/></text:span><text:span text:style-name="T115_11">i</text:span><text:span text:style-name="T115_12"><text:s/></text:span><text:span text:style-name="T115_13">jest</text:span><text:span text:style-name="T115_14"><text:s/></text:span><text:span text:style-name="T115_15">prosta</text:span><text:span text:style-name="T115_16"><text:s/></text:span><text:span text:style-name="T115_17">w</text:span><text:span text:style-name="T115_18"><text:s/></text:span><text:span text:style-name="T115_19">uprawie</text:span><text:span text:style-name="T115_20">.<text:s/></text:span><text:span text:style-name="T115_21">Można</text:span><text:span text:style-name="T115_22"><text:s/></text:span><text:span text:style-name="T115_23">ją</text:span><text:span text:style-name="T115_24"><text:s/></text:span><text:span text:style-name="T115_25">zimować</text:span><text:span text:style-name="T115_26">,<text:s/></text:span><text:span text:style-name="T115_27">ale</text:span><text:span text:style-name="T115_28"><text:s/></text:span><text:span text:style-name="T115_29">nie</text:span><text:span text:style-name="T115_30"><text:s/></text:span><text:span text:style-name="T115_31">jest</text:span><text:span text:style-name="T115_32"><text:s/></text:span><text:span text:style-name="T115_33">to</text:span><text:span text:style-name="T115_34"><text:s/></text:span><text:span text:style-name="T115_35">wymagane</text:span><text:span text:style-name="T115_36">.<text:s/></text:span><text:span text:style-name="T115_37">Dobrze</text:span><text:span text:style-name="T115_38"><text:s/></text:span><text:span text:style-name="T115_39">radzi</text:span><text:span text:style-name="T115_40"><text:s/></text:span><text:span text:style-name="T115_41">sobie</text:span><text:span text:style-name="T115_42"><text:s/></text:span><text:span text:style-name="T115_43">w</text:span><text:span text:style-name="T115_44"><text:s/></text:span><text:span text:style-name="T115_45">warunkach</text:span><text:span text:style-name="T115_46"><text:s/></text:span><text:span text:style-name="T115_47">takich</text:span><text:span text:style-name="T115_48"><text:s/></text:span><text:span text:style-name="T115_49">jak</text:span><text:span text:style-name="T115_50"><text:s/></text:span><text:span text:style-name="T115_51">rosiczki</text:span><text:span text:style-name="T115_52"><text:s/></text:span><text:span text:style-name="T115_53">tropikalne</text:span><text:span text:style-name="T115_54">.<text:s/></text:span><text:span text:style-name="T115_55">Często</text:span><text:span text:style-name="T115_56"><text:s/></text:span><text:span text:style-name="T115_57">trzymana</text:span><text:span text:style-name="T115_58"><text:s/></text:span><text:span text:style-name="T115_59">w</text:span><text:span text:style-name="T115_60"><text:s/></text:span><text:span text:style-name="T115_61">terrariach</text:span><text:span text:style-name="T115_62">.</text:span></text:p>
      <text:p text:style-name="P116"><text:span text:style-name="T116_1">Cefalotus</text:span><text:span text:style-name="T116_2"><text:s/></text:span><text:span text:style-name="T116_3">bukłakowaty</text:span><text:span text:style-name="T116_4"><text:s/></text:span><text:span text:style-name="T116_5">jest</text:span><text:span text:style-name="T116_6"><text:s/></text:span><text:span text:style-name="T116_7">podatny</text:span><text:span text:style-name="T116_8"><text:s/></text:span><text:span text:style-name="T116_9">na</text:span><text:span text:style-name="T116_10"><text:s/></text:span><text:span text:style-name="T116_11">choroby</text:span><text:span text:style-name="T116_12"><text:s/></text:span><text:span text:style-name="T116_13">grzybowe</text:span><text:span text:style-name="T116_14">,<text:s/></text:span><text:span text:style-name="T116_15">dlatego</text:span><text:span text:style-name="T116_16"><text:s/></text:span><text:span text:style-name="T116_17">dobrze</text:span><text:span text:style-name="T116_18"><text:s/></text:span><text:span text:style-name="T116_19">co</text:span><text:span text:style-name="T116_20"><text:s/></text:span><text:span text:style-name="T116_21">jakiś</text:span><text:span text:style-name="T116_22"><text:s/></text:span><text:span text:style-name="T116_23">czas</text:span><text:span text:style-name="T116_24"><text:s/></text:span><text:span text:style-name="T116_25">profilaktycznie</text:span><text:span text:style-name="T116_26"><text:s/></text:span><text:span text:style-name="T116_27">pryskać</text:span><text:span text:style-name="T116_28"><text:s/></text:span><text:span text:style-name="T116_29">go</text:span><text:span text:style-name="T116_30"><text:s/></text:span><text:span text:style-name="T116_31">fungicydem</text:span><text:span text:style-name="T116_32">.<text:s/></text:span><text:span text:style-name="T116_33">Osobiście</text:span><text:span text:style-name="T116_34"><text:s/></text:span><text:span text:style-name="T116_35">polecam</text:span><text:span text:style-name="T116_36"><text:s/></text:span><text:span text:style-name="T116_37">Topsin</text:span><text:span text:style-name="T116_38">,<text:s/></text:span><text:span text:style-name="T116_39">który</text:span><text:span text:style-name="T116_40"><text:s/></text:span><text:span text:style-name="T116_41">jest</text:span><text:span text:style-name="T116_42"><text:s/></text:span><text:span text:style-name="T116_43">tani</text:span><text:span text:style-name="T116_44"><text:s/></text:span><text:span text:style-name="T116_45">i</text:span><text:span text:style-name="T116_46"><text:s/></text:span><text:span text:style-name="T116_47">skuteczny</text:span><text:span text:style-name="T116_48">.</text:span></text:p>
      <text:p text:style-name="P117"><text:span text:style-name="T117_1"><text:s/></text:span></text:p>
      <text:h text:style-name="P118" text:outline-level="10"><text:bookmark-start text:name="h.hu46kdsxpm0c"/><text:bookmark-end text:name="h.hu46kdsxpm0c"/><text:span text:style-name="T118_1">Dzbanecznik</text:span><text:span text:style-name="T118_2">,<text:s/></text:span><text:span text:style-name="T118_3">czyli</text:span><text:span text:style-name="T118_4"><text:s/></text:span><text:span text:style-name="T118_5">Nepenthes</text:span></text:h>
      <text:h text:style-name="P119" text:outline-level="10"><text:bookmark-start text:name="h.h6dkq5f67hr8"/><text:bookmark-end text:name="h.h6dkq5f67hr8"/><text:span text:style-name="T119_1"><text:s/></text:span></text:h>
      <text:p text:style-name="P120"><text:span text:style-name="T120_1">Ktoś</text:span><text:span text:style-name="T120_2">,<text:s/></text:span><text:span text:style-name="T120_3">kto</text:span><text:span text:style-name="T120_4"><text:s/></text:span><text:span text:style-name="T120_5">widział</text:span><text:span text:style-name="T120_6"><text:s/></text:span><text:span text:style-name="T120_7">dzbanecznika</text:span><text:span text:style-name="T120_8"><text:s/></text:span><text:span text:style-name="T120_9">jedynie</text:span><text:span text:style-name="T120_10"><text:s/></text:span><text:span text:style-name="T120_11">w</text:span><text:span text:style-name="T120_12"><text:s/></text:span><text:span text:style-name="T120_13">OBI</text:span><text:span text:style-name="T120_14"><text:s/></text:span><text:span text:style-name="T120_15">bądź</text:span><text:span text:style-name="T120_16"><text:s/></text:span><text:span text:style-name="T120_17">Castoramie</text:span><text:span text:style-name="T120_18"><text:s/></text:span><text:span text:style-name="T120_19">nie</text:span><text:span text:style-name="T120_20"><text:s/></text:span><text:span text:style-name="T120_21">wie</text:span><text:span text:style-name="T120_22"><text:s/></text:span><text:span text:style-name="T120_23">jednej</text:span><text:span text:style-name="T120_24"><text:s/></text:span><text:span text:style-name="T120_25">rzeczy</text:span><text:span text:style-name="T120_26"><text:s/>–<text:s/></text:span><text:span text:style-name="T120_27">to</text:span><text:span text:style-name="T120_28"><text:s/></text:span><text:span text:style-name="T120_29">są</text:span><text:span text:style-name="T120_30"><text:s/></text:span><text:span text:style-name="T120_31">ogromne</text:span><text:span text:style-name="T120_32"><text:s/></text:span><text:span text:style-name="T120_33">rośliny</text:span><text:span text:style-name="T120_34">,<text:s/></text:span><text:span text:style-name="T120_35">ponieważ</text:span><text:span text:style-name="T120_36"><text:s/></text:span><text:span text:style-name="T120_37">tworzą</text:span><text:span text:style-name="T120_38"><text:s/></text:span><text:span text:style-name="T120_39">one</text:span><text:span text:style-name="T120_40"><text:s/></text:span><text:span text:style-name="T120_41">pnącza</text:span><text:span text:style-name="T120_42">.<text:s/></text:span><text:span text:style-name="T120_43">Nie</text:span><text:span text:style-name="T120_44"><text:s/></text:span><text:span text:style-name="T120_45">należy</text:span><text:span text:style-name="T120_46"><text:s/></text:span><text:span text:style-name="T120_47">się</text:span><text:span text:style-name="T120_48"><text:s/></text:span><text:span text:style-name="T120_49">tym</text:span><text:span text:style-name="T120_50"><text:s/></text:span><text:span text:style-name="T120_51">martwić</text:span><text:span text:style-name="T120_52">,<text:s/></text:span><text:span text:style-name="T120_53">ponieważ</text:span><text:span text:style-name="T120_54"><text:s/></text:span><text:span text:style-name="T120_55">kiedy</text:span><text:span text:style-name="T120_56"><text:s/></text:span><text:span text:style-name="T120_57">wyhodujemy</text:span><text:span text:style-name="T120_58"><text:s/>„</text:span><text:span text:style-name="T120_59">potwora</text:span><text:span text:style-name="T120_60">”,<text:s/></text:span><text:span text:style-name="T120_61">przycinamy</text:span><text:span text:style-name="T120_62"><text:s/></text:span><text:span text:style-name="T120_63">go</text:span><text:span text:style-name="T120_64"><text:s/></text:span><text:span text:style-name="T120_65">i</text:span><text:span text:style-name="T120_66"><text:s/></text:span><text:span text:style-name="T120_67">ukorzeniamy</text:span><text:span text:style-name="T120_68"><text:s/></text:span><text:span text:style-name="T120_69">poszczególne</text:span><text:span text:style-name="T120_70"><text:s/></text:span><text:span text:style-name="T120_71">fragmenty</text:span><text:span text:style-name="T120_72">.</text:span></text:p>
      <text:p text:style-name="P121"><text:span text:style-name="T121_1">Rośliny</text:span><text:span text:style-name="T121_2"><text:s/></text:span><text:span text:style-name="T121_3">te</text:span><text:span text:style-name="T121_4"><text:s/></text:span><text:span text:style-name="T121_5">potrzebują</text:span><text:span text:style-name="T121_6"><text:s/></text:span><text:span text:style-name="T121_7">wysokiej</text:span><text:span text:style-name="T121_8"><text:s/></text:span><text:span text:style-name="T121_9">wilgotności</text:span><text:span text:style-name="T121_10"><text:s/></text:span><text:span text:style-name="T121_11">i</text:span><text:span text:style-name="T121_12"><text:s/></text:span><text:span text:style-name="T121_13">dość</text:span><text:span text:style-name="T121_14"><text:s/></text:span><text:span text:style-name="T121_15">dużo</text:span><text:span text:style-name="T121_16"><text:s/></text:span><text:span text:style-name="T121_17">światła</text:span><text:span text:style-name="T121_18">,<text:s/></text:span><text:span text:style-name="T121_19">które</text:span><text:span text:style-name="T121_20"><text:s/></text:span><text:span text:style-name="T121_21">nie</text:span><text:span text:style-name="T121_22"><text:s/></text:span><text:span text:style-name="T121_23">może</text:span><text:span text:style-name="T121_24"><text:s/></text:span><text:span text:style-name="T121_25">być</text:span><text:span text:style-name="T121_26"><text:s/></text:span><text:span text:style-name="T121_27">jednak</text:span><text:span text:style-name="T121_28"><text:s/></text:span><text:span text:style-name="T121_29">za</text:span><text:span text:style-name="T121_30"><text:s/></text:span><text:span text:style-name="T121_31">ostre</text:span><text:span text:style-name="T121_32">.<text:s/></text:span><text:span text:style-name="T121_33">Na</text:span><text:span text:style-name="T121_34"><text:s/></text:span><text:span text:style-name="T121_35">parapety</text:span><text:span text:style-name="T121_36"><text:s/></text:span><text:span text:style-name="T121_37">okienne</text:span><text:span text:style-name="T121_38"><text:s/></text:span><text:span text:style-name="T121_39">nadaje</text:span><text:span text:style-name="T121_40"><text:s/></text:span><text:span text:style-name="T121_41">się</text:span><text:span text:style-name="T121_42"><text:s/></text:span><text:span text:style-name="T121_43">wiele</text:span><text:span text:style-name="T121_44"><text:s/></text:span><text:span text:style-name="T121_45">mieszańców</text:span><text:span text:style-name="T121_46"><text:s/></text:span><text:span text:style-name="T121_47">i</text:span><text:span text:style-name="T121_48"><text:s/></text:span><text:span text:style-name="T121_49">gatunków</text:span><text:span text:style-name="T121_50">,<text:s/></text:span><text:span text:style-name="T121_51">które</text:span><text:span text:style-name="T121_52"><text:s/></text:span><text:span text:style-name="T121_53">nie</text:span><text:span text:style-name="T121_54"><text:s/></text:span><text:span text:style-name="T121_55">tylko</text:span><text:span text:style-name="T121_56"><text:s/></text:span><text:span text:style-name="T121_57">będą</text:span><text:span text:style-name="T121_58"><text:s/></text:span><text:span text:style-name="T121_59">w</text:span><text:span text:style-name="T121_60"><text:s/></text:span><text:span text:style-name="T121_61">takich</text:span><text:span text:style-name="T121_62"><text:s/></text:span><text:span text:style-name="T121_63">warunkach</text:span><text:span text:style-name="T121_64"><text:s/></text:span><text:span text:style-name="T121_65">rosnąć</text:span><text:span text:style-name="T121_66">,<text:s/></text:span><text:span text:style-name="T121_67">ale</text:span><text:span text:style-name="T121_68"><text:s/></text:span><text:span text:style-name="T121_69">i</text:span><text:span text:style-name="T121_70"><text:s/></text:span><text:span text:style-name="T121_71">dzbankować</text:span><text:span text:style-name="T121_72">.<text:s/></text:span><text:span text:style-name="T121_73">Wymienić</text:span><text:span text:style-name="T121_74"><text:s/></text:span><text:span text:style-name="T121_75">można</text:span><text:span text:style-name="T121_76"><text:s/></text:span><text:span text:style-name="T121_77">chociażby</text:span><text:span text:style-name="T121_78"><text:s/>‘</text:span><text:span text:style-name="T121_79">Ventratę</text:span><text:span text:style-name="T121_80">’,<text:s/>‘</text:span><text:span text:style-name="T121_81">Mirandę</text:span><text:span text:style-name="T121_82">’,<text:s/>‘</text:span><text:span text:style-name="T121_83">Bloody</text:span><text:span text:style-name="T121_84"><text:s/></text:span><text:span text:style-name="T121_85">Mary</text:span><text:span text:style-name="T121_86">’,<text:s/>‘</text:span><text:span text:style-name="T121_87">Hookerianę</text:span><text:span text:style-name="T121_88">’,<text:s/></text:span><text:span text:style-name="T121_89">N</text:span><text:span text:style-name="T121_90">.</text:span><text:span text:style-name="T121_91">sanguinea</text:span><text:span text:style-name="T121_92">,<text:s/></text:span><text:span text:style-name="T121_93">N</text:span><text:span text:style-name="T121_94">.</text:span><text:span text:style-name="T121_95">ventricosa</text:span><text:span text:style-name="T121_96">.</text:span></text:p>
      <text:p text:style-name="P122"><text:span text:style-name="T122_1">Dzbaneczniki</text:span><text:span text:style-name="T122_2"><text:s/></text:span><text:span text:style-name="T122_3">dzielą</text:span><text:span text:style-name="T122_4"><text:s/></text:span><text:span text:style-name="T122_5">się</text:span><text:span text:style-name="T122_6"><text:s/></text:span><text:span text:style-name="T122_7">na</text:span><text:span text:style-name="T122_8"><text:s/></text:span><text:span text:style-name="T122_9">nizinne</text:span><text:span text:style-name="T122_10">,<text:s/></text:span><text:span text:style-name="T122_11">pośrednie</text:span><text:span text:style-name="T122_12"><text:s/></text:span><text:span text:style-name="T122_13">i</text:span><text:span text:style-name="T122_14"><text:s/></text:span><text:span text:style-name="T122_15">górskie</text:span><text:span text:style-name="T122_16">.<text:s/></text:span><text:span text:style-name="T122_17">Drugie</text:span><text:span text:style-name="T122_18"><text:s/></text:span><text:span text:style-name="T122_19">i</text:span><text:span text:style-name="T122_20"><text:s/></text:span><text:span text:style-name="T122_21">trzecie</text:span><text:span text:style-name="T122_22"><text:s/></text:span><text:span text:style-name="T122_23">wymagają</text:span><text:span text:style-name="T122_24"><text:s/></text:span><text:span text:style-name="T122_25">znacznie</text:span><text:span text:style-name="T122_26"><text:s/></text:span><text:span text:style-name="T122_27">wyższej</text:span><text:span text:style-name="T122_28"><text:s/></text:span><text:span text:style-name="T122_29">wilgotności</text:span><text:span text:style-name="T122_30"><text:s/></text:span><text:span text:style-name="T122_31">i</text:span><text:span text:style-name="T122_32"><text:s/></text:span><text:span text:style-name="T122_33">większej</text:span><text:span text:style-name="T122_34"><text:s/></text:span><text:span text:style-name="T122_35">dobowej</text:span><text:span text:style-name="T122_36"><text:s/></text:span><text:span text:style-name="T122_37">amplitudy</text:span><text:span text:style-name="T122_38"><text:s/></text:span><text:span text:style-name="T122_39">temperatury</text:span><text:span text:style-name="T122_40">,<text:s/></text:span><text:span text:style-name="T122_41">co</text:span><text:span text:style-name="T122_42"><text:s/></text:span><text:span text:style-name="T122_43">sprawia</text:span><text:span text:style-name="T122_44">,<text:s/></text:span><text:span text:style-name="T122_45">że</text:span><text:span text:style-name="T122_46"><text:s/></text:span><text:span text:style-name="T122_47">są</text:span><text:span text:style-name="T122_48"><text:s/></text:span><text:span text:style-name="T122_49">to</text:span><text:span text:style-name="T122_50"><text:s/></text:span><text:span text:style-name="T122_51">rośliny</text:span><text:span text:style-name="T122_52"><text:s/></text:span><text:span text:style-name="T122_53">typowo</text:span><text:span text:style-name="T122_54"><text:s/></text:span><text:span text:style-name="T122_55">terraryjne</text:span><text:span text:style-name="T122_56">.</text:span></text:p>
      <text:p text:style-name="P123"><text:span text:style-name="T123_1">Idealne</text:span><text:span text:style-name="T123_2"><text:s/></text:span><text:span text:style-name="T123_3">podłoże</text:span><text:span text:style-name="T123_4"><text:s/></text:span><text:span text:style-name="T123_5">dla</text:span><text:span text:style-name="T123_6"><text:s/></text:span><text:span text:style-name="T123_7">dzbanków</text:span><text:span text:style-name="T123_8"><text:s/></text:span><text:span text:style-name="T123_9">stanowi</text:span><text:span text:style-name="T123_10"><text:s/></text:span><text:span text:style-name="T123_11">żywy</text:span><text:span text:style-name="T123_12"><text:s/></text:span><text:span text:style-name="T123_13">mech</text:span><text:span text:style-name="T123_14"><text:s/></text:span><text:span text:style-name="T123_15">torfowiec</text:span><text:span text:style-name="T123_16">,<text:s/></text:span><text:span text:style-name="T123_17">jednak</text:span><text:span text:style-name="T123_18"><text:s/></text:span><text:span text:style-name="T123_19">rośliny</text:span><text:span text:style-name="T123_20"><text:s/></text:span><text:span text:style-name="T123_21">parapetowe</text:span><text:span text:style-name="T123_22"><text:s/></text:span><text:span text:style-name="T123_23">z</text:span><text:span text:style-name="T123_24"><text:s/></text:span><text:span text:style-name="T123_25">powodzeniem</text:span><text:span text:style-name="T123_26"><text:s/></text:span><text:span text:style-name="T123_27">radzą</text:span><text:span text:style-name="T123_28"><text:s/></text:span><text:span text:style-name="T123_29">sobie</text:span><text:span text:style-name="T123_30"><text:s/></text:span><text:span text:style-name="T123_31">w</text:span><text:span text:style-name="T123_32"><text:s/></text:span><text:span text:style-name="T123_33">torfie</text:span><text:span text:style-name="T123_34"><text:s/></text:span><text:span text:style-name="T123_35">czystym</text:span><text:span text:style-name="T123_36"><text:s/></text:span><text:span text:style-name="T123_37">bądź</text:span><text:span text:style-name="T123_38"><text:s/></text:span><text:span text:style-name="T123_39">zmieszanym</text:span><text:span text:style-name="T123_40"><text:s/></text:span><text:span text:style-name="T123_41">z</text:span><text:span text:style-name="T123_42"><text:s/></text:span><text:span text:style-name="T123_43">perlitem</text:span><text:span text:style-name="T123_44">/</text:span><text:span text:style-name="T123_45">keramzytem</text:span><text:span text:style-name="T123_46">.</text:span></text:p>
      <text:p text:style-name="P124"><text:span text:style-name="T124_1">Rośliny</text:span><text:span text:style-name="T124_2"><text:s/></text:span><text:span text:style-name="T124_3">nie</text:span><text:span text:style-name="T124_4"><text:s/></text:span><text:span text:style-name="T124_5">mogą</text:span><text:span text:style-name="T124_6"><text:s/></text:span><text:span text:style-name="T124_7">stać</text:span><text:span text:style-name="T124_8"><text:s/></text:span><text:span text:style-name="T124_9">w</text:span><text:span text:style-name="T124_10"><text:s/></text:span><text:span text:style-name="T124_11">wodzie</text:span><text:span text:style-name="T124_12"><text:s/></text:span><text:span text:style-name="T124_13">i</text:span><text:span text:style-name="T124_14"><text:s/></text:span><text:span text:style-name="T124_15">podlewa</text:span><text:span text:style-name="T124_16"><text:s/></text:span><text:span text:style-name="T124_17">się</text:span><text:span text:style-name="T124_18"><text:s/></text:span><text:span text:style-name="T124_19">je</text:span><text:span text:style-name="T124_20"><text:s/></text:span><text:span text:style-name="T124_21">od</text:span><text:span text:style-name="T124_22"><text:s/></text:span><text:span text:style-name="T124_23">góry</text:span><text:span text:style-name="T124_24">.<text:s/></text:span><text:span text:style-name="T124_25">Należy</text:span><text:span text:style-name="T124_26"><text:s/></text:span><text:span text:style-name="T124_27">stosować</text:span><text:span text:style-name="T124_28"><text:s/></text:span><text:span text:style-name="T124_29">metody</text:span><text:span text:style-name="T124_30"><text:s/></text:span><text:span text:style-name="T124_31">podwyższania</text:span><text:span text:style-name="T124_32"><text:s/></text:span><text:span text:style-name="T124_33">wilgotności</text:span><text:span text:style-name="T124_34">.</text:span></text:p>
      <text:p text:style-name="P125"><text:span text:style-name="T125_1">Dzbaneczniki</text:span><text:span text:style-name="T125_2"><text:s/></text:span><text:span text:style-name="T125_3">wytwarzają</text:span><text:span text:style-name="T125_4"><text:s/></text:span><text:span text:style-name="T125_5">dzbanki</text:span><text:span text:style-name="T125_6"><text:s/></text:span><text:span text:style-name="T125_7">górne</text:span><text:span text:style-name="T125_8"><text:s/></text:span><text:span text:style-name="T125_9">i</text:span><text:span text:style-name="T125_10"><text:s/></text:span><text:span text:style-name="T125_11">dolne</text:span><text:span text:style-name="T125_12">.<text:s/></text:span><text:span text:style-name="T125_13">Dzbanki</text:span><text:span text:style-name="T125_14"><text:s/></text:span><text:span text:style-name="T125_15">górne</text:span><text:span text:style-name="T125_16"><text:s/></text:span><text:span text:style-name="T125_17">posiadają</text:span><text:span text:style-name="T125_18"><text:s/></text:span><text:span text:style-name="T125_19">jedynie</text:span><text:span text:style-name="T125_20"><text:s/></text:span><text:span text:style-name="T125_21">rośliny</text:span><text:span text:style-name="T125_22"><text:s/></text:span><text:span text:style-name="T125_23">dorosłe</text:span><text:span text:style-name="T125_24">.<text:s/></text:span><text:span text:style-name="T125_25">Rośliny</text:span><text:span text:style-name="T125_26"><text:s/></text:span><text:span text:style-name="T125_27">te</text:span><text:span text:style-name="T125_28"><text:s/></text:span><text:span text:style-name="T125_29">są</text:span><text:span text:style-name="T125_30"><text:s/></text:span><text:span text:style-name="T125_31">rozdzielnopłciowe</text:span><text:span text:style-name="T125_32">.</text:span></text:p>
      <text:p text:style-name="P126"><text:span text:style-name="T126_1"><text:s/></text:span></text:p>
      <text:h text:style-name="P127" text:outline-level="10"><text:bookmark-start text:name="h.yi2zw5h3y3ni"/><text:bookmark-end text:name="h.yi2zw5h3y3ni"/><text:span text:style-name="T127_1">Inne</text:span><text:span text:style-name="T127_2"><text:s/></text:span><text:span text:style-name="T127_3">owadożery</text:span></text:h>
      <text:p text:style-name="P128"><text:span text:style-name="T128_1"><text:s/></text:span></text:p>
      <text:p text:style-name="P129"><text:span text:style-name="T129_1">Jest</text:span><text:span text:style-name="T129_2"><text:s/></text:span><text:span text:style-name="T129_3">ich</text:span><text:span text:style-name="T129_4"><text:s/></text:span><text:span text:style-name="T129_5">jeszcze</text:span><text:span text:style-name="T129_6"><text:s/></text:span><text:span text:style-name="T129_7">dobre</text:span><text:span text:style-name="T129_8"><text:s/></text:span><text:span text:style-name="T129_9">kilka</text:span><text:span text:style-name="T129_10"><text:s/></text:span><text:span text:style-name="T129_11">rodzajów</text:span><text:span text:style-name="T129_12">.<text:s/></text:span><text:span text:style-name="T129_13">Jednak</text:span><text:span text:style-name="T129_14"><text:s/></text:span><text:span text:style-name="T129_15">prócz</text:span><text:span text:style-name="T129_16"><text:s/></text:span><text:span text:style-name="T129_17">pływaczy</text:span><text:span text:style-name="T129_18">,<text:s/></text:span><text:span text:style-name="T129_19">na</text:span><text:span text:style-name="T129_20"><text:s/></text:span><text:span text:style-name="T129_21">których</text:span><text:span text:style-name="T129_22"><text:s/></text:span><text:span text:style-name="T129_23">się</text:span><text:span text:style-name="T129_24"><text:s/></text:span><text:span text:style-name="T129_25">kompletnie</text:span><text:span text:style-name="T129_26"><text:s/></text:span><text:span text:style-name="T129_27">nie</text:span><text:span text:style-name="T129_28"><text:s/></text:span><text:span text:style-name="T129_29">znam</text:span><text:span text:style-name="T129_30">,<text:s/></text:span><text:span text:style-name="T129_31">są</text:span><text:span text:style-name="T129_32"><text:s/></text:span><text:span text:style-name="T129_33">to</text:span><text:span text:style-name="T129_34"><text:s/></text:span><text:span text:style-name="T129_35">rośliny</text:span><text:span text:style-name="T129_36"><text:s/></text:span><text:span text:style-name="T129_37">trudne</text:span><text:span text:style-name="T129_38"><text:s/></text:span><text:span text:style-name="T129_39">w</text:span><text:span text:style-name="T129_40"><text:s/></text:span><text:span text:style-name="T129_41">hodowli</text:span><text:span text:style-name="T129_42"><text:s/></text:span><text:span text:style-name="T129_43">i</text:span><text:span text:style-name="T129_44"><text:s/></text:span><text:span text:style-name="T129_45">rzadko</text:span><text:span text:style-name="T129_46"><text:s/></text:span><text:span text:style-name="T129_47">spotykane</text:span><text:span text:style-name="T129_48">,<text:s/></text:span><text:span text:style-name="T129_49">dlatego</text:span><text:span text:style-name="T129_50"><text:s/></text:span><text:span text:style-name="T129_51">uważam</text:span><text:span text:style-name="T129_52">,<text:s/></text:span><text:span text:style-name="T129_53">że</text:span><text:span text:style-name="T129_54"><text:s/></text:span><text:span text:style-name="T129_55">nie</text:span><text:span text:style-name="T129_56"><text:s/></text:span><text:span text:style-name="T129_57">ma</text:span><text:span text:style-name="T129_58"><text:s/></text:span><text:span text:style-name="T129_59">większego</text:span><text:span text:style-name="T129_60"><text:s/></text:span><text:span text:style-name="T129_61">sensu</text:span><text:span text:style-name="T129_62"><text:s/></text:span><text:span text:style-name="T129_63">o</text:span><text:span text:style-name="T129_64"><text:s/></text:span><text:span text:style-name="T129_65">nich</text:span><text:span text:style-name="T129_66"><text:s/></text:span><text:span text:style-name="T129_67">pisać</text:span><text:span text:style-name="T129_68"><text:s/></text:span><text:span text:style-name="T129_69">w</text:span><text:span text:style-name="T129_70"><text:s/></text:span><text:span text:style-name="T129_71">tym</text:span><text:span text:style-name="T129_72"><text:s/></text:span><text:span text:style-name="T129_73">artykule</text:span><text:span text:style-name="T129_74">,<text:s/></text:span><text:span text:style-name="T129_75">ponieważ</text:span><text:span text:style-name="T129_76"><text:s/></text:span><text:span text:style-name="T129_77">nie</text:span><text:span text:style-name="T129_78"><text:s/></text:span><text:span text:style-name="T129_79">jest</text:span><text:span text:style-name="T129_80"><text:s/></text:span><text:span text:style-name="T129_81">on</text:span><text:span text:style-name="T129_82"><text:s/></text:span><text:span text:style-name="T129_83">na</text:span><text:span text:style-name="T129_84"><text:s/></text:span><text:span text:style-name="T129_85">tyle</text:span><text:span text:style-name="T129_86"><text:s/></text:span><text:span text:style-name="T129_87">szczegółowy</text:span><text:span text:style-name="T129_88">,<text:s/></text:span><text:span text:style-name="T129_89">by</text:span><text:span text:style-name="T129_90"><text:s/></text:span><text:span text:style-name="T129_91">rozwodzić</text:span><text:span text:style-name="T129_92"><text:s/></text:span><text:span text:style-name="T129_93">się</text:span><text:span text:style-name="T129_94"><text:s/></text:span><text:span text:style-name="T129_95">nad</text:span><text:span text:style-name="T129_96"><text:s/></text:span><text:span text:style-name="T129_97">takimi</text:span><text:span text:style-name="T129_98"><text:s/></text:span><text:span text:style-name="T129_99">chociażby</text:span><text:span text:style-name="T129_100"><text:s/></text:span><text:span text:style-name="T129_101">heliamforami</text:span><text:span text:style-name="T129_102">,<text:s/></text:span><text:span text:style-name="T129_103">które</text:span><text:span text:style-name="T129_104"><text:s/></text:span><text:span text:style-name="T129_105">zdecydowanie</text:span><text:span text:style-name="T129_106"><text:s/></text:span><text:span text:style-name="T129_107">nie</text:span><text:span text:style-name="T129_108"><text:s/></text:span><text:span text:style-name="T129_109">nadają</text:span><text:span text:style-name="T129_110"><text:s/></text:span><text:span text:style-name="T129_111">się</text:span><text:span text:style-name="T129_112"><text:s/></text:span><text:span text:style-name="T129_113">dla</text:span><text:span text:style-name="T129_114"><text:s/></text:span><text:span text:style-name="T129_115">początkujących</text:span><text:span text:style-name="T129_116"><text:s/></text:span><text:span text:style-name="T129_117">hodowców</text:span><text:span text:style-name="T129_118"><text:s/>–<text:s/></text:span><text:span text:style-name="T129_119">aczkolwiek</text:span><text:span text:style-name="T129_120"><text:s/></text:span><text:span text:style-name="T129_121">Heliamphora</text:span><text:span text:style-name="T129_122"><text:s/></text:span><text:span text:style-name="T129_123">heterodoxa</text:span><text:span text:style-name="T129_124"><text:s/></text:span><text:span text:style-name="T129_125">x</text:span><text:span text:style-name="T129_126"><text:s/></text:span><text:span text:style-name="T129_127">minor</text:span><text:span text:style-name="T129_128"><text:s/></text:span><text:span text:style-name="T129_129">przez</text:span><text:span text:style-name="T129_130"><text:s/></text:span><text:span text:style-name="T129_131">długi</text:span><text:span text:style-name="T129_132"><text:s/></text:span><text:span text:style-name="T129_133">czas</text:span><text:span text:style-name="T129_134"><text:s/></text:span><text:span text:style-name="T129_135">rosła</text:span><text:span text:style-name="T129_136"><text:s/></text:span><text:span text:style-name="T129_137">na</text:span><text:span text:style-name="T129_138"><text:s/></text:span><text:span text:style-name="T129_139">moim</text:span><text:span text:style-name="T129_140"><text:s/></text:span><text:span text:style-name="T129_141">parapecie</text:span><text:span text:style-name="T129_142">,<text:s/></text:span><text:span text:style-name="T129_143">uprawiana</text:span><text:span text:style-name="T129_144"><text:s/></text:span><text:span text:style-name="T129_145">jak</text:span><text:span text:style-name="T129_146"><text:s/></text:span><text:span text:style-name="T129_147">rosiczki</text:span><text:span text:style-name="T129_148"><text:s/></text:span><text:span text:style-name="T129_149">tropikalne</text:span><text:span text:style-name="T129_150"><text:s/></text:span><text:span text:style-name="T129_151">i</text:span><text:span text:style-name="T129_152"><text:s/></text:span><text:span text:style-name="T129_153">gdyby</text:span><text:span text:style-name="T129_154"><text:s/></text:span><text:span text:style-name="T129_155">nie</text:span><text:span text:style-name="T129_156"><text:s/></text:span><text:span text:style-name="T129_157">grzyb</text:span><text:span text:style-name="T129_158">,<text:s/></text:span><text:span text:style-name="T129_159">to</text:span><text:span text:style-name="T129_160"><text:s/></text:span><text:span text:style-name="T129_161">żyłaby</text:span><text:span text:style-name="T129_162"><text:s/></text:span><text:span text:style-name="T129_163">do</text:span><text:span text:style-name="T129_164"><text:s/></text:span><text:span text:style-name="T129_165">dziś</text:span><text:span text:style-name="T129_166"><text:s/></text:span><text:span text:style-name="T129_167">i</text:span><text:span text:style-name="T129_168"><text:s/></text:span><text:span text:style-name="T129_169">miałaby</text:span><text:span text:style-name="T129_170"><text:s/></text:span><text:span text:style-name="T129_171">się</text:span><text:span text:style-name="T129_172"><text:s/></text:span><text:span text:style-name="T129_173">dobrze</text:span><text:span text:style-name="T129_174">.<text:s/></text:span><text:span text:style-name="T129_175">Jednak</text:span><text:span text:style-name="T129_176"><text:s/></text:span><text:span text:style-name="T129_177">mój</text:span><text:span text:style-name="T129_178"><text:s/></text:span><text:span text:style-name="T129_179">parapet</text:span><text:span text:style-name="T129_180"><text:s/></text:span><text:span text:style-name="T129_181">jest</text:span><text:span text:style-name="T129_182"><text:s/></text:span><text:span text:style-name="T129_183">specyficzny</text:span><text:span text:style-name="T129_184">,<text:s/></text:span><text:span text:style-name="T129_185">bo</text:span><text:span text:style-name="T129_186"><text:s/></text:span><text:span text:style-name="T129_187">hydrometr</text:span><text:span text:style-name="T129_188"><text:s/></text:span><text:span text:style-name="T129_189">wskazał</text:span><text:span text:style-name="T129_190"><text:s/></text:span><text:span text:style-name="T129_191">wilgotność</text:span><text:span text:style-name="T129_192"><text:s/>90%...</text:span></text:p>
      <text:p text:style-name="P130"><text:span text:style-name="T130_1"><text:s/></text:span></text:p>
      <text:h text:style-name="P131" text:outline-level="10"><text:bookmark-start text:name="h.yfqy5bo8h6gl"/><text:bookmark-end text:name="h.yfqy5bo8h6gl"/><text:span text:style-name="T131_1">Gdzie</text:span><text:span text:style-name="T131_2"><text:s/></text:span><text:span text:style-name="T131_3">kupić</text:span></text:h>
      <text:p text:style-name="P132"><text:span text:style-name="T132_1"><text:s/></text:span></text:p>
      <text:p text:style-name="P133"><text:span text:style-name="T133_1">Pospolite</text:span><text:span text:style-name="T133_2"><text:s/></text:span><text:span text:style-name="T133_3">i</text:span><text:span text:style-name="T133_4"><text:s/></text:span><text:span text:style-name="T133_5">proste</text:span><text:span text:style-name="T133_6"><text:s/></text:span><text:span text:style-name="T133_7">w</text:span><text:span text:style-name="T133_8"><text:s/></text:span><text:span text:style-name="T133_9">uprawie</text:span><text:span text:style-name="T133_10"><text:s/></text:span><text:span text:style-name="T133_11">owadożery</text:span><text:span text:style-name="T133_12"><text:s/></text:span><text:span text:style-name="T133_13">można</text:span><text:span text:style-name="T133_14"><text:s/></text:span><text:span text:style-name="T133_15">bez</text:span><text:span text:style-name="T133_16"><text:s/></text:span><text:span text:style-name="T133_17">problemu</text:span><text:span text:style-name="T133_18"><text:s/></text:span><text:span text:style-name="T133_19">dostać</text:span><text:span text:style-name="T133_20"><text:s/></text:span><text:span text:style-name="T133_21">w</text:span><text:span text:style-name="T133_22"><text:s/></text:span><text:span text:style-name="T133_23">marketach</text:span><text:span text:style-name="T133_24"><text:s/></text:span><text:span text:style-name="T133_25">budowlanych</text:span><text:span text:style-name="T133_26">,<text:s/></text:span><text:span text:style-name="T133_27">supermarketach</text:span><text:span text:style-name="T133_28"><text:s/></text:span><text:span text:style-name="T133_29">i</text:span><text:span text:style-name="T133_30"><text:s/></text:span><text:span text:style-name="T133_31">kwiaciarniach</text:span><text:span text:style-name="T133_32">.<text:s/></text:span><text:span text:style-name="T133_33">Jednak</text:span><text:span text:style-name="T133_34"><text:s/></text:span><text:span text:style-name="T133_35">wybór</text:span><text:span text:style-name="T133_36"><text:s/></text:span><text:span text:style-name="T133_37">mały</text:span><text:span text:style-name="T133_38">,<text:s/></text:span><text:span text:style-name="T133_39">roślinki</text:span><text:span text:style-name="T133_40"><text:s/></text:span><text:span text:style-name="T133_41">zazwyczaj</text:span><text:span text:style-name="T133_42"><text:s/></text:span><text:span text:style-name="T133_43">marne</text:span><text:span text:style-name="T133_44">,<text:s/></text:span><text:span text:style-name="T133_45">a</text:span><text:span text:style-name="T133_46"><text:s/></text:span><text:span text:style-name="T133_47">ceny</text:span><text:span text:style-name="T133_48"><text:s/></text:span><text:span text:style-name="T133_49">z</text:span><text:span text:style-name="T133_50"><text:s/></text:span><text:span text:style-name="T133_51">kosmosu</text:span><text:span text:style-name="T133_52"><text:s/></text:span><text:span text:style-name="T133_53">nie</text:span><text:span text:style-name="T133_54"><text:s/></text:span><text:span text:style-name="T133_55">zachęcają</text:span><text:span text:style-name="T133_56"><text:s/></text:span><text:span text:style-name="T133_57">do</text:span><text:span text:style-name="T133_58"><text:s/></text:span><text:span text:style-name="T133_59">zakupu</text:span><text:span text:style-name="T133_60">.</text:span></text:p>
      <text:p text:style-name="P134"><text:span text:style-name="T134_1">Na</text:span><text:span text:style-name="T134_2"><text:s/></text:span><text:span text:style-name="T134_3">pomoc</text:span><text:span text:style-name="T134_4"><text:s/></text:span><text:span text:style-name="T134_5">przychodzą</text:span><text:span text:style-name="T134_6"><text:s/></text:span><text:span text:style-name="T134_7">wszelkie</text:span><text:span text:style-name="T134_8"><text:s/></text:span><text:span text:style-name="T134_9">targi</text:span><text:span text:style-name="T134_10"><text:s/></text:span><text:span text:style-name="T134_11">i</text:span><text:span text:style-name="T134_12"><text:s/></text:span><text:span text:style-name="T134_13">wystawy</text:span><text:span text:style-name="T134_14"><text:s/></text:span><text:span text:style-name="T134_15">botaniczne</text:span><text:span text:style-name="T134_16">,<text:s/></text:span><text:span text:style-name="T134_17">gdzie</text:span><text:span text:style-name="T134_18"><text:s/></text:span><text:span text:style-name="T134_19">często</text:span><text:span text:style-name="T134_20"><text:s/></text:span><text:span text:style-name="T134_21">goszczą</text:span><text:span text:style-name="T134_22"><text:s/></text:span><text:span text:style-name="T134_23">specjalistyczne</text:span><text:span text:style-name="T134_24"><text:s/></text:span><text:span text:style-name="T134_25">sklepy</text:span><text:span text:style-name="T134_26"><text:s/></text:span><text:span text:style-name="T134_27">zajmujące</text:span><text:span text:style-name="T134_28"><text:s/></text:span><text:span text:style-name="T134_29">się</text:span><text:span text:style-name="T134_30"><text:s/></text:span><text:span text:style-name="T134_31">roślinami</text:span><text:span text:style-name="T134_32"><text:s/></text:span><text:span text:style-name="T134_33">owadożernymi</text:span><text:span text:style-name="T134_34">.<text:s/></text:span><text:span text:style-name="T134_35">Mają</text:span><text:span text:style-name="T134_36"><text:s/></text:span><text:span text:style-name="T134_37">duży</text:span><text:span text:style-name="T134_38"><text:s/></text:span><text:span text:style-name="T134_39">asortyment</text:span><text:span text:style-name="T134_40">,<text:s/></text:span><text:span text:style-name="T134_41">ładne</text:span><text:span text:style-name="T134_42"><text:s/></text:span><text:span text:style-name="T134_43">rośliny</text:span><text:span text:style-name="T134_44"><text:s/></text:span><text:span text:style-name="T134_45">i</text:span><text:span text:style-name="T134_46"><text:s/></text:span><text:span text:style-name="T134_47">normalne</text:span><text:span text:style-name="T134_48"><text:s/></text:span><text:span text:style-name="T134_49">ceny</text:span><text:span text:style-name="T134_50">.<text:s/></text:span><text:span text:style-name="T134_51">Do</text:span><text:span text:style-name="T134_52"><text:s/></text:span><text:span text:style-name="T134_53">tego</text:span><text:span text:style-name="T134_54"><text:s/></text:span><text:span text:style-name="T134_55">można</text:span><text:span text:style-name="T134_56"><text:s/></text:span><text:span text:style-name="T134_57">porozmawiać</text:span><text:span text:style-name="T134_58"><text:s/></text:span><text:span text:style-name="T134_59">ze</text:span><text:span text:style-name="T134_60"><text:s/></text:span><text:span text:style-name="T134_61">sprzedającymi</text:span><text:span text:style-name="T134_62">,<text:s/></text:span><text:span text:style-name="T134_63">którzy</text:span><text:span text:style-name="T134_64"><text:s/></text:span><text:span text:style-name="T134_65">doradzą</text:span><text:span text:style-name="T134_66"><text:s/></text:span><text:span text:style-name="T134_67">i</text:span><text:span text:style-name="T134_68"><text:s/></text:span><text:span text:style-name="T134_69">chętnie</text:span><text:span text:style-name="T134_70"><text:s/></text:span><text:span text:style-name="T134_71">podzielą</text:span><text:span text:style-name="T134_72"><text:s/></text:span><text:span text:style-name="T134_73">się</text:span><text:span text:style-name="T134_74"><text:s/></text:span><text:span text:style-name="T134_75">doświadczeniem</text:span><text:span text:style-name="T134_76">.</text:span></text:p>
      <text:p text:style-name="P135"><text:span text:style-name="T135_1">Dobrym</text:span><text:span text:style-name="T135_2"><text:s/></text:span><text:span text:style-name="T135_3">rozwiązaniem</text:span><text:span text:style-name="T135_4"><text:s/></text:span><text:span text:style-name="T135_5">są</text:span><text:span text:style-name="T135_6"><text:s/></text:span><text:span text:style-name="T135_7">też</text:span><text:span text:style-name="T135_8"><text:s/></text:span><text:span text:style-name="T135_9">sklepy</text:span><text:span text:style-name="T135_10"><text:s/></text:span><text:span text:style-name="T135_11">internetowe</text:span><text:span text:style-name="T135_12">.<text:s/></text:span><text:span text:style-name="T135_13">W</text:span><text:span text:style-name="T135_14"><text:s/></text:span><text:span text:style-name="T135_15">Polsce</text:span><text:span text:style-name="T135_16"><text:s/></text:span><text:span text:style-name="T135_17">działają</text:span><text:span text:style-name="T135_18"><text:s/></text:span><text:span text:style-name="T135_19">trzy</text:span><text:span text:style-name="T135_20"><text:s/>–<text:s/></text:span><text:span text:style-name="T135_21">Carnisana</text:span><text:span text:style-name="T135_22">,<text:s/></text:span><text:span text:style-name="T135_23">Heldros</text:span><text:span text:style-name="T135_24"><text:s/></text:span><text:span text:style-name="T135_25">i</text:span><text:span text:style-name="T135_26"><text:s/></text:span><text:span text:style-name="T135_27">Roraima</text:span><text:span text:style-name="T135_28">.<text:s/></text:span><text:span text:style-name="T135_29">Wszystkie</text:span><text:span text:style-name="T135_30"><text:s/></text:span><text:span text:style-name="T135_31">polecam</text:span><text:span text:style-name="T135_32">,<text:s/></text:span><text:span text:style-name="T135_33">korzystałam</text:span><text:span text:style-name="T135_34"><text:s/></text:span><text:span text:style-name="T135_35">i</text:span><text:span text:style-name="T135_36"><text:s/></text:span><text:span text:style-name="T135_37">byłam</text:span><text:span text:style-name="T135_38"><text:s/></text:span><text:span text:style-name="T135_39">zadowolona</text:span><text:span text:style-name="T135_40">.<text:s/></text:span><text:span text:style-name="T135_41">Można</text:span><text:span text:style-name="T135_42"><text:s/></text:span><text:span text:style-name="T135_43">też</text:span><text:span text:style-name="T135_44"><text:s/></text:span><text:span text:style-name="T135_45">zakupić</text:span><text:span text:style-name="T135_46"><text:s/></text:span><text:span text:style-name="T135_47">u</text:span><text:span text:style-name="T135_48"><text:s/></text:span><text:span text:style-name="T135_49">nich</text:span><text:span text:style-name="T135_50"><text:s/></text:span><text:span text:style-name="T135_51">dobrej</text:span><text:span text:style-name="T135_52"><text:s/></text:span><text:span text:style-name="T135_53">jakości</text:span><text:span text:style-name="T135_54"><text:s/></text:span><text:span text:style-name="T135_55">torf</text:span><text:span text:style-name="T135_56"><text:s/></text:span><text:span text:style-name="T135_57">oraz</text:span><text:span text:style-name="T135_58"><text:s/></text:span><text:span text:style-name="T135_59">mech</text:span><text:span text:style-name="T135_60"><text:s/></text:span><text:span text:style-name="T135_61">sphagnum</text:span><text:span text:style-name="T135_62">.</text:span></text:p>
      <text:p text:style-name="P136"><text:span text:style-name="T136_1">Kolejną</text:span><text:span text:style-name="T136_2"><text:s/></text:span><text:span text:style-name="T136_3">możliwością</text:span><text:span text:style-name="T136_4"><text:s/></text:span><text:span text:style-name="T136_5">są</text:span><text:span text:style-name="T136_6"><text:s/></text:span><text:span text:style-name="T136_7">prywatni</text:span><text:span text:style-name="T136_8"><text:s/></text:span><text:span text:style-name="T136_9">hodowcy</text:span><text:span text:style-name="T136_10">.<text:s/></text:span><text:span text:style-name="T136_11">Doświadczenia</text:span><text:span text:style-name="T136_12"><text:s/></text:span><text:span text:style-name="T136_13">z</text:span><text:span text:style-name="T136_14"><text:s/></text:span><text:span text:style-name="T136_15">Allegro</text:span><text:span text:style-name="T136_16"><text:s/></text:span><text:span text:style-name="T136_17">mam</text:span><text:span text:style-name="T136_18"><text:s/></text:span><text:span text:style-name="T136_19">zdecydowanie</text:span><text:span text:style-name="T136_20"><text:s/></text:span><text:span text:style-name="T136_21">nieciekawe</text:span><text:span text:style-name="T136_22">,<text:s/></text:span><text:span text:style-name="T136_23">dlatego</text:span><text:span text:style-name="T136_24"><text:s/></text:span><text:span text:style-name="T136_25">polecam</text:span><text:span text:style-name="T136_26"><text:s/></text:span><text:span text:style-name="T136_27">forum</text:span><text:span text:style-name="T136_28"><text:s/></text:span><text:span text:style-name="T136_29">rosliny</text:span><text:span text:style-name="T136_30">-</text:span><text:span text:style-name="T136_31">owadozerne</text:span><text:span text:style-name="T136_32">.</text:span><text:span text:style-name="T136_33">pl</text:span><text:span text:style-name="T136_34">.<text:s/></text:span><text:span text:style-name="T136_35">Jest</text:span><text:span text:style-name="T136_36"><text:s/></text:span><text:span text:style-name="T136_37">tam</text:span><text:span text:style-name="T136_38"><text:s/></text:span><text:span text:style-name="T136_39">nie</text:span><text:span text:style-name="T136_40"><text:s/></text:span><text:span text:style-name="T136_41">tylko</text:span><text:span text:style-name="T136_42"><text:s/></text:span><text:span text:style-name="T136_43">duży</text:span><text:span text:style-name="T136_44"><text:s/></text:span><text:span text:style-name="T136_45">wybór</text:span><text:span text:style-name="T136_46">,<text:s/></text:span><text:span text:style-name="T136_47">niskie</text:span><text:span text:style-name="T136_48"><text:s/></text:span><text:span text:style-name="T136_49">ceny</text:span><text:span text:style-name="T136_50"><text:s/></text:span><text:span text:style-name="T136_51">i</text:span><text:span text:style-name="T136_52"><text:s/></text:span><text:span text:style-name="T136_53">sprawdzeni</text:span><text:span text:style-name="T136_54"><text:s/></text:span><text:span text:style-name="T136_55">sprzedający</text:span><text:span text:style-name="T136_56">,<text:s/></text:span><text:span text:style-name="T136_57">ale</text:span><text:span text:style-name="T136_58"><text:s/></text:span><text:span text:style-name="T136_59">i</text:span><text:span text:style-name="T136_60"><text:s/></text:span><text:span text:style-name="T136_61">mnóstwo</text:span><text:span text:style-name="T136_62"><text:s/></text:span><text:span text:style-name="T136_63">porad</text:span><text:span text:style-name="T136_64"><text:s/></text:span><text:span text:style-name="T136_65">i</text:span><text:span text:style-name="T136_66"><text:s/></text:span><text:span text:style-name="T136_67">dyskusji</text:span><text:span text:style-name="T136_68">.</text:span></text:p>
      <text:p text:style-name="P137"><text:span text:style-name="T137_1"><text:s/></text:span></text:p>
      <text:h text:style-name="P138" text:outline-level="10"><text:bookmark-start text:name="h.3hy0qssni1xs"/><text:bookmark-end text:name="h.3hy0qssni1xs"/><text:span text:style-name="T138_1">Podsumowanie</text:span></text:h>
      <text:p text:style-name="P139"><text:span text:style-name="T139_1"><text:s/></text:span></text:p>
      <text:p text:style-name="P140"><text:span text:style-name="T140_1">Dlaczego</text:span><text:span text:style-name="T140_2"><text:s/></text:span><text:span text:style-name="T140_3">wybrałam</text:span><text:span text:style-name="T140_4"><text:s/></text:span><text:span text:style-name="T140_5">owadożery</text:span><text:span text:style-name="T140_6">?<text:s/></text:span><text:span text:style-name="T140_7">Cóż</text:span><text:span text:style-name="T140_8">,<text:s/></text:span><text:span text:style-name="T140_9">chyba</text:span><text:span text:style-name="T140_10"><text:s/></text:span><text:span text:style-name="T140_11">nie</text:span><text:span text:style-name="T140_12"><text:s/></text:span><text:span text:style-name="T140_13">ma</text:span><text:span text:style-name="T140_14"><text:s/></text:span><text:span text:style-name="T140_15">bardziej</text:span><text:span text:style-name="T140_16"><text:s/></text:span><text:span text:style-name="T140_17">wdzięcznych</text:span><text:span text:style-name="T140_18"><text:s/></text:span><text:span text:style-name="T140_19">i</text:span><text:span text:style-name="T140_20"><text:s/></text:span><text:span text:style-name="T140_21">nieproblemowych</text:span><text:span text:style-name="T140_22"><text:s/></text:span><text:span text:style-name="T140_23">roślin</text:span><text:span text:style-name="T140_24">.<text:s/></text:span><text:span text:style-name="T140_25">W</text:span><text:span text:style-name="T140_26"><text:s/></text:span><text:span text:style-name="T140_27">odróżnieniu</text:span><text:span text:style-name="T140_28"><text:s/></text:span><text:span text:style-name="T140_29">od</text:span><text:span text:style-name="T140_30"><text:s/></text:span><text:span text:style-name="T140_31">kapryśnych</text:span><text:span text:style-name="T140_32"><text:s/></text:span><text:span text:style-name="T140_33">storczyków</text:span><text:span text:style-name="T140_34">,<text:s/></text:span><text:span text:style-name="T140_35">są</text:span><text:span text:style-name="T140_36"><text:s/></text:span><text:span text:style-name="T140_37">niezawodne</text:span><text:span text:style-name="T140_38"><text:s/></text:span><text:span text:style-name="T140_39">i</text:span><text:span text:style-name="T140_40"><text:s/></text:span><text:span text:style-name="T140_41">kiedy</text:span><text:span text:style-name="T140_42"><text:s/></text:span><text:span text:style-name="T140_43">stworzy</text:span><text:span text:style-name="T140_44"><text:s/></text:span><text:span text:style-name="T140_45">im</text:span><text:span text:style-name="T140_46"><text:s/></text:span><text:span text:style-name="T140_47">się</text:span><text:span text:style-name="T140_48"><text:s/></text:span><text:span text:style-name="T140_49">odpowiednie</text:span><text:span text:style-name="T140_50"><text:s/></text:span><text:span text:style-name="T140_51">warunki</text:span><text:span text:style-name="T140_52">,<text:s/></text:span><text:span text:style-name="T140_53">to</text:span><text:span text:style-name="T140_54"><text:s/></text:span><text:span text:style-name="T140_55">będą</text:span><text:span text:style-name="T140_56"><text:s/></text:span><text:span text:style-name="T140_57">rosnąć</text:span><text:span text:style-name="T140_58"><text:s/></text:span><text:span text:style-name="T140_59">jak</text:span><text:span text:style-name="T140_60"><text:s/></text:span><text:span text:style-name="T140_61">głupie</text:span><text:span text:style-name="T140_62"><text:s/></text:span><text:span text:style-name="T140_63">i</text:span><text:span text:style-name="T140_64"><text:s/></text:span><text:span text:style-name="T140_65">cieszyć</text:span><text:span text:style-name="T140_66"><text:s/></text:span><text:span text:style-name="T140_67">właściciela</text:span><text:span text:style-name="T140_68">.</text:span></text:p>
      <text:p text:style-name="P141"><text:span text:style-name="T141_1">Ten</text:span><text:span text:style-name="T141_2"><text:s/></text:span><text:span text:style-name="T141_3">tekst</text:span><text:span text:style-name="T141_4"><text:s/></text:span><text:span text:style-name="T141_5">nie</text:span><text:span text:style-name="T141_6"><text:s/></text:span><text:span text:style-name="T141_7">miał</text:span><text:span text:style-name="T141_8"><text:s/></text:span><text:span text:style-name="T141_9">was</text:span><text:span text:style-name="T141_10"><text:s/></text:span><text:span text:style-name="T141_11">przerazić</text:span><text:span text:style-name="T141_12"><text:s/></text:span><text:span text:style-name="T141_13">ani</text:span><text:span text:style-name="T141_14"><text:s/></text:span><text:span text:style-name="T141_15">zniechęcić</text:span><text:span text:style-name="T141_16">,<text:s/></text:span><text:span text:style-name="T141_17">wręcz</text:span><text:span text:style-name="T141_18"><text:s/></text:span><text:span text:style-name="T141_19">przeciwnie</text:span><text:span text:style-name="T141_20">.<text:s/></text:span><text:span text:style-name="T141_21">Mam</text:span><text:span text:style-name="T141_22"><text:s/></text:span><text:span text:style-name="T141_23">nadzieję</text:span><text:span text:style-name="T141_24">,<text:s/></text:span><text:span text:style-name="T141_25">że</text:span><text:span text:style-name="T141_26"><text:s/></text:span><text:span text:style-name="T141_27">dotrwaliście</text:span><text:span text:style-name="T141_28"><text:s/></text:span><text:span text:style-name="T141_29">do</text:span><text:span text:style-name="T141_30"><text:s/></text:span><text:span text:style-name="T141_31">końca</text:span><text:span text:style-name="T141_32"><text:s/></text:span><text:span text:style-name="T141_33">i</text:span><text:span text:style-name="T141_34"><text:s/></text:span><text:span text:style-name="T141_35">nie</text:span><text:span text:style-name="T141_36"><text:s/></text:span><text:span text:style-name="T141_37">umarliście</text:span><text:span text:style-name="T141_38"><text:s/></text:span><text:span text:style-name="T141_39">z</text:span><text:span text:style-name="T141_40"><text:s/></text:span><text:span text:style-name="T141_41">nudów</text:span><text:span text:style-name="T141_42"><text:s/></text:span><text:span text:style-name="T141_43">ani</text:span><text:span text:style-name="T141_44"><text:s/></text:span><text:span text:style-name="T141_45">ze</text:span><text:span text:style-name="T141_46"><text:s/></text:span><text:span text:style-name="T141_47">zdezorientowania</text:span><text:span text:style-name="T141_48">,<text:s/></text:span><text:span text:style-name="T141_49">a</text:span><text:span text:style-name="T141_50"><text:s/></text:span><text:span text:style-name="T141_51">wasze</text:span><text:span text:style-name="T141_52"><text:s/></text:span><text:span text:style-name="T141_53">myśli</text:span><text:span text:style-name="T141_54"><text:s/></text:span><text:span text:style-name="T141_55">krążą</text:span><text:span text:style-name="T141_56"><text:s/></text:span><text:span text:style-name="T141_57">wokół</text:span><text:span text:style-name="T141_58"><text:s/></text:span><text:span text:style-name="T141_59">zakupu</text:span><text:span text:style-name="T141_60"><text:s/></text:span><text:span text:style-name="T141_61">waszej</text:span><text:span text:style-name="T141_62"><text:s/></text:span><text:span text:style-name="T141_63">własnej</text:span><text:span text:style-name="T141_64"><text:s/></text:span><text:span text:style-name="T141_65">mięsożernej</text:span><text:span text:style-name="T141_66"><text:s/></text:span><text:span text:style-name="T141_67">rośliny</text:span><text:span text:style-name="T141_68">.</text:span></text:p>
      <text:p text:style-name="P142"><text:span text:style-name="T142_1">Zdjęcia</text:span><text:span text:style-name="T142_2"><text:s/></text:span><text:span text:style-name="T142_3">użyte</text:span><text:span text:style-name="T142_4"><text:s/></text:span><text:span text:style-name="T142_5">do</text:span><text:span text:style-name="T142_6"><text:s/></text:span><text:span text:style-name="T142_7">tego</text:span><text:span text:style-name="T142_8"><text:s/></text:span><text:span text:style-name="T142_9">artykułu</text:span><text:span text:style-name="T142_10"><text:s/></text:span><text:span text:style-name="T142_11">pochodzą</text:span><text:span text:style-name="T142_12"><text:s/></text:span><text:span text:style-name="T142_13">z</text:span><text:span text:style-name="T142_14"><text:s/></text:span><text:span text:style-name="T142_15">Internetu</text:span><text:span text:style-name="T142_16"><text:s/></text:span><text:span text:style-name="T142_17">i</text:span><text:span text:style-name="T142_18"><text:s/></text:span><text:span text:style-name="T142_19">za</text:span><text:span text:style-name="T142_20"><text:s/></text:span><text:span text:style-name="T142_21">wyjątkiem</text:span><text:span text:style-name="T142_22"><text:s/></text:span><text:span text:style-name="T142_23">kilku</text:span><text:span text:style-name="T142_24"><text:s/></text:span><text:span text:style-name="T142_25">sztuk</text:span><text:span text:style-name="T142_26"><text:s/></text:span><text:span text:style-name="T142_27">nie</text:span><text:span text:style-name="T142_28"><text:s/></text:span><text:span text:style-name="T142_29">są</text:span><text:span text:style-name="T142_30"><text:s/></text:span><text:span text:style-name="T142_31">to</text:span><text:span text:style-name="T142_32"><text:s/></text:span><text:span text:style-name="T142_33">moje</text:span><text:span text:style-name="T142_34"><text:s/></text:span><text:span text:style-name="T142_35">rośliny</text:span><text:span text:style-name="T142_36">.</text:span></text:p>
      <text:p text:style-name="P143"><text:span text:style-name="T143_1"><text:s/></text:span></text:p>
      <text:p text:style-name="P144"><text:span text:style-name="T144_1">Cahan</text:span></text:p>
      <text:p text:style-name="P145"><text:span text:style-name="T145_1"><text:s/></text:span></text:p>
      <text:p text:style-name="P146"><text:span text:style-name="T146_1">Linki</text:span><text:span text:style-name="T146_2"><text:s/></text:span><text:span text:style-name="T146_3">do</text:span><text:span text:style-name="T146_4"><text:s/></text:span><text:span text:style-name="T146_5">zdjęć</text:span><text:span text:style-name="T146_6"><text:s/></text:span><text:span text:style-name="T146_7">i</text:span><text:span text:style-name="T146_8"><text:s/></text:span><text:span text:style-name="T146_9">opisy</text:span><text:span text:style-name="T146_10">:</text:span></text:p>
      <text:p text:style-name="P147"><text:span text:style-name="T147_1">1.</text:span><text:span text:style-name="T147_2"><text:a xlink:type="simple" xlink:href="https://scontent-b-fra.xx.fbcdn.net/hphotos-xpf1/v/t1.0-9/10387614_701801746573695_1502846986834680831_n.jpg?oh=c9dd62d457df24d64811af86f9c4f834&amp;oe=549BD5D4"><text:span text:style-name="T147_3"><text:s/></text:span></text:a></text:span><text:span text:style-name="T147_4"><text:a xlink:type="simple" xlink:href="https://scontent-b-fra.xx.fbcdn.net/hphotos-xpf1/v/t1.0-9/10387614_701801746573695_1502846986834680831_n.jpg?oh=c9dd62d457df24d64811af86f9c4f834&amp;oe=549BD5D4"><text:span text:style-name="T147_5">https</text:span></text:a></text:span><text:span text:style-name="T147_6"><text:a xlink:type="simple" xlink:href="https://scontent-b-fra.xx.fbcdn.net/hphotos-xpf1/v/t1.0-9/10387614_701801746573695_1502846986834680831_n.jpg?oh=c9dd62d457df24d64811af86f9c4f834&amp;oe=549BD5D4"><text:span text:style-name="T147_7">://</text:span></text:a></text:span><text:span text:style-name="T147_8"><text:a xlink:type="simple" xlink:href="https://scontent-b-fra.xx.fbcdn.net/hphotos-xpf1/v/t1.0-9/10387614_701801746573695_1502846986834680831_n.jpg?oh=c9dd62d457df24d64811af86f9c4f834&amp;oe=549BD5D4"><text:span text:style-name="T147_9">scontent</text:span></text:a></text:span><text:span text:style-name="T147_10"><text:a xlink:type="simple" xlink:href="https://scontent-b-fra.xx.fbcdn.net/hphotos-xpf1/v/t1.0-9/10387614_701801746573695_1502846986834680831_n.jpg?oh=c9dd62d457df24d64811af86f9c4f834&amp;oe=549BD5D4"><text:span text:style-name="T147_11">-</text:span></text:a></text:span><text:span text:style-name="T147_12"><text:a xlink:type="simple" xlink:href="https://scontent-b-fra.xx.fbcdn.net/hphotos-xpf1/v/t1.0-9/10387614_701801746573695_1502846986834680831_n.jpg?oh=c9dd62d457df24d64811af86f9c4f834&amp;oe=549BD5D4"><text:span text:style-name="T147_13">b</text:span></text:a></text:span><text:span text:style-name="T147_14"><text:a xlink:type="simple" xlink:href="https://scontent-b-fra.xx.fbcdn.net/hphotos-xpf1/v/t1.0-9/10387614_701801746573695_1502846986834680831_n.jpg?oh=c9dd62d457df24d64811af86f9c4f834&amp;oe=549BD5D4"><text:span text:style-name="T147_15">-</text:span></text:a></text:span><text:span text:style-name="T147_16"><text:a xlink:type="simple" xlink:href="https://scontent-b-fra.xx.fbcdn.net/hphotos-xpf1/v/t1.0-9/10387614_701801746573695_1502846986834680831_n.jpg?oh=c9dd62d457df24d64811af86f9c4f834&amp;oe=549BD5D4"><text:span text:style-name="T147_17">fra</text:span></text:a></text:span><text:span text:style-name="T147_18"><text:a xlink:type="simple" xlink:href="https://scontent-b-fra.xx.fbcdn.net/hphotos-xpf1/v/t1.0-9/10387614_701801746573695_1502846986834680831_n.jpg?oh=c9dd62d457df24d64811af86f9c4f834&amp;oe=549BD5D4"><text:span text:style-name="T147_19">.</text:span></text:a></text:span><text:span text:style-name="T147_20"><text:a xlink:type="simple" xlink:href="https://scontent-b-fra.xx.fbcdn.net/hphotos-xpf1/v/t1.0-9/10387614_701801746573695_1502846986834680831_n.jpg?oh=c9dd62d457df24d64811af86f9c4f834&amp;oe=549BD5D4"><text:span text:style-name="T147_21">xx</text:span></text:a></text:span><text:span text:style-name="T147_22"><text:a xlink:type="simple" xlink:href="https://scontent-b-fra.xx.fbcdn.net/hphotos-xpf1/v/t1.0-9/10387614_701801746573695_1502846986834680831_n.jpg?oh=c9dd62d457df24d64811af86f9c4f834&amp;oe=549BD5D4"><text:span text:style-name="T147_23">.</text:span></text:a></text:span><text:span text:style-name="T147_24"><text:a xlink:type="simple" xlink:href="https://scontent-b-fra.xx.fbcdn.net/hphotos-xpf1/v/t1.0-9/10387614_701801746573695_1502846986834680831_n.jpg?oh=c9dd62d457df24d64811af86f9c4f834&amp;oe=549BD5D4"><text:span text:style-name="T147_25">fbcdn</text:span></text:a></text:span><text:span text:style-name="T147_26"><text:a xlink:type="simple" xlink:href="https://scontent-b-fra.xx.fbcdn.net/hphotos-xpf1/v/t1.0-9/10387614_701801746573695_1502846986834680831_n.jpg?oh=c9dd62d457df24d64811af86f9c4f834&amp;oe=549BD5D4"><text:span text:style-name="T147_27">.</text:span></text:a></text:span><text:span text:style-name="T147_28"><text:a xlink:type="simple" xlink:href="https://scontent-b-fra.xx.fbcdn.net/hphotos-xpf1/v/t1.0-9/10387614_701801746573695_1502846986834680831_n.jpg?oh=c9dd62d457df24d64811af86f9c4f834&amp;oe=549BD5D4"><text:span text:style-name="T147_29">net</text:span></text:a></text:span><text:span text:style-name="T147_30"><text:a xlink:type="simple" xlink:href="https://scontent-b-fra.xx.fbcdn.net/hphotos-xpf1/v/t1.0-9/10387614_701801746573695_1502846986834680831_n.jpg?oh=c9dd62d457df24d64811af86f9c4f834&amp;oe=549BD5D4"><text:span text:style-name="T147_31">/</text:span></text:a></text:span><text:span text:style-name="T147_32"><text:a xlink:type="simple" xlink:href="https://scontent-b-fra.xx.fbcdn.net/hphotos-xpf1/v/t1.0-9/10387614_701801746573695_1502846986834680831_n.jpg?oh=c9dd62d457df24d64811af86f9c4f834&amp;oe=549BD5D4"><text:span text:style-name="T147_33">hphotos</text:span></text:a></text:span><text:span text:style-name="T147_34"><text:a xlink:type="simple" xlink:href="https://scontent-b-fra.xx.fbcdn.net/hphotos-xpf1/v/t1.0-9/10387614_701801746573695_1502846986834680831_n.jpg?oh=c9dd62d457df24d64811af86f9c4f834&amp;oe=549BD5D4"><text:span text:style-name="T147_35">-</text:span></text:a></text:span><text:span text:style-name="T147_36"><text:a xlink:type="simple" xlink:href="https://scontent-b-fra.xx.fbcdn.net/hphotos-xpf1/v/t1.0-9/10387614_701801746573695_1502846986834680831_n.jpg?oh=c9dd62d457df24d64811af86f9c4f834&amp;oe=549BD5D4"><text:span text:style-name="T147_37">xpf</text:span></text:a></text:span><text:span text:style-name="T147_38"><text:a xlink:type="simple" xlink:href="https://scontent-b-fra.xx.fbcdn.net/hphotos-xpf1/v/t1.0-9/10387614_701801746573695_1502846986834680831_n.jpg?oh=c9dd62d457df24d64811af86f9c4f834&amp;oe=549BD5D4"><text:span text:style-name="T147_39">1/</text:span></text:a></text:span><text:span text:style-name="T147_40"><text:a xlink:type="simple" xlink:href="https://scontent-b-fra.xx.fbcdn.net/hphotos-xpf1/v/t1.0-9/10387614_701801746573695_1502846986834680831_n.jpg?oh=c9dd62d457df24d64811af86f9c4f834&amp;oe=549BD5D4"><text:span text:style-name="T147_41">v</text:span></text:a></text:span><text:span text:style-name="T147_42"><text:a xlink:type="simple" xlink:href="https://scontent-b-fra.xx.fbcdn.net/hphotos-xpf1/v/t1.0-9/10387614_701801746573695_1502846986834680831_n.jpg?oh=c9dd62d457df24d64811af86f9c4f834&amp;oe=549BD5D4"><text:span text:style-name="T147_43">/</text:span></text:a></text:span><text:span text:style-name="T147_44"><text:a xlink:type="simple" xlink:href="https://scontent-b-fra.xx.fbcdn.net/hphotos-xpf1/v/t1.0-9/10387614_701801746573695_1502846986834680831_n.jpg?oh=c9dd62d457df24d64811af86f9c4f834&amp;oe=549BD5D4"><text:span text:style-name="T147_45">t</text:span></text:a></text:span><text:span text:style-name="T147_46"><text:a xlink:type="simple" xlink:href="https://scontent-b-fra.xx.fbcdn.net/hphotos-xpf1/v/t1.0-9/10387614_701801746573695_1502846986834680831_n.jpg?oh=c9dd62d457df24d64811af86f9c4f834&amp;oe=549BD5D4"><text:span text:style-name="T147_47">1.0-9/10387614_701801746573695_1502846986834680831_</text:span></text:a></text:span><text:span text:style-name="T147_48"><text:a xlink:type="simple" xlink:href="https://scontent-b-fra.xx.fbcdn.net/hphotos-xpf1/v/t1.0-9/10387614_701801746573695_1502846986834680831_n.jpg?oh=c9dd62d457df24d64811af86f9c4f834&amp;oe=549BD5D4"><text:span text:style-name="T147_49">n</text:span></text:a></text:span><text:span text:style-name="T147_50"><text:a xlink:type="simple" xlink:href="https://scontent-b-fra.xx.fbcdn.net/hphotos-xpf1/v/t1.0-9/10387614_701801746573695_1502846986834680831_n.jpg?oh=c9dd62d457df24d64811af86f9c4f834&amp;oe=549BD5D4"><text:span text:style-name="T147_51">.</text:span></text:a></text:span><text:span text:style-name="T147_52"><text:a xlink:type="simple" xlink:href="https://scontent-b-fra.xx.fbcdn.net/hphotos-xpf1/v/t1.0-9/10387614_701801746573695_1502846986834680831_n.jpg?oh=c9dd62d457df24d64811af86f9c4f834&amp;oe=549BD5D4"><text:span text:style-name="T147_53">jpg</text:span></text:a></text:span><text:span text:style-name="T147_54"><text:a xlink:type="simple" xlink:href="https://scontent-b-fra.xx.fbcdn.net/hphotos-xpf1/v/t1.0-9/10387614_701801746573695_1502846986834680831_n.jpg?oh=c9dd62d457df24d64811af86f9c4f834&amp;oe=549BD5D4"><text:span text:style-name="T147_55">?</text:span></text:a></text:span><text:span text:style-name="T147_56"><text:a xlink:type="simple" xlink:href="https://scontent-b-fra.xx.fbcdn.net/hphotos-xpf1/v/t1.0-9/10387614_701801746573695_1502846986834680831_n.jpg?oh=c9dd62d457df24d64811af86f9c4f834&amp;oe=549BD5D4"><text:span text:style-name="T147_57">oh</text:span></text:a></text:span><text:span text:style-name="T147_58"><text:a xlink:type="simple" xlink:href="https://scontent-b-fra.xx.fbcdn.net/hphotos-xpf1/v/t1.0-9/10387614_701801746573695_1502846986834680831_n.jpg?oh=c9dd62d457df24d64811af86f9c4f834&amp;oe=549BD5D4"><text:span text:style-name="T147_59">=</text:span></text:a></text:span><text:span text:style-name="T147_60"><text:a xlink:type="simple" xlink:href="https://scontent-b-fra.xx.fbcdn.net/hphotos-xpf1/v/t1.0-9/10387614_701801746573695_1502846986834680831_n.jpg?oh=c9dd62d457df24d64811af86f9c4f834&amp;oe=549BD5D4"><text:span text:style-name="T147_61">c</text:span></text:a></text:span><text:span text:style-name="T147_62"><text:a xlink:type="simple" xlink:href="https://scontent-b-fra.xx.fbcdn.net/hphotos-xpf1/v/t1.0-9/10387614_701801746573695_1502846986834680831_n.jpg?oh=c9dd62d457df24d64811af86f9c4f834&amp;oe=549BD5D4"><text:span text:style-name="T147_63">9</text:span></text:a></text:span><text:span text:style-name="T147_64"><text:a xlink:type="simple" xlink:href="https://scontent-b-fra.xx.fbcdn.net/hphotos-xpf1/v/t1.0-9/10387614_701801746573695_1502846986834680831_n.jpg?oh=c9dd62d457df24d64811af86f9c4f834&amp;oe=549BD5D4"><text:span text:style-name="T147_65">dd</text:span></text:a></text:span><text:span text:style-name="T147_66"><text:a xlink:type="simple" xlink:href="https://scontent-b-fra.xx.fbcdn.net/hphotos-xpf1/v/t1.0-9/10387614_701801746573695_1502846986834680831_n.jpg?oh=c9dd62d457df24d64811af86f9c4f834&amp;oe=549BD5D4"><text:span text:style-name="T147_67">62</text:span></text:a></text:span><text:span text:style-name="T147_68"><text:a xlink:type="simple" xlink:href="https://scontent-b-fra.xx.fbcdn.net/hphotos-xpf1/v/t1.0-9/10387614_701801746573695_1502846986834680831_n.jpg?oh=c9dd62d457df24d64811af86f9c4f834&amp;oe=549BD5D4"><text:span text:style-name="T147_69">d</text:span></text:a></text:span><text:span text:style-name="T147_70"><text:a xlink:type="simple" xlink:href="https://scontent-b-fra.xx.fbcdn.net/hphotos-xpf1/v/t1.0-9/10387614_701801746573695_1502846986834680831_n.jpg?oh=c9dd62d457df24d64811af86f9c4f834&amp;oe=549BD5D4"><text:span text:style-name="T147_71">457</text:span></text:a></text:span><text:span text:style-name="T147_72"><text:a xlink:type="simple" xlink:href="https://scontent-b-fra.xx.fbcdn.net/hphotos-xpf1/v/t1.0-9/10387614_701801746573695_1502846986834680831_n.jpg?oh=c9dd62d457df24d64811af86f9c4f834&amp;oe=549BD5D4"><text:span text:style-name="T147_73">df</text:span></text:a></text:span><text:span text:style-name="T147_74"><text:a xlink:type="simple" xlink:href="https://scontent-b-fra.xx.fbcdn.net/hphotos-xpf1/v/t1.0-9/10387614_701801746573695_1502846986834680831_n.jpg?oh=c9dd62d457df24d64811af86f9c4f834&amp;oe=549BD5D4"><text:span text:style-name="T147_75">24</text:span></text:a></text:span><text:span text:style-name="T147_76"><text:a xlink:type="simple" xlink:href="https://scontent-b-fra.xx.fbcdn.net/hphotos-xpf1/v/t1.0-9/10387614_701801746573695_1502846986834680831_n.jpg?oh=c9dd62d457df24d64811af86f9c4f834&amp;oe=549BD5D4"><text:span text:style-name="T147_77">d</text:span></text:a></text:span><text:span text:style-name="T147_78"><text:a xlink:type="simple" xlink:href="https://scontent-b-fra.xx.fbcdn.net/hphotos-xpf1/v/t1.0-9/10387614_701801746573695_1502846986834680831_n.jpg?oh=c9dd62d457df24d64811af86f9c4f834&amp;oe=549BD5D4"><text:span text:style-name="T147_79">64811</text:span></text:a></text:span><text:span text:style-name="T147_80"><text:a xlink:type="simple" xlink:href="https://scontent-b-fra.xx.fbcdn.net/hphotos-xpf1/v/t1.0-9/10387614_701801746573695_1502846986834680831_n.jpg?oh=c9dd62d457df24d64811af86f9c4f834&amp;oe=549BD5D4"><text:span text:style-name="T147_81">af</text:span></text:a></text:span><text:span text:style-name="T147_82"><text:a xlink:type="simple" xlink:href="https://scontent-b-fra.xx.fbcdn.net/hphotos-xpf1/v/t1.0-9/10387614_701801746573695_1502846986834680831_n.jpg?oh=c9dd62d457df24d64811af86f9c4f834&amp;oe=549BD5D4"><text:span text:style-name="T147_83">86</text:span></text:a></text:span><text:span text:style-name="T147_84"><text:a xlink:type="simple" xlink:href="https://scontent-b-fra.xx.fbcdn.net/hphotos-xpf1/v/t1.0-9/10387614_701801746573695_1502846986834680831_n.jpg?oh=c9dd62d457df24d64811af86f9c4f834&amp;oe=549BD5D4"><text:span text:style-name="T147_85">f</text:span></text:a></text:span><text:span text:style-name="T147_86"><text:a xlink:type="simple" xlink:href="https://scontent-b-fra.xx.fbcdn.net/hphotos-xpf1/v/t1.0-9/10387614_701801746573695_1502846986834680831_n.jpg?oh=c9dd62d457df24d64811af86f9c4f834&amp;oe=549BD5D4"><text:span text:style-name="T147_87">9</text:span></text:a></text:span><text:span text:style-name="T147_88"><text:a xlink:type="simple" xlink:href="https://scontent-b-fra.xx.fbcdn.net/hphotos-xpf1/v/t1.0-9/10387614_701801746573695_1502846986834680831_n.jpg?oh=c9dd62d457df24d64811af86f9c4f834&amp;oe=549BD5D4"><text:span text:style-name="T147_89">c</text:span></text:a></text:span><text:span text:style-name="T147_90"><text:a xlink:type="simple" xlink:href="https://scontent-b-fra.xx.fbcdn.net/hphotos-xpf1/v/t1.0-9/10387614_701801746573695_1502846986834680831_n.jpg?oh=c9dd62d457df24d64811af86f9c4f834&amp;oe=549BD5D4"><text:span text:style-name="T147_91">4</text:span></text:a></text:span><text:span text:style-name="T147_92"><text:a xlink:type="simple" xlink:href="https://scontent-b-fra.xx.fbcdn.net/hphotos-xpf1/v/t1.0-9/10387614_701801746573695_1502846986834680831_n.jpg?oh=c9dd62d457df24d64811af86f9c4f834&amp;oe=549BD5D4"><text:span text:style-name="T147_93">f</text:span></text:a></text:span><text:span text:style-name="T147_94"><text:a xlink:type="simple" xlink:href="https://scontent-b-fra.xx.fbcdn.net/hphotos-xpf1/v/t1.0-9/10387614_701801746573695_1502846986834680831_n.jpg?oh=c9dd62d457df24d64811af86f9c4f834&amp;oe=549BD5D4"><text:span text:style-name="T147_95">834&amp;</text:span></text:a></text:span><text:span text:style-name="T147_96"><text:a xlink:type="simple" xlink:href="https://scontent-b-fra.xx.fbcdn.net/hphotos-xpf1/v/t1.0-9/10387614_701801746573695_1502846986834680831_n.jpg?oh=c9dd62d457df24d64811af86f9c4f834&amp;oe=549BD5D4"><text:span text:style-name="T147_97">oe</text:span></text:a></text:span><text:span text:style-name="T147_98"><text:a xlink:type="simple" xlink:href="https://scontent-b-fra.xx.fbcdn.net/hphotos-xpf1/v/t1.0-9/10387614_701801746573695_1502846986834680831_n.jpg?oh=c9dd62d457df24d64811af86f9c4f834&amp;oe=549BD5D4"><text:span text:style-name="T147_99">=549</text:span></text:a></text:span><text:span text:style-name="T147_100"><text:a xlink:type="simple" xlink:href="https://scontent-b-fra.xx.fbcdn.net/hphotos-xpf1/v/t1.0-9/10387614_701801746573695_1502846986834680831_n.jpg?oh=c9dd62d457df24d64811af86f9c4f834&amp;oe=549BD5D4"><text:span text:style-name="T147_101">BD</text:span></text:a></text:span><text:span text:style-name="T147_102"><text:a xlink:type="simple" xlink:href="https://scontent-b-fra.xx.fbcdn.net/hphotos-xpf1/v/t1.0-9/10387614_701801746573695_1502846986834680831_n.jpg?oh=c9dd62d457df24d64811af86f9c4f834&amp;oe=549BD5D4"><text:span text:style-name="T147_103">5</text:span></text:a></text:span><text:span text:style-name="T147_104"><text:a xlink:type="simple" xlink:href="https://scontent-b-fra.xx.fbcdn.net/hphotos-xpf1/v/t1.0-9/10387614_701801746573695_1502846986834680831_n.jpg?oh=c9dd62d457df24d64811af86f9c4f834&amp;oe=549BD5D4"><text:span text:style-name="T147_105">D</text:span></text:a></text:span><text:span text:style-name="T147_106"><text:a xlink:type="simple" xlink:href="https://scontent-b-fra.xx.fbcdn.net/hphotos-xpf1/v/t1.0-9/10387614_701801746573695_1502846986834680831_n.jpg?oh=c9dd62d457df24d64811af86f9c4f834&amp;oe=549BD5D4"><text:span text:style-name="T147_107">4</text:span></text:a></text:span></text:p>
      <text:p text:style-name="P148"><text:span text:style-name="T148_1">Parapet</text:span><text:span text:style-name="T148_2"><text:s/></text:span><text:span text:style-name="T148_3">autorki</text:span><text:span text:style-name="T148_4"><text:s/></text:span><text:span text:style-name="T148_5">tekstu</text:span><text:span text:style-name="T148_6">.</text:span></text:p>
      <text:p text:style-name="P149"><text:span text:style-name="T149_1">2.</text:span><text:span text:style-name="T149_2"><text:a xlink:type="simple" xlink:href="https://scontent-a-fra.xx.fbcdn.net/hphotos-xap1/v/t1.0-9/10636206_701802036573666_5766270298377087681_n.jpg?oh=7f00aa226a5bd4d00d272bbd75a5a736&amp;oe=5484DB9A"><text:span text:style-name="T149_3"><text:s/></text:span></text:a></text:span><text:span text:style-name="T149_4"><text:a xlink:type="simple" xlink:href="https://scontent-a-fra.xx.fbcdn.net/hphotos-xap1/v/t1.0-9/10636206_701802036573666_5766270298377087681_n.jpg?oh=7f00aa226a5bd4d00d272bbd75a5a736&amp;oe=5484DB9A"><text:span text:style-name="T149_5">https</text:span></text:a></text:span><text:span text:style-name="T149_6"><text:a xlink:type="simple" xlink:href="https://scontent-a-fra.xx.fbcdn.net/hphotos-xap1/v/t1.0-9/10636206_701802036573666_5766270298377087681_n.jpg?oh=7f00aa226a5bd4d00d272bbd75a5a736&amp;oe=5484DB9A"><text:span text:style-name="T149_7">://</text:span></text:a></text:span><text:span text:style-name="T149_8"><text:a xlink:type="simple" xlink:href="https://scontent-a-fra.xx.fbcdn.net/hphotos-xap1/v/t1.0-9/10636206_701802036573666_5766270298377087681_n.jpg?oh=7f00aa226a5bd4d00d272bbd75a5a736&amp;oe=5484DB9A"><text:span text:style-name="T149_9">scontent</text:span></text:a></text:span><text:span text:style-name="T149_10"><text:a xlink:type="simple" xlink:href="https://scontent-a-fra.xx.fbcdn.net/hphotos-xap1/v/t1.0-9/10636206_701802036573666_5766270298377087681_n.jpg?oh=7f00aa226a5bd4d00d272bbd75a5a736&amp;oe=5484DB9A"><text:span text:style-name="T149_11">-</text:span></text:a></text:span><text:span text:style-name="T149_12"><text:a xlink:type="simple" xlink:href="https://scontent-a-fra.xx.fbcdn.net/hphotos-xap1/v/t1.0-9/10636206_701802036573666_5766270298377087681_n.jpg?oh=7f00aa226a5bd4d00d272bbd75a5a736&amp;oe=5484DB9A"><text:span text:style-name="T149_13">a</text:span></text:a></text:span><text:span text:style-name="T149_14"><text:a xlink:type="simple" xlink:href="https://scontent-a-fra.xx.fbcdn.net/hphotos-xap1/v/t1.0-9/10636206_701802036573666_5766270298377087681_n.jpg?oh=7f00aa226a5bd4d00d272bbd75a5a736&amp;oe=5484DB9A"><text:span text:style-name="T149_15">-</text:span></text:a></text:span><text:span text:style-name="T149_16"><text:a xlink:type="simple" xlink:href="https://scontent-a-fra.xx.fbcdn.net/hphotos-xap1/v/t1.0-9/10636206_701802036573666_5766270298377087681_n.jpg?oh=7f00aa226a5bd4d00d272bbd75a5a736&amp;oe=5484DB9A"><text:span text:style-name="T149_17">fra</text:span></text:a></text:span><text:span text:style-name="T149_18"><text:a xlink:type="simple" xlink:href="https://scontent-a-fra.xx.fbcdn.net/hphotos-xap1/v/t1.0-9/10636206_701802036573666_5766270298377087681_n.jpg?oh=7f00aa226a5bd4d00d272bbd75a5a736&amp;oe=5484DB9A"><text:span text:style-name="T149_19">.</text:span></text:a></text:span><text:span text:style-name="T149_20"><text:a xlink:type="simple" xlink:href="https://scontent-a-fra.xx.fbcdn.net/hphotos-xap1/v/t1.0-9/10636206_701802036573666_5766270298377087681_n.jpg?oh=7f00aa226a5bd4d00d272bbd75a5a736&amp;oe=5484DB9A"><text:span text:style-name="T149_21">xx</text:span></text:a></text:span><text:span text:style-name="T149_22"><text:a xlink:type="simple" xlink:href="https://scontent-a-fra.xx.fbcdn.net/hphotos-xap1/v/t1.0-9/10636206_701802036573666_5766270298377087681_n.jpg?oh=7f00aa226a5bd4d00d272bbd75a5a736&amp;oe=5484DB9A"><text:span text:style-name="T149_23">.</text:span></text:a></text:span><text:span text:style-name="T149_24"><text:a xlink:type="simple" xlink:href="https://scontent-a-fra.xx.fbcdn.net/hphotos-xap1/v/t1.0-9/10636206_701802036573666_5766270298377087681_n.jpg?oh=7f00aa226a5bd4d00d272bbd75a5a736&amp;oe=5484DB9A"><text:span text:style-name="T149_25">fbcdn</text:span></text:a></text:span><text:span text:style-name="T149_26"><text:a xlink:type="simple" xlink:href="https://scontent-a-fra.xx.fbcdn.net/hphotos-xap1/v/t1.0-9/10636206_701802036573666_5766270298377087681_n.jpg?oh=7f00aa226a5bd4d00d272bbd75a5a736&amp;oe=5484DB9A"><text:span text:style-name="T149_27">.</text:span></text:a></text:span><text:span text:style-name="T149_28"><text:a xlink:type="simple" xlink:href="https://scontent-a-fra.xx.fbcdn.net/hphotos-xap1/v/t1.0-9/10636206_701802036573666_5766270298377087681_n.jpg?oh=7f00aa226a5bd4d00d272bbd75a5a736&amp;oe=5484DB9A"><text:span text:style-name="T149_29">net</text:span></text:a></text:span><text:span text:style-name="T149_30"><text:a xlink:type="simple" xlink:href="https://scontent-a-fra.xx.fbcdn.net/hphotos-xap1/v/t1.0-9/10636206_701802036573666_5766270298377087681_n.jpg?oh=7f00aa226a5bd4d00d272bbd75a5a736&amp;oe=5484DB9A"><text:span text:style-name="T149_31">/</text:span></text:a></text:span><text:span text:style-name="T149_32"><text:a xlink:type="simple" xlink:href="https://scontent-a-fra.xx.fbcdn.net/hphotos-xap1/v/t1.0-9/10636206_701802036573666_5766270298377087681_n.jpg?oh=7f00aa226a5bd4d00d272bbd75a5a736&amp;oe=5484DB9A"><text:span text:style-name="T149_33">hphotos</text:span></text:a></text:span><text:span text:style-name="T149_34"><text:a xlink:type="simple" xlink:href="https://scontent-a-fra.xx.fbcdn.net/hphotos-xap1/v/t1.0-9/10636206_701802036573666_5766270298377087681_n.jpg?oh=7f00aa226a5bd4d00d272bbd75a5a736&amp;oe=5484DB9A"><text:span text:style-name="T149_35">-</text:span></text:a></text:span><text:span text:style-name="T149_36"><text:a xlink:type="simple" xlink:href="https://scontent-a-fra.xx.fbcdn.net/hphotos-xap1/v/t1.0-9/10636206_701802036573666_5766270298377087681_n.jpg?oh=7f00aa226a5bd4d00d272bbd75a5a736&amp;oe=5484DB9A"><text:span text:style-name="T149_37">xap</text:span></text:a></text:span><text:span text:style-name="T149_38"><text:a xlink:type="simple" xlink:href="https://scontent-a-fra.xx.fbcdn.net/hphotos-xap1/v/t1.0-9/10636206_701802036573666_5766270298377087681_n.jpg?oh=7f00aa226a5bd4d00d272bbd75a5a736&amp;oe=5484DB9A"><text:span text:style-name="T149_39">1/</text:span></text:a></text:span><text:span text:style-name="T149_40"><text:a xlink:type="simple" xlink:href="https://scontent-a-fra.xx.fbcdn.net/hphotos-xap1/v/t1.0-9/10636206_701802036573666_5766270298377087681_n.jpg?oh=7f00aa226a5bd4d00d272bbd75a5a736&amp;oe=5484DB9A"><text:span text:style-name="T149_41">v</text:span></text:a></text:span><text:span text:style-name="T149_42"><text:a xlink:type="simple" xlink:href="https://scontent-a-fra.xx.fbcdn.net/hphotos-xap1/v/t1.0-9/10636206_701802036573666_5766270298377087681_n.jpg?oh=7f00aa226a5bd4d00d272bbd75a5a736&amp;oe=5484DB9A"><text:span text:style-name="T149_43">/</text:span></text:a></text:span><text:span text:style-name="T149_44"><text:a xlink:type="simple" xlink:href="https://scontent-a-fra.xx.fbcdn.net/hphotos-xap1/v/t1.0-9/10636206_701802036573666_5766270298377087681_n.jpg?oh=7f00aa226a5bd4d00d272bbd75a5a736&amp;oe=5484DB9A"><text:span text:style-name="T149_45">t</text:span></text:a></text:span><text:span text:style-name="T149_46"><text:a xlink:type="simple" xlink:href="https://scontent-a-fra.xx.fbcdn.net/hphotos-xap1/v/t1.0-9/10636206_701802036573666_5766270298377087681_n.jpg?oh=7f00aa226a5bd4d00d272bbd75a5a736&amp;oe=5484DB9A"><text:span text:style-name="T149_47">1.0-9/10636206_701802036573666_5766270298377087681_</text:span></text:a></text:span><text:span text:style-name="T149_48"><text:a xlink:type="simple" xlink:href="https://scontent-a-fra.xx.fbcdn.net/hphotos-xap1/v/t1.0-9/10636206_701802036573666_5766270298377087681_n.jpg?oh=7f00aa226a5bd4d00d272bbd75a5a736&amp;oe=5484DB9A"><text:span text:style-name="T149_49">n</text:span></text:a></text:span><text:span text:style-name="T149_50"><text:a xlink:type="simple" xlink:href="https://scontent-a-fra.xx.fbcdn.net/hphotos-xap1/v/t1.0-9/10636206_701802036573666_5766270298377087681_n.jpg?oh=7f00aa226a5bd4d00d272bbd75a5a736&amp;oe=5484DB9A"><text:span text:style-name="T149_51">.</text:span></text:a></text:span><text:span text:style-name="T149_52"><text:a xlink:type="simple" xlink:href="https://scontent-a-fra.xx.fbcdn.net/hphotos-xap1/v/t1.0-9/10636206_701802036573666_5766270298377087681_n.jpg?oh=7f00aa226a5bd4d00d272bbd75a5a736&amp;oe=5484DB9A"><text:span text:style-name="T149_53">jpg</text:span></text:a></text:span><text:span text:style-name="T149_54"><text:a xlink:type="simple" xlink:href="https://scontent-a-fra.xx.fbcdn.net/hphotos-xap1/v/t1.0-9/10636206_701802036573666_5766270298377087681_n.jpg?oh=7f00aa226a5bd4d00d272bbd75a5a736&amp;oe=5484DB9A"><text:span text:style-name="T149_55">?</text:span></text:a></text:span><text:span text:style-name="T149_56"><text:a xlink:type="simple" xlink:href="https://scontent-a-fra.xx.fbcdn.net/hphotos-xap1/v/t1.0-9/10636206_701802036573666_5766270298377087681_n.jpg?oh=7f00aa226a5bd4d00d272bbd75a5a736&amp;oe=5484DB9A"><text:span text:style-name="T149_57">oh</text:span></text:a></text:span><text:span text:style-name="T149_58"><text:a xlink:type="simple" xlink:href="https://scontent-a-fra.xx.fbcdn.net/hphotos-xap1/v/t1.0-9/10636206_701802036573666_5766270298377087681_n.jpg?oh=7f00aa226a5bd4d00d272bbd75a5a736&amp;oe=5484DB9A"><text:span text:style-name="T149_59">=7</text:span></text:a></text:span><text:span text:style-name="T149_60"><text:a xlink:type="simple" xlink:href="https://scontent-a-fra.xx.fbcdn.net/hphotos-xap1/v/t1.0-9/10636206_701802036573666_5766270298377087681_n.jpg?oh=7f00aa226a5bd4d00d272bbd75a5a736&amp;oe=5484DB9A"><text:span text:style-name="T149_61">f</text:span></text:a></text:span><text:span text:style-name="T149_62"><text:a xlink:type="simple" xlink:href="https://scontent-a-fra.xx.fbcdn.net/hphotos-xap1/v/t1.0-9/10636206_701802036573666_5766270298377087681_n.jpg?oh=7f00aa226a5bd4d00d272bbd75a5a736&amp;oe=5484DB9A"><text:span text:style-name="T149_63">00</text:span></text:a></text:span><text:span text:style-name="T149_64"><text:a xlink:type="simple" xlink:href="https://scontent-a-fra.xx.fbcdn.net/hphotos-xap1/v/t1.0-9/10636206_701802036573666_5766270298377087681_n.jpg?oh=7f00aa226a5bd4d00d272bbd75a5a736&amp;oe=5484DB9A"><text:span text:style-name="T149_65">aa</text:span></text:a></text:span><text:span text:style-name="T149_66"><text:a xlink:type="simple" xlink:href="https://scontent-a-fra.xx.fbcdn.net/hphotos-xap1/v/t1.0-9/10636206_701802036573666_5766270298377087681_n.jpg?oh=7f00aa226a5bd4d00d272bbd75a5a736&amp;oe=5484DB9A"><text:span text:style-name="T149_67">226</text:span></text:a></text:span><text:span text:style-name="T149_68"><text:a xlink:type="simple" xlink:href="https://scontent-a-fra.xx.fbcdn.net/hphotos-xap1/v/t1.0-9/10636206_701802036573666_5766270298377087681_n.jpg?oh=7f00aa226a5bd4d00d272bbd75a5a736&amp;oe=5484DB9A"><text:span text:style-name="T149_69">a</text:span></text:a></text:span><text:span text:style-name="T149_70"><text:a xlink:type="simple" xlink:href="https://scontent-a-fra.xx.fbcdn.net/hphotos-xap1/v/t1.0-9/10636206_701802036573666_5766270298377087681_n.jpg?oh=7f00aa226a5bd4d00d272bbd75a5a736&amp;oe=5484DB9A"><text:span text:style-name="T149_71">5</text:span></text:a></text:span><text:span text:style-name="T149_72"><text:a xlink:type="simple" xlink:href="https://scontent-a-fra.xx.fbcdn.net/hphotos-xap1/v/t1.0-9/10636206_701802036573666_5766270298377087681_n.jpg?oh=7f00aa226a5bd4d00d272bbd75a5a736&amp;oe=5484DB9A"><text:span text:style-name="T149_73">bd</text:span></text:a></text:span><text:span text:style-name="T149_74"><text:a xlink:type="simple" xlink:href="https://scontent-a-fra.xx.fbcdn.net/hphotos-xap1/v/t1.0-9/10636206_701802036573666_5766270298377087681_n.jpg?oh=7f00aa226a5bd4d00d272bbd75a5a736&amp;oe=5484DB9A"><text:span text:style-name="T149_75">4</text:span></text:a></text:span><text:span text:style-name="T149_76"><text:a xlink:type="simple" xlink:href="https://scontent-a-fra.xx.fbcdn.net/hphotos-xap1/v/t1.0-9/10636206_701802036573666_5766270298377087681_n.jpg?oh=7f00aa226a5bd4d00d272bbd75a5a736&amp;oe=5484DB9A"><text:span text:style-name="T149_77">d</text:span></text:a></text:span><text:span text:style-name="T149_78"><text:a xlink:type="simple" xlink:href="https://scontent-a-fra.xx.fbcdn.net/hphotos-xap1/v/t1.0-9/10636206_701802036573666_5766270298377087681_n.jpg?oh=7f00aa226a5bd4d00d272bbd75a5a736&amp;oe=5484DB9A"><text:span text:style-name="T149_79">00</text:span></text:a></text:span><text:span text:style-name="T149_80"><text:a xlink:type="simple" xlink:href="https://scontent-a-fra.xx.fbcdn.net/hphotos-xap1/v/t1.0-9/10636206_701802036573666_5766270298377087681_n.jpg?oh=7f00aa226a5bd4d00d272bbd75a5a736&amp;oe=5484DB9A"><text:span text:style-name="T149_81">d</text:span></text:a></text:span><text:span text:style-name="T149_82"><text:a xlink:type="simple" xlink:href="https://scontent-a-fra.xx.fbcdn.net/hphotos-xap1/v/t1.0-9/10636206_701802036573666_5766270298377087681_n.jpg?oh=7f00aa226a5bd4d00d272bbd75a5a736&amp;oe=5484DB9A"><text:span text:style-name="T149_83">272</text:span></text:a></text:span><text:span text:style-name="T149_84"><text:a xlink:type="simple" xlink:href="https://scontent-a-fra.xx.fbcdn.net/hphotos-xap1/v/t1.0-9/10636206_701802036573666_5766270298377087681_n.jpg?oh=7f00aa226a5bd4d00d272bbd75a5a736&amp;oe=5484DB9A"><text:span text:style-name="T149_85">bbd</text:span></text:a></text:span><text:span text:style-name="T149_86"><text:a xlink:type="simple" xlink:href="https://scontent-a-fra.xx.fbcdn.net/hphotos-xap1/v/t1.0-9/10636206_701802036573666_5766270298377087681_n.jpg?oh=7f00aa226a5bd4d00d272bbd75a5a736&amp;oe=5484DB9A"><text:span text:style-name="T149_87">75</text:span></text:a></text:span><text:span text:style-name="T149_88"><text:a xlink:type="simple" xlink:href="https://scontent-a-fra.xx.fbcdn.net/hphotos-xap1/v/t1.0-9/10636206_701802036573666_5766270298377087681_n.jpg?oh=7f00aa226a5bd4d00d272bbd75a5a736&amp;oe=5484DB9A"><text:span text:style-name="T149_89">a</text:span></text:a></text:span><text:span text:style-name="T149_90"><text:a xlink:type="simple" xlink:href="https://scontent-a-fra.xx.fbcdn.net/hphotos-xap1/v/t1.0-9/10636206_701802036573666_5766270298377087681_n.jpg?oh=7f00aa226a5bd4d00d272bbd75a5a736&amp;oe=5484DB9A"><text:span text:style-name="T149_91">5</text:span></text:a></text:span><text:span text:style-name="T149_92"><text:a xlink:type="simple" xlink:href="https://scontent-a-fra.xx.fbcdn.net/hphotos-xap1/v/t1.0-9/10636206_701802036573666_5766270298377087681_n.jpg?oh=7f00aa226a5bd4d00d272bbd75a5a736&amp;oe=5484DB9A"><text:span text:style-name="T149_93">a</text:span></text:a></text:span><text:span text:style-name="T149_94"><text:a xlink:type="simple" xlink:href="https://scontent-a-fra.xx.fbcdn.net/hphotos-xap1/v/t1.0-9/10636206_701802036573666_5766270298377087681_n.jpg?oh=7f00aa226a5bd4d00d272bbd75a5a736&amp;oe=5484DB9A"><text:span text:style-name="T149_95">736&amp;</text:span></text:a></text:span><text:span text:style-name="T149_96"><text:a xlink:type="simple" xlink:href="https://scontent-a-fra.xx.fbcdn.net/hphotos-xap1/v/t1.0-9/10636206_701802036573666_5766270298377087681_n.jpg?oh=7f00aa226a5bd4d00d272bbd75a5a736&amp;oe=5484DB9A"><text:span text:style-name="T149_97">oe</text:span></text:a></text:span><text:span text:style-name="T149_98"><text:a xlink:type="simple" xlink:href="https://scontent-a-fra.xx.fbcdn.net/hphotos-xap1/v/t1.0-9/10636206_701802036573666_5766270298377087681_n.jpg?oh=7f00aa226a5bd4d00d272bbd75a5a736&amp;oe=5484DB9A"><text:span text:style-name="T149_99">=5484</text:span></text:a></text:span><text:span text:style-name="T149_100"><text:a xlink:type="simple" xlink:href="https://scontent-a-fra.xx.fbcdn.net/hphotos-xap1/v/t1.0-9/10636206_701802036573666_5766270298377087681_n.jpg?oh=7f00aa226a5bd4d00d272bbd75a5a736&amp;oe=5484DB9A"><text:span text:style-name="T149_101">DB</text:span></text:a></text:span><text:span text:style-name="T149_102"><text:a xlink:type="simple" xlink:href="https://scontent-a-fra.xx.fbcdn.net/hphotos-xap1/v/t1.0-9/10636206_701802036573666_5766270298377087681_n.jpg?oh=7f00aa226a5bd4d00d272bbd75a5a736&amp;oe=5484DB9A"><text:span text:style-name="T149_103">9</text:span></text:a></text:span><text:span text:style-name="T149_104"><text:a xlink:type="simple" xlink:href="https://scontent-a-fra.xx.fbcdn.net/hphotos-xap1/v/t1.0-9/10636206_701802036573666_5766270298377087681_n.jpg?oh=7f00aa226a5bd4d00d272bbd75a5a736&amp;oe=5484DB9A"><text:span text:style-name="T149_105">A</text:span></text:a></text:span></text:p>
      <text:p text:style-name="P150"><text:span text:style-name="T150_1">Tłustosze</text:span><text:span text:style-name="T150_2"><text:s/></text:span><text:span text:style-name="T150_3">i</text:span><text:span text:style-name="T150_4"><text:s/></text:span><text:span text:style-name="T150_5">rosiczki</text:span><text:span text:style-name="T150_6"><text:s/></text:span><text:span text:style-name="T150_7">na</text:span><text:span text:style-name="T150_8"><text:s/></text:span><text:span text:style-name="T150_9">parapecie</text:span><text:span text:style-name="T150_10"><text:s/></text:span><text:span text:style-name="T150_11">okiennym</text:span><text:span text:style-name="T150_12">.</text:span></text:p>
      <text:p text:style-name="P151"><text:span text:style-name="T151_1">3.</text:span><text:span text:style-name="T151_2"><text:a xlink:type="simple" xlink:href="https://scontent-a-fra.xx.fbcdn.net/hphotos-prn2/v/l/t1.0-9/1187158_501840133236525_821625812_n.jpg?oh=f0d5bff12b8c214be23e50ed62b0102d&amp;oe=549EB736"><text:span text:style-name="T151_3"><text:s/></text:span></text:a></text:span><text:span text:style-name="T151_4"><text:a xlink:type="simple" xlink:href="https://scontent-a-fra.xx.fbcdn.net/hphotos-prn2/v/l/t1.0-9/1187158_501840133236525_821625812_n.jpg?oh=f0d5bff12b8c214be23e50ed62b0102d&amp;oe=549EB736"><text:span text:style-name="T151_5">https</text:span></text:a></text:span><text:span text:style-name="T151_6"><text:a xlink:type="simple" xlink:href="https://scontent-a-fra.xx.fbcdn.net/hphotos-prn2/v/l/t1.0-9/1187158_501840133236525_821625812_n.jpg?oh=f0d5bff12b8c214be23e50ed62b0102d&amp;oe=549EB736"><text:span text:style-name="T151_7">://</text:span></text:a></text:span><text:span text:style-name="T151_8"><text:a xlink:type="simple" xlink:href="https://scontent-a-fra.xx.fbcdn.net/hphotos-prn2/v/l/t1.0-9/1187158_501840133236525_821625812_n.jpg?oh=f0d5bff12b8c214be23e50ed62b0102d&amp;oe=549EB736"><text:span text:style-name="T151_9">scontent</text:span></text:a></text:span><text:span text:style-name="T151_10"><text:a xlink:type="simple" xlink:href="https://scontent-a-fra.xx.fbcdn.net/hphotos-prn2/v/l/t1.0-9/1187158_501840133236525_821625812_n.jpg?oh=f0d5bff12b8c214be23e50ed62b0102d&amp;oe=549EB736"><text:span text:style-name="T151_11">-</text:span></text:a></text:span><text:span text:style-name="T151_12"><text:a xlink:type="simple" xlink:href="https://scontent-a-fra.xx.fbcdn.net/hphotos-prn2/v/l/t1.0-9/1187158_501840133236525_821625812_n.jpg?oh=f0d5bff12b8c214be23e50ed62b0102d&amp;oe=549EB736"><text:span text:style-name="T151_13">a</text:span></text:a></text:span><text:span text:style-name="T151_14"><text:a xlink:type="simple" xlink:href="https://scontent-a-fra.xx.fbcdn.net/hphotos-prn2/v/l/t1.0-9/1187158_501840133236525_821625812_n.jpg?oh=f0d5bff12b8c214be23e50ed62b0102d&amp;oe=549EB736"><text:span text:style-name="T151_15">-</text:span></text:a></text:span><text:span text:style-name="T151_16"><text:a xlink:type="simple" xlink:href="https://scontent-a-fra.xx.fbcdn.net/hphotos-prn2/v/l/t1.0-9/1187158_501840133236525_821625812_n.jpg?oh=f0d5bff12b8c214be23e50ed62b0102d&amp;oe=549EB736"><text:span text:style-name="T151_17">fra</text:span></text:a></text:span><text:span text:style-name="T151_18"><text:a xlink:type="simple" xlink:href="https://scontent-a-fra.xx.fbcdn.net/hphotos-prn2/v/l/t1.0-9/1187158_501840133236525_821625812_n.jpg?oh=f0d5bff12b8c214be23e50ed62b0102d&amp;oe=549EB736"><text:span text:style-name="T151_19">.</text:span></text:a></text:span><text:span text:style-name="T151_20"><text:a xlink:type="simple" xlink:href="https://scontent-a-fra.xx.fbcdn.net/hphotos-prn2/v/l/t1.0-9/1187158_501840133236525_821625812_n.jpg?oh=f0d5bff12b8c214be23e50ed62b0102d&amp;oe=549EB736"><text:span text:style-name="T151_21">xx</text:span></text:a></text:span><text:span text:style-name="T151_22"><text:a xlink:type="simple" xlink:href="https://scontent-a-fra.xx.fbcdn.net/hphotos-prn2/v/l/t1.0-9/1187158_501840133236525_821625812_n.jpg?oh=f0d5bff12b8c214be23e50ed62b0102d&amp;oe=549EB736"><text:span text:style-name="T151_23">.</text:span></text:a></text:span><text:span text:style-name="T151_24"><text:a xlink:type="simple" xlink:href="https://scontent-a-fra.xx.fbcdn.net/hphotos-prn2/v/l/t1.0-9/1187158_501840133236525_821625812_n.jpg?oh=f0d5bff12b8c214be23e50ed62b0102d&amp;oe=549EB736"><text:span text:style-name="T151_25">fbcdn</text:span></text:a></text:span><text:span text:style-name="T151_26"><text:a xlink:type="simple" xlink:href="https://scontent-a-fra.xx.fbcdn.net/hphotos-prn2/v/l/t1.0-9/1187158_501840133236525_821625812_n.jpg?oh=f0d5bff12b8c214be23e50ed62b0102d&amp;oe=549EB736"><text:span text:style-name="T151_27">.</text:span></text:a></text:span><text:span text:style-name="T151_28"><text:a xlink:type="simple" xlink:href="https://scontent-a-fra.xx.fbcdn.net/hphotos-prn2/v/l/t1.0-9/1187158_501840133236525_821625812_n.jpg?oh=f0d5bff12b8c214be23e50ed62b0102d&amp;oe=549EB736"><text:span text:style-name="T151_29">net</text:span></text:a></text:span><text:span text:style-name="T151_30"><text:a xlink:type="simple" xlink:href="https://scontent-a-fra.xx.fbcdn.net/hphotos-prn2/v/l/t1.0-9/1187158_501840133236525_821625812_n.jpg?oh=f0d5bff12b8c214be23e50ed62b0102d&amp;oe=549EB736"><text:span text:style-name="T151_31">/</text:span></text:a></text:span><text:span text:style-name="T151_32"><text:a xlink:type="simple" xlink:href="https://scontent-a-fra.xx.fbcdn.net/hphotos-prn2/v/l/t1.0-9/1187158_501840133236525_821625812_n.jpg?oh=f0d5bff12b8c214be23e50ed62b0102d&amp;oe=549EB736"><text:span text:style-name="T151_33">hphotos</text:span></text:a></text:span><text:span text:style-name="T151_34"><text:a xlink:type="simple" xlink:href="https://scontent-a-fra.xx.fbcdn.net/hphotos-prn2/v/l/t1.0-9/1187158_501840133236525_821625812_n.jpg?oh=f0d5bff12b8c214be23e50ed62b0102d&amp;oe=549EB736"><text:span text:style-name="T151_35">-</text:span></text:a></text:span><text:span text:style-name="T151_36"><text:a xlink:type="simple" xlink:href="https://scontent-a-fra.xx.fbcdn.net/hphotos-prn2/v/l/t1.0-9/1187158_501840133236525_821625812_n.jpg?oh=f0d5bff12b8c214be23e50ed62b0102d&amp;oe=549EB736"><text:span text:style-name="T151_37">prn</text:span></text:a></text:span><text:span text:style-name="T151_38"><text:a xlink:type="simple" xlink:href="https://scontent-a-fra.xx.fbcdn.net/hphotos-prn2/v/l/t1.0-9/1187158_501840133236525_821625812_n.jpg?oh=f0d5bff12b8c214be23e50ed62b0102d&amp;oe=549EB736"><text:span text:style-name="T151_39">2/</text:span></text:a></text:span><text:span text:style-name="T151_40"><text:a xlink:type="simple" xlink:href="https://scontent-a-fra.xx.fbcdn.net/hphotos-prn2/v/l/t1.0-9/1187158_501840133236525_821625812_n.jpg?oh=f0d5bff12b8c214be23e50ed62b0102d&amp;oe=549EB736"><text:span text:style-name="T151_41">v</text:span></text:a></text:span><text:span text:style-name="T151_42"><text:a xlink:type="simple" xlink:href="https://scontent-a-fra.xx.fbcdn.net/hphotos-prn2/v/l/t1.0-9/1187158_501840133236525_821625812_n.jpg?oh=f0d5bff12b8c214be23e50ed62b0102d&amp;oe=549EB736"><text:span text:style-name="T151_43">/</text:span></text:a></text:span><text:span text:style-name="T151_44"><text:a xlink:type="simple" xlink:href="https://scontent-a-fra.xx.fbcdn.net/hphotos-prn2/v/l/t1.0-9/1187158_501840133236525_821625812_n.jpg?oh=f0d5bff12b8c214be23e50ed62b0102d&amp;oe=549EB736"><text:span text:style-name="T151_45">l</text:span></text:a></text:span><text:span text:style-name="T151_46"><text:a xlink:type="simple" xlink:href="https://scontent-a-fra.xx.fbcdn.net/hphotos-prn2/v/l/t1.0-9/1187158_501840133236525_821625812_n.jpg?oh=f0d5bff12b8c214be23e50ed62b0102d&amp;oe=549EB736"><text:span text:style-name="T151_47">/</text:span></text:a></text:span><text:span text:style-name="T151_48"><text:a xlink:type="simple" xlink:href="https://scontent-a-fra.xx.fbcdn.net/hphotos-prn2/v/l/t1.0-9/1187158_501840133236525_821625812_n.jpg?oh=f0d5bff12b8c214be23e50ed62b0102d&amp;oe=549EB736"><text:span text:style-name="T151_49">t</text:span></text:a></text:span><text:span text:style-name="T151_50"><text:a xlink:type="simple" xlink:href="https://scontent-a-fra.xx.fbcdn.net/hphotos-prn2/v/l/t1.0-9/1187158_501840133236525_821625812_n.jpg?oh=f0d5bff12b8c214be23e50ed62b0102d&amp;oe=549EB736"><text:span text:style-name="T151_51">1.0-9/1187158_501840133236525_821625812_</text:span></text:a></text:span><text:span text:style-name="T151_52"><text:a xlink:type="simple" xlink:href="https://scontent-a-fra.xx.fbcdn.net/hphotos-prn2/v/l/t1.0-9/1187158_501840133236525_821625812_n.jpg?oh=f0d5bff12b8c214be23e50ed62b0102d&amp;oe=549EB736"><text:span text:style-name="T151_53">n</text:span></text:a></text:span><text:span text:style-name="T151_54"><text:a xlink:type="simple" xlink:href="https://scontent-a-fra.xx.fbcdn.net/hphotos-prn2/v/l/t1.0-9/1187158_501840133236525_821625812_n.jpg?oh=f0d5bff12b8c214be23e50ed62b0102d&amp;oe=549EB736"><text:span text:style-name="T151_55">.</text:span></text:a></text:span><text:span text:style-name="T151_56"><text:a xlink:type="simple" xlink:href="https://scontent-a-fra.xx.fbcdn.net/hphotos-prn2/v/l/t1.0-9/1187158_501840133236525_821625812_n.jpg?oh=f0d5bff12b8c214be23e50ed62b0102d&amp;oe=549EB736"><text:span text:style-name="T151_57">jpg</text:span></text:a></text:span><text:span text:style-name="T151_58"><text:a xlink:type="simple" xlink:href="https://scontent-a-fra.xx.fbcdn.net/hphotos-prn2/v/l/t1.0-9/1187158_501840133236525_821625812_n.jpg?oh=f0d5bff12b8c214be23e50ed62b0102d&amp;oe=549EB736"><text:span text:style-name="T151_59">?</text:span></text:a></text:span><text:span text:style-name="T151_60"><text:a xlink:type="simple" xlink:href="https://scontent-a-fra.xx.fbcdn.net/hphotos-prn2/v/l/t1.0-9/1187158_501840133236525_821625812_n.jpg?oh=f0d5bff12b8c214be23e50ed62b0102d&amp;oe=549EB736"><text:span text:style-name="T151_61">oh</text:span></text:a></text:span><text:span text:style-name="T151_62"><text:a xlink:type="simple" xlink:href="https://scontent-a-fra.xx.fbcdn.net/hphotos-prn2/v/l/t1.0-9/1187158_501840133236525_821625812_n.jpg?oh=f0d5bff12b8c214be23e50ed62b0102d&amp;oe=549EB736"><text:span text:style-name="T151_63">=</text:span></text:a></text:span><text:span text:style-name="T151_64"><text:a xlink:type="simple" xlink:href="https://scontent-a-fra.xx.fbcdn.net/hphotos-prn2/v/l/t1.0-9/1187158_501840133236525_821625812_n.jpg?oh=f0d5bff12b8c214be23e50ed62b0102d&amp;oe=549EB736"><text:span text:style-name="T151_65">f</text:span></text:a></text:span><text:span text:style-name="T151_66"><text:a xlink:type="simple" xlink:href="https://scontent-a-fra.xx.fbcdn.net/hphotos-prn2/v/l/t1.0-9/1187158_501840133236525_821625812_n.jpg?oh=f0d5bff12b8c214be23e50ed62b0102d&amp;oe=549EB736"><text:span text:style-name="T151_67">0</text:span></text:a></text:span><text:span text:style-name="T151_68"><text:a xlink:type="simple" xlink:href="https://scontent-a-fra.xx.fbcdn.net/hphotos-prn2/v/l/t1.0-9/1187158_501840133236525_821625812_n.jpg?oh=f0d5bff12b8c214be23e50ed62b0102d&amp;oe=549EB736"><text:span text:style-name="T151_69">d</text:span></text:a></text:span><text:span text:style-name="T151_70"><text:a xlink:type="simple" xlink:href="https://scontent-a-fra.xx.fbcdn.net/hphotos-prn2/v/l/t1.0-9/1187158_501840133236525_821625812_n.jpg?oh=f0d5bff12b8c214be23e50ed62b0102d&amp;oe=549EB736"><text:span text:style-name="T151_71">5</text:span></text:a></text:span><text:span text:style-name="T151_72"><text:a xlink:type="simple" xlink:href="https://scontent-a-fra.xx.fbcdn.net/hphotos-prn2/v/l/t1.0-9/1187158_501840133236525_821625812_n.jpg?oh=f0d5bff12b8c214be23e50ed62b0102d&amp;oe=549EB736"><text:span text:style-name="T151_73">bff</text:span></text:a></text:span><text:span text:style-name="T151_74"><text:a xlink:type="simple" xlink:href="https://scontent-a-fra.xx.fbcdn.net/hphotos-prn2/v/l/t1.0-9/1187158_501840133236525_821625812_n.jpg?oh=f0d5bff12b8c214be23e50ed62b0102d&amp;oe=549EB736"><text:span text:style-name="T151_75">12</text:span></text:a></text:span><text:span text:style-name="T151_76"><text:a xlink:type="simple" xlink:href="https://scontent-a-fra.xx.fbcdn.net/hphotos-prn2/v/l/t1.0-9/1187158_501840133236525_821625812_n.jpg?oh=f0d5bff12b8c214be23e50ed62b0102d&amp;oe=549EB736"><text:span text:style-name="T151_77">b</text:span></text:a></text:span><text:span text:style-name="T151_78"><text:a xlink:type="simple" xlink:href="https://scontent-a-fra.xx.fbcdn.net/hphotos-prn2/v/l/t1.0-9/1187158_501840133236525_821625812_n.jpg?oh=f0d5bff12b8c214be23e50ed62b0102d&amp;oe=549EB736"><text:span text:style-name="T151_79">8</text:span></text:a></text:span><text:span text:style-name="T151_80"><text:a xlink:type="simple" xlink:href="https://scontent-a-fra.xx.fbcdn.net/hphotos-prn2/v/l/t1.0-9/1187158_501840133236525_821625812_n.jpg?oh=f0d5bff12b8c214be23e50ed62b0102d&amp;oe=549EB736"><text:span text:style-name="T151_81">c</text:span></text:a></text:span><text:span text:style-name="T151_82"><text:a xlink:type="simple" xlink:href="https://scontent-a-fra.xx.fbcdn.net/hphotos-prn2/v/l/t1.0-9/1187158_501840133236525_821625812_n.jpg?oh=f0d5bff12b8c214be23e50ed62b0102d&amp;oe=549EB736"><text:span text:style-name="T151_83">214</text:span></text:a></text:span><text:span text:style-name="T151_84"><text:a xlink:type="simple" xlink:href="https://scontent-a-fra.xx.fbcdn.net/hphotos-prn2/v/l/t1.0-9/1187158_501840133236525_821625812_n.jpg?oh=f0d5bff12b8c214be23e50ed62b0102d&amp;oe=549EB736"><text:span text:style-name="T151_85">be</text:span></text:a></text:span><text:span text:style-name="T151_86"><text:a xlink:type="simple" xlink:href="https://scontent-a-fra.xx.fbcdn.net/hphotos-prn2/v/l/t1.0-9/1187158_501840133236525_821625812_n.jpg?oh=f0d5bff12b8c214be23e50ed62b0102d&amp;oe=549EB736"><text:span text:style-name="T151_87">23</text:span></text:a></text:span><text:span text:style-name="T151_88"><text:a xlink:type="simple" xlink:href="https://scontent-a-fra.xx.fbcdn.net/hphotos-prn2/v/l/t1.0-9/1187158_501840133236525_821625812_n.jpg?oh=f0d5bff12b8c214be23e50ed62b0102d&amp;oe=549EB736"><text:span text:style-name="T151_89">e</text:span></text:a></text:span><text:span text:style-name="T151_90"><text:a xlink:type="simple" xlink:href="https://scontent-a-fra.xx.fbcdn.net/hphotos-prn2/v/l/t1.0-9/1187158_501840133236525_821625812_n.jpg?oh=f0d5bff12b8c214be23e50ed62b0102d&amp;oe=549EB736"><text:span text:style-name="T151_91">50</text:span></text:a></text:span><text:span text:style-name="T151_92"><text:a xlink:type="simple" xlink:href="https://scontent-a-fra.xx.fbcdn.net/hphotos-prn2/v/l/t1.0-9/1187158_501840133236525_821625812_n.jpg?oh=f0d5bff12b8c214be23e50ed62b0102d&amp;oe=549EB736"><text:span text:style-name="T151_93">ed</text:span></text:a></text:span><text:span text:style-name="T151_94"><text:a xlink:type="simple" xlink:href="https://scontent-a-fra.xx.fbcdn.net/hphotos-prn2/v/l/t1.0-9/1187158_501840133236525_821625812_n.jpg?oh=f0d5bff12b8c214be23e50ed62b0102d&amp;oe=549EB736"><text:span text:style-name="T151_95">62</text:span></text:a></text:span><text:span text:style-name="T151_96"><text:a xlink:type="simple" xlink:href="https://scontent-a-fra.xx.fbcdn.net/hphotos-prn2/v/l/t1.0-9/1187158_501840133236525_821625812_n.jpg?oh=f0d5bff12b8c214be23e50ed62b0102d&amp;oe=549EB736"><text:span text:style-name="T151_97">b</text:span></text:a></text:span><text:span text:style-name="T151_98"><text:a xlink:type="simple" xlink:href="https://scontent-a-fra.xx.fbcdn.net/hphotos-prn2/v/l/t1.0-9/1187158_501840133236525_821625812_n.jpg?oh=f0d5bff12b8c214be23e50ed62b0102d&amp;oe=549EB736"><text:span text:style-name="T151_99">0102</text:span></text:a></text:span><text:span text:style-name="T151_100"><text:a xlink:type="simple" xlink:href="https://scontent-a-fra.xx.fbcdn.net/hphotos-prn2/v/l/t1.0-9/1187158_501840133236525_821625812_n.jpg?oh=f0d5bff12b8c214be23e50ed62b0102d&amp;oe=549EB736"><text:span text:style-name="T151_101">d</text:span></text:a></text:span><text:span text:style-name="T151_102"><text:a xlink:type="simple" xlink:href="https://scontent-a-fra.xx.fbcdn.net/hphotos-prn2/v/l/t1.0-9/1187158_501840133236525_821625812_n.jpg?oh=f0d5bff12b8c214be23e50ed62b0102d&amp;oe=549EB736"><text:span text:style-name="T151_103">&amp;</text:span></text:a></text:span><text:span text:style-name="T151_104"><text:a xlink:type="simple" xlink:href="https://scontent-a-fra.xx.fbcdn.net/hphotos-prn2/v/l/t1.0-9/1187158_501840133236525_821625812_n.jpg?oh=f0d5bff12b8c214be23e50ed62b0102d&amp;oe=549EB736"><text:span text:style-name="T151_105">oe</text:span></text:a></text:span><text:span text:style-name="T151_106"><text:a xlink:type="simple" xlink:href="https://scontent-a-fra.xx.fbcdn.net/hphotos-prn2/v/l/t1.0-9/1187158_501840133236525_821625812_n.jpg?oh=f0d5bff12b8c214be23e50ed62b0102d&amp;oe=549EB736"><text:span text:style-name="T151_107">=549</text:span></text:a></text:span><text:span text:style-name="T151_108"><text:a xlink:type="simple" xlink:href="https://scontent-a-fra.xx.fbcdn.net/hphotos-prn2/v/l/t1.0-9/1187158_501840133236525_821625812_n.jpg?oh=f0d5bff12b8c214be23e50ed62b0102d&amp;oe=549EB736"><text:span text:style-name="T151_109">EB</text:span></text:a></text:span><text:span text:style-name="T151_110"><text:a xlink:type="simple" xlink:href="https://scontent-a-fra.xx.fbcdn.net/hphotos-prn2/v/l/t1.0-9/1187158_501840133236525_821625812_n.jpg?oh=f0d5bff12b8c214be23e50ed62b0102d&amp;oe=549EB736"><text:span text:style-name="T151_111">736</text:span></text:a></text:span></text:p>
      <text:p text:style-name="P152"><text:span text:style-name="T152_1">Nieoznaczona</text:span><text:span text:style-name="T152_2"><text:s/></text:span><text:span text:style-name="T152_3">hybryda</text:span><text:span text:style-name="T152_4"><text:s/></text:span><text:span text:style-name="T152_5">tłustosza</text:span><text:span text:style-name="T152_6"><text:s/></text:span><text:span text:style-name="T152_7">meksykańskiego</text:span><text:span text:style-name="T152_8">.</text:span></text:p>
      <text:p text:style-name="P153"><text:span text:style-name="T153_1">4.</text:span><text:span text:style-name="T153_2"><text:a xlink:type="simple" xlink:href="https://scontent-a-fra.xx.fbcdn.net/hphotos-xap1/v/t1.0-9/1185228_501840119903193_1797481991_n.jpg?oh=9623bd5cbe1bec6156912d28e9da33e4&amp;oe=549748B2"><text:span text:style-name="T153_3"><text:s/></text:span></text:a></text:span><text:span text:style-name="T153_4"><text:a xlink:type="simple" xlink:href="https://scontent-a-fra.xx.fbcdn.net/hphotos-xap1/v/t1.0-9/1185228_501840119903193_1797481991_n.jpg?oh=9623bd5cbe1bec6156912d28e9da33e4&amp;oe=549748B2"><text:span text:style-name="T153_5">https</text:span></text:a></text:span><text:span text:style-name="T153_6"><text:a xlink:type="simple" xlink:href="https://scontent-a-fra.xx.fbcdn.net/hphotos-xap1/v/t1.0-9/1185228_501840119903193_1797481991_n.jpg?oh=9623bd5cbe1bec6156912d28e9da33e4&amp;oe=549748B2"><text:span text:style-name="T153_7">://</text:span></text:a></text:span><text:span text:style-name="T153_8"><text:a xlink:type="simple" xlink:href="https://scontent-a-fra.xx.fbcdn.net/hphotos-xap1/v/t1.0-9/1185228_501840119903193_1797481991_n.jpg?oh=9623bd5cbe1bec6156912d28e9da33e4&amp;oe=549748B2"><text:span text:style-name="T153_9">scontent</text:span></text:a></text:span><text:span text:style-name="T153_10"><text:a xlink:type="simple" xlink:href="https://scontent-a-fra.xx.fbcdn.net/hphotos-xap1/v/t1.0-9/1185228_501840119903193_1797481991_n.jpg?oh=9623bd5cbe1bec6156912d28e9da33e4&amp;oe=549748B2"><text:span text:style-name="T153_11">-</text:span></text:a></text:span><text:span text:style-name="T153_12"><text:a xlink:type="simple" xlink:href="https://scontent-a-fra.xx.fbcdn.net/hphotos-xap1/v/t1.0-9/1185228_501840119903193_1797481991_n.jpg?oh=9623bd5cbe1bec6156912d28e9da33e4&amp;oe=549748B2"><text:span text:style-name="T153_13">a</text:span></text:a></text:span><text:span text:style-name="T153_14"><text:a xlink:type="simple" xlink:href="https://scontent-a-fra.xx.fbcdn.net/hphotos-xap1/v/t1.0-9/1185228_501840119903193_1797481991_n.jpg?oh=9623bd5cbe1bec6156912d28e9da33e4&amp;oe=549748B2"><text:span text:style-name="T153_15">-</text:span></text:a></text:span><text:span text:style-name="T153_16"><text:a xlink:type="simple" xlink:href="https://scontent-a-fra.xx.fbcdn.net/hphotos-xap1/v/t1.0-9/1185228_501840119903193_1797481991_n.jpg?oh=9623bd5cbe1bec6156912d28e9da33e4&amp;oe=549748B2"><text:span text:style-name="T153_17">fra</text:span></text:a></text:span><text:span text:style-name="T153_18"><text:a xlink:type="simple" xlink:href="https://scontent-a-fra.xx.fbcdn.net/hphotos-xap1/v/t1.0-9/1185228_501840119903193_1797481991_n.jpg?oh=9623bd5cbe1bec6156912d28e9da33e4&amp;oe=549748B2"><text:span text:style-name="T153_19">.</text:span></text:a></text:span><text:span text:style-name="T153_20"><text:a xlink:type="simple" xlink:href="https://scontent-a-fra.xx.fbcdn.net/hphotos-xap1/v/t1.0-9/1185228_501840119903193_1797481991_n.jpg?oh=9623bd5cbe1bec6156912d28e9da33e4&amp;oe=549748B2"><text:span text:style-name="T153_21">xx</text:span></text:a></text:span><text:span text:style-name="T153_22"><text:a xlink:type="simple" xlink:href="https://scontent-a-fra.xx.fbcdn.net/hphotos-xap1/v/t1.0-9/1185228_501840119903193_1797481991_n.jpg?oh=9623bd5cbe1bec6156912d28e9da33e4&amp;oe=549748B2"><text:span text:style-name="T153_23">.</text:span></text:a></text:span><text:span text:style-name="T153_24"><text:a xlink:type="simple" xlink:href="https://scontent-a-fra.xx.fbcdn.net/hphotos-xap1/v/t1.0-9/1185228_501840119903193_1797481991_n.jpg?oh=9623bd5cbe1bec6156912d28e9da33e4&amp;oe=549748B2"><text:span text:style-name="T153_25">fbcdn</text:span></text:a></text:span><text:span text:style-name="T153_26"><text:a xlink:type="simple" xlink:href="https://scontent-a-fra.xx.fbcdn.net/hphotos-xap1/v/t1.0-9/1185228_501840119903193_1797481991_n.jpg?oh=9623bd5cbe1bec6156912d28e9da33e4&amp;oe=549748B2"><text:span text:style-name="T153_27">.</text:span></text:a></text:span><text:span text:style-name="T153_28"><text:a xlink:type="simple" xlink:href="https://scontent-a-fra.xx.fbcdn.net/hphotos-xap1/v/t1.0-9/1185228_501840119903193_1797481991_n.jpg?oh=9623bd5cbe1bec6156912d28e9da33e4&amp;oe=549748B2"><text:span text:style-name="T153_29">net</text:span></text:a></text:span><text:span text:style-name="T153_30"><text:a xlink:type="simple" xlink:href="https://scontent-a-fra.xx.fbcdn.net/hphotos-xap1/v/t1.0-9/1185228_501840119903193_1797481991_n.jpg?oh=9623bd5cbe1bec6156912d28e9da33e4&amp;oe=549748B2"><text:span text:style-name="T153_31">/</text:span></text:a></text:span><text:span text:style-name="T153_32"><text:a xlink:type="simple" xlink:href="https://scontent-a-fra.xx.fbcdn.net/hphotos-xap1/v/t1.0-9/1185228_501840119903193_1797481991_n.jpg?oh=9623bd5cbe1bec6156912d28e9da33e4&amp;oe=549748B2"><text:span text:style-name="T153_33">hphotos</text:span></text:a></text:span><text:span text:style-name="T153_34"><text:a xlink:type="simple" xlink:href="https://scontent-a-fra.xx.fbcdn.net/hphotos-xap1/v/t1.0-9/1185228_501840119903193_1797481991_n.jpg?oh=9623bd5cbe1bec6156912d28e9da33e4&amp;oe=549748B2"><text:span text:style-name="T153_35">-</text:span></text:a></text:span><text:span text:style-name="T153_36"><text:a xlink:type="simple" xlink:href="https://scontent-a-fra.xx.fbcdn.net/hphotos-xap1/v/t1.0-9/1185228_501840119903193_1797481991_n.jpg?oh=9623bd5cbe1bec6156912d28e9da33e4&amp;oe=549748B2"><text:span text:style-name="T153_37">xap</text:span></text:a></text:span><text:span text:style-name="T153_38"><text:a xlink:type="simple" xlink:href="https://scontent-a-fra.xx.fbcdn.net/hphotos-xap1/v/t1.0-9/1185228_501840119903193_1797481991_n.jpg?oh=9623bd5cbe1bec6156912d28e9da33e4&amp;oe=549748B2"><text:span text:style-name="T153_39">1/</text:span></text:a></text:span><text:span text:style-name="T153_40"><text:a xlink:type="simple" xlink:href="https://scontent-a-fra.xx.fbcdn.net/hphotos-xap1/v/t1.0-9/1185228_501840119903193_1797481991_n.jpg?oh=9623bd5cbe1bec6156912d28e9da33e4&amp;oe=549748B2"><text:span text:style-name="T153_41">v</text:span></text:a></text:span><text:span text:style-name="T153_42"><text:a xlink:type="simple" xlink:href="https://scontent-a-fra.xx.fbcdn.net/hphotos-xap1/v/t1.0-9/1185228_501840119903193_1797481991_n.jpg?oh=9623bd5cbe1bec6156912d28e9da33e4&amp;oe=549748B2"><text:span text:style-name="T153_43">/</text:span></text:a></text:span><text:span text:style-name="T153_44"><text:a xlink:type="simple" xlink:href="https://scontent-a-fra.xx.fbcdn.net/hphotos-xap1/v/t1.0-9/1185228_501840119903193_1797481991_n.jpg?oh=9623bd5cbe1bec6156912d28e9da33e4&amp;oe=549748B2"><text:span text:style-name="T153_45">t</text:span></text:a></text:span><text:span text:style-name="T153_46"><text:a xlink:type="simple" xlink:href="https://scontent-a-fra.xx.fbcdn.net/hphotos-xap1/v/t1.0-9/1185228_501840119903193_1797481991_n.jpg?oh=9623bd5cbe1bec6156912d28e9da33e4&amp;oe=549748B2"><text:span text:style-name="T153_47">1.0-9/1185228_501840119903193_1797481991_</text:span></text:a></text:span><text:span text:style-name="T153_48"><text:a xlink:type="simple" xlink:href="https://scontent-a-fra.xx.fbcdn.net/hphotos-xap1/v/t1.0-9/1185228_501840119903193_1797481991_n.jpg?oh=9623bd5cbe1bec6156912d28e9da33e4&amp;oe=549748B2"><text:span text:style-name="T153_49">n</text:span></text:a></text:span><text:span text:style-name="T153_50"><text:a xlink:type="simple" xlink:href="https://scontent-a-fra.xx.fbcdn.net/hphotos-xap1/v/t1.0-9/1185228_501840119903193_1797481991_n.jpg?oh=9623bd5cbe1bec6156912d28e9da33e4&amp;oe=549748B2"><text:span text:style-name="T153_51">.</text:span></text:a></text:span><text:span text:style-name="T153_52"><text:a xlink:type="simple" xlink:href="https://scontent-a-fra.xx.fbcdn.net/hphotos-xap1/v/t1.0-9/1185228_501840119903193_1797481991_n.jpg?oh=9623bd5cbe1bec6156912d28e9da33e4&amp;oe=549748B2"><text:span text:style-name="T153_53">jpg</text:span></text:a></text:span><text:span text:style-name="T153_54"><text:a xlink:type="simple" xlink:href="https://scontent-a-fra.xx.fbcdn.net/hphotos-xap1/v/t1.0-9/1185228_501840119903193_1797481991_n.jpg?oh=9623bd5cbe1bec6156912d28e9da33e4&amp;oe=549748B2"><text:span text:style-name="T153_55">?</text:span></text:a></text:span><text:span text:style-name="T153_56"><text:a xlink:type="simple" xlink:href="https://scontent-a-fra.xx.fbcdn.net/hphotos-xap1/v/t1.0-9/1185228_501840119903193_1797481991_n.jpg?oh=9623bd5cbe1bec6156912d28e9da33e4&amp;oe=549748B2"><text:span text:style-name="T153_57">oh</text:span></text:a></text:span><text:span text:style-name="T153_58"><text:a xlink:type="simple" xlink:href="https://scontent-a-fra.xx.fbcdn.net/hphotos-xap1/v/t1.0-9/1185228_501840119903193_1797481991_n.jpg?oh=9623bd5cbe1bec6156912d28e9da33e4&amp;oe=549748B2"><text:span text:style-name="T153_59">=9623</text:span></text:a></text:span><text:span text:style-name="T153_60"><text:a xlink:type="simple" xlink:href="https://scontent-a-fra.xx.fbcdn.net/hphotos-xap1/v/t1.0-9/1185228_501840119903193_1797481991_n.jpg?oh=9623bd5cbe1bec6156912d28e9da33e4&amp;oe=549748B2"><text:span text:style-name="T153_61">bd</text:span></text:a></text:span><text:span text:style-name="T153_62"><text:a xlink:type="simple" xlink:href="https://scontent-a-fra.xx.fbcdn.net/hphotos-xap1/v/t1.0-9/1185228_501840119903193_1797481991_n.jpg?oh=9623bd5cbe1bec6156912d28e9da33e4&amp;oe=549748B2"><text:span text:style-name="T153_63">5</text:span></text:a></text:span><text:span text:style-name="T153_64"><text:a xlink:type="simple" xlink:href="https://scontent-a-fra.xx.fbcdn.net/hphotos-xap1/v/t1.0-9/1185228_501840119903193_1797481991_n.jpg?oh=9623bd5cbe1bec6156912d28e9da33e4&amp;oe=549748B2"><text:span text:style-name="T153_65">cbe</text:span></text:a></text:span><text:span text:style-name="T153_66"><text:a xlink:type="simple" xlink:href="https://scontent-a-fra.xx.fbcdn.net/hphotos-xap1/v/t1.0-9/1185228_501840119903193_1797481991_n.jpg?oh=9623bd5cbe1bec6156912d28e9da33e4&amp;oe=549748B2"><text:span text:style-name="T153_67">1</text:span></text:a></text:span><text:span text:style-name="T153_68"><text:a xlink:type="simple" xlink:href="https://scontent-a-fra.xx.fbcdn.net/hphotos-xap1/v/t1.0-9/1185228_501840119903193_1797481991_n.jpg?oh=9623bd5cbe1bec6156912d28e9da33e4&amp;oe=549748B2"><text:span text:style-name="T153_69">bec</text:span></text:a></text:span><text:span text:style-name="T153_70"><text:a xlink:type="simple" xlink:href="https://scontent-a-fra.xx.fbcdn.net/hphotos-xap1/v/t1.0-9/1185228_501840119903193_1797481991_n.jpg?oh=9623bd5cbe1bec6156912d28e9da33e4&amp;oe=549748B2"><text:span text:style-name="T153_71">6156912</text:span></text:a></text:span><text:span text:style-name="T153_72"><text:a xlink:type="simple" xlink:href="https://scontent-a-fra.xx.fbcdn.net/hphotos-xap1/v/t1.0-9/1185228_501840119903193_1797481991_n.jpg?oh=9623bd5cbe1bec6156912d28e9da33e4&amp;oe=549748B2"><text:span text:style-name="T153_73">d</text:span></text:a></text:span><text:span text:style-name="T153_74"><text:a xlink:type="simple" xlink:href="https://scontent-a-fra.xx.fbcdn.net/hphotos-xap1/v/t1.0-9/1185228_501840119903193_1797481991_n.jpg?oh=9623bd5cbe1bec6156912d28e9da33e4&amp;oe=549748B2"><text:span text:style-name="T153_75">28</text:span></text:a></text:span><text:span text:style-name="T153_76"><text:a xlink:type="simple" xlink:href="https://scontent-a-fra.xx.fbcdn.net/hphotos-xap1/v/t1.0-9/1185228_501840119903193_1797481991_n.jpg?oh=9623bd5cbe1bec6156912d28e9da33e4&amp;oe=549748B2"><text:span text:style-name="T153_77">e</text:span></text:a></text:span><text:span text:style-name="T153_78"><text:a xlink:type="simple" xlink:href="https://scontent-a-fra.xx.fbcdn.net/hphotos-xap1/v/t1.0-9/1185228_501840119903193_1797481991_n.jpg?oh=9623bd5cbe1bec6156912d28e9da33e4&amp;oe=549748B2"><text:span text:style-name="T153_79">9</text:span></text:a></text:span><text:span text:style-name="T153_80"><text:a xlink:type="simple" xlink:href="https://scontent-a-fra.xx.fbcdn.net/hphotos-xap1/v/t1.0-9/1185228_501840119903193_1797481991_n.jpg?oh=9623bd5cbe1bec6156912d28e9da33e4&amp;oe=549748B2"><text:span text:style-name="T153_81">da</text:span></text:a></text:span><text:span text:style-name="T153_82"><text:a xlink:type="simple" xlink:href="https://scontent-a-fra.xx.fbcdn.net/hphotos-xap1/v/t1.0-9/1185228_501840119903193_1797481991_n.jpg?oh=9623bd5cbe1bec6156912d28e9da33e4&amp;oe=549748B2"><text:span text:style-name="T153_83">33</text:span></text:a></text:span><text:span text:style-name="T153_84"><text:a xlink:type="simple" xlink:href="https://scontent-a-fra.xx.fbcdn.net/hphotos-xap1/v/t1.0-9/1185228_501840119903193_1797481991_n.jpg?oh=9623bd5cbe1bec6156912d28e9da33e4&amp;oe=549748B2"><text:span text:style-name="T153_85">e</text:span></text:a></text:span><text:span text:style-name="T153_86"><text:a xlink:type="simple" xlink:href="https://scontent-a-fra.xx.fbcdn.net/hphotos-xap1/v/t1.0-9/1185228_501840119903193_1797481991_n.jpg?oh=9623bd5cbe1bec6156912d28e9da33e4&amp;oe=549748B2"><text:span text:style-name="T153_87">4&amp;</text:span></text:a></text:span><text:span text:style-name="T153_88"><text:a xlink:type="simple" xlink:href="https://scontent-a-fra.xx.fbcdn.net/hphotos-xap1/v/t1.0-9/1185228_501840119903193_1797481991_n.jpg?oh=9623bd5cbe1bec6156912d28e9da33e4&amp;oe=549748B2"><text:span text:style-name="T153_89">oe</text:span></text:a></text:span><text:span text:style-name="T153_90"><text:a xlink:type="simple" xlink:href="https://scontent-a-fra.xx.fbcdn.net/hphotos-xap1/v/t1.0-9/1185228_501840119903193_1797481991_n.jpg?oh=9623bd5cbe1bec6156912d28e9da33e4&amp;oe=549748B2"><text:span text:style-name="T153_91">=549748</text:span></text:a></text:span><text:span text:style-name="T153_92"><text:a xlink:type="simple" xlink:href="https://scontent-a-fra.xx.fbcdn.net/hphotos-xap1/v/t1.0-9/1185228_501840119903193_1797481991_n.jpg?oh=9623bd5cbe1bec6156912d28e9da33e4&amp;oe=549748B2"><text:span text:style-name="T153_93">B</text:span></text:a></text:span><text:span text:style-name="T153_94"><text:a xlink:type="simple" xlink:href="https://scontent-a-fra.xx.fbcdn.net/hphotos-xap1/v/t1.0-9/1185228_501840119903193_1797481991_n.jpg?oh=9623bd5cbe1bec6156912d28e9da33e4&amp;oe=549748B2"><text:span text:style-name="T153_95">2</text:span></text:a></text:span></text:p>
      <text:p text:style-name="P154"><text:span text:style-name="T154_1">Dzbanecznik</text:span><text:span text:style-name="T154_2"><text:s/>‘</text:span><text:span text:style-name="T154_3">Bloody</text:span><text:span text:style-name="T154_4"><text:s/></text:span><text:span text:style-name="T154_5">Mary</text:span><text:span text:style-name="T154_6">’.</text:span></text:p>
      <text:p text:style-name="P155"><text:span text:style-name="T155_1">5.</text:span><text:span text:style-name="T155_2"><text:a xlink:type="simple" xlink:href="https://scontent-b-fra.xx.fbcdn.net/hphotos-prn2/v/t1.0-9/1146590_501840716569800_1828231326_n.jpg?oh=887f598f273358b042e1ea59fa47be6d&amp;oe=548A0A21"><text:span text:style-name="T155_3"><text:s/></text:span></text:a></text:span><text:span text:style-name="T155_4"><text:a xlink:type="simple" xlink:href="https://scontent-b-fra.xx.fbcdn.net/hphotos-prn2/v/t1.0-9/1146590_501840716569800_1828231326_n.jpg?oh=887f598f273358b042e1ea59fa47be6d&amp;oe=548A0A21"><text:span text:style-name="T155_5">https</text:span></text:a></text:span><text:span text:style-name="T155_6"><text:a xlink:type="simple" xlink:href="https://scontent-b-fra.xx.fbcdn.net/hphotos-prn2/v/t1.0-9/1146590_501840716569800_1828231326_n.jpg?oh=887f598f273358b042e1ea59fa47be6d&amp;oe=548A0A21"><text:span text:style-name="T155_7">://</text:span></text:a></text:span><text:span text:style-name="T155_8"><text:a xlink:type="simple" xlink:href="https://scontent-b-fra.xx.fbcdn.net/hphotos-prn2/v/t1.0-9/1146590_501840716569800_1828231326_n.jpg?oh=887f598f273358b042e1ea59fa47be6d&amp;oe=548A0A21"><text:span text:style-name="T155_9">scontent</text:span></text:a></text:span><text:span text:style-name="T155_10"><text:a xlink:type="simple" xlink:href="https://scontent-b-fra.xx.fbcdn.net/hphotos-prn2/v/t1.0-9/1146590_501840716569800_1828231326_n.jpg?oh=887f598f273358b042e1ea59fa47be6d&amp;oe=548A0A21"><text:span text:style-name="T155_11">-</text:span></text:a></text:span><text:span text:style-name="T155_12"><text:a xlink:type="simple" xlink:href="https://scontent-b-fra.xx.fbcdn.net/hphotos-prn2/v/t1.0-9/1146590_501840716569800_1828231326_n.jpg?oh=887f598f273358b042e1ea59fa47be6d&amp;oe=548A0A21"><text:span text:style-name="T155_13">b</text:span></text:a></text:span><text:span text:style-name="T155_14"><text:a xlink:type="simple" xlink:href="https://scontent-b-fra.xx.fbcdn.net/hphotos-prn2/v/t1.0-9/1146590_501840716569800_1828231326_n.jpg?oh=887f598f273358b042e1ea59fa47be6d&amp;oe=548A0A21"><text:span text:style-name="T155_15">-</text:span></text:a></text:span><text:span text:style-name="T155_16"><text:a xlink:type="simple" xlink:href="https://scontent-b-fra.xx.fbcdn.net/hphotos-prn2/v/t1.0-9/1146590_501840716569800_1828231326_n.jpg?oh=887f598f273358b042e1ea59fa47be6d&amp;oe=548A0A21"><text:span text:style-name="T155_17">fra</text:span></text:a></text:span><text:span text:style-name="T155_18"><text:a xlink:type="simple" xlink:href="https://scontent-b-fra.xx.fbcdn.net/hphotos-prn2/v/t1.0-9/1146590_501840716569800_1828231326_n.jpg?oh=887f598f273358b042e1ea59fa47be6d&amp;oe=548A0A21"><text:span text:style-name="T155_19">.</text:span></text:a></text:span><text:span text:style-name="T155_20"><text:a xlink:type="simple" xlink:href="https://scontent-b-fra.xx.fbcdn.net/hphotos-prn2/v/t1.0-9/1146590_501840716569800_1828231326_n.jpg?oh=887f598f273358b042e1ea59fa47be6d&amp;oe=548A0A21"><text:span text:style-name="T155_21">xx</text:span></text:a></text:span><text:span text:style-name="T155_22"><text:a xlink:type="simple" xlink:href="https://scontent-b-fra.xx.fbcdn.net/hphotos-prn2/v/t1.0-9/1146590_501840716569800_1828231326_n.jpg?oh=887f598f273358b042e1ea59fa47be6d&amp;oe=548A0A21"><text:span text:style-name="T155_23">.</text:span></text:a></text:span><text:span text:style-name="T155_24"><text:a xlink:type="simple" xlink:href="https://scontent-b-fra.xx.fbcdn.net/hphotos-prn2/v/t1.0-9/1146590_501840716569800_1828231326_n.jpg?oh=887f598f273358b042e1ea59fa47be6d&amp;oe=548A0A21"><text:span text:style-name="T155_25">fbcdn</text:span></text:a></text:span><text:span text:style-name="T155_26"><text:a xlink:type="simple" xlink:href="https://scontent-b-fra.xx.fbcdn.net/hphotos-prn2/v/t1.0-9/1146590_501840716569800_1828231326_n.jpg?oh=887f598f273358b042e1ea59fa47be6d&amp;oe=548A0A21"><text:span text:style-name="T155_27">.</text:span></text:a></text:span><text:span text:style-name="T155_28"><text:a xlink:type="simple" xlink:href="https://scontent-b-fra.xx.fbcdn.net/hphotos-prn2/v/t1.0-9/1146590_501840716569800_1828231326_n.jpg?oh=887f598f273358b042e1ea59fa47be6d&amp;oe=548A0A21"><text:span text:style-name="T155_29">net</text:span></text:a></text:span><text:span text:style-name="T155_30"><text:a xlink:type="simple" xlink:href="https://scontent-b-fra.xx.fbcdn.net/hphotos-prn2/v/t1.0-9/1146590_501840716569800_1828231326_n.jpg?oh=887f598f273358b042e1ea59fa47be6d&amp;oe=548A0A21"><text:span text:style-name="T155_31">/</text:span></text:a></text:span><text:span text:style-name="T155_32"><text:a xlink:type="simple" xlink:href="https://scontent-b-fra.xx.fbcdn.net/hphotos-prn2/v/t1.0-9/1146590_501840716569800_1828231326_n.jpg?oh=887f598f273358b042e1ea59fa47be6d&amp;oe=548A0A21"><text:span text:style-name="T155_33">hphotos</text:span></text:a></text:span><text:span text:style-name="T155_34"><text:a xlink:type="simple" xlink:href="https://scontent-b-fra.xx.fbcdn.net/hphotos-prn2/v/t1.0-9/1146590_501840716569800_1828231326_n.jpg?oh=887f598f273358b042e1ea59fa47be6d&amp;oe=548A0A21"><text:span text:style-name="T155_35">-</text:span></text:a></text:span><text:span text:style-name="T155_36"><text:a xlink:type="simple" xlink:href="https://scontent-b-fra.xx.fbcdn.net/hphotos-prn2/v/t1.0-9/1146590_501840716569800_1828231326_n.jpg?oh=887f598f273358b042e1ea59fa47be6d&amp;oe=548A0A21"><text:span text:style-name="T155_37">prn</text:span></text:a></text:span><text:span text:style-name="T155_38"><text:a xlink:type="simple" xlink:href="https://scontent-b-fra.xx.fbcdn.net/hphotos-prn2/v/t1.0-9/1146590_501840716569800_1828231326_n.jpg?oh=887f598f273358b042e1ea59fa47be6d&amp;oe=548A0A21"><text:span text:style-name="T155_39">2/</text:span></text:a></text:span><text:span text:style-name="T155_40"><text:a xlink:type="simple" xlink:href="https://scontent-b-fra.xx.fbcdn.net/hphotos-prn2/v/t1.0-9/1146590_501840716569800_1828231326_n.jpg?oh=887f598f273358b042e1ea59fa47be6d&amp;oe=548A0A21"><text:span text:style-name="T155_41">v</text:span></text:a></text:span><text:span text:style-name="T155_42"><text:a xlink:type="simple" xlink:href="https://scontent-b-fra.xx.fbcdn.net/hphotos-prn2/v/t1.0-9/1146590_501840716569800_1828231326_n.jpg?oh=887f598f273358b042e1ea59fa47be6d&amp;oe=548A0A21"><text:span text:style-name="T155_43">/</text:span></text:a></text:span><text:span text:style-name="T155_44"><text:a xlink:type="simple" xlink:href="https://scontent-b-fra.xx.fbcdn.net/hphotos-prn2/v/t1.0-9/1146590_501840716569800_1828231326_n.jpg?oh=887f598f273358b042e1ea59fa47be6d&amp;oe=548A0A21"><text:span text:style-name="T155_45">t</text:span></text:a></text:span><text:span text:style-name="T155_46"><text:a xlink:type="simple" xlink:href="https://scontent-b-fra.xx.fbcdn.net/hphotos-prn2/v/t1.0-9/1146590_501840716569800_1828231326_n.jpg?oh=887f598f273358b042e1ea59fa47be6d&amp;oe=548A0A21"><text:span text:style-name="T155_47">1.0-9/1146590_501840716569800_1828231326_</text:span></text:a></text:span><text:span text:style-name="T155_48"><text:a xlink:type="simple" xlink:href="https://scontent-b-fra.xx.fbcdn.net/hphotos-prn2/v/t1.0-9/1146590_501840716569800_1828231326_n.jpg?oh=887f598f273358b042e1ea59fa47be6d&amp;oe=548A0A21"><text:span text:style-name="T155_49">n</text:span></text:a></text:span><text:span text:style-name="T155_50"><text:a xlink:type="simple" xlink:href="https://scontent-b-fra.xx.fbcdn.net/hphotos-prn2/v/t1.0-9/1146590_501840716569800_1828231326_n.jpg?oh=887f598f273358b042e1ea59fa47be6d&amp;oe=548A0A21"><text:span text:style-name="T155_51">.</text:span></text:a></text:span><text:span text:style-name="T155_52"><text:a xlink:type="simple" xlink:href="https://scontent-b-fra.xx.fbcdn.net/hphotos-prn2/v/t1.0-9/1146590_501840716569800_1828231326_n.jpg?oh=887f598f273358b042e1ea59fa47be6d&amp;oe=548A0A21"><text:span text:style-name="T155_53">jpg</text:span></text:a></text:span><text:span text:style-name="T155_54"><text:a xlink:type="simple" xlink:href="https://scontent-b-fra.xx.fbcdn.net/hphotos-prn2/v/t1.0-9/1146590_501840716569800_1828231326_n.jpg?oh=887f598f273358b042e1ea59fa47be6d&amp;oe=548A0A21"><text:span text:style-name="T155_55">?</text:span></text:a></text:span><text:span text:style-name="T155_56"><text:a xlink:type="simple" xlink:href="https://scontent-b-fra.xx.fbcdn.net/hphotos-prn2/v/t1.0-9/1146590_501840716569800_1828231326_n.jpg?oh=887f598f273358b042e1ea59fa47be6d&amp;oe=548A0A21"><text:span text:style-name="T155_57">oh</text:span></text:a></text:span><text:span text:style-name="T155_58"><text:a xlink:type="simple" xlink:href="https://scontent-b-fra.xx.fbcdn.net/hphotos-prn2/v/t1.0-9/1146590_501840716569800_1828231326_n.jpg?oh=887f598f273358b042e1ea59fa47be6d&amp;oe=548A0A21"><text:span text:style-name="T155_59">=887</text:span></text:a></text:span><text:span text:style-name="T155_60"><text:a xlink:type="simple" xlink:href="https://scontent-b-fra.xx.fbcdn.net/hphotos-prn2/v/t1.0-9/1146590_501840716569800_1828231326_n.jpg?oh=887f598f273358b042e1ea59fa47be6d&amp;oe=548A0A21"><text:span text:style-name="T155_61">f</text:span></text:a></text:span><text:span text:style-name="T155_62"><text:a xlink:type="simple" xlink:href="https://scontent-b-fra.xx.fbcdn.net/hphotos-prn2/v/t1.0-9/1146590_501840716569800_1828231326_n.jpg?oh=887f598f273358b042e1ea59fa47be6d&amp;oe=548A0A21"><text:span text:style-name="T155_63">598</text:span></text:a></text:span><text:span text:style-name="T155_64"><text:a xlink:type="simple" xlink:href="https://scontent-b-fra.xx.fbcdn.net/hphotos-prn2/v/t1.0-9/1146590_501840716569800_1828231326_n.jpg?oh=887f598f273358b042e1ea59fa47be6d&amp;oe=548A0A21"><text:span text:style-name="T155_65">f</text:span></text:a></text:span><text:span text:style-name="T155_66"><text:a xlink:type="simple" xlink:href="https://scontent-b-fra.xx.fbcdn.net/hphotos-prn2/v/t1.0-9/1146590_501840716569800_1828231326_n.jpg?oh=887f598f273358b042e1ea59fa47be6d&amp;oe=548A0A21"><text:span text:style-name="T155_67">273358</text:span></text:a></text:span><text:span text:style-name="T155_68"><text:a xlink:type="simple" xlink:href="https://scontent-b-fra.xx.fbcdn.net/hphotos-prn2/v/t1.0-9/1146590_501840716569800_1828231326_n.jpg?oh=887f598f273358b042e1ea59fa47be6d&amp;oe=548A0A21"><text:span text:style-name="T155_69">b</text:span></text:a></text:span><text:span text:style-name="T155_70"><text:a xlink:type="simple" xlink:href="https://scontent-b-fra.xx.fbcdn.net/hphotos-prn2/v/t1.0-9/1146590_501840716569800_1828231326_n.jpg?oh=887f598f273358b042e1ea59fa47be6d&amp;oe=548A0A21"><text:span text:style-name="T155_71">042</text:span></text:a></text:span><text:span text:style-name="T155_72"><text:a xlink:type="simple" xlink:href="https://scontent-b-fra.xx.fbcdn.net/hphotos-prn2/v/t1.0-9/1146590_501840716569800_1828231326_n.jpg?oh=887f598f273358b042e1ea59fa47be6d&amp;oe=548A0A21"><text:span text:style-name="T155_73">e</text:span></text:a></text:span><text:span text:style-name="T155_74"><text:a xlink:type="simple" xlink:href="https://scontent-b-fra.xx.fbcdn.net/hphotos-prn2/v/t1.0-9/1146590_501840716569800_1828231326_n.jpg?oh=887f598f273358b042e1ea59fa47be6d&amp;oe=548A0A21"><text:span text:style-name="T155_75">1</text:span></text:a></text:span><text:span text:style-name="T155_76"><text:a xlink:type="simple" xlink:href="https://scontent-b-fra.xx.fbcdn.net/hphotos-prn2/v/t1.0-9/1146590_501840716569800_1828231326_n.jpg?oh=887f598f273358b042e1ea59fa47be6d&amp;oe=548A0A21"><text:span text:style-name="T155_77">ea</text:span></text:a></text:span><text:span text:style-name="T155_78"><text:a xlink:type="simple" xlink:href="https://scontent-b-fra.xx.fbcdn.net/hphotos-prn2/v/t1.0-9/1146590_501840716569800_1828231326_n.jpg?oh=887f598f273358b042e1ea59fa47be6d&amp;oe=548A0A21"><text:span text:style-name="T155_79">59</text:span></text:a></text:span><text:span text:style-name="T155_80"><text:a xlink:type="simple" xlink:href="https://scontent-b-fra.xx.fbcdn.net/hphotos-prn2/v/t1.0-9/1146590_501840716569800_1828231326_n.jpg?oh=887f598f273358b042e1ea59fa47be6d&amp;oe=548A0A21"><text:span text:style-name="T155_81">fa</text:span></text:a></text:span><text:span text:style-name="T155_82"><text:a xlink:type="simple" xlink:href="https://scontent-b-fra.xx.fbcdn.net/hphotos-prn2/v/t1.0-9/1146590_501840716569800_1828231326_n.jpg?oh=887f598f273358b042e1ea59fa47be6d&amp;oe=548A0A21"><text:span text:style-name="T155_83">47</text:span></text:a></text:span><text:span text:style-name="T155_84"><text:a xlink:type="simple" xlink:href="https://scontent-b-fra.xx.fbcdn.net/hphotos-prn2/v/t1.0-9/1146590_501840716569800_1828231326_n.jpg?oh=887f598f273358b042e1ea59fa47be6d&amp;oe=548A0A21"><text:span text:style-name="T155_85">be</text:span></text:a></text:span><text:span text:style-name="T155_86"><text:a xlink:type="simple" xlink:href="https://scontent-b-fra.xx.fbcdn.net/hphotos-prn2/v/t1.0-9/1146590_501840716569800_1828231326_n.jpg?oh=887f598f273358b042e1ea59fa47be6d&amp;oe=548A0A21"><text:span text:style-name="T155_87">6</text:span></text:a></text:span><text:span text:style-name="T155_88"><text:a xlink:type="simple" xlink:href="https://scontent-b-fra.xx.fbcdn.net/hphotos-prn2/v/t1.0-9/1146590_501840716569800_1828231326_n.jpg?oh=887f598f273358b042e1ea59fa47be6d&amp;oe=548A0A21"><text:span text:style-name="T155_89">d</text:span></text:a></text:span><text:span text:style-name="T155_90"><text:a xlink:type="simple" xlink:href="https://scontent-b-fra.xx.fbcdn.net/hphotos-prn2/v/t1.0-9/1146590_501840716569800_1828231326_n.jpg?oh=887f598f273358b042e1ea59fa47be6d&amp;oe=548A0A21"><text:span text:style-name="T155_91">&amp;</text:span></text:a></text:span><text:span text:style-name="T155_92"><text:a xlink:type="simple" xlink:href="https://scontent-b-fra.xx.fbcdn.net/hphotos-prn2/v/t1.0-9/1146590_501840716569800_1828231326_n.jpg?oh=887f598f273358b042e1ea59fa47be6d&amp;oe=548A0A21"><text:span text:style-name="T155_93">oe</text:span></text:a></text:span><text:span text:style-name="T155_94"><text:a xlink:type="simple" xlink:href="https://scontent-b-fra.xx.fbcdn.net/hphotos-prn2/v/t1.0-9/1146590_501840716569800_1828231326_n.jpg?oh=887f598f273358b042e1ea59fa47be6d&amp;oe=548A0A21"><text:span text:style-name="T155_95">=548</text:span></text:a></text:span><text:span text:style-name="T155_96"><text:a xlink:type="simple" xlink:href="https://scontent-b-fra.xx.fbcdn.net/hphotos-prn2/v/t1.0-9/1146590_501840716569800_1828231326_n.jpg?oh=887f598f273358b042e1ea59fa47be6d&amp;oe=548A0A21"><text:span text:style-name="T155_97">A</text:span></text:a></text:span><text:span text:style-name="T155_98"><text:a xlink:type="simple" xlink:href="https://scontent-b-fra.xx.fbcdn.net/hphotos-prn2/v/t1.0-9/1146590_501840716569800_1828231326_n.jpg?oh=887f598f273358b042e1ea59fa47be6d&amp;oe=548A0A21"><text:span text:style-name="T155_99">0</text:span></text:a></text:span><text:span text:style-name="T155_100"><text:a xlink:type="simple" xlink:href="https://scontent-b-fra.xx.fbcdn.net/hphotos-prn2/v/t1.0-9/1146590_501840716569800_1828231326_n.jpg?oh=887f598f273358b042e1ea59fa47be6d&amp;oe=548A0A21"><text:span text:style-name="T155_101">A</text:span></text:a></text:span><text:span text:style-name="T155_102"><text:a xlink:type="simple" xlink:href="https://scontent-b-fra.xx.fbcdn.net/hphotos-prn2/v/t1.0-9/1146590_501840716569800_1828231326_n.jpg?oh=887f598f273358b042e1ea59fa47be6d&amp;oe=548A0A21"><text:span text:style-name="T155_103">21</text:span></text:a></text:span></text:p>
      <text:p text:style-name="P156"><text:span text:style-name="T156_1">Kapturnica</text:span><text:span text:style-name="T156_2"><text:s/></text:span><text:span text:style-name="T156_3">papuzia</text:span><text:span text:style-name="T156_4">.</text:span></text:p>
      <text:p text:style-name="P157"><text:span text:style-name="T157_1">6.</text:span><text:span text:style-name="T157_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3"><text:s/></text:span></text:a></text:span><text:span text:style-name="T157_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5">https</text:span></text:a></text:span><text:span text:style-name="T157_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7">://</text:span></text:a></text:span><text:span text:style-name="T157_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9">fbcdn</text:span></text:a></text:span><text:span text:style-name="T157_1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1">-</text:span></text:a></text:span><text:span text:style-name="T157_1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3">sphotos</text:span></text:a></text:span><text:span text:style-name="T157_1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5">-</text:span></text:a></text:span><text:span text:style-name="T157_1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7">h</text:span></text:a></text:span><text:span text:style-name="T157_1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9">-</text:span></text:a></text:span><text:span text:style-name="T157_2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21">a</text:span></text:a></text:span><text:span text:style-name="T157_2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23">.</text:span></text:a></text:span><text:span text:style-name="T157_2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25">akamaihd</text:span></text:a></text:span><text:span text:style-name="T157_2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27">.</text:span></text:a></text:span><text:span text:style-name="T157_2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29">net</text:span></text:a></text:span><text:span text:style-name="T157_3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31">/</text:span></text:a></text:span><text:span text:style-name="T157_3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33">hphotos</text:span></text:a></text:span><text:span text:style-name="T157_3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35">-</text:span></text:a></text:span><text:span text:style-name="T157_3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37">ak</text:span></text:a></text:span><text:span text:style-name="T157_3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39">-</text:span></text:a></text:span><text:span text:style-name="T157_4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41">frc</text:span></text:a></text:span><text:span text:style-name="T157_4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43">3/</text:span></text:a></text:span><text:span text:style-name="T157_4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45">v</text:span></text:a></text:span><text:span text:style-name="T157_4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47">/</text:span></text:a></text:span><text:span text:style-name="T157_4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49">t</text:span></text:a></text:span><text:span text:style-name="T157_5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51">1.0-9/1014239_501840679903137_1534186969_</text:span></text:a></text:span><text:span text:style-name="T157_5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53">n</text:span></text:a></text:span><text:span text:style-name="T157_5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55">.</text:span></text:a></text:span><text:span text:style-name="T157_5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57">jpg</text:span></text:a></text:span><text:span text:style-name="T157_5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59">?</text:span></text:a></text:span><text:span text:style-name="T157_6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61">oh</text:span></text:a></text:span><text:span text:style-name="T157_6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63">=8</text:span></text:a></text:span><text:span text:style-name="T157_6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65">f</text:span></text:a></text:span><text:span text:style-name="T157_6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67">544</text:span></text:a></text:span><text:span text:style-name="T157_6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69">a</text:span></text:a></text:span><text:span text:style-name="T157_7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71">0</text:span></text:a></text:span><text:span text:style-name="T157_7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73">b</text:span></text:a></text:span><text:span text:style-name="T157_7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75">8</text:span></text:a></text:span><text:span text:style-name="T157_7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77">b</text:span></text:a></text:span><text:span text:style-name="T157_7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79">4</text:span></text:a></text:span><text:span text:style-name="T157_8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81">c</text:span></text:a></text:span><text:span text:style-name="T157_8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83">0938178</text:span></text:a></text:span><text:span text:style-name="T157_8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85">f</text:span></text:a></text:span><text:span text:style-name="T157_8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87">91</text:span></text:a></text:span><text:span text:style-name="T157_8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89">cebab</text:span></text:a></text:span><text:span text:style-name="T157_9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91">4</text:span></text:a></text:span><text:span text:style-name="T157_9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93">f</text:span></text:a></text:span><text:span text:style-name="T157_9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95">802&amp;</text:span></text:a></text:span><text:span text:style-name="T157_9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97">oe</text:span></text:a></text:span><text:span text:style-name="T157_9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99">=5494821</text:span></text:a></text:span><text:span text:style-name="T157_10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01">A</text:span></text:a></text:span><text:span text:style-name="T157_10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03">&amp;__</text:span></text:a></text:span><text:span text:style-name="T157_10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05">gda</text:span></text:a></text:span><text:span text:style-name="T157_10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07">__=1422717541_4</text:span></text:a></text:span><text:span text:style-name="T157_10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09">d</text:span></text:a></text:span><text:span text:style-name="T157_11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11">89</text:span></text:a></text:span><text:span text:style-name="T157_11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13">f</text:span></text:a></text:span><text:span text:style-name="T157_11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15">29</text:span></text:a></text:span><text:span text:style-name="T157_11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17">e</text:span></text:a></text:span><text:span text:style-name="T157_11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19">347</text:span></text:a></text:span><text:span text:style-name="T157_12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21">f</text:span></text:a></text:span><text:span text:style-name="T157_12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23">70</text:span></text:a></text:span><text:span text:style-name="T157_12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25">d</text:span></text:a></text:span><text:span text:style-name="T157_12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27">518</text:span></text:a></text:span><text:span text:style-name="T157_12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29">bd</text:span></text:a></text:span><text:span text:style-name="T157_130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31">142</text:span></text:a></text:span><text:span text:style-name="T157_132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33">fe</text:span></text:a></text:span><text:span text:style-name="T157_134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35">51</text:span></text:a></text:span><text:span text:style-name="T157_136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37">abba</text:span></text:a></text:span><text:span text:style-name="T157_138"><text:a xlink:type="simple" xlink:href="https://fbcdn-sphotos-h-a.akamaihd.net/hphotos-ak-frc3/v/t1.0-9/1014239_501840679903137_1534186969_n.jpg?oh=8f544a0b8b4c0938178f91cebab4f802&amp;oe=5494821A&amp;__gda__=1422717541_4d89f29e347f70d518bd142fe51abba0"><text:span text:style-name="T157_139">0</text:span></text:a></text:span></text:p>
      <text:p text:style-name="P158"><text:span text:style-name="T158_1">Nieoznaczona</text:span><text:span text:style-name="T158_2"><text:s/></text:span><text:span text:style-name="T158_3">hybryda</text:span><text:span text:style-name="T158_4"><text:s/></text:span><text:span text:style-name="T158_5">kapturnicy</text:span><text:span text:style-name="T158_6">.</text:span></text:p>
      <text:p text:style-name="P159"><text:span text:style-name="T159_1">7.<text:s/></text:span><text:span text:style-name="T159_2">http</text:span><text:span text:style-name="T159_3">://</text:span><text:span text:style-name="T159_4">www</text:span><text:span text:style-name="T159_5">.</text:span><text:span text:style-name="T159_6">carnivorousplants</text:span><text:span text:style-name="T159_7">.</text:span><text:span text:style-name="T159_8">org</text:span><text:span text:style-name="T159_9">/</text:span><text:span text:style-name="T159_10">cpn</text:span><text:span text:style-name="T159_11">/</text:span><text:span text:style-name="T159_12">Species</text:span><text:span text:style-name="T159_13">/</text:span><text:span text:style-name="T159_14">images</text:span><text:span text:style-name="T159_15">/</text:span><text:span text:style-name="T159_16">v</text:span><text:span text:style-name="T159_17">36</text:span><text:span text:style-name="T159_18">n</text:span><text:span text:style-name="T159_19">3</text:span><text:span text:style-name="T159_20">p</text:span><text:span text:style-name="T159_21">96</text:span><text:span text:style-name="T159_22">bc</text:span><text:span text:style-name="T159_23">.</text:span><text:span text:style-name="T159_24">jpg</text:span></text:p>
      <text:p text:style-name="P160"><text:span text:style-name="T160_1">Jeden</text:span><text:span text:style-name="T160_2"><text:s/></text:span><text:span text:style-name="T160_3">z</text:span><text:span text:style-name="T160_4"><text:s/></text:span><text:span text:style-name="T160_5">wielu</text:span><text:span text:style-name="T160_6"><text:s/></text:span><text:span text:style-name="T160_7">kultywarów</text:span><text:span text:style-name="T160_8"><text:s/></text:span><text:span text:style-name="T160_9">muchołówki</text:span><text:span text:style-name="T160_10"><text:s/></text:span><text:span text:style-name="T160_11">amerykańskiej</text:span><text:span text:style-name="T160_12">.</text:span></text:p>
      <text:p text:style-name="P161"><text:span text:style-name="T161_1">8.</text:span><text:span text:style-name="T161_2"><text:a xlink:type="simple" xlink:href="http://www.czplants.com/images/nejvetsi/diczp008.jpg"><text:span text:style-name="T161_3"><text:s/></text:span></text:a></text:span><text:span text:style-name="T161_4"><text:a xlink:type="simple" xlink:href="http://www.czplants.com/images/nejvetsi/diczp008.jpg"><text:span text:style-name="T161_5">http</text:span></text:a></text:span><text:span text:style-name="T161_6"><text:a xlink:type="simple" xlink:href="http://www.czplants.com/images/nejvetsi/diczp008.jpg"><text:span text:style-name="T161_7">://</text:span></text:a></text:span><text:span text:style-name="T161_8"><text:a xlink:type="simple" xlink:href="http://www.czplants.com/images/nejvetsi/diczp008.jpg"><text:span text:style-name="T161_9">www</text:span></text:a></text:span><text:span text:style-name="T161_10"><text:a xlink:type="simple" xlink:href="http://www.czplants.com/images/nejvetsi/diczp008.jpg"><text:span text:style-name="T161_11">.</text:span></text:a></text:span><text:span text:style-name="T161_12"><text:a xlink:type="simple" xlink:href="http://www.czplants.com/images/nejvetsi/diczp008.jpg"><text:span text:style-name="T161_13">czplants</text:span></text:a></text:span><text:span text:style-name="T161_14"><text:a xlink:type="simple" xlink:href="http://www.czplants.com/images/nejvetsi/diczp008.jpg"><text:span text:style-name="T161_15">.</text:span></text:a></text:span><text:span text:style-name="T161_16"><text:a xlink:type="simple" xlink:href="http://www.czplants.com/images/nejvetsi/diczp008.jpg"><text:span text:style-name="T161_17">com</text:span></text:a></text:span><text:span text:style-name="T161_18"><text:a xlink:type="simple" xlink:href="http://www.czplants.com/images/nejvetsi/diczp008.jpg"><text:span text:style-name="T161_19">/</text:span></text:a></text:span><text:span text:style-name="T161_20"><text:a xlink:type="simple" xlink:href="http://www.czplants.com/images/nejvetsi/diczp008.jpg"><text:span text:style-name="T161_21">images</text:span></text:a></text:span><text:span text:style-name="T161_22"><text:a xlink:type="simple" xlink:href="http://www.czplants.com/images/nejvetsi/diczp008.jpg"><text:span text:style-name="T161_23">/</text:span></text:a></text:span><text:span text:style-name="T161_24"><text:a xlink:type="simple" xlink:href="http://www.czplants.com/images/nejvetsi/diczp008.jpg"><text:span text:style-name="T161_25">nejvetsi</text:span></text:a></text:span><text:span text:style-name="T161_26"><text:a xlink:type="simple" xlink:href="http://www.czplants.com/images/nejvetsi/diczp008.jpg"><text:span text:style-name="T161_27">/</text:span></text:a></text:span><text:span text:style-name="T161_28"><text:a xlink:type="simple" xlink:href="http://www.czplants.com/images/nejvetsi/diczp008.jpg"><text:span text:style-name="T161_29">diczp</text:span></text:a></text:span><text:span text:style-name="T161_30"><text:a xlink:type="simple" xlink:href="http://www.czplants.com/images/nejvetsi/diczp008.jpg"><text:span text:style-name="T161_31">008.</text:span></text:a></text:span><text:span text:style-name="T161_32"><text:a xlink:type="simple" xlink:href="http://www.czplants.com/images/nejvetsi/diczp008.jpg"><text:span text:style-name="T161_33">jpg</text:span></text:a></text:span></text:p>
      <text:p text:style-name="P162"><text:span text:style-name="T162_1">Dionaea</text:span><text:span text:style-name="T162_2"><text:s/></text:span><text:span text:style-name="T162_3">muscipula</text:span><text:span text:style-name="T162_4"><text:s/>‘</text:span><text:span text:style-name="T162_5">Low</text:span><text:span text:style-name="T162_6"><text:s/></text:span><text:span text:style-name="T162_7">Giant</text:span><text:span text:style-name="T162_8">’.</text:span></text:p>
      <text:p text:style-name="P163"><text:span text:style-name="T163_1">9.</text:span><text:span text:style-name="T163_2"><text:a xlink:type="simple" xlink:href="http://media-cache-ec0.pinimg.com/736x/14/b9/65/14b965c1ed5003a49ed3572e508f098f.jpg"><text:span text:style-name="T163_3"><text:s/></text:span></text:a></text:span><text:span text:style-name="T163_4"><text:a xlink:type="simple" xlink:href="http://media-cache-ec0.pinimg.com/736x/14/b9/65/14b965c1ed5003a49ed3572e508f098f.jpg"><text:span text:style-name="T163_5">http</text:span></text:a></text:span><text:span text:style-name="T163_6"><text:a xlink:type="simple" xlink:href="http://media-cache-ec0.pinimg.com/736x/14/b9/65/14b965c1ed5003a49ed3572e508f098f.jpg"><text:span text:style-name="T163_7">://</text:span></text:a></text:span><text:span text:style-name="T163_8"><text:a xlink:type="simple" xlink:href="http://media-cache-ec0.pinimg.com/736x/14/b9/65/14b965c1ed5003a49ed3572e508f098f.jpg"><text:span text:style-name="T163_9">media</text:span></text:a></text:span><text:span text:style-name="T163_10"><text:a xlink:type="simple" xlink:href="http://media-cache-ec0.pinimg.com/736x/14/b9/65/14b965c1ed5003a49ed3572e508f098f.jpg"><text:span text:style-name="T163_11">-</text:span></text:a></text:span><text:span text:style-name="T163_12"><text:a xlink:type="simple" xlink:href="http://media-cache-ec0.pinimg.com/736x/14/b9/65/14b965c1ed5003a49ed3572e508f098f.jpg"><text:span text:style-name="T163_13">cache</text:span></text:a></text:span><text:span text:style-name="T163_14"><text:a xlink:type="simple" xlink:href="http://media-cache-ec0.pinimg.com/736x/14/b9/65/14b965c1ed5003a49ed3572e508f098f.jpg"><text:span text:style-name="T163_15">-</text:span></text:a></text:span><text:span text:style-name="T163_16"><text:a xlink:type="simple" xlink:href="http://media-cache-ec0.pinimg.com/736x/14/b9/65/14b965c1ed5003a49ed3572e508f098f.jpg"><text:span text:style-name="T163_17">ec</text:span></text:a></text:span><text:span text:style-name="T163_18"><text:a xlink:type="simple" xlink:href="http://media-cache-ec0.pinimg.com/736x/14/b9/65/14b965c1ed5003a49ed3572e508f098f.jpg"><text:span text:style-name="T163_19">0.</text:span></text:a></text:span><text:span text:style-name="T163_20"><text:a xlink:type="simple" xlink:href="http://media-cache-ec0.pinimg.com/736x/14/b9/65/14b965c1ed5003a49ed3572e508f098f.jpg"><text:span text:style-name="T163_21">pinimg</text:span></text:a></text:span><text:span text:style-name="T163_22"><text:a xlink:type="simple" xlink:href="http://media-cache-ec0.pinimg.com/736x/14/b9/65/14b965c1ed5003a49ed3572e508f098f.jpg"><text:span text:style-name="T163_23">.</text:span></text:a></text:span><text:span text:style-name="T163_24"><text:a xlink:type="simple" xlink:href="http://media-cache-ec0.pinimg.com/736x/14/b9/65/14b965c1ed5003a49ed3572e508f098f.jpg"><text:span text:style-name="T163_25">com</text:span></text:a></text:span><text:span text:style-name="T163_26"><text:a xlink:type="simple" xlink:href="http://media-cache-ec0.pinimg.com/736x/14/b9/65/14b965c1ed5003a49ed3572e508f098f.jpg"><text:span text:style-name="T163_27">/736</text:span></text:a></text:span><text:span text:style-name="T163_28"><text:a xlink:type="simple" xlink:href="http://media-cache-ec0.pinimg.com/736x/14/b9/65/14b965c1ed5003a49ed3572e508f098f.jpg"><text:span text:style-name="T163_29">x</text:span></text:a></text:span><text:span text:style-name="T163_30"><text:a xlink:type="simple" xlink:href="http://media-cache-ec0.pinimg.com/736x/14/b9/65/14b965c1ed5003a49ed3572e508f098f.jpg"><text:span text:style-name="T163_31">/14/</text:span></text:a></text:span><text:span text:style-name="T163_32"><text:a xlink:type="simple" xlink:href="http://media-cache-ec0.pinimg.com/736x/14/b9/65/14b965c1ed5003a49ed3572e508f098f.jpg"><text:span text:style-name="T163_33">b</text:span></text:a></text:span><text:span text:style-name="T163_34"><text:a xlink:type="simple" xlink:href="http://media-cache-ec0.pinimg.com/736x/14/b9/65/14b965c1ed5003a49ed3572e508f098f.jpg"><text:span text:style-name="T163_35">9/65/14</text:span></text:a></text:span><text:span text:style-name="T163_36"><text:a xlink:type="simple" xlink:href="http://media-cache-ec0.pinimg.com/736x/14/b9/65/14b965c1ed5003a49ed3572e508f098f.jpg"><text:span text:style-name="T163_37">b</text:span></text:a></text:span><text:span text:style-name="T163_38"><text:a xlink:type="simple" xlink:href="http://media-cache-ec0.pinimg.com/736x/14/b9/65/14b965c1ed5003a49ed3572e508f098f.jpg"><text:span text:style-name="T163_39">965</text:span></text:a></text:span><text:span text:style-name="T163_40"><text:a xlink:type="simple" xlink:href="http://media-cache-ec0.pinimg.com/736x/14/b9/65/14b965c1ed5003a49ed3572e508f098f.jpg"><text:span text:style-name="T163_41">c</text:span></text:a></text:span><text:span text:style-name="T163_42"><text:a xlink:type="simple" xlink:href="http://media-cache-ec0.pinimg.com/736x/14/b9/65/14b965c1ed5003a49ed3572e508f098f.jpg"><text:span text:style-name="T163_43">1</text:span></text:a></text:span><text:span text:style-name="T163_44"><text:a xlink:type="simple" xlink:href="http://media-cache-ec0.pinimg.com/736x/14/b9/65/14b965c1ed5003a49ed3572e508f098f.jpg"><text:span text:style-name="T163_45">ed</text:span></text:a></text:span><text:span text:style-name="T163_46"><text:a xlink:type="simple" xlink:href="http://media-cache-ec0.pinimg.com/736x/14/b9/65/14b965c1ed5003a49ed3572e508f098f.jpg"><text:span text:style-name="T163_47">5003</text:span></text:a></text:span><text:span text:style-name="T163_48"><text:a xlink:type="simple" xlink:href="http://media-cache-ec0.pinimg.com/736x/14/b9/65/14b965c1ed5003a49ed3572e508f098f.jpg"><text:span text:style-name="T163_49">a</text:span></text:a></text:span><text:span text:style-name="T163_50"><text:a xlink:type="simple" xlink:href="http://media-cache-ec0.pinimg.com/736x/14/b9/65/14b965c1ed5003a49ed3572e508f098f.jpg"><text:span text:style-name="T163_51">49</text:span></text:a></text:span><text:span text:style-name="T163_52"><text:a xlink:type="simple" xlink:href="http://media-cache-ec0.pinimg.com/736x/14/b9/65/14b965c1ed5003a49ed3572e508f098f.jpg"><text:span text:style-name="T163_53">ed</text:span></text:a></text:span><text:span text:style-name="T163_54"><text:a xlink:type="simple" xlink:href="http://media-cache-ec0.pinimg.com/736x/14/b9/65/14b965c1ed5003a49ed3572e508f098f.jpg"><text:span text:style-name="T163_55">3572</text:span></text:a></text:span><text:span text:style-name="T163_56"><text:a xlink:type="simple" xlink:href="http://media-cache-ec0.pinimg.com/736x/14/b9/65/14b965c1ed5003a49ed3572e508f098f.jpg"><text:span text:style-name="T163_57">e</text:span></text:a></text:span><text:span text:style-name="T163_58"><text:a xlink:type="simple" xlink:href="http://media-cache-ec0.pinimg.com/736x/14/b9/65/14b965c1ed5003a49ed3572e508f098f.jpg"><text:span text:style-name="T163_59">508</text:span></text:a></text:span><text:span text:style-name="T163_60"><text:a xlink:type="simple" xlink:href="http://media-cache-ec0.pinimg.com/736x/14/b9/65/14b965c1ed5003a49ed3572e508f098f.jpg"><text:span text:style-name="T163_61">f</text:span></text:a></text:span><text:span text:style-name="T163_62"><text:a xlink:type="simple" xlink:href="http://media-cache-ec0.pinimg.com/736x/14/b9/65/14b965c1ed5003a49ed3572e508f098f.jpg"><text:span text:style-name="T163_63">098</text:span></text:a></text:span><text:span text:style-name="T163_64"><text:a xlink:type="simple" xlink:href="http://media-cache-ec0.pinimg.com/736x/14/b9/65/14b965c1ed5003a49ed3572e508f098f.jpg"><text:span text:style-name="T163_65">f</text:span></text:a></text:span><text:span text:style-name="T163_66"><text:a xlink:type="simple" xlink:href="http://media-cache-ec0.pinimg.com/736x/14/b9/65/14b965c1ed5003a49ed3572e508f098f.jpg"><text:span text:style-name="T163_67">.</text:span></text:a></text:span><text:span text:style-name="T163_68"><text:a xlink:type="simple" xlink:href="http://media-cache-ec0.pinimg.com/736x/14/b9/65/14b965c1ed5003a49ed3572e508f098f.jpg"><text:span text:style-name="T163_69">jpg</text:span></text:a></text:span></text:p>
      <text:p text:style-name="P164"><text:span text:style-name="T164_1">Rosiczka</text:span><text:span text:style-name="T164_2"><text:s/></text:span><text:span text:style-name="T164_3">z</text:span><text:span text:style-name="T164_4"><text:s/></text:span><text:span text:style-name="T164_5">grupy</text:span><text:span text:style-name="T164_6"><text:s/></text:span><text:span text:style-name="T164_7">petiolaris</text:span><text:span text:style-name="T164_8">.</text:span></text:p>
      <text:p text:style-name="P165"><text:span text:style-name="T165_1">10</text:span><text:span text:style-name="T165_2">.</text:span><text:span text:style-name="T165_3"><text:a xlink:type="simple" xlink:href="http://www.swiat-owadozernych.pl/Grafika/Rosiczki_pigmejskie.jpg"><text:span text:style-name="T165_4"><text:s/></text:span></text:a></text:span><text:span text:style-name="T165_5"><text:a xlink:type="simple" xlink:href="http://www.swiat-owadozernych.pl/Grafika/Rosiczki_pigmejskie.jpg"><text:span text:style-name="T165_6">http</text:span></text:a></text:span><text:span text:style-name="T165_7"><text:a xlink:type="simple" xlink:href="http://www.swiat-owadozernych.pl/Grafika/Rosiczki_pigmejskie.jpg"><text:span text:style-name="T165_8">://</text:span></text:a></text:span><text:span text:style-name="T165_9"><text:a xlink:type="simple" xlink:href="http://www.swiat-owadozernych.pl/Grafika/Rosiczki_pigmejskie.jpg"><text:span text:style-name="T165_10">www</text:span></text:a></text:span><text:span text:style-name="T165_11"><text:a xlink:type="simple" xlink:href="http://www.swiat-owadozernych.pl/Grafika/Rosiczki_pigmejskie.jpg"><text:span text:style-name="T165_12">.</text:span></text:a></text:span><text:span text:style-name="T165_13"><text:a xlink:type="simple" xlink:href="http://www.swiat-owadozernych.pl/Grafika/Rosiczki_pigmejskie.jpg"><text:span text:style-name="T165_14">swiat</text:span></text:a></text:span><text:span text:style-name="T165_15"><text:a xlink:type="simple" xlink:href="http://www.swiat-owadozernych.pl/Grafika/Rosiczki_pigmejskie.jpg"><text:span text:style-name="T165_16">-</text:span></text:a></text:span><text:span text:style-name="T165_17"><text:a xlink:type="simple" xlink:href="http://www.swiat-owadozernych.pl/Grafika/Rosiczki_pigmejskie.jpg"><text:span text:style-name="T165_18">owadozernych</text:span></text:a></text:span><text:span text:style-name="T165_19"><text:a xlink:type="simple" xlink:href="http://www.swiat-owadozernych.pl/Grafika/Rosiczki_pigmejskie.jpg"><text:span text:style-name="T165_20">.</text:span></text:a></text:span><text:span text:style-name="T165_21"><text:a xlink:type="simple" xlink:href="http://www.swiat-owadozernych.pl/Grafika/Rosiczki_pigmejskie.jpg"><text:span text:style-name="T165_22">pl</text:span></text:a></text:span><text:span text:style-name="T165_23"><text:a xlink:type="simple" xlink:href="http://www.swiat-owadozernych.pl/Grafika/Rosiczki_pigmejskie.jpg"><text:span text:style-name="T165_24">/</text:span></text:a></text:span><text:span text:style-name="T165_25"><text:a xlink:type="simple" xlink:href="http://www.swiat-owadozernych.pl/Grafika/Rosiczki_pigmejskie.jpg"><text:span text:style-name="T165_26">Grafika</text:span></text:a></text:span><text:span text:style-name="T165_27"><text:a xlink:type="simple" xlink:href="http://www.swiat-owadozernych.pl/Grafika/Rosiczki_pigmejskie.jpg"><text:span text:style-name="T165_28">/</text:span></text:a></text:span><text:span text:style-name="T165_29"><text:a xlink:type="simple" xlink:href="http://www.swiat-owadozernych.pl/Grafika/Rosiczki_pigmejskie.jpg"><text:span text:style-name="T165_30">Rosiczki</text:span></text:a></text:span><text:span text:style-name="T165_31"><text:a xlink:type="simple" xlink:href="http://www.swiat-owadozernych.pl/Grafika/Rosiczki_pigmejskie.jpg"><text:span text:style-name="T165_32">_</text:span></text:a></text:span><text:span text:style-name="T165_33"><text:a xlink:type="simple" xlink:href="http://www.swiat-owadozernych.pl/Grafika/Rosiczki_pigmejskie.jpg"><text:span text:style-name="T165_34">pigmejskie</text:span></text:a></text:span><text:span text:style-name="T165_35"><text:a xlink:type="simple" xlink:href="http://www.swiat-owadozernych.pl/Grafika/Rosiczki_pigmejskie.jpg"><text:span text:style-name="T165_36">.</text:span></text:a></text:span><text:span text:style-name="T165_37"><text:a xlink:type="simple" xlink:href="http://www.swiat-owadozernych.pl/Grafika/Rosiczki_pigmejskie.jpg"><text:span text:style-name="T165_38">jpg</text:span></text:a></text:span></text:p>
      <text:p text:style-name="P166"><text:span text:style-name="T166_1">Rosiczki</text:span><text:span text:style-name="T166_2"><text:s/></text:span><text:span text:style-name="T166_3">pigmejskie</text:span><text:span text:style-name="T166_4">.</text:span></text:p>
      <text:p text:style-name="P167"><text:span text:style-name="T167_1">11.</text:span><text:span text:style-name="T167_2"><text:a xlink:type="simple" xlink:href="http://i.roslinyowadozerne.eu/albums/nepenthes/rok2009/DSCF4966.jpg"><text:span text:style-name="T167_3"><text:s/></text:span></text:a></text:span><text:span text:style-name="T167_4"><text:a xlink:type="simple" xlink:href="http://i.roslinyowadozerne.eu/albums/nepenthes/rok2009/DSCF4966.jpg"><text:span text:style-name="T167_5">http</text:span></text:a></text:span><text:span text:style-name="T167_6"><text:a xlink:type="simple" xlink:href="http://i.roslinyowadozerne.eu/albums/nepenthes/rok2009/DSCF4966.jpg"><text:span text:style-name="T167_7">://</text:span></text:a></text:span><text:span text:style-name="T167_8"><text:a xlink:type="simple" xlink:href="http://i.roslinyowadozerne.eu/albums/nepenthes/rok2009/DSCF4966.jpg"><text:span text:style-name="T167_9">i</text:span></text:a></text:span><text:span text:style-name="T167_10"><text:a xlink:type="simple" xlink:href="http://i.roslinyowadozerne.eu/albums/nepenthes/rok2009/DSCF4966.jpg"><text:span text:style-name="T167_11">.</text:span></text:a></text:span><text:span text:style-name="T167_12"><text:a xlink:type="simple" xlink:href="http://i.roslinyowadozerne.eu/albums/nepenthes/rok2009/DSCF4966.jpg"><text:span text:style-name="T167_13">roslinyowadozerne</text:span></text:a></text:span><text:span text:style-name="T167_14"><text:a xlink:type="simple" xlink:href="http://i.roslinyowadozerne.eu/albums/nepenthes/rok2009/DSCF4966.jpg"><text:span text:style-name="T167_15">.</text:span></text:a></text:span><text:span text:style-name="T167_16"><text:a xlink:type="simple" xlink:href="http://i.roslinyowadozerne.eu/albums/nepenthes/rok2009/DSCF4966.jpg"><text:span text:style-name="T167_17">eu</text:span></text:a></text:span><text:span text:style-name="T167_18"><text:a xlink:type="simple" xlink:href="http://i.roslinyowadozerne.eu/albums/nepenthes/rok2009/DSCF4966.jpg"><text:span text:style-name="T167_19">/</text:span></text:a></text:span><text:span text:style-name="T167_20"><text:a xlink:type="simple" xlink:href="http://i.roslinyowadozerne.eu/albums/nepenthes/rok2009/DSCF4966.jpg"><text:span text:style-name="T167_21">albums</text:span></text:a></text:span><text:span text:style-name="T167_22"><text:a xlink:type="simple" xlink:href="http://i.roslinyowadozerne.eu/albums/nepenthes/rok2009/DSCF4966.jpg"><text:span text:style-name="T167_23">/</text:span></text:a></text:span><text:span text:style-name="T167_24"><text:a xlink:type="simple" xlink:href="http://i.roslinyowadozerne.eu/albums/nepenthes/rok2009/DSCF4966.jpg"><text:span text:style-name="T167_25">nepenthes</text:span></text:a></text:span><text:span text:style-name="T167_26"><text:a xlink:type="simple" xlink:href="http://i.roslinyowadozerne.eu/albums/nepenthes/rok2009/DSCF4966.jpg"><text:span text:style-name="T167_27">/</text:span></text:a></text:span><text:span text:style-name="T167_28"><text:a xlink:type="simple" xlink:href="http://i.roslinyowadozerne.eu/albums/nepenthes/rok2009/DSCF4966.jpg"><text:span text:style-name="T167_29">rok</text:span></text:a></text:span><text:span text:style-name="T167_30"><text:a xlink:type="simple" xlink:href="http://i.roslinyowadozerne.eu/albums/nepenthes/rok2009/DSCF4966.jpg"><text:span text:style-name="T167_31">2009/</text:span></text:a></text:span><text:span text:style-name="T167_32"><text:a xlink:type="simple" xlink:href="http://i.roslinyowadozerne.eu/albums/nepenthes/rok2009/DSCF4966.jpg"><text:span text:style-name="T167_33">DSCF</text:span></text:a></text:span><text:span text:style-name="T167_34"><text:a xlink:type="simple" xlink:href="http://i.roslinyowadozerne.eu/albums/nepenthes/rok2009/DSCF4966.jpg"><text:span text:style-name="T167_35">4966.</text:span></text:a></text:span><text:span text:style-name="T167_36"><text:a xlink:type="simple" xlink:href="http://i.roslinyowadozerne.eu/albums/nepenthes/rok2009/DSCF4966.jpg"><text:span text:style-name="T167_37">jpg</text:span></text:a></text:span></text:p>
      <text:p text:style-name="P168"><text:span text:style-name="T168_1">Dzbanecznik</text:span><text:span text:style-name="T168_2"><text:s/>‘</text:span><text:span text:style-name="T168_3">Hookeriana</text:span><text:span text:style-name="T168_4">’.</text:span></text:p>
      <text:p text:style-name="P169"><text:span text:style-name="T169_1">12.</text:span><text:span text:style-name="T169_2"><text:a xlink:type="simple" xlink:href="http://www.bestcarnivorousplants.com/CP_Photos/Heliamphora_nutans_Copyright_Rostislav_Simek.jpg"><text:span text:style-name="T169_3">http</text:span></text:a></text:span><text:span text:style-name="T169_4"><text:a xlink:type="simple" xlink:href="http://www.bestcarnivorousplants.com/CP_Photos/Heliamphora_nutans_Copyright_Rostislav_Simek.jpg"><text:span text:style-name="T169_5">://</text:span></text:a></text:span><text:span text:style-name="T169_6"><text:a xlink:type="simple" xlink:href="http://www.bestcarnivorousplants.com/CP_Photos/Heliamphora_nutans_Copyright_Rostislav_Simek.jpg"><text:span text:style-name="T169_7">www</text:span></text:a></text:span><text:span text:style-name="T169_8"><text:a xlink:type="simple" xlink:href="http://www.bestcarnivorousplants.com/CP_Photos/Heliamphora_nutans_Copyright_Rostislav_Simek.jpg"><text:span text:style-name="T169_9">.</text:span></text:a></text:span><text:span text:style-name="T169_10"><text:a xlink:type="simple" xlink:href="http://www.bestcarnivorousplants.com/CP_Photos/Heliamphora_nutans_Copyright_Rostislav_Simek.jpg"><text:span text:style-name="T169_11">bestcarnivorousplants</text:span></text:a></text:span><text:span text:style-name="T169_12"><text:a xlink:type="simple" xlink:href="http://www.bestcarnivorousplants.com/CP_Photos/Heliamphora_nutans_Copyright_Rostislav_Simek.jpg"><text:span text:style-name="T169_13">.</text:span></text:a></text:span><text:span text:style-name="T169_14"><text:a xlink:type="simple" xlink:href="http://www.bestcarnivorousplants.com/CP_Photos/Heliamphora_nutans_Copyright_Rostislav_Simek.jpg"><text:span text:style-name="T169_15">com</text:span></text:a></text:span><text:span text:style-name="T169_16"><text:a xlink:type="simple" xlink:href="http://www.bestcarnivorousplants.com/CP_Photos/Heliamphora_nutans_Copyright_Rostislav_Simek.jpg"><text:span text:style-name="T169_17">/</text:span></text:a></text:span><text:span text:style-name="T169_18"><text:a xlink:type="simple" xlink:href="http://www.bestcarnivorousplants.com/CP_Photos/Heliamphora_nutans_Copyright_Rostislav_Simek.jpg"><text:span text:style-name="T169_19">CP</text:span></text:a></text:span><text:span text:style-name="T169_20"><text:a xlink:type="simple" xlink:href="http://www.bestcarnivorousplants.com/CP_Photos/Heliamphora_nutans_Copyright_Rostislav_Simek.jpg"><text:span text:style-name="T169_21">_</text:span></text:a></text:span><text:span text:style-name="T169_22"><text:a xlink:type="simple" xlink:href="http://www.bestcarnivorousplants.com/CP_Photos/Heliamphora_nutans_Copyright_Rostislav_Simek.jpg"><text:span text:style-name="T169_23">Photos</text:span></text:a></text:span><text:span text:style-name="T169_24"><text:a xlink:type="simple" xlink:href="http://www.bestcarnivorousplants.com/CP_Photos/Heliamphora_nutans_Copyright_Rostislav_Simek.jpg"><text:span text:style-name="T169_25">/</text:span></text:a></text:span><text:span text:style-name="T169_26"><text:a xlink:type="simple" xlink:href="http://www.bestcarnivorousplants.com/CP_Photos/Heliamphora_nutans_Copyright_Rostislav_Simek.jpg"><text:span text:style-name="T169_27">Heliamphora</text:span></text:a></text:span><text:span text:style-name="T169_28"><text:a xlink:type="simple" xlink:href="http://www.bestcarnivorousplants.com/CP_Photos/Heliamphora_nutans_Copyright_Rostislav_Simek.jpg"><text:span text:style-name="T169_29">_</text:span></text:a></text:span><text:span text:style-name="T169_30"><text:a xlink:type="simple" xlink:href="http://www.bestcarnivorousplants.com/CP_Photos/Heliamphora_nutans_Copyright_Rostislav_Simek.jpg"><text:span text:style-name="T169_31">nutans</text:span></text:a></text:span><text:span text:style-name="T169_32"><text:a xlink:type="simple" xlink:href="http://www.bestcarnivorousplants.com/CP_Photos/Heliamphora_nutans_Copyright_Rostislav_Simek.jpg"><text:span text:style-name="T169_33">_</text:span></text:a></text:span><text:span text:style-name="T169_34"><text:a xlink:type="simple" xlink:href="http://www.bestcarnivorousplants.com/CP_Photos/Heliamphora_nutans_Copyright_Rostislav_Simek.jpg"><text:span text:style-name="T169_35">Copyright</text:span></text:a></text:span><text:span text:style-name="T169_36"><text:a xlink:type="simple" xlink:href="http://www.bestcarnivorousplants.com/CP_Photos/Heliamphora_nutans_Copyright_Rostislav_Simek.jpg"><text:span text:style-name="T169_37">_</text:span></text:a></text:span><text:span text:style-name="T169_38"><text:a xlink:type="simple" xlink:href="http://www.bestcarnivorousplants.com/CP_Photos/Heliamphora_nutans_Copyright_Rostislav_Simek.jpg"><text:span text:style-name="T169_39">Rostislav</text:span></text:a></text:span><text:span text:style-name="T169_40"><text:a xlink:type="simple" xlink:href="http://www.bestcarnivorousplants.com/CP_Photos/Heliamphora_nutans_Copyright_Rostislav_Simek.jpg"><text:span text:style-name="T169_41">_</text:span></text:a></text:span><text:span text:style-name="T169_42"><text:a xlink:type="simple" xlink:href="http://www.bestcarnivorousplants.com/CP_Photos/Heliamphora_nutans_Copyright_Rostislav_Simek.jpg"><text:span text:style-name="T169_43">Simek</text:span></text:a></text:span><text:span text:style-name="T169_44"><text:a xlink:type="simple" xlink:href="http://www.bestcarnivorousplants.com/CP_Photos/Heliamphora_nutans_Copyright_Rostislav_Simek.jpg"><text:span text:style-name="T169_45">.</text:span></text:a></text:span><text:span text:style-name="T169_46"><text:a xlink:type="simple" xlink:href="http://www.bestcarnivorousplants.com/CP_Photos/Heliamphora_nutans_Copyright_Rostislav_Simek.jpg"><text:span text:style-name="T169_47">jpg</text:span></text:a></text:span></text:p>
      <text:p text:style-name="P170"><text:span text:style-name="T170_1">Przedstawicielki</text:span><text:span text:style-name="T170_2"><text:s/></text:span><text:span text:style-name="T170_3">rodzaju</text:span><text:span text:style-name="T170_4"><text:s/></text:span><text:span text:style-name="T170_5">Heliamphora</text:span><text:span text:style-name="T170_6">.</text:span></text:p>
      <text:p text:style-name="P171"><text:span text:style-name="T171_1">13.</text:span><text:span text:style-name="T171_2"><text:a xlink:type="simple" xlink:href="http://www.petpitcher.com/wp-content/uploads/2008/06/ceph_nepaholic.jpg"><text:span text:style-name="T171_3"><text:s/></text:span></text:a></text:span><text:span text:style-name="T171_4"><text:a xlink:type="simple" xlink:href="http://www.petpitcher.com/wp-content/uploads/2008/06/ceph_nepaholic.jpg"><text:span text:style-name="T171_5">http</text:span></text:a></text:span><text:span text:style-name="T171_6"><text:a xlink:type="simple" xlink:href="http://www.petpitcher.com/wp-content/uploads/2008/06/ceph_nepaholic.jpg"><text:span text:style-name="T171_7">://</text:span></text:a></text:span><text:span text:style-name="T171_8"><text:a xlink:type="simple" xlink:href="http://www.petpitcher.com/wp-content/uploads/2008/06/ceph_nepaholic.jpg"><text:span text:style-name="T171_9">www</text:span></text:a></text:span><text:span text:style-name="T171_10"><text:a xlink:type="simple" xlink:href="http://www.petpitcher.com/wp-content/uploads/2008/06/ceph_nepaholic.jpg"><text:span text:style-name="T171_11">.</text:span></text:a></text:span><text:span text:style-name="T171_12"><text:a xlink:type="simple" xlink:href="http://www.petpitcher.com/wp-content/uploads/2008/06/ceph_nepaholic.jpg"><text:span text:style-name="T171_13">petpitcher</text:span></text:a></text:span><text:span text:style-name="T171_14"><text:a xlink:type="simple" xlink:href="http://www.petpitcher.com/wp-content/uploads/2008/06/ceph_nepaholic.jpg"><text:span text:style-name="T171_15">.</text:span></text:a></text:span><text:span text:style-name="T171_16"><text:a xlink:type="simple" xlink:href="http://www.petpitcher.com/wp-content/uploads/2008/06/ceph_nepaholic.jpg"><text:span text:style-name="T171_17">com</text:span></text:a></text:span><text:span text:style-name="T171_18"><text:a xlink:type="simple" xlink:href="http://www.petpitcher.com/wp-content/uploads/2008/06/ceph_nepaholic.jpg"><text:span text:style-name="T171_19">/</text:span></text:a></text:span><text:span text:style-name="T171_20"><text:a xlink:type="simple" xlink:href="http://www.petpitcher.com/wp-content/uploads/2008/06/ceph_nepaholic.jpg"><text:span text:style-name="T171_21">wp</text:span></text:a></text:span><text:span text:style-name="T171_22"><text:a xlink:type="simple" xlink:href="http://www.petpitcher.com/wp-content/uploads/2008/06/ceph_nepaholic.jpg"><text:span text:style-name="T171_23">-</text:span></text:a></text:span><text:span text:style-name="T171_24"><text:a xlink:type="simple" xlink:href="http://www.petpitcher.com/wp-content/uploads/2008/06/ceph_nepaholic.jpg"><text:span text:style-name="T171_25">content</text:span></text:a></text:span><text:span text:style-name="T171_26"><text:a xlink:type="simple" xlink:href="http://www.petpitcher.com/wp-content/uploads/2008/06/ceph_nepaholic.jpg"><text:span text:style-name="T171_27">/</text:span></text:a></text:span><text:span text:style-name="T171_28"><text:a xlink:type="simple" xlink:href="http://www.petpitcher.com/wp-content/uploads/2008/06/ceph_nepaholic.jpg"><text:span text:style-name="T171_29">uploads</text:span></text:a></text:span><text:span text:style-name="T171_30"><text:a xlink:type="simple" xlink:href="http://www.petpitcher.com/wp-content/uploads/2008/06/ceph_nepaholic.jpg"><text:span text:style-name="T171_31">/2008/06/</text:span></text:a></text:span><text:span text:style-name="T171_32"><text:a xlink:type="simple" xlink:href="http://www.petpitcher.com/wp-content/uploads/2008/06/ceph_nepaholic.jpg"><text:span text:style-name="T171_33">ceph</text:span></text:a></text:span><text:span text:style-name="T171_34"><text:a xlink:type="simple" xlink:href="http://www.petpitcher.com/wp-content/uploads/2008/06/ceph_nepaholic.jpg"><text:span text:style-name="T171_35">_</text:span></text:a></text:span><text:span text:style-name="T171_36"><text:a xlink:type="simple" xlink:href="http://www.petpitcher.com/wp-content/uploads/2008/06/ceph_nepaholic.jpg"><text:span text:style-name="T171_37">nepaholic</text:span></text:a></text:span><text:span text:style-name="T171_38"><text:a xlink:type="simple" xlink:href="http://www.petpitcher.com/wp-content/uploads/2008/06/ceph_nepaholic.jpg"><text:span text:style-name="T171_39">.</text:span></text:a></text:span><text:span text:style-name="T171_40"><text:a xlink:type="simple" xlink:href="http://www.petpitcher.com/wp-content/uploads/2008/06/ceph_nepaholic.jpg"><text:span text:style-name="T171_41">jpg</text:span></text:a></text:span></text:p>
      <text:p text:style-name="P172"><text:span text:style-name="T172_1">Dorosłe</text:span><text:span text:style-name="T172_2"><text:s/></text:span><text:span text:style-name="T172_3">bukłaki</text:span><text:span text:style-name="T172_4"><text:s/></text:span><text:span text:style-name="T172_5">cefalotusa</text:span><text:span text:style-name="T172_6">.</text:span></text:p>
      <text:p text:style-name="P173"><text:span text:style-name="T173_1">14.</text:span><text:span text:style-name="T173_2"><text:a xlink:type="simple" xlink:href="http://upload.wikimedia.org/wikipedia/commons/2/20/Darlingtonia_californica_ne1.JPG"><text:span text:style-name="T173_3"><text:s/></text:span></text:a></text:span><text:span text:style-name="T173_4"><text:a xlink:type="simple" xlink:href="http://upload.wikimedia.org/wikipedia/commons/2/20/Darlingtonia_californica_ne1.JPG"><text:span text:style-name="T173_5">http</text:span></text:a></text:span><text:span text:style-name="T173_6"><text:a xlink:type="simple" xlink:href="http://upload.wikimedia.org/wikipedia/commons/2/20/Darlingtonia_californica_ne1.JPG"><text:span text:style-name="T173_7">://</text:span></text:a></text:span><text:span text:style-name="T173_8"><text:a xlink:type="simple" xlink:href="http://upload.wikimedia.org/wikipedia/commons/2/20/Darlingtonia_californica_ne1.JPG"><text:span text:style-name="T173_9">upload</text:span></text:a></text:span><text:span text:style-name="T173_10"><text:a xlink:type="simple" xlink:href="http://upload.wikimedia.org/wikipedia/commons/2/20/Darlingtonia_californica_ne1.JPG"><text:span text:style-name="T173_11">.</text:span></text:a></text:span><text:span text:style-name="T173_12"><text:a xlink:type="simple" xlink:href="http://upload.wikimedia.org/wikipedia/commons/2/20/Darlingtonia_californica_ne1.JPG"><text:span text:style-name="T173_13">wikimedia</text:span></text:a></text:span><text:span text:style-name="T173_14"><text:a xlink:type="simple" xlink:href="http://upload.wikimedia.org/wikipedia/commons/2/20/Darlingtonia_californica_ne1.JPG"><text:span text:style-name="T173_15">.</text:span></text:a></text:span><text:span text:style-name="T173_16"><text:a xlink:type="simple" xlink:href="http://upload.wikimedia.org/wikipedia/commons/2/20/Darlingtonia_californica_ne1.JPG"><text:span text:style-name="T173_17">org</text:span></text:a></text:span><text:span text:style-name="T173_18"><text:a xlink:type="simple" xlink:href="http://upload.wikimedia.org/wikipedia/commons/2/20/Darlingtonia_californica_ne1.JPG"><text:span text:style-name="T173_19">/</text:span></text:a></text:span><text:span text:style-name="T173_20"><text:a xlink:type="simple" xlink:href="http://upload.wikimedia.org/wikipedia/commons/2/20/Darlingtonia_californica_ne1.JPG"><text:span text:style-name="T173_21">wikipedia</text:span></text:a></text:span><text:span text:style-name="T173_22"><text:a xlink:type="simple" xlink:href="http://upload.wikimedia.org/wikipedia/commons/2/20/Darlingtonia_californica_ne1.JPG"><text:span text:style-name="T173_23">/</text:span></text:a></text:span><text:span text:style-name="T173_24"><text:a xlink:type="simple" xlink:href="http://upload.wikimedia.org/wikipedia/commons/2/20/Darlingtonia_californica_ne1.JPG"><text:span text:style-name="T173_25">commons</text:span></text:a></text:span><text:span text:style-name="T173_26"><text:a xlink:type="simple" xlink:href="http://upload.wikimedia.org/wikipedia/commons/2/20/Darlingtonia_californica_ne1.JPG"><text:span text:style-name="T173_27">/2/20/</text:span></text:a></text:span><text:span text:style-name="T173_28"><text:a xlink:type="simple" xlink:href="http://upload.wikimedia.org/wikipedia/commons/2/20/Darlingtonia_californica_ne1.JPG"><text:span text:style-name="T173_29">Darlingtonia</text:span></text:a></text:span><text:span text:style-name="T173_30"><text:a xlink:type="simple" xlink:href="http://upload.wikimedia.org/wikipedia/commons/2/20/Darlingtonia_californica_ne1.JPG"><text:span text:style-name="T173_31">_</text:span></text:a></text:span><text:span text:style-name="T173_32"><text:a xlink:type="simple" xlink:href="http://upload.wikimedia.org/wikipedia/commons/2/20/Darlingtonia_californica_ne1.JPG"><text:span text:style-name="T173_33">californica</text:span></text:a></text:span><text:span text:style-name="T173_34"><text:a xlink:type="simple" xlink:href="http://upload.wikimedia.org/wikipedia/commons/2/20/Darlingtonia_californica_ne1.JPG"><text:span text:style-name="T173_35">_</text:span></text:a></text:span><text:span text:style-name="T173_36"><text:a xlink:type="simple" xlink:href="http://upload.wikimedia.org/wikipedia/commons/2/20/Darlingtonia_californica_ne1.JPG"><text:span text:style-name="T173_37">ne</text:span></text:a></text:span><text:span text:style-name="T173_38"><text:a xlink:type="simple" xlink:href="http://upload.wikimedia.org/wikipedia/commons/2/20/Darlingtonia_californica_ne1.JPG"><text:span text:style-name="T173_39">1.</text:span></text:a></text:span><text:span text:style-name="T173_40"><text:a xlink:type="simple" xlink:href="http://upload.wikimedia.org/wikipedia/commons/2/20/Darlingtonia_californica_ne1.JPG"><text:span text:style-name="T173_41">JPG</text:span></text:a></text:span></text:p>
      <text:p text:style-name="P174"><text:span text:style-name="T174_1">Darlingtonia</text:span><text:span text:style-name="T174_2"><text:s/></text:span><text:span text:style-name="T174_3">kalifornijska</text:span><text:span text:style-name="T174_4"><text:s/>–<text:s/></text:span><text:span text:style-name="T174_5">jedyny</text:span><text:span text:style-name="T174_6"><text:s/></text:span><text:span text:style-name="T174_7">przedstawiciel</text:span><text:span text:style-name="T174_8"><text:s/></text:span><text:span text:style-name="T174_9">swojego</text:span><text:span text:style-name="T174_10"><text:s/></text:span><text:span text:style-name="T174_11">rodzaju</text:span><text:span text:style-name="T174_12">.</text:span></text:p>
      <text:p text:style-name="P175"><text:span text:style-name="T175_1">15.</text:span><text:span text:style-name="T175_2"><text:a xlink:type="simple" xlink:href="http://www.sarracenia.com/photos/sarracenia/sarraflav5008.jpg"><text:span text:style-name="T175_3"><text:s/></text:span></text:a></text:span><text:span text:style-name="T175_4"><text:a xlink:type="simple" xlink:href="http://www.sarracenia.com/photos/sarracenia/sarraflav5008.jpg"><text:span text:style-name="T175_5">http</text:span></text:a></text:span><text:span text:style-name="T175_6"><text:a xlink:type="simple" xlink:href="http://www.sarracenia.com/photos/sarracenia/sarraflav5008.jpg"><text:span text:style-name="T175_7">://</text:span></text:a></text:span><text:span text:style-name="T175_8"><text:a xlink:type="simple" xlink:href="http://www.sarracenia.com/photos/sarracenia/sarraflav5008.jpg"><text:span text:style-name="T175_9">www</text:span></text:a></text:span><text:span text:style-name="T175_10"><text:a xlink:type="simple" xlink:href="http://www.sarracenia.com/photos/sarracenia/sarraflav5008.jpg"><text:span text:style-name="T175_11">.</text:span></text:a></text:span><text:span text:style-name="T175_12"><text:a xlink:type="simple" xlink:href="http://www.sarracenia.com/photos/sarracenia/sarraflav5008.jpg"><text:span text:style-name="T175_13">sarracenia</text:span></text:a></text:span><text:span text:style-name="T175_14"><text:a xlink:type="simple" xlink:href="http://www.sarracenia.com/photos/sarracenia/sarraflav5008.jpg"><text:span text:style-name="T175_15">.</text:span></text:a></text:span><text:span text:style-name="T175_16"><text:a xlink:type="simple" xlink:href="http://www.sarracenia.com/photos/sarracenia/sarraflav5008.jpg"><text:span text:style-name="T175_17">com</text:span></text:a></text:span><text:span text:style-name="T175_18"><text:a xlink:type="simple" xlink:href="http://www.sarracenia.com/photos/sarracenia/sarraflav5008.jpg"><text:span text:style-name="T175_19">/</text:span></text:a></text:span><text:span text:style-name="T175_20"><text:a xlink:type="simple" xlink:href="http://www.sarracenia.com/photos/sarracenia/sarraflav5008.jpg"><text:span text:style-name="T175_21">photos</text:span></text:a></text:span><text:span text:style-name="T175_22"><text:a xlink:type="simple" xlink:href="http://www.sarracenia.com/photos/sarracenia/sarraflav5008.jpg"><text:span text:style-name="T175_23">/</text:span></text:a></text:span><text:span text:style-name="T175_24"><text:a xlink:type="simple" xlink:href="http://www.sarracenia.com/photos/sarracenia/sarraflav5008.jpg"><text:span text:style-name="T175_25">sarracenia</text:span></text:a></text:span><text:span text:style-name="T175_26"><text:a xlink:type="simple" xlink:href="http://www.sarracenia.com/photos/sarracenia/sarraflav5008.jpg"><text:span text:style-name="T175_27">/</text:span></text:a></text:span><text:span text:style-name="T175_28"><text:a xlink:type="simple" xlink:href="http://www.sarracenia.com/photos/sarracenia/sarraflav5008.jpg"><text:span text:style-name="T175_29">sarraflav</text:span></text:a></text:span><text:span text:style-name="T175_30"><text:a xlink:type="simple" xlink:href="http://www.sarracenia.com/photos/sarracenia/sarraflav5008.jpg"><text:span text:style-name="T175_31">5008.</text:span></text:a></text:span><text:span text:style-name="T175_32"><text:a xlink:type="simple" xlink:href="http://www.sarracenia.com/photos/sarracenia/sarraflav5008.jpg"><text:span text:style-name="T175_33">jpg</text:span></text:a></text:span></text:p>
      <text:p text:style-name="P176"><text:span text:style-name="T176_1">Jedna</text:span><text:span text:style-name="T176_2"><text:s/></text:span><text:span text:style-name="T176_3">z</text:span><text:span text:style-name="T176_4"><text:s/></text:span><text:span text:style-name="T176_5">odmian</text:span><text:span text:style-name="T176_6"><text:s/></text:span><text:span text:style-name="T176_7">kapturnicy</text:span><text:span text:style-name="T176_8"><text:s/></text:span><text:span text:style-name="T176_9">żółtej</text:span><text:span text:style-name="T176_10">.</text:span></text:p>
      <text:p text:style-name="P177"><text:span text:style-name="T177_1">16.</text:span><text:span text:style-name="T177_2"><text:a xlink:type="simple" xlink:href="http://upload.wikimedia.org/wikipedia/commons/5/59/Sarracenia_leucophylla_flower.jpg"><text:span text:style-name="T177_3"><text:s/></text:span></text:a></text:span><text:span text:style-name="T177_4"><text:a xlink:type="simple" xlink:href="http://upload.wikimedia.org/wikipedia/commons/5/59/Sarracenia_leucophylla_flower.jpg"><text:span text:style-name="T177_5">http</text:span></text:a></text:span><text:span text:style-name="T177_6"><text:a xlink:type="simple" xlink:href="http://upload.wikimedia.org/wikipedia/commons/5/59/Sarracenia_leucophylla_flower.jpg"><text:span text:style-name="T177_7">://</text:span></text:a></text:span><text:span text:style-name="T177_8"><text:a xlink:type="simple" xlink:href="http://upload.wikimedia.org/wikipedia/commons/5/59/Sarracenia_leucophylla_flower.jpg"><text:span text:style-name="T177_9">upload</text:span></text:a></text:span><text:span text:style-name="T177_10"><text:a xlink:type="simple" xlink:href="http://upload.wikimedia.org/wikipedia/commons/5/59/Sarracenia_leucophylla_flower.jpg"><text:span text:style-name="T177_11">.</text:span></text:a></text:span><text:span text:style-name="T177_12"><text:a xlink:type="simple" xlink:href="http://upload.wikimedia.org/wikipedia/commons/5/59/Sarracenia_leucophylla_flower.jpg"><text:span text:style-name="T177_13">wikimedia</text:span></text:a></text:span><text:span text:style-name="T177_14"><text:a xlink:type="simple" xlink:href="http://upload.wikimedia.org/wikipedia/commons/5/59/Sarracenia_leucophylla_flower.jpg"><text:span text:style-name="T177_15">.</text:span></text:a></text:span><text:span text:style-name="T177_16"><text:a xlink:type="simple" xlink:href="http://upload.wikimedia.org/wikipedia/commons/5/59/Sarracenia_leucophylla_flower.jpg"><text:span text:style-name="T177_17">org</text:span></text:a></text:span><text:span text:style-name="T177_18"><text:a xlink:type="simple" xlink:href="http://upload.wikimedia.org/wikipedia/commons/5/59/Sarracenia_leucophylla_flower.jpg"><text:span text:style-name="T177_19">/</text:span></text:a></text:span><text:span text:style-name="T177_20"><text:a xlink:type="simple" xlink:href="http://upload.wikimedia.org/wikipedia/commons/5/59/Sarracenia_leucophylla_flower.jpg"><text:span text:style-name="T177_21">wikipedia</text:span></text:a></text:span><text:span text:style-name="T177_22"><text:a xlink:type="simple" xlink:href="http://upload.wikimedia.org/wikipedia/commons/5/59/Sarracenia_leucophylla_flower.jpg"><text:span text:style-name="T177_23">/</text:span></text:a></text:span><text:span text:style-name="T177_24"><text:a xlink:type="simple" xlink:href="http://upload.wikimedia.org/wikipedia/commons/5/59/Sarracenia_leucophylla_flower.jpg"><text:span text:style-name="T177_25">commons</text:span></text:a></text:span><text:span text:style-name="T177_26"><text:a xlink:type="simple" xlink:href="http://upload.wikimedia.org/wikipedia/commons/5/59/Sarracenia_leucophylla_flower.jpg"><text:span text:style-name="T177_27">/5/59/</text:span></text:a></text:span><text:span text:style-name="T177_28"><text:a xlink:type="simple" xlink:href="http://upload.wikimedia.org/wikipedia/commons/5/59/Sarracenia_leucophylla_flower.jpg"><text:span text:style-name="T177_29">Sarracenia</text:span></text:a></text:span><text:span text:style-name="T177_30"><text:a xlink:type="simple" xlink:href="http://upload.wikimedia.org/wikipedia/commons/5/59/Sarracenia_leucophylla_flower.jpg"><text:span text:style-name="T177_31">_</text:span></text:a></text:span><text:span text:style-name="T177_32"><text:a xlink:type="simple" xlink:href="http://upload.wikimedia.org/wikipedia/commons/5/59/Sarracenia_leucophylla_flower.jpg"><text:span text:style-name="T177_33">leucophylla</text:span></text:a></text:span><text:span text:style-name="T177_34"><text:a xlink:type="simple" xlink:href="http://upload.wikimedia.org/wikipedia/commons/5/59/Sarracenia_leucophylla_flower.jpg"><text:span text:style-name="T177_35">_</text:span></text:a></text:span><text:span text:style-name="T177_36"><text:a xlink:type="simple" xlink:href="http://upload.wikimedia.org/wikipedia/commons/5/59/Sarracenia_leucophylla_flower.jpg"><text:span text:style-name="T177_37">flower</text:span></text:a></text:span><text:span text:style-name="T177_38"><text:a xlink:type="simple" xlink:href="http://upload.wikimedia.org/wikipedia/commons/5/59/Sarracenia_leucophylla_flower.jpg"><text:span text:style-name="T177_39">.</text:span></text:a></text:span><text:span text:style-name="T177_40"><text:a xlink:type="simple" xlink:href="http://upload.wikimedia.org/wikipedia/commons/5/59/Sarracenia_leucophylla_flower.jpg"><text:span text:style-name="T177_41">jpg</text:span></text:a></text:span></text:p>
      <text:p text:style-name="P178"><text:span text:style-name="T178_1">Kwiat</text:span><text:span text:style-name="T178_2"><text:s/></text:span><text:span text:style-name="T178_3">kapturnicy</text:span><text:span text:style-name="T178_4"><text:s/></text:span><text:span text:style-name="T178_5">białolistnej</text:span><text:span text:style-name="T178_6">.</text:span></text:p>
      <text:p text:style-name="P179"><text:span text:style-name="T179_1">17.</text:span><text:span text:style-name="T179_2"><text:a xlink:type="simple" xlink:href="http://www.pitcherplant.com/image_folder1/dadel2.jpg"><text:span text:style-name="T179_3"><text:s/></text:span></text:a></text:span><text:span text:style-name="T179_4"><text:a xlink:type="simple" xlink:href="http://www.pitcherplant.com/image_folder1/dadel2.jpg"><text:span text:style-name="T179_5">http</text:span></text:a></text:span><text:span text:style-name="T179_6"><text:a xlink:type="simple" xlink:href="http://www.pitcherplant.com/image_folder1/dadel2.jpg"><text:span text:style-name="T179_7">://</text:span></text:a></text:span><text:span text:style-name="T179_8"><text:a xlink:type="simple" xlink:href="http://www.pitcherplant.com/image_folder1/dadel2.jpg"><text:span text:style-name="T179_9">www</text:span></text:a></text:span><text:span text:style-name="T179_10"><text:a xlink:type="simple" xlink:href="http://www.pitcherplant.com/image_folder1/dadel2.jpg"><text:span text:style-name="T179_11">.</text:span></text:a></text:span><text:span text:style-name="T179_12"><text:a xlink:type="simple" xlink:href="http://www.pitcherplant.com/image_folder1/dadel2.jpg"><text:span text:style-name="T179_13">pitcherplant</text:span></text:a></text:span><text:span text:style-name="T179_14"><text:a xlink:type="simple" xlink:href="http://www.pitcherplant.com/image_folder1/dadel2.jpg"><text:span text:style-name="T179_15">.</text:span></text:a></text:span><text:span text:style-name="T179_16"><text:a xlink:type="simple" xlink:href="http://www.pitcherplant.com/image_folder1/dadel2.jpg"><text:span text:style-name="T179_17">com</text:span></text:a></text:span><text:span text:style-name="T179_18"><text:a xlink:type="simple" xlink:href="http://www.pitcherplant.com/image_folder1/dadel2.jpg"><text:span text:style-name="T179_19">/</text:span></text:a></text:span><text:span text:style-name="T179_20"><text:a xlink:type="simple" xlink:href="http://www.pitcherplant.com/image_folder1/dadel2.jpg"><text:span text:style-name="T179_21">image</text:span></text:a></text:span><text:span text:style-name="T179_22"><text:a xlink:type="simple" xlink:href="http://www.pitcherplant.com/image_folder1/dadel2.jpg"><text:span text:style-name="T179_23">_</text:span></text:a></text:span><text:span text:style-name="T179_24"><text:a xlink:type="simple" xlink:href="http://www.pitcherplant.com/image_folder1/dadel2.jpg"><text:span text:style-name="T179_25">folder</text:span></text:a></text:span><text:span text:style-name="T179_26"><text:a xlink:type="simple" xlink:href="http://www.pitcherplant.com/image_folder1/dadel2.jpg"><text:span text:style-name="T179_27">1/</text:span></text:a></text:span><text:span text:style-name="T179_28"><text:a xlink:type="simple" xlink:href="http://www.pitcherplant.com/image_folder1/dadel2.jpg"><text:span text:style-name="T179_29">dadel</text:span></text:a></text:span><text:span text:style-name="T179_30"><text:a xlink:type="simple" xlink:href="http://www.pitcherplant.com/image_folder1/dadel2.jpg"><text:span text:style-name="T179_31">2.</text:span></text:a></text:span><text:span text:style-name="T179_32"><text:a xlink:type="simple" xlink:href="http://www.pitcherplant.com/image_folder1/dadel2.jpg"><text:span text:style-name="T179_33">jpg</text:span></text:a></text:span></text:p>
      <text:p text:style-name="P180"><text:span text:style-name="T180_1">Rosiczka</text:span><text:span text:style-name="T180_2"><text:s/></text:span><text:span text:style-name="T180_3">adeli</text:span><text:span text:style-name="T180_4">.</text:span></text:p>
      <text:p text:style-name="P18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